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工作表1" table:style-name="ta1">
        <table:shapes>
          <draw:frame draw:z-index="0" draw:style-name="gr1" draw:text-style-name="P1" svg:width="197.07mm" svg:height="127.23mm" svg:x="48.46mm" svg:y="27.34mm">
            <loext:p draw:notify-on-update-of-ranges="工作表1.B2:工作表1.B711 工作表1.R1:工作表1.R1 工作表1.R1:工作表1.R712 工作表1.B2:工作表1.B711 工作表1.P1:工作表1.P1 工作表1.P1:工作表1.P712 工作表1.L1:工作表1.L1 工作表1.L1:工作表1.L712 工作表1.B2:工作表1.B711 工作表1.B2:工作表1.B711 工作表1.N1:工作表1.N1 工作表1.N1:工作表1.N7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10.91mm" svg:height="141.84mm" svg:x="224.12mm" svg:y="25.76mm">
            <loext:p draw:notify-on-update-of-ranges="工作表1.B2:工作表1.B711 工作表1.V1:工作表1.V1 工作表1.V2:工作表1.V711 工作表1.B1:工作表1.B1 工作表1.B2:工作表1.B711 工作表1.T1:工作表1.T1 工作表1.T2:工作表1.T7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>
          <table:table-cell/>
          <table:table-cell office:value-type="string" calcext:value-type="string">
            <text:p>Iter</text:p>
          </table:table-cell>
          <table:table-cell table:number-columns-repeated="9"/>
          <table:table-cell office:value-type="string" calcext:value-type="string">
            <text:p>GA2B</text:p>
          </table:table-cell>
          <table:table-cell/>
          <table:table-cell office:value-type="string" calcext:value-type="string">
            <text:p>GB2A</text:p>
          </table:table-cell>
          <table:table-cell/>
          <table:table-cell office:value-type="string" calcext:value-type="string">
            <text:p>G_id</text:p>
          </table:table-cell>
          <table:table-cell/>
          <table:table-cell office:value-type="string" calcext:value-type="string">
            <text:p>G_cyc</text:p>
          </table:table-cell>
          <table:table-cell/>
          <table:table-cell office:value-type="string" calcext:value-type="string">
            <text:p>D_A</text:p>
          </table:table-cell>
          <table:table-cell/>
          <table:table-cell office:value-type="string" calcext:value-type="string">
            <text:p>D_B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28.6435" calcext:value-type="float">
            <text:p>28.6435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5131" calcext:value-type="float">
            <text:p>0.5131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651" calcext:value-type="float">
            <text:p>0.9651</text:p>
          </table:table-cell>
          <table:table-cell office:value-type="string" calcext:value-type="string">
            <text:p>GB2A</text:p>
          </table:table-cell>
          <table:table-cell office:value-type="float" office:value="1.0338" calcext:value-type="float">
            <text:p>1.0338</text:p>
          </table:table-cell>
          <table:table-cell office:value-type="string" calcext:value-type="string">
            <text:p>G_id</text:p>
          </table:table-cell>
          <table:table-cell office:value-type="float" office:value="1.7736" calcext:value-type="float">
            <text:p>1.7736</text:p>
          </table:table-cell>
          <table:table-cell office:value-type="string" calcext:value-type="string">
            <text:p>G_cyc</text:p>
          </table:table-cell>
          <table:table-cell office:value-type="float" office:value="1.7776" calcext:value-type="float">
            <text:p>1.7776</text:p>
          </table:table-cell>
          <table:table-cell office:value-type="string" calcext:value-type="string">
            <text:p>D_A</text:p>
          </table:table-cell>
          <table:table-cell office:value-type="float" office:value="0.5463" calcext:value-type="float">
            <text:p>0.5463</text:p>
          </table:table-cell>
          <table:table-cell office:value-type="string" calcext:value-type="string">
            <text:p>D_B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8.9997" calcext:value-type="float">
            <text:p>18.9997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259" calcext:value-type="float">
            <text:p>0.259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313" calcext:value-type="float">
            <text:p>0.313</text:p>
          </table:table-cell>
          <table:table-cell office:value-type="string" calcext:value-type="string">
            <text:p>GB2A</text:p>
          </table:table-cell>
          <table:table-cell office:value-type="float" office:value="0.5257" calcext:value-type="float">
            <text:p>0.5257</text:p>
          </table:table-cell>
          <table:table-cell office:value-type="string" calcext:value-type="string">
            <text:p>G_id</text:p>
          </table:table-cell>
          <table:table-cell office:value-type="float" office:value="1.1206" calcext:value-type="float">
            <text:p>1.1206</text:p>
          </table:table-cell>
          <table:table-cell office:value-type="string" calcext:value-type="string">
            <text:p>G_cyc</text:p>
          </table:table-cell>
          <table:table-cell office:value-type="float" office:value="1.2558" calcext:value-type="float">
            <text:p>1.2558</text:p>
          </table:table-cell>
          <table:table-cell office:value-type="string" calcext:value-type="string">
            <text:p>D_A</text:p>
          </table:table-cell>
          <table:table-cell office:value-type="float" office:value="0.266" calcext:value-type="float">
            <text:p>0.266</text:p>
          </table:table-cell>
          <table:table-cell office:value-type="string" calcext:value-type="string">
            <text:p>D_B</text:p>
          </table:table-cell>
          <table:table-cell office:value-type="float" office:value="0.252" calcext:value-type="float">
            <text:p>0.252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20.2294" calcext:value-type="float">
            <text:p>20.2294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687" calcext:value-type="float">
            <text:p>0.687</text:p>
          </table:table-cell>
          <table:table-cell office:value-type="string" calcext:value-type="string">
            <text:p>GB2A</text:p>
          </table:table-cell>
          <table:table-cell office:value-type="float" office:value="0.5862" calcext:value-type="float">
            <text:p>0.5862</text:p>
          </table:table-cell>
          <table:table-cell office:value-type="string" calcext:value-type="string">
            <text:p>G_id</text:p>
          </table:table-cell>
          <table:table-cell office:value-type="float" office:value="1.1786" calcext:value-type="float">
            <text:p>1.1786</text:p>
          </table:table-cell>
          <table:table-cell office:value-type="string" calcext:value-type="string">
            <text:p>G_cyc</text:p>
          </table:table-cell>
          <table:table-cell office:value-type="float" office:value="1.3063" calcext:value-type="float">
            <text:p>1.3063</text:p>
          </table:table-cell>
          <table:table-cell office:value-type="string" calcext:value-type="string">
            <text:p>D_A</text:p>
          </table:table-cell>
          <table:table-cell office:value-type="float" office:value="0.1916" calcext:value-type="float">
            <text:p>0.1916</text:p>
          </table:table-cell>
          <table:table-cell office:value-type="string" calcext:value-type="string">
            <text:p>D_B</text:p>
          </table:table-cell>
          <table:table-cell office:value-type="float" office:value="0.1483" calcext:value-type="float">
            <text:p>0.1483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8.443" calcext:value-type="float">
            <text:p>18.443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1258" calcext:value-type="float">
            <text:p>0.1258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7823" calcext:value-type="float">
            <text:p>0.7823</text:p>
          </table:table-cell>
          <table:table-cell office:value-type="string" calcext:value-type="string">
            <text:p>GB2A</text:p>
          </table:table-cell>
          <table:table-cell office:value-type="float" office:value="0.5936" calcext:value-type="float">
            <text:p>0.5936</text:p>
          </table:table-cell>
          <table:table-cell office:value-type="string" calcext:value-type="string">
            <text:p>G_id</text:p>
          </table:table-cell>
          <table:table-cell office:value-type="float" office:value="1.0527" calcext:value-type="float">
            <text:p>1.0527</text:p>
          </table:table-cell>
          <table:table-cell office:value-type="string" calcext:value-type="string">
            <text:p>G_cyc</text:p>
          </table:table-cell>
          <table:table-cell office:value-type="float" office:value="1.1803" calcext:value-type="float">
            <text:p>1.1803</text:p>
          </table:table-cell>
          <table:table-cell office:value-type="string" calcext:value-type="string">
            <text:p>D_A</text:p>
          </table:table-cell>
          <table:table-cell office:value-type="float" office:value="0.1788" calcext:value-type="float">
            <text:p>0.1788</text:p>
          </table:table-cell>
          <table:table-cell office:value-type="string" calcext:value-type="string">
            <text:p>D_B</text:p>
          </table:table-cell>
          <table:table-cell office:value-type="float" office:value="0.0728" calcext:value-type="float">
            <text:p>0.0728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20.2179" calcext:value-type="float">
            <text:p>20.2179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12605540454387665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1.99" calcext:value-type="float">
            <text:p>101.99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7.4474" calcext:value-type="float">
            <text:p>17.4474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1176" calcext:value-type="float">
            <text:p>0.1176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7634" calcext:value-type="float">
            <text:p>0.7634</text:p>
          </table:table-cell>
          <table:table-cell office:value-type="string" calcext:value-type="string">
            <text:p>GB2A</text:p>
          </table:table-cell>
          <table:table-cell office:value-type="float" office:value="0.7685" calcext:value-type="float">
            <text:p>0.7685</text:p>
          </table:table-cell>
          <table:table-cell office:value-type="string" calcext:value-type="string">
            <text:p>G_id</text:p>
          </table:table-cell>
          <table:table-cell office:value-type="float" office:value="0.9914" calcext:value-type="float">
            <text:p>0.9914</text:p>
          </table:table-cell>
          <table:table-cell office:value-type="string" calcext:value-type="string">
            <text:p>G_cyc</text:p>
          </table:table-cell>
          <table:table-cell office:value-type="float" office:value="1.0959" calcext:value-type="float">
            <text:p>1.0959</text:p>
          </table:table-cell>
          <table:table-cell office:value-type="string" calcext:value-type="string">
            <text:p>D_A</text:p>
          </table:table-cell>
          <table:table-cell office:value-type="float" office:value="0.1548" calcext:value-type="float">
            <text:p>0.1548</text:p>
          </table:table-cell>
          <table:table-cell office:value-type="string" calcext:value-type="string">
            <text:p>D_B</text:p>
          </table:table-cell>
          <table:table-cell office:value-type="float" office:value="0.0803" calcext:value-type="float">
            <text:p>0.0803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1050" calcext:value-type="float">
            <text:p>1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20.8952" calcext:value-type="float">
            <text:p>20.8952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6019" calcext:value-type="float">
            <text:p>0.6019</text:p>
          </table:table-cell>
          <table:table-cell office:value-type="string" calcext:value-type="string">
            <text:p>GB2A</text:p>
          </table:table-cell>
          <table:table-cell office:value-type="float" office:value="0.7795" calcext:value-type="float">
            <text:p>0.7795</text:p>
          </table:table-cell>
          <table:table-cell office:value-type="string" calcext:value-type="string">
            <text:p>G_id</text:p>
          </table:table-cell>
          <table:table-cell office:value-type="float" office:value="1.2168" calcext:value-type="float">
            <text:p>1.2168</text:p>
          </table:table-cell>
          <table:table-cell office:value-type="string" calcext:value-type="string">
            <text:p>G_cyc</text:p>
          </table:table-cell>
          <table:table-cell office:value-type="float" office:value="1.343" calcext:value-type="float">
            <text:p>1.343</text:p>
          </table:table-cell>
          <table:table-cell office:value-type="string" calcext:value-type="string">
            <text:p>D_A</text:p>
          </table:table-cell>
          <table:table-cell office:value-type="float" office:value="0.1062" calcext:value-type="float">
            <text:p>0.1062</text:p>
          </table:table-cell>
          <table:table-cell office:value-type="string" calcext:value-type="string">
            <text:p>D_B</text:p>
          </table:table-cell>
          <table:table-cell office:value-type="float" office:value="0.1218" calcext:value-type="float">
            <text:p>0.1218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8.9528" calcext:value-type="float">
            <text:p>18.9528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1099" calcext:value-type="float">
            <text:p>0.1099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7514" calcext:value-type="float">
            <text:p>0.7514</text:p>
          </table:table-cell>
          <table:table-cell office:value-type="string" calcext:value-type="string">
            <text:p>GB2A</text:p>
          </table:table-cell>
          <table:table-cell office:value-type="float" office:value="0.7303" calcext:value-type="float">
            <text:p>0.7303</text:p>
          </table:table-cell>
          <table:table-cell office:value-type="string" calcext:value-type="string">
            <text:p>G_id</text:p>
          </table:table-cell>
          <table:table-cell office:value-type="float" office:value="1.0966" calcext:value-type="float">
            <text:p>1.0966</text:p>
          </table:table-cell>
          <table:table-cell office:value-type="string" calcext:value-type="string">
            <text:p>G_cyc</text:p>
          </table:table-cell>
          <table:table-cell office:value-type="float" office:value="1.1988" calcext:value-type="float">
            <text:p>1.1988</text:p>
          </table:table-cell>
          <table:table-cell office:value-type="string" calcext:value-type="string">
            <text:p>D_A</text:p>
          </table:table-cell>
          <table:table-cell office:value-type="float" office:value="0.1142" calcext:value-type="float">
            <text:p>0.1142</text:p>
          </table:table-cell>
          <table:table-cell office:value-type="string" calcext:value-type="string">
            <text:p>D_B</text:p>
          </table:table-cell>
          <table:table-cell office:value-type="float" office:value="0.1057" calcext:value-type="float">
            <text:p>0.1057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1150" calcext:value-type="float">
            <text:p>1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7.3339" calcext:value-type="float">
            <text:p>17.3339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1027" calcext:value-type="float">
            <text:p>0.1027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572" calcext:value-type="float">
            <text:p>1.0572</text:p>
          </table:table-cell>
          <table:table-cell office:value-type="string" calcext:value-type="string">
            <text:p>GB2A</text:p>
          </table:table-cell>
          <table:table-cell office:value-type="float" office:value="0.5252" calcext:value-type="float">
            <text:p>0.5252</text:p>
          </table:table-cell>
          <table:table-cell office:value-type="string" calcext:value-type="string">
            <text:p>G_id</text:p>
          </table:table-cell>
          <table:table-cell office:value-type="float" office:value="1.0176" calcext:value-type="float">
            <text:p>1.0176</text:p>
          </table:table-cell>
          <table:table-cell office:value-type="string" calcext:value-type="string">
            <text:p>G_cyc</text:p>
          </table:table-cell>
          <table:table-cell office:value-type="float" office:value="1.0664" calcext:value-type="float">
            <text:p>1.0664</text:p>
          </table:table-cell>
          <table:table-cell office:value-type="string" calcext:value-type="string">
            <text:p>D_A</text:p>
          </table:table-cell>
          <table:table-cell office:value-type="float" office:value="0.154" calcext:value-type="float">
            <text:p>0.154</text:p>
          </table:table-cell>
          <table:table-cell office:value-type="string" calcext:value-type="string">
            <text:p>D_B</text:p>
          </table:table-cell>
          <table:table-cell office:value-type="float" office:value="0.0515" calcext:value-type="float">
            <text:p>0.0515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19.2178" calcext:value-type="float">
            <text:p>19.2178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757884532213211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3.91" calcext:value-type="float">
            <text:p>103.91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7.2127" calcext:value-type="float">
            <text:p>17.2127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674" calcext:value-type="float">
            <text:p>0.0674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8352" calcext:value-type="float">
            <text:p>0.8352</text:p>
          </table:table-cell>
          <table:table-cell office:value-type="string" calcext:value-type="string">
            <text:p>GB2A</text:p>
          </table:table-cell>
          <table:table-cell office:value-type="float" office:value="0.854" calcext:value-type="float">
            <text:p>0.854</text:p>
          </table:table-cell>
          <table:table-cell office:value-type="string" calcext:value-type="string">
            <text:p>G_id</text:p>
          </table:table-cell>
          <table:table-cell office:value-type="float" office:value="0.9729" calcext:value-type="float">
            <text:p>0.9729</text:p>
          </table:table-cell>
          <table:table-cell office:value-type="string" calcext:value-type="string">
            <text:p>G_cyc</text:p>
          </table:table-cell>
          <table:table-cell office:value-type="float" office:value="1.0659" calcext:value-type="float">
            <text:p>1.0659</text:p>
          </table:table-cell>
          <table:table-cell office:value-type="string" calcext:value-type="string">
            <text:p>D_A</text:p>
          </table:table-cell>
          <table:table-cell office:value-type="float" office:value="0.0735" calcext:value-type="float">
            <text:p>0.0735</text:p>
          </table:table-cell>
          <table:table-cell office:value-type="string" calcext:value-type="string">
            <text:p>D_B</text:p>
          </table:table-cell>
          <table:table-cell office:value-type="float" office:value="0.0613" calcext:value-type="float">
            <text:p>0.0613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2050" calcext:value-type="float">
            <text:p>2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6.0053" calcext:value-type="float">
            <text:p>16.0053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774" calcext:value-type="float">
            <text:p>0.0774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7522" calcext:value-type="float">
            <text:p>0.7522</text:p>
          </table:table-cell>
          <table:table-cell office:value-type="string" calcext:value-type="string">
            <text:p>GB2A</text:p>
          </table:table-cell>
          <table:table-cell office:value-type="float" office:value="0.924" calcext:value-type="float">
            <text:p>0.924</text:p>
          </table:table-cell>
          <table:table-cell office:value-type="string" calcext:value-type="string">
            <text:p>G_id</text:p>
          </table:table-cell>
          <table:table-cell office:value-type="float" office:value="0.9252" calcext:value-type="float">
            <text:p>0.9252</text:p>
          </table:table-cell>
          <table:table-cell office:value-type="string" calcext:value-type="string">
            <text:p>G_cyc</text:p>
          </table:table-cell>
          <table:table-cell office:value-type="float" office:value="0.9703" calcext:value-type="float">
            <text:p>0.9703</text:p>
          </table:table-cell>
          <table:table-cell office:value-type="string" calcext:value-type="string">
            <text:p>D_A</text:p>
          </table:table-cell>
          <table:table-cell office:value-type="float" office:value="0.0882" calcext:value-type="float">
            <text:p>0.0882</text:p>
          </table:table-cell>
          <table:table-cell office:value-type="string" calcext:value-type="string">
            <text:p>D_B</text:p>
          </table:table-cell>
          <table:table-cell office:value-type="float" office:value="0.0666" calcext:value-type="float">
            <text:p>0.0666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2100" calcext:value-type="float">
            <text:p>2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6.7036" calcext:value-type="float">
            <text:p>16.7036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1052" calcext:value-type="float">
            <text:p>0.1052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8811" calcext:value-type="float">
            <text:p>0.8811</text:p>
          </table:table-cell>
          <table:table-cell office:value-type="string" calcext:value-type="string">
            <text:p>GB2A</text:p>
          </table:table-cell>
          <table:table-cell office:value-type="float" office:value="0.8552" calcext:value-type="float">
            <text:p>0.8552</text:p>
          </table:table-cell>
          <table:table-cell office:value-type="string" calcext:value-type="string">
            <text:p>G_id</text:p>
          </table:table-cell>
          <table:table-cell office:value-type="float" office:value="0.9584" calcext:value-type="float">
            <text:p>0.9584</text:p>
          </table:table-cell>
          <table:table-cell office:value-type="string" calcext:value-type="string">
            <text:p>G_cyc</text:p>
          </table:table-cell>
          <table:table-cell office:value-type="float" office:value="1.0175" calcext:value-type="float">
            <text:p>1.0175</text:p>
          </table:table-cell>
          <table:table-cell office:value-type="string" calcext:value-type="string">
            <text:p>D_A</text:p>
          </table:table-cell>
          <table:table-cell office:value-type="float" office:value="0.1414" calcext:value-type="float">
            <text:p>0.1414</text:p>
          </table:table-cell>
          <table:table-cell office:value-type="string" calcext:value-type="string">
            <text:p>D_B</text:p>
          </table:table-cell>
          <table:table-cell office:value-type="float" office:value="0.0689" calcext:value-type="float">
            <text:p>0.0689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8.0008" calcext:value-type="float">
            <text:p>18.0008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112" calcext:value-type="float">
            <text:p>0.112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552" calcext:value-type="float">
            <text:p>1.1552</text:p>
          </table:table-cell>
          <table:table-cell office:value-type="string" calcext:value-type="string">
            <text:p>GB2A</text:p>
          </table:table-cell>
          <table:table-cell office:value-type="float" office:value="0.6065" calcext:value-type="float">
            <text:p>0.6065</text:p>
          </table:table-cell>
          <table:table-cell office:value-type="string" calcext:value-type="string">
            <text:p>G_id</text:p>
          </table:table-cell>
          <table:table-cell office:value-type="float" office:value="1.0474" calcext:value-type="float">
            <text:p>1.0474</text:p>
          </table:table-cell>
          <table:table-cell office:value-type="string" calcext:value-type="string">
            <text:p>G_cyc</text:p>
          </table:table-cell>
          <table:table-cell office:value-type="float" office:value="1.1002" calcext:value-type="float">
            <text:p>1.1002</text:p>
          </table:table-cell>
          <table:table-cell office:value-type="string" calcext:value-type="string">
            <text:p>D_A</text:p>
          </table:table-cell>
          <table:table-cell office:value-type="float" office:value="0.0905" calcext:value-type="float">
            <text:p>0.0905</text:p>
          </table:table-cell>
          <table:table-cell office:value-type="string" calcext:value-type="string">
            <text:p>D_B</text:p>
          </table:table-cell>
          <table:table-cell office:value-type="float" office:value="0.1334" calcext:value-type="float">
            <text:p>0.1334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17.8814" calcext:value-type="float">
            <text:p>17.8814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45070234686136246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4.65" calcext:value-type="float">
            <text:p>104.65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8.4825" calcext:value-type="float">
            <text:p>18.4825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506" calcext:value-type="float">
            <text:p>0.0506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315" calcext:value-type="float">
            <text:p>1.0315</text:p>
          </table:table-cell>
          <table:table-cell office:value-type="string" calcext:value-type="string">
            <text:p>GB2A</text:p>
          </table:table-cell>
          <table:table-cell office:value-type="float" office:value="0.7919" calcext:value-type="float">
            <text:p>0.7919</text:p>
          </table:table-cell>
          <table:table-cell office:value-type="string" calcext:value-type="string">
            <text:p>G_id</text:p>
          </table:table-cell>
          <table:table-cell office:value-type="float" office:value="1.0794" calcext:value-type="float">
            <text:p>1.0794</text:p>
          </table:table-cell>
          <table:table-cell office:value-type="string" calcext:value-type="string">
            <text:p>G_cyc</text:p>
          </table:table-cell>
          <table:table-cell office:value-type="float" office:value="1.1262" calcext:value-type="float">
            <text:p>1.1262</text:p>
          </table:table-cell>
          <table:table-cell office:value-type="string" calcext:value-type="string">
            <text:p>D_A</text:p>
          </table:table-cell>
          <table:table-cell office:value-type="float" office:value="0.076" calcext:value-type="float">
            <text:p>0.076</text:p>
          </table:table-cell>
          <table:table-cell office:value-type="string" calcext:value-type="string">
            <text:p>D_B</text:p>
          </table:table-cell>
          <table:table-cell office:value-type="float" office:value="0.0252" calcext:value-type="float">
            <text:p>0.0252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3050" calcext:value-type="float">
            <text:p>3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7.9153" calcext:value-type="float">
            <text:p>17.9153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557" calcext:value-type="float">
            <text:p>0.0557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7739" calcext:value-type="float">
            <text:p>0.7739</text:p>
          </table:table-cell>
          <table:table-cell office:value-type="string" calcext:value-type="string">
            <text:p>GB2A</text:p>
          </table:table-cell>
          <table:table-cell office:value-type="float" office:value="1.3178" calcext:value-type="float">
            <text:p>1.3178</text:p>
          </table:table-cell>
          <table:table-cell office:value-type="string" calcext:value-type="string">
            <text:p>G_id</text:p>
          </table:table-cell>
          <table:table-cell office:value-type="float" office:value="1.0223" calcext:value-type="float">
            <text:p>1.0223</text:p>
          </table:table-cell>
          <table:table-cell office:value-type="string" calcext:value-type="string">
            <text:p>G_cyc</text:p>
          </table:table-cell>
          <table:table-cell office:value-type="float" office:value="1.0712" calcext:value-type="float">
            <text:p>1.0712</text:p>
          </table:table-cell>
          <table:table-cell office:value-type="string" calcext:value-type="string">
            <text:p>D_A</text:p>
          </table:table-cell>
          <table:table-cell office:value-type="float" office:value="0.0402" calcext:value-type="float">
            <text:p>0.0402</text:p>
          </table:table-cell>
          <table:table-cell office:value-type="string" calcext:value-type="string">
            <text:p>D_B</text:p>
          </table:table-cell>
          <table:table-cell office:value-type="float" office:value="0.0712" calcext:value-type="float">
            <text:p>0.0712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3100" calcext:value-type="float">
            <text:p>3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7.4315" calcext:value-type="float">
            <text:p>17.4315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726" calcext:value-type="float">
            <text:p>0.0726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3649" calcext:value-type="float">
            <text:p>1.3649</text:p>
          </table:table-cell>
          <table:table-cell office:value-type="string" calcext:value-type="string">
            <text:p>GB2A</text:p>
          </table:table-cell>
          <table:table-cell office:value-type="float" office:value="0.6575" calcext:value-type="float">
            <text:p>0.6575</text:p>
          </table:table-cell>
          <table:table-cell office:value-type="string" calcext:value-type="string">
            <text:p>G_id</text:p>
          </table:table-cell>
          <table:table-cell office:value-type="float" office:value="0.9951" calcext:value-type="float">
            <text:p>0.9951</text:p>
          </table:table-cell>
          <table:table-cell office:value-type="string" calcext:value-type="string">
            <text:p>G_cyc</text:p>
          </table:table-cell>
          <table:table-cell office:value-type="float" office:value="1.0433" calcext:value-type="float">
            <text:p>1.0433</text:p>
          </table:table-cell>
          <table:table-cell office:value-type="string" calcext:value-type="string">
            <text:p>D_A</text:p>
          </table:table-cell>
          <table:table-cell office:value-type="float" office:value="0.0941" calcext:value-type="float">
            <text:p>0.0941</text:p>
          </table:table-cell>
          <table:table-cell office:value-type="string" calcext:value-type="string">
            <text:p>D_B</text:p>
          </table:table-cell>
          <table:table-cell office:value-type="float" office:value="0.0511" calcext:value-type="float">
            <text:p>0.0511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3150" calcext:value-type="float">
            <text:p>3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6.2129" calcext:value-type="float">
            <text:p>16.2129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51" calcext:value-type="float">
            <text:p>0.0351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205" calcext:value-type="float">
            <text:p>1.1205</text:p>
          </table:table-cell>
          <table:table-cell office:value-type="string" calcext:value-type="string">
            <text:p>GB2A</text:p>
          </table:table-cell>
          <table:table-cell office:value-type="float" office:value="1.1578" calcext:value-type="float">
            <text:p>1.1578</text:p>
          </table:table-cell>
          <table:table-cell office:value-type="string" calcext:value-type="string">
            <text:p>G_id</text:p>
          </table:table-cell>
          <table:table-cell office:value-type="float" office:value="0.8989" calcext:value-type="float">
            <text:p>0.8989</text:p>
          </table:table-cell>
          <table:table-cell office:value-type="string" calcext:value-type="string">
            <text:p>G_cyc</text:p>
          </table:table-cell>
          <table:table-cell office:value-type="float" office:value="0.944" calcext:value-type="float">
            <text:p>0.944</text:p>
          </table:table-cell>
          <table:table-cell office:value-type="string" calcext:value-type="string">
            <text:p>D_A</text:p>
          </table:table-cell>
          <table:table-cell office:value-type="float" office:value="0.0388" calcext:value-type="float">
            <text:p>0.0388</text:p>
          </table:table-cell>
          <table:table-cell office:value-type="string" calcext:value-type="string">
            <text:p>D_B</text:p>
          </table:table-cell>
          <table:table-cell office:value-type="float" office:value="0.0314" calcext:value-type="float">
            <text:p>0.0314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17.4016" calcext:value-type="float">
            <text:p>17.4016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3434328734874725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4.95" calcext:value-type="float">
            <text:p>104.95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6.4292" calcext:value-type="float">
            <text:p>16.4292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68" calcext:value-type="float">
            <text:p>0.0368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805" calcext:value-type="float">
            <text:p>0.9805</text:p>
          </table:table-cell>
          <table:table-cell office:value-type="string" calcext:value-type="string">
            <text:p>GB2A</text:p>
          </table:table-cell>
          <table:table-cell office:value-type="float" office:value="0.9805" calcext:value-type="float">
            <text:p>0.9805</text:p>
          </table:table-cell>
          <table:table-cell office:value-type="string" calcext:value-type="string">
            <text:p>G_id</text:p>
          </table:table-cell>
          <table:table-cell office:value-type="float" office:value="0.9169" calcext:value-type="float">
            <text:p>0.9169</text:p>
          </table:table-cell>
          <table:table-cell office:value-type="string" calcext:value-type="string">
            <text:p>G_cyc</text:p>
          </table:table-cell>
          <table:table-cell office:value-type="float" office:value="0.9884" calcext:value-type="float">
            <text:p>0.9884</text:p>
          </table:table-cell>
          <table:table-cell office:value-type="string" calcext:value-type="string">
            <text:p>D_A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D_B</text:p>
          </table:table-cell>
          <table:table-cell office:value-type="float" office:value="0.0226" calcext:value-type="float">
            <text:p>0.0226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4050" calcext:value-type="float">
            <text:p>4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6.6764" calcext:value-type="float">
            <text:p>16.6764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68" calcext:value-type="float">
            <text:p>0.0268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912" calcext:value-type="float">
            <text:p>1.0912</text:p>
          </table:table-cell>
          <table:table-cell office:value-type="string" calcext:value-type="string">
            <text:p>GB2A</text:p>
          </table:table-cell>
          <table:table-cell office:value-type="float" office:value="1.2952" calcext:value-type="float">
            <text:p>1.2952</text:p>
          </table:table-cell>
          <table:table-cell office:value-type="string" calcext:value-type="string">
            <text:p>G_id</text:p>
          </table:table-cell>
          <table:table-cell office:value-type="float" office:value="0.9159" calcext:value-type="float">
            <text:p>0.9159</text:p>
          </table:table-cell>
          <table:table-cell office:value-type="string" calcext:value-type="string">
            <text:p>G_cyc</text:p>
          </table:table-cell>
          <table:table-cell office:value-type="float" office:value="0.9711" calcext:value-type="float">
            <text:p>0.9711</text:p>
          </table:table-cell>
          <table:table-cell office:value-type="string" calcext:value-type="string">
            <text:p>D_A</text:p>
          </table:table-cell>
          <table:table-cell office:value-type="float" office:value="0.0375" calcext:value-type="float">
            <text:p>0.0375</text:p>
          </table:table-cell>
          <table:table-cell office:value-type="string" calcext:value-type="string">
            <text:p>D_B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4100" calcext:value-type="float">
            <text:p>4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7.2537" calcext:value-type="float">
            <text:p>17.2537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566" calcext:value-type="float">
            <text:p>0.0566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128" calcext:value-type="float">
            <text:p>0.9128</text:p>
          </table:table-cell>
          <table:table-cell office:value-type="string" calcext:value-type="string">
            <text:p>GB2A</text:p>
          </table:table-cell>
          <table:table-cell office:value-type="float" office:value="0.7846" calcext:value-type="float">
            <text:p>0.7846</text:p>
          </table:table-cell>
          <table:table-cell office:value-type="string" calcext:value-type="string">
            <text:p>G_id</text:p>
          </table:table-cell>
          <table:table-cell office:value-type="float" office:value="1.0161" calcext:value-type="float">
            <text:p>1.0161</text:p>
          </table:table-cell>
          <table:table-cell office:value-type="string" calcext:value-type="string">
            <text:p>G_cyc</text:p>
          </table:table-cell>
          <table:table-cell office:value-type="float" office:value="1.0476" calcext:value-type="float">
            <text:p>1.0476</text:p>
          </table:table-cell>
          <table:table-cell office:value-type="string" calcext:value-type="string">
            <text:p>D_A</text:p>
          </table:table-cell>
          <table:table-cell office:value-type="float" office:value="0.0876" calcext:value-type="float">
            <text:p>0.0876</text:p>
          </table:table-cell>
          <table:table-cell office:value-type="string" calcext:value-type="string">
            <text:p>D_B</text:p>
          </table:table-cell>
          <table:table-cell office:value-type="float" office:value="0.0255" calcext:value-type="float">
            <text:p>0.0255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4150" calcext:value-type="float">
            <text:p>4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6.659" calcext:value-type="float">
            <text:p>16.659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31" calcext:value-type="float">
            <text:p>0.0331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752" calcext:value-type="float">
            <text:p>0.9752</text:p>
          </table:table-cell>
          <table:table-cell office:value-type="string" calcext:value-type="string">
            <text:p>GB2A</text:p>
          </table:table-cell>
          <table:table-cell office:value-type="float" office:value="0.945" calcext:value-type="float">
            <text:p>0.945</text:p>
          </table:table-cell>
          <table:table-cell office:value-type="string" calcext:value-type="string">
            <text:p>G_id</text:p>
          </table:table-cell>
          <table:table-cell office:value-type="float" office:value="0.932" calcext:value-type="float">
            <text:p>0.932</text:p>
          </table:table-cell>
          <table:table-cell office:value-type="string" calcext:value-type="string">
            <text:p>G_cyc</text:p>
          </table:table-cell>
          <table:table-cell office:value-type="float" office:value="1.0079" calcext:value-type="float">
            <text:p>1.0079</text:p>
          </table:table-cell>
          <table:table-cell office:value-type="string" calcext:value-type="string">
            <text:p>D_A</text:p>
          </table:table-cell>
          <table:table-cell office:value-type="float" office:value="0.0436" calcext:value-type="float">
            <text:p>0.0436</text:p>
          </table:table-cell>
          <table:table-cell office:value-type="string" calcext:value-type="string">
            <text:p>D_B</text:p>
          </table:table-cell>
          <table:table-cell office:value-type="float" office:value="0.0225" calcext:value-type="float">
            <text:p>0.0225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17.0265" calcext:value-type="float">
            <text:p>17.0265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30590031296014786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5.16" calcext:value-type="float">
            <text:p>105.16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7.4788" calcext:value-type="float">
            <text:p>17.4788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92" calcext:value-type="float">
            <text:p>0.0392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935" calcext:value-type="float">
            <text:p>1.1935</text:p>
          </table:table-cell>
          <table:table-cell office:value-type="string" calcext:value-type="string">
            <text:p>GB2A</text:p>
          </table:table-cell>
          <table:table-cell office:value-type="float" office:value="1.127" calcext:value-type="float">
            <text:p>1.127</text:p>
          </table:table-cell>
          <table:table-cell office:value-type="string" calcext:value-type="string">
            <text:p>G_id</text:p>
          </table:table-cell>
          <table:table-cell office:value-type="float" office:value="0.9701" calcext:value-type="float">
            <text:p>0.9701</text:p>
          </table:table-cell>
          <table:table-cell office:value-type="string" calcext:value-type="string">
            <text:p>G_cyc</text:p>
          </table:table-cell>
          <table:table-cell office:value-type="float" office:value="1.0308" calcext:value-type="float">
            <text:p>1.0308</text:p>
          </table:table-cell>
          <table:table-cell office:value-type="string" calcext:value-type="string">
            <text:p>D_A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D_B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5050" calcext:value-type="float">
            <text:p>5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7.0832" calcext:value-type="float">
            <text:p>17.0832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496" calcext:value-type="float">
            <text:p>0.0496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884" calcext:value-type="float">
            <text:p>1.0884</text:p>
          </table:table-cell>
          <table:table-cell office:value-type="string" calcext:value-type="string">
            <text:p>GB2A</text:p>
          </table:table-cell>
          <table:table-cell office:value-type="float" office:value="0.5835" calcext:value-type="float">
            <text:p>0.5835</text:p>
          </table:table-cell>
          <table:table-cell office:value-type="string" calcext:value-type="string">
            <text:p>G_id</text:p>
          </table:table-cell>
          <table:table-cell office:value-type="float" office:value="0.9973" calcext:value-type="float">
            <text:p>0.9973</text:p>
          </table:table-cell>
          <table:table-cell office:value-type="string" calcext:value-type="string">
            <text:p>G_cyc</text:p>
          </table:table-cell>
          <table:table-cell office:value-type="float" office:value="1.0425" calcext:value-type="float">
            <text:p>1.0425</text:p>
          </table:table-cell>
          <table:table-cell office:value-type="string" calcext:value-type="string">
            <text:p>D_A</text:p>
          </table:table-cell>
          <table:table-cell office:value-type="float" office:value="0.0744" calcext:value-type="float">
            <text:p>0.0744</text:p>
          </table:table-cell>
          <table:table-cell office:value-type="string" calcext:value-type="string">
            <text:p>D_B</text:p>
          </table:table-cell>
          <table:table-cell office:value-type="float" office:value="0.0249" calcext:value-type="float">
            <text:p>0.0249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5100" calcext:value-type="float">
            <text:p>5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6.136" calcext:value-type="float">
            <text:p>16.136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3" calcext:value-type="float">
            <text:p>0.023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752" calcext:value-type="float">
            <text:p>1.0752</text:p>
          </table:table-cell>
          <table:table-cell office:value-type="string" calcext:value-type="string">
            <text:p>GB2A</text:p>
          </table:table-cell>
          <table:table-cell office:value-type="float" office:value="1.1657" calcext:value-type="float">
            <text:p>1.1657</text:p>
          </table:table-cell>
          <table:table-cell office:value-type="string" calcext:value-type="string">
            <text:p>G_id</text:p>
          </table:table-cell>
          <table:table-cell office:value-type="float" office:value="0.8914" calcext:value-type="float">
            <text:p>0.8914</text:p>
          </table:table-cell>
          <table:table-cell office:value-type="string" calcext:value-type="string">
            <text:p>G_cyc</text:p>
          </table:table-cell>
          <table:table-cell office:value-type="float" office:value="0.9438" calcext:value-type="float">
            <text:p>0.9438</text:p>
          </table:table-cell>
          <table:table-cell office:value-type="string" calcext:value-type="string">
            <text:p>D_A</text:p>
          </table:table-cell>
          <table:table-cell office:value-type="float" office:value="0.0339" calcext:value-type="float">
            <text:p>0.0339</text:p>
          </table:table-cell>
          <table:table-cell office:value-type="string" calcext:value-type="string">
            <text:p>D_B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5150" calcext:value-type="float">
            <text:p>5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8.0377" calcext:value-type="float">
            <text:p>18.0377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492" calcext:value-type="float">
            <text:p>0.0492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14" calcext:value-type="float">
            <text:p>1.114</text:p>
          </table:table-cell>
          <table:table-cell office:value-type="string" calcext:value-type="string">
            <text:p>GB2A</text:p>
          </table:table-cell>
          <table:table-cell office:value-type="float" office:value="0.6665" calcext:value-type="float">
            <text:p>0.6665</text:p>
          </table:table-cell>
          <table:table-cell office:value-type="string" calcext:value-type="string">
            <text:p>G_id</text:p>
          </table:table-cell>
          <table:table-cell office:value-type="float" office:value="1.0431" calcext:value-type="float">
            <text:p>1.0431</text:p>
          </table:table-cell>
          <table:table-cell office:value-type="string" calcext:value-type="string">
            <text:p>G_cyc</text:p>
          </table:table-cell>
          <table:table-cell office:value-type="float" office:value="1.1042" calcext:value-type="float">
            <text:p>1.1042</text:p>
          </table:table-cell>
          <table:table-cell office:value-type="string" calcext:value-type="string">
            <text:p>D_A</text:p>
          </table:table-cell>
          <table:table-cell office:value-type="float" office:value="0.0805" calcext:value-type="float">
            <text:p>0.0805</text:p>
          </table:table-cell>
          <table:table-cell office:value-type="string" calcext:value-type="string">
            <text:p>D_B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18.0115" calcext:value-type="float">
            <text:p>18.0115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7308021187782288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5.14" calcext:value-type="float">
            <text:p>105.14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6.9058" calcext:value-type="float">
            <text:p>16.9058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47" calcext:value-type="float">
            <text:p>0.0347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233" calcext:value-type="float">
            <text:p>1.0233</text:p>
          </table:table-cell>
          <table:table-cell office:value-type="string" calcext:value-type="string">
            <text:p>GB2A</text:p>
          </table:table-cell>
          <table:table-cell office:value-type="float" office:value="1.3009" calcext:value-type="float">
            <text:p>1.3009</text:p>
          </table:table-cell>
          <table:table-cell office:value-type="string" calcext:value-type="string">
            <text:p>G_id</text:p>
          </table:table-cell>
          <table:table-cell office:value-type="float" office:value="0.9402" calcext:value-type="float">
            <text:p>0.9402</text:p>
          </table:table-cell>
          <table:table-cell office:value-type="string" calcext:value-type="string">
            <text:p>G_cyc</text:p>
          </table:table-cell>
          <table:table-cell office:value-type="float" office:value="0.9881" calcext:value-type="float">
            <text:p>0.9881</text:p>
          </table:table-cell>
          <table:table-cell office:value-type="string" calcext:value-type="string">
            <text:p>D_A</text:p>
          </table:table-cell>
          <table:table-cell office:value-type="float" office:value="0.0492" calcext:value-type="float">
            <text:p>0.0492</text:p>
          </table:table-cell>
          <table:table-cell office:value-type="string" calcext:value-type="string">
            <text:p>D_B</text:p>
          </table:table-cell>
          <table:table-cell office:value-type="float" office:value="0.0202" calcext:value-type="float">
            <text:p>0.0202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6050" calcext:value-type="float">
            <text:p>6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7.2342" calcext:value-type="float">
            <text:p>17.2342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44" calcext:value-type="float">
            <text:p>0.0344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395" calcext:value-type="float">
            <text:p>0.9395</text:p>
          </table:table-cell>
          <table:table-cell office:value-type="string" calcext:value-type="string">
            <text:p>GB2A</text:p>
          </table:table-cell>
          <table:table-cell office:value-type="float" office:value="1.0454" calcext:value-type="float">
            <text:p>1.0454</text:p>
          </table:table-cell>
          <table:table-cell office:value-type="string" calcext:value-type="string">
            <text:p>G_id</text:p>
          </table:table-cell>
          <table:table-cell office:value-type="float" office:value="0.9643" calcext:value-type="float">
            <text:p>0.9643</text:p>
          </table:table-cell>
          <table:table-cell office:value-type="string" calcext:value-type="string">
            <text:p>G_cyc</text:p>
          </table:table-cell>
          <table:table-cell office:value-type="float" office:value="1.0428" calcext:value-type="float">
            <text:p>1.0428</text:p>
          </table:table-cell>
          <table:table-cell office:value-type="string" calcext:value-type="string">
            <text:p>D_A</text:p>
          </table:table-cell>
          <table:table-cell office:value-type="float" office:value="0.0386" calcext:value-type="float">
            <text:p>0.0386</text:p>
          </table:table-cell>
          <table:table-cell office:value-type="string" calcext:value-type="string">
            <text:p>D_B</text:p>
          </table:table-cell>
          <table:table-cell office:value-type="float" office:value="0.0302" calcext:value-type="float">
            <text:p>0.0302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6100" calcext:value-type="float">
            <text:p>6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7.4682" calcext:value-type="float">
            <text:p>17.4682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17" calcext:value-type="float">
            <text:p>0.0317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2038" calcext:value-type="float">
            <text:p>1.2038</text:p>
          </table:table-cell>
          <table:table-cell office:value-type="string" calcext:value-type="string">
            <text:p>GB2A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G_id</text:p>
          </table:table-cell>
          <table:table-cell office:value-type="float" office:value="0.9818" calcext:value-type="float">
            <text:p>0.9818</text:p>
          </table:table-cell>
          <table:table-cell office:value-type="string" calcext:value-type="string">
            <text:p>G_cyc</text:p>
          </table:table-cell>
          <table:table-cell office:value-type="float" office:value="1.0326" calcext:value-type="float">
            <text:p>1.0326</text:p>
          </table:table-cell>
          <table:table-cell office:value-type="string" calcext:value-type="string">
            <text:p>D_A</text:p>
          </table:table-cell>
          <table:table-cell office:value-type="float" office:value="0.0404" calcext:value-type="float">
            <text:p>0.0404</text:p>
          </table:table-cell>
          <table:table-cell office:value-type="string" calcext:value-type="string">
            <text:p>D_B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6150" calcext:value-type="float">
            <text:p>6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8.2021" calcext:value-type="float">
            <text:p>18.2021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99" calcext:value-type="float">
            <text:p>0.099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5781" calcext:value-type="float">
            <text:p>0.5781</text:p>
          </table:table-cell>
          <table:table-cell office:value-type="string" calcext:value-type="string">
            <text:p>GB2A</text:p>
          </table:table-cell>
          <table:table-cell office:value-type="float" office:value="1.288" calcext:value-type="float">
            <text:p>1.288</text:p>
          </table:table-cell>
          <table:table-cell office:value-type="string" calcext:value-type="string">
            <text:p>G_id</text:p>
          </table:table-cell>
          <table:table-cell office:value-type="float" office:value="1.0282" calcext:value-type="float">
            <text:p>1.0282</text:p>
          </table:table-cell>
          <table:table-cell office:value-type="string" calcext:value-type="string">
            <text:p>G_cyc</text:p>
          </table:table-cell>
          <table:table-cell office:value-type="float" office:value="1.1195" calcext:value-type="float">
            <text:p>1.1195</text:p>
          </table:table-cell>
          <table:table-cell office:value-type="string" calcext:value-type="string">
            <text:p>D_A</text:p>
          </table:table-cell>
          <table:table-cell office:value-type="float" office:value="0.0873" calcext:value-type="float">
            <text:p>0.0873</text:p>
          </table:table-cell>
          <table:table-cell office:value-type="string" calcext:value-type="string">
            <text:p>D_B</text:p>
          </table:table-cell>
          <table:table-cell office:value-type="float" office:value="0.1107" calcext:value-type="float">
            <text:p>0.1107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17.4176" calcext:value-type="float">
            <text:p>17.4176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5147533118724823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5.18" calcext:value-type="float">
            <text:p>105.18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6.6754" calcext:value-type="float">
            <text:p>16.6754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411" calcext:value-type="float">
            <text:p>0.0411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2485" calcext:value-type="float">
            <text:p>1.2485</text:p>
          </table:table-cell>
          <table:table-cell office:value-type="string" calcext:value-type="string">
            <text:p>GB2A</text:p>
          </table:table-cell>
          <table:table-cell office:value-type="float" office:value="0.7565" calcext:value-type="float">
            <text:p>0.7565</text:p>
          </table:table-cell>
          <table:table-cell office:value-type="string" calcext:value-type="string">
            <text:p>G_id</text:p>
          </table:table-cell>
          <table:table-cell office:value-type="float" office:value="0.9379" calcext:value-type="float">
            <text:p>0.9379</text:p>
          </table:table-cell>
          <table:table-cell office:value-type="string" calcext:value-type="string">
            <text:p>G_cyc</text:p>
          </table:table-cell>
          <table:table-cell office:value-type="float" office:value="0.9981" calcext:value-type="float">
            <text:p>0.9981</text:p>
          </table:table-cell>
          <table:table-cell office:value-type="string" calcext:value-type="string">
            <text:p>D_A</text:p>
          </table:table-cell>
          <table:table-cell office:value-type="float" office:value="0.0704" calcext:value-type="float">
            <text:p>0.0704</text:p>
          </table:table-cell>
          <table:table-cell office:value-type="string" calcext:value-type="string">
            <text:p>D_B</text:p>
          </table:table-cell>
          <table:table-cell office:value-type="float" office:value="0.0118" calcext:value-type="float">
            <text:p>0.0118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7050" calcext:value-type="float">
            <text:p>7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20.4402" calcext:value-type="float">
            <text:p>20.4402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798" calcext:value-type="float">
            <text:p>0.0798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333" calcext:value-type="float">
            <text:p>1.1333</text:p>
          </table:table-cell>
          <table:table-cell office:value-type="string" calcext:value-type="string">
            <text:p>GB2A</text:p>
          </table:table-cell>
          <table:table-cell office:value-type="float" office:value="0.5801" calcext:value-type="float">
            <text:p>0.5801</text:p>
          </table:table-cell>
          <table:table-cell office:value-type="string" calcext:value-type="string">
            <text:p>G_id</text:p>
          </table:table-cell>
          <table:table-cell office:value-type="float" office:value="1.2331" calcext:value-type="float">
            <text:p>1.2331</text:p>
          </table:table-cell>
          <table:table-cell office:value-type="string" calcext:value-type="string">
            <text:p>G_cyc</text:p>
          </table:table-cell>
          <table:table-cell office:value-type="float" office:value="1.2561" calcext:value-type="float">
            <text:p>1.2561</text:p>
          </table:table-cell>
          <table:table-cell office:value-type="string" calcext:value-type="string">
            <text:p>D_A</text:p>
          </table:table-cell>
          <table:table-cell office:value-type="float" office:value="0.0993" calcext:value-type="float">
            <text:p>0.0993</text:p>
          </table:table-cell>
          <table:table-cell office:value-type="string" calcext:value-type="string">
            <text:p>D_B</text:p>
          </table:table-cell>
          <table:table-cell office:value-type="float" office:value="0.0604" calcext:value-type="float">
            <text:p>0.0604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7100" calcext:value-type="float">
            <text:p>7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8.853" calcext:value-type="float">
            <text:p>18.853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777" calcext:value-type="float">
            <text:p>0.0777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7422" calcext:value-type="float">
            <text:p>0.7422</text:p>
          </table:table-cell>
          <table:table-cell office:value-type="string" calcext:value-type="string">
            <text:p>GB2A</text:p>
          </table:table-cell>
          <table:table-cell office:value-type="float" office:value="0.8715" calcext:value-type="float">
            <text:p>0.8715</text:p>
          </table:table-cell>
          <table:table-cell office:value-type="string" calcext:value-type="string">
            <text:p>G_id</text:p>
          </table:table-cell>
          <table:table-cell office:value-type="float" office:value="1.0354" calcext:value-type="float">
            <text:p>1.0354</text:p>
          </table:table-cell>
          <table:table-cell office:value-type="string" calcext:value-type="string">
            <text:p>G_cyc</text:p>
          </table:table-cell>
          <table:table-cell office:value-type="float" office:value="1.2062" calcext:value-type="float">
            <text:p>1.2062</text:p>
          </table:table-cell>
          <table:table-cell office:value-type="string" calcext:value-type="string">
            <text:p>D_A</text:p>
          </table:table-cell>
          <table:table-cell office:value-type="float" office:value="0.0843" calcext:value-type="float">
            <text:p>0.0843</text:p>
          </table:table-cell>
          <table:table-cell office:value-type="string" calcext:value-type="string">
            <text:p>D_B</text:p>
          </table:table-cell>
          <table:table-cell office:value-type="float" office:value="0.0711" calcext:value-type="float">
            <text:p>0.0711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7150" calcext:value-type="float">
            <text:p>7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7.2524" calcext:value-type="float">
            <text:p>17.2524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567" calcext:value-type="float">
            <text:p>0.0567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295" calcext:value-type="float">
            <text:p>1.0295</text:p>
          </table:table-cell>
          <table:table-cell office:value-type="string" calcext:value-type="string">
            <text:p>GB2A</text:p>
          </table:table-cell>
          <table:table-cell office:value-type="float" office:value="0.6602" calcext:value-type="float">
            <text:p>0.6602</text:p>
          </table:table-cell>
          <table:table-cell office:value-type="string" calcext:value-type="string">
            <text:p>G_id</text:p>
          </table:table-cell>
          <table:table-cell office:value-type="float" office:value="0.9964" calcext:value-type="float">
            <text:p>0.9964</text:p>
          </table:table-cell>
          <table:table-cell office:value-type="string" calcext:value-type="string">
            <text:p>G_cyc</text:p>
          </table:table-cell>
          <table:table-cell office:value-type="float" office:value="1.0581" calcext:value-type="float">
            <text:p>1.0581</text:p>
          </table:table-cell>
          <table:table-cell office:value-type="string" calcext:value-type="string">
            <text:p>D_A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D_B</text:p>
          </table:table-cell>
          <table:table-cell office:value-type="float" office:value="0.0285" calcext:value-type="float">
            <text:p>0.0285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17.0484" calcext:value-type="float">
            <text:p>17.0484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4300188273191452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5.76" calcext:value-type="float">
            <text:p>105.76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6.8946" calcext:value-type="float">
            <text:p>16.8946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405" calcext:value-type="float">
            <text:p>0.0405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655" calcext:value-type="float">
            <text:p>0.9655</text:p>
          </table:table-cell>
          <table:table-cell office:value-type="string" calcext:value-type="string">
            <text:p>GB2A</text:p>
          </table:table-cell>
          <table:table-cell office:value-type="float" office:value="0.8675" calcext:value-type="float">
            <text:p>0.8675</text:p>
          </table:table-cell>
          <table:table-cell office:value-type="string" calcext:value-type="string">
            <text:p>G_id</text:p>
          </table:table-cell>
          <table:table-cell office:value-type="float" office:value="0.977" calcext:value-type="float">
            <text:p>0.977</text:p>
          </table:table-cell>
          <table:table-cell office:value-type="string" calcext:value-type="string">
            <text:p>G_cyc</text:p>
          </table:table-cell>
          <table:table-cell office:value-type="float" office:value="1.0177" calcext:value-type="float">
            <text:p>1.0177</text:p>
          </table:table-cell>
          <table:table-cell office:value-type="string" calcext:value-type="string">
            <text:p>D_A</text:p>
          </table:table-cell>
          <table:table-cell office:value-type="float" office:value="0.0409" calcext:value-type="float">
            <text:p>0.0409</text:p>
          </table:table-cell>
          <table:table-cell office:value-type="string" calcext:value-type="string">
            <text:p>D_B</text:p>
          </table:table-cell>
          <table:table-cell office:value-type="float" office:value="0.0402" calcext:value-type="float">
            <text:p>0.0402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8050" calcext:value-type="float">
            <text:p>8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6.7754" calcext:value-type="float">
            <text:p>16.7754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94" calcext:value-type="float">
            <text:p>0.0394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43" calcext:value-type="float">
            <text:p>1.143</text:p>
          </table:table-cell>
          <table:table-cell office:value-type="string" calcext:value-type="string">
            <text:p>GB2A</text:p>
          </table:table-cell>
          <table:table-cell office:value-type="float" office:value="1.1328" calcext:value-type="float">
            <text:p>1.1328</text:p>
          </table:table-cell>
          <table:table-cell office:value-type="string" calcext:value-type="string">
            <text:p>G_id</text:p>
          </table:table-cell>
          <table:table-cell office:value-type="float" office:value="0.9328" calcext:value-type="float">
            <text:p>0.9328</text:p>
          </table:table-cell>
          <table:table-cell office:value-type="string" calcext:value-type="string">
            <text:p>G_cyc</text:p>
          </table:table-cell>
          <table:table-cell office:value-type="float" office:value="0.9835" calcext:value-type="float">
            <text:p>0.9835</text:p>
          </table:table-cell>
          <table:table-cell office:value-type="string" calcext:value-type="string">
            <text:p>D_A</text:p>
          </table:table-cell>
          <table:table-cell office:value-type="float" office:value="0.0539" calcext:value-type="float">
            <text:p>0.0539</text:p>
          </table:table-cell>
          <table:table-cell office:value-type="string" calcext:value-type="string">
            <text:p>D_B</text:p>
          </table:table-cell>
          <table:table-cell office:value-type="float" office:value="0.0249" calcext:value-type="float">
            <text:p>0.0249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6.1991" calcext:value-type="float">
            <text:p>16.1991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49" calcext:value-type="float">
            <text:p>0.0349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8823" calcext:value-type="float">
            <text:p>0.8823</text:p>
          </table:table-cell>
          <table:table-cell office:value-type="string" calcext:value-type="string">
            <text:p>GB2A</text:p>
          </table:table-cell>
          <table:table-cell office:value-type="float" office:value="0.828" calcext:value-type="float">
            <text:p>0.828</text:p>
          </table:table-cell>
          <table:table-cell office:value-type="string" calcext:value-type="string">
            <text:p>G_id</text:p>
          </table:table-cell>
          <table:table-cell office:value-type="float" office:value="0.9484" calcext:value-type="float">
            <text:p>0.9484</text:p>
          </table:table-cell>
          <table:table-cell office:value-type="string" calcext:value-type="string">
            <text:p>G_cyc</text:p>
          </table:table-cell>
          <table:table-cell office:value-type="float" office:value="0.9747" calcext:value-type="float">
            <text:p>0.9747</text:p>
          </table:table-cell>
          <table:table-cell office:value-type="string" calcext:value-type="string">
            <text:p>D_A</text:p>
          </table:table-cell>
          <table:table-cell office:value-type="float" office:value="0.0381" calcext:value-type="float">
            <text:p>0.0381</text:p>
          </table:table-cell>
          <table:table-cell office:value-type="string" calcext:value-type="string">
            <text:p>D_B</text:p>
          </table:table-cell>
          <table:table-cell office:value-type="float" office:value="0.0318" calcext:value-type="float">
            <text:p>0.0318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8150" calcext:value-type="float">
            <text:p>8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7.1813" calcext:value-type="float">
            <text:p>17.1813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504" calcext:value-type="float">
            <text:p>0.0504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512" calcext:value-type="float">
            <text:p>0.9512</text:p>
          </table:table-cell>
          <table:table-cell office:value-type="string" calcext:value-type="string">
            <text:p>GB2A</text:p>
          </table:table-cell>
          <table:table-cell office:value-type="float" office:value="0.7825" calcext:value-type="float">
            <text:p>0.7825</text:p>
          </table:table-cell>
          <table:table-cell office:value-type="string" calcext:value-type="string">
            <text:p>G_id</text:p>
          </table:table-cell>
          <table:table-cell office:value-type="float" office:value="0.9849" calcext:value-type="float">
            <text:p>0.9849</text:p>
          </table:table-cell>
          <table:table-cell office:value-type="string" calcext:value-type="string">
            <text:p>G_cyc</text:p>
          </table:table-cell>
          <table:table-cell office:value-type="float" office:value="1.0523" calcext:value-type="float">
            <text:p>1.0523</text:p>
          </table:table-cell>
          <table:table-cell office:value-type="string" calcext:value-type="string">
            <text:p>D_A</text:p>
          </table:table-cell>
          <table:table-cell office:value-type="float" office:value="0.0778" calcext:value-type="float">
            <text:p>0.0778</text:p>
          </table:table-cell>
          <table:table-cell office:value-type="string" calcext:value-type="string">
            <text:p>D_B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15.7699" calcext:value-type="float">
            <text:p>15.7699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4998316988348961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4.86" calcext:value-type="float">
            <text:p>104.86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9000" calcext:value-type="float">
            <text:p>9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6.9612" calcext:value-type="float">
            <text:p>16.9612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528" calcext:value-type="float">
            <text:p>0.0528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106" calcext:value-type="float">
            <text:p>1.1106</text:p>
          </table:table-cell>
          <table:table-cell office:value-type="string" calcext:value-type="string">
            <text:p>GB2A</text:p>
          </table:table-cell>
          <table:table-cell office:value-type="float" office:value="0.7723" calcext:value-type="float">
            <text:p>0.7723</text:p>
          </table:table-cell>
          <table:table-cell office:value-type="string" calcext:value-type="string">
            <text:p>G_id</text:p>
          </table:table-cell>
          <table:table-cell office:value-type="float" office:value="0.9527" calcext:value-type="float">
            <text:p>0.9527</text:p>
          </table:table-cell>
          <table:table-cell office:value-type="string" calcext:value-type="string">
            <text:p>G_cyc</text:p>
          </table:table-cell>
          <table:table-cell office:value-type="float" office:value="1.0315" calcext:value-type="float">
            <text:p>1.0315</text:p>
          </table:table-cell>
          <table:table-cell office:value-type="string" calcext:value-type="string">
            <text:p>D_A</text:p>
          </table:table-cell>
          <table:table-cell office:value-type="float" office:value="0.0769" calcext:value-type="float">
            <text:p>0.0769</text:p>
          </table:table-cell>
          <table:table-cell office:value-type="string" calcext:value-type="string">
            <text:p>D_B</text:p>
          </table:table-cell>
          <table:table-cell office:value-type="float" office:value="0.0287" calcext:value-type="float">
            <text:p>0.0287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9050" calcext:value-type="float">
            <text:p>9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6.8582" calcext:value-type="float">
            <text:p>16.8582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581" calcext:value-type="float">
            <text:p>0.0581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101" calcext:value-type="float">
            <text:p>0.9101</text:p>
          </table:table-cell>
          <table:table-cell office:value-type="string" calcext:value-type="string">
            <text:p>GB2A</text:p>
          </table:table-cell>
          <table:table-cell office:value-type="float" office:value="0.8801" calcext:value-type="float">
            <text:p>0.8801</text:p>
          </table:table-cell>
          <table:table-cell office:value-type="string" calcext:value-type="string">
            <text:p>G_id</text:p>
          </table:table-cell>
          <table:table-cell office:value-type="float" office:value="0.976" calcext:value-type="float">
            <text:p>0.976</text:p>
          </table:table-cell>
          <table:table-cell office:value-type="string" calcext:value-type="string">
            <text:p>G_cyc</text:p>
          </table:table-cell>
          <table:table-cell office:value-type="float" office:value="1.0188" calcext:value-type="float">
            <text:p>1.0188</text:p>
          </table:table-cell>
          <table:table-cell office:value-type="string" calcext:value-type="string">
            <text:p>D_A</text:p>
          </table:table-cell>
          <table:table-cell office:value-type="float" office:value="0.0719" calcext:value-type="float">
            <text:p>0.0719</text:p>
          </table:table-cell>
          <table:table-cell office:value-type="string" calcext:value-type="string">
            <text:p>D_B</text:p>
          </table:table-cell>
          <table:table-cell office:value-type="float" office:value="0.0443" calcext:value-type="float">
            <text:p>0.0443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9100" calcext:value-type="float">
            <text:p>9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6.656" calcext:value-type="float">
            <text:p>16.656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547" calcext:value-type="float">
            <text:p>0.0547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891" calcext:value-type="float">
            <text:p>1.0891</text:p>
          </table:table-cell>
          <table:table-cell office:value-type="string" calcext:value-type="string">
            <text:p>GB2A</text:p>
          </table:table-cell>
          <table:table-cell office:value-type="float" office:value="0.8394" calcext:value-type="float">
            <text:p>0.8394</text:p>
          </table:table-cell>
          <table:table-cell office:value-type="string" calcext:value-type="string">
            <text:p>G_id</text:p>
          </table:table-cell>
          <table:table-cell office:value-type="float" office:value="0.9496" calcext:value-type="float">
            <text:p>0.9496</text:p>
          </table:table-cell>
          <table:table-cell office:value-type="string" calcext:value-type="string">
            <text:p>G_cyc</text:p>
          </table:table-cell>
          <table:table-cell office:value-type="float" office:value="0.998" calcext:value-type="float">
            <text:p>0.998</text:p>
          </table:table-cell>
          <table:table-cell office:value-type="string" calcext:value-type="string">
            <text:p>D_A</text:p>
          </table:table-cell>
          <table:table-cell office:value-type="float" office:value="0.057" calcext:value-type="float">
            <text:p>0.057</text:p>
          </table:table-cell>
          <table:table-cell office:value-type="string" calcext:value-type="string">
            <text:p>D_B</text:p>
          </table:table-cell>
          <table:table-cell office:value-type="float" office:value="0.0524" calcext:value-type="float">
            <text:p>0.0524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9150" calcext:value-type="float">
            <text:p>9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5.4209" calcext:value-type="float">
            <text:p>15.4209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656" calcext:value-type="float">
            <text:p>0.0656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966" calcext:value-type="float">
            <text:p>0.9966</text:p>
          </table:table-cell>
          <table:table-cell office:value-type="string" calcext:value-type="string">
            <text:p>GB2A</text:p>
          </table:table-cell>
          <table:table-cell office:value-type="float" office:value="0.669" calcext:value-type="float">
            <text:p>0.669</text:p>
          </table:table-cell>
          <table:table-cell office:value-type="string" calcext:value-type="string">
            <text:p>G_id</text:p>
          </table:table-cell>
          <table:table-cell office:value-type="float" office:value="0.9076" calcext:value-type="float">
            <text:p>0.9076</text:p>
          </table:table-cell>
          <table:table-cell office:value-type="string" calcext:value-type="string">
            <text:p>G_cyc</text:p>
          </table:table-cell>
          <table:table-cell office:value-type="float" office:value="0.9217" calcext:value-type="float">
            <text:p>0.9217</text:p>
          </table:table-cell>
          <table:table-cell office:value-type="string" calcext:value-type="string">
            <text:p>D_A</text:p>
          </table:table-cell>
          <table:table-cell office:value-type="float" office:value="0.104" calcext:value-type="float">
            <text:p>0.104</text:p>
          </table:table-cell>
          <table:table-cell office:value-type="string" calcext:value-type="string">
            <text:p>D_B</text:p>
          </table:table-cell>
          <table:table-cell office:value-type="float" office:value="0.0272" calcext:value-type="float">
            <text:p>0.0272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15.4792" calcext:value-type="float">
            <text:p>15.4792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39040498435497284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4.93" calcext:value-type="float">
            <text:p>104.93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6.6034" calcext:value-type="float">
            <text:p>16.6034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591" calcext:value-type="float">
            <text:p>0.0591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GB2A</text:p>
          </table:table-cell>
          <table:table-cell office:value-type="float" office:value="1.0391" calcext:value-type="float">
            <text:p>1.0391</text:p>
          </table:table-cell>
          <table:table-cell office:value-type="string" calcext:value-type="string">
            <text:p>G_id</text:p>
          </table:table-cell>
          <table:table-cell office:value-type="float" office:value="0.9025" calcext:value-type="float">
            <text:p>0.9025</text:p>
          </table:table-cell>
          <table:table-cell office:value-type="string" calcext:value-type="string">
            <text:p>G_cyc</text:p>
          </table:table-cell>
          <table:table-cell office:value-type="float" office:value="0.9927" calcext:value-type="float">
            <text:p>0.9927</text:p>
          </table:table-cell>
          <table:table-cell office:value-type="string" calcext:value-type="string">
            <text:p>D_A</text:p>
          </table:table-cell>
          <table:table-cell office:value-type="float" office:value="0.0846" calcext:value-type="float">
            <text:p>0.0846</text:p>
          </table:table-cell>
          <table:table-cell office:value-type="string" calcext:value-type="string">
            <text:p>D_B</text:p>
          </table:table-cell>
          <table:table-cell office:value-type="float" office:value="0.0336" calcext:value-type="float">
            <text:p>0.0336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10050" calcext:value-type="float">
            <text:p>10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1.1224" calcext:value-type="float">
            <text:p>11.1224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591" calcext:value-type="float">
            <text:p>0.0591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581" calcext:value-type="float">
            <text:p>1.1581</text:p>
          </table:table-cell>
          <table:table-cell office:value-type="string" calcext:value-type="string">
            <text:p>GB2A</text:p>
          </table:table-cell>
          <table:table-cell office:value-type="float" office:value="0.685" calcext:value-type="float">
            <text:p>0.685</text:p>
          </table:table-cell>
          <table:table-cell office:value-type="string" calcext:value-type="string">
            <text:p>G_id</text:p>
          </table:table-cell>
          <table:table-cell office:value-type="float" office:value="1.0504" calcext:value-type="float">
            <text:p>1.0504</text:p>
          </table:table-cell>
          <table:table-cell office:value-type="string" calcext:value-type="string">
            <text:p>G_cyc</text:p>
          </table:table-cell>
          <table:table-cell office:value-type="float" office:value="0.9279" calcext:value-type="float">
            <text:p>0.9279</text:p>
          </table:table-cell>
          <table:table-cell office:value-type="string" calcext:value-type="string">
            <text:p>D_A</text:p>
          </table:table-cell>
          <table:table-cell office:value-type="float" office:value="0.0693" calcext:value-type="float">
            <text:p>0.0693</text:p>
          </table:table-cell>
          <table:table-cell office:value-type="string" calcext:value-type="string">
            <text:p>D_B</text:p>
          </table:table-cell>
          <table:table-cell office:value-type="float" office:value="0.0488" calcext:value-type="float">
            <text:p>0.0488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10100" calcext:value-type="float">
            <text:p>10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1.1905" calcext:value-type="float">
            <text:p>11.1905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485" calcext:value-type="float">
            <text:p>0.0485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774" calcext:value-type="float">
            <text:p>1.0774</text:p>
          </table:table-cell>
          <table:table-cell office:value-type="string" calcext:value-type="string">
            <text:p>GB2A</text:p>
          </table:table-cell>
          <table:table-cell office:value-type="float" office:value="1.1297" calcext:value-type="float">
            <text:p>1.1297</text:p>
          </table:table-cell>
          <table:table-cell office:value-type="string" calcext:value-type="string">
            <text:p>G_id</text:p>
          </table:table-cell>
          <table:table-cell office:value-type="float" office:value="1.1564" calcext:value-type="float">
            <text:p>1.1564</text:p>
          </table:table-cell>
          <table:table-cell office:value-type="string" calcext:value-type="string">
            <text:p>G_cyc</text:p>
          </table:table-cell>
          <table:table-cell office:value-type="float" office:value="0.8983" calcext:value-type="float">
            <text:p>0.8983</text:p>
          </table:table-cell>
          <table:table-cell office:value-type="string" calcext:value-type="string">
            <text:p>D_A</text:p>
          </table:table-cell>
          <table:table-cell office:value-type="float" office:value="0.0752" calcext:value-type="float">
            <text:p>0.0752</text:p>
          </table:table-cell>
          <table:table-cell office:value-type="string" calcext:value-type="string">
            <text:p>D_B</text:p>
          </table:table-cell>
          <table:table-cell office:value-type="float" office:value="0.0218" calcext:value-type="float">
            <text:p>0.0218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10150" calcext:value-type="float">
            <text:p>10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0.7261" calcext:value-type="float">
            <text:p>10.7261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37" calcext:value-type="float">
            <text:p>0.0337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007" calcext:value-type="float">
            <text:p>0.9007</text:p>
          </table:table-cell>
          <table:table-cell office:value-type="string" calcext:value-type="string">
            <text:p>GB2A</text:p>
          </table:table-cell>
          <table:table-cell office:value-type="float" office:value="0.9941" calcext:value-type="float">
            <text:p>0.9941</text:p>
          </table:table-cell>
          <table:table-cell office:value-type="string" calcext:value-type="string">
            <text:p>G_id</text:p>
          </table:table-cell>
          <table:table-cell office:value-type="float" office:value="1.174" calcext:value-type="float">
            <text:p>1.174</text:p>
          </table:table-cell>
          <table:table-cell office:value-type="string" calcext:value-type="string">
            <text:p>G_cyc</text:p>
          </table:table-cell>
          <table:table-cell office:value-type="float" office:value="0.8831" calcext:value-type="float">
            <text:p>0.8831</text:p>
          </table:table-cell>
          <table:table-cell office:value-type="string" calcext:value-type="string">
            <text:p>D_A</text:p>
          </table:table-cell>
          <table:table-cell office:value-type="float" office:value="0.0383" calcext:value-type="float">
            <text:p>0.0383</text:p>
          </table:table-cell>
          <table:table-cell office:value-type="string" calcext:value-type="string">
            <text:p>D_B</text:p>
          </table:table-cell>
          <table:table-cell office:value-type="float" office:value="0.0291" calcext:value-type="float">
            <text:p>0.0291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11.7924" calcext:value-type="float">
            <text:p>11.7924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57843223214149475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4.55" calcext:value-type="float">
            <text:p>104.55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2.759" calcext:value-type="float">
            <text:p>12.759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751" calcext:value-type="float">
            <text:p>0.0751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238" calcext:value-type="float">
            <text:p>1.0238</text:p>
          </table:table-cell>
          <table:table-cell office:value-type="string" calcext:value-type="string">
            <text:p>GB2A</text:p>
          </table:table-cell>
          <table:table-cell office:value-type="float" office:value="0.7294" calcext:value-type="float">
            <text:p>0.7294</text:p>
          </table:table-cell>
          <table:table-cell office:value-type="string" calcext:value-type="string">
            <text:p>G_id</text:p>
          </table:table-cell>
          <table:table-cell office:value-type="float" office:value="1.4192" calcext:value-type="float">
            <text:p>1.4192</text:p>
          </table:table-cell>
          <table:table-cell office:value-type="string" calcext:value-type="string">
            <text:p>G_cyc</text:p>
          </table:table-cell>
          <table:table-cell office:value-type="float" office:value="1.1006" calcext:value-type="float">
            <text:p>1.1006</text:p>
          </table:table-cell>
          <table:table-cell office:value-type="string" calcext:value-type="string">
            <text:p>D_A</text:p>
          </table:table-cell>
          <table:table-cell office:value-type="float" office:value="0.1173" calcext:value-type="float">
            <text:p>0.1173</text:p>
          </table:table-cell>
          <table:table-cell office:value-type="string" calcext:value-type="string">
            <text:p>D_B</text:p>
          </table:table-cell>
          <table:table-cell office:value-type="float" office:value="0.0329" calcext:value-type="float">
            <text:p>0.0329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11050" calcext:value-type="float">
            <text:p>11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0.8778" calcext:value-type="float">
            <text:p>10.8778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563" calcext:value-type="float">
            <text:p>0.0563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333" calcext:value-type="float">
            <text:p>0.9333</text:p>
          </table:table-cell>
          <table:table-cell office:value-type="string" calcext:value-type="string">
            <text:p>GB2A</text:p>
          </table:table-cell>
          <table:table-cell office:value-type="float" office:value="1.2705" calcext:value-type="float">
            <text:p>1.2705</text:p>
          </table:table-cell>
          <table:table-cell office:value-type="string" calcext:value-type="string">
            <text:p>G_id</text:p>
          </table:table-cell>
          <table:table-cell office:value-type="float" office:value="1.2216" calcext:value-type="float">
            <text:p>1.2216</text:p>
          </table:table-cell>
          <table:table-cell office:value-type="string" calcext:value-type="string">
            <text:p>G_cyc</text:p>
          </table:table-cell>
          <table:table-cell office:value-type="float" office:value="0.8674" calcext:value-type="float">
            <text:p>0.8674</text:p>
          </table:table-cell>
          <table:table-cell office:value-type="string" calcext:value-type="string">
            <text:p>D_A</text:p>
          </table:table-cell>
          <table:table-cell office:value-type="float" office:value="0.0821" calcext:value-type="float">
            <text:p>0.0821</text:p>
          </table:table-cell>
          <table:table-cell office:value-type="string" calcext:value-type="string">
            <text:p>D_B</text:p>
          </table:table-cell>
          <table:table-cell office:value-type="float" office:value="0.0306" calcext:value-type="float">
            <text:p>0.0306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11100" calcext:value-type="float">
            <text:p>11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1.3082" calcext:value-type="float">
            <text:p>11.3082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496" calcext:value-type="float">
            <text:p>0.0496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8322" calcext:value-type="float">
            <text:p>0.8322</text:p>
          </table:table-cell>
          <table:table-cell office:value-type="string" calcext:value-type="string">
            <text:p>GB2A</text:p>
          </table:table-cell>
          <table:table-cell office:value-type="float" office:value="0.8416" calcext:value-type="float">
            <text:p>0.8416</text:p>
          </table:table-cell>
          <table:table-cell office:value-type="string" calcext:value-type="string">
            <text:p>G_id</text:p>
          </table:table-cell>
          <table:table-cell office:value-type="float" office:value="1.3034" calcext:value-type="float">
            <text:p>1.3034</text:p>
          </table:table-cell>
          <table:table-cell office:value-type="string" calcext:value-type="string">
            <text:p>G_cyc</text:p>
          </table:table-cell>
          <table:table-cell office:value-type="float" office:value="0.9634" calcext:value-type="float">
            <text:p>0.9634</text:p>
          </table:table-cell>
          <table:table-cell office:value-type="string" calcext:value-type="string">
            <text:p>D_A</text:p>
          </table:table-cell>
          <table:table-cell office:value-type="float" office:value="0.0564" calcext:value-type="float">
            <text:p>0.0564</text:p>
          </table:table-cell>
          <table:table-cell office:value-type="string" calcext:value-type="string">
            <text:p>D_B</text:p>
          </table:table-cell>
          <table:table-cell office:value-type="float" office:value="0.0427" calcext:value-type="float">
            <text:p>0.0427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11150" calcext:value-type="float">
            <text:p>11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1.1728" calcext:value-type="float">
            <text:p>11.1728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31" calcext:value-type="float">
            <text:p>0.0331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324" calcext:value-type="float">
            <text:p>1.0324</text:p>
          </table:table-cell>
          <table:table-cell office:value-type="string" calcext:value-type="string">
            <text:p>GB2A</text:p>
          </table:table-cell>
          <table:table-cell office:value-type="float" office:value="0.9715" calcext:value-type="float">
            <text:p>0.9715</text:p>
          </table:table-cell>
          <table:table-cell office:value-type="string" calcext:value-type="string">
            <text:p>G_id</text:p>
          </table:table-cell>
          <table:table-cell office:value-type="float" office:value="1.1309" calcext:value-type="float">
            <text:p>1.1309</text:p>
          </table:table-cell>
          <table:table-cell office:value-type="string" calcext:value-type="string">
            <text:p>G_cyc</text:p>
          </table:table-cell>
          <table:table-cell office:value-type="float" office:value="0.9169" calcext:value-type="float">
            <text:p>0.9169</text:p>
          </table:table-cell>
          <table:table-cell office:value-type="string" calcext:value-type="string">
            <text:p>D_A</text:p>
          </table:table-cell>
          <table:table-cell office:value-type="float" office:value="0.0366" calcext:value-type="float">
            <text:p>0.0366</text:p>
          </table:table-cell>
          <table:table-cell office:value-type="string" calcext:value-type="string">
            <text:p>D_B</text:p>
          </table:table-cell>
          <table:table-cell office:value-type="float" office:value="0.0297" calcext:value-type="float">
            <text:p>0.0297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10.9693" calcext:value-type="float">
            <text:p>10.9693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461202934384346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4.55" calcext:value-type="float">
            <text:p>104.55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0.7858" calcext:value-type="float">
            <text:p>10.7858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96" calcext:value-type="float">
            <text:p>0.096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724" calcext:value-type="float">
            <text:p>1.0724</text:p>
          </table:table-cell>
          <table:table-cell office:value-type="string" calcext:value-type="string">
            <text:p>GB2A</text:p>
          </table:table-cell>
          <table:table-cell office:value-type="float" office:value="1.0025" calcext:value-type="float">
            <text:p>1.0025</text:p>
          </table:table-cell>
          <table:table-cell office:value-type="string" calcext:value-type="string">
            <text:p>G_id</text:p>
          </table:table-cell>
          <table:table-cell office:value-type="float" office:value="1.2742" calcext:value-type="float">
            <text:p>1.2742</text:p>
          </table:table-cell>
          <table:table-cell office:value-type="string" calcext:value-type="string">
            <text:p>G_cyc</text:p>
          </table:table-cell>
          <table:table-cell office:value-type="float" office:value="0.8711" calcext:value-type="float">
            <text:p>0.8711</text:p>
          </table:table-cell>
          <table:table-cell office:value-type="string" calcext:value-type="string">
            <text:p>D_A</text:p>
          </table:table-cell>
          <table:table-cell office:value-type="float" office:value="0.1584" calcext:value-type="float">
            <text:p>0.1584</text:p>
          </table:table-cell>
          <table:table-cell office:value-type="string" calcext:value-type="string">
            <text:p>D_B</text:p>
          </table:table-cell>
          <table:table-cell office:value-type="float" office:value="0.0337" calcext:value-type="float">
            <text:p>0.0337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12050" calcext:value-type="float">
            <text:p>12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2.6187" calcext:value-type="float">
            <text:p>12.6187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534" calcext:value-type="float">
            <text:p>0.0534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504" calcext:value-type="float">
            <text:p>0.9504</text:p>
          </table:table-cell>
          <table:table-cell office:value-type="string" calcext:value-type="string">
            <text:p>GB2A</text:p>
          </table:table-cell>
          <table:table-cell office:value-type="float" office:value="0.8671" calcext:value-type="float">
            <text:p>0.8671</text:p>
          </table:table-cell>
          <table:table-cell office:value-type="string" calcext:value-type="string">
            <text:p>G_id</text:p>
          </table:table-cell>
          <table:table-cell office:value-type="float" office:value="1.3142" calcext:value-type="float">
            <text:p>1.3142</text:p>
          </table:table-cell>
          <table:table-cell office:value-type="string" calcext:value-type="string">
            <text:p>G_cyc</text:p>
          </table:table-cell>
          <table:table-cell office:value-type="float" office:value="1.0801" calcext:value-type="float">
            <text:p>1.0801</text:p>
          </table:table-cell>
          <table:table-cell office:value-type="string" calcext:value-type="string">
            <text:p>D_A</text:p>
          </table:table-cell>
          <table:table-cell office:value-type="float" office:value="0.0846" calcext:value-type="float">
            <text:p>0.0846</text:p>
          </table:table-cell>
          <table:table-cell office:value-type="string" calcext:value-type="string">
            <text:p>D_B</text:p>
          </table:table-cell>
          <table:table-cell office:value-type="float" office:value="0.0223" calcext:value-type="float">
            <text:p>0.0223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12100" calcext:value-type="float">
            <text:p>12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0.4954" calcext:value-type="float">
            <text:p>10.4954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48" calcext:value-type="float">
            <text:p>0.0348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8461" calcext:value-type="float">
            <text:p>0.8461</text:p>
          </table:table-cell>
          <table:table-cell office:value-type="string" calcext:value-type="string">
            <text:p>GB2A</text:p>
          </table:table-cell>
          <table:table-cell office:value-type="float" office:value="1.1131" calcext:value-type="float">
            <text:p>1.1131</text:p>
          </table:table-cell>
          <table:table-cell office:value-type="string" calcext:value-type="string">
            <text:p>G_id</text:p>
          </table:table-cell>
          <table:table-cell office:value-type="float" office:value="1.2083" calcext:value-type="float">
            <text:p>1.2083</text:p>
          </table:table-cell>
          <table:table-cell office:value-type="string" calcext:value-type="string">
            <text:p>G_cyc</text:p>
          </table:table-cell>
          <table:table-cell office:value-type="float" office:value="0.8536" calcext:value-type="float">
            <text:p>0.8536</text:p>
          </table:table-cell>
          <table:table-cell office:value-type="string" calcext:value-type="string">
            <text:p>D_A</text:p>
          </table:table-cell>
          <table:table-cell office:value-type="float" office:value="0.0367" calcext:value-type="float">
            <text:p>0.0367</text:p>
          </table:table-cell>
          <table:table-cell office:value-type="string" calcext:value-type="string">
            <text:p>D_B</text:p>
          </table:table-cell>
          <table:table-cell office:value-type="float" office:value="0.0328" calcext:value-type="float">
            <text:p>0.0328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12150" calcext:value-type="float">
            <text:p>12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1.2558" calcext:value-type="float">
            <text:p>11.2558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752" calcext:value-type="float">
            <text:p>0.0752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149" calcext:value-type="float">
            <text:p>1.1149</text:p>
          </table:table-cell>
          <table:table-cell office:value-type="string" calcext:value-type="string">
            <text:p>GB2A</text:p>
          </table:table-cell>
          <table:table-cell office:value-type="float" office:value="0.6027" calcext:value-type="float">
            <text:p>0.6027</text:p>
          </table:table-cell>
          <table:table-cell office:value-type="string" calcext:value-type="string">
            <text:p>G_id</text:p>
          </table:table-cell>
          <table:table-cell office:value-type="float" office:value="1.5268" calcext:value-type="float">
            <text:p>1.5268</text:p>
          </table:table-cell>
          <table:table-cell office:value-type="string" calcext:value-type="string">
            <text:p>G_cyc</text:p>
          </table:table-cell>
          <table:table-cell office:value-type="float" office:value="0.9538" calcext:value-type="float">
            <text:p>0.9538</text:p>
          </table:table-cell>
          <table:table-cell office:value-type="string" calcext:value-type="string">
            <text:p>D_A</text:p>
          </table:table-cell>
          <table:table-cell office:value-type="float" office:value="0.1204" calcext:value-type="float">
            <text:p>0.1204</text:p>
          </table:table-cell>
          <table:table-cell office:value-type="string" calcext:value-type="string">
            <text:p>D_B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11.3591" calcext:value-type="float">
            <text:p>11.3591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5650985985994339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4.48" calcext:value-type="float">
            <text:p>104.48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13000" calcext:value-type="float">
            <text:p>13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1.435" calcext:value-type="float">
            <text:p>11.435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87" calcext:value-type="float">
            <text:p>0.0287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722" calcext:value-type="float">
            <text:p>1.0722</text:p>
          </table:table-cell>
          <table:table-cell office:value-type="string" calcext:value-type="string">
            <text:p>GB2A</text:p>
          </table:table-cell>
          <table:table-cell office:value-type="float" office:value="0.9641" calcext:value-type="float">
            <text:p>0.9641</text:p>
          </table:table-cell>
          <table:table-cell office:value-type="string" calcext:value-type="string">
            <text:p>G_id</text:p>
          </table:table-cell>
          <table:table-cell office:value-type="float" office:value="1.3908" calcext:value-type="float">
            <text:p>1.3908</text:p>
          </table:table-cell>
          <table:table-cell office:value-type="string" calcext:value-type="string">
            <text:p>G_cyc</text:p>
          </table:table-cell>
          <table:table-cell office:value-type="float" office:value="0.9399" calcext:value-type="float">
            <text:p>0.9399</text:p>
          </table:table-cell>
          <table:table-cell office:value-type="string" calcext:value-type="string">
            <text:p>D_A</text:p>
          </table:table-cell>
          <table:table-cell office:value-type="float" office:value="0.0295" calcext:value-type="float">
            <text:p>0.0295</text:p>
          </table:table-cell>
          <table:table-cell office:value-type="string" calcext:value-type="string">
            <text:p>D_B</text:p>
          </table:table-cell>
          <table:table-cell office:value-type="float" office:value="0.0279" calcext:value-type="float">
            <text:p>0.0279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13050" calcext:value-type="float">
            <text:p>13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3157" calcext:value-type="float">
            <text:p>9.3157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556" calcext:value-type="float">
            <text:p>0.0556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247" calcext:value-type="float">
            <text:p>0.9247</text:p>
          </table:table-cell>
          <table:table-cell office:value-type="string" calcext:value-type="string">
            <text:p>GB2A</text:p>
          </table:table-cell>
          <table:table-cell office:value-type="float" office:value="0.7371" calcext:value-type="float">
            <text:p>0.7371</text:p>
          </table:table-cell>
          <table:table-cell office:value-type="string" calcext:value-type="string">
            <text:p>G_id</text:p>
          </table:table-cell>
          <table:table-cell office:value-type="float" office:value="1.3134" calcext:value-type="float">
            <text:p>1.3134</text:p>
          </table:table-cell>
          <table:table-cell office:value-type="string" calcext:value-type="string">
            <text:p>G_cyc</text:p>
          </table:table-cell>
          <table:table-cell office:value-type="float" office:value="0.7654" calcext:value-type="float">
            <text:p>0.7654</text:p>
          </table:table-cell>
          <table:table-cell office:value-type="string" calcext:value-type="string">
            <text:p>D_A</text:p>
          </table:table-cell>
          <table:table-cell office:value-type="float" office:value="0.0739" calcext:value-type="float">
            <text:p>0.0739</text:p>
          </table:table-cell>
          <table:table-cell office:value-type="string" calcext:value-type="string">
            <text:p>D_B</text:p>
          </table:table-cell>
          <table:table-cell office:value-type="float" office:value="0.0372" calcext:value-type="float">
            <text:p>0.0372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0.0263" calcext:value-type="float">
            <text:p>10.0263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32" calcext:value-type="float">
            <text:p>0.0332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384" calcext:value-type="float">
            <text:p>0.9384</text:p>
          </table:table-cell>
          <table:table-cell office:value-type="string" calcext:value-type="string">
            <text:p>GB2A</text:p>
          </table:table-cell>
          <table:table-cell office:value-type="float" office:value="1.2201" calcext:value-type="float">
            <text:p>1.2201</text:p>
          </table:table-cell>
          <table:table-cell office:value-type="string" calcext:value-type="string">
            <text:p>G_id</text:p>
          </table:table-cell>
          <table:table-cell office:value-type="float" office:value="1.1835" calcext:value-type="float">
            <text:p>1.1835</text:p>
          </table:table-cell>
          <table:table-cell office:value-type="string" calcext:value-type="string">
            <text:p>G_cyc</text:p>
          </table:table-cell>
          <table:table-cell office:value-type="float" office:value="0.7868" calcext:value-type="float">
            <text:p>0.7868</text:p>
          </table:table-cell>
          <table:table-cell office:value-type="string" calcext:value-type="string">
            <text:p>D_A</text:p>
          </table:table-cell>
          <table:table-cell office:value-type="float" office:value="0.0455" calcext:value-type="float">
            <text:p>0.0455</text:p>
          </table:table-cell>
          <table:table-cell office:value-type="string" calcext:value-type="string">
            <text:p>D_B</text:p>
          </table:table-cell>
          <table:table-cell office:value-type="float" office:value="0.0208" calcext:value-type="float">
            <text:p>0.0208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13150" calcext:value-type="float">
            <text:p>13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0.8847" calcext:value-type="float">
            <text:p>10.8847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1105" calcext:value-type="float">
            <text:p>0.1105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8775" calcext:value-type="float">
            <text:p>0.8775</text:p>
          </table:table-cell>
          <table:table-cell office:value-type="string" calcext:value-type="string">
            <text:p>GB2A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G_id</text:p>
          </table:table-cell>
          <table:table-cell office:value-type="float" office:value="1.5691" calcext:value-type="float">
            <text:p>1.5691</text:p>
          </table:table-cell>
          <table:table-cell office:value-type="string" calcext:value-type="string">
            <text:p>G_cyc</text:p>
          </table:table-cell>
          <table:table-cell office:value-type="float" office:value="0.9367" calcext:value-type="float">
            <text:p>0.9367</text:p>
          </table:table-cell>
          <table:table-cell office:value-type="string" calcext:value-type="string">
            <text:p>D_A</text:p>
          </table:table-cell>
          <table:table-cell office:value-type="float" office:value="0.1058" calcext:value-type="float">
            <text:p>0.1058</text:p>
          </table:table-cell>
          <table:table-cell office:value-type="string" calcext:value-type="string">
            <text:p>D_B</text:p>
          </table:table-cell>
          <table:table-cell office:value-type="float" office:value="0.1152" calcext:value-type="float">
            <text:p>0.1152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10.225" calcext:value-type="float">
            <text:p>10.225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24909745901823044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4.49" calcext:value-type="float">
            <text:p>104.49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14000" calcext:value-type="float">
            <text:p>14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0.8915" calcext:value-type="float">
            <text:p>10.8915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559" calcext:value-type="float">
            <text:p>0.0559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4275" calcext:value-type="float">
            <text:p>1.4275</text:p>
          </table:table-cell>
          <table:table-cell office:value-type="string" calcext:value-type="string">
            <text:p>GB2A</text:p>
          </table:table-cell>
          <table:table-cell office:value-type="float" office:value="0.6903" calcext:value-type="float">
            <text:p>0.6903</text:p>
          </table:table-cell>
          <table:table-cell office:value-type="string" calcext:value-type="string">
            <text:p>G_id</text:p>
          </table:table-cell>
          <table:table-cell office:value-type="float" office:value="1.4063" calcext:value-type="float">
            <text:p>1.4063</text:p>
          </table:table-cell>
          <table:table-cell office:value-type="string" calcext:value-type="string">
            <text:p>G_cyc</text:p>
          </table:table-cell>
          <table:table-cell office:value-type="float" office:value="0.8774" calcext:value-type="float">
            <text:p>0.8774</text:p>
          </table:table-cell>
          <table:table-cell office:value-type="string" calcext:value-type="string">
            <text:p>D_A</text:p>
          </table:table-cell>
          <table:table-cell office:value-type="float" office:value="0.0857" calcext:value-type="float">
            <text:p>0.0857</text:p>
          </table:table-cell>
          <table:table-cell office:value-type="string" calcext:value-type="string">
            <text:p>D_B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14050" calcext:value-type="float">
            <text:p>14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5632" calcext:value-type="float">
            <text:p>9.5632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721" calcext:value-type="float">
            <text:p>0.0721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8534" calcext:value-type="float">
            <text:p>0.8534</text:p>
          </table:table-cell>
          <table:table-cell office:value-type="string" calcext:value-type="string">
            <text:p>GB2A</text:p>
          </table:table-cell>
          <table:table-cell office:value-type="float" office:value="0.905" calcext:value-type="float">
            <text:p>0.905</text:p>
          </table:table-cell>
          <table:table-cell office:value-type="string" calcext:value-type="string">
            <text:p>G_id</text:p>
          </table:table-cell>
          <table:table-cell office:value-type="float" office:value="1.2257" calcext:value-type="float">
            <text:p>1.2257</text:p>
          </table:table-cell>
          <table:table-cell office:value-type="string" calcext:value-type="string">
            <text:p>G_cyc</text:p>
          </table:table-cell>
          <table:table-cell office:value-type="float" office:value="0.7805" calcext:value-type="float">
            <text:p>0.7805</text:p>
          </table:table-cell>
          <table:table-cell office:value-type="string" calcext:value-type="string">
            <text:p>D_A</text:p>
          </table:table-cell>
          <table:table-cell office:value-type="float" office:value="0.118" calcext:value-type="float">
            <text:p>0.118</text:p>
          </table:table-cell>
          <table:table-cell office:value-type="string" calcext:value-type="string">
            <text:p>D_B</text:p>
          </table:table-cell>
          <table:table-cell office:value-type="float" office:value="0.0261" calcext:value-type="float">
            <text:p>0.0261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14100" calcext:value-type="float">
            <text:p>14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7294" calcext:value-type="float">
            <text:p>9.7294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66" calcext:value-type="float">
            <text:p>0.0366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08" calcext:value-type="float">
            <text:p>0.908</text:p>
          </table:table-cell>
          <table:table-cell office:value-type="string" calcext:value-type="string">
            <text:p>GB2A</text:p>
          </table:table-cell>
          <table:table-cell office:value-type="float" office:value="0.9004" calcext:value-type="float">
            <text:p>0.9004</text:p>
          </table:table-cell>
          <table:table-cell office:value-type="string" calcext:value-type="string">
            <text:p>G_id</text:p>
          </table:table-cell>
          <table:table-cell office:value-type="float" office:value="1.4369" calcext:value-type="float">
            <text:p>1.4369</text:p>
          </table:table-cell>
          <table:table-cell office:value-type="string" calcext:value-type="string">
            <text:p>G_cyc</text:p>
          </table:table-cell>
          <table:table-cell office:value-type="float" office:value="0.7921" calcext:value-type="float">
            <text:p>0.7921</text:p>
          </table:table-cell>
          <table:table-cell office:value-type="string" calcext:value-type="string">
            <text:p>D_A</text:p>
          </table:table-cell>
          <table:table-cell office:value-type="float" office:value="0.0512" calcext:value-type="float">
            <text:p>0.0512</text:p>
          </table:table-cell>
          <table:table-cell office:value-type="string" calcext:value-type="string">
            <text:p>D_B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14150" calcext:value-type="float">
            <text:p>14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0.6722" calcext:value-type="float">
            <text:p>10.6722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451" calcext:value-type="float">
            <text:p>0.0451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158" calcext:value-type="float">
            <text:p>1.1158</text:p>
          </table:table-cell>
          <table:table-cell office:value-type="string" calcext:value-type="string">
            <text:p>GB2A</text:p>
          </table:table-cell>
          <table:table-cell office:value-type="float" office:value="0.8949" calcext:value-type="float">
            <text:p>0.8949</text:p>
          </table:table-cell>
          <table:table-cell office:value-type="string" calcext:value-type="string">
            <text:p>G_id</text:p>
          </table:table-cell>
          <table:table-cell office:value-type="float" office:value="1.5014" calcext:value-type="float">
            <text:p>1.5014</text:p>
          </table:table-cell>
          <table:table-cell office:value-type="string" calcext:value-type="string">
            <text:p>G_cyc</text:p>
          </table:table-cell>
          <table:table-cell office:value-type="float" office:value="0.8662" calcext:value-type="float">
            <text:p>0.8662</text:p>
          </table:table-cell>
          <table:table-cell office:value-type="string" calcext:value-type="string">
            <text:p>D_A</text:p>
          </table:table-cell>
          <table:table-cell office:value-type="float" office:value="0.0705" calcext:value-type="float">
            <text:p>0.0705</text:p>
          </table:table-cell>
          <table:table-cell office:value-type="string" calcext:value-type="string">
            <text:p>D_B</text:p>
          </table:table-cell>
          <table:table-cell office:value-type="float" office:value="0.0198" calcext:value-type="float">
            <text:p>0.0198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10.0871" calcext:value-type="float">
            <text:p>10.0871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5016395449638367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4.47" calcext:value-type="float">
            <text:p>104.47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0.8951" calcext:value-type="float">
            <text:p>10.8951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641" calcext:value-type="float">
            <text:p>0.0641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348" calcext:value-type="float">
            <text:p>1.0348</text:p>
          </table:table-cell>
          <table:table-cell office:value-type="string" calcext:value-type="string">
            <text:p>GB2A</text:p>
          </table:table-cell>
          <table:table-cell office:value-type="float" office:value="0.5804" calcext:value-type="float">
            <text:p>0.5804</text:p>
          </table:table-cell>
          <table:table-cell office:value-type="string" calcext:value-type="string">
            <text:p>G_id</text:p>
          </table:table-cell>
          <table:table-cell office:value-type="float" office:value="1.5203" calcext:value-type="float">
            <text:p>1.5203</text:p>
          </table:table-cell>
          <table:table-cell office:value-type="string" calcext:value-type="string">
            <text:p>G_cyc</text:p>
          </table:table-cell>
          <table:table-cell office:value-type="float" office:value="0.928" calcext:value-type="float">
            <text:p>0.928</text:p>
          </table:table-cell>
          <table:table-cell office:value-type="string" calcext:value-type="string">
            <text:p>D_A</text:p>
          </table:table-cell>
          <table:table-cell office:value-type="float" office:value="0.111" calcext:value-type="float">
            <text:p>0.111</text:p>
          </table:table-cell>
          <table:table-cell office:value-type="string" calcext:value-type="string">
            <text:p>D_B</text:p>
          </table:table-cell>
          <table:table-cell office:value-type="float" office:value="0.0172" calcext:value-type="float">
            <text:p>0.0172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15050" calcext:value-type="float">
            <text:p>15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0.4708" calcext:value-type="float">
            <text:p>10.4708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447" calcext:value-type="float">
            <text:p>0.0447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8333" calcext:value-type="float">
            <text:p>0.8333</text:p>
          </table:table-cell>
          <table:table-cell office:value-type="string" calcext:value-type="string">
            <text:p>GB2A</text:p>
          </table:table-cell>
          <table:table-cell office:value-type="float" office:value="0.9394" calcext:value-type="float">
            <text:p>0.9394</text:p>
          </table:table-cell>
          <table:table-cell office:value-type="string" calcext:value-type="string">
            <text:p>G_id</text:p>
          </table:table-cell>
          <table:table-cell office:value-type="float" office:value="1.493" calcext:value-type="float">
            <text:p>1.493</text:p>
          </table:table-cell>
          <table:table-cell office:value-type="string" calcext:value-type="string">
            <text:p>G_cyc</text:p>
          </table:table-cell>
          <table:table-cell office:value-type="float" office:value="0.8698" calcext:value-type="float">
            <text:p>0.8698</text:p>
          </table:table-cell>
          <table:table-cell office:value-type="string" calcext:value-type="string">
            <text:p>D_A</text:p>
          </table:table-cell>
          <table:table-cell office:value-type="float" office:value="0.0442" calcext:value-type="float">
            <text:p>0.0442</text:p>
          </table:table-cell>
          <table:table-cell office:value-type="string" calcext:value-type="string">
            <text:p>D_B</text:p>
          </table:table-cell>
          <table:table-cell office:value-type="float" office:value="0.0452" calcext:value-type="float">
            <text:p>0.0452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15100" calcext:value-type="float">
            <text:p>15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1.0367" calcext:value-type="float">
            <text:p>11.0367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1047" calcext:value-type="float">
            <text:p>0.1047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8875" calcext:value-type="float">
            <text:p>0.8875</text:p>
          </table:table-cell>
          <table:table-cell office:value-type="string" calcext:value-type="string">
            <text:p>GB2A</text:p>
          </table:table-cell>
          <table:table-cell office:value-type="float" office:value="0.9266" calcext:value-type="float">
            <text:p>0.9266</text:p>
          </table:table-cell>
          <table:table-cell office:value-type="string" calcext:value-type="string">
            <text:p>G_id</text:p>
          </table:table-cell>
          <table:table-cell office:value-type="float" office:value="1.5219" calcext:value-type="float">
            <text:p>1.5219</text:p>
          </table:table-cell>
          <table:table-cell office:value-type="string" calcext:value-type="string">
            <text:p>G_cyc</text:p>
          </table:table-cell>
          <table:table-cell office:value-type="float" office:value="0.9223" calcext:value-type="float">
            <text:p>0.9223</text:p>
          </table:table-cell>
          <table:table-cell office:value-type="string" calcext:value-type="string">
            <text:p>D_A</text:p>
          </table:table-cell>
          <table:table-cell office:value-type="float" office:value="0.1576" calcext:value-type="float">
            <text:p>0.1576</text:p>
          </table:table-cell>
          <table:table-cell office:value-type="string" calcext:value-type="string">
            <text:p>D_B</text:p>
          </table:table-cell>
          <table:table-cell office:value-type="float" office:value="0.0517" calcext:value-type="float">
            <text:p>0.0517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15150" calcext:value-type="float">
            <text:p>15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0.001" calcext:value-type="float">
            <text:p>10.001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65" calcext:value-type="float">
            <text:p>0.065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6116" calcext:value-type="float">
            <text:p>0.6116</text:p>
          </table:table-cell>
          <table:table-cell office:value-type="string" calcext:value-type="string">
            <text:p>GB2A</text:p>
          </table:table-cell>
          <table:table-cell office:value-type="float" office:value="0.8033" calcext:value-type="float">
            <text:p>0.8033</text:p>
          </table:table-cell>
          <table:table-cell office:value-type="string" calcext:value-type="string">
            <text:p>G_id</text:p>
          </table:table-cell>
          <table:table-cell office:value-type="float" office:value="1.4007" calcext:value-type="float">
            <text:p>1.4007</text:p>
          </table:table-cell>
          <table:table-cell office:value-type="string" calcext:value-type="string">
            <text:p>G_cyc</text:p>
          </table:table-cell>
          <table:table-cell office:value-type="float" office:value="0.8586" calcext:value-type="float">
            <text:p>0.8586</text:p>
          </table:table-cell>
          <table:table-cell office:value-type="string" calcext:value-type="string">
            <text:p>D_A</text:p>
          </table:table-cell>
          <table:table-cell office:value-type="float" office:value="0.0636" calcext:value-type="float">
            <text:p>0.0636</text:p>
          </table:table-cell>
          <table:table-cell office:value-type="string" calcext:value-type="string">
            <text:p>D_B</text:p>
          </table:table-cell>
          <table:table-cell office:value-type="float" office:value="0.0664" calcext:value-type="float">
            <text:p>0.0664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10.4513" calcext:value-type="float">
            <text:p>10.4513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4237173870205879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4.52" calcext:value-type="float">
            <text:p>104.52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16000" calcext:value-type="float">
            <text:p>16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0.2027" calcext:value-type="float">
            <text:p>10.2027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613" calcext:value-type="float">
            <text:p>0.0613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013" calcext:value-type="float">
            <text:p>1.0013</text:p>
          </table:table-cell>
          <table:table-cell office:value-type="string" calcext:value-type="string">
            <text:p>GB2A</text:p>
          </table:table-cell>
          <table:table-cell office:value-type="float" office:value="0.9557" calcext:value-type="float">
            <text:p>0.9557</text:p>
          </table:table-cell>
          <table:table-cell office:value-type="string" calcext:value-type="string">
            <text:p>G_id</text:p>
          </table:table-cell>
          <table:table-cell office:value-type="float" office:value="1.4921" calcext:value-type="float">
            <text:p>1.4921</text:p>
          </table:table-cell>
          <table:table-cell office:value-type="string" calcext:value-type="string">
            <text:p>G_cyc</text:p>
          </table:table-cell>
          <table:table-cell office:value-type="float" office:value="0.8246" calcext:value-type="float">
            <text:p>0.8246</text:p>
          </table:table-cell>
          <table:table-cell office:value-type="string" calcext:value-type="string">
            <text:p>D_A</text:p>
          </table:table-cell>
          <table:table-cell office:value-type="float" office:value="0.084" calcext:value-type="float">
            <text:p>0.084</text:p>
          </table:table-cell>
          <table:table-cell office:value-type="string" calcext:value-type="string">
            <text:p>D_B</text:p>
          </table:table-cell>
          <table:table-cell office:value-type="float" office:value="0.0385" calcext:value-type="float">
            <text:p>0.0385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16050" calcext:value-type="float">
            <text:p>16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0.3491" calcext:value-type="float">
            <text:p>10.3491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536" calcext:value-type="float">
            <text:p>0.0536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8244" calcext:value-type="float">
            <text:p>0.8244</text:p>
          </table:table-cell>
          <table:table-cell office:value-type="string" calcext:value-type="string">
            <text:p>GB2A</text:p>
          </table:table-cell>
          <table:table-cell office:value-type="float" office:value="0.9794" calcext:value-type="float">
            <text:p>0.9794</text:p>
          </table:table-cell>
          <table:table-cell office:value-type="string" calcext:value-type="string">
            <text:p>G_id</text:p>
          </table:table-cell>
          <table:table-cell office:value-type="float" office:value="1.4523" calcext:value-type="float">
            <text:p>1.4523</text:p>
          </table:table-cell>
          <table:table-cell office:value-type="string" calcext:value-type="string">
            <text:p>G_cyc</text:p>
          </table:table-cell>
          <table:table-cell office:value-type="float" office:value="0.8545" calcext:value-type="float">
            <text:p>0.8545</text:p>
          </table:table-cell>
          <table:table-cell office:value-type="string" calcext:value-type="string">
            <text:p>D_A</text:p>
          </table:table-cell>
          <table:table-cell office:value-type="float" office:value="0.0676" calcext:value-type="float">
            <text:p>0.0676</text:p>
          </table:table-cell>
          <table:table-cell office:value-type="string" calcext:value-type="string">
            <text:p>D_B</text:p>
          </table:table-cell>
          <table:table-cell office:value-type="float" office:value="0.0396" calcext:value-type="float">
            <text:p>0.0396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16100" calcext:value-type="float">
            <text:p>16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1.1816" calcext:value-type="float">
            <text:p>11.1816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581" calcext:value-type="float">
            <text:p>0.0581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476" calcext:value-type="float">
            <text:p>0.9476</text:p>
          </table:table-cell>
          <table:table-cell office:value-type="string" calcext:value-type="string">
            <text:p>GB2A</text:p>
          </table:table-cell>
          <table:table-cell office:value-type="float" office:value="0.7037" calcext:value-type="float">
            <text:p>0.7037</text:p>
          </table:table-cell>
          <table:table-cell office:value-type="string" calcext:value-type="string">
            <text:p>G_id</text:p>
          </table:table-cell>
          <table:table-cell office:value-type="float" office:value="1.6018" calcext:value-type="float">
            <text:p>1.6018</text:p>
          </table:table-cell>
          <table:table-cell office:value-type="string" calcext:value-type="string">
            <text:p>G_cyc</text:p>
          </table:table-cell>
          <table:table-cell office:value-type="float" office:value="0.953" calcext:value-type="float">
            <text:p>0.953</text:p>
          </table:table-cell>
          <table:table-cell office:value-type="string" calcext:value-type="string">
            <text:p>D_A</text:p>
          </table:table-cell>
          <table:table-cell office:value-type="float" office:value="0.0805" calcext:value-type="float">
            <text:p>0.0805</text:p>
          </table:table-cell>
          <table:table-cell office:value-type="string" calcext:value-type="string">
            <text:p>D_B</text:p>
          </table:table-cell>
          <table:table-cell office:value-type="float" office:value="0.0356" calcext:value-type="float">
            <text:p>0.0356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16150" calcext:value-type="float">
            <text:p>16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9677" calcext:value-type="float">
            <text:p>9.9677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24" calcext:value-type="float">
            <text:p>0.0224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608" calcext:value-type="float">
            <text:p>1.0608</text:p>
          </table:table-cell>
          <table:table-cell office:value-type="string" calcext:value-type="string">
            <text:p>GB2A</text:p>
          </table:table-cell>
          <table:table-cell office:value-type="float" office:value="1.0585" calcext:value-type="float">
            <text:p>1.0585</text:p>
          </table:table-cell>
          <table:table-cell office:value-type="string" calcext:value-type="string">
            <text:p>G_id</text:p>
          </table:table-cell>
          <table:table-cell office:value-type="float" office:value="1.233" calcext:value-type="float">
            <text:p>1.233</text:p>
          </table:table-cell>
          <table:table-cell office:value-type="string" calcext:value-type="string">
            <text:p>G_cyc</text:p>
          </table:table-cell>
          <table:table-cell office:value-type="float" office:value="0.7848" calcext:value-type="float">
            <text:p>0.7848</text:p>
          </table:table-cell>
          <table:table-cell office:value-type="string" calcext:value-type="string">
            <text:p>D_A</text:p>
          </table:table-cell>
          <table:table-cell office:value-type="float" office:value="0.0362" calcext:value-type="float">
            <text:p>0.0362</text:p>
          </table:table-cell>
          <table:table-cell office:value-type="string" calcext:value-type="string">
            <text:p>D_B</text:p>
          </table:table-cell>
          <table:table-cell office:value-type="float" office:value="0.0085" calcext:value-type="float">
            <text:p>0.0085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10.2846" calcext:value-type="float">
            <text:p>10.2846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3307363763451576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4.49" calcext:value-type="float">
            <text:p>104.49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17000" calcext:value-type="float">
            <text:p>17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2834" calcext:value-type="float">
            <text:p>9.2834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489" calcext:value-type="float">
            <text:p>0.0489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462" calcext:value-type="float">
            <text:p>0.9462</text:p>
          </table:table-cell>
          <table:table-cell office:value-type="string" calcext:value-type="string">
            <text:p>GB2A</text:p>
          </table:table-cell>
          <table:table-cell office:value-type="float" office:value="0.7957" calcext:value-type="float">
            <text:p>0.7957</text:p>
          </table:table-cell>
          <table:table-cell office:value-type="string" calcext:value-type="string">
            <text:p>G_id</text:p>
          </table:table-cell>
          <table:table-cell office:value-type="float" office:value="1.3985" calcext:value-type="float">
            <text:p>1.3985</text:p>
          </table:table-cell>
          <table:table-cell office:value-type="string" calcext:value-type="string">
            <text:p>G_cyc</text:p>
          </table:table-cell>
          <table:table-cell office:value-type="float" office:value="0.7541" calcext:value-type="float">
            <text:p>0.7541</text:p>
          </table:table-cell>
          <table:table-cell office:value-type="string" calcext:value-type="string">
            <text:p>D_A</text:p>
          </table:table-cell>
          <table:table-cell office:value-type="float" office:value="0.0845" calcext:value-type="float">
            <text:p>0.0845</text:p>
          </table:table-cell>
          <table:table-cell office:value-type="string" calcext:value-type="string">
            <text:p>D_B</text:p>
          </table:table-cell>
          <table:table-cell office:value-type="float" office:value="0.0133" calcext:value-type="float">
            <text:p>0.0133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17050" calcext:value-type="float">
            <text:p>17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471" calcext:value-type="float">
            <text:p>9.471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565" calcext:value-type="float">
            <text:p>0.0565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7075" calcext:value-type="float">
            <text:p>0.7075</text:p>
          </table:table-cell>
          <table:table-cell office:value-type="string" calcext:value-type="string">
            <text:p>GB2A</text:p>
          </table:table-cell>
          <table:table-cell office:value-type="float" office:value="0.6522" calcext:value-type="float">
            <text:p>0.6522</text:p>
          </table:table-cell>
          <table:table-cell office:value-type="string" calcext:value-type="string">
            <text:p>G_id</text:p>
          </table:table-cell>
          <table:table-cell office:value-type="float" office:value="1.5372" calcext:value-type="float">
            <text:p>1.5372</text:p>
          </table:table-cell>
          <table:table-cell office:value-type="string" calcext:value-type="string">
            <text:p>G_cyc</text:p>
          </table:table-cell>
          <table:table-cell office:value-type="float" office:value="0.8111" calcext:value-type="float">
            <text:p>0.8111</text:p>
          </table:table-cell>
          <table:table-cell office:value-type="string" calcext:value-type="string">
            <text:p>D_A</text:p>
          </table:table-cell>
          <table:table-cell office:value-type="float" office:value="0.0693" calcext:value-type="float">
            <text:p>0.0693</text:p>
          </table:table-cell>
          <table:table-cell office:value-type="string" calcext:value-type="string">
            <text:p>D_B</text:p>
          </table:table-cell>
          <table:table-cell office:value-type="float" office:value="0.0438" calcext:value-type="float">
            <text:p>0.0438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17100" calcext:value-type="float">
            <text:p>17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0.3074" calcext:value-type="float">
            <text:p>10.3074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44" calcext:value-type="float">
            <text:p>0.0344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932" calcext:value-type="float">
            <text:p>1.0932</text:p>
          </table:table-cell>
          <table:table-cell office:value-type="string" calcext:value-type="string">
            <text:p>GB2A</text:p>
          </table:table-cell>
          <table:table-cell office:value-type="float" office:value="0.9265" calcext:value-type="float">
            <text:p>0.9265</text:p>
          </table:table-cell>
          <table:table-cell office:value-type="string" calcext:value-type="string">
            <text:p>G_id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G_cyc</text:p>
          </table:table-cell>
          <table:table-cell office:value-type="float" office:value="0.8288" calcext:value-type="float">
            <text:p>0.8288</text:p>
          </table:table-cell>
          <table:table-cell office:value-type="string" calcext:value-type="string">
            <text:p>D_A</text:p>
          </table:table-cell>
          <table:table-cell office:value-type="float" office:value="0.0481" calcext:value-type="float">
            <text:p>0.0481</text:p>
          </table:table-cell>
          <table:table-cell office:value-type="string" calcext:value-type="string">
            <text:p>D_B</text:p>
          </table:table-cell>
          <table:table-cell office:value-type="float" office:value="0.0207" calcext:value-type="float">
            <text:p>0.0207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17150" calcext:value-type="float">
            <text:p>17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0.2744" calcext:value-type="float">
            <text:p>10.2744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724" calcext:value-type="float">
            <text:p>0.0724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455" calcext:value-type="float">
            <text:p>1.1455</text:p>
          </table:table-cell>
          <table:table-cell office:value-type="string" calcext:value-type="string">
            <text:p>GB2A</text:p>
          </table:table-cell>
          <table:table-cell office:value-type="float" office:value="0.7754" calcext:value-type="float">
            <text:p>0.7754</text:p>
          </table:table-cell>
          <table:table-cell office:value-type="string" calcext:value-type="string">
            <text:p>G_id</text:p>
          </table:table-cell>
          <table:table-cell office:value-type="float" office:value="1.6111" calcext:value-type="float">
            <text:p>1.6111</text:p>
          </table:table-cell>
          <table:table-cell office:value-type="string" calcext:value-type="string">
            <text:p>G_cyc</text:p>
          </table:table-cell>
          <table:table-cell office:value-type="float" office:value="0.8354" calcext:value-type="float">
            <text:p>0.8354</text:p>
          </table:table-cell>
          <table:table-cell office:value-type="string" calcext:value-type="string">
            <text:p>D_A</text:p>
          </table:table-cell>
          <table:table-cell office:value-type="float" office:value="0.0796" calcext:value-type="float">
            <text:p>0.0796</text:p>
          </table:table-cell>
          <table:table-cell office:value-type="string" calcext:value-type="string">
            <text:p>D_B</text:p>
          </table:table-cell>
          <table:table-cell office:value-type="float" office:value="0.0651" calcext:value-type="float">
            <text:p>0.0651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10.4986" calcext:value-type="float">
            <text:p>10.4986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4546910896897316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4.43" calcext:value-type="float">
            <text:p>104.43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18000" calcext:value-type="float">
            <text:p>18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5352" calcext:value-type="float">
            <text:p>9.5352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695" calcext:value-type="float">
            <text:p>0.0695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7556" calcext:value-type="float">
            <text:p>0.7556</text:p>
          </table:table-cell>
          <table:table-cell office:value-type="string" calcext:value-type="string">
            <text:p>GB2A</text:p>
          </table:table-cell>
          <table:table-cell office:value-type="float" office:value="1.264" calcext:value-type="float">
            <text:p>1.264</text:p>
          </table:table-cell>
          <table:table-cell office:value-type="string" calcext:value-type="string">
            <text:p>G_id</text:p>
          </table:table-cell>
          <table:table-cell office:value-type="float" office:value="1.2317" calcext:value-type="float">
            <text:p>1.2317</text:p>
          </table:table-cell>
          <table:table-cell office:value-type="string" calcext:value-type="string">
            <text:p>G_cyc</text:p>
          </table:table-cell>
          <table:table-cell office:value-type="float" office:value="0.7516" calcext:value-type="float">
            <text:p>0.7516</text:p>
          </table:table-cell>
          <table:table-cell office:value-type="string" calcext:value-type="string">
            <text:p>D_A</text:p>
          </table:table-cell>
          <table:table-cell office:value-type="float" office:value="0.0934" calcext:value-type="float">
            <text:p>0.0934</text:p>
          </table:table-cell>
          <table:table-cell office:value-type="string" calcext:value-type="string">
            <text:p>D_B</text:p>
          </table:table-cell>
          <table:table-cell office:value-type="float" office:value="0.0456" calcext:value-type="float">
            <text:p>0.0456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18050" calcext:value-type="float">
            <text:p>18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0.5009" calcext:value-type="float">
            <text:p>10.5009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492" calcext:value-type="float">
            <text:p>0.0492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454" calcext:value-type="float">
            <text:p>1.0454</text:p>
          </table:table-cell>
          <table:table-cell office:value-type="string" calcext:value-type="string">
            <text:p>GB2A</text:p>
          </table:table-cell>
          <table:table-cell office:value-type="float" office:value="0.719" calcext:value-type="float">
            <text:p>0.719</text:p>
          </table:table-cell>
          <table:table-cell office:value-type="string" calcext:value-type="string">
            <text:p>G_id</text:p>
          </table:table-cell>
          <table:table-cell office:value-type="float" office:value="1.5061" calcext:value-type="float">
            <text:p>1.5061</text:p>
          </table:table-cell>
          <table:table-cell office:value-type="string" calcext:value-type="string">
            <text:p>G_cyc</text:p>
          </table:table-cell>
          <table:table-cell office:value-type="float" office:value="0.8736" calcext:value-type="float">
            <text:p>0.8736</text:p>
          </table:table-cell>
          <table:table-cell office:value-type="string" calcext:value-type="string">
            <text:p>D_A</text:p>
          </table:table-cell>
          <table:table-cell office:value-type="float" office:value="0.0838" calcext:value-type="float">
            <text:p>0.0838</text:p>
          </table:table-cell>
          <table:table-cell office:value-type="string" calcext:value-type="string">
            <text:p>D_B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18100" calcext:value-type="float">
            <text:p>18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1.9262" calcext:value-type="float">
            <text:p>11.9262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505" calcext:value-type="float">
            <text:p>0.0505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3576" calcext:value-type="float">
            <text:p>1.3576</text:p>
          </table:table-cell>
          <table:table-cell office:value-type="string" calcext:value-type="string">
            <text:p>GB2A</text:p>
          </table:table-cell>
          <table:table-cell office:value-type="float" office:value="0.8089" calcext:value-type="float">
            <text:p>0.8089</text:p>
          </table:table-cell>
          <table:table-cell office:value-type="string" calcext:value-type="string">
            <text:p>G_id</text:p>
          </table:table-cell>
          <table:table-cell office:value-type="float" office:value="1.5053" calcext:value-type="float">
            <text:p>1.5053</text:p>
          </table:table-cell>
          <table:table-cell office:value-type="string" calcext:value-type="string">
            <text:p>G_cyc</text:p>
          </table:table-cell>
          <table:table-cell office:value-type="float" office:value="0.976" calcext:value-type="float">
            <text:p>0.976</text:p>
          </table:table-cell>
          <table:table-cell office:value-type="string" calcext:value-type="string">
            <text:p>D_A</text:p>
          </table:table-cell>
          <table:table-cell office:value-type="float" office:value="0.0678" calcext:value-type="float">
            <text:p>0.0678</text:p>
          </table:table-cell>
          <table:table-cell office:value-type="string" calcext:value-type="string">
            <text:p>D_B</text:p>
          </table:table-cell>
          <table:table-cell office:value-type="float" office:value="0.0333" calcext:value-type="float">
            <text:p>0.0333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18150" calcext:value-type="float">
            <text:p>18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8908" calcext:value-type="float">
            <text:p>9.8908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3" calcext:value-type="float">
            <text:p>0.033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092" calcext:value-type="float">
            <text:p>1.0092</text:p>
          </table:table-cell>
          <table:table-cell office:value-type="string" calcext:value-type="string">
            <text:p>GB2A</text:p>
          </table:table-cell>
          <table:table-cell office:value-type="float" office:value="0.9067" calcext:value-type="float">
            <text:p>0.9067</text:p>
          </table:table-cell>
          <table:table-cell office:value-type="string" calcext:value-type="string">
            <text:p>G_id</text:p>
          </table:table-cell>
          <table:table-cell office:value-type="float" office:value="1.5383" calcext:value-type="float">
            <text:p>1.5383</text:p>
          </table:table-cell>
          <table:table-cell office:value-type="string" calcext:value-type="string">
            <text:p>G_cyc</text:p>
          </table:table-cell>
          <table:table-cell office:value-type="float" office:value="0.7975" calcext:value-type="float">
            <text:p>0.7975</text:p>
          </table:table-cell>
          <table:table-cell office:value-type="string" calcext:value-type="string">
            <text:p>D_A</text:p>
          </table:table-cell>
          <table:table-cell office:value-type="float" office:value="0.0406" calcext:value-type="float">
            <text:p>0.0406</text:p>
          </table:table-cell>
          <table:table-cell office:value-type="string" calcext:value-type="string">
            <text:p>D_B</text:p>
          </table:table-cell>
          <table:table-cell office:value-type="float" office:value="0.0255" calcext:value-type="float">
            <text:p>0.0255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9.9562" calcext:value-type="float">
            <text:p>9.9562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3185322508215904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4.51" calcext:value-type="float">
            <text:p>104.51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19000" calcext:value-type="float">
            <text:p>19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0.6155" calcext:value-type="float">
            <text:p>10.6155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02" calcext:value-type="float">
            <text:p>0.0302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2721" calcext:value-type="float">
            <text:p>1.2721</text:p>
          </table:table-cell>
          <table:table-cell office:value-type="string" calcext:value-type="string">
            <text:p>GB2A</text:p>
          </table:table-cell>
          <table:table-cell office:value-type="float" office:value="0.9467" calcext:value-type="float">
            <text:p>0.9467</text:p>
          </table:table-cell>
          <table:table-cell office:value-type="string" calcext:value-type="string">
            <text:p>G_id</text:p>
          </table:table-cell>
          <table:table-cell office:value-type="float" office:value="1.483" calcext:value-type="float">
            <text:p>1.483</text:p>
          </table:table-cell>
          <table:table-cell office:value-type="string" calcext:value-type="string">
            <text:p>G_cyc</text:p>
          </table:table-cell>
          <table:table-cell office:value-type="float" office:value="0.8397" calcext:value-type="float">
            <text:p>0.8397</text:p>
          </table:table-cell>
          <table:table-cell office:value-type="string" calcext:value-type="string">
            <text:p>D_A</text:p>
          </table:table-cell>
          <table:table-cell office:value-type="float" office:value="0.0378" calcext:value-type="float">
            <text:p>0.0378</text:p>
          </table:table-cell>
          <table:table-cell office:value-type="string" calcext:value-type="string">
            <text:p>D_B</text:p>
          </table:table-cell>
          <table:table-cell office:value-type="float" office:value="0.0226" calcext:value-type="float">
            <text:p>0.0226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19050" calcext:value-type="float">
            <text:p>19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0.9051" calcext:value-type="float">
            <text:p>10.9051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62" calcext:value-type="float">
            <text:p>0.062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7425" calcext:value-type="float">
            <text:p>0.7425</text:p>
          </table:table-cell>
          <table:table-cell office:value-type="string" calcext:value-type="string">
            <text:p>GB2A</text:p>
          </table:table-cell>
          <table:table-cell office:value-type="float" office:value="1.0282" calcext:value-type="float">
            <text:p>1.0282</text:p>
          </table:table-cell>
          <table:table-cell office:value-type="string" calcext:value-type="string">
            <text:p>G_id</text:p>
          </table:table-cell>
          <table:table-cell office:value-type="float" office:value="1.3492" calcext:value-type="float">
            <text:p>1.3492</text:p>
          </table:table-cell>
          <table:table-cell office:value-type="string" calcext:value-type="string">
            <text:p>G_cyc</text:p>
          </table:table-cell>
          <table:table-cell office:value-type="float" office:value="0.9134" calcext:value-type="float">
            <text:p>0.9134</text:p>
          </table:table-cell>
          <table:table-cell office:value-type="string" calcext:value-type="string">
            <text:p>D_A</text:p>
          </table:table-cell>
          <table:table-cell office:value-type="float" office:value="0.0811" calcext:value-type="float">
            <text:p>0.0811</text:p>
          </table:table-cell>
          <table:table-cell office:value-type="string" calcext:value-type="string">
            <text:p>D_B</text:p>
          </table:table-cell>
          <table:table-cell office:value-type="float" office:value="0.0429" calcext:value-type="float">
            <text:p>0.0429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19100" calcext:value-type="float">
            <text:p>19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0.125" calcext:value-type="float">
            <text:p>10.125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55" calcext:value-type="float">
            <text:p>0.0355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999" calcext:value-type="float">
            <text:p>1.0999</text:p>
          </table:table-cell>
          <table:table-cell office:value-type="string" calcext:value-type="string">
            <text:p>GB2A</text:p>
          </table:table-cell>
          <table:table-cell office:value-type="float" office:value="0.8617" calcext:value-type="float">
            <text:p>0.8617</text:p>
          </table:table-cell>
          <table:table-cell office:value-type="string" calcext:value-type="string">
            <text:p>G_id</text:p>
          </table:table-cell>
          <table:table-cell office:value-type="float" office:value="1.4483" calcext:value-type="float">
            <text:p>1.4483</text:p>
          </table:table-cell>
          <table:table-cell office:value-type="string" calcext:value-type="string">
            <text:p>G_cyc</text:p>
          </table:table-cell>
          <table:table-cell office:value-type="float" office:value="0.8163" calcext:value-type="float">
            <text:p>0.8163</text:p>
          </table:table-cell>
          <table:table-cell office:value-type="string" calcext:value-type="string">
            <text:p>D_A</text:p>
          </table:table-cell>
          <table:table-cell office:value-type="float" office:value="0.0538" calcext:value-type="float">
            <text:p>0.0538</text:p>
          </table:table-cell>
          <table:table-cell office:value-type="string" calcext:value-type="string">
            <text:p>D_B</text:p>
          </table:table-cell>
          <table:table-cell office:value-type="float" office:value="0.0173" calcext:value-type="float">
            <text:p>0.0173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19150" calcext:value-type="float">
            <text:p>19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5186" calcext:value-type="float">
            <text:p>9.5186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58" calcext:value-type="float">
            <text:p>0.058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236" calcext:value-type="float">
            <text:p>1.0236</text:p>
          </table:table-cell>
          <table:table-cell office:value-type="string" calcext:value-type="string">
            <text:p>GB2A</text:p>
          </table:table-cell>
          <table:table-cell office:value-type="float" office:value="1.0904" calcext:value-type="float">
            <text:p>1.0904</text:p>
          </table:table-cell>
          <table:table-cell office:value-type="string" calcext:value-type="string">
            <text:p>G_id</text:p>
          </table:table-cell>
          <table:table-cell office:value-type="float" office:value="1.5017" calcext:value-type="float">
            <text:p>1.5017</text:p>
          </table:table-cell>
          <table:table-cell office:value-type="string" calcext:value-type="string">
            <text:p>G_cyc</text:p>
          </table:table-cell>
          <table:table-cell office:value-type="float" office:value="0.7405" calcext:value-type="float">
            <text:p>0.7405</text:p>
          </table:table-cell>
          <table:table-cell office:value-type="string" calcext:value-type="string">
            <text:p>D_A</text:p>
          </table:table-cell>
          <table:table-cell office:value-type="float" office:value="0.0536" calcext:value-type="float">
            <text:p>0.0536</text:p>
          </table:table-cell>
          <table:table-cell office:value-type="string" calcext:value-type="string">
            <text:p>D_B</text:p>
          </table:table-cell>
          <table:table-cell office:value-type="float" office:value="0.0624" calcext:value-type="float">
            <text:p>0.0624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9.7376" calcext:value-type="float">
            <text:p>9.7376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48141270875930786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4.53" calcext:value-type="float">
            <text:p>104.53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3881" calcext:value-type="float">
            <text:p>9.3881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821" calcext:value-type="float">
            <text:p>0.0821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045" calcext:value-type="float">
            <text:p>1.0045</text:p>
          </table:table-cell>
          <table:table-cell office:value-type="string" calcext:value-type="string">
            <text:p>GB2A</text:p>
          </table:table-cell>
          <table:table-cell office:value-type="float" office:value="0.595" calcext:value-type="float">
            <text:p>0.595</text:p>
          </table:table-cell>
          <table:table-cell office:value-type="string" calcext:value-type="string">
            <text:p>G_id</text:p>
          </table:table-cell>
          <table:table-cell office:value-type="float" office:value="1.4688" calcext:value-type="float">
            <text:p>1.4688</text:p>
          </table:table-cell>
          <table:table-cell office:value-type="string" calcext:value-type="string">
            <text:p>G_cyc</text:p>
          </table:table-cell>
          <table:table-cell office:value-type="float" office:value="0.7789" calcext:value-type="float">
            <text:p>0.7789</text:p>
          </table:table-cell>
          <table:table-cell office:value-type="string" calcext:value-type="string">
            <text:p>D_A</text:p>
          </table:table-cell>
          <table:table-cell office:value-type="float" office:value="0.1294" calcext:value-type="float">
            <text:p>0.1294</text:p>
          </table:table-cell>
          <table:table-cell office:value-type="string" calcext:value-type="string">
            <text:p>D_B</text:p>
          </table:table-cell>
          <table:table-cell office:value-type="float" office:value="0.0348" calcext:value-type="float">
            <text:p>0.0348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20050" calcext:value-type="float">
            <text:p>20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0.0253" calcext:value-type="float">
            <text:p>10.0253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65" calcext:value-type="float">
            <text:p>0.0365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608" calcext:value-type="float">
            <text:p>1.0608</text:p>
          </table:table-cell>
          <table:table-cell office:value-type="string" calcext:value-type="string">
            <text:p>GB2A</text:p>
          </table:table-cell>
          <table:table-cell office:value-type="float" office:value="1.0509" calcext:value-type="float">
            <text:p>1.0509</text:p>
          </table:table-cell>
          <table:table-cell office:value-type="string" calcext:value-type="string">
            <text:p>G_id</text:p>
          </table:table-cell>
          <table:table-cell office:value-type="float" office:value="1.4347" calcext:value-type="float">
            <text:p>1.4347</text:p>
          </table:table-cell>
          <table:table-cell office:value-type="string" calcext:value-type="string">
            <text:p>G_cyc</text:p>
          </table:table-cell>
          <table:table-cell office:value-type="float" office:value="0.7914" calcext:value-type="float">
            <text:p>0.7914</text:p>
          </table:table-cell>
          <table:table-cell office:value-type="string" calcext:value-type="string">
            <text:p>D_A</text:p>
          </table:table-cell>
          <table:table-cell office:value-type="float" office:value="0.0507" calcext:value-type="float">
            <text:p>0.0507</text:p>
          </table:table-cell>
          <table:table-cell office:value-type="string" calcext:value-type="string">
            <text:p>D_B</text:p>
          </table:table-cell>
          <table:table-cell office:value-type="float" office:value="0.0223" calcext:value-type="float">
            <text:p>0.0223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20100" calcext:value-type="float">
            <text:p>20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0.8125" calcext:value-type="float">
            <text:p>10.8125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483" calcext:value-type="float">
            <text:p>0.0483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993" calcext:value-type="float">
            <text:p>1.0993</text:p>
          </table:table-cell>
          <table:table-cell office:value-type="string" calcext:value-type="string">
            <text:p>GB2A</text:p>
          </table:table-cell>
          <table:table-cell office:value-type="float" office:value="0.6935" calcext:value-type="float">
            <text:p>0.6935</text:p>
          </table:table-cell>
          <table:table-cell office:value-type="string" calcext:value-type="string">
            <text:p>G_id</text:p>
          </table:table-cell>
          <table:table-cell office:value-type="float" office:value="1.7259" calcext:value-type="float">
            <text:p>1.7259</text:p>
          </table:table-cell>
          <table:table-cell office:value-type="string" calcext:value-type="string">
            <text:p>G_cyc</text:p>
          </table:table-cell>
          <table:table-cell office:value-type="float" office:value="0.902" calcext:value-type="float">
            <text:p>0.902</text:p>
          </table:table-cell>
          <table:table-cell office:value-type="string" calcext:value-type="string">
            <text:p>D_A</text:p>
          </table:table-cell>
          <table:table-cell office:value-type="float" office:value="0.077" calcext:value-type="float">
            <text:p>0.077</text:p>
          </table:table-cell>
          <table:table-cell office:value-type="string" calcext:value-type="string">
            <text:p>D_B</text:p>
          </table:table-cell>
          <table:table-cell office:value-type="float" office:value="0.0196" calcext:value-type="float">
            <text:p>0.0196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20150" calcext:value-type="float">
            <text:p>20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0.3551" calcext:value-type="float">
            <text:p>10.3551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881" calcext:value-type="float">
            <text:p>0.0881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4179" calcext:value-type="float">
            <text:p>1.4179</text:p>
          </table:table-cell>
          <table:table-cell office:value-type="string" calcext:value-type="string">
            <text:p>GB2A</text:p>
          </table:table-cell>
          <table:table-cell office:value-type="float" office:value="0.7707" calcext:value-type="float">
            <text:p>0.7707</text:p>
          </table:table-cell>
          <table:table-cell office:value-type="string" calcext:value-type="string">
            <text:p>G_id</text:p>
          </table:table-cell>
          <table:table-cell office:value-type="float" office:value="1.6406" calcext:value-type="float">
            <text:p>1.6406</text:p>
          </table:table-cell>
          <table:table-cell office:value-type="string" calcext:value-type="string">
            <text:p>G_cyc</text:p>
          </table:table-cell>
          <table:table-cell office:value-type="float" office:value="0.8167" calcext:value-type="float">
            <text:p>0.8167</text:p>
          </table:table-cell>
          <table:table-cell office:value-type="string" calcext:value-type="string">
            <text:p>D_A</text:p>
          </table:table-cell>
          <table:table-cell office:value-type="float" office:value="0.1419" calcext:value-type="float">
            <text:p>0.1419</text:p>
          </table:table-cell>
          <table:table-cell office:value-type="string" calcext:value-type="string">
            <text:p>D_B</text:p>
          </table:table-cell>
          <table:table-cell office:value-type="float" office:value="0.0342" calcext:value-type="float">
            <text:p>0.0342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10.93" calcext:value-type="float">
            <text:p>10.93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45865949243307114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4.49" calcext:value-type="float">
            <text:p>104.49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21000" calcext:value-type="float">
            <text:p>21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0.2068" calcext:value-type="float">
            <text:p>10.2068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4" calcext:value-type="float">
            <text:p>0.034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908" calcext:value-type="float">
            <text:p>1.0908</text:p>
          </table:table-cell>
          <table:table-cell office:value-type="string" calcext:value-type="string">
            <text:p>GB2A</text:p>
          </table:table-cell>
          <table:table-cell office:value-type="float" office:value="0.9405" calcext:value-type="float">
            <text:p>0.9405</text:p>
          </table:table-cell>
          <table:table-cell office:value-type="string" calcext:value-type="string">
            <text:p>G_id</text:p>
          </table:table-cell>
          <table:table-cell office:value-type="float" office:value="1.4467" calcext:value-type="float">
            <text:p>1.4467</text:p>
          </table:table-cell>
          <table:table-cell office:value-type="string" calcext:value-type="string">
            <text:p>G_cyc</text:p>
          </table:table-cell>
          <table:table-cell office:value-type="float" office:value="0.8175" calcext:value-type="float">
            <text:p>0.8175</text:p>
          </table:table-cell>
          <table:table-cell office:value-type="string" calcext:value-type="string">
            <text:p>D_A</text:p>
          </table:table-cell>
          <table:table-cell office:value-type="float" office:value="0.0546" calcext:value-type="float">
            <text:p>0.0546</text:p>
          </table:table-cell>
          <table:table-cell office:value-type="string" calcext:value-type="string">
            <text:p>D_B</text:p>
          </table:table-cell>
          <table:table-cell office:value-type="float" office:value="0.0133" calcext:value-type="float">
            <text:p>0.0133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21050" calcext:value-type="float">
            <text:p>21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0.1947" calcext:value-type="float">
            <text:p>10.1947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1087" calcext:value-type="float">
            <text:p>0.1087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2337" calcext:value-type="float">
            <text:p>1.2337</text:p>
          </table:table-cell>
          <table:table-cell office:value-type="string" calcext:value-type="string">
            <text:p>GB2A</text:p>
          </table:table-cell>
          <table:table-cell office:value-type="float" office:value="0.7736" calcext:value-type="float">
            <text:p>0.7736</text:p>
          </table:table-cell>
          <table:table-cell office:value-type="string" calcext:value-type="string">
            <text:p>G_id</text:p>
          </table:table-cell>
          <table:table-cell office:value-type="float" office:value="1.5277" calcext:value-type="float">
            <text:p>1.5277</text:p>
          </table:table-cell>
          <table:table-cell office:value-type="string" calcext:value-type="string">
            <text:p>G_cyc</text:p>
          </table:table-cell>
          <table:table-cell office:value-type="float" office:value="0.8187" calcext:value-type="float">
            <text:p>0.8187</text:p>
          </table:table-cell>
          <table:table-cell office:value-type="string" calcext:value-type="string">
            <text:p>D_A</text:p>
          </table:table-cell>
          <table:table-cell office:value-type="float" office:value="0.0804" calcext:value-type="float">
            <text:p>0.0804</text:p>
          </table:table-cell>
          <table:table-cell office:value-type="string" calcext:value-type="string">
            <text:p>D_B</text:p>
          </table:table-cell>
          <table:table-cell office:value-type="float" office:value="0.1371" calcext:value-type="float">
            <text:p>0.1371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21100" calcext:value-type="float">
            <text:p>21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921" calcext:value-type="float">
            <text:p>9.921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875" calcext:value-type="float">
            <text:p>0.0875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371" calcext:value-type="float">
            <text:p>0.9371</text:p>
          </table:table-cell>
          <table:table-cell office:value-type="string" calcext:value-type="string">
            <text:p>GB2A</text:p>
          </table:table-cell>
          <table:table-cell office:value-type="float" office:value="0.5061" calcext:value-type="float">
            <text:p>0.5061</text:p>
          </table:table-cell>
          <table:table-cell office:value-type="string" calcext:value-type="string">
            <text:p>G_id</text:p>
          </table:table-cell>
          <table:table-cell office:value-type="float" office:value="1.5829" calcext:value-type="float">
            <text:p>1.5829</text:p>
          </table:table-cell>
          <table:table-cell office:value-type="string" calcext:value-type="string">
            <text:p>G_cyc</text:p>
          </table:table-cell>
          <table:table-cell office:value-type="float" office:value="0.8478" calcext:value-type="float">
            <text:p>0.8478</text:p>
          </table:table-cell>
          <table:table-cell office:value-type="string" calcext:value-type="string">
            <text:p>D_A</text:p>
          </table:table-cell>
          <table:table-cell office:value-type="float" office:value="0.1512" calcext:value-type="float">
            <text:p>0.1512</text:p>
          </table:table-cell>
          <table:table-cell office:value-type="string" calcext:value-type="string">
            <text:p>D_B</text:p>
          </table:table-cell>
          <table:table-cell office:value-type="float" office:value="0.0239" calcext:value-type="float">
            <text:p>0.0239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21150" calcext:value-type="float">
            <text:p>21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9924" calcext:value-type="float">
            <text:p>9.9924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75" calcext:value-type="float">
            <text:p>0.0275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344" calcext:value-type="float">
            <text:p>0.9344</text:p>
          </table:table-cell>
          <table:table-cell office:value-type="string" calcext:value-type="string">
            <text:p>GB2A</text:p>
          </table:table-cell>
          <table:table-cell office:value-type="float" office:value="1.0131" calcext:value-type="float">
            <text:p>1.0131</text:p>
          </table:table-cell>
          <table:table-cell office:value-type="string" calcext:value-type="string">
            <text:p>G_id</text:p>
          </table:table-cell>
          <table:table-cell office:value-type="float" office:value="1.2377" calcext:value-type="float">
            <text:p>1.2377</text:p>
          </table:table-cell>
          <table:table-cell office:value-type="string" calcext:value-type="string">
            <text:p>G_cyc</text:p>
          </table:table-cell>
          <table:table-cell office:value-type="float" office:value="0.8045" calcext:value-type="float">
            <text:p>0.8045</text:p>
          </table:table-cell>
          <table:table-cell office:value-type="string" calcext:value-type="string">
            <text:p>D_A</text:p>
          </table:table-cell>
          <table:table-cell office:value-type="float" office:value="0.0347" calcext:value-type="float">
            <text:p>0.0347</text:p>
          </table:table-cell>
          <table:table-cell office:value-type="string" calcext:value-type="string">
            <text:p>D_B</text:p>
          </table:table-cell>
          <table:table-cell office:value-type="float" office:value="0.0203" calcext:value-type="float">
            <text:p>0.0203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10.0154" calcext:value-type="float">
            <text:p>10.0154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6556497514247894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4.53" calcext:value-type="float">
            <text:p>104.53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22000" calcext:value-type="float">
            <text:p>22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0.4245" calcext:value-type="float">
            <text:p>10.4245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15" calcext:value-type="float">
            <text:p>0.0315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219" calcext:value-type="float">
            <text:p>1.0219</text:p>
          </table:table-cell>
          <table:table-cell office:value-type="string" calcext:value-type="string">
            <text:p>GB2A</text:p>
          </table:table-cell>
          <table:table-cell office:value-type="float" office:value="1.0452" calcext:value-type="float">
            <text:p>1.0452</text:p>
          </table:table-cell>
          <table:table-cell office:value-type="string" calcext:value-type="string">
            <text:p>G_id</text:p>
          </table:table-cell>
          <table:table-cell office:value-type="float" office:value="1.5905" calcext:value-type="float">
            <text:p>1.5905</text:p>
          </table:table-cell>
          <table:table-cell office:value-type="string" calcext:value-type="string">
            <text:p>G_cyc</text:p>
          </table:table-cell>
          <table:table-cell office:value-type="float" office:value="0.8357" calcext:value-type="float">
            <text:p>0.8357</text:p>
          </table:table-cell>
          <table:table-cell office:value-type="string" calcext:value-type="string">
            <text:p>D_A</text:p>
          </table:table-cell>
          <table:table-cell office:value-type="float" office:value="0.0363" calcext:value-type="float">
            <text:p>0.0363</text:p>
          </table:table-cell>
          <table:table-cell office:value-type="string" calcext:value-type="string">
            <text:p>D_B</text:p>
          </table:table-cell>
          <table:table-cell office:value-type="float" office:value="0.0266" calcext:value-type="float">
            <text:p>0.0266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22050" calcext:value-type="float">
            <text:p>22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6105" calcext:value-type="float">
            <text:p>9.6105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56" calcext:value-type="float">
            <text:p>0.0256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353" calcext:value-type="float">
            <text:p>0.9353</text:p>
          </table:table-cell>
          <table:table-cell office:value-type="string" calcext:value-type="string">
            <text:p>GB2A</text:p>
          </table:table-cell>
          <table:table-cell office:value-type="float" office:value="1.193" calcext:value-type="float">
            <text:p>1.193</text:p>
          </table:table-cell>
          <table:table-cell office:value-type="string" calcext:value-type="string">
            <text:p>G_id</text:p>
          </table:table-cell>
          <table:table-cell office:value-type="float" office:value="1.2136" calcext:value-type="float">
            <text:p>1.2136</text:p>
          </table:table-cell>
          <table:table-cell office:value-type="string" calcext:value-type="string">
            <text:p>G_cyc</text:p>
          </table:table-cell>
          <table:table-cell office:value-type="float" office:value="0.7482" calcext:value-type="float">
            <text:p>0.7482</text:p>
          </table:table-cell>
          <table:table-cell office:value-type="string" calcext:value-type="string">
            <text:p>D_A</text:p>
          </table:table-cell>
          <table:table-cell office:value-type="float" office:value="0.0371" calcext:value-type="float">
            <text:p>0.0371</text:p>
          </table:table-cell>
          <table:table-cell office:value-type="string" calcext:value-type="string">
            <text:p>D_B</text:p>
          </table:table-cell>
          <table:table-cell office:value-type="float" office:value="0.0142" calcext:value-type="float">
            <text:p>0.0142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22100" calcext:value-type="float">
            <text:p>22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0.2066" calcext:value-type="float">
            <text:p>10.2066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53" calcext:value-type="float">
            <text:p>0.0353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369" calcext:value-type="float">
            <text:p>0.9369</text:p>
          </table:table-cell>
          <table:table-cell office:value-type="string" calcext:value-type="string">
            <text:p>GB2A</text:p>
          </table:table-cell>
          <table:table-cell office:value-type="float" office:value="1.0169" calcext:value-type="float">
            <text:p>1.0169</text:p>
          </table:table-cell>
          <table:table-cell office:value-type="string" calcext:value-type="string">
            <text:p>G_id</text:p>
          </table:table-cell>
          <table:table-cell office:value-type="float" office:value="1.3833" calcext:value-type="float">
            <text:p>1.3833</text:p>
          </table:table-cell>
          <table:table-cell office:value-type="string" calcext:value-type="string">
            <text:p>G_cyc</text:p>
          </table:table-cell>
          <table:table-cell office:value-type="float" office:value="0.8253" calcext:value-type="float">
            <text:p>0.8253</text:p>
          </table:table-cell>
          <table:table-cell office:value-type="string" calcext:value-type="string">
            <text:p>D_A</text:p>
          </table:table-cell>
          <table:table-cell office:value-type="float" office:value="0.0455" calcext:value-type="float">
            <text:p>0.0455</text:p>
          </table:table-cell>
          <table:table-cell office:value-type="string" calcext:value-type="string">
            <text:p>D_B</text:p>
          </table:table-cell>
          <table:table-cell office:value-type="float" office:value="0.0251" calcext:value-type="float">
            <text:p>0.0251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22150" calcext:value-type="float">
            <text:p>22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0.7078" calcext:value-type="float">
            <text:p>10.7078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473" calcext:value-type="float">
            <text:p>0.0473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83" calcext:value-type="float">
            <text:p>1.183</text:p>
          </table:table-cell>
          <table:table-cell office:value-type="string" calcext:value-type="string">
            <text:p>GB2A</text:p>
          </table:table-cell>
          <table:table-cell office:value-type="float" office:value="0.6875" calcext:value-type="float">
            <text:p>0.6875</text:p>
          </table:table-cell>
          <table:table-cell office:value-type="string" calcext:value-type="string">
            <text:p>G_id</text:p>
          </table:table-cell>
          <table:table-cell office:value-type="float" office:value="1.4298" calcext:value-type="float">
            <text:p>1.4298</text:p>
          </table:table-cell>
          <table:table-cell office:value-type="string" calcext:value-type="string">
            <text:p>G_cyc</text:p>
          </table:table-cell>
          <table:table-cell office:value-type="float" office:value="0.8837" calcext:value-type="float">
            <text:p>0.8837</text:p>
          </table:table-cell>
          <table:table-cell office:value-type="string" calcext:value-type="string">
            <text:p>D_A</text:p>
          </table:table-cell>
          <table:table-cell office:value-type="float" office:value="0.0792" calcext:value-type="float">
            <text:p>0.0792</text:p>
          </table:table-cell>
          <table:table-cell office:value-type="string" calcext:value-type="string">
            <text:p>D_B</text:p>
          </table:table-cell>
          <table:table-cell office:value-type="float" office:value="0.0153" calcext:value-type="float">
            <text:p>0.0153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9.0985" calcext:value-type="float">
            <text:p>9.0985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3576257824897766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4.54" calcext:value-type="float">
            <text:p>104.54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23000" calcext:value-type="float">
            <text:p>23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0.6919" calcext:value-type="float">
            <text:p>10.6919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41" calcext:value-type="float">
            <text:p>0.0341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02" calcext:value-type="float">
            <text:p>1.102</text:p>
          </table:table-cell>
          <table:table-cell office:value-type="string" calcext:value-type="string">
            <text:p>GB2A</text:p>
          </table:table-cell>
          <table:table-cell office:value-type="float" office:value="1.1781" calcext:value-type="float">
            <text:p>1.1781</text:p>
          </table:table-cell>
          <table:table-cell office:value-type="string" calcext:value-type="string">
            <text:p>G_id</text:p>
          </table:table-cell>
          <table:table-cell office:value-type="float" office:value="1.4779" calcext:value-type="float">
            <text:p>1.4779</text:p>
          </table:table-cell>
          <table:table-cell office:value-type="string" calcext:value-type="string">
            <text:p>G_cyc</text:p>
          </table:table-cell>
          <table:table-cell office:value-type="float" office:value="0.8412" calcext:value-type="float">
            <text:p>0.8412</text:p>
          </table:table-cell>
          <table:table-cell office:value-type="string" calcext:value-type="string">
            <text:p>D_A</text:p>
          </table:table-cell>
          <table:table-cell office:value-type="float" office:value="0.0566" calcext:value-type="float">
            <text:p>0.0566</text:p>
          </table:table-cell>
          <table:table-cell office:value-type="string" calcext:value-type="string">
            <text:p>D_B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23050" calcext:value-type="float">
            <text:p>23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4484" calcext:value-type="float">
            <text:p>9.4484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36" calcext:value-type="float">
            <text:p>0.0336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8389" calcext:value-type="float">
            <text:p>0.8389</text:p>
          </table:table-cell>
          <table:table-cell office:value-type="string" calcext:value-type="string">
            <text:p>GB2A</text:p>
          </table:table-cell>
          <table:table-cell office:value-type="float" office:value="1.0675" calcext:value-type="float">
            <text:p>1.0675</text:p>
          </table:table-cell>
          <table:table-cell office:value-type="string" calcext:value-type="string">
            <text:p>G_id</text:p>
          </table:table-cell>
          <table:table-cell office:value-type="float" office:value="1.1629" calcext:value-type="float">
            <text:p>1.1629</text:p>
          </table:table-cell>
          <table:table-cell office:value-type="string" calcext:value-type="string">
            <text:p>G_cyc</text:p>
          </table:table-cell>
          <table:table-cell office:value-type="float" office:value="0.7542" calcext:value-type="float">
            <text:p>0.7542</text:p>
          </table:table-cell>
          <table:table-cell office:value-type="string" calcext:value-type="string">
            <text:p>D_A</text:p>
          </table:table-cell>
          <table:table-cell office:value-type="float" office:value="0.0276" calcext:value-type="float">
            <text:p>0.0276</text:p>
          </table:table-cell>
          <table:table-cell office:value-type="string" calcext:value-type="string">
            <text:p>D_B</text:p>
          </table:table-cell>
          <table:table-cell office:value-type="float" office:value="0.0396" calcext:value-type="float">
            <text:p>0.0396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23100" calcext:value-type="float">
            <text:p>23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1.5885" calcext:value-type="float">
            <text:p>11.5885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65" calcext:value-type="float">
            <text:p>0.0365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274" calcext:value-type="float">
            <text:p>1.1274</text:p>
          </table:table-cell>
          <table:table-cell office:value-type="string" calcext:value-type="string">
            <text:p>GB2A</text:p>
          </table:table-cell>
          <table:table-cell office:value-type="float" office:value="1.5458" calcext:value-type="float">
            <text:p>1.5458</text:p>
          </table:table-cell>
          <table:table-cell office:value-type="string" calcext:value-type="string">
            <text:p>G_id</text:p>
          </table:table-cell>
          <table:table-cell office:value-type="float" office:value="1.3413" calcext:value-type="float">
            <text:p>1.3413</text:p>
          </table:table-cell>
          <table:table-cell office:value-type="string" calcext:value-type="string">
            <text:p>G_cyc</text:p>
          </table:table-cell>
          <table:table-cell office:value-type="float" office:value="0.8915" calcext:value-type="float">
            <text:p>0.8915</text:p>
          </table:table-cell>
          <table:table-cell office:value-type="string" calcext:value-type="string">
            <text:p>D_A</text:p>
          </table:table-cell>
          <table:table-cell office:value-type="float" office:value="0.0403" calcext:value-type="float">
            <text:p>0.0403</text:p>
          </table:table-cell>
          <table:table-cell office:value-type="string" calcext:value-type="string">
            <text:p>D_B</text:p>
          </table:table-cell>
          <table:table-cell office:value-type="float" office:value="0.0328" calcext:value-type="float">
            <text:p>0.0328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23150" calcext:value-type="float">
            <text:p>23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0.3921" calcext:value-type="float">
            <text:p>10.3921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465" calcext:value-type="float">
            <text:p>0.0465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811" calcext:value-type="float">
            <text:p>0.9811</text:p>
          </table:table-cell>
          <table:table-cell office:value-type="string" calcext:value-type="string">
            <text:p>GB2A</text:p>
          </table:table-cell>
          <table:table-cell office:value-type="float" office:value="0.6394" calcext:value-type="float">
            <text:p>0.6394</text:p>
          </table:table-cell>
          <table:table-cell office:value-type="string" calcext:value-type="string">
            <text:p>G_id</text:p>
          </table:table-cell>
          <table:table-cell office:value-type="float" office:value="1.4886" calcext:value-type="float">
            <text:p>1.4886</text:p>
          </table:table-cell>
          <table:table-cell office:value-type="string" calcext:value-type="string">
            <text:p>G_cyc</text:p>
          </table:table-cell>
          <table:table-cell office:value-type="float" office:value="0.8772" calcext:value-type="float">
            <text:p>0.8772</text:p>
          </table:table-cell>
          <table:table-cell office:value-type="string" calcext:value-type="string">
            <text:p>D_A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D_B</text:p>
          </table:table-cell>
          <table:table-cell office:value-type="float" office:value="0.0079" calcext:value-type="float">
            <text:p>0.0079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9.5803" calcext:value-type="float">
            <text:p>9.5803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5721067264676094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4.44" calcext:value-type="float">
            <text:p>104.44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0.7228" calcext:value-type="float">
            <text:p>10.7228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486" calcext:value-type="float">
            <text:p>0.0486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714" calcext:value-type="float">
            <text:p>1.0714</text:p>
          </table:table-cell>
          <table:table-cell office:value-type="string" calcext:value-type="string">
            <text:p>GB2A</text:p>
          </table:table-cell>
          <table:table-cell office:value-type="float" office:value="1.0879" calcext:value-type="float">
            <text:p>1.0879</text:p>
          </table:table-cell>
          <table:table-cell office:value-type="string" calcext:value-type="string">
            <text:p>G_id</text:p>
          </table:table-cell>
          <table:table-cell office:value-type="float" office:value="1.3233" calcext:value-type="float">
            <text:p>1.3233</text:p>
          </table:table-cell>
          <table:table-cell office:value-type="string" calcext:value-type="string">
            <text:p>G_cyc</text:p>
          </table:table-cell>
          <table:table-cell office:value-type="float" office:value="0.8564" calcext:value-type="float">
            <text:p>0.8564</text:p>
          </table:table-cell>
          <table:table-cell office:value-type="string" calcext:value-type="string">
            <text:p>D_A</text:p>
          </table:table-cell>
          <table:table-cell office:value-type="float" office:value="0.0912" calcext:value-type="float">
            <text:p>0.0912</text:p>
          </table:table-cell>
          <table:table-cell office:value-type="string" calcext:value-type="string">
            <text:p>D_B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24050" calcext:value-type="float">
            <text:p>24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1.4009" calcext:value-type="float">
            <text:p>11.4009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47" calcext:value-type="float">
            <text:p>0.0347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438" calcext:value-type="float">
            <text:p>1.0438</text:p>
          </table:table-cell>
          <table:table-cell office:value-type="string" calcext:value-type="string">
            <text:p>GB2A</text:p>
          </table:table-cell>
          <table:table-cell office:value-type="float" office:value="1.0755" calcext:value-type="float">
            <text:p>1.0755</text:p>
          </table:table-cell>
          <table:table-cell office:value-type="string" calcext:value-type="string">
            <text:p>G_id</text:p>
          </table:table-cell>
          <table:table-cell office:value-type="float" office:value="1.5455" calcext:value-type="float">
            <text:p>1.5455</text:p>
          </table:table-cell>
          <table:table-cell office:value-type="string" calcext:value-type="string">
            <text:p>G_cyc</text:p>
          </table:table-cell>
          <table:table-cell office:value-type="float" office:value="0.9282" calcext:value-type="float">
            <text:p>0.9282</text:p>
          </table:table-cell>
          <table:table-cell office:value-type="string" calcext:value-type="string">
            <text:p>D_A</text:p>
          </table:table-cell>
          <table:table-cell office:value-type="float" office:value="0.0456" calcext:value-type="float">
            <text:p>0.0456</text:p>
          </table:table-cell>
          <table:table-cell office:value-type="string" calcext:value-type="string">
            <text:p>D_B</text:p>
          </table:table-cell>
          <table:table-cell office:value-type="float" office:value="0.0239" calcext:value-type="float">
            <text:p>0.0239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24100" calcext:value-type="float">
            <text:p>24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0.5023" calcext:value-type="float">
            <text:p>10.5023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738" calcext:value-type="float">
            <text:p>0.0738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205" calcext:value-type="float">
            <text:p>1.205</text:p>
          </table:table-cell>
          <table:table-cell office:value-type="string" calcext:value-type="string">
            <text:p>GB2A</text:p>
          </table:table-cell>
          <table:table-cell office:value-type="float" office:value="1.4242" calcext:value-type="float">
            <text:p>1.4242</text:p>
          </table:table-cell>
          <table:table-cell office:value-type="string" calcext:value-type="string">
            <text:p>G_id</text:p>
          </table:table-cell>
          <table:table-cell office:value-type="float" office:value="1.3536" calcext:value-type="float">
            <text:p>1.3536</text:p>
          </table:table-cell>
          <table:table-cell office:value-type="string" calcext:value-type="string">
            <text:p>G_cyc</text:p>
          </table:table-cell>
          <table:table-cell office:value-type="float" office:value="0.7873" calcext:value-type="float">
            <text:p>0.7873</text:p>
          </table:table-cell>
          <table:table-cell office:value-type="string" calcext:value-type="string">
            <text:p>D_A</text:p>
          </table:table-cell>
          <table:table-cell office:value-type="float" office:value="0.1125" calcext:value-type="float">
            <text:p>0.1125</text:p>
          </table:table-cell>
          <table:table-cell office:value-type="string" calcext:value-type="string">
            <text:p>D_B</text:p>
          </table:table-cell>
          <table:table-cell office:value-type="float" office:value="0.0351" calcext:value-type="float">
            <text:p>0.0351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24150" calcext:value-type="float">
            <text:p>24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0.1027" calcext:value-type="float">
            <text:p>10.1027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476" calcext:value-type="float">
            <text:p>0.0476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8974" calcext:value-type="float">
            <text:p>0.8974</text:p>
          </table:table-cell>
          <table:table-cell office:value-type="string" calcext:value-type="string">
            <text:p>GB2A</text:p>
          </table:table-cell>
          <table:table-cell office:value-type="float" office:value="0.8593" calcext:value-type="float">
            <text:p>0.8593</text:p>
          </table:table-cell>
          <table:table-cell office:value-type="string" calcext:value-type="string">
            <text:p>G_id</text:p>
          </table:table-cell>
          <table:table-cell office:value-type="float" office:value="1.388" calcext:value-type="float">
            <text:p>1.388</text:p>
          </table:table-cell>
          <table:table-cell office:value-type="string" calcext:value-type="string">
            <text:p>G_cyc</text:p>
          </table:table-cell>
          <table:table-cell office:value-type="float" office:value="0.8346" calcext:value-type="float">
            <text:p>0.8346</text:p>
          </table:table-cell>
          <table:table-cell office:value-type="string" calcext:value-type="string">
            <text:p>D_A</text:p>
          </table:table-cell>
          <table:table-cell office:value-type="float" office:value="0.0718" calcext:value-type="float">
            <text:p>0.0718</text:p>
          </table:table-cell>
          <table:table-cell office:value-type="string" calcext:value-type="string">
            <text:p>D_B</text:p>
          </table:table-cell>
          <table:table-cell office:value-type="float" office:value="0.0235" calcext:value-type="float">
            <text:p>0.0235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10.2644" calcext:value-type="float">
            <text:p>10.2644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3251193091273308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4.47" calcext:value-type="float">
            <text:p>104.47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25000" calcext:value-type="float">
            <text:p>25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0.2371" calcext:value-type="float">
            <text:p>10.2371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83" calcext:value-type="float">
            <text:p>0.0383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8678" calcext:value-type="float">
            <text:p>0.8678</text:p>
          </table:table-cell>
          <table:table-cell office:value-type="string" calcext:value-type="string">
            <text:p>GB2A</text:p>
          </table:table-cell>
          <table:table-cell office:value-type="float" office:value="1.195" calcext:value-type="float">
            <text:p>1.195</text:p>
          </table:table-cell>
          <table:table-cell office:value-type="string" calcext:value-type="string">
            <text:p>G_id</text:p>
          </table:table-cell>
          <table:table-cell office:value-type="float" office:value="1.2405" calcext:value-type="float">
            <text:p>1.2405</text:p>
          </table:table-cell>
          <table:table-cell office:value-type="string" calcext:value-type="string">
            <text:p>G_cyc</text:p>
          </table:table-cell>
          <table:table-cell office:value-type="float" office:value="0.8174" calcext:value-type="float">
            <text:p>0.8174</text:p>
          </table:table-cell>
          <table:table-cell office:value-type="string" calcext:value-type="string">
            <text:p>D_A</text:p>
          </table:table-cell>
          <table:table-cell office:value-type="float" office:value="0.0607" calcext:value-type="float">
            <text:p>0.0607</text:p>
          </table:table-cell>
          <table:table-cell office:value-type="string" calcext:value-type="string">
            <text:p>D_B</text:p>
          </table:table-cell>
          <table:table-cell office:value-type="float" office:value="0.0159" calcext:value-type="float">
            <text:p>0.0159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25050" calcext:value-type="float">
            <text:p>25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9642" calcext:value-type="float">
            <text:p>9.9642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405" calcext:value-type="float">
            <text:p>0.0405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491" calcext:value-type="float">
            <text:p>1.0491</text:p>
          </table:table-cell>
          <table:table-cell office:value-type="string" calcext:value-type="string">
            <text:p>GB2A</text:p>
          </table:table-cell>
          <table:table-cell office:value-type="float" office:value="0.8396" calcext:value-type="float">
            <text:p>0.8396</text:p>
          </table:table-cell>
          <table:table-cell office:value-type="string" calcext:value-type="string">
            <text:p>G_id</text:p>
          </table:table-cell>
          <table:table-cell office:value-type="float" office:value="1.3492" calcext:value-type="float">
            <text:p>1.3492</text:p>
          </table:table-cell>
          <table:table-cell office:value-type="string" calcext:value-type="string">
            <text:p>G_cyc</text:p>
          </table:table-cell>
          <table:table-cell office:value-type="float" office:value="0.8076" calcext:value-type="float">
            <text:p>0.8076</text:p>
          </table:table-cell>
          <table:table-cell office:value-type="string" calcext:value-type="string">
            <text:p>D_A</text:p>
          </table:table-cell>
          <table:table-cell office:value-type="float" office:value="0.0618" calcext:value-type="float">
            <text:p>0.0618</text:p>
          </table:table-cell>
          <table:table-cell office:value-type="string" calcext:value-type="string">
            <text:p>D_B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25100" calcext:value-type="float">
            <text:p>25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7744" calcext:value-type="float">
            <text:p>9.7744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4" calcext:value-type="float">
            <text:p>0.034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995" calcext:value-type="float">
            <text:p>1.0995</text:p>
          </table:table-cell>
          <table:table-cell office:value-type="string" calcext:value-type="string">
            <text:p>GB2A</text:p>
          </table:table-cell>
          <table:table-cell office:value-type="float" office:value="0.8869" calcext:value-type="float">
            <text:p>0.8869</text:p>
          </table:table-cell>
          <table:table-cell office:value-type="string" calcext:value-type="string">
            <text:p>G_id</text:p>
          </table:table-cell>
          <table:table-cell office:value-type="float" office:value="1.4295" calcext:value-type="float">
            <text:p>1.4295</text:p>
          </table:table-cell>
          <table:table-cell office:value-type="string" calcext:value-type="string">
            <text:p>G_cyc</text:p>
          </table:table-cell>
          <table:table-cell office:value-type="float" office:value="0.7788" calcext:value-type="float">
            <text:p>0.7788</text:p>
          </table:table-cell>
          <table:table-cell office:value-type="string" calcext:value-type="string">
            <text:p>D_A</text:p>
          </table:table-cell>
          <table:table-cell office:value-type="float" office:value="0.0476" calcext:value-type="float">
            <text:p>0.0476</text:p>
          </table:table-cell>
          <table:table-cell office:value-type="string" calcext:value-type="string">
            <text:p>D_B</text:p>
          </table:table-cell>
          <table:table-cell office:value-type="float" office:value="0.0204" calcext:value-type="float">
            <text:p>0.0204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25150" calcext:value-type="float">
            <text:p>25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7988" calcext:value-type="float">
            <text:p>9.7988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96" calcext:value-type="float">
            <text:p>0.0296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722" calcext:value-type="float">
            <text:p>0.9722</text:p>
          </table:table-cell>
          <table:table-cell office:value-type="string" calcext:value-type="string">
            <text:p>GB2A</text:p>
          </table:table-cell>
          <table:table-cell office:value-type="float" office:value="0.8649" calcext:value-type="float">
            <text:p>0.8649</text:p>
          </table:table-cell>
          <table:table-cell office:value-type="string" calcext:value-type="string">
            <text:p>G_id</text:p>
          </table:table-cell>
          <table:table-cell office:value-type="float" office:value="1.393" calcext:value-type="float">
            <text:p>1.393</text:p>
          </table:table-cell>
          <table:table-cell office:value-type="string" calcext:value-type="string">
            <text:p>G_cyc</text:p>
          </table:table-cell>
          <table:table-cell office:value-type="float" office:value="0.7962" calcext:value-type="float">
            <text:p>0.7962</text:p>
          </table:table-cell>
          <table:table-cell office:value-type="string" calcext:value-type="string">
            <text:p>D_A</text:p>
          </table:table-cell>
          <table:table-cell office:value-type="float" office:value="0.0448" calcext:value-type="float">
            <text:p>0.0448</text:p>
          </table:table-cell>
          <table:table-cell office:value-type="string" calcext:value-type="string">
            <text:p>D_B</text:p>
          </table:table-cell>
          <table:table-cell office:value-type="float" office:value="0.0145" calcext:value-type="float">
            <text:p>0.0145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10.3068" calcext:value-type="float">
            <text:p>10.3068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62200747430324554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4.5" calcext:value-type="float">
            <text:p>104.5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26000" calcext:value-type="float">
            <text:p>26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0.2161" calcext:value-type="float">
            <text:p>10.2161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3" calcext:value-type="float">
            <text:p>0.033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274" calcext:value-type="float">
            <text:p>1.0274</text:p>
          </table:table-cell>
          <table:table-cell office:value-type="string" calcext:value-type="string">
            <text:p>GB2A</text:p>
          </table:table-cell>
          <table:table-cell office:value-type="float" office:value="1.0236" calcext:value-type="float">
            <text:p>1.0236</text:p>
          </table:table-cell>
          <table:table-cell office:value-type="string" calcext:value-type="string">
            <text:p>G_id</text:p>
          </table:table-cell>
          <table:table-cell office:value-type="float" office:value="1.3983" calcext:value-type="float">
            <text:p>1.3983</text:p>
          </table:table-cell>
          <table:table-cell office:value-type="string" calcext:value-type="string">
            <text:p>G_cyc</text:p>
          </table:table-cell>
          <table:table-cell office:value-type="float" office:value="0.8165" calcext:value-type="float">
            <text:p>0.8165</text:p>
          </table:table-cell>
          <table:table-cell office:value-type="string" calcext:value-type="string">
            <text:p>D_A</text:p>
          </table:table-cell>
          <table:table-cell office:value-type="float" office:value="0.0578" calcext:value-type="float">
            <text:p>0.0578</text:p>
          </table:table-cell>
          <table:table-cell office:value-type="string" calcext:value-type="string">
            <text:p>D_B</text:p>
          </table:table-cell>
          <table:table-cell office:value-type="float" office:value="0.0082" calcext:value-type="float">
            <text:p>0.0082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26050" calcext:value-type="float">
            <text:p>26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8063" calcext:value-type="float">
            <text:p>8.8063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703" calcext:value-type="float">
            <text:p>0.0703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219" calcext:value-type="float">
            <text:p>0.9219</text:p>
          </table:table-cell>
          <table:table-cell office:value-type="string" calcext:value-type="string">
            <text:p>GB2A</text:p>
          </table:table-cell>
          <table:table-cell office:value-type="float" office:value="0.7433" calcext:value-type="float">
            <text:p>0.7433</text:p>
          </table:table-cell>
          <table:table-cell office:value-type="string" calcext:value-type="string">
            <text:p>G_id</text:p>
          </table:table-cell>
          <table:table-cell office:value-type="float" office:value="1.3242" calcext:value-type="float">
            <text:p>1.3242</text:p>
          </table:table-cell>
          <table:table-cell office:value-type="string" calcext:value-type="string">
            <text:p>G_cyc</text:p>
          </table:table-cell>
          <table:table-cell office:value-type="float" office:value="0.7141" calcext:value-type="float">
            <text:p>0.7141</text:p>
          </table:table-cell>
          <table:table-cell office:value-type="string" calcext:value-type="string">
            <text:p>D_A</text:p>
          </table:table-cell>
          <table:table-cell office:value-type="float" office:value="0.1323" calcext:value-type="float">
            <text:p>0.1323</text:p>
          </table:table-cell>
          <table:table-cell office:value-type="string" calcext:value-type="string">
            <text:p>D_B</text:p>
          </table:table-cell>
          <table:table-cell office:value-type="float" office:value="0.0084" calcext:value-type="float">
            <text:p>0.0084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26100" calcext:value-type="float">
            <text:p>26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7442" calcext:value-type="float">
            <text:p>9.7442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47" calcext:value-type="float">
            <text:p>0.0247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216" calcext:value-type="float">
            <text:p>1.1216</text:p>
          </table:table-cell>
          <table:table-cell office:value-type="string" calcext:value-type="string">
            <text:p>GB2A</text:p>
          </table:table-cell>
          <table:table-cell office:value-type="float" office:value="1.0801" calcext:value-type="float">
            <text:p>1.0801</text:p>
          </table:table-cell>
          <table:table-cell office:value-type="string" calcext:value-type="string">
            <text:p>G_id</text:p>
          </table:table-cell>
          <table:table-cell office:value-type="float" office:value="1.4747" calcext:value-type="float">
            <text:p>1.4747</text:p>
          </table:table-cell>
          <table:table-cell office:value-type="string" calcext:value-type="string">
            <text:p>G_cyc</text:p>
          </table:table-cell>
          <table:table-cell office:value-type="float" office:value="0.7542" calcext:value-type="float">
            <text:p>0.7542</text:p>
          </table:table-cell>
          <table:table-cell office:value-type="string" calcext:value-type="string">
            <text:p>D_A</text:p>
          </table:table-cell>
          <table:table-cell office:value-type="float" office:value="0.0436" calcext:value-type="float">
            <text:p>0.0436</text:p>
          </table:table-cell>
          <table:table-cell office:value-type="string" calcext:value-type="string">
            <text:p>D_B</text:p>
          </table:table-cell>
          <table:table-cell office:value-type="float" office:value="0.0059" calcext:value-type="float">
            <text:p>0.0059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26150" calcext:value-type="float">
            <text:p>26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1567" calcext:value-type="float">
            <text:p>9.1567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522" calcext:value-type="float">
            <text:p>0.0522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549" calcext:value-type="float">
            <text:p>1.0549</text:p>
          </table:table-cell>
          <table:table-cell office:value-type="string" calcext:value-type="string">
            <text:p>GB2A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G_id</text:p>
          </table:table-cell>
          <table:table-cell office:value-type="float" office:value="1.4013" calcext:value-type="float">
            <text:p>1.4013</text:p>
          </table:table-cell>
          <table:table-cell office:value-type="string" calcext:value-type="string">
            <text:p>G_cyc</text:p>
          </table:table-cell>
          <table:table-cell office:value-type="float" office:value="0.7334" calcext:value-type="float">
            <text:p>0.7334</text:p>
          </table:table-cell>
          <table:table-cell office:value-type="string" calcext:value-type="string">
            <text:p>D_A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D_B</text:p>
          </table:table-cell>
          <table:table-cell office:value-type="float" office:value="0.0344" calcext:value-type="float">
            <text:p>0.0344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10.0839" calcext:value-type="float">
            <text:p>10.0839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6056767702102661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4.5" calcext:value-type="float">
            <text:p>104.5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8275" calcext:value-type="float">
            <text:p>9.8275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487" calcext:value-type="float">
            <text:p>0.0487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217" calcext:value-type="float">
            <text:p>1.217</text:p>
          </table:table-cell>
          <table:table-cell office:value-type="string" calcext:value-type="string">
            <text:p>GB2A</text:p>
          </table:table-cell>
          <table:table-cell office:value-type="float" office:value="0.8355" calcext:value-type="float">
            <text:p>0.8355</text:p>
          </table:table-cell>
          <table:table-cell office:value-type="string" calcext:value-type="string">
            <text:p>G_id</text:p>
          </table:table-cell>
          <table:table-cell office:value-type="float" office:value="1.5954" calcext:value-type="float">
            <text:p>1.5954</text:p>
          </table:table-cell>
          <table:table-cell office:value-type="string" calcext:value-type="string">
            <text:p>G_cyc</text:p>
          </table:table-cell>
          <table:table-cell office:value-type="float" office:value="0.7775" calcext:value-type="float">
            <text:p>0.7775</text:p>
          </table:table-cell>
          <table:table-cell office:value-type="string" calcext:value-type="string">
            <text:p>D_A</text:p>
          </table:table-cell>
          <table:table-cell office:value-type="float" office:value="0.0787" calcext:value-type="float">
            <text:p>0.0787</text:p>
          </table:table-cell>
          <table:table-cell office:value-type="string" calcext:value-type="string">
            <text:p>D_B</text:p>
          </table:table-cell>
          <table:table-cell office:value-type="float" office:value="0.0187" calcext:value-type="float">
            <text:p>0.0187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27050" calcext:value-type="float">
            <text:p>27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5807" calcext:value-type="float">
            <text:p>9.5807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86" calcext:value-type="float">
            <text:p>0.0286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3319" calcext:value-type="float">
            <text:p>1.3319</text:p>
          </table:table-cell>
          <table:table-cell office:value-type="string" calcext:value-type="string">
            <text:p>GB2A</text:p>
          </table:table-cell>
          <table:table-cell office:value-type="float" office:value="1.1173" calcext:value-type="float">
            <text:p>1.1173</text:p>
          </table:table-cell>
          <table:table-cell office:value-type="string" calcext:value-type="string">
            <text:p>G_id</text:p>
          </table:table-cell>
          <table:table-cell office:value-type="float" office:value="1.1949" calcext:value-type="float">
            <text:p>1.1949</text:p>
          </table:table-cell>
          <table:table-cell office:value-type="string" calcext:value-type="string">
            <text:p>G_cyc</text:p>
          </table:table-cell>
          <table:table-cell office:value-type="float" office:value="0.7131" calcext:value-type="float">
            <text:p>0.7131</text:p>
          </table:table-cell>
          <table:table-cell office:value-type="string" calcext:value-type="string">
            <text:p>D_A</text:p>
          </table:table-cell>
          <table:table-cell office:value-type="float" office:value="0.0315" calcext:value-type="float">
            <text:p>0.0315</text:p>
          </table:table-cell>
          <table:table-cell office:value-type="string" calcext:value-type="string">
            <text:p>D_B</text:p>
          </table:table-cell>
          <table:table-cell office:value-type="float" office:value="0.0256" calcext:value-type="float">
            <text:p>0.0256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27100" calcext:value-type="float">
            <text:p>27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0.0298" calcext:value-type="float">
            <text:p>10.0298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54" calcext:value-type="float">
            <text:p>0.0254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114" calcext:value-type="float">
            <text:p>1.1114</text:p>
          </table:table-cell>
          <table:table-cell office:value-type="string" calcext:value-type="string">
            <text:p>GB2A</text:p>
          </table:table-cell>
          <table:table-cell office:value-type="float" office:value="1.228" calcext:value-type="float">
            <text:p>1.228</text:p>
          </table:table-cell>
          <table:table-cell office:value-type="string" calcext:value-type="string">
            <text:p>G_id</text:p>
          </table:table-cell>
          <table:table-cell office:value-type="float" office:value="1.2904" calcext:value-type="float">
            <text:p>1.2904</text:p>
          </table:table-cell>
          <table:table-cell office:value-type="string" calcext:value-type="string">
            <text:p>G_cyc</text:p>
          </table:table-cell>
          <table:table-cell office:value-type="float" office:value="0.769" calcext:value-type="float">
            <text:p>0.769</text:p>
          </table:table-cell>
          <table:table-cell office:value-type="string" calcext:value-type="string">
            <text:p>D_A</text:p>
          </table:table-cell>
          <table:table-cell office:value-type="float" office:value="0.0361" calcext:value-type="float">
            <text:p>0.0361</text:p>
          </table:table-cell>
          <table:table-cell office:value-type="string" calcext:value-type="string">
            <text:p>D_B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27150" calcext:value-type="float">
            <text:p>27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5831" calcext:value-type="float">
            <text:p>9.5831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559" calcext:value-type="float">
            <text:p>0.0559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8593" calcext:value-type="float">
            <text:p>0.8593</text:p>
          </table:table-cell>
          <table:table-cell office:value-type="string" calcext:value-type="string">
            <text:p>GB2A</text:p>
          </table:table-cell>
          <table:table-cell office:value-type="float" office:value="1.3356" calcext:value-type="float">
            <text:p>1.3356</text:p>
          </table:table-cell>
          <table:table-cell office:value-type="string" calcext:value-type="string">
            <text:p>G_id</text:p>
          </table:table-cell>
          <table:table-cell office:value-type="float" office:value="1.2585" calcext:value-type="float">
            <text:p>1.2585</text:p>
          </table:table-cell>
          <table:table-cell office:value-type="string" calcext:value-type="string">
            <text:p>G_cyc</text:p>
          </table:table-cell>
          <table:table-cell office:value-type="float" office:value="0.7388" calcext:value-type="float">
            <text:p>0.7388</text:p>
          </table:table-cell>
          <table:table-cell office:value-type="string" calcext:value-type="string">
            <text:p>D_A</text:p>
          </table:table-cell>
          <table:table-cell office:value-type="float" office:value="0.0887" calcext:value-type="float">
            <text:p>0.0887</text:p>
          </table:table-cell>
          <table:table-cell office:value-type="string" calcext:value-type="string">
            <text:p>D_B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10.2799" calcext:value-type="float">
            <text:p>10.2799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57404495775699615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4.48" calcext:value-type="float">
            <text:p>104.48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0.5744" calcext:value-type="float">
            <text:p>10.5744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73" calcext:value-type="float">
            <text:p>0.0273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072" calcext:value-type="float">
            <text:p>1.1072</text:p>
          </table:table-cell>
          <table:table-cell office:value-type="string" calcext:value-type="string">
            <text:p>GB2A</text:p>
          </table:table-cell>
          <table:table-cell office:value-type="float" office:value="1.1347" calcext:value-type="float">
            <text:p>1.1347</text:p>
          </table:table-cell>
          <table:table-cell office:value-type="string" calcext:value-type="string">
            <text:p>G_id</text:p>
          </table:table-cell>
          <table:table-cell office:value-type="float" office:value="1.3554" calcext:value-type="float">
            <text:p>1.3554</text:p>
          </table:table-cell>
          <table:table-cell office:value-type="string" calcext:value-type="string">
            <text:p>G_cyc</text:p>
          </table:table-cell>
          <table:table-cell office:value-type="float" office:value="0.8333" calcext:value-type="float">
            <text:p>0.8333</text:p>
          </table:table-cell>
          <table:table-cell office:value-type="string" calcext:value-type="string">
            <text:p>D_A</text:p>
          </table:table-cell>
          <table:table-cell office:value-type="float" office:value="0.0364" calcext:value-type="float">
            <text:p>0.0364</text:p>
          </table:table-cell>
          <table:table-cell office:value-type="string" calcext:value-type="string">
            <text:p>D_B</text:p>
          </table:table-cell>
          <table:table-cell office:value-type="float" office:value="0.0183" calcext:value-type="float">
            <text:p>0.0183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28050" calcext:value-type="float">
            <text:p>28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9279" calcext:value-type="float">
            <text:p>9.9279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71" calcext:value-type="float">
            <text:p>0.0271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183" calcext:value-type="float">
            <text:p>1.0183</text:p>
          </table:table-cell>
          <table:table-cell office:value-type="string" calcext:value-type="string">
            <text:p>GB2A</text:p>
          </table:table-cell>
          <table:table-cell office:value-type="float" office:value="1.1238" calcext:value-type="float">
            <text:p>1.1238</text:p>
          </table:table-cell>
          <table:table-cell office:value-type="string" calcext:value-type="string">
            <text:p>G_id</text:p>
          </table:table-cell>
          <table:table-cell office:value-type="float" office:value="1.5084" calcext:value-type="float">
            <text:p>1.5084</text:p>
          </table:table-cell>
          <table:table-cell office:value-type="string" calcext:value-type="string">
            <text:p>G_cyc</text:p>
          </table:table-cell>
          <table:table-cell office:value-type="float" office:value="0.7786" calcext:value-type="float">
            <text:p>0.7786</text:p>
          </table:table-cell>
          <table:table-cell office:value-type="string" calcext:value-type="string">
            <text:p>D_A</text:p>
          </table:table-cell>
          <table:table-cell office:value-type="float" office:value="0.0377" calcext:value-type="float">
            <text:p>0.0377</text:p>
          </table:table-cell>
          <table:table-cell office:value-type="string" calcext:value-type="string">
            <text:p>D_B</text:p>
          </table:table-cell>
          <table:table-cell office:value-type="float" office:value="0.0165" calcext:value-type="float">
            <text:p>0.0165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28100" calcext:value-type="float">
            <text:p>28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2872" calcext:value-type="float">
            <text:p>9.2872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21" calcext:value-type="float">
            <text:p>0.0321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592" calcext:value-type="float">
            <text:p>1.0592</text:p>
          </table:table-cell>
          <table:table-cell office:value-type="string" calcext:value-type="string">
            <text:p>GB2A</text:p>
          </table:table-cell>
          <table:table-cell office:value-type="float" office:value="1.1331" calcext:value-type="float">
            <text:p>1.1331</text:p>
          </table:table-cell>
          <table:table-cell office:value-type="string" calcext:value-type="string">
            <text:p>G_id</text:p>
          </table:table-cell>
          <table:table-cell office:value-type="float" office:value="1.4265" calcext:value-type="float">
            <text:p>1.4265</text:p>
          </table:table-cell>
          <table:table-cell office:value-type="string" calcext:value-type="string">
            <text:p>G_cyc</text:p>
          </table:table-cell>
          <table:table-cell office:value-type="float" office:value="0.7095" calcext:value-type="float">
            <text:p>0.7095</text:p>
          </table:table-cell>
          <table:table-cell office:value-type="string" calcext:value-type="string">
            <text:p>D_A</text:p>
          </table:table-cell>
          <table:table-cell office:value-type="float" office:value="0.0442" calcext:value-type="float">
            <text:p>0.0442</text:p>
          </table:table-cell>
          <table:table-cell office:value-type="string" calcext:value-type="string">
            <text:p>D_B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28150" calcext:value-type="float">
            <text:p>28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6088" calcext:value-type="float">
            <text:p>9.6088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905" calcext:value-type="float">
            <text:p>0.0905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8588" calcext:value-type="float">
            <text:p>0.8588</text:p>
          </table:table-cell>
          <table:table-cell office:value-type="string" calcext:value-type="string">
            <text:p>GB2A</text:p>
          </table:table-cell>
          <table:table-cell office:value-type="float" office:value="1.2001" calcext:value-type="float">
            <text:p>1.2001</text:p>
          </table:table-cell>
          <table:table-cell office:value-type="string" calcext:value-type="string">
            <text:p>G_id</text:p>
          </table:table-cell>
          <table:table-cell office:value-type="float" office:value="1.3222" calcext:value-type="float">
            <text:p>1.3222</text:p>
          </table:table-cell>
          <table:table-cell office:value-type="string" calcext:value-type="string">
            <text:p>G_cyc</text:p>
          </table:table-cell>
          <table:table-cell office:value-type="float" office:value="0.755" calcext:value-type="float">
            <text:p>0.755</text:p>
          </table:table-cell>
          <table:table-cell office:value-type="string" calcext:value-type="string">
            <text:p>D_A</text:p>
          </table:table-cell>
          <table:table-cell office:value-type="float" office:value="0.1443" calcext:value-type="float">
            <text:p>0.1443</text:p>
          </table:table-cell>
          <table:table-cell office:value-type="string" calcext:value-type="string">
            <text:p>D_B</text:p>
          </table:table-cell>
          <table:table-cell office:value-type="float" office:value="0.0367" calcext:value-type="float">
            <text:p>0.0367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9.287" calcext:value-type="float">
            <text:p>9.287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24099519476294518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4.57" calcext:value-type="float">
            <text:p>104.57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29000" calcext:value-type="float">
            <text:p>29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9603" calcext:value-type="float">
            <text:p>9.9603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414" calcext:value-type="float">
            <text:p>0.0414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133" calcext:value-type="float">
            <text:p>1.0133</text:p>
          </table:table-cell>
          <table:table-cell office:value-type="string" calcext:value-type="string">
            <text:p>GB2A</text:p>
          </table:table-cell>
          <table:table-cell office:value-type="float" office:value="1.061" calcext:value-type="float">
            <text:p>1.061</text:p>
          </table:table-cell>
          <table:table-cell office:value-type="string" calcext:value-type="string">
            <text:p>G_id</text:p>
          </table:table-cell>
          <table:table-cell office:value-type="float" office:value="1.4763" calcext:value-type="float">
            <text:p>1.4763</text:p>
          </table:table-cell>
          <table:table-cell office:value-type="string" calcext:value-type="string">
            <text:p>G_cyc</text:p>
          </table:table-cell>
          <table:table-cell office:value-type="float" office:value="0.7886" calcext:value-type="float">
            <text:p>0.7886</text:p>
          </table:table-cell>
          <table:table-cell office:value-type="string" calcext:value-type="string">
            <text:p>D_A</text:p>
          </table:table-cell>
          <table:table-cell office:value-type="float" office:value="0.0497" calcext:value-type="float">
            <text:p>0.0497</text:p>
          </table:table-cell>
          <table:table-cell office:value-type="string" calcext:value-type="string">
            <text:p>D_B</text:p>
          </table:table-cell>
          <table:table-cell office:value-type="float" office:value="0.0331" calcext:value-type="float">
            <text:p>0.0331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29050" calcext:value-type="float">
            <text:p>29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2082" calcext:value-type="float">
            <text:p>9.2082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96" calcext:value-type="float">
            <text:p>0.0196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684" calcext:value-type="float">
            <text:p>0.9684</text:p>
          </table:table-cell>
          <table:table-cell office:value-type="string" calcext:value-type="string">
            <text:p>GB2A</text:p>
          </table:table-cell>
          <table:table-cell office:value-type="float" office:value="1.079" calcext:value-type="float">
            <text:p>1.079</text:p>
          </table:table-cell>
          <table:table-cell office:value-type="string" calcext:value-type="string">
            <text:p>G_id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G_cyc</text:p>
          </table:table-cell>
          <table:table-cell office:value-type="float" office:value="0.7161" calcext:value-type="float">
            <text:p>0.7161</text:p>
          </table:table-cell>
          <table:table-cell office:value-type="string" calcext:value-type="string">
            <text:p>D_A</text:p>
          </table:table-cell>
          <table:table-cell office:value-type="float" office:value="0.0235" calcext:value-type="float">
            <text:p>0.0235</text:p>
          </table:table-cell>
          <table:table-cell office:value-type="string" calcext:value-type="string">
            <text:p>D_B</text:p>
          </table:table-cell>
          <table:table-cell office:value-type="float" office:value="0.0156" calcext:value-type="float">
            <text:p>0.0156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29100" calcext:value-type="float">
            <text:p>29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0.5956" calcext:value-type="float">
            <text:p>10.5956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89" calcext:value-type="float">
            <text:p>0.0289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909" calcext:value-type="float">
            <text:p>1.1909</text:p>
          </table:table-cell>
          <table:table-cell office:value-type="string" calcext:value-type="string">
            <text:p>GB2A</text:p>
          </table:table-cell>
          <table:table-cell office:value-type="float" office:value="1.1418" calcext:value-type="float">
            <text:p>1.1418</text:p>
          </table:table-cell>
          <table:table-cell office:value-type="string" calcext:value-type="string">
            <text:p>G_id</text:p>
          </table:table-cell>
          <table:table-cell office:value-type="float" office:value="1.3242" calcext:value-type="float">
            <text:p>1.3242</text:p>
          </table:table-cell>
          <table:table-cell office:value-type="string" calcext:value-type="string">
            <text:p>G_cyc</text:p>
          </table:table-cell>
          <table:table-cell office:value-type="float" office:value="0.8263" calcext:value-type="float">
            <text:p>0.8263</text:p>
          </table:table-cell>
          <table:table-cell office:value-type="string" calcext:value-type="string">
            <text:p>D_A</text:p>
          </table:table-cell>
          <table:table-cell office:value-type="float" office:value="0.0425" calcext:value-type="float">
            <text:p>0.0425</text:p>
          </table:table-cell>
          <table:table-cell office:value-type="string" calcext:value-type="string">
            <text:p>D_B</text:p>
          </table:table-cell>
          <table:table-cell office:value-type="float" office:value="0.0154" calcext:value-type="float">
            <text:p>0.0154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29150" calcext:value-type="float">
            <text:p>29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3904" calcext:value-type="float">
            <text:p>9.3904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11" calcext:value-type="float">
            <text:p>0.0211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8556" calcext:value-type="float">
            <text:p>0.8556</text:p>
          </table:table-cell>
          <table:table-cell office:value-type="string" calcext:value-type="string">
            <text:p>GB2A</text:p>
          </table:table-cell>
          <table:table-cell office:value-type="float" office:value="1.268" calcext:value-type="float">
            <text:p>1.268</text:p>
          </table:table-cell>
          <table:table-cell office:value-type="string" calcext:value-type="string">
            <text:p>G_id</text:p>
          </table:table-cell>
          <table:table-cell office:value-type="float" office:value="1.2796" calcext:value-type="float">
            <text:p>1.2796</text:p>
          </table:table-cell>
          <table:table-cell office:value-type="string" calcext:value-type="string">
            <text:p>G_cyc</text:p>
          </table:table-cell>
          <table:table-cell office:value-type="float" office:value="0.7267" calcext:value-type="float">
            <text:p>0.7267</text:p>
          </table:table-cell>
          <table:table-cell office:value-type="string" calcext:value-type="string">
            <text:p>D_A</text:p>
          </table:table-cell>
          <table:table-cell office:value-type="float" office:value="0.0249" calcext:value-type="float">
            <text:p>0.0249</text:p>
          </table:table-cell>
          <table:table-cell office:value-type="string" calcext:value-type="string">
            <text:p>D_B</text:p>
          </table:table-cell>
          <table:table-cell office:value-type="float" office:value="0.0173" calcext:value-type="float">
            <text:p>0.0173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11.6564" calcext:value-type="float">
            <text:p>11.6564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4113377630710602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4.47" calcext:value-type="float">
            <text:p>104.47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5777" calcext:value-type="float">
            <text:p>9.5777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494" calcext:value-type="float">
            <text:p>0.0494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74" calcext:value-type="float">
            <text:p>0.974</text:p>
          </table:table-cell>
          <table:table-cell office:value-type="string" calcext:value-type="string">
            <text:p>GB2A</text:p>
          </table:table-cell>
          <table:table-cell office:value-type="float" office:value="0.818" calcext:value-type="float">
            <text:p>0.818</text:p>
          </table:table-cell>
          <table:table-cell office:value-type="string" calcext:value-type="string">
            <text:p>G_id</text:p>
          </table:table-cell>
          <table:table-cell office:value-type="float" office:value="1.484" calcext:value-type="float">
            <text:p>1.484</text:p>
          </table:table-cell>
          <table:table-cell office:value-type="string" calcext:value-type="string">
            <text:p>G_cyc</text:p>
          </table:table-cell>
          <table:table-cell office:value-type="float" office:value="0.7786" calcext:value-type="float">
            <text:p>0.7786</text:p>
          </table:table-cell>
          <table:table-cell office:value-type="string" calcext:value-type="string">
            <text:p>D_A</text:p>
          </table:table-cell>
          <table:table-cell office:value-type="float" office:value="0.0807" calcext:value-type="float">
            <text:p>0.0807</text:p>
          </table:table-cell>
          <table:table-cell office:value-type="string" calcext:value-type="string">
            <text:p>D_B</text:p>
          </table:table-cell>
          <table:table-cell office:value-type="float" office:value="0.0182" calcext:value-type="float">
            <text:p>0.0182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30050" calcext:value-type="float">
            <text:p>30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9022" calcext:value-type="float">
            <text:p>9.9022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65" calcext:value-type="float">
            <text:p>0.0365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527" calcext:value-type="float">
            <text:p>1.1527</text:p>
          </table:table-cell>
          <table:table-cell office:value-type="string" calcext:value-type="string">
            <text:p>GB2A</text:p>
          </table:table-cell>
          <table:table-cell office:value-type="float" office:value="0.6549" calcext:value-type="float">
            <text:p>0.6549</text:p>
          </table:table-cell>
          <table:table-cell office:value-type="string" calcext:value-type="string">
            <text:p>G_id</text:p>
          </table:table-cell>
          <table:table-cell office:value-type="float" office:value="1.4657" calcext:value-type="float">
            <text:p>1.4657</text:p>
          </table:table-cell>
          <table:table-cell office:value-type="string" calcext:value-type="string">
            <text:p>G_cyc</text:p>
          </table:table-cell>
          <table:table-cell office:value-type="float" office:value="0.8095" calcext:value-type="float">
            <text:p>0.8095</text:p>
          </table:table-cell>
          <table:table-cell office:value-type="string" calcext:value-type="string">
            <text:p>D_A</text:p>
          </table:table-cell>
          <table:table-cell office:value-type="float" office:value="0.0579" calcext:value-type="float">
            <text:p>0.0579</text:p>
          </table:table-cell>
          <table:table-cell office:value-type="string" calcext:value-type="string">
            <text:p>D_B</text:p>
          </table:table-cell>
          <table:table-cell office:value-type="float" office:value="0.0152" calcext:value-type="float">
            <text:p>0.0152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30100" calcext:value-type="float">
            <text:p>30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4998" calcext:value-type="float">
            <text:p>9.4998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98" calcext:value-type="float">
            <text:p>0.0198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073" calcext:value-type="float">
            <text:p>1.0073</text:p>
          </table:table-cell>
          <table:table-cell office:value-type="string" calcext:value-type="string">
            <text:p>GB2A</text:p>
          </table:table-cell>
          <table:table-cell office:value-type="float" office:value="1.0225" calcext:value-type="float">
            <text:p>1.0225</text:p>
          </table:table-cell>
          <table:table-cell office:value-type="string" calcext:value-type="string">
            <text:p>G_id</text:p>
          </table:table-cell>
          <table:table-cell office:value-type="float" office:value="1.1967" calcext:value-type="float">
            <text:p>1.1967</text:p>
          </table:table-cell>
          <table:table-cell office:value-type="string" calcext:value-type="string">
            <text:p>G_cyc</text:p>
          </table:table-cell>
          <table:table-cell office:value-type="float" office:value="0.747" calcext:value-type="float">
            <text:p>0.747</text:p>
          </table:table-cell>
          <table:table-cell office:value-type="string" calcext:value-type="string">
            <text:p>D_A</text:p>
          </table:table-cell>
          <table:table-cell office:value-type="float" office:value="0.0308" calcext:value-type="float">
            <text:p>0.0308</text:p>
          </table:table-cell>
          <table:table-cell office:value-type="string" calcext:value-type="string">
            <text:p>D_B</text:p>
          </table:table-cell>
          <table:table-cell office:value-type="float" office:value="0.0087" calcext:value-type="float">
            <text:p>0.0087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30150" calcext:value-type="float">
            <text:p>30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1285" calcext:value-type="float">
            <text:p>8.1285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11" calcext:value-type="float">
            <text:p>0.0311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37" calcext:value-type="float">
            <text:p>0.937</text:p>
          </table:table-cell>
          <table:table-cell office:value-type="string" calcext:value-type="string">
            <text:p>GB2A</text:p>
          </table:table-cell>
          <table:table-cell office:value-type="float" office:value="0.6825" calcext:value-type="float">
            <text:p>0.6825</text:p>
          </table:table-cell>
          <table:table-cell office:value-type="string" calcext:value-type="string">
            <text:p>G_id</text:p>
          </table:table-cell>
          <table:table-cell office:value-type="float" office:value="1.5467" calcext:value-type="float">
            <text:p>1.5467</text:p>
          </table:table-cell>
          <table:table-cell office:value-type="string" calcext:value-type="string">
            <text:p>G_cyc</text:p>
          </table:table-cell>
          <table:table-cell office:value-type="float" office:value="0.6509" calcext:value-type="float">
            <text:p>0.6509</text:p>
          </table:table-cell>
          <table:table-cell office:value-type="string" calcext:value-type="string">
            <text:p>D_A</text:p>
          </table:table-cell>
          <table:table-cell office:value-type="float" office:value="0.0555" calcext:value-type="float">
            <text:p>0.0555</text:p>
          </table:table-cell>
          <table:table-cell office:value-type="string" calcext:value-type="string">
            <text:p>D_B</text:p>
          </table:table-cell>
          <table:table-cell office:value-type="float" office:value="0.0068" calcext:value-type="float">
            <text:p>0.0068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10.2067" calcext:value-type="float">
            <text:p>10.2067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3563893958926201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4.54" calcext:value-type="float">
            <text:p>104.54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31000" calcext:value-type="float">
            <text:p>31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2521" calcext:value-type="float">
            <text:p>9.2521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42" calcext:value-type="float">
            <text:p>0.042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016" calcext:value-type="float">
            <text:p>0.9016</text:p>
          </table:table-cell>
          <table:table-cell office:value-type="string" calcext:value-type="string">
            <text:p>GB2A</text:p>
          </table:table-cell>
          <table:table-cell office:value-type="float" office:value="0.6847" calcext:value-type="float">
            <text:p>0.6847</text:p>
          </table:table-cell>
          <table:table-cell office:value-type="string" calcext:value-type="string">
            <text:p>G_id</text:p>
          </table:table-cell>
          <table:table-cell office:value-type="float" office:value="1.4555" calcext:value-type="float">
            <text:p>1.4555</text:p>
          </table:table-cell>
          <table:table-cell office:value-type="string" calcext:value-type="string">
            <text:p>G_cyc</text:p>
          </table:table-cell>
          <table:table-cell office:value-type="float" office:value="0.7666" calcext:value-type="float">
            <text:p>0.7666</text:p>
          </table:table-cell>
          <table:table-cell office:value-type="string" calcext:value-type="string">
            <text:p>D_A</text:p>
          </table:table-cell>
          <table:table-cell office:value-type="float" office:value="0.0583" calcext:value-type="float">
            <text:p>0.0583</text:p>
          </table:table-cell>
          <table:table-cell office:value-type="string" calcext:value-type="string">
            <text:p>D_B</text:p>
          </table:table-cell>
          <table:table-cell office:value-type="float" office:value="0.0257" calcext:value-type="float">
            <text:p>0.0257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31050" calcext:value-type="float">
            <text:p>31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0.3582" calcext:value-type="float">
            <text:p>10.3582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28" calcext:value-type="float">
            <text:p>0.0228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026" calcext:value-type="float">
            <text:p>1.1026</text:p>
          </table:table-cell>
          <table:table-cell office:value-type="string" calcext:value-type="string">
            <text:p>GB2A</text:p>
          </table:table-cell>
          <table:table-cell office:value-type="float" office:value="1.0978" calcext:value-type="float">
            <text:p>1.0978</text:p>
          </table:table-cell>
          <table:table-cell office:value-type="string" calcext:value-type="string">
            <text:p>G_id</text:p>
          </table:table-cell>
          <table:table-cell office:value-type="float" office:value="1.3364" calcext:value-type="float">
            <text:p>1.3364</text:p>
          </table:table-cell>
          <table:table-cell office:value-type="string" calcext:value-type="string">
            <text:p>G_cyc</text:p>
          </table:table-cell>
          <table:table-cell office:value-type="float" office:value="0.8158" calcext:value-type="float">
            <text:p>0.8158</text:p>
          </table:table-cell>
          <table:table-cell office:value-type="string" calcext:value-type="string">
            <text:p>D_A</text:p>
          </table:table-cell>
          <table:table-cell office:value-type="float" office:value="0.0285" calcext:value-type="float">
            <text:p>0.0285</text:p>
          </table:table-cell>
          <table:table-cell office:value-type="string" calcext:value-type="string">
            <text:p>D_B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31100" calcext:value-type="float">
            <text:p>31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6214" calcext:value-type="float">
            <text:p>9.6214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91" calcext:value-type="float">
            <text:p>0.0291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8558" calcext:value-type="float">
            <text:p>0.8558</text:p>
          </table:table-cell>
          <table:table-cell office:value-type="string" calcext:value-type="string">
            <text:p>GB2A</text:p>
          </table:table-cell>
          <table:table-cell office:value-type="float" office:value="1.0596" calcext:value-type="float">
            <text:p>1.0596</text:p>
          </table:table-cell>
          <table:table-cell office:value-type="string" calcext:value-type="string">
            <text:p>G_id</text:p>
          </table:table-cell>
          <table:table-cell office:value-type="float" office:value="1.3716" calcext:value-type="float">
            <text:p>1.3716</text:p>
          </table:table-cell>
          <table:table-cell office:value-type="string" calcext:value-type="string">
            <text:p>G_cyc</text:p>
          </table:table-cell>
          <table:table-cell office:value-type="float" office:value="0.7706" calcext:value-type="float">
            <text:p>0.7706</text:p>
          </table:table-cell>
          <table:table-cell office:value-type="string" calcext:value-type="string">
            <text:p>D_A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D_B</text:p>
          </table:table-cell>
          <table:table-cell office:value-type="float" office:value="0.0312" calcext:value-type="float">
            <text:p>0.0312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31150" calcext:value-type="float">
            <text:p>31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0.0107" calcext:value-type="float">
            <text:p>10.0107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41" calcext:value-type="float">
            <text:p>0.0341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488" calcext:value-type="float">
            <text:p>1.0488</text:p>
          </table:table-cell>
          <table:table-cell office:value-type="string" calcext:value-type="string">
            <text:p>GB2A</text:p>
          </table:table-cell>
          <table:table-cell office:value-type="float" office:value="0.828" calcext:value-type="float">
            <text:p>0.828</text:p>
          </table:table-cell>
          <table:table-cell office:value-type="string" calcext:value-type="string">
            <text:p>G_id</text:p>
          </table:table-cell>
          <table:table-cell office:value-type="float" office:value="1.354" calcext:value-type="float">
            <text:p>1.354</text:p>
          </table:table-cell>
          <table:table-cell office:value-type="string" calcext:value-type="string">
            <text:p>G_cyc</text:p>
          </table:table-cell>
          <table:table-cell office:value-type="float" office:value="0.8134" calcext:value-type="float">
            <text:p>0.8134</text:p>
          </table:table-cell>
          <table:table-cell office:value-type="string" calcext:value-type="string">
            <text:p>D_A</text:p>
          </table:table-cell>
          <table:table-cell office:value-type="float" office:value="0.059" calcext:value-type="float">
            <text:p>0.059</text:p>
          </table:table-cell>
          <table:table-cell office:value-type="string" calcext:value-type="string">
            <text:p>D_B</text:p>
          </table:table-cell>
          <table:table-cell office:value-type="float" office:value="0.0092" calcext:value-type="float">
            <text:p>0.0092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9.3643" calcext:value-type="float">
            <text:p>9.3643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2793995663523674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4.75" calcext:value-type="float">
            <text:p>104.75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32000" calcext:value-type="float">
            <text:p>32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5312" calcext:value-type="float">
            <text:p>9.5312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462" calcext:value-type="float">
            <text:p>0.0462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326" calcext:value-type="float">
            <text:p>1.0326</text:p>
          </table:table-cell>
          <table:table-cell office:value-type="string" calcext:value-type="string">
            <text:p>GB2A</text:p>
          </table:table-cell>
          <table:table-cell office:value-type="float" office:value="1.0893" calcext:value-type="float">
            <text:p>1.0893</text:p>
          </table:table-cell>
          <table:table-cell office:value-type="string" calcext:value-type="string">
            <text:p>G_id</text:p>
          </table:table-cell>
          <table:table-cell office:value-type="float" office:value="1.4375" calcext:value-type="float">
            <text:p>1.4375</text:p>
          </table:table-cell>
          <table:table-cell office:value-type="string" calcext:value-type="string">
            <text:p>G_cyc</text:p>
          </table:table-cell>
          <table:table-cell office:value-type="float" office:value="0.7409" calcext:value-type="float">
            <text:p>0.7409</text:p>
          </table:table-cell>
          <table:table-cell office:value-type="string" calcext:value-type="string">
            <text:p>D_A</text:p>
          </table:table-cell>
          <table:table-cell office:value-type="float" office:value="0.0236" calcext:value-type="float">
            <text:p>0.0236</text:p>
          </table:table-cell>
          <table:table-cell office:value-type="string" calcext:value-type="string">
            <text:p>D_B</text:p>
          </table:table-cell>
          <table:table-cell office:value-type="float" office:value="0.0687" calcext:value-type="float">
            <text:p>0.0687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32050" calcext:value-type="float">
            <text:p>32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0.9887" calcext:value-type="float">
            <text:p>10.9887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501" calcext:value-type="float">
            <text:p>0.0501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521" calcext:value-type="float">
            <text:p>1.0521</text:p>
          </table:table-cell>
          <table:table-cell office:value-type="string" calcext:value-type="string">
            <text:p>GB2A</text:p>
          </table:table-cell>
          <table:table-cell office:value-type="float" office:value="0.9937" calcext:value-type="float">
            <text:p>0.9937</text:p>
          </table:table-cell>
          <table:table-cell office:value-type="string" calcext:value-type="string">
            <text:p>G_id</text:p>
          </table:table-cell>
          <table:table-cell office:value-type="float" office:value="1.5735" calcext:value-type="float">
            <text:p>1.5735</text:p>
          </table:table-cell>
          <table:table-cell office:value-type="string" calcext:value-type="string">
            <text:p>G_cyc</text:p>
          </table:table-cell>
          <table:table-cell office:value-type="float" office:value="0.8943" calcext:value-type="float">
            <text:p>0.8943</text:p>
          </table:table-cell>
          <table:table-cell office:value-type="string" calcext:value-type="string">
            <text:p>D_A</text:p>
          </table:table-cell>
          <table:table-cell office:value-type="float" office:value="0.0714" calcext:value-type="float">
            <text:p>0.0714</text:p>
          </table:table-cell>
          <table:table-cell office:value-type="string" calcext:value-type="string">
            <text:p>D_B</text:p>
          </table:table-cell>
          <table:table-cell office:value-type="float" office:value="0.0289" calcext:value-type="float">
            <text:p>0.0289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32100" calcext:value-type="float">
            <text:p>32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9259" calcext:value-type="float">
            <text:p>9.9259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849" calcext:value-type="float">
            <text:p>0.0849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832" calcext:value-type="float">
            <text:p>1.0832</text:p>
          </table:table-cell>
          <table:table-cell office:value-type="string" calcext:value-type="string">
            <text:p>GB2A</text:p>
          </table:table-cell>
          <table:table-cell office:value-type="float" office:value="1.0023" calcext:value-type="float">
            <text:p>1.0023</text:p>
          </table:table-cell>
          <table:table-cell office:value-type="string" calcext:value-type="string">
            <text:p>G_id</text:p>
          </table:table-cell>
          <table:table-cell office:value-type="float" office:value="1.4107" calcext:value-type="float">
            <text:p>1.4107</text:p>
          </table:table-cell>
          <table:table-cell office:value-type="string" calcext:value-type="string">
            <text:p>G_cyc</text:p>
          </table:table-cell>
          <table:table-cell office:value-type="float" office:value="0.784" calcext:value-type="float">
            <text:p>0.784</text:p>
          </table:table-cell>
          <table:table-cell office:value-type="string" calcext:value-type="string">
            <text:p>D_A</text:p>
          </table:table-cell>
          <table:table-cell office:value-type="float" office:value="0.0877" calcext:value-type="float">
            <text:p>0.0877</text:p>
          </table:table-cell>
          <table:table-cell office:value-type="string" calcext:value-type="string">
            <text:p>D_B</text:p>
          </table:table-cell>
          <table:table-cell office:value-type="float" office:value="0.0822" calcext:value-type="float">
            <text:p>0.0822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32150" calcext:value-type="float">
            <text:p>32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0.1173" calcext:value-type="float">
            <text:p>10.1173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23" calcext:value-type="float">
            <text:p>0.0323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011" calcext:value-type="float">
            <text:p>1.0011</text:p>
          </table:table-cell>
          <table:table-cell office:value-type="string" calcext:value-type="string">
            <text:p>GB2A</text:p>
          </table:table-cell>
          <table:table-cell office:value-type="float" office:value="1.0417" calcext:value-type="float">
            <text:p>1.0417</text:p>
          </table:table-cell>
          <table:table-cell office:value-type="string" calcext:value-type="string">
            <text:p>G_id</text:p>
          </table:table-cell>
          <table:table-cell office:value-type="float" office:value="1.4954" calcext:value-type="float">
            <text:p>1.4954</text:p>
          </table:table-cell>
          <table:table-cell office:value-type="string" calcext:value-type="string">
            <text:p>G_cyc</text:p>
          </table:table-cell>
          <table:table-cell office:value-type="float" office:value="0.8074" calcext:value-type="float">
            <text:p>0.8074</text:p>
          </table:table-cell>
          <table:table-cell office:value-type="string" calcext:value-type="string">
            <text:p>D_A</text:p>
          </table:table-cell>
          <table:table-cell office:value-type="float" office:value="0.0468" calcext:value-type="float">
            <text:p>0.0468</text:p>
          </table:table-cell>
          <table:table-cell office:value-type="string" calcext:value-type="string">
            <text:p>D_B</text:p>
          </table:table-cell>
          <table:table-cell office:value-type="float" office:value="0.0178" calcext:value-type="float">
            <text:p>0.0178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9.6953" calcext:value-type="float">
            <text:p>9.6953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2472170814871788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4.52" calcext:value-type="float">
            <text:p>104.52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33000" calcext:value-type="float">
            <text:p>33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0.0396" calcext:value-type="float">
            <text:p>10.0396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31" calcext:value-type="float">
            <text:p>0.0231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63" calcext:value-type="float">
            <text:p>1.063</text:p>
          </table:table-cell>
          <table:table-cell office:value-type="string" calcext:value-type="string">
            <text:p>GB2A</text:p>
          </table:table-cell>
          <table:table-cell office:value-type="float" office:value="1.0534" calcext:value-type="float">
            <text:p>1.0534</text:p>
          </table:table-cell>
          <table:table-cell office:value-type="string" calcext:value-type="string">
            <text:p>G_id</text:p>
          </table:table-cell>
          <table:table-cell office:value-type="float" office:value="1.2752" calcext:value-type="float">
            <text:p>1.2752</text:p>
          </table:table-cell>
          <table:table-cell office:value-type="string" calcext:value-type="string">
            <text:p>G_cyc</text:p>
          </table:table-cell>
          <table:table-cell office:value-type="float" office:value="0.7923" calcext:value-type="float">
            <text:p>0.7923</text:p>
          </table:table-cell>
          <table:table-cell office:value-type="string" calcext:value-type="string">
            <text:p>D_A</text:p>
          </table:table-cell>
          <table:table-cell office:value-type="float" office:value="0.0275" calcext:value-type="float">
            <text:p>0.0275</text:p>
          </table:table-cell>
          <table:table-cell office:value-type="string" calcext:value-type="string">
            <text:p>D_B</text:p>
          </table:table-cell>
          <table:table-cell office:value-type="float" office:value="0.0187" calcext:value-type="float">
            <text:p>0.0187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33050" calcext:value-type="float">
            <text:p>33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3826" calcext:value-type="float">
            <text:p>9.3826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453" calcext:value-type="float">
            <text:p>0.0453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408" calcext:value-type="float">
            <text:p>0.9408</text:p>
          </table:table-cell>
          <table:table-cell office:value-type="string" calcext:value-type="string">
            <text:p>GB2A</text:p>
          </table:table-cell>
          <table:table-cell office:value-type="float" office:value="0.8658" calcext:value-type="float">
            <text:p>0.8658</text:p>
          </table:table-cell>
          <table:table-cell office:value-type="string" calcext:value-type="string">
            <text:p>G_id</text:p>
          </table:table-cell>
          <table:table-cell office:value-type="float" office:value="1.3764" calcext:value-type="float">
            <text:p>1.3764</text:p>
          </table:table-cell>
          <table:table-cell office:value-type="string" calcext:value-type="string">
            <text:p>G_cyc</text:p>
          </table:table-cell>
          <table:table-cell office:value-type="float" office:value="0.7576" calcext:value-type="float">
            <text:p>0.7576</text:p>
          </table:table-cell>
          <table:table-cell office:value-type="string" calcext:value-type="string">
            <text:p>D_A</text:p>
          </table:table-cell>
          <table:table-cell office:value-type="float" office:value="0.0636" calcext:value-type="float">
            <text:p>0.0636</text:p>
          </table:table-cell>
          <table:table-cell office:value-type="string" calcext:value-type="string">
            <text:p>D_B</text:p>
          </table:table-cell>
          <table:table-cell office:value-type="float" office:value="0.0269" calcext:value-type="float">
            <text:p>0.0269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33100" calcext:value-type="float">
            <text:p>33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3.7167" calcext:value-type="float">
            <text:p>13.7167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556" calcext:value-type="float">
            <text:p>0.0556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2083" calcext:value-type="float">
            <text:p>1.2083</text:p>
          </table:table-cell>
          <table:table-cell office:value-type="string" calcext:value-type="string">
            <text:p>GB2A</text:p>
          </table:table-cell>
          <table:table-cell office:value-type="float" office:value="1.3303" calcext:value-type="float">
            <text:p>1.3303</text:p>
          </table:table-cell>
          <table:table-cell office:value-type="string" calcext:value-type="string">
            <text:p>G_id</text:p>
          </table:table-cell>
          <table:table-cell office:value-type="float" office:value="1.9238" calcext:value-type="float">
            <text:p>1.9238</text:p>
          </table:table-cell>
          <table:table-cell office:value-type="string" calcext:value-type="string">
            <text:p>G_cyc</text:p>
          </table:table-cell>
          <table:table-cell office:value-type="float" office:value="1.1178" calcext:value-type="float">
            <text:p>1.1178</text:p>
          </table:table-cell>
          <table:table-cell office:value-type="string" calcext:value-type="string">
            <text:p>D_A</text:p>
          </table:table-cell>
          <table:table-cell office:value-type="float" office:value="0.0615" calcext:value-type="float">
            <text:p>0.0615</text:p>
          </table:table-cell>
          <table:table-cell office:value-type="string" calcext:value-type="string">
            <text:p>D_B</text:p>
          </table:table-cell>
          <table:table-cell office:value-type="float" office:value="0.0496" calcext:value-type="float">
            <text:p>0.0496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33150" calcext:value-type="float">
            <text:p>33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5737" calcext:value-type="float">
            <text:p>9.5737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97" calcext:value-type="float">
            <text:p>0.0297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8974" calcext:value-type="float">
            <text:p>0.8974</text:p>
          </table:table-cell>
          <table:table-cell office:value-type="string" calcext:value-type="string">
            <text:p>GB2A</text:p>
          </table:table-cell>
          <table:table-cell office:value-type="float" office:value="0.898" calcext:value-type="float">
            <text:p>0.898</text:p>
          </table:table-cell>
          <table:table-cell office:value-type="string" calcext:value-type="string">
            <text:p>G_id</text:p>
          </table:table-cell>
          <table:table-cell office:value-type="float" office:value="1.3999" calcext:value-type="float">
            <text:p>1.3999</text:p>
          </table:table-cell>
          <table:table-cell office:value-type="string" calcext:value-type="string">
            <text:p>G_cyc</text:p>
          </table:table-cell>
          <table:table-cell office:value-type="float" office:value="0.7778" calcext:value-type="float">
            <text:p>0.7778</text:p>
          </table:table-cell>
          <table:table-cell office:value-type="string" calcext:value-type="string">
            <text:p>D_A</text:p>
          </table:table-cell>
          <table:table-cell office:value-type="float" office:value="0.0396" calcext:value-type="float">
            <text:p>0.0396</text:p>
          </table:table-cell>
          <table:table-cell office:value-type="string" calcext:value-type="string">
            <text:p>D_B</text:p>
          </table:table-cell>
          <table:table-cell office:value-type="float" office:value="0.0197" calcext:value-type="float">
            <text:p>0.0197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9.4973" calcext:value-type="float">
            <text:p>9.4973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2225365862250328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4.53" calcext:value-type="float">
            <text:p>104.53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34000" calcext:value-type="float">
            <text:p>34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7865" calcext:value-type="float">
            <text:p>9.7865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469" calcext:value-type="float">
            <text:p>0.0469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838" calcext:value-type="float">
            <text:p>1.1838</text:p>
          </table:table-cell>
          <table:table-cell office:value-type="string" calcext:value-type="string">
            <text:p>GB2A</text:p>
          </table:table-cell>
          <table:table-cell office:value-type="float" office:value="0.946" calcext:value-type="float">
            <text:p>0.946</text:p>
          </table:table-cell>
          <table:table-cell office:value-type="string" calcext:value-type="string">
            <text:p>G_id</text:p>
          </table:table-cell>
          <table:table-cell office:value-type="float" office:value="1.4165" calcext:value-type="float">
            <text:p>1.4165</text:p>
          </table:table-cell>
          <table:table-cell office:value-type="string" calcext:value-type="string">
            <text:p>G_cyc</text:p>
          </table:table-cell>
          <table:table-cell office:value-type="float" office:value="0.7657" calcext:value-type="float">
            <text:p>0.7657</text:p>
          </table:table-cell>
          <table:table-cell office:value-type="string" calcext:value-type="string">
            <text:p>D_A</text:p>
          </table:table-cell>
          <table:table-cell office:value-type="float" office:value="0.0409" calcext:value-type="float">
            <text:p>0.0409</text:p>
          </table:table-cell>
          <table:table-cell office:value-type="string" calcext:value-type="string">
            <text:p>D_B</text:p>
          </table:table-cell>
          <table:table-cell office:value-type="float" office:value="0.0529" calcext:value-type="float">
            <text:p>0.0529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34050" calcext:value-type="float">
            <text:p>34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2652" calcext:value-type="float">
            <text:p>9.2652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8" calcext:value-type="float">
            <text:p>0.028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878" calcext:value-type="float">
            <text:p>0.9878</text:p>
          </table:table-cell>
          <table:table-cell office:value-type="string" calcext:value-type="string">
            <text:p>GB2A</text:p>
          </table:table-cell>
          <table:table-cell office:value-type="float" office:value="0.9992" calcext:value-type="float">
            <text:p>0.9992</text:p>
          </table:table-cell>
          <table:table-cell office:value-type="string" calcext:value-type="string">
            <text:p>G_id</text:p>
          </table:table-cell>
          <table:table-cell office:value-type="float" office:value="1.2865" calcext:value-type="float">
            <text:p>1.2865</text:p>
          </table:table-cell>
          <table:table-cell office:value-type="string" calcext:value-type="string">
            <text:p>G_cyc</text:p>
          </table:table-cell>
          <table:table-cell office:value-type="float" office:value="0.7278" calcext:value-type="float">
            <text:p>0.7278</text:p>
          </table:table-cell>
          <table:table-cell office:value-type="string" calcext:value-type="string">
            <text:p>D_A</text:p>
          </table:table-cell>
          <table:table-cell office:value-type="float" office:value="0.0349" calcext:value-type="float">
            <text:p>0.0349</text:p>
          </table:table-cell>
          <table:table-cell office:value-type="string" calcext:value-type="string">
            <text:p>D_B</text:p>
          </table:table-cell>
          <table:table-cell office:value-type="float" office:value="0.0212" calcext:value-type="float">
            <text:p>0.0212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34100" calcext:value-type="float">
            <text:p>34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8736" calcext:value-type="float">
            <text:p>9.8736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88" calcext:value-type="float">
            <text:p>0.0288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921" calcext:value-type="float">
            <text:p>1.0921</text:p>
          </table:table-cell>
          <table:table-cell office:value-type="string" calcext:value-type="string">
            <text:p>GB2A</text:p>
          </table:table-cell>
          <table:table-cell office:value-type="float" office:value="0.8868" calcext:value-type="float">
            <text:p>0.8868</text:p>
          </table:table-cell>
          <table:table-cell office:value-type="string" calcext:value-type="string">
            <text:p>G_id</text:p>
          </table:table-cell>
          <table:table-cell office:value-type="float" office:value="1.4239" calcext:value-type="float">
            <text:p>1.4239</text:p>
          </table:table-cell>
          <table:table-cell office:value-type="string" calcext:value-type="string">
            <text:p>G_cyc</text:p>
          </table:table-cell>
          <table:table-cell office:value-type="float" office:value="0.7895" calcext:value-type="float">
            <text:p>0.7895</text:p>
          </table:table-cell>
          <table:table-cell office:value-type="string" calcext:value-type="string">
            <text:p>D_A</text:p>
          </table:table-cell>
          <table:table-cell office:value-type="float" office:value="0.0244" calcext:value-type="float">
            <text:p>0.0244</text:p>
          </table:table-cell>
          <table:table-cell office:value-type="string" calcext:value-type="string">
            <text:p>D_B</text:p>
          </table:table-cell>
          <table:table-cell office:value-type="float" office:value="0.0332" calcext:value-type="float">
            <text:p>0.0332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34150" calcext:value-type="float">
            <text:p>34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0006" calcext:value-type="float">
            <text:p>9.0006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84" calcext:value-type="float">
            <text:p>0.0284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973" calcext:value-type="float">
            <text:p>1.0973</text:p>
          </table:table-cell>
          <table:table-cell office:value-type="string" calcext:value-type="string">
            <text:p>GB2A</text:p>
          </table:table-cell>
          <table:table-cell office:value-type="float" office:value="0.9151" calcext:value-type="float">
            <text:p>0.9151</text:p>
          </table:table-cell>
          <table:table-cell office:value-type="string" calcext:value-type="string">
            <text:p>G_id</text:p>
          </table:table-cell>
          <table:table-cell office:value-type="float" office:value="1.4212" calcext:value-type="float">
            <text:p>1.4212</text:p>
          </table:table-cell>
          <table:table-cell office:value-type="string" calcext:value-type="string">
            <text:p>G_cyc</text:p>
          </table:table-cell>
          <table:table-cell office:value-type="float" office:value="0.6988" calcext:value-type="float">
            <text:p>0.6988</text:p>
          </table:table-cell>
          <table:table-cell office:value-type="string" calcext:value-type="string">
            <text:p>D_A</text:p>
          </table:table-cell>
          <table:table-cell office:value-type="float" office:value="0.0314" calcext:value-type="float">
            <text:p>0.0314</text:p>
          </table:table-cell>
          <table:table-cell office:value-type="string" calcext:value-type="string">
            <text:p>D_B</text:p>
          </table:table-cell>
          <table:table-cell office:value-type="float" office:value="0.0255" calcext:value-type="float">
            <text:p>0.0255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9.2272" calcext:value-type="float">
            <text:p>9.2272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278165265917778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4.52" calcext:value-type="float">
            <text:p>104.52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3191" calcext:value-type="float">
            <text:p>9.3191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91" calcext:value-type="float">
            <text:p>0.0291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175" calcext:value-type="float">
            <text:p>1.1175</text:p>
          </table:table-cell>
          <table:table-cell office:value-type="string" calcext:value-type="string">
            <text:p>GB2A</text:p>
          </table:table-cell>
          <table:table-cell office:value-type="float" office:value="1.062" calcext:value-type="float">
            <text:p>1.062</text:p>
          </table:table-cell>
          <table:table-cell office:value-type="string" calcext:value-type="string">
            <text:p>G_id</text:p>
          </table:table-cell>
          <table:table-cell office:value-type="float" office:value="1.4043" calcext:value-type="float">
            <text:p>1.4043</text:p>
          </table:table-cell>
          <table:table-cell office:value-type="string" calcext:value-type="string">
            <text:p>G_cyc</text:p>
          </table:table-cell>
          <table:table-cell office:value-type="float" office:value="0.714" calcext:value-type="float">
            <text:p>0.714</text:p>
          </table:table-cell>
          <table:table-cell office:value-type="string" calcext:value-type="string">
            <text:p>D_A</text:p>
          </table:table-cell>
          <table:table-cell office:value-type="float" office:value="0.0416" calcext:value-type="float">
            <text:p>0.0416</text:p>
          </table:table-cell>
          <table:table-cell office:value-type="string" calcext:value-type="string">
            <text:p>D_B</text:p>
          </table:table-cell>
          <table:table-cell office:value-type="float" office:value="0.0166" calcext:value-type="float">
            <text:p>0.0166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35050" calcext:value-type="float">
            <text:p>35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1538" calcext:value-type="float">
            <text:p>9.1538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52" calcext:value-type="float">
            <text:p>0.0252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683" calcext:value-type="float">
            <text:p>1.0683</text:p>
          </table:table-cell>
          <table:table-cell office:value-type="string" calcext:value-type="string">
            <text:p>GB2A</text:p>
          </table:table-cell>
          <table:table-cell office:value-type="float" office:value="1.2172" calcext:value-type="float">
            <text:p>1.2172</text:p>
          </table:table-cell>
          <table:table-cell office:value-type="string" calcext:value-type="string">
            <text:p>G_id</text:p>
          </table:table-cell>
          <table:table-cell office:value-type="float" office:value="1.3406" calcext:value-type="float">
            <text:p>1.3406</text:p>
          </table:table-cell>
          <table:table-cell office:value-type="string" calcext:value-type="string">
            <text:p>G_cyc</text:p>
          </table:table-cell>
          <table:table-cell office:value-type="float" office:value="0.6868" calcext:value-type="float">
            <text:p>0.6868</text:p>
          </table:table-cell>
          <table:table-cell office:value-type="string" calcext:value-type="string">
            <text:p>D_A</text:p>
          </table:table-cell>
          <table:table-cell office:value-type="float" office:value="0.0366" calcext:value-type="float">
            <text:p>0.0366</text:p>
          </table:table-cell>
          <table:table-cell office:value-type="string" calcext:value-type="string">
            <text:p>D_B</text:p>
          </table:table-cell>
          <table:table-cell office:value-type="float" office:value="0.0139" calcext:value-type="float">
            <text:p>0.0139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35100" calcext:value-type="float">
            <text:p>35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0.0593" calcext:value-type="float">
            <text:p>10.0593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695" calcext:value-type="float">
            <text:p>0.0695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888" calcext:value-type="float">
            <text:p>1.1888</text:p>
          </table:table-cell>
          <table:table-cell office:value-type="string" calcext:value-type="string">
            <text:p>GB2A</text:p>
          </table:table-cell>
          <table:table-cell office:value-type="float" office:value="0.8245" calcext:value-type="float">
            <text:p>0.8245</text:p>
          </table:table-cell>
          <table:table-cell office:value-type="string" calcext:value-type="string">
            <text:p>G_id</text:p>
          </table:table-cell>
          <table:table-cell office:value-type="float" office:value="1.4665" calcext:value-type="float">
            <text:p>1.4665</text:p>
          </table:table-cell>
          <table:table-cell office:value-type="string" calcext:value-type="string">
            <text:p>G_cyc</text:p>
          </table:table-cell>
          <table:table-cell office:value-type="float" office:value="0.8046" calcext:value-type="float">
            <text:p>0.8046</text:p>
          </table:table-cell>
          <table:table-cell office:value-type="string" calcext:value-type="string">
            <text:p>D_A</text:p>
          </table:table-cell>
          <table:table-cell office:value-type="float" office:value="0.0589" calcext:value-type="float">
            <text:p>0.0589</text:p>
          </table:table-cell>
          <table:table-cell office:value-type="string" calcext:value-type="string">
            <text:p>D_B</text:p>
          </table:table-cell>
          <table:table-cell office:value-type="float" office:value="0.0802" calcext:value-type="float">
            <text:p>0.0802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35150" calcext:value-type="float">
            <text:p>35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1161" calcext:value-type="float">
            <text:p>9.1161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45" calcext:value-type="float">
            <text:p>0.0245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446" calcext:value-type="float">
            <text:p>0.9446</text:p>
          </table:table-cell>
          <table:table-cell office:value-type="string" calcext:value-type="string">
            <text:p>GB2A</text:p>
          </table:table-cell>
          <table:table-cell office:value-type="float" office:value="1.1515" calcext:value-type="float">
            <text:p>1.1515</text:p>
          </table:table-cell>
          <table:table-cell office:value-type="string" calcext:value-type="string">
            <text:p>G_id</text:p>
          </table:table-cell>
          <table:table-cell office:value-type="float" office:value="1.2248" calcext:value-type="float">
            <text:p>1.2248</text:p>
          </table:table-cell>
          <table:table-cell office:value-type="string" calcext:value-type="string">
            <text:p>G_cyc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D_A</text:p>
          </table:table-cell>
          <table:table-cell office:value-type="float" office:value="0.0324" calcext:value-type="float">
            <text:p>0.0324</text:p>
          </table:table-cell>
          <table:table-cell office:value-type="string" calcext:value-type="string">
            <text:p>D_B</text:p>
          </table:table-cell>
          <table:table-cell office:value-type="float" office:value="0.0166" calcext:value-type="float">
            <text:p>0.0166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9.169" calcext:value-type="float">
            <text:p>9.169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1618879660964012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4.47" calcext:value-type="float">
            <text:p>104.47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36000" calcext:value-type="float">
            <text:p>36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2691" calcext:value-type="float">
            <text:p>9.2691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499" calcext:value-type="float">
            <text:p>0.0499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563" calcext:value-type="float">
            <text:p>1.1563</text:p>
          </table:table-cell>
          <table:table-cell office:value-type="string" calcext:value-type="string">
            <text:p>GB2A</text:p>
          </table:table-cell>
          <table:table-cell office:value-type="float" office:value="0.7837" calcext:value-type="float">
            <text:p>0.7837</text:p>
          </table:table-cell>
          <table:table-cell office:value-type="string" calcext:value-type="string">
            <text:p>G_id</text:p>
          </table:table-cell>
          <table:table-cell office:value-type="float" office:value="1.4627" calcext:value-type="float">
            <text:p>1.4627</text:p>
          </table:table-cell>
          <table:table-cell office:value-type="string" calcext:value-type="string">
            <text:p>G_cyc</text:p>
          </table:table-cell>
          <table:table-cell office:value-type="float" office:value="0.7329" calcext:value-type="float">
            <text:p>0.7329</text:p>
          </table:table-cell>
          <table:table-cell office:value-type="string" calcext:value-type="string">
            <text:p>D_A</text:p>
          </table:table-cell>
          <table:table-cell office:value-type="float" office:value="0.0808" calcext:value-type="float">
            <text:p>0.0808</text:p>
          </table:table-cell>
          <table:table-cell office:value-type="string" calcext:value-type="string">
            <text:p>D_B</text:p>
          </table:table-cell>
          <table:table-cell office:value-type="float" office:value="0.0189" calcext:value-type="float">
            <text:p>0.0189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36050" calcext:value-type="float">
            <text:p>36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0.6183" calcext:value-type="float">
            <text:p>10.6183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439" calcext:value-type="float">
            <text:p>0.0439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3212" calcext:value-type="float">
            <text:p>1.3212</text:p>
          </table:table-cell>
          <table:table-cell office:value-type="string" calcext:value-type="string">
            <text:p>GB2A</text:p>
          </table:table-cell>
          <table:table-cell office:value-type="float" office:value="1.1399" calcext:value-type="float">
            <text:p>1.1399</text:p>
          </table:table-cell>
          <table:table-cell office:value-type="string" calcext:value-type="string">
            <text:p>G_id</text:p>
          </table:table-cell>
          <table:table-cell office:value-type="float" office:value="1.5218" calcext:value-type="float">
            <text:p>1.5218</text:p>
          </table:table-cell>
          <table:table-cell office:value-type="string" calcext:value-type="string">
            <text:p>G_cyc</text:p>
          </table:table-cell>
          <table:table-cell office:value-type="float" office:value="0.8157" calcext:value-type="float">
            <text:p>0.8157</text:p>
          </table:table-cell>
          <table:table-cell office:value-type="string" calcext:value-type="string">
            <text:p>D_A</text:p>
          </table:table-cell>
          <table:table-cell office:value-type="float" office:value="0.0473" calcext:value-type="float">
            <text:p>0.0473</text:p>
          </table:table-cell>
          <table:table-cell office:value-type="string" calcext:value-type="string">
            <text:p>D_B</text:p>
          </table:table-cell>
          <table:table-cell office:value-type="float" office:value="0.0405" calcext:value-type="float">
            <text:p>0.0405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36100" calcext:value-type="float">
            <text:p>36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9337" calcext:value-type="float">
            <text:p>8.9337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16" calcext:value-type="float">
            <text:p>0.0316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2225" calcext:value-type="float">
            <text:p>1.2225</text:p>
          </table:table-cell>
          <table:table-cell office:value-type="string" calcext:value-type="string">
            <text:p>GB2A</text:p>
          </table:table-cell>
          <table:table-cell office:value-type="float" office:value="1.1644" calcext:value-type="float">
            <text:p>1.1644</text:p>
          </table:table-cell>
          <table:table-cell office:value-type="string" calcext:value-type="string">
            <text:p>G_id</text:p>
          </table:table-cell>
          <table:table-cell office:value-type="float" office:value="1.2768" calcext:value-type="float">
            <text:p>1.2768</text:p>
          </table:table-cell>
          <table:table-cell office:value-type="string" calcext:value-type="string">
            <text:p>G_cyc</text:p>
          </table:table-cell>
          <table:table-cell office:value-type="float" office:value="0.6547" calcext:value-type="float">
            <text:p>0.6547</text:p>
          </table:table-cell>
          <table:table-cell office:value-type="string" calcext:value-type="string">
            <text:p>D_A</text:p>
          </table:table-cell>
          <table:table-cell office:value-type="float" office:value="0.0483" calcext:value-type="float">
            <text:p>0.0483</text:p>
          </table:table-cell>
          <table:table-cell office:value-type="string" calcext:value-type="string">
            <text:p>D_B</text:p>
          </table:table-cell>
          <table:table-cell office:value-type="float" office:value="0.0148" calcext:value-type="float">
            <text:p>0.0148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36150" calcext:value-type="float">
            <text:p>36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1.498" calcext:value-type="float">
            <text:p>11.498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781" calcext:value-type="float">
            <text:p>1.1781</text:p>
          </table:table-cell>
          <table:table-cell office:value-type="string" calcext:value-type="string">
            <text:p>GB2A</text:p>
          </table:table-cell>
          <table:table-cell office:value-type="float" office:value="1.131" calcext:value-type="float">
            <text:p>1.131</text:p>
          </table:table-cell>
          <table:table-cell office:value-type="string" calcext:value-type="string">
            <text:p>G_id</text:p>
          </table:table-cell>
          <table:table-cell office:value-type="float" office:value="1.519" calcext:value-type="float">
            <text:p>1.519</text:p>
          </table:table-cell>
          <table:table-cell office:value-type="string" calcext:value-type="string">
            <text:p>G_cyc</text:p>
          </table:table-cell>
          <table:table-cell office:value-type="float" office:value="0.9189" calcext:value-type="float">
            <text:p>0.9189</text:p>
          </table:table-cell>
          <table:table-cell office:value-type="string" calcext:value-type="string">
            <text:p>D_A</text:p>
          </table:table-cell>
          <table:table-cell office:value-type="float" office:value="0.0225" calcext:value-type="float">
            <text:p>0.0225</text:p>
          </table:table-cell>
          <table:table-cell office:value-type="string" calcext:value-type="string">
            <text:p>D_B</text:p>
          </table:table-cell>
          <table:table-cell office:value-type="float" office:value="0.0776" calcext:value-type="float">
            <text:p>0.0776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8.8235" calcext:value-type="float">
            <text:p>8.8235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21487632766366005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4.51" calcext:value-type="float">
            <text:p>104.51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37000" calcext:value-type="float">
            <text:p>37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8317" calcext:value-type="float">
            <text:p>9.8317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45" calcext:value-type="float">
            <text:p>0.045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895" calcext:value-type="float">
            <text:p>0.9895</text:p>
          </table:table-cell>
          <table:table-cell office:value-type="string" calcext:value-type="string">
            <text:p>GB2A</text:p>
          </table:table-cell>
          <table:table-cell office:value-type="float" office:value="0.8169" calcext:value-type="float">
            <text:p>0.8169</text:p>
          </table:table-cell>
          <table:table-cell office:value-type="string" calcext:value-type="string">
            <text:p>G_id</text:p>
          </table:table-cell>
          <table:table-cell office:value-type="float" office:value="1.5144" calcext:value-type="float">
            <text:p>1.5144</text:p>
          </table:table-cell>
          <table:table-cell office:value-type="string" calcext:value-type="string">
            <text:p>G_cyc</text:p>
          </table:table-cell>
          <table:table-cell office:value-type="float" office:value="0.8025" calcext:value-type="float">
            <text:p>0.8025</text:p>
          </table:table-cell>
          <table:table-cell office:value-type="string" calcext:value-type="string">
            <text:p>D_A</text:p>
          </table:table-cell>
          <table:table-cell office:value-type="float" office:value="0.0754" calcext:value-type="float">
            <text:p>0.0754</text:p>
          </table:table-cell>
          <table:table-cell office:value-type="string" calcext:value-type="string">
            <text:p>D_B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37050" calcext:value-type="float">
            <text:p>37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7353" calcext:value-type="float">
            <text:p>9.7353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433" calcext:value-type="float">
            <text:p>0.0433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32" calcext:value-type="float">
            <text:p>1.132</text:p>
          </table:table-cell>
          <table:table-cell office:value-type="string" calcext:value-type="string">
            <text:p>GB2A</text:p>
          </table:table-cell>
          <table:table-cell office:value-type="float" office:value="0.8681" calcext:value-type="float">
            <text:p>0.8681</text:p>
          </table:table-cell>
          <table:table-cell office:value-type="string" calcext:value-type="string">
            <text:p>G_id</text:p>
          </table:table-cell>
          <table:table-cell office:value-type="float" office:value="1.4338" calcext:value-type="float">
            <text:p>1.4338</text:p>
          </table:table-cell>
          <table:table-cell office:value-type="string" calcext:value-type="string">
            <text:p>G_cyc</text:p>
          </table:table-cell>
          <table:table-cell office:value-type="float" office:value="0.7735" calcext:value-type="float">
            <text:p>0.7735</text:p>
          </table:table-cell>
          <table:table-cell office:value-type="string" calcext:value-type="string">
            <text:p>D_A</text:p>
          </table:table-cell>
          <table:table-cell office:value-type="float" office:value="0.0407" calcext:value-type="float">
            <text:p>0.0407</text:p>
          </table:table-cell>
          <table:table-cell office:value-type="string" calcext:value-type="string">
            <text:p>D_B</text:p>
          </table:table-cell>
          <table:table-cell office:value-type="float" office:value="0.0458" calcext:value-type="float">
            <text:p>0.0458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37100" calcext:value-type="float">
            <text:p>37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0.0441" calcext:value-type="float">
            <text:p>10.0441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81" calcext:value-type="float">
            <text:p>0.0381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852" calcext:value-type="float">
            <text:p>0.9852</text:p>
          </table:table-cell>
          <table:table-cell office:value-type="string" calcext:value-type="string">
            <text:p>GB2A</text:p>
          </table:table-cell>
          <table:table-cell office:value-type="float" office:value="0.7961" calcext:value-type="float">
            <text:p>0.7961</text:p>
          </table:table-cell>
          <table:table-cell office:value-type="string" calcext:value-type="string">
            <text:p>G_id</text:p>
          </table:table-cell>
          <table:table-cell office:value-type="float" office:value="1.4908" calcext:value-type="float">
            <text:p>1.4908</text:p>
          </table:table-cell>
          <table:table-cell office:value-type="string" calcext:value-type="string">
            <text:p>G_cyc</text:p>
          </table:table-cell>
          <table:table-cell office:value-type="float" office:value="0.8263" calcext:value-type="float">
            <text:p>0.8263</text:p>
          </table:table-cell>
          <table:table-cell office:value-type="string" calcext:value-type="string">
            <text:p>D_A</text:p>
          </table:table-cell>
          <table:table-cell office:value-type="float" office:value="0.0564" calcext:value-type="float">
            <text:p>0.0564</text:p>
          </table:table-cell>
          <table:table-cell office:value-type="string" calcext:value-type="string">
            <text:p>D_B</text:p>
          </table:table-cell>
          <table:table-cell office:value-type="float" office:value="0.0197" calcext:value-type="float">
            <text:p>0.0197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37150" calcext:value-type="float">
            <text:p>37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9258" calcext:value-type="float">
            <text:p>9.9258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24" calcext:value-type="float">
            <text:p>0.0224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377" calcext:value-type="float">
            <text:p>1.1377</text:p>
          </table:table-cell>
          <table:table-cell office:value-type="string" calcext:value-type="string">
            <text:p>GB2A</text:p>
          </table:table-cell>
          <table:table-cell office:value-type="float" office:value="1.2339" calcext:value-type="float">
            <text:p>1.2339</text:p>
          </table:table-cell>
          <table:table-cell office:value-type="string" calcext:value-type="string">
            <text:p>G_id</text:p>
          </table:table-cell>
          <table:table-cell office:value-type="float" office:value="1.4603" calcext:value-type="float">
            <text:p>1.4603</text:p>
          </table:table-cell>
          <table:table-cell office:value-type="string" calcext:value-type="string">
            <text:p>G_cyc</text:p>
          </table:table-cell>
          <table:table-cell office:value-type="float" office:value="0.7554" calcext:value-type="float">
            <text:p>0.7554</text:p>
          </table:table-cell>
          <table:table-cell office:value-type="string" calcext:value-type="string">
            <text:p>D_A</text:p>
          </table:table-cell>
          <table:table-cell office:value-type="float" office:value="0.0356" calcext:value-type="float">
            <text:p>0.0356</text:p>
          </table:table-cell>
          <table:table-cell office:value-type="string" calcext:value-type="string">
            <text:p>D_B</text:p>
          </table:table-cell>
          <table:table-cell office:value-type="float" office:value="0.0093" calcext:value-type="float">
            <text:p>0.0093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9.4325" calcext:value-type="float">
            <text:p>9.4325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21014269441366196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4.51" calcext:value-type="float">
            <text:p>104.51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38000" calcext:value-type="float">
            <text:p>38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8572" calcext:value-type="float">
            <text:p>9.8572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431" calcext:value-type="float">
            <text:p>0.0431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36" calcext:value-type="float">
            <text:p>1.136</text:p>
          </table:table-cell>
          <table:table-cell office:value-type="string" calcext:value-type="string">
            <text:p>GB2A</text:p>
          </table:table-cell>
          <table:table-cell office:value-type="float" office:value="1.0062" calcext:value-type="float">
            <text:p>1.0062</text:p>
          </table:table-cell>
          <table:table-cell office:value-type="string" calcext:value-type="string">
            <text:p>G_id</text:p>
          </table:table-cell>
          <table:table-cell office:value-type="float" office:value="1.508" calcext:value-type="float">
            <text:p>1.508</text:p>
          </table:table-cell>
          <table:table-cell office:value-type="string" calcext:value-type="string">
            <text:p>G_cyc</text:p>
          </table:table-cell>
          <table:table-cell office:value-type="float" office:value="0.7715" calcext:value-type="float">
            <text:p>0.7715</text:p>
          </table:table-cell>
          <table:table-cell office:value-type="string" calcext:value-type="string">
            <text:p>D_A</text:p>
          </table:table-cell>
          <table:table-cell office:value-type="float" office:value="0.0555" calcext:value-type="float">
            <text:p>0.0555</text:p>
          </table:table-cell>
          <table:table-cell office:value-type="string" calcext:value-type="string">
            <text:p>D_B</text:p>
          </table:table-cell>
          <table:table-cell office:value-type="float" office:value="0.0306" calcext:value-type="float">
            <text:p>0.0306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38050" calcext:value-type="float">
            <text:p>38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7577" calcext:value-type="float">
            <text:p>8.7577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63" calcext:value-type="float">
            <text:p>0.0163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057" calcext:value-type="float">
            <text:p>1.0057</text:p>
          </table:table-cell>
          <table:table-cell office:value-type="string" calcext:value-type="string">
            <text:p>GB2A</text:p>
          </table:table-cell>
          <table:table-cell office:value-type="float" office:value="1.2576" calcext:value-type="float">
            <text:p>1.2576</text:p>
          </table:table-cell>
          <table:table-cell office:value-type="string" calcext:value-type="string">
            <text:p>G_id</text:p>
          </table:table-cell>
          <table:table-cell office:value-type="float" office:value="1.4347" calcext:value-type="float">
            <text:p>1.4347</text:p>
          </table:table-cell>
          <table:table-cell office:value-type="string" calcext:value-type="string">
            <text:p>G_cyc</text:p>
          </table:table-cell>
          <table:table-cell office:value-type="float" office:value="0.6494" calcext:value-type="float">
            <text:p>0.6494</text:p>
          </table:table-cell>
          <table:table-cell office:value-type="string" calcext:value-type="string">
            <text:p>D_A</text:p>
          </table:table-cell>
          <table:table-cell office:value-type="float" office:value="0.0265" calcext:value-type="float">
            <text:p>0.0265</text:p>
          </table:table-cell>
          <table:table-cell office:value-type="string" calcext:value-type="string">
            <text:p>D_B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38100" calcext:value-type="float">
            <text:p>38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1524" calcext:value-type="float">
            <text:p>9.1524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8123" calcext:value-type="float">
            <text:p>0.8123</text:p>
          </table:table-cell>
          <table:table-cell office:value-type="string" calcext:value-type="string">
            <text:p>GB2A</text:p>
          </table:table-cell>
          <table:table-cell office:value-type="float" office:value="0.9714" calcext:value-type="float">
            <text:p>0.9714</text:p>
          </table:table-cell>
          <table:table-cell office:value-type="string" calcext:value-type="string">
            <text:p>G_id</text:p>
          </table:table-cell>
          <table:table-cell office:value-type="float" office:value="1.2215" calcext:value-type="float">
            <text:p>1.2215</text:p>
          </table:table-cell>
          <table:table-cell office:value-type="string" calcext:value-type="string">
            <text:p>G_cyc</text:p>
          </table:table-cell>
          <table:table-cell office:value-type="float" office:value="0.7369" calcext:value-type="float">
            <text:p>0.7369</text:p>
          </table:table-cell>
          <table:table-cell office:value-type="string" calcext:value-type="string">
            <text:p>D_A</text:p>
          </table:table-cell>
          <table:table-cell office:value-type="float" office:value="0.0332" calcext:value-type="float">
            <text:p>0.0332</text:p>
          </table:table-cell>
          <table:table-cell office:value-type="string" calcext:value-type="string">
            <text:p>D_B</text:p>
          </table:table-cell>
          <table:table-cell office:value-type="float" office:value="0.0087" calcext:value-type="float">
            <text:p>0.0087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38150" calcext:value-type="float">
            <text:p>38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0.0462" calcext:value-type="float">
            <text:p>10.0462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56" calcext:value-type="float">
            <text:p>0.0256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634" calcext:value-type="float">
            <text:p>0.9634</text:p>
          </table:table-cell>
          <table:table-cell office:value-type="string" calcext:value-type="string">
            <text:p>GB2A</text:p>
          </table:table-cell>
          <table:table-cell office:value-type="float" office:value="1.1812" calcext:value-type="float">
            <text:p>1.1812</text:p>
          </table:table-cell>
          <table:table-cell office:value-type="string" calcext:value-type="string">
            <text:p>G_id</text:p>
          </table:table-cell>
          <table:table-cell office:value-type="float" office:value="1.4163" calcext:value-type="float">
            <text:p>1.4163</text:p>
          </table:table-cell>
          <table:table-cell office:value-type="string" calcext:value-type="string">
            <text:p>G_cyc</text:p>
          </table:table-cell>
          <table:table-cell office:value-type="float" office:value="0.7902" calcext:value-type="float">
            <text:p>0.7902</text:p>
          </table:table-cell>
          <table:table-cell office:value-type="string" calcext:value-type="string">
            <text:p>D_A</text:p>
          </table:table-cell>
          <table:table-cell office:value-type="float" office:value="0.0383" calcext:value-type="float">
            <text:p>0.0383</text:p>
          </table:table-cell>
          <table:table-cell office:value-type="string" calcext:value-type="string">
            <text:p>D_B</text:p>
          </table:table-cell>
          <table:table-cell office:value-type="float" office:value="0.0129" calcext:value-type="float">
            <text:p>0.0129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9.4594" calcext:value-type="float">
            <text:p>9.4594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3465716540813446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4.44" calcext:value-type="float">
            <text:p>104.44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39000" calcext:value-type="float">
            <text:p>39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6081" calcext:value-type="float">
            <text:p>8.6081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483" calcext:value-type="float">
            <text:p>0.0483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426" calcext:value-type="float">
            <text:p>1.0426</text:p>
          </table:table-cell>
          <table:table-cell office:value-type="string" calcext:value-type="string">
            <text:p>GB2A</text:p>
          </table:table-cell>
          <table:table-cell office:value-type="float" office:value="0.7584" calcext:value-type="float">
            <text:p>0.7584</text:p>
          </table:table-cell>
          <table:table-cell office:value-type="string" calcext:value-type="string">
            <text:p>G_id</text:p>
          </table:table-cell>
          <table:table-cell office:value-type="float" office:value="1.3586" calcext:value-type="float">
            <text:p>1.3586</text:p>
          </table:table-cell>
          <table:table-cell office:value-type="string" calcext:value-type="string">
            <text:p>G_cyc</text:p>
          </table:table-cell>
          <table:table-cell office:value-type="float" office:value="0.6807" calcext:value-type="float">
            <text:p>0.6807</text:p>
          </table:table-cell>
          <table:table-cell office:value-type="string" calcext:value-type="string">
            <text:p>D_A</text:p>
          </table:table-cell>
          <table:table-cell office:value-type="float" office:value="0.0589" calcext:value-type="float">
            <text:p>0.0589</text:p>
          </table:table-cell>
          <table:table-cell office:value-type="string" calcext:value-type="string">
            <text:p>D_B</text:p>
          </table:table-cell>
          <table:table-cell office:value-type="float" office:value="0.0378" calcext:value-type="float">
            <text:p>0.0378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39050" calcext:value-type="float">
            <text:p>39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0532" calcext:value-type="float">
            <text:p>9.0532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24" calcext:value-type="float">
            <text:p>0.0224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428" calcext:value-type="float">
            <text:p>1.0428</text:p>
          </table:table-cell>
          <table:table-cell office:value-type="string" calcext:value-type="string">
            <text:p>GB2A</text:p>
          </table:table-cell>
          <table:table-cell office:value-type="float" office:value="1.0374" calcext:value-type="float">
            <text:p>1.0374</text:p>
          </table:table-cell>
          <table:table-cell office:value-type="string" calcext:value-type="string">
            <text:p>G_id</text:p>
          </table:table-cell>
          <table:table-cell office:value-type="float" office:value="1.3313" calcext:value-type="float">
            <text:p>1.3313</text:p>
          </table:table-cell>
          <table:table-cell office:value-type="string" calcext:value-type="string">
            <text:p>G_cyc</text:p>
          </table:table-cell>
          <table:table-cell office:value-type="float" office:value="0.6973" calcext:value-type="float">
            <text:p>0.6973</text:p>
          </table:table-cell>
          <table:table-cell office:value-type="string" calcext:value-type="string">
            <text:p>D_A</text:p>
          </table:table-cell>
          <table:table-cell office:value-type="float" office:value="0.0223" calcext:value-type="float">
            <text:p>0.0223</text:p>
          </table:table-cell>
          <table:table-cell office:value-type="string" calcext:value-type="string">
            <text:p>D_B</text:p>
          </table:table-cell>
          <table:table-cell office:value-type="float" office:value="0.0224" calcext:value-type="float">
            <text:p>0.0224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39100" calcext:value-type="float">
            <text:p>39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5108" calcext:value-type="float">
            <text:p>9.5108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55" calcext:value-type="float">
            <text:p>0.055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455" calcext:value-type="float">
            <text:p>1.0455</text:p>
          </table:table-cell>
          <table:table-cell office:value-type="string" calcext:value-type="string">
            <text:p>GB2A</text:p>
          </table:table-cell>
          <table:table-cell office:value-type="float" office:value="1.2681" calcext:value-type="float">
            <text:p>1.2681</text:p>
          </table:table-cell>
          <table:table-cell office:value-type="string" calcext:value-type="string">
            <text:p>G_id</text:p>
          </table:table-cell>
          <table:table-cell office:value-type="float" office:value="1.4759" calcext:value-type="float">
            <text:p>1.4759</text:p>
          </table:table-cell>
          <table:table-cell office:value-type="string" calcext:value-type="string">
            <text:p>G_cyc</text:p>
          </table:table-cell>
          <table:table-cell office:value-type="float" office:value="0.7197" calcext:value-type="float">
            <text:p>0.7197</text:p>
          </table:table-cell>
          <table:table-cell office:value-type="string" calcext:value-type="string">
            <text:p>D_A</text:p>
          </table:table-cell>
          <table:table-cell office:value-type="float" office:value="0.0445" calcext:value-type="float">
            <text:p>0.0445</text:p>
          </table:table-cell>
          <table:table-cell office:value-type="string" calcext:value-type="string">
            <text:p>D_B</text:p>
          </table:table-cell>
          <table:table-cell office:value-type="float" office:value="0.0655" calcext:value-type="float">
            <text:p>0.0655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39150" calcext:value-type="float">
            <text:p>39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0.0795" calcext:value-type="float">
            <text:p>10.0795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39" calcext:value-type="float">
            <text:p>0.0339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433" calcext:value-type="float">
            <text:p>1.1433</text:p>
          </table:table-cell>
          <table:table-cell office:value-type="string" calcext:value-type="string">
            <text:p>GB2A</text:p>
          </table:table-cell>
          <table:table-cell office:value-type="float" office:value="1.2619" calcext:value-type="float">
            <text:p>1.2619</text:p>
          </table:table-cell>
          <table:table-cell office:value-type="string" calcext:value-type="string">
            <text:p>G_id</text:p>
          </table:table-cell>
          <table:table-cell office:value-type="float" office:value="1.3406" calcext:value-type="float">
            <text:p>1.3406</text:p>
          </table:table-cell>
          <table:table-cell office:value-type="string" calcext:value-type="string">
            <text:p>G_cyc</text:p>
          </table:table-cell>
          <table:table-cell office:value-type="float" office:value="0.7674" calcext:value-type="float">
            <text:p>0.7674</text:p>
          </table:table-cell>
          <table:table-cell office:value-type="string" calcext:value-type="string">
            <text:p>D_A</text:p>
          </table:table-cell>
          <table:table-cell office:value-type="float" office:value="0.052" calcext:value-type="float">
            <text:p>0.052</text:p>
          </table:table-cell>
          <table:table-cell office:value-type="string" calcext:value-type="string">
            <text:p>D_B</text:p>
          </table:table-cell>
          <table:table-cell office:value-type="float" office:value="0.0158" calcext:value-type="float">
            <text:p>0.0158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8.8563" calcext:value-type="float">
            <text:p>8.8563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4088612645864487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4.45" calcext:value-type="float">
            <text:p>104.45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8696" calcext:value-type="float">
            <text:p>8.8696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47" calcext:value-type="float">
            <text:p>0.0147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2012" calcext:value-type="float">
            <text:p>1.2012</text:p>
          </table:table-cell>
          <table:table-cell office:value-type="string" calcext:value-type="string">
            <text:p>GB2A</text:p>
          </table:table-cell>
          <table:table-cell office:value-type="float" office:value="1.1042" calcext:value-type="float">
            <text:p>1.1042</text:p>
          </table:table-cell>
          <table:table-cell office:value-type="string" calcext:value-type="string">
            <text:p>G_id</text:p>
          </table:table-cell>
          <table:table-cell office:value-type="float" office:value="1.1957" calcext:value-type="float">
            <text:p>1.1957</text:p>
          </table:table-cell>
          <table:table-cell office:value-type="string" calcext:value-type="string">
            <text:p>G_cyc</text:p>
          </table:table-cell>
          <table:table-cell office:value-type="float" office:value="0.6564" calcext:value-type="float">
            <text:p>0.6564</text:p>
          </table:table-cell>
          <table:table-cell office:value-type="string" calcext:value-type="string">
            <text:p>D_A</text:p>
          </table:table-cell>
          <table:table-cell office:value-type="float" office:value="0.0188" calcext:value-type="float">
            <text:p>0.0188</text:p>
          </table:table-cell>
          <table:table-cell office:value-type="string" calcext:value-type="string">
            <text:p>D_B</text:p>
          </table:table-cell>
          <table:table-cell office:value-type="float" office:value="0.0105" calcext:value-type="float">
            <text:p>0.0105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40050" calcext:value-type="float">
            <text:p>40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0044" calcext:value-type="float">
            <text:p>9.0044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86" calcext:value-type="float">
            <text:p>0.0186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318" calcext:value-type="float">
            <text:p>1.0318</text:p>
          </table:table-cell>
          <table:table-cell office:value-type="string" calcext:value-type="string">
            <text:p>GB2A</text:p>
          </table:table-cell>
          <table:table-cell office:value-type="float" office:value="1.0394" calcext:value-type="float">
            <text:p>1.0394</text:p>
          </table:table-cell>
          <table:table-cell office:value-type="string" calcext:value-type="string">
            <text:p>G_id</text:p>
          </table:table-cell>
          <table:table-cell office:value-type="float" office:value="1.3047" calcext:value-type="float">
            <text:p>1.3047</text:p>
          </table:table-cell>
          <table:table-cell office:value-type="string" calcext:value-type="string">
            <text:p>G_cyc</text:p>
          </table:table-cell>
          <table:table-cell office:value-type="float" office:value="0.6933" calcext:value-type="float">
            <text:p>0.6933</text:p>
          </table:table-cell>
          <table:table-cell office:value-type="string" calcext:value-type="string">
            <text:p>D_A</text:p>
          </table:table-cell>
          <table:table-cell office:value-type="float" office:value="0.0307" calcext:value-type="float">
            <text:p>0.0307</text:p>
          </table:table-cell>
          <table:table-cell office:value-type="string" calcext:value-type="string">
            <text:p>D_B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40100" calcext:value-type="float">
            <text:p>40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0655" calcext:value-type="float">
            <text:p>9.0655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45" calcext:value-type="float">
            <text:p>0.045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077" calcext:value-type="float">
            <text:p>1.0077</text:p>
          </table:table-cell>
          <table:table-cell office:value-type="string" calcext:value-type="string">
            <text:p>GB2A</text:p>
          </table:table-cell>
          <table:table-cell office:value-type="float" office:value="0.8692" calcext:value-type="float">
            <text:p>0.8692</text:p>
          </table:table-cell>
          <table:table-cell office:value-type="string" calcext:value-type="string">
            <text:p>G_id</text:p>
          </table:table-cell>
          <table:table-cell office:value-type="float" office:value="1.485" calcext:value-type="float">
            <text:p>1.485</text:p>
          </table:table-cell>
          <table:table-cell office:value-type="string" calcext:value-type="string">
            <text:p>G_cyc</text:p>
          </table:table-cell>
          <table:table-cell office:value-type="float" office:value="0.7189" calcext:value-type="float">
            <text:p>0.7189</text:p>
          </table:table-cell>
          <table:table-cell office:value-type="string" calcext:value-type="string">
            <text:p>D_A</text:p>
          </table:table-cell>
          <table:table-cell office:value-type="float" office:value="0.0568" calcext:value-type="float">
            <text:p>0.0568</text:p>
          </table:table-cell>
          <table:table-cell office:value-type="string" calcext:value-type="string">
            <text:p>D_B</text:p>
          </table:table-cell>
          <table:table-cell office:value-type="float" office:value="0.0332" calcext:value-type="float">
            <text:p>0.0332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40150" calcext:value-type="float">
            <text:p>40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8193" calcext:value-type="float">
            <text:p>8.8193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419" calcext:value-type="float">
            <text:p>0.0419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893" calcext:value-type="float">
            <text:p>1.0893</text:p>
          </table:table-cell>
          <table:table-cell office:value-type="string" calcext:value-type="string">
            <text:p>GB2A</text:p>
          </table:table-cell>
          <table:table-cell office:value-type="float" office:value="0.7274" calcext:value-type="float">
            <text:p>0.7274</text:p>
          </table:table-cell>
          <table:table-cell office:value-type="string" calcext:value-type="string">
            <text:p>G_id</text:p>
          </table:table-cell>
          <table:table-cell office:value-type="float" office:value="1.4532" calcext:value-type="float">
            <text:p>1.4532</text:p>
          </table:table-cell>
          <table:table-cell office:value-type="string" calcext:value-type="string">
            <text:p>G_cyc</text:p>
          </table:table-cell>
          <table:table-cell office:value-type="float" office:value="0.7003" calcext:value-type="float">
            <text:p>0.7003</text:p>
          </table:table-cell>
          <table:table-cell office:value-type="string" calcext:value-type="string">
            <text:p>D_A</text:p>
          </table:table-cell>
          <table:table-cell office:value-type="float" office:value="0.0715" calcext:value-type="float">
            <text:p>0.0715</text:p>
          </table:table-cell>
          <table:table-cell office:value-type="string" calcext:value-type="string">
            <text:p>D_B</text:p>
          </table:table-cell>
          <table:table-cell office:value-type="float" office:value="0.0124" calcext:value-type="float">
            <text:p>0.0124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8.9755" calcext:value-type="float">
            <text:p>8.9755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30893277376890182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4.48" calcext:value-type="float">
            <text:p>104.48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41000" calcext:value-type="float">
            <text:p>41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1009" calcext:value-type="float">
            <text:p>9.1009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92" calcext:value-type="float">
            <text:p>0.0292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861" calcext:value-type="float">
            <text:p>1.0861</text:p>
          </table:table-cell>
          <table:table-cell office:value-type="string" calcext:value-type="string">
            <text:p>GB2A</text:p>
          </table:table-cell>
          <table:table-cell office:value-type="float" office:value="1.0715" calcext:value-type="float">
            <text:p>1.0715</text:p>
          </table:table-cell>
          <table:table-cell office:value-type="string" calcext:value-type="string">
            <text:p>G_id</text:p>
          </table:table-cell>
          <table:table-cell office:value-type="float" office:value="1.4838" calcext:value-type="float">
            <text:p>1.4838</text:p>
          </table:table-cell>
          <table:table-cell office:value-type="string" calcext:value-type="string">
            <text:p>G_cyc</text:p>
          </table:table-cell>
          <table:table-cell office:value-type="float" office:value="0.6943" calcext:value-type="float">
            <text:p>0.6943</text:p>
          </table:table-cell>
          <table:table-cell office:value-type="string" calcext:value-type="string">
            <text:p>D_A</text:p>
          </table:table-cell>
          <table:table-cell office:value-type="float" office:value="0.0419" calcext:value-type="float">
            <text:p>0.0419</text:p>
          </table:table-cell>
          <table:table-cell office:value-type="string" calcext:value-type="string">
            <text:p>D_B</text:p>
          </table:table-cell>
          <table:table-cell office:value-type="float" office:value="0.0165" calcext:value-type="float">
            <text:p>0.0165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41050" calcext:value-type="float">
            <text:p>41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226" calcext:value-type="float">
            <text:p>8.226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91" calcext:value-type="float">
            <text:p>0.0291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247" calcext:value-type="float">
            <text:p>1.0247</text:p>
          </table:table-cell>
          <table:table-cell office:value-type="string" calcext:value-type="string">
            <text:p>GB2A</text:p>
          </table:table-cell>
          <table:table-cell office:value-type="float" office:value="0.6925" calcext:value-type="float">
            <text:p>0.6925</text:p>
          </table:table-cell>
          <table:table-cell office:value-type="string" calcext:value-type="string">
            <text:p>G_id</text:p>
          </table:table-cell>
          <table:table-cell office:value-type="float" office:value="1.4733" calcext:value-type="float">
            <text:p>1.4733</text:p>
          </table:table-cell>
          <table:table-cell office:value-type="string" calcext:value-type="string">
            <text:p>G_cyc</text:p>
          </table:table-cell>
          <table:table-cell office:value-type="float" office:value="0.6509" calcext:value-type="float">
            <text:p>0.6509</text:p>
          </table:table-cell>
          <table:table-cell office:value-type="string" calcext:value-type="string">
            <text:p>D_A</text:p>
          </table:table-cell>
          <table:table-cell office:value-type="float" office:value="0.0343" calcext:value-type="float">
            <text:p>0.0343</text:p>
          </table:table-cell>
          <table:table-cell office:value-type="string" calcext:value-type="string">
            <text:p>D_B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41100" calcext:value-type="float">
            <text:p>41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8649" calcext:value-type="float">
            <text:p>8.8649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573" calcext:value-type="float">
            <text:p>0.0573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012" calcext:value-type="float">
            <text:p>0.9012</text:p>
          </table:table-cell>
          <table:table-cell office:value-type="string" calcext:value-type="string">
            <text:p>GB2A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G_id</text:p>
          </table:table-cell>
          <table:table-cell office:value-type="float" office:value="1.4514" calcext:value-type="float">
            <text:p>1.4514</text:p>
          </table:table-cell>
          <table:table-cell office:value-type="string" calcext:value-type="string">
            <text:p>G_cyc</text:p>
          </table:table-cell>
          <table:table-cell office:value-type="float" office:value="0.7174" calcext:value-type="float">
            <text:p>0.7174</text:p>
          </table:table-cell>
          <table:table-cell office:value-type="string" calcext:value-type="string">
            <text:p>D_A</text:p>
          </table:table-cell>
          <table:table-cell office:value-type="float" office:value="0.052" calcext:value-type="float">
            <text:p>0.052</text:p>
          </table:table-cell>
          <table:table-cell office:value-type="string" calcext:value-type="string">
            <text:p>D_B</text:p>
          </table:table-cell>
          <table:table-cell office:value-type="float" office:value="0.0626" calcext:value-type="float">
            <text:p>0.0626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41150" calcext:value-type="float">
            <text:p>41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5789" calcext:value-type="float">
            <text:p>9.5789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63" calcext:value-type="float">
            <text:p>0.0263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933" calcext:value-type="float">
            <text:p>1.0933</text:p>
          </table:table-cell>
          <table:table-cell office:value-type="string" calcext:value-type="string">
            <text:p>GB2A</text:p>
          </table:table-cell>
          <table:table-cell office:value-type="float" office:value="0.7082" calcext:value-type="float">
            <text:p>0.7082</text:p>
          </table:table-cell>
          <table:table-cell office:value-type="string" calcext:value-type="string">
            <text:p>G_id</text:p>
          </table:table-cell>
          <table:table-cell office:value-type="float" office:value="1.528" calcext:value-type="float">
            <text:p>1.528</text:p>
          </table:table-cell>
          <table:table-cell office:value-type="string" calcext:value-type="string">
            <text:p>G_cyc</text:p>
          </table:table-cell>
          <table:table-cell office:value-type="float" office:value="0.7777" calcext:value-type="float">
            <text:p>0.7777</text:p>
          </table:table-cell>
          <table:table-cell office:value-type="string" calcext:value-type="string">
            <text:p>D_A</text:p>
          </table:table-cell>
          <table:table-cell office:value-type="float" office:value="0.0397" calcext:value-type="float">
            <text:p>0.0397</text:p>
          </table:table-cell>
          <table:table-cell office:value-type="string" calcext:value-type="string">
            <text:p>D_B</text:p>
          </table:table-cell>
          <table:table-cell office:value-type="float" office:value="0.0129" calcext:value-type="float">
            <text:p>0.0129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9.2136" calcext:value-type="float">
            <text:p>9.2136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2698032557964325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4.47" calcext:value-type="float">
            <text:p>104.47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42000" calcext:value-type="float">
            <text:p>42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3354" calcext:value-type="float">
            <text:p>8.3354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788" calcext:value-type="float">
            <text:p>0.0788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6299" calcext:value-type="float">
            <text:p>0.6299</text:p>
          </table:table-cell>
          <table:table-cell office:value-type="string" calcext:value-type="string">
            <text:p>GB2A</text:p>
          </table:table-cell>
          <table:table-cell office:value-type="float" office:value="0.7098" calcext:value-type="float">
            <text:p>0.7098</text:p>
          </table:table-cell>
          <table:table-cell office:value-type="string" calcext:value-type="string">
            <text:p>G_id</text:p>
          </table:table-cell>
          <table:table-cell office:value-type="float" office:value="1.3905" calcext:value-type="float">
            <text:p>1.3905</text:p>
          </table:table-cell>
          <table:table-cell office:value-type="string" calcext:value-type="string">
            <text:p>G_cyc</text:p>
          </table:table-cell>
          <table:table-cell office:value-type="float" office:value="0.6996" calcext:value-type="float">
            <text:p>0.6996</text:p>
          </table:table-cell>
          <table:table-cell office:value-type="string" calcext:value-type="string">
            <text:p>D_A</text:p>
          </table:table-cell>
          <table:table-cell office:value-type="float" office:value="0.0789" calcext:value-type="float">
            <text:p>0.0789</text:p>
          </table:table-cell>
          <table:table-cell office:value-type="string" calcext:value-type="string">
            <text:p>D_B</text:p>
          </table:table-cell>
          <table:table-cell office:value-type="float" office:value="0.0787" calcext:value-type="float">
            <text:p>0.0787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42050" calcext:value-type="float">
            <text:p>42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4268" calcext:value-type="float">
            <text:p>9.4268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03" calcext:value-type="float">
            <text:p>0.0303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GB2A</text:p>
          </table:table-cell>
          <table:table-cell office:value-type="float" office:value="1.0263" calcext:value-type="float">
            <text:p>1.0263</text:p>
          </table:table-cell>
          <table:table-cell office:value-type="string" calcext:value-type="string">
            <text:p>G_id</text:p>
          </table:table-cell>
          <table:table-cell office:value-type="float" office:value="1.3807" calcext:value-type="float">
            <text:p>1.3807</text:p>
          </table:table-cell>
          <table:table-cell office:value-type="string" calcext:value-type="string">
            <text:p>G_cyc</text:p>
          </table:table-cell>
          <table:table-cell office:value-type="float" office:value="0.725" calcext:value-type="float">
            <text:p>0.725</text:p>
          </table:table-cell>
          <table:table-cell office:value-type="string" calcext:value-type="string">
            <text:p>D_A</text:p>
          </table:table-cell>
          <table:table-cell office:value-type="float" office:value="0.0461" calcext:value-type="float">
            <text:p>0.0461</text:p>
          </table:table-cell>
          <table:table-cell office:value-type="string" calcext:value-type="string">
            <text:p>D_B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42100" calcext:value-type="float">
            <text:p>42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5075" calcext:value-type="float">
            <text:p>8.5075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18" calcext:value-type="float">
            <text:p>0.0218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811" calcext:value-type="float">
            <text:p>1.0811</text:p>
          </table:table-cell>
          <table:table-cell office:value-type="string" calcext:value-type="string">
            <text:p>GB2A</text:p>
          </table:table-cell>
          <table:table-cell office:value-type="float" office:value="1.1416" calcext:value-type="float">
            <text:p>1.1416</text:p>
          </table:table-cell>
          <table:table-cell office:value-type="string" calcext:value-type="string">
            <text:p>G_id</text:p>
          </table:table-cell>
          <table:table-cell office:value-type="float" office:value="1.1526" calcext:value-type="float">
            <text:p>1.1526</text:p>
          </table:table-cell>
          <table:table-cell office:value-type="string" calcext:value-type="string">
            <text:p>G_cyc</text:p>
          </table:table-cell>
          <table:table-cell office:value-type="float" office:value="0.6285" calcext:value-type="float">
            <text:p>0.6285</text:p>
          </table:table-cell>
          <table:table-cell office:value-type="string" calcext:value-type="string">
            <text:p>D_A</text:p>
          </table:table-cell>
          <table:table-cell office:value-type="float" office:value="0.0342" calcext:value-type="float">
            <text:p>0.0342</text:p>
          </table:table-cell>
          <table:table-cell office:value-type="string" calcext:value-type="string">
            <text:p>D_B</text:p>
          </table:table-cell>
          <table:table-cell office:value-type="float" office:value="0.0094" calcext:value-type="float">
            <text:p>0.0094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42150" calcext:value-type="float">
            <text:p>42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4672" calcext:value-type="float">
            <text:p>8.4672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677" calcext:value-type="float">
            <text:p>0.0677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169" calcext:value-type="float">
            <text:p>1.0169</text:p>
          </table:table-cell>
          <table:table-cell office:value-type="string" calcext:value-type="string">
            <text:p>GB2A</text:p>
          </table:table-cell>
          <table:table-cell office:value-type="float" office:value="0.6259" calcext:value-type="float">
            <text:p>0.6259</text:p>
          </table:table-cell>
          <table:table-cell office:value-type="string" calcext:value-type="string">
            <text:p>G_id</text:p>
          </table:table-cell>
          <table:table-cell office:value-type="float" office:value="1.4467" calcext:value-type="float">
            <text:p>1.4467</text:p>
          </table:table-cell>
          <table:table-cell office:value-type="string" calcext:value-type="string">
            <text:p>G_cyc</text:p>
          </table:table-cell>
          <table:table-cell office:value-type="float" office:value="0.6824" calcext:value-type="float">
            <text:p>0.6824</text:p>
          </table:table-cell>
          <table:table-cell office:value-type="string" calcext:value-type="string">
            <text:p>D_A</text:p>
          </table:table-cell>
          <table:table-cell office:value-type="float" office:value="0.0925" calcext:value-type="float">
            <text:p>0.0925</text:p>
          </table:table-cell>
          <table:table-cell office:value-type="string" calcext:value-type="string">
            <text:p>D_B</text:p>
          </table:table-cell>
          <table:table-cell office:value-type="float" office:value="0.0429" calcext:value-type="float">
            <text:p>0.0429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10.7579" calcext:value-type="float">
            <text:p>10.7579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22745290771126747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4.47" calcext:value-type="float">
            <text:p>104.47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43000" calcext:value-type="float">
            <text:p>43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1875" calcext:value-type="float">
            <text:p>9.1875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32" calcext:value-type="float">
            <text:p>0.0332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064" calcext:value-type="float">
            <text:p>1.0064</text:p>
          </table:table-cell>
          <table:table-cell office:value-type="string" calcext:value-type="string">
            <text:p>GB2A</text:p>
          </table:table-cell>
          <table:table-cell office:value-type="float" office:value="1.1255" calcext:value-type="float">
            <text:p>1.1255</text:p>
          </table:table-cell>
          <table:table-cell office:value-type="string" calcext:value-type="string">
            <text:p>G_id</text:p>
          </table:table-cell>
          <table:table-cell office:value-type="float" office:value="1.4896" calcext:value-type="float">
            <text:p>1.4896</text:p>
          </table:table-cell>
          <table:table-cell office:value-type="string" calcext:value-type="string">
            <text:p>G_cyc</text:p>
          </table:table-cell>
          <table:table-cell office:value-type="float" office:value="0.7056" calcext:value-type="float">
            <text:p>0.7056</text:p>
          </table:table-cell>
          <table:table-cell office:value-type="string" calcext:value-type="string">
            <text:p>D_A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D_B</text:p>
          </table:table-cell>
          <table:table-cell office:value-type="float" office:value="0.0443" calcext:value-type="float">
            <text:p>0.0443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43050" calcext:value-type="float">
            <text:p>43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0239" calcext:value-type="float">
            <text:p>9.0239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6" calcext:value-type="float">
            <text:p>0.026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497" calcext:value-type="float">
            <text:p>1.0497</text:p>
          </table:table-cell>
          <table:table-cell office:value-type="string" calcext:value-type="string">
            <text:p>GB2A</text:p>
          </table:table-cell>
          <table:table-cell office:value-type="float" office:value="0.7139" calcext:value-type="float">
            <text:p>0.7139</text:p>
          </table:table-cell>
          <table:table-cell office:value-type="string" calcext:value-type="string">
            <text:p>G_id</text:p>
          </table:table-cell>
          <table:table-cell office:value-type="float" office:value="1.4312" calcext:value-type="float">
            <text:p>1.4312</text:p>
          </table:table-cell>
          <table:table-cell office:value-type="string" calcext:value-type="string">
            <text:p>G_cyc</text:p>
          </table:table-cell>
          <table:table-cell office:value-type="float" office:value="0.726" calcext:value-type="float">
            <text:p>0.726</text:p>
          </table:table-cell>
          <table:table-cell office:value-type="string" calcext:value-type="string">
            <text:p>D_A</text:p>
          </table:table-cell>
          <table:table-cell office:value-type="float" office:value="0.0352" calcext:value-type="float">
            <text:p>0.0352</text:p>
          </table:table-cell>
          <table:table-cell office:value-type="string" calcext:value-type="string">
            <text:p>D_B</text:p>
          </table:table-cell>
          <table:table-cell office:value-type="float" office:value="0.0168" calcext:value-type="float">
            <text:p>0.0168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43100" calcext:value-type="float">
            <text:p>43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4275" calcext:value-type="float">
            <text:p>8.4275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43" calcext:value-type="float">
            <text:p>0.043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971" calcext:value-type="float">
            <text:p>0.9971</text:p>
          </table:table-cell>
          <table:table-cell office:value-type="string" calcext:value-type="string">
            <text:p>GB2A</text:p>
          </table:table-cell>
          <table:table-cell office:value-type="float" office:value="0.619" calcext:value-type="float">
            <text:p>0.619</text:p>
          </table:table-cell>
          <table:table-cell office:value-type="string" calcext:value-type="string">
            <text:p>G_id</text:p>
          </table:table-cell>
          <table:table-cell office:value-type="float" office:value="1.229" calcext:value-type="float">
            <text:p>1.229</text:p>
          </table:table-cell>
          <table:table-cell office:value-type="string" calcext:value-type="string">
            <text:p>G_cyc</text:p>
          </table:table-cell>
          <table:table-cell office:value-type="float" office:value="0.6811" calcext:value-type="float">
            <text:p>0.6811</text:p>
          </table:table-cell>
          <table:table-cell office:value-type="string" calcext:value-type="string">
            <text:p>D_A</text:p>
          </table:table-cell>
          <table:table-cell office:value-type="float" office:value="0.0784" calcext:value-type="float">
            <text:p>0.0784</text:p>
          </table:table-cell>
          <table:table-cell office:value-type="string" calcext:value-type="string">
            <text:p>D_B</text:p>
          </table:table-cell>
          <table:table-cell office:value-type="float" office:value="0.0077" calcext:value-type="float">
            <text:p>0.0077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43150" calcext:value-type="float">
            <text:p>43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1548" calcext:value-type="float">
            <text:p>9.1548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67" calcext:value-type="float">
            <text:p>0.0367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041" calcext:value-type="float">
            <text:p>1.1041</text:p>
          </table:table-cell>
          <table:table-cell office:value-type="string" calcext:value-type="string">
            <text:p>GB2A</text:p>
          </table:table-cell>
          <table:table-cell office:value-type="float" office:value="1.027" calcext:value-type="float">
            <text:p>1.027</text:p>
          </table:table-cell>
          <table:table-cell office:value-type="string" calcext:value-type="string">
            <text:p>G_id</text:p>
          </table:table-cell>
          <table:table-cell office:value-type="float" office:value="1.3801" calcext:value-type="float">
            <text:p>1.3801</text:p>
          </table:table-cell>
          <table:table-cell office:value-type="string" calcext:value-type="string">
            <text:p>G_cyc</text:p>
          </table:table-cell>
          <table:table-cell office:value-type="float" office:value="0.7024" calcext:value-type="float">
            <text:p>0.7024</text:p>
          </table:table-cell>
          <table:table-cell office:value-type="string" calcext:value-type="string">
            <text:p>D_A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D_B</text:p>
          </table:table-cell>
          <table:table-cell office:value-type="float" office:value="0.0324" calcext:value-type="float">
            <text:p>0.0324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9.0329" calcext:value-type="float">
            <text:p>9.0329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24278417229652405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4.55" calcext:value-type="float">
            <text:p>104.55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44000" calcext:value-type="float">
            <text:p>44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4483" calcext:value-type="float">
            <text:p>9.4483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98" calcext:value-type="float">
            <text:p>0.0398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624" calcext:value-type="float">
            <text:p>1.1624</text:p>
          </table:table-cell>
          <table:table-cell office:value-type="string" calcext:value-type="string">
            <text:p>GB2A</text:p>
          </table:table-cell>
          <table:table-cell office:value-type="float" office:value="1.0814" calcext:value-type="float">
            <text:p>1.0814</text:p>
          </table:table-cell>
          <table:table-cell office:value-type="string" calcext:value-type="string">
            <text:p>G_id</text:p>
          </table:table-cell>
          <table:table-cell office:value-type="float" office:value="1.5208" calcext:value-type="float">
            <text:p>1.5208</text:p>
          </table:table-cell>
          <table:table-cell office:value-type="string" calcext:value-type="string">
            <text:p>G_cyc</text:p>
          </table:table-cell>
          <table:table-cell office:value-type="float" office:value="0.7205" calcext:value-type="float">
            <text:p>0.7205</text:p>
          </table:table-cell>
          <table:table-cell office:value-type="string" calcext:value-type="string">
            <text:p>D_A</text:p>
          </table:table-cell>
          <table:table-cell office:value-type="float" office:value="0.0208" calcext:value-type="float">
            <text:p>0.0208</text:p>
          </table:table-cell>
          <table:table-cell office:value-type="string" calcext:value-type="string">
            <text:p>D_B</text:p>
          </table:table-cell>
          <table:table-cell office:value-type="float" office:value="0.0587" calcext:value-type="float">
            <text:p>0.0587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44050" calcext:value-type="float">
            <text:p>44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3248" calcext:value-type="float">
            <text:p>8.3248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16" calcext:value-type="float">
            <text:p>0.0216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05" calcext:value-type="float">
            <text:p>0.905</text:p>
          </table:table-cell>
          <table:table-cell office:value-type="string" calcext:value-type="string">
            <text:p>GB2A</text:p>
          </table:table-cell>
          <table:table-cell office:value-type="float" office:value="1.2023" calcext:value-type="float">
            <text:p>1.2023</text:p>
          </table:table-cell>
          <table:table-cell office:value-type="string" calcext:value-type="string">
            <text:p>G_id</text:p>
          </table:table-cell>
          <table:table-cell office:value-type="float" office:value="1.1326" calcext:value-type="float">
            <text:p>1.1326</text:p>
          </table:table-cell>
          <table:table-cell office:value-type="string" calcext:value-type="string">
            <text:p>G_cyc</text:p>
          </table:table-cell>
          <table:table-cell office:value-type="float" office:value="0.6217" calcext:value-type="float">
            <text:p>0.6217</text:p>
          </table:table-cell>
          <table:table-cell office:value-type="string" calcext:value-type="string">
            <text:p>D_A</text:p>
          </table:table-cell>
          <table:table-cell office:value-type="float" office:value="0.0191" calcext:value-type="float">
            <text:p>0.0191</text:p>
          </table:table-cell>
          <table:table-cell office:value-type="string" calcext:value-type="string">
            <text:p>D_B</text:p>
          </table:table-cell>
          <table:table-cell office:value-type="float" office:value="0.0241" calcext:value-type="float">
            <text:p>0.0241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44100" calcext:value-type="float">
            <text:p>44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943" calcext:value-type="float">
            <text:p>9.943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54" calcext:value-type="float">
            <text:p>0.0154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451" calcext:value-type="float">
            <text:p>1.0451</text:p>
          </table:table-cell>
          <table:table-cell office:value-type="string" calcext:value-type="string">
            <text:p>GB2A</text:p>
          </table:table-cell>
          <table:table-cell office:value-type="float" office:value="1.1267" calcext:value-type="float">
            <text:p>1.1267</text:p>
          </table:table-cell>
          <table:table-cell office:value-type="string" calcext:value-type="string">
            <text:p>G_id</text:p>
          </table:table-cell>
          <table:table-cell office:value-type="float" office:value="1.307" calcext:value-type="float">
            <text:p>1.307</text:p>
          </table:table-cell>
          <table:table-cell office:value-type="string" calcext:value-type="string">
            <text:p>G_cyc</text:p>
          </table:table-cell>
          <table:table-cell office:value-type="float" office:value="0.7771" calcext:value-type="float">
            <text:p>0.7771</text:p>
          </table:table-cell>
          <table:table-cell office:value-type="string" calcext:value-type="string">
            <text:p>D_A</text:p>
          </table:table-cell>
          <table:table-cell office:value-type="float" office:value="0.0236" calcext:value-type="float">
            <text:p>0.0236</text:p>
          </table:table-cell>
          <table:table-cell office:value-type="string" calcext:value-type="string">
            <text:p>D_B</text:p>
          </table:table-cell>
          <table:table-cell office:value-type="float" office:value="0.0073" calcext:value-type="float">
            <text:p>0.0073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44150" calcext:value-type="float">
            <text:p>44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3106" calcext:value-type="float">
            <text:p>9.3106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12" calcext:value-type="float">
            <text:p>0.0212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878" calcext:value-type="float">
            <text:p>0.9878</text:p>
          </table:table-cell>
          <table:table-cell office:value-type="string" calcext:value-type="string">
            <text:p>GB2A</text:p>
          </table:table-cell>
          <table:table-cell office:value-type="float" office:value="1.2266" calcext:value-type="float">
            <text:p>1.2266</text:p>
          </table:table-cell>
          <table:table-cell office:value-type="string" calcext:value-type="string">
            <text:p>G_id</text:p>
          </table:table-cell>
          <table:table-cell office:value-type="float" office:value="1.3694" calcext:value-type="float">
            <text:p>1.3694</text:p>
          </table:table-cell>
          <table:table-cell office:value-type="string" calcext:value-type="string">
            <text:p>G_cyc</text:p>
          </table:table-cell>
          <table:table-cell office:value-type="float" office:value="0.7096" calcext:value-type="float">
            <text:p>0.7096</text:p>
          </table:table-cell>
          <table:table-cell office:value-type="string" calcext:value-type="string">
            <text:p>D_A</text:p>
          </table:table-cell>
          <table:table-cell office:value-type="float" office:value="0.0284" calcext:value-type="float">
            <text:p>0.0284</text:p>
          </table:table-cell>
          <table:table-cell office:value-type="string" calcext:value-type="string">
            <text:p>D_B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9.0412" calcext:value-type="float">
            <text:p>9.0412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3327680379152298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4.4" calcext:value-type="float">
            <text:p>104.4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45000" calcext:value-type="float">
            <text:p>45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8391" calcext:value-type="float">
            <text:p>8.8391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69" calcext:value-type="float">
            <text:p>0.0269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2406" calcext:value-type="float">
            <text:p>1.2406</text:p>
          </table:table-cell>
          <table:table-cell office:value-type="string" calcext:value-type="string">
            <text:p>GB2A</text:p>
          </table:table-cell>
          <table:table-cell office:value-type="float" office:value="0.9885" calcext:value-type="float">
            <text:p>0.9885</text:p>
          </table:table-cell>
          <table:table-cell office:value-type="string" calcext:value-type="string">
            <text:p>G_id</text:p>
          </table:table-cell>
          <table:table-cell office:value-type="float" office:value="1.3652" calcext:value-type="float">
            <text:p>1.3652</text:p>
          </table:table-cell>
          <table:table-cell office:value-type="string" calcext:value-type="string">
            <text:p>G_cyc</text:p>
          </table:table-cell>
          <table:table-cell office:value-type="float" office:value="0.661" calcext:value-type="float">
            <text:p>0.661</text:p>
          </table:table-cell>
          <table:table-cell office:value-type="string" calcext:value-type="string">
            <text:p>D_A</text:p>
          </table:table-cell>
          <table:table-cell office:value-type="float" office:value="0.0333" calcext:value-type="float">
            <text:p>0.0333</text:p>
          </table:table-cell>
          <table:table-cell office:value-type="string" calcext:value-type="string">
            <text:p>D_B</text:p>
          </table:table-cell>
          <table:table-cell office:value-type="float" office:value="0.0205" calcext:value-type="float">
            <text:p>0.0205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45050" calcext:value-type="float">
            <text:p>45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9908" calcext:value-type="float">
            <text:p>9.9908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39" calcext:value-type="float">
            <text:p>0.0239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544" calcext:value-type="float">
            <text:p>1.0544</text:p>
          </table:table-cell>
          <table:table-cell office:value-type="string" calcext:value-type="string">
            <text:p>GB2A</text:p>
          </table:table-cell>
          <table:table-cell office:value-type="float" office:value="0.9495" calcext:value-type="float">
            <text:p>0.9495</text:p>
          </table:table-cell>
          <table:table-cell office:value-type="string" calcext:value-type="string">
            <text:p>G_id</text:p>
          </table:table-cell>
          <table:table-cell office:value-type="float" office:value="1.5231" calcext:value-type="float">
            <text:p>1.5231</text:p>
          </table:table-cell>
          <table:table-cell office:value-type="string" calcext:value-type="string">
            <text:p>G_cyc</text:p>
          </table:table-cell>
          <table:table-cell office:value-type="float" office:value="0.7987" calcext:value-type="float">
            <text:p>0.7987</text:p>
          </table:table-cell>
          <table:table-cell office:value-type="string" calcext:value-type="string">
            <text:p>D_A</text:p>
          </table:table-cell>
          <table:table-cell office:value-type="float" office:value="0.0392" calcext:value-type="float">
            <text:p>0.0392</text:p>
          </table:table-cell>
          <table:table-cell office:value-type="string" calcext:value-type="string">
            <text:p>D_B</text:p>
          </table:table-cell>
          <table:table-cell office:value-type="float" office:value="0.0086" calcext:value-type="float">
            <text:p>0.0086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45100" calcext:value-type="float">
            <text:p>45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7824" calcext:value-type="float">
            <text:p>8.7824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89" calcext:value-type="float">
            <text:p>0.0389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139" calcext:value-type="float">
            <text:p>0.9139</text:p>
          </table:table-cell>
          <table:table-cell office:value-type="string" calcext:value-type="string">
            <text:p>GB2A</text:p>
          </table:table-cell>
          <table:table-cell office:value-type="float" office:value="1.1965" calcext:value-type="float">
            <text:p>1.1965</text:p>
          </table:table-cell>
          <table:table-cell office:value-type="string" calcext:value-type="string">
            <text:p>G_id</text:p>
          </table:table-cell>
          <table:table-cell office:value-type="float" office:value="1.4583" calcext:value-type="float">
            <text:p>1.4583</text:p>
          </table:table-cell>
          <table:table-cell office:value-type="string" calcext:value-type="string">
            <text:p>G_cyc</text:p>
          </table:table-cell>
          <table:table-cell office:value-type="float" office:value="0.6672" calcext:value-type="float">
            <text:p>0.6672</text:p>
          </table:table-cell>
          <table:table-cell office:value-type="string" calcext:value-type="string">
            <text:p>D_A</text:p>
          </table:table-cell>
          <table:table-cell office:value-type="float" office:value="0.0641" calcext:value-type="float">
            <text:p>0.0641</text:p>
          </table:table-cell>
          <table:table-cell office:value-type="string" calcext:value-type="string">
            <text:p>D_B</text:p>
          </table:table-cell>
          <table:table-cell office:value-type="float" office:value="0.0136" calcext:value-type="float">
            <text:p>0.0136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45150" calcext:value-type="float">
            <text:p>45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0267" calcext:value-type="float">
            <text:p>9.0267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66" calcext:value-type="float">
            <text:p>0.0166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045" calcext:value-type="float">
            <text:p>1.1045</text:p>
          </table:table-cell>
          <table:table-cell office:value-type="string" calcext:value-type="string">
            <text:p>GB2A</text:p>
          </table:table-cell>
          <table:table-cell office:value-type="float" office:value="1.2243" calcext:value-type="float">
            <text:p>1.2243</text:p>
          </table:table-cell>
          <table:table-cell office:value-type="string" calcext:value-type="string">
            <text:p>G_id</text:p>
          </table:table-cell>
          <table:table-cell office:value-type="float" office:value="1.2788" calcext:value-type="float">
            <text:p>1.2788</text:p>
          </table:table-cell>
          <table:table-cell office:value-type="string" calcext:value-type="string">
            <text:p>G_cyc</text:p>
          </table:table-cell>
          <table:table-cell office:value-type="float" office:value="0.6698" calcext:value-type="float">
            <text:p>0.6698</text:p>
          </table:table-cell>
          <table:table-cell office:value-type="string" calcext:value-type="string">
            <text:p>D_A</text:p>
          </table:table-cell>
          <table:table-cell office:value-type="float" office:value="0.0131" calcext:value-type="float">
            <text:p>0.0131</text:p>
          </table:table-cell>
          <table:table-cell office:value-type="string" calcext:value-type="string">
            <text:p>D_B</text:p>
          </table:table-cell>
          <table:table-cell office:value-type="float" office:value="0.0202" calcext:value-type="float">
            <text:p>0.0202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10.0186" calcext:value-type="float">
            <text:p>10.0186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405895933508873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4.63" calcext:value-type="float">
            <text:p>104.63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46000" calcext:value-type="float">
            <text:p>46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0855" calcext:value-type="float">
            <text:p>9.0855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518" calcext:value-type="float">
            <text:p>0.0518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7713" calcext:value-type="float">
            <text:p>0.7713</text:p>
          </table:table-cell>
          <table:table-cell office:value-type="string" calcext:value-type="string">
            <text:p>GB2A</text:p>
          </table:table-cell>
          <table:table-cell office:value-type="float" office:value="0.8043" calcext:value-type="float">
            <text:p>0.8043</text:p>
          </table:table-cell>
          <table:table-cell office:value-type="string" calcext:value-type="string">
            <text:p>G_id</text:p>
          </table:table-cell>
          <table:table-cell office:value-type="float" office:value="1.4954" calcext:value-type="float">
            <text:p>1.4954</text:p>
          </table:table-cell>
          <table:table-cell office:value-type="string" calcext:value-type="string">
            <text:p>G_cyc</text:p>
          </table:table-cell>
          <table:table-cell office:value-type="float" office:value="0.751" calcext:value-type="float">
            <text:p>0.751</text:p>
          </table:table-cell>
          <table:table-cell office:value-type="string" calcext:value-type="string">
            <text:p>D_A</text:p>
          </table:table-cell>
          <table:table-cell office:value-type="float" office:value="0.0779" calcext:value-type="float">
            <text:p>0.0779</text:p>
          </table:table-cell>
          <table:table-cell office:value-type="string" calcext:value-type="string">
            <text:p>D_B</text:p>
          </table:table-cell>
          <table:table-cell office:value-type="float" office:value="0.0257" calcext:value-type="float">
            <text:p>0.0257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46050" calcext:value-type="float">
            <text:p>46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1.6817" calcext:value-type="float">
            <text:p>11.6817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558" calcext:value-type="float">
            <text:p>1.0558</text:p>
          </table:table-cell>
          <table:table-cell office:value-type="string" calcext:value-type="string">
            <text:p>GB2A</text:p>
          </table:table-cell>
          <table:table-cell office:value-type="float" office:value="1.0746" calcext:value-type="float">
            <text:p>1.0746</text:p>
          </table:table-cell>
          <table:table-cell office:value-type="string" calcext:value-type="string">
            <text:p>G_id</text:p>
          </table:table-cell>
          <table:table-cell office:value-type="float" office:value="1.6757" calcext:value-type="float">
            <text:p>1.6757</text:p>
          </table:table-cell>
          <table:table-cell office:value-type="string" calcext:value-type="string">
            <text:p>G_cyc</text:p>
          </table:table-cell>
          <table:table-cell office:value-type="float" office:value="0.9551" calcext:value-type="float">
            <text:p>0.9551</text:p>
          </table:table-cell>
          <table:table-cell office:value-type="string" calcext:value-type="string">
            <text:p>D_A</text:p>
          </table:table-cell>
          <table:table-cell office:value-type="float" office:value="0.0314" calcext:value-type="float">
            <text:p>0.0314</text:p>
          </table:table-cell>
          <table:table-cell office:value-type="string" calcext:value-type="string">
            <text:p>D_B</text:p>
          </table:table-cell>
          <table:table-cell office:value-type="float" office:value="0.0185" calcext:value-type="float">
            <text:p>0.0185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46100" calcext:value-type="float">
            <text:p>46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5959" calcext:value-type="float">
            <text:p>9.5959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64" calcext:value-type="float">
            <text:p>0.0164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8917" calcext:value-type="float">
            <text:p>0.8917</text:p>
          </table:table-cell>
          <table:table-cell office:value-type="string" calcext:value-type="string">
            <text:p>GB2A</text:p>
          </table:table-cell>
          <table:table-cell office:value-type="float" office:value="1.1619" calcext:value-type="float">
            <text:p>1.1619</text:p>
          </table:table-cell>
          <table:table-cell office:value-type="string" calcext:value-type="string">
            <text:p>G_id</text:p>
          </table:table-cell>
          <table:table-cell office:value-type="float" office:value="1.3899" calcext:value-type="float">
            <text:p>1.3899</text:p>
          </table:table-cell>
          <table:table-cell office:value-type="string" calcext:value-type="string">
            <text:p>G_cyc</text:p>
          </table:table-cell>
          <table:table-cell office:value-type="float" office:value="0.7542" calcext:value-type="float">
            <text:p>0.7542</text:p>
          </table:table-cell>
          <table:table-cell office:value-type="string" calcext:value-type="string">
            <text:p>D_A</text:p>
          </table:table-cell>
          <table:table-cell office:value-type="float" office:value="0.0256" calcext:value-type="float">
            <text:p>0.0256</text:p>
          </table:table-cell>
          <table:table-cell office:value-type="string" calcext:value-type="string">
            <text:p>D_B</text:p>
          </table:table-cell>
          <table:table-cell office:value-type="float" office:value="0.0072" calcext:value-type="float">
            <text:p>0.0072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46150" calcext:value-type="float">
            <text:p>46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545" calcext:value-type="float">
            <text:p>9.545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33" calcext:value-type="float">
            <text:p>0.0233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2642" calcext:value-type="float">
            <text:p>1.2642</text:p>
          </table:table-cell>
          <table:table-cell office:value-type="string" calcext:value-type="string">
            <text:p>GB2A</text:p>
          </table:table-cell>
          <table:table-cell office:value-type="float" office:value="1.1637" calcext:value-type="float">
            <text:p>1.1637</text:p>
          </table:table-cell>
          <table:table-cell office:value-type="string" calcext:value-type="string">
            <text:p>G_id</text:p>
          </table:table-cell>
          <table:table-cell office:value-type="float" office:value="1.433" calcext:value-type="float">
            <text:p>1.433</text:p>
          </table:table-cell>
          <table:table-cell office:value-type="string" calcext:value-type="string">
            <text:p>G_cyc</text:p>
          </table:table-cell>
          <table:table-cell office:value-type="float" office:value="0.7117" calcext:value-type="float">
            <text:p>0.7117</text:p>
          </table:table-cell>
          <table:table-cell office:value-type="string" calcext:value-type="string">
            <text:p>D_A</text:p>
          </table:table-cell>
          <table:table-cell office:value-type="float" office:value="0.0282" calcext:value-type="float">
            <text:p>0.0282</text:p>
          </table:table-cell>
          <table:table-cell office:value-type="string" calcext:value-type="string">
            <text:p>D_B</text:p>
          </table:table-cell>
          <table:table-cell office:value-type="float" office:value="0.0185" calcext:value-type="float">
            <text:p>0.0185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8.3852" calcext:value-type="float">
            <text:p>8.3852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3645401448011398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5.96" calcext:value-type="float">
            <text:p>105.96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47000" calcext:value-type="float">
            <text:p>47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9662" calcext:value-type="float">
            <text:p>8.9662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773" calcext:value-type="float">
            <text:p>0.0773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7646" calcext:value-type="float">
            <text:p>0.7646</text:p>
          </table:table-cell>
          <table:table-cell office:value-type="string" calcext:value-type="string">
            <text:p>GB2A</text:p>
          </table:table-cell>
          <table:table-cell office:value-type="float" office:value="0.5928" calcext:value-type="float">
            <text:p>0.5928</text:p>
          </table:table-cell>
          <table:table-cell office:value-type="string" calcext:value-type="string">
            <text:p>G_id</text:p>
          </table:table-cell>
          <table:table-cell office:value-type="float" office:value="1.4586" calcext:value-type="float">
            <text:p>1.4586</text:p>
          </table:table-cell>
          <table:table-cell office:value-type="string" calcext:value-type="string">
            <text:p>G_cyc</text:p>
          </table:table-cell>
          <table:table-cell office:value-type="float" office:value="0.7609" calcext:value-type="float">
            <text:p>0.7609</text:p>
          </table:table-cell>
          <table:table-cell office:value-type="string" calcext:value-type="string">
            <text:p>D_A</text:p>
          </table:table-cell>
          <table:table-cell office:value-type="float" office:value="0.116" calcext:value-type="float">
            <text:p>0.116</text:p>
          </table:table-cell>
          <table:table-cell office:value-type="string" calcext:value-type="string">
            <text:p>D_B</text:p>
          </table:table-cell>
          <table:table-cell office:value-type="float" office:value="0.0385" calcext:value-type="float">
            <text:p>0.0385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47050" calcext:value-type="float">
            <text:p>47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3481" calcext:value-type="float">
            <text:p>9.3481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678" calcext:value-type="float">
            <text:p>0.0678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8279" calcext:value-type="float">
            <text:p>0.8279</text:p>
          </table:table-cell>
          <table:table-cell office:value-type="string" calcext:value-type="string">
            <text:p>GB2A</text:p>
          </table:table-cell>
          <table:table-cell office:value-type="float" office:value="1.0369" calcext:value-type="float">
            <text:p>1.0369</text:p>
          </table:table-cell>
          <table:table-cell office:value-type="string" calcext:value-type="string">
            <text:p>G_id</text:p>
          </table:table-cell>
          <table:table-cell office:value-type="float" office:value="1.4951" calcext:value-type="float">
            <text:p>1.4951</text:p>
          </table:table-cell>
          <table:table-cell office:value-type="string" calcext:value-type="string">
            <text:p>G_cyc</text:p>
          </table:table-cell>
          <table:table-cell office:value-type="float" office:value="0.7483" calcext:value-type="float">
            <text:p>0.7483</text:p>
          </table:table-cell>
          <table:table-cell office:value-type="string" calcext:value-type="string">
            <text:p>D_A</text:p>
          </table:table-cell>
          <table:table-cell office:value-type="float" office:value="0.114" calcext:value-type="float">
            <text:p>0.114</text:p>
          </table:table-cell>
          <table:table-cell office:value-type="string" calcext:value-type="string">
            <text:p>D_B</text:p>
          </table:table-cell>
          <table:table-cell office:value-type="float" office:value="0.0215" calcext:value-type="float">
            <text:p>0.0215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47100" calcext:value-type="float">
            <text:p>47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1.4978" calcext:value-type="float">
            <text:p>11.4978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532" calcext:value-type="float">
            <text:p>0.0532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7617" calcext:value-type="float">
            <text:p>0.7617</text:p>
          </table:table-cell>
          <table:table-cell office:value-type="string" calcext:value-type="string">
            <text:p>GB2A</text:p>
          </table:table-cell>
          <table:table-cell office:value-type="float" office:value="1.3794" calcext:value-type="float">
            <text:p>1.3794</text:p>
          </table:table-cell>
          <table:table-cell office:value-type="string" calcext:value-type="string">
            <text:p>G_id</text:p>
          </table:table-cell>
          <table:table-cell office:value-type="float" office:value="1.6326" calcext:value-type="float">
            <text:p>1.6326</text:p>
          </table:table-cell>
          <table:table-cell office:value-type="string" calcext:value-type="string">
            <text:p>G_cyc</text:p>
          </table:table-cell>
          <table:table-cell office:value-type="float" office:value="0.9357" calcext:value-type="float">
            <text:p>0.9357</text:p>
          </table:table-cell>
          <table:table-cell office:value-type="string" calcext:value-type="string">
            <text:p>D_A</text:p>
          </table:table-cell>
          <table:table-cell office:value-type="float" office:value="0.0437" calcext:value-type="float">
            <text:p>0.0437</text:p>
          </table:table-cell>
          <table:table-cell office:value-type="string" calcext:value-type="string">
            <text:p>D_B</text:p>
          </table:table-cell>
          <table:table-cell office:value-type="float" office:value="0.0627" calcext:value-type="float">
            <text:p>0.0627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47150" calcext:value-type="float">
            <text:p>47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4654" calcext:value-type="float">
            <text:p>8.4654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75" calcext:value-type="float">
            <text:p>0.0275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404" calcext:value-type="float">
            <text:p>1.1404</text:p>
          </table:table-cell>
          <table:table-cell office:value-type="string" calcext:value-type="string">
            <text:p>GB2A</text:p>
          </table:table-cell>
          <table:table-cell office:value-type="float" office:value="0.7409" calcext:value-type="float">
            <text:p>0.7409</text:p>
          </table:table-cell>
          <table:table-cell office:value-type="string" calcext:value-type="string">
            <text:p>G_id</text:p>
          </table:table-cell>
          <table:table-cell office:value-type="float" office:value="1.4145" calcext:value-type="float">
            <text:p>1.4145</text:p>
          </table:table-cell>
          <table:table-cell office:value-type="string" calcext:value-type="string">
            <text:p>G_cyc</text:p>
          </table:table-cell>
          <table:table-cell office:value-type="float" office:value="0.6584" calcext:value-type="float">
            <text:p>0.6584</text:p>
          </table:table-cell>
          <table:table-cell office:value-type="string" calcext:value-type="string">
            <text:p>D_A</text:p>
          </table:table-cell>
          <table:table-cell office:value-type="float" office:value="0.0427" calcext:value-type="float">
            <text:p>0.0427</text:p>
          </table:table-cell>
          <table:table-cell office:value-type="string" calcext:value-type="string">
            <text:p>D_B</text:p>
          </table:table-cell>
          <table:table-cell office:value-type="float" office:value="0.0124" calcext:value-type="float">
            <text:p>0.0124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9.8937" calcext:value-type="float">
            <text:p>9.8937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4792372137308121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5.2" calcext:value-type="float">
            <text:p>105.2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48000" calcext:value-type="float">
            <text:p>48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9101" calcext:value-type="float">
            <text:p>8.9101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39" calcext:value-type="float">
            <text:p>0.0339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979" calcext:value-type="float">
            <text:p>0.9979</text:p>
          </table:table-cell>
          <table:table-cell office:value-type="string" calcext:value-type="string">
            <text:p>GB2A</text:p>
          </table:table-cell>
          <table:table-cell office:value-type="float" office:value="1.1523" calcext:value-type="float">
            <text:p>1.1523</text:p>
          </table:table-cell>
          <table:table-cell office:value-type="string" calcext:value-type="string">
            <text:p>G_id</text:p>
          </table:table-cell>
          <table:table-cell office:value-type="float" office:value="1.5022" calcext:value-type="float">
            <text:p>1.5022</text:p>
          </table:table-cell>
          <table:table-cell office:value-type="string" calcext:value-type="string">
            <text:p>G_cyc</text:p>
          </table:table-cell>
          <table:table-cell office:value-type="float" office:value="0.676" calcext:value-type="float">
            <text:p>0.676</text:p>
          </table:table-cell>
          <table:table-cell office:value-type="string" calcext:value-type="string">
            <text:p>D_A</text:p>
          </table:table-cell>
          <table:table-cell office:value-type="float" office:value="0.0517" calcext:value-type="float">
            <text:p>0.0517</text:p>
          </table:table-cell>
          <table:table-cell office:value-type="string" calcext:value-type="string">
            <text:p>D_B</text:p>
          </table:table-cell>
          <table:table-cell office:value-type="float" office:value="0.0161" calcext:value-type="float">
            <text:p>0.0161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48050" calcext:value-type="float">
            <text:p>48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5258" calcext:value-type="float">
            <text:p>9.5258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48" calcext:value-type="float">
            <text:p>0.0348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653" calcext:value-type="float">
            <text:p>1.0653</text:p>
          </table:table-cell>
          <table:table-cell office:value-type="string" calcext:value-type="string">
            <text:p>GB2A</text:p>
          </table:table-cell>
          <table:table-cell office:value-type="float" office:value="1.2948" calcext:value-type="float">
            <text:p>1.2948</text:p>
          </table:table-cell>
          <table:table-cell office:value-type="string" calcext:value-type="string">
            <text:p>G_id</text:p>
          </table:table-cell>
          <table:table-cell office:value-type="float" office:value="1.4682" calcext:value-type="float">
            <text:p>1.4682</text:p>
          </table:table-cell>
          <table:table-cell office:value-type="string" calcext:value-type="string">
            <text:p>G_cyc</text:p>
          </table:table-cell>
          <table:table-cell office:value-type="float" office:value="0.7166" calcext:value-type="float">
            <text:p>0.7166</text:p>
          </table:table-cell>
          <table:table-cell office:value-type="string" calcext:value-type="string">
            <text:p>D_A</text:p>
          </table:table-cell>
          <table:table-cell office:value-type="float" office:value="0.0479" calcext:value-type="float">
            <text:p>0.0479</text:p>
          </table:table-cell>
          <table:table-cell office:value-type="string" calcext:value-type="string">
            <text:p>D_B</text:p>
          </table:table-cell>
          <table:table-cell office:value-type="float" office:value="0.0218" calcext:value-type="float">
            <text:p>0.0218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48100" calcext:value-type="float">
            <text:p>48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2573" calcext:value-type="float">
            <text:p>8.2573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26" calcext:value-type="float">
            <text:p>0.0126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375" calcext:value-type="float">
            <text:p>1.0375</text:p>
          </table:table-cell>
          <table:table-cell office:value-type="string" calcext:value-type="string">
            <text:p>GB2A</text:p>
          </table:table-cell>
          <table:table-cell office:value-type="float" office:value="0.8151" calcext:value-type="float">
            <text:p>0.8151</text:p>
          </table:table-cell>
          <table:table-cell office:value-type="string" calcext:value-type="string">
            <text:p>G_id</text:p>
          </table:table-cell>
          <table:table-cell office:value-type="float" office:value="1.4598" calcext:value-type="float">
            <text:p>1.4598</text:p>
          </table:table-cell>
          <table:table-cell office:value-type="string" calcext:value-type="string">
            <text:p>G_cyc</text:p>
          </table:table-cell>
          <table:table-cell office:value-type="float" office:value="0.6405" calcext:value-type="float">
            <text:p>0.6405</text:p>
          </table:table-cell>
          <table:table-cell office:value-type="string" calcext:value-type="string">
            <text:p>D_A</text:p>
          </table:table-cell>
          <table:table-cell office:value-type="float" office:value="0.0153" calcext:value-type="float">
            <text:p>0.0153</text:p>
          </table:table-cell>
          <table:table-cell office:value-type="string" calcext:value-type="string">
            <text:p>D_B</text:p>
          </table:table-cell>
          <table:table-cell office:value-type="float" office:value="0.0098" calcext:value-type="float">
            <text:p>0.0098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48150" calcext:value-type="float">
            <text:p>48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8306" calcext:value-type="float">
            <text:p>8.8306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15" calcext:value-type="float">
            <text:p>0.0215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343" calcext:value-type="float">
            <text:p>1.0343</text:p>
          </table:table-cell>
          <table:table-cell office:value-type="string" calcext:value-type="string">
            <text:p>GB2A</text:p>
          </table:table-cell>
          <table:table-cell office:value-type="float" office:value="1.0902" calcext:value-type="float">
            <text:p>1.0902</text:p>
          </table:table-cell>
          <table:table-cell office:value-type="string" calcext:value-type="string">
            <text:p>G_id</text:p>
          </table:table-cell>
          <table:table-cell office:value-type="float" office:value="1.2406" calcext:value-type="float">
            <text:p>1.2406</text:p>
          </table:table-cell>
          <table:table-cell office:value-type="string" calcext:value-type="string">
            <text:p>G_cyc</text:p>
          </table:table-cell>
          <table:table-cell office:value-type="float" office:value="0.6706" calcext:value-type="float">
            <text:p>0.6706</text:p>
          </table:table-cell>
          <table:table-cell office:value-type="string" calcext:value-type="string">
            <text:p>D_A</text:p>
          </table:table-cell>
          <table:table-cell office:value-type="float" office:value="0.0303" calcext:value-type="float">
            <text:p>0.0303</text:p>
          </table:table-cell>
          <table:table-cell office:value-type="string" calcext:value-type="string">
            <text:p>D_B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8.962" calcext:value-type="float">
            <text:p>8.962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165068618953228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5.08" calcext:value-type="float">
            <text:p>105.08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49000" calcext:value-type="float">
            <text:p>49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1813" calcext:value-type="float">
            <text:p>8.1813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3" calcext:value-type="float">
            <text:p>0.013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761" calcext:value-type="float">
            <text:p>1.0761</text:p>
          </table:table-cell>
          <table:table-cell office:value-type="string" calcext:value-type="string">
            <text:p>GB2A</text:p>
          </table:table-cell>
          <table:table-cell office:value-type="float" office:value="1.0066" calcext:value-type="float">
            <text:p>1.0066</text:p>
          </table:table-cell>
          <table:table-cell office:value-type="string" calcext:value-type="string">
            <text:p>G_id</text:p>
          </table:table-cell>
          <table:table-cell office:value-type="float" office:value="1.0768" calcext:value-type="float">
            <text:p>1.0768</text:p>
          </table:table-cell>
          <table:table-cell office:value-type="string" calcext:value-type="string">
            <text:p>G_cyc</text:p>
          </table:table-cell>
          <table:table-cell office:value-type="float" office:value="0.6099" calcext:value-type="float">
            <text:p>0.6099</text:p>
          </table:table-cell>
          <table:table-cell office:value-type="string" calcext:value-type="string">
            <text:p>D_A</text:p>
          </table:table-cell>
          <table:table-cell office:value-type="float" office:value="0.0214" calcext:value-type="float">
            <text:p>0.0214</text:p>
          </table:table-cell>
          <table:table-cell office:value-type="string" calcext:value-type="string">
            <text:p>D_B</text:p>
          </table:table-cell>
          <table:table-cell office:value-type="float" office:value="0.0046" calcext:value-type="float">
            <text:p>0.0046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49050" calcext:value-type="float">
            <text:p>49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9383" calcext:value-type="float">
            <text:p>8.9383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49" calcext:value-type="float">
            <text:p>0.0249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874" calcext:value-type="float">
            <text:p>1.0874</text:p>
          </table:table-cell>
          <table:table-cell office:value-type="string" calcext:value-type="string">
            <text:p>GB2A</text:p>
          </table:table-cell>
          <table:table-cell office:value-type="float" office:value="1.0854" calcext:value-type="float">
            <text:p>1.0854</text:p>
          </table:table-cell>
          <table:table-cell office:value-type="string" calcext:value-type="string">
            <text:p>G_id</text:p>
          </table:table-cell>
          <table:table-cell office:value-type="float" office:value="1.325" calcext:value-type="float">
            <text:p>1.325</text:p>
          </table:table-cell>
          <table:table-cell office:value-type="string" calcext:value-type="string">
            <text:p>G_cyc</text:p>
          </table:table-cell>
          <table:table-cell office:value-type="float" office:value="0.6766" calcext:value-type="float">
            <text:p>0.6766</text:p>
          </table:table-cell>
          <table:table-cell office:value-type="string" calcext:value-type="string">
            <text:p>D_A</text:p>
          </table:table-cell>
          <table:table-cell office:value-type="float" office:value="0.0433" calcext:value-type="float">
            <text:p>0.0433</text:p>
          </table:table-cell>
          <table:table-cell office:value-type="string" calcext:value-type="string">
            <text:p>D_B</text:p>
          </table:table-cell>
          <table:table-cell office:value-type="float" office:value="0.0064" calcext:value-type="float">
            <text:p>0.0064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49100" calcext:value-type="float">
            <text:p>49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4145" calcext:value-type="float">
            <text:p>8.4145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16" calcext:value-type="float">
            <text:p>0.0216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149" calcext:value-type="float">
            <text:p>1.0149</text:p>
          </table:table-cell>
          <table:table-cell office:value-type="string" calcext:value-type="string">
            <text:p>GB2A</text:p>
          </table:table-cell>
          <table:table-cell office:value-type="float" office:value="0.8471" calcext:value-type="float">
            <text:p>0.8471</text:p>
          </table:table-cell>
          <table:table-cell office:value-type="string" calcext:value-type="string">
            <text:p>G_id</text:p>
          </table:table-cell>
          <table:table-cell office:value-type="float" office:value="1.421" calcext:value-type="float">
            <text:p>1.421</text:p>
          </table:table-cell>
          <table:table-cell office:value-type="string" calcext:value-type="string">
            <text:p>G_cyc</text:p>
          </table:table-cell>
          <table:table-cell office:value-type="float" office:value="0.6552" calcext:value-type="float">
            <text:p>0.6552</text:p>
          </table:table-cell>
          <table:table-cell office:value-type="string" calcext:value-type="string">
            <text:p>D_A</text:p>
          </table:table-cell>
          <table:table-cell office:value-type="float" office:value="0.0283" calcext:value-type="float">
            <text:p>0.0283</text:p>
          </table:table-cell>
          <table:table-cell office:value-type="string" calcext:value-type="string">
            <text:p>D_B</text:p>
          </table:table-cell>
          <table:table-cell office:value-type="float" office:value="0.0149" calcext:value-type="float">
            <text:p>0.0149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49150" calcext:value-type="float">
            <text:p>49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962" calcext:value-type="float">
            <text:p>8.962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71" calcext:value-type="float">
            <text:p>0.0271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409" calcext:value-type="float">
            <text:p>0.9409</text:p>
          </table:table-cell>
          <table:table-cell office:value-type="string" calcext:value-type="string">
            <text:p>GB2A</text:p>
          </table:table-cell>
          <table:table-cell office:value-type="float" office:value="1.1801" calcext:value-type="float">
            <text:p>1.1801</text:p>
          </table:table-cell>
          <table:table-cell office:value-type="string" calcext:value-type="string">
            <text:p>G_id</text:p>
          </table:table-cell>
          <table:table-cell office:value-type="float" office:value="1.4236" calcext:value-type="float">
            <text:p>1.4236</text:p>
          </table:table-cell>
          <table:table-cell office:value-type="string" calcext:value-type="string">
            <text:p>G_cyc</text:p>
          </table:table-cell>
          <table:table-cell office:value-type="float" office:value="0.6841" calcext:value-type="float">
            <text:p>0.6841</text:p>
          </table:table-cell>
          <table:table-cell office:value-type="string" calcext:value-type="string">
            <text:p>D_A</text:p>
          </table:table-cell>
          <table:table-cell office:value-type="float" office:value="0.0109" calcext:value-type="float">
            <text:p>0.0109</text:p>
          </table:table-cell>
          <table:table-cell office:value-type="string" calcext:value-type="string">
            <text:p>D_B</text:p>
          </table:table-cell>
          <table:table-cell office:value-type="float" office:value="0.0433" calcext:value-type="float">
            <text:p>0.0433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8.6598" calcext:value-type="float">
            <text:p>8.6598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16737164929509163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4.98" calcext:value-type="float">
            <text:p>104.98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50000" calcext:value-type="float">
            <text:p>50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2049" calcext:value-type="float">
            <text:p>8.2049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44" calcext:value-type="float">
            <text:p>0.0244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803" calcext:value-type="float">
            <text:p>0.803</text:p>
          </table:table-cell>
          <table:table-cell office:value-type="string" calcext:value-type="string">
            <text:p>GB2A</text:p>
          </table:table-cell>
          <table:table-cell office:value-type="float" office:value="1.1947" calcext:value-type="float">
            <text:p>1.1947</text:p>
          </table:table-cell>
          <table:table-cell office:value-type="string" calcext:value-type="string">
            <text:p>G_id</text:p>
          </table:table-cell>
          <table:table-cell office:value-type="float" office:value="1.2589" calcext:value-type="float">
            <text:p>1.2589</text:p>
          </table:table-cell>
          <table:table-cell office:value-type="string" calcext:value-type="string">
            <text:p>G_cyc</text:p>
          </table:table-cell>
          <table:table-cell office:value-type="float" office:value="0.6207" calcext:value-type="float">
            <text:p>0.6207</text:p>
          </table:table-cell>
          <table:table-cell office:value-type="string" calcext:value-type="string">
            <text:p>D_A</text:p>
          </table:table-cell>
          <table:table-cell office:value-type="float" office:value="0.0275" calcext:value-type="float">
            <text:p>0.0275</text:p>
          </table:table-cell>
          <table:table-cell office:value-type="string" calcext:value-type="string">
            <text:p>D_B</text:p>
          </table:table-cell>
          <table:table-cell office:value-type="float" office:value="0.0213" calcext:value-type="float">
            <text:p>0.0213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50050" calcext:value-type="float">
            <text:p>50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3876" calcext:value-type="float">
            <text:p>8.3876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83" calcext:value-type="float">
            <text:p>0.0183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75" calcext:value-type="float">
            <text:p>0.975</text:p>
          </table:table-cell>
          <table:table-cell office:value-type="string" calcext:value-type="string">
            <text:p>GB2A</text:p>
          </table:table-cell>
          <table:table-cell office:value-type="float" office:value="0.8745" calcext:value-type="float">
            <text:p>0.8745</text:p>
          </table:table-cell>
          <table:table-cell office:value-type="string" calcext:value-type="string">
            <text:p>G_id</text:p>
          </table:table-cell>
          <table:table-cell office:value-type="float" office:value="1.3401" calcext:value-type="float">
            <text:p>1.3401</text:p>
          </table:table-cell>
          <table:table-cell office:value-type="string" calcext:value-type="string">
            <text:p>G_cyc</text:p>
          </table:table-cell>
          <table:table-cell office:value-type="float" office:value="0.6538" calcext:value-type="float">
            <text:p>0.6538</text:p>
          </table:table-cell>
          <table:table-cell office:value-type="string" calcext:value-type="string">
            <text:p>D_A</text:p>
          </table:table-cell>
          <table:table-cell office:value-type="float" office:value="0.0242" calcext:value-type="float">
            <text:p>0.0242</text:p>
          </table:table-cell>
          <table:table-cell office:value-type="string" calcext:value-type="string">
            <text:p>D_B</text:p>
          </table:table-cell>
          <table:table-cell office:value-type="float" office:value="0.0124" calcext:value-type="float">
            <text:p>0.0124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50100" calcext:value-type="float">
            <text:p>50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5344" calcext:value-type="float">
            <text:p>8.5344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29" calcext:value-type="float">
            <text:p>0.0329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747" calcext:value-type="float">
            <text:p>0.9747</text:p>
          </table:table-cell>
          <table:table-cell office:value-type="string" calcext:value-type="string">
            <text:p>GB2A</text:p>
          </table:table-cell>
          <table:table-cell office:value-type="float" office:value="0.8345" calcext:value-type="float">
            <text:p>0.8345</text:p>
          </table:table-cell>
          <table:table-cell office:value-type="string" calcext:value-type="string">
            <text:p>G_id</text:p>
          </table:table-cell>
          <table:table-cell office:value-type="float" office:value="1.5426" calcext:value-type="float">
            <text:p>1.5426</text:p>
          </table:table-cell>
          <table:table-cell office:value-type="string" calcext:value-type="string">
            <text:p>G_cyc</text:p>
          </table:table-cell>
          <table:table-cell office:value-type="float" office:value="0.6725" calcext:value-type="float">
            <text:p>0.6725</text:p>
          </table:table-cell>
          <table:table-cell office:value-type="string" calcext:value-type="string">
            <text:p>D_A</text:p>
          </table:table-cell>
          <table:table-cell office:value-type="float" office:value="0.0515" calcext:value-type="float">
            <text:p>0.0515</text:p>
          </table:table-cell>
          <table:table-cell office:value-type="string" calcext:value-type="string">
            <text:p>D_B</text:p>
          </table:table-cell>
          <table:table-cell office:value-type="float" office:value="0.0143" calcext:value-type="float">
            <text:p>0.0143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50150" calcext:value-type="float">
            <text:p>50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5416" calcext:value-type="float">
            <text:p>8.5416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38" calcext:value-type="float">
            <text:p>0.0138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136" calcext:value-type="float">
            <text:p>1.0136</text:p>
          </table:table-cell>
          <table:table-cell office:value-type="string" calcext:value-type="string">
            <text:p>GB2A</text:p>
          </table:table-cell>
          <table:table-cell office:value-type="float" office:value="1.109" calcext:value-type="float">
            <text:p>1.109</text:p>
          </table:table-cell>
          <table:table-cell office:value-type="string" calcext:value-type="string">
            <text:p>G_id</text:p>
          </table:table-cell>
          <table:table-cell office:value-type="float" office:value="1.2292" calcext:value-type="float">
            <text:p>1.2292</text:p>
          </table:table-cell>
          <table:table-cell office:value-type="string" calcext:value-type="string">
            <text:p>G_cyc</text:p>
          </table:table-cell>
          <table:table-cell office:value-type="float" office:value="0.6419" calcext:value-type="float">
            <text:p>0.6419</text:p>
          </table:table-cell>
          <table:table-cell office:value-type="string" calcext:value-type="string">
            <text:p>D_A</text:p>
          </table:table-cell>
          <table:table-cell office:value-type="float" office:value="0.0142" calcext:value-type="float">
            <text:p>0.0142</text:p>
          </table:table-cell>
          <table:table-cell office:value-type="string" calcext:value-type="string">
            <text:p>D_B</text:p>
          </table:table-cell>
          <table:table-cell office:value-type="float" office:value="0.0133" calcext:value-type="float">
            <text:p>0.0133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8.9115" calcext:value-type="float">
            <text:p>8.9115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5173031985759735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5.06" calcext:value-type="float">
            <text:p>105.06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Saving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heckpoint</text:p>
          </table:table-cell>
          <table:table-cell/>
          <table:table-cell office:value-type="string" calcext:value-type="string">
            <text:p>......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aved!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enerating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A..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/home/taita/Pytorch-CycleGAN-VC2/preprocess.py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RuntimeWarning</text:p>
          </table:table-cell>
          <table:table-cell/>
          <table:table-cell office:value-type="string" calcext:value-type="string">
            <text:p>divide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ncountere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og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td_log_src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td_log_targe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ean_log_target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nerating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B..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Set</text:p>
          </table:table-cell>
          <table:table-cell/>
          <table:table-cell office:value-type="float" office:value="23.4493026733398" calcext:value-type="float">
            <text:p>23.449302673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51000" calcext:value-type="float">
            <text:p>51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0019" calcext:value-type="float">
            <text:p>9.0019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88" calcext:value-type="float">
            <text:p>0.0288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092" calcext:value-type="float">
            <text:p>1.0092</text:p>
          </table:table-cell>
          <table:table-cell office:value-type="string" calcext:value-type="string">
            <text:p>GB2A</text:p>
          </table:table-cell>
          <table:table-cell office:value-type="float" office:value="1.1764" calcext:value-type="float">
            <text:p>1.1764</text:p>
          </table:table-cell>
          <table:table-cell office:value-type="string" calcext:value-type="string">
            <text:p>G_id</text:p>
          </table:table-cell>
          <table:table-cell office:value-type="float" office:value="1.5707" calcext:value-type="float">
            <text:p>1.5707</text:p>
          </table:table-cell>
          <table:table-cell office:value-type="string" calcext:value-type="string">
            <text:p>G_cyc</text:p>
          </table:table-cell>
          <table:table-cell office:value-type="float" office:value="0.6816" calcext:value-type="float">
            <text:p>0.6816</text:p>
          </table:table-cell>
          <table:table-cell office:value-type="string" calcext:value-type="string">
            <text:p>D_A</text:p>
          </table:table-cell>
          <table:table-cell office:value-type="float" office:value="0.0372" calcext:value-type="float">
            <text:p>0.0372</text:p>
          </table:table-cell>
          <table:table-cell office:value-type="string" calcext:value-type="string">
            <text:p>D_B</text:p>
          </table:table-cell>
          <table:table-cell office:value-type="float" office:value="0.0205" calcext:value-type="float">
            <text:p>0.0205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51050" calcext:value-type="float">
            <text:p>51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9084" calcext:value-type="float">
            <text:p>9.9084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54" calcext:value-type="float">
            <text:p>0.0354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8851" calcext:value-type="float">
            <text:p>0.8851</text:p>
          </table:table-cell>
          <table:table-cell office:value-type="string" calcext:value-type="string">
            <text:p>GB2A</text:p>
          </table:table-cell>
          <table:table-cell office:value-type="float" office:value="1.1663" calcext:value-type="float">
            <text:p>1.1663</text:p>
          </table:table-cell>
          <table:table-cell office:value-type="string" calcext:value-type="string">
            <text:p>G_id</text:p>
          </table:table-cell>
          <table:table-cell office:value-type="float" office:value="1.6216" calcext:value-type="float">
            <text:p>1.6216</text:p>
          </table:table-cell>
          <table:table-cell office:value-type="string" calcext:value-type="string">
            <text:p>G_cyc</text:p>
          </table:table-cell>
          <table:table-cell office:value-type="float" office:value="0.7857" calcext:value-type="float">
            <text:p>0.7857</text:p>
          </table:table-cell>
          <table:table-cell office:value-type="string" calcext:value-type="string">
            <text:p>D_A</text:p>
          </table:table-cell>
          <table:table-cell office:value-type="float" office:value="0.0518" calcext:value-type="float">
            <text:p>0.0518</text:p>
          </table:table-cell>
          <table:table-cell office:value-type="string" calcext:value-type="string">
            <text:p>D_B</text:p>
          </table:table-cell>
          <table:table-cell office:value-type="float" office:value="0.0189" calcext:value-type="float">
            <text:p>0.0189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51100" calcext:value-type="float">
            <text:p>51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6488" calcext:value-type="float">
            <text:p>8.6488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13" calcext:value-type="float">
            <text:p>0.0213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359" calcext:value-type="float">
            <text:p>1.0359</text:p>
          </table:table-cell>
          <table:table-cell office:value-type="string" calcext:value-type="string">
            <text:p>GB2A</text:p>
          </table:table-cell>
          <table:table-cell office:value-type="float" office:value="1.3361" calcext:value-type="float">
            <text:p>1.3361</text:p>
          </table:table-cell>
          <table:table-cell office:value-type="string" calcext:value-type="string">
            <text:p>G_id</text:p>
          </table:table-cell>
          <table:table-cell office:value-type="float" office:value="1.2624" calcext:value-type="float">
            <text:p>1.2624</text:p>
          </table:table-cell>
          <table:table-cell office:value-type="string" calcext:value-type="string">
            <text:p>G_cyc</text:p>
          </table:table-cell>
          <table:table-cell office:value-type="float" office:value="0.6277" calcext:value-type="float">
            <text:p>0.6277</text:p>
          </table:table-cell>
          <table:table-cell office:value-type="string" calcext:value-type="string">
            <text:p>D_A</text:p>
          </table:table-cell>
          <table:table-cell office:value-type="float" office:value="0.0309" calcext:value-type="float">
            <text:p>0.0309</text:p>
          </table:table-cell>
          <table:table-cell office:value-type="string" calcext:value-type="string">
            <text:p>D_B</text:p>
          </table:table-cell>
          <table:table-cell office:value-type="float" office:value="0.0118" calcext:value-type="float">
            <text:p>0.0118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51150" calcext:value-type="float">
            <text:p>51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4588" calcext:value-type="float">
            <text:p>8.4588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94" calcext:value-type="float">
            <text:p>0.0194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488" calcext:value-type="float">
            <text:p>1.0488</text:p>
          </table:table-cell>
          <table:table-cell office:value-type="string" calcext:value-type="string">
            <text:p>GB2A</text:p>
          </table:table-cell>
          <table:table-cell office:value-type="float" office:value="1.1583" calcext:value-type="float">
            <text:p>1.1583</text:p>
          </table:table-cell>
          <table:table-cell office:value-type="string" calcext:value-type="string">
            <text:p>G_id</text:p>
          </table:table-cell>
          <table:table-cell office:value-type="float" office:value="1.453" calcext:value-type="float">
            <text:p>1.453</text:p>
          </table:table-cell>
          <table:table-cell office:value-type="string" calcext:value-type="string">
            <text:p>G_cyc</text:p>
          </table:table-cell>
          <table:table-cell office:value-type="float" office:value="0.6252" calcext:value-type="float">
            <text:p>0.6252</text:p>
          </table:table-cell>
          <table:table-cell office:value-type="string" calcext:value-type="string">
            <text:p>D_A</text:p>
          </table:table-cell>
          <table:table-cell office:value-type="float" office:value="0.0262" calcext:value-type="float">
            <text:p>0.0262</text:p>
          </table:table-cell>
          <table:table-cell office:value-type="string" calcext:value-type="string">
            <text:p>D_B</text:p>
          </table:table-cell>
          <table:table-cell office:value-type="float" office:value="0.0127" calcext:value-type="float">
            <text:p>0.0127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10.0433" calcext:value-type="float">
            <text:p>10.0433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27062874287366867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4.92" calcext:value-type="float">
            <text:p>104.92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52000" calcext:value-type="float">
            <text:p>52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8989" calcext:value-type="float">
            <text:p>8.8989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19" calcext:value-type="float">
            <text:p>0.0219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794" calcext:value-type="float">
            <text:p>0.9794</text:p>
          </table:table-cell>
          <table:table-cell office:value-type="string" calcext:value-type="string">
            <text:p>GB2A</text:p>
          </table:table-cell>
          <table:table-cell office:value-type="float" office:value="0.9489" calcext:value-type="float">
            <text:p>0.9489</text:p>
          </table:table-cell>
          <table:table-cell office:value-type="string" calcext:value-type="string">
            <text:p>G_id</text:p>
          </table:table-cell>
          <table:table-cell office:value-type="float" office:value="1.4286" calcext:value-type="float">
            <text:p>1.4286</text:p>
          </table:table-cell>
          <table:table-cell office:value-type="string" calcext:value-type="string">
            <text:p>G_cyc</text:p>
          </table:table-cell>
          <table:table-cell office:value-type="float" office:value="0.6971" calcext:value-type="float">
            <text:p>0.6971</text:p>
          </table:table-cell>
          <table:table-cell office:value-type="string" calcext:value-type="string">
            <text:p>D_A</text:p>
          </table:table-cell>
          <table:table-cell office:value-type="float" office:value="0.0343" calcext:value-type="float">
            <text:p>0.0343</text:p>
          </table:table-cell>
          <table:table-cell office:value-type="string" calcext:value-type="string">
            <text:p>D_B</text:p>
          </table:table-cell>
          <table:table-cell office:value-type="float" office:value="0.0094" calcext:value-type="float">
            <text:p>0.0094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52050" calcext:value-type="float">
            <text:p>52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7882" calcext:value-type="float">
            <text:p>8.7882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84" calcext:value-type="float">
            <text:p>0.0184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699" calcext:value-type="float">
            <text:p>1.1699</text:p>
          </table:table-cell>
          <table:table-cell office:value-type="string" calcext:value-type="string">
            <text:p>GB2A</text:p>
          </table:table-cell>
          <table:table-cell office:value-type="float" office:value="0.8529" calcext:value-type="float">
            <text:p>0.8529</text:p>
          </table:table-cell>
          <table:table-cell office:value-type="string" calcext:value-type="string">
            <text:p>G_id</text:p>
          </table:table-cell>
          <table:table-cell office:value-type="float" office:value="1.4192" calcext:value-type="float">
            <text:p>1.4192</text:p>
          </table:table-cell>
          <table:table-cell office:value-type="string" calcext:value-type="string">
            <text:p>G_cyc</text:p>
          </table:table-cell>
          <table:table-cell office:value-type="float" office:value="0.6765" calcext:value-type="float">
            <text:p>0.6765</text:p>
          </table:table-cell>
          <table:table-cell office:value-type="string" calcext:value-type="string">
            <text:p>D_A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D_B</text:p>
          </table:table-cell>
          <table:table-cell office:value-type="float" office:value="0.0129" calcext:value-type="float">
            <text:p>0.0129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52100" calcext:value-type="float">
            <text:p>52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6345" calcext:value-type="float">
            <text:p>8.6345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96" calcext:value-type="float">
            <text:p>0.0096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521" calcext:value-type="float">
            <text:p>1.1521</text:p>
          </table:table-cell>
          <table:table-cell office:value-type="string" calcext:value-type="string">
            <text:p>GB2A</text:p>
          </table:table-cell>
          <table:table-cell office:value-type="float" office:value="1.0814" calcext:value-type="float">
            <text:p>1.0814</text:p>
          </table:table-cell>
          <table:table-cell office:value-type="string" calcext:value-type="string">
            <text:p>G_id</text:p>
          </table:table-cell>
          <table:table-cell office:value-type="float" office:value="1.3789" calcext:value-type="float">
            <text:p>1.3789</text:p>
          </table:table-cell>
          <table:table-cell office:value-type="string" calcext:value-type="string">
            <text:p>G_cyc</text:p>
          </table:table-cell>
          <table:table-cell office:value-type="float" office:value="0.6401" calcext:value-type="float">
            <text:p>0.6401</text:p>
          </table:table-cell>
          <table:table-cell office:value-type="string" calcext:value-type="string">
            <text:p>D_A</text:p>
          </table:table-cell>
          <table:table-cell office:value-type="float" office:value="0.0126" calcext:value-type="float">
            <text:p>0.0126</text:p>
          </table:table-cell>
          <table:table-cell office:value-type="string" calcext:value-type="string">
            <text:p>D_B</text:p>
          </table:table-cell>
          <table:table-cell office:value-type="float" office:value="0.0066" calcext:value-type="float">
            <text:p>0.0066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52150" calcext:value-type="float">
            <text:p>52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4359" calcext:value-type="float">
            <text:p>8.4359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602" calcext:value-type="float">
            <text:p>0.0602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939" calcext:value-type="float">
            <text:p>0.9939</text:p>
          </table:table-cell>
          <table:table-cell office:value-type="string" calcext:value-type="string">
            <text:p>GB2A</text:p>
          </table:table-cell>
          <table:table-cell office:value-type="float" office:value="0.9103" calcext:value-type="float">
            <text:p>0.9103</text:p>
          </table:table-cell>
          <table:table-cell office:value-type="string" calcext:value-type="string">
            <text:p>G_id</text:p>
          </table:table-cell>
          <table:table-cell office:value-type="float" office:value="1.4444" calcext:value-type="float">
            <text:p>1.4444</text:p>
          </table:table-cell>
          <table:table-cell office:value-type="string" calcext:value-type="string">
            <text:p>G_cyc</text:p>
          </table:table-cell>
          <table:table-cell office:value-type="float" office:value="0.6532" calcext:value-type="float">
            <text:p>0.6532</text:p>
          </table:table-cell>
          <table:table-cell office:value-type="string" calcext:value-type="string">
            <text:p>D_A</text:p>
          </table:table-cell>
          <table:table-cell office:value-type="float" office:value="0.0819" calcext:value-type="float">
            <text:p>0.0819</text:p>
          </table:table-cell>
          <table:table-cell office:value-type="string" calcext:value-type="string">
            <text:p>D_B</text:p>
          </table:table-cell>
          <table:table-cell office:value-type="float" office:value="0.0385" calcext:value-type="float">
            <text:p>0.0385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8.6664" calcext:value-type="float">
            <text:p>8.6664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18697235733270645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5.31" calcext:value-type="float">
            <text:p>105.31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53000" calcext:value-type="float">
            <text:p>53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5528" calcext:value-type="float">
            <text:p>8.5528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48" calcext:value-type="float">
            <text:p>0.0248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13" calcext:value-type="float">
            <text:p>0.913</text:p>
          </table:table-cell>
          <table:table-cell office:value-type="string" calcext:value-type="string">
            <text:p>GB2A</text:p>
          </table:table-cell>
          <table:table-cell office:value-type="float" office:value="1.0143" calcext:value-type="float">
            <text:p>1.0143</text:p>
          </table:table-cell>
          <table:table-cell office:value-type="string" calcext:value-type="string">
            <text:p>G_id</text:p>
          </table:table-cell>
          <table:table-cell office:value-type="float" office:value="1.2738" calcext:value-type="float">
            <text:p>1.2738</text:p>
          </table:table-cell>
          <table:table-cell office:value-type="string" calcext:value-type="string">
            <text:p>G_cyc</text:p>
          </table:table-cell>
          <table:table-cell office:value-type="float" office:value="0.6626" calcext:value-type="float">
            <text:p>0.6626</text:p>
          </table:table-cell>
          <table:table-cell office:value-type="string" calcext:value-type="string">
            <text:p>D_A</text:p>
          </table:table-cell>
          <table:table-cell office:value-type="float" office:value="0.0263" calcext:value-type="float">
            <text:p>0.0263</text:p>
          </table:table-cell>
          <table:table-cell office:value-type="string" calcext:value-type="string">
            <text:p>D_B</text:p>
          </table:table-cell>
          <table:table-cell office:value-type="float" office:value="0.0233" calcext:value-type="float">
            <text:p>0.0233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53050" calcext:value-type="float">
            <text:p>53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2234" calcext:value-type="float">
            <text:p>9.2234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491" calcext:value-type="float">
            <text:p>0.0491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097" calcext:value-type="float">
            <text:p>1.1097</text:p>
          </table:table-cell>
          <table:table-cell office:value-type="string" calcext:value-type="string">
            <text:p>GB2A</text:p>
          </table:table-cell>
          <table:table-cell office:value-type="float" office:value="0.7842" calcext:value-type="float">
            <text:p>0.7842</text:p>
          </table:table-cell>
          <table:table-cell office:value-type="string" calcext:value-type="string">
            <text:p>G_id</text:p>
          </table:table-cell>
          <table:table-cell office:value-type="float" office:value="1.4664" calcext:value-type="float">
            <text:p>1.4664</text:p>
          </table:table-cell>
          <table:table-cell office:value-type="string" calcext:value-type="string">
            <text:p>G_cyc</text:p>
          </table:table-cell>
          <table:table-cell office:value-type="float" office:value="0.733" calcext:value-type="float">
            <text:p>0.733</text:p>
          </table:table-cell>
          <table:table-cell office:value-type="string" calcext:value-type="string">
            <text:p>D_A</text:p>
          </table:table-cell>
          <table:table-cell office:value-type="float" office:value="0.0547" calcext:value-type="float">
            <text:p>0.0547</text:p>
          </table:table-cell>
          <table:table-cell office:value-type="string" calcext:value-type="string">
            <text:p>D_B</text:p>
          </table:table-cell>
          <table:table-cell office:value-type="float" office:value="0.0436" calcext:value-type="float">
            <text:p>0.0436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53100" calcext:value-type="float">
            <text:p>53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6886" calcext:value-type="float">
            <text:p>9.6886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882" calcext:value-type="float">
            <text:p>0.0882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7432" calcext:value-type="float">
            <text:p>0.7432</text:p>
          </table:table-cell>
          <table:table-cell office:value-type="string" calcext:value-type="string">
            <text:p>GB2A</text:p>
          </table:table-cell>
          <table:table-cell office:value-type="float" office:value="1.1232" calcext:value-type="float">
            <text:p>1.1232</text:p>
          </table:table-cell>
          <table:table-cell office:value-type="string" calcext:value-type="string">
            <text:p>G_id</text:p>
          </table:table-cell>
          <table:table-cell office:value-type="float" office:value="1.4937" calcext:value-type="float">
            <text:p>1.4937</text:p>
          </table:table-cell>
          <table:table-cell office:value-type="string" calcext:value-type="string">
            <text:p>G_cyc</text:p>
          </table:table-cell>
          <table:table-cell office:value-type="float" office:value="0.7822" calcext:value-type="float">
            <text:p>0.7822</text:p>
          </table:table-cell>
          <table:table-cell office:value-type="string" calcext:value-type="string">
            <text:p>D_A</text:p>
          </table:table-cell>
          <table:table-cell office:value-type="float" office:value="0.0816" calcext:value-type="float">
            <text:p>0.0816</text:p>
          </table:table-cell>
          <table:table-cell office:value-type="string" calcext:value-type="string">
            <text:p>D_B</text:p>
          </table:table-cell>
          <table:table-cell office:value-type="float" office:value="0.0948" calcext:value-type="float">
            <text:p>0.0948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53150" calcext:value-type="float">
            <text:p>53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6503" calcext:value-type="float">
            <text:p>8.6503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59" calcext:value-type="float">
            <text:p>0.0359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8918" calcext:value-type="float">
            <text:p>0.8918</text:p>
          </table:table-cell>
          <table:table-cell office:value-type="string" calcext:value-type="string">
            <text:p>GB2A</text:p>
          </table:table-cell>
          <table:table-cell office:value-type="float" office:value="1.2066" calcext:value-type="float">
            <text:p>1.2066</text:p>
          </table:table-cell>
          <table:table-cell office:value-type="string" calcext:value-type="string">
            <text:p>G_id</text:p>
          </table:table-cell>
          <table:table-cell office:value-type="float" office:value="1.2573" calcext:value-type="float">
            <text:p>1.2573</text:p>
          </table:table-cell>
          <table:table-cell office:value-type="string" calcext:value-type="string">
            <text:p>G_cyc</text:p>
          </table:table-cell>
          <table:table-cell office:value-type="float" office:value="0.6552" calcext:value-type="float">
            <text:p>0.6552</text:p>
          </table:table-cell>
          <table:table-cell office:value-type="string" calcext:value-type="string">
            <text:p>D_A</text:p>
          </table:table-cell>
          <table:table-cell office:value-type="float" office:value="0.0501" calcext:value-type="float">
            <text:p>0.0501</text:p>
          </table:table-cell>
          <table:table-cell office:value-type="string" calcext:value-type="string">
            <text:p>D_B</text:p>
          </table:table-cell>
          <table:table-cell office:value-type="float" office:value="0.0217" calcext:value-type="float">
            <text:p>0.0217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7.861" calcext:value-type="float">
            <text:p>7.861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432710126042366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5.32" calcext:value-type="float">
            <text:p>105.32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54000" calcext:value-type="float">
            <text:p>54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6629" calcext:value-type="float">
            <text:p>8.6629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94" calcext:value-type="float">
            <text:p>0.0294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121" calcext:value-type="float">
            <text:p>0.9121</text:p>
          </table:table-cell>
          <table:table-cell office:value-type="string" calcext:value-type="string">
            <text:p>GB2A</text:p>
          </table:table-cell>
          <table:table-cell office:value-type="float" office:value="1.1838" calcext:value-type="float">
            <text:p>1.1838</text:p>
          </table:table-cell>
          <table:table-cell office:value-type="string" calcext:value-type="string">
            <text:p>G_id</text:p>
          </table:table-cell>
          <table:table-cell office:value-type="float" office:value="1.4307" calcext:value-type="float">
            <text:p>1.4307</text:p>
          </table:table-cell>
          <table:table-cell office:value-type="string" calcext:value-type="string">
            <text:p>G_cyc</text:p>
          </table:table-cell>
          <table:table-cell office:value-type="float" office:value="0.6567" calcext:value-type="float">
            <text:p>0.6567</text:p>
          </table:table-cell>
          <table:table-cell office:value-type="string" calcext:value-type="string">
            <text:p>D_A</text:p>
          </table:table-cell>
          <table:table-cell office:value-type="float" office:value="0.0492" calcext:value-type="float">
            <text:p>0.0492</text:p>
          </table:table-cell>
          <table:table-cell office:value-type="string" calcext:value-type="string">
            <text:p>D_B</text:p>
          </table:table-cell>
          <table:table-cell office:value-type="float" office:value="0.0096" calcext:value-type="float">
            <text:p>0.0096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54050" calcext:value-type="float">
            <text:p>54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0066" calcext:value-type="float">
            <text:p>8.0066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01" calcext:value-type="float">
            <text:p>0.0201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208" calcext:value-type="float">
            <text:p>1.0208</text:p>
          </table:table-cell>
          <table:table-cell office:value-type="string" calcext:value-type="string">
            <text:p>GB2A</text:p>
          </table:table-cell>
          <table:table-cell office:value-type="float" office:value="1.1224" calcext:value-type="float">
            <text:p>1.1224</text:p>
          </table:table-cell>
          <table:table-cell office:value-type="string" calcext:value-type="string">
            <text:p>G_id</text:p>
          </table:table-cell>
          <table:table-cell office:value-type="float" office:value="1.4173" calcext:value-type="float">
            <text:p>1.4173</text:p>
          </table:table-cell>
          <table:table-cell office:value-type="string" calcext:value-type="string">
            <text:p>G_cyc</text:p>
          </table:table-cell>
          <table:table-cell office:value-type="float" office:value="0.5863" calcext:value-type="float">
            <text:p>0.5863</text:p>
          </table:table-cell>
          <table:table-cell office:value-type="string" calcext:value-type="string">
            <text:p>D_A</text:p>
          </table:table-cell>
          <table:table-cell office:value-type="float" office:value="0.0307" calcext:value-type="float">
            <text:p>0.0307</text:p>
          </table:table-cell>
          <table:table-cell office:value-type="string" calcext:value-type="string">
            <text:p>D_B</text:p>
          </table:table-cell>
          <table:table-cell office:value-type="float" office:value="0.0096" calcext:value-type="float">
            <text:p>0.0096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54100" calcext:value-type="float">
            <text:p>54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0736" calcext:value-type="float">
            <text:p>8.0736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35" calcext:value-type="float">
            <text:p>0.0235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532" calcext:value-type="float">
            <text:p>0.9532</text:p>
          </table:table-cell>
          <table:table-cell office:value-type="string" calcext:value-type="string">
            <text:p>GB2A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G_id</text:p>
          </table:table-cell>
          <table:table-cell office:value-type="float" office:value="1.5111" calcext:value-type="float">
            <text:p>1.5111</text:p>
          </table:table-cell>
          <table:table-cell office:value-type="string" calcext:value-type="string">
            <text:p>G_cyc</text:p>
          </table:table-cell>
          <table:table-cell office:value-type="float" office:value="0.613" calcext:value-type="float">
            <text:p>0.613</text:p>
          </table:table-cell>
          <table:table-cell office:value-type="string" calcext:value-type="string">
            <text:p>D_A</text:p>
          </table:table-cell>
          <table:table-cell office:value-type="float" office:value="0.0348" calcext:value-type="float">
            <text:p>0.0348</text:p>
          </table:table-cell>
          <table:table-cell office:value-type="string" calcext:value-type="string">
            <text:p>D_B</text:p>
          </table:table-cell>
          <table:table-cell office:value-type="float" office:value="0.0122" calcext:value-type="float">
            <text:p>0.0122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54150" calcext:value-type="float">
            <text:p>54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9836" calcext:value-type="float">
            <text:p>7.9836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74" calcext:value-type="float">
            <text:p>0.0174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011" calcext:value-type="float">
            <text:p>1.1011</text:p>
          </table:table-cell>
          <table:table-cell office:value-type="string" calcext:value-type="string">
            <text:p>GB2A</text:p>
          </table:table-cell>
          <table:table-cell office:value-type="float" office:value="1.1623" calcext:value-type="float">
            <text:p>1.1623</text:p>
          </table:table-cell>
          <table:table-cell office:value-type="string" calcext:value-type="string">
            <text:p>G_id</text:p>
          </table:table-cell>
          <table:table-cell office:value-type="float" office:value="1.1648" calcext:value-type="float">
            <text:p>1.1648</text:p>
          </table:table-cell>
          <table:table-cell office:value-type="string" calcext:value-type="string">
            <text:p>G_cyc</text:p>
          </table:table-cell>
          <table:table-cell office:value-type="float" office:value="0.572" calcext:value-type="float">
            <text:p>0.572</text:p>
          </table:table-cell>
          <table:table-cell office:value-type="string" calcext:value-type="string">
            <text:p>D_A</text:p>
          </table:table-cell>
          <table:table-cell office:value-type="float" office:value="0.0282" calcext:value-type="float">
            <text:p>0.0282</text:p>
          </table:table-cell>
          <table:table-cell office:value-type="string" calcext:value-type="string">
            <text:p>D_B</text:p>
          </table:table-cell>
          <table:table-cell office:value-type="float" office:value="0.0066" calcext:value-type="float">
            <text:p>0.0066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8.1772" calcext:value-type="float">
            <text:p>8.1772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17902908846735954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5.84" calcext:value-type="float">
            <text:p>105.84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55000" calcext:value-type="float">
            <text:p>55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3412" calcext:value-type="float">
            <text:p>8.3412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575" calcext:value-type="float">
            <text:p>0.0575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932" calcext:value-type="float">
            <text:p>1.0932</text:p>
          </table:table-cell>
          <table:table-cell office:value-type="string" calcext:value-type="string">
            <text:p>GB2A</text:p>
          </table:table-cell>
          <table:table-cell office:value-type="float" office:value="0.7379" calcext:value-type="float">
            <text:p>0.7379</text:p>
          </table:table-cell>
          <table:table-cell office:value-type="string" calcext:value-type="string">
            <text:p>G_id</text:p>
          </table:table-cell>
          <table:table-cell office:value-type="float" office:value="1.3306" calcext:value-type="float">
            <text:p>1.3306</text:p>
          </table:table-cell>
          <table:table-cell office:value-type="string" calcext:value-type="string">
            <text:p>G_cyc</text:p>
          </table:table-cell>
          <table:table-cell office:value-type="float" office:value="0.651" calcext:value-type="float">
            <text:p>0.651</text:p>
          </table:table-cell>
          <table:table-cell office:value-type="string" calcext:value-type="string">
            <text:p>D_A</text:p>
          </table:table-cell>
          <table:table-cell office:value-type="float" office:value="0.1027" calcext:value-type="float">
            <text:p>0.1027</text:p>
          </table:table-cell>
          <table:table-cell office:value-type="string" calcext:value-type="string">
            <text:p>D_B</text:p>
          </table:table-cell>
          <table:table-cell office:value-type="float" office:value="0.0124" calcext:value-type="float">
            <text:p>0.0124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55050" calcext:value-type="float">
            <text:p>55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0119" calcext:value-type="float">
            <text:p>8.0119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03" calcext:value-type="float">
            <text:p>0.0203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193" calcext:value-type="float">
            <text:p>1.0193</text:p>
          </table:table-cell>
          <table:table-cell office:value-type="string" calcext:value-type="string">
            <text:p>GB2A</text:p>
          </table:table-cell>
          <table:table-cell office:value-type="float" office:value="1.1765" calcext:value-type="float">
            <text:p>1.1765</text:p>
          </table:table-cell>
          <table:table-cell office:value-type="string" calcext:value-type="string">
            <text:p>G_id</text:p>
          </table:table-cell>
          <table:table-cell office:value-type="float" office:value="1.2817" calcext:value-type="float">
            <text:p>1.2817</text:p>
          </table:table-cell>
          <table:table-cell office:value-type="string" calcext:value-type="string">
            <text:p>G_cyc</text:p>
          </table:table-cell>
          <table:table-cell office:value-type="float" office:value="0.5816" calcext:value-type="float">
            <text:p>0.5816</text:p>
          </table:table-cell>
          <table:table-cell office:value-type="string" calcext:value-type="string">
            <text:p>D_A</text:p>
          </table:table-cell>
          <table:table-cell office:value-type="float" office:value="0.0303" calcext:value-type="float">
            <text:p>0.0303</text:p>
          </table:table-cell>
          <table:table-cell office:value-type="string" calcext:value-type="string">
            <text:p>D_B</text:p>
          </table:table-cell>
          <table:table-cell office:value-type="float" office:value="0.0102" calcext:value-type="float">
            <text:p>0.0102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55100" calcext:value-type="float">
            <text:p>55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467" calcext:value-type="float">
            <text:p>8.467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95" calcext:value-type="float">
            <text:p>0.0295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505" calcext:value-type="float">
            <text:p>0.9505</text:p>
          </table:table-cell>
          <table:table-cell office:value-type="string" calcext:value-type="string">
            <text:p>GB2A</text:p>
          </table:table-cell>
          <table:table-cell office:value-type="float" office:value="0.9623" calcext:value-type="float">
            <text:p>0.9623</text:p>
          </table:table-cell>
          <table:table-cell office:value-type="string" calcext:value-type="string">
            <text:p>G_id</text:p>
          </table:table-cell>
          <table:table-cell office:value-type="float" office:value="1.4104" calcext:value-type="float">
            <text:p>1.4104</text:p>
          </table:table-cell>
          <table:table-cell office:value-type="string" calcext:value-type="string">
            <text:p>G_cyc</text:p>
          </table:table-cell>
          <table:table-cell office:value-type="float" office:value="0.6554" calcext:value-type="float">
            <text:p>0.6554</text:p>
          </table:table-cell>
          <table:table-cell office:value-type="string" calcext:value-type="string">
            <text:p>D_A</text:p>
          </table:table-cell>
          <table:table-cell office:value-type="float" office:value="0.0342" calcext:value-type="float">
            <text:p>0.0342</text:p>
          </table:table-cell>
          <table:table-cell office:value-type="string" calcext:value-type="string">
            <text:p>D_B</text:p>
          </table:table-cell>
          <table:table-cell office:value-type="float" office:value="0.0248" calcext:value-type="float">
            <text:p>0.0248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55150" calcext:value-type="float">
            <text:p>55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3676" calcext:value-type="float">
            <text:p>8.3676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284" calcext:value-type="float">
            <text:p>0.9284</text:p>
          </table:table-cell>
          <table:table-cell office:value-type="string" calcext:value-type="string">
            <text:p>GB2A</text:p>
          </table:table-cell>
          <table:table-cell office:value-type="float" office:value="1.118" calcext:value-type="float">
            <text:p>1.118</text:p>
          </table:table-cell>
          <table:table-cell office:value-type="string" calcext:value-type="string">
            <text:p>G_id</text:p>
          </table:table-cell>
          <table:table-cell office:value-type="float" office:value="1.2702" calcext:value-type="float">
            <text:p>1.2702</text:p>
          </table:table-cell>
          <table:table-cell office:value-type="string" calcext:value-type="string">
            <text:p>G_cyc</text:p>
          </table:table-cell>
          <table:table-cell office:value-type="float" office:value="0.6321" calcext:value-type="float">
            <text:p>0.6321</text:p>
          </table:table-cell>
          <table:table-cell office:value-type="string" calcext:value-type="string">
            <text:p>D_A</text:p>
          </table:table-cell>
          <table:table-cell office:value-type="float" office:value="0.0264" calcext:value-type="float">
            <text:p>0.0264</text:p>
          </table:table-cell>
          <table:table-cell office:value-type="string" calcext:value-type="string">
            <text:p>D_B</text:p>
          </table:table-cell>
          <table:table-cell office:value-type="float" office:value="0.0137" calcext:value-type="float">
            <text:p>0.0137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8.5675" calcext:value-type="float">
            <text:p>8.5675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17844336107373238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5.38" calcext:value-type="float">
            <text:p>105.38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56000" calcext:value-type="float">
            <text:p>56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2164" calcext:value-type="float">
            <text:p>8.2164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84" calcext:value-type="float">
            <text:p>0.0184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34" calcext:value-type="float">
            <text:p>0.934</text:p>
          </table:table-cell>
          <table:table-cell office:value-type="string" calcext:value-type="string">
            <text:p>GB2A</text:p>
          </table:table-cell>
          <table:table-cell office:value-type="float" office:value="0.8594" calcext:value-type="float">
            <text:p>0.8594</text:p>
          </table:table-cell>
          <table:table-cell office:value-type="string" calcext:value-type="string">
            <text:p>G_id</text:p>
          </table:table-cell>
          <table:table-cell office:value-type="float" office:value="1.4797" calcext:value-type="float">
            <text:p>1.4797</text:p>
          </table:table-cell>
          <table:table-cell office:value-type="string" calcext:value-type="string">
            <text:p>G_cyc</text:p>
          </table:table-cell>
          <table:table-cell office:value-type="float" office:value="0.6423" calcext:value-type="float">
            <text:p>0.6423</text:p>
          </table:table-cell>
          <table:table-cell office:value-type="string" calcext:value-type="string">
            <text:p>D_A</text:p>
          </table:table-cell>
          <table:table-cell office:value-type="float" office:value="0.0228" calcext:value-type="float">
            <text:p>0.0228</text:p>
          </table:table-cell>
          <table:table-cell office:value-type="string" calcext:value-type="string">
            <text:p>D_B</text:p>
          </table:table-cell>
          <table:table-cell office:value-type="float" office:value="0.0141" calcext:value-type="float">
            <text:p>0.0141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56050" calcext:value-type="float">
            <text:p>56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6829" calcext:value-type="float">
            <text:p>8.6829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747" calcext:value-type="float">
            <text:p>1.1747</text:p>
          </table:table-cell>
          <table:table-cell office:value-type="string" calcext:value-type="string">
            <text:p>GB2A</text:p>
          </table:table-cell>
          <table:table-cell office:value-type="float" office:value="1.0236" calcext:value-type="float">
            <text:p>1.0236</text:p>
          </table:table-cell>
          <table:table-cell office:value-type="string" calcext:value-type="string">
            <text:p>G_id</text:p>
          </table:table-cell>
          <table:table-cell office:value-type="float" office:value="1.2731" calcext:value-type="float">
            <text:p>1.2731</text:p>
          </table:table-cell>
          <table:table-cell office:value-type="string" calcext:value-type="string">
            <text:p>G_cyc</text:p>
          </table:table-cell>
          <table:table-cell office:value-type="float" office:value="0.6485" calcext:value-type="float">
            <text:p>0.6485</text:p>
          </table:table-cell>
          <table:table-cell office:value-type="string" calcext:value-type="string">
            <text:p>D_A</text:p>
          </table:table-cell>
          <table:table-cell office:value-type="float" office:value="0.0115" calcext:value-type="float">
            <text:p>0.0115</text:p>
          </table:table-cell>
          <table:table-cell office:value-type="string" calcext:value-type="string">
            <text:p>D_B</text:p>
          </table:table-cell>
          <table:table-cell office:value-type="float" office:value="0.0045" calcext:value-type="float">
            <text:p>0.0045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56100" calcext:value-type="float">
            <text:p>56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8246" calcext:value-type="float">
            <text:p>7.8246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42" calcext:value-type="float">
            <text:p>0.0242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965" calcext:value-type="float">
            <text:p>0.9965</text:p>
          </table:table-cell>
          <table:table-cell office:value-type="string" calcext:value-type="string">
            <text:p>GB2A</text:p>
          </table:table-cell>
          <table:table-cell office:value-type="float" office:value="1.1179" calcext:value-type="float">
            <text:p>1.1179</text:p>
          </table:table-cell>
          <table:table-cell office:value-type="string" calcext:value-type="string">
            <text:p>G_id</text:p>
          </table:table-cell>
          <table:table-cell office:value-type="float" office:value="1.3931" calcext:value-type="float">
            <text:p>1.3931</text:p>
          </table:table-cell>
          <table:table-cell office:value-type="string" calcext:value-type="string">
            <text:p>G_cyc</text:p>
          </table:table-cell>
          <table:table-cell office:value-type="float" office:value="0.571" calcext:value-type="float">
            <text:p>0.571</text:p>
          </table:table-cell>
          <table:table-cell office:value-type="string" calcext:value-type="string">
            <text:p>D_A</text:p>
          </table:table-cell>
          <table:table-cell office:value-type="float" office:value="0.0406" calcext:value-type="float">
            <text:p>0.0406</text:p>
          </table:table-cell>
          <table:table-cell office:value-type="string" calcext:value-type="string">
            <text:p>D_B</text:p>
          </table:table-cell>
          <table:table-cell office:value-type="float" office:value="0.0079" calcext:value-type="float">
            <text:p>0.0079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56150" calcext:value-type="float">
            <text:p>56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4521" calcext:value-type="float">
            <text:p>9.4521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3" calcext:value-type="float">
            <text:p>0.013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174" calcext:value-type="float">
            <text:p>1.0174</text:p>
          </table:table-cell>
          <table:table-cell office:value-type="string" calcext:value-type="string">
            <text:p>GB2A</text:p>
          </table:table-cell>
          <table:table-cell office:value-type="float" office:value="1.0433" calcext:value-type="float">
            <text:p>1.0433</text:p>
          </table:table-cell>
          <table:table-cell office:value-type="string" calcext:value-type="string">
            <text:p>G_id</text:p>
          </table:table-cell>
          <table:table-cell office:value-type="float" office:value="1.5755" calcext:value-type="float">
            <text:p>1.5755</text:p>
          </table:table-cell>
          <table:table-cell office:value-type="string" calcext:value-type="string">
            <text:p>G_cyc</text:p>
          </table:table-cell>
          <table:table-cell office:value-type="float" office:value="0.7391" calcext:value-type="float">
            <text:p>0.7391</text:p>
          </table:table-cell>
          <table:table-cell office:value-type="string" calcext:value-type="string">
            <text:p>D_A</text:p>
          </table:table-cell>
          <table:table-cell office:value-type="float" office:value="0.0177" calcext:value-type="float">
            <text:p>0.0177</text:p>
          </table:table-cell>
          <table:table-cell office:value-type="string" calcext:value-type="string">
            <text:p>D_B</text:p>
          </table:table-cell>
          <table:table-cell office:value-type="float" office:value="0.0083" calcext:value-type="float">
            <text:p>0.0083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8.8467" calcext:value-type="float">
            <text:p>8.8467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18810508772730827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5.66" calcext:value-type="float">
            <text:p>105.66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57000" calcext:value-type="float">
            <text:p>57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3733" calcext:value-type="float">
            <text:p>9.3733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66" calcext:value-type="float">
            <text:p>0.0266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07" calcext:value-type="float">
            <text:p>1.007</text:p>
          </table:table-cell>
          <table:table-cell office:value-type="string" calcext:value-type="string">
            <text:p>GB2A</text:p>
          </table:table-cell>
          <table:table-cell office:value-type="float" office:value="1.2266" calcext:value-type="float">
            <text:p>1.2266</text:p>
          </table:table-cell>
          <table:table-cell office:value-type="string" calcext:value-type="string">
            <text:p>G_id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G_cyc</text:p>
          </table:table-cell>
          <table:table-cell office:value-type="float" office:value="0.714" calcext:value-type="float">
            <text:p>0.714</text:p>
          </table:table-cell>
          <table:table-cell office:value-type="string" calcext:value-type="string">
            <text:p>D_A</text:p>
          </table:table-cell>
          <table:table-cell office:value-type="float" office:value="0.0304" calcext:value-type="float">
            <text:p>0.0304</text:p>
          </table:table-cell>
          <table:table-cell office:value-type="string" calcext:value-type="string">
            <text:p>D_B</text:p>
          </table:table-cell>
          <table:table-cell office:value-type="float" office:value="0.0229" calcext:value-type="float">
            <text:p>0.0229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57050" calcext:value-type="float">
            <text:p>57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995" calcext:value-type="float">
            <text:p>9.995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43" calcext:value-type="float">
            <text:p>0.0343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391" calcext:value-type="float">
            <text:p>1.0391</text:p>
          </table:table-cell>
          <table:table-cell office:value-type="string" calcext:value-type="string">
            <text:p>GB2A</text:p>
          </table:table-cell>
          <table:table-cell office:value-type="float" office:value="1.1401" calcext:value-type="float">
            <text:p>1.1401</text:p>
          </table:table-cell>
          <table:table-cell office:value-type="string" calcext:value-type="string">
            <text:p>G_id</text:p>
          </table:table-cell>
          <table:table-cell office:value-type="float" office:value="1.4842" calcext:value-type="float">
            <text:p>1.4842</text:p>
          </table:table-cell>
          <table:table-cell office:value-type="string" calcext:value-type="string">
            <text:p>G_cyc</text:p>
          </table:table-cell>
          <table:table-cell office:value-type="float" office:value="0.7816" calcext:value-type="float">
            <text:p>0.7816</text:p>
          </table:table-cell>
          <table:table-cell office:value-type="string" calcext:value-type="string">
            <text:p>D_A</text:p>
          </table:table-cell>
          <table:table-cell office:value-type="float" office:value="0.0392" calcext:value-type="float">
            <text:p>0.0392</text:p>
          </table:table-cell>
          <table:table-cell office:value-type="string" calcext:value-type="string">
            <text:p>D_B</text:p>
          </table:table-cell>
          <table:table-cell office:value-type="float" office:value="0.0295" calcext:value-type="float">
            <text:p>0.0295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57100" calcext:value-type="float">
            <text:p>57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4914" calcext:value-type="float">
            <text:p>8.4914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96" calcext:value-type="float">
            <text:p>0.0196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297" calcext:value-type="float">
            <text:p>1.1297</text:p>
          </table:table-cell>
          <table:table-cell office:value-type="string" calcext:value-type="string">
            <text:p>GB2A</text:p>
          </table:table-cell>
          <table:table-cell office:value-type="float" office:value="1.1014" calcext:value-type="float">
            <text:p>1.1014</text:p>
          </table:table-cell>
          <table:table-cell office:value-type="string" calcext:value-type="string">
            <text:p>G_id</text:p>
          </table:table-cell>
          <table:table-cell office:value-type="float" office:value="1.4746" calcext:value-type="float">
            <text:p>1.4746</text:p>
          </table:table-cell>
          <table:table-cell office:value-type="string" calcext:value-type="string">
            <text:p>G_cyc</text:p>
          </table:table-cell>
          <table:table-cell office:value-type="float" office:value="0.626" calcext:value-type="float">
            <text:p>0.626</text:p>
          </table:table-cell>
          <table:table-cell office:value-type="string" calcext:value-type="string">
            <text:p>D_A</text:p>
          </table:table-cell>
          <table:table-cell office:value-type="float" office:value="0.0254" calcext:value-type="float">
            <text:p>0.0254</text:p>
          </table:table-cell>
          <table:table-cell office:value-type="string" calcext:value-type="string">
            <text:p>D_B</text:p>
          </table:table-cell>
          <table:table-cell office:value-type="float" office:value="0.0137" calcext:value-type="float">
            <text:p>0.0137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57150" calcext:value-type="float">
            <text:p>57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1916" calcext:value-type="float">
            <text:p>8.1916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24" calcext:value-type="float">
            <text:p>0.0124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219" calcext:value-type="float">
            <text:p>1.1219</text:p>
          </table:table-cell>
          <table:table-cell office:value-type="string" calcext:value-type="string">
            <text:p>GB2A</text:p>
          </table:table-cell>
          <table:table-cell office:value-type="float" office:value="1.2757" calcext:value-type="float">
            <text:p>1.2757</text:p>
          </table:table-cell>
          <table:table-cell office:value-type="string" calcext:value-type="string">
            <text:p>G_id</text:p>
          </table:table-cell>
          <table:table-cell office:value-type="float" office:value="1.3083" calcext:value-type="float">
            <text:p>1.3083</text:p>
          </table:table-cell>
          <table:table-cell office:value-type="string" calcext:value-type="string">
            <text:p>G_cyc</text:p>
          </table:table-cell>
          <table:table-cell office:value-type="float" office:value="0.5794" calcext:value-type="float">
            <text:p>0.5794</text:p>
          </table:table-cell>
          <table:table-cell office:value-type="string" calcext:value-type="string">
            <text:p>D_A</text:p>
          </table:table-cell>
          <table:table-cell office:value-type="float" office:value="0.0191" calcext:value-type="float">
            <text:p>0.0191</text:p>
          </table:table-cell>
          <table:table-cell office:value-type="string" calcext:value-type="string">
            <text:p>D_B</text:p>
          </table:table-cell>
          <table:table-cell office:value-type="float" office:value="0.0058" calcext:value-type="float">
            <text:p>0.0058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8.4534" calcext:value-type="float">
            <text:p>8.4534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26733245700597763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6.94" calcext:value-type="float">
            <text:p>106.94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58000" calcext:value-type="float">
            <text:p>58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3484" calcext:value-type="float">
            <text:p>8.3484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83" calcext:value-type="float">
            <text:p>0.0183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195" calcext:value-type="float">
            <text:p>1.1195</text:p>
          </table:table-cell>
          <table:table-cell office:value-type="string" calcext:value-type="string">
            <text:p>GB2A</text:p>
          </table:table-cell>
          <table:table-cell office:value-type="float" office:value="1.2088" calcext:value-type="float">
            <text:p>1.2088</text:p>
          </table:table-cell>
          <table:table-cell office:value-type="string" calcext:value-type="string">
            <text:p>G_id</text:p>
          </table:table-cell>
          <table:table-cell office:value-type="float" office:value="1.3623" calcext:value-type="float">
            <text:p>1.3623</text:p>
          </table:table-cell>
          <table:table-cell office:value-type="string" calcext:value-type="string">
            <text:p>G_cyc</text:p>
          </table:table-cell>
          <table:table-cell office:value-type="float" office:value="0.602" calcext:value-type="float">
            <text:p>0.602</text:p>
          </table:table-cell>
          <table:table-cell office:value-type="string" calcext:value-type="string">
            <text:p>D_A</text:p>
          </table:table-cell>
          <table:table-cell office:value-type="float" office:value="0.0292" calcext:value-type="float">
            <text:p>0.0292</text:p>
          </table:table-cell>
          <table:table-cell office:value-type="string" calcext:value-type="string">
            <text:p>D_B</text:p>
          </table:table-cell>
          <table:table-cell office:value-type="float" office:value="0.0073" calcext:value-type="float">
            <text:p>0.0073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58050" calcext:value-type="float">
            <text:p>58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8037" calcext:value-type="float">
            <text:p>8.8037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42" calcext:value-type="float">
            <text:p>0.0142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774" calcext:value-type="float">
            <text:p>1.0774</text:p>
          </table:table-cell>
          <table:table-cell office:value-type="string" calcext:value-type="string">
            <text:p>GB2A</text:p>
          </table:table-cell>
          <table:table-cell office:value-type="float" office:value="1.245" calcext:value-type="float">
            <text:p>1.245</text:p>
          </table:table-cell>
          <table:table-cell office:value-type="string" calcext:value-type="string">
            <text:p>G_id</text:p>
          </table:table-cell>
          <table:table-cell office:value-type="float" office:value="1.4979" calcext:value-type="float">
            <text:p>1.4979</text:p>
          </table:table-cell>
          <table:table-cell office:value-type="string" calcext:value-type="string">
            <text:p>G_cyc</text:p>
          </table:table-cell>
          <table:table-cell office:value-type="float" office:value="0.6481" calcext:value-type="float">
            <text:p>0.6481</text:p>
          </table:table-cell>
          <table:table-cell office:value-type="string" calcext:value-type="string">
            <text:p>D_A</text:p>
          </table:table-cell>
          <table:table-cell office:value-type="float" office:value="0.0159" calcext:value-type="float">
            <text:p>0.0159</text:p>
          </table:table-cell>
          <table:table-cell office:value-type="string" calcext:value-type="string">
            <text:p>D_B</text:p>
          </table:table-cell>
          <table:table-cell office:value-type="float" office:value="0.0125" calcext:value-type="float">
            <text:p>0.0125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58100" calcext:value-type="float">
            <text:p>58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4584" calcext:value-type="float">
            <text:p>8.4584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47" calcext:value-type="float">
            <text:p>0.0247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476" calcext:value-type="float">
            <text:p>1.1476</text:p>
          </table:table-cell>
          <table:table-cell office:value-type="string" calcext:value-type="string">
            <text:p>GB2A</text:p>
          </table:table-cell>
          <table:table-cell office:value-type="float" office:value="0.6721" calcext:value-type="float">
            <text:p>0.6721</text:p>
          </table:table-cell>
          <table:table-cell office:value-type="string" calcext:value-type="string">
            <text:p>G_id</text:p>
          </table:table-cell>
          <table:table-cell office:value-type="float" office:value="1.4477" calcext:value-type="float">
            <text:p>1.4477</text:p>
          </table:table-cell>
          <table:table-cell office:value-type="string" calcext:value-type="string">
            <text:p>G_cyc</text:p>
          </table:table-cell>
          <table:table-cell office:value-type="float" office:value="0.6639" calcext:value-type="float">
            <text:p>0.6639</text:p>
          </table:table-cell>
          <table:table-cell office:value-type="string" calcext:value-type="string">
            <text:p>D_A</text:p>
          </table:table-cell>
          <table:table-cell office:value-type="float" office:value="0.0353" calcext:value-type="float">
            <text:p>0.0353</text:p>
          </table:table-cell>
          <table:table-cell office:value-type="string" calcext:value-type="string">
            <text:p>D_B</text:p>
          </table:table-cell>
          <table:table-cell office:value-type="float" office:value="0.0141" calcext:value-type="float">
            <text:p>0.0141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58150" calcext:value-type="float">
            <text:p>58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9126" calcext:value-type="float">
            <text:p>7.9126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88" calcext:value-type="float">
            <text:p>0.0188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062" calcext:value-type="float">
            <text:p>1.1062</text:p>
          </table:table-cell>
          <table:table-cell office:value-type="string" calcext:value-type="string">
            <text:p>GB2A</text:p>
          </table:table-cell>
          <table:table-cell office:value-type="float" office:value="1.2557" calcext:value-type="float">
            <text:p>1.2557</text:p>
          </table:table-cell>
          <table:table-cell office:value-type="string" calcext:value-type="string">
            <text:p>G_id</text:p>
          </table:table-cell>
          <table:table-cell office:value-type="float" office:value="1.1769" calcext:value-type="float">
            <text:p>1.1769</text:p>
          </table:table-cell>
          <table:table-cell office:value-type="string" calcext:value-type="string">
            <text:p>G_cyc</text:p>
          </table:table-cell>
          <table:table-cell office:value-type="float" office:value="0.5551" calcext:value-type="float">
            <text:p>0.5551</text:p>
          </table:table-cell>
          <table:table-cell office:value-type="string" calcext:value-type="string">
            <text:p>D_A</text:p>
          </table:table-cell>
          <table:table-cell office:value-type="float" office:value="0.0311" calcext:value-type="float">
            <text:p>0.0311</text:p>
          </table:table-cell>
          <table:table-cell office:value-type="string" calcext:value-type="string">
            <text:p>D_B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7.903" calcext:value-type="float">
            <text:p>7.903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2336866222321987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5.62" calcext:value-type="float">
            <text:p>105.62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59000" calcext:value-type="float">
            <text:p>59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4593" calcext:value-type="float">
            <text:p>8.4593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01" calcext:value-type="float">
            <text:p>0.0201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818" calcext:value-type="float">
            <text:p>0.9818</text:p>
          </table:table-cell>
          <table:table-cell office:value-type="string" calcext:value-type="string">
            <text:p>GB2A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G_id</text:p>
          </table:table-cell>
          <table:table-cell office:value-type="float" office:value="1.3765" calcext:value-type="float">
            <text:p>1.3765</text:p>
          </table:table-cell>
          <table:table-cell office:value-type="string" calcext:value-type="string">
            <text:p>G_cyc</text:p>
          </table:table-cell>
          <table:table-cell office:value-type="float" office:value="0.6597" calcext:value-type="float">
            <text:p>0.6597</text:p>
          </table:table-cell>
          <table:table-cell office:value-type="string" calcext:value-type="string">
            <text:p>D_A</text:p>
          </table:table-cell>
          <table:table-cell office:value-type="float" office:value="0.0298" calcext:value-type="float">
            <text:p>0.0298</text:p>
          </table:table-cell>
          <table:table-cell office:value-type="string" calcext:value-type="string">
            <text:p>D_B</text:p>
          </table:table-cell>
          <table:table-cell office:value-type="float" office:value="0.0104" calcext:value-type="float">
            <text:p>0.0104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59050" calcext:value-type="float">
            <text:p>59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4547" calcext:value-type="float">
            <text:p>8.4547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46" calcext:value-type="float">
            <text:p>0.046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03" calcext:value-type="float">
            <text:p>1.103</text:p>
          </table:table-cell>
          <table:table-cell office:value-type="string" calcext:value-type="string">
            <text:p>GB2A</text:p>
          </table:table-cell>
          <table:table-cell office:value-type="float" office:value="0.7428" calcext:value-type="float">
            <text:p>0.7428</text:p>
          </table:table-cell>
          <table:table-cell office:value-type="string" calcext:value-type="string">
            <text:p>G_id</text:p>
          </table:table-cell>
          <table:table-cell office:value-type="float" office:value="1.4608" calcext:value-type="float">
            <text:p>1.4608</text:p>
          </table:table-cell>
          <table:table-cell office:value-type="string" calcext:value-type="string">
            <text:p>G_cyc</text:p>
          </table:table-cell>
          <table:table-cell office:value-type="float" office:value="0.6609" calcext:value-type="float">
            <text:p>0.6609</text:p>
          </table:table-cell>
          <table:table-cell office:value-type="string" calcext:value-type="string">
            <text:p>D_A</text:p>
          </table:table-cell>
          <table:table-cell office:value-type="float" office:value="0.0473" calcext:value-type="float">
            <text:p>0.0473</text:p>
          </table:table-cell>
          <table:table-cell office:value-type="string" calcext:value-type="string">
            <text:p>D_B</text:p>
          </table:table-cell>
          <table:table-cell office:value-type="float" office:value="0.0447" calcext:value-type="float">
            <text:p>0.0447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59100" calcext:value-type="float">
            <text:p>59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5568" calcext:value-type="float">
            <text:p>8.5568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3" calcext:value-type="float">
            <text:p>0.033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038" calcext:value-type="float">
            <text:p>1.0038</text:p>
          </table:table-cell>
          <table:table-cell office:value-type="string" calcext:value-type="string">
            <text:p>GB2A</text:p>
          </table:table-cell>
          <table:table-cell office:value-type="float" office:value="0.9728" calcext:value-type="float">
            <text:p>0.9728</text:p>
          </table:table-cell>
          <table:table-cell office:value-type="string" calcext:value-type="string">
            <text:p>G_id</text:p>
          </table:table-cell>
          <table:table-cell office:value-type="float" office:value="1.3662" calcext:value-type="float">
            <text:p>1.3662</text:p>
          </table:table-cell>
          <table:table-cell office:value-type="string" calcext:value-type="string">
            <text:p>G_cyc</text:p>
          </table:table-cell>
          <table:table-cell office:value-type="float" office:value="0.658" calcext:value-type="float">
            <text:p>0.658</text:p>
          </table:table-cell>
          <table:table-cell office:value-type="string" calcext:value-type="string">
            <text:p>D_A</text:p>
          </table:table-cell>
          <table:table-cell office:value-type="float" office:value="0.0514" calcext:value-type="float">
            <text:p>0.0514</text:p>
          </table:table-cell>
          <table:table-cell office:value-type="string" calcext:value-type="string">
            <text:p>D_B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59150" calcext:value-type="float">
            <text:p>59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9445" calcext:value-type="float">
            <text:p>7.9445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11" calcext:value-type="float">
            <text:p>0.0211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402" calcext:value-type="float">
            <text:p>0.9402</text:p>
          </table:table-cell>
          <table:table-cell office:value-type="string" calcext:value-type="string">
            <text:p>GB2A</text:p>
          </table:table-cell>
          <table:table-cell office:value-type="float" office:value="0.6319" calcext:value-type="float">
            <text:p>0.6319</text:p>
          </table:table-cell>
          <table:table-cell office:value-type="string" calcext:value-type="string">
            <text:p>G_id</text:p>
          </table:table-cell>
          <table:table-cell office:value-type="float" office:value="1.3308" calcext:value-type="float">
            <text:p>1.3308</text:p>
          </table:table-cell>
          <table:table-cell office:value-type="string" calcext:value-type="string">
            <text:p>G_cyc</text:p>
          </table:table-cell>
          <table:table-cell office:value-type="float" office:value="0.6372" calcext:value-type="float">
            <text:p>0.6372</text:p>
          </table:table-cell>
          <table:table-cell office:value-type="string" calcext:value-type="string">
            <text:p>D_A</text:p>
          </table:table-cell>
          <table:table-cell office:value-type="float" office:value="0.0287" calcext:value-type="float">
            <text:p>0.0287</text:p>
          </table:table-cell>
          <table:table-cell office:value-type="string" calcext:value-type="string">
            <text:p>D_B</text:p>
          </table:table-cell>
          <table:table-cell office:value-type="float" office:value="0.0135" calcext:value-type="float">
            <text:p>0.0135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9.7749" calcext:value-type="float">
            <text:p>9.7749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2678404189646244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5.53" calcext:value-type="float">
            <text:p>105.53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9143" calcext:value-type="float">
            <text:p>7.9143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33" calcext:value-type="float">
            <text:p>0.0233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876" calcext:value-type="float">
            <text:p>1.1876</text:p>
          </table:table-cell>
          <table:table-cell office:value-type="string" calcext:value-type="string">
            <text:p>GB2A</text:p>
          </table:table-cell>
          <table:table-cell office:value-type="float" office:value="0.7927" calcext:value-type="float">
            <text:p>0.7927</text:p>
          </table:table-cell>
          <table:table-cell office:value-type="string" calcext:value-type="string">
            <text:p>G_id</text:p>
          </table:table-cell>
          <table:table-cell office:value-type="float" office:value="1.3766" calcext:value-type="float">
            <text:p>1.3766</text:p>
          </table:table-cell>
          <table:table-cell office:value-type="string" calcext:value-type="string">
            <text:p>G_cyc</text:p>
          </table:table-cell>
          <table:table-cell office:value-type="float" office:value="0.5934" calcext:value-type="float">
            <text:p>0.5934</text:p>
          </table:table-cell>
          <table:table-cell office:value-type="string" calcext:value-type="string">
            <text:p>D_A</text:p>
          </table:table-cell>
          <table:table-cell office:value-type="float" office:value="0.0386" calcext:value-type="float">
            <text:p>0.0386</text:p>
          </table:table-cell>
          <table:table-cell office:value-type="string" calcext:value-type="string">
            <text:p>D_B</text:p>
          </table:table-cell>
          <table:table-cell office:value-type="float" office:value="0.0081" calcext:value-type="float">
            <text:p>0.0081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60050" calcext:value-type="float">
            <text:p>60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3516" calcext:value-type="float">
            <text:p>8.3516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78" calcext:value-type="float">
            <text:p>0.0278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865" calcext:value-type="float">
            <text:p>0.865</text:p>
          </table:table-cell>
          <table:table-cell office:value-type="string" calcext:value-type="string">
            <text:p>GB2A</text:p>
          </table:table-cell>
          <table:table-cell office:value-type="float" office:value="0.9523" calcext:value-type="float">
            <text:p>0.9523</text:p>
          </table:table-cell>
          <table:table-cell office:value-type="string" calcext:value-type="string">
            <text:p>G_id</text:p>
          </table:table-cell>
          <table:table-cell office:value-type="float" office:value="1.4672" calcext:value-type="float">
            <text:p>1.4672</text:p>
          </table:table-cell>
          <table:table-cell office:value-type="string" calcext:value-type="string">
            <text:p>G_cyc</text:p>
          </table:table-cell>
          <table:table-cell office:value-type="float" office:value="0.6534" calcext:value-type="float">
            <text:p>0.6534</text:p>
          </table:table-cell>
          <table:table-cell office:value-type="string" calcext:value-type="string">
            <text:p>D_A</text:p>
          </table:table-cell>
          <table:table-cell office:value-type="float" office:value="0.0452" calcext:value-type="float">
            <text:p>0.0452</text:p>
          </table:table-cell>
          <table:table-cell office:value-type="string" calcext:value-type="string">
            <text:p>D_B</text:p>
          </table:table-cell>
          <table:table-cell office:value-type="float" office:value="0.0103" calcext:value-type="float">
            <text:p>0.0103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60100" calcext:value-type="float">
            <text:p>60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2526" calcext:value-type="float">
            <text:p>8.2526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82" calcext:value-type="float">
            <text:p>0.0182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GB2A</text:p>
          </table:table-cell>
          <table:table-cell office:value-type="float" office:value="1.2047" calcext:value-type="float">
            <text:p>1.2047</text:p>
          </table:table-cell>
          <table:table-cell office:value-type="string" calcext:value-type="string">
            <text:p>G_id</text:p>
          </table:table-cell>
          <table:table-cell office:value-type="float" office:value="1.3209" calcext:value-type="float">
            <text:p>1.3209</text:p>
          </table:table-cell>
          <table:table-cell office:value-type="string" calcext:value-type="string">
            <text:p>G_cyc</text:p>
          </table:table-cell>
          <table:table-cell office:value-type="float" office:value="0.6058" calcext:value-type="float">
            <text:p>0.6058</text:p>
          </table:table-cell>
          <table:table-cell office:value-type="string" calcext:value-type="string">
            <text:p>D_A</text:p>
          </table:table-cell>
          <table:table-cell office:value-type="float" office:value="0.0184" calcext:value-type="float">
            <text:p>0.0184</text:p>
          </table:table-cell>
          <table:table-cell office:value-type="string" calcext:value-type="string">
            <text:p>D_B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60150" calcext:value-type="float">
            <text:p>60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7075" calcext:value-type="float">
            <text:p>8.7075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781" calcext:value-type="float">
            <text:p>1.0781</text:p>
          </table:table-cell>
          <table:table-cell office:value-type="string" calcext:value-type="string">
            <text:p>GB2A</text:p>
          </table:table-cell>
          <table:table-cell office:value-type="float" office:value="1.0852" calcext:value-type="float">
            <text:p>1.0852</text:p>
          </table:table-cell>
          <table:table-cell office:value-type="string" calcext:value-type="string">
            <text:p>G_id</text:p>
          </table:table-cell>
          <table:table-cell office:value-type="float" office:value="1.3725" calcext:value-type="float">
            <text:p>1.3725</text:p>
          </table:table-cell>
          <table:table-cell office:value-type="string" calcext:value-type="string">
            <text:p>G_cyc</text:p>
          </table:table-cell>
          <table:table-cell office:value-type="float" office:value="0.6544" calcext:value-type="float">
            <text:p>0.6544</text:p>
          </table:table-cell>
          <table:table-cell office:value-type="string" calcext:value-type="string">
            <text:p>D_A</text:p>
          </table:table-cell>
          <table:table-cell office:value-type="float" office:value="0.0235" calcext:value-type="float">
            <text:p>0.0235</text:p>
          </table:table-cell>
          <table:table-cell office:value-type="string" calcext:value-type="string">
            <text:p>D_B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8.8203" calcext:value-type="float">
            <text:p>8.8203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13633830472826958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4.45" calcext:value-type="float">
            <text:p>104.45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61000" calcext:value-type="float">
            <text:p>61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9282" calcext:value-type="float">
            <text:p>7.9282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45" calcext:value-type="float">
            <text:p>0.0345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652" calcext:value-type="float">
            <text:p>1.0652</text:p>
          </table:table-cell>
          <table:table-cell office:value-type="string" calcext:value-type="string">
            <text:p>GB2A</text:p>
          </table:table-cell>
          <table:table-cell office:value-type="float" office:value="0.7879" calcext:value-type="float">
            <text:p>0.7879</text:p>
          </table:table-cell>
          <table:table-cell office:value-type="string" calcext:value-type="string">
            <text:p>G_id</text:p>
          </table:table-cell>
          <table:table-cell office:value-type="float" office:value="1.4691" calcext:value-type="float">
            <text:p>1.4691</text:p>
          </table:table-cell>
          <table:table-cell office:value-type="string" calcext:value-type="string">
            <text:p>G_cyc</text:p>
          </table:table-cell>
          <table:table-cell office:value-type="float" office:value="0.6075" calcext:value-type="float">
            <text:p>0.6075</text:p>
          </table:table-cell>
          <table:table-cell office:value-type="string" calcext:value-type="string">
            <text:p>D_A</text:p>
          </table:table-cell>
          <table:table-cell office:value-type="float" office:value="0.0414" calcext:value-type="float">
            <text:p>0.0414</text:p>
          </table:table-cell>
          <table:table-cell office:value-type="string" calcext:value-type="string">
            <text:p>D_B</text:p>
          </table:table-cell>
          <table:table-cell office:value-type="float" office:value="0.0277" calcext:value-type="float">
            <text:p>0.0277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61050" calcext:value-type="float">
            <text:p>61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8645" calcext:value-type="float">
            <text:p>8.8645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02" calcext:value-type="float">
            <text:p>0.0202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462" calcext:value-type="float">
            <text:p>1.0462</text:p>
          </table:table-cell>
          <table:table-cell office:value-type="string" calcext:value-type="string">
            <text:p>GB2A</text:p>
          </table:table-cell>
          <table:table-cell office:value-type="float" office:value="1.0333" calcext:value-type="float">
            <text:p>1.0333</text:p>
          </table:table-cell>
          <table:table-cell office:value-type="string" calcext:value-type="string">
            <text:p>G_id</text:p>
          </table:table-cell>
          <table:table-cell office:value-type="float" office:value="1.4729" calcext:value-type="float">
            <text:p>1.4729</text:p>
          </table:table-cell>
          <table:table-cell office:value-type="string" calcext:value-type="string">
            <text:p>G_cyc</text:p>
          </table:table-cell>
          <table:table-cell office:value-type="float" office:value="0.6785" calcext:value-type="float">
            <text:p>0.6785</text:p>
          </table:table-cell>
          <table:table-cell office:value-type="string" calcext:value-type="string">
            <text:p>D_A</text:p>
          </table:table-cell>
          <table:table-cell office:value-type="float" office:value="0.0321" calcext:value-type="float">
            <text:p>0.0321</text:p>
          </table:table-cell>
          <table:table-cell office:value-type="string" calcext:value-type="string">
            <text:p>D_B</text:p>
          </table:table-cell>
          <table:table-cell office:value-type="float" office:value="0.0083" calcext:value-type="float">
            <text:p>0.0083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61100" calcext:value-type="float">
            <text:p>61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5129" calcext:value-type="float">
            <text:p>8.5129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06" calcext:value-type="float">
            <text:p>0.0106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89" calcext:value-type="float">
            <text:p>1.089</text:p>
          </table:table-cell>
          <table:table-cell office:value-type="string" calcext:value-type="string">
            <text:p>GB2A</text:p>
          </table:table-cell>
          <table:table-cell office:value-type="float" office:value="1.0536" calcext:value-type="float">
            <text:p>1.0536</text:p>
          </table:table-cell>
          <table:table-cell office:value-type="string" calcext:value-type="string">
            <text:p>G_id</text:p>
          </table:table-cell>
          <table:table-cell office:value-type="float" office:value="1.2653" calcext:value-type="float">
            <text:p>1.2653</text:p>
          </table:table-cell>
          <table:table-cell office:value-type="string" calcext:value-type="string">
            <text:p>G_cyc</text:p>
          </table:table-cell>
          <table:table-cell office:value-type="float" office:value="0.637" calcext:value-type="float">
            <text:p>0.637</text:p>
          </table:table-cell>
          <table:table-cell office:value-type="string" calcext:value-type="string">
            <text:p>D_A</text:p>
          </table:table-cell>
          <table:table-cell office:value-type="float" office:value="0.0156" calcext:value-type="float">
            <text:p>0.0156</text:p>
          </table:table-cell>
          <table:table-cell office:value-type="string" calcext:value-type="string">
            <text:p>D_B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61150" calcext:value-type="float">
            <text:p>61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2127" calcext:value-type="float">
            <text:p>8.2127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64" calcext:value-type="float">
            <text:p>0.0164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978" calcext:value-type="float">
            <text:p>1.0978</text:p>
          </table:table-cell>
          <table:table-cell office:value-type="string" calcext:value-type="string">
            <text:p>GB2A</text:p>
          </table:table-cell>
          <table:table-cell office:value-type="float" office:value="1.0592" calcext:value-type="float">
            <text:p>1.0592</text:p>
          </table:table-cell>
          <table:table-cell office:value-type="string" calcext:value-type="string">
            <text:p>G_id</text:p>
          </table:table-cell>
          <table:table-cell office:value-type="float" office:value="1.5527" calcext:value-type="float">
            <text:p>1.5527</text:p>
          </table:table-cell>
          <table:table-cell office:value-type="string" calcext:value-type="string">
            <text:p>G_cyc</text:p>
          </table:table-cell>
          <table:table-cell office:value-type="float" office:value="0.6056" calcext:value-type="float">
            <text:p>0.6056</text:p>
          </table:table-cell>
          <table:table-cell office:value-type="string" calcext:value-type="string">
            <text:p>D_A</text:p>
          </table:table-cell>
          <table:table-cell office:value-type="float" office:value="0.0222" calcext:value-type="float">
            <text:p>0.0222</text:p>
          </table:table-cell>
          <table:table-cell office:value-type="string" calcext:value-type="string">
            <text:p>D_B</text:p>
          </table:table-cell>
          <table:table-cell office:value-type="float" office:value="0.0106" calcext:value-type="float">
            <text:p>0.0106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8.7643" calcext:value-type="float">
            <text:p>8.7643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20462561398744583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4.36" calcext:value-type="float">
            <text:p>104.36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62000" calcext:value-type="float">
            <text:p>62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4639" calcext:value-type="float">
            <text:p>8.4639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62" calcext:value-type="float">
            <text:p>0.0262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7699" calcext:value-type="float">
            <text:p>0.7699</text:p>
          </table:table-cell>
          <table:table-cell office:value-type="string" calcext:value-type="string">
            <text:p>GB2A</text:p>
          </table:table-cell>
          <table:table-cell office:value-type="float" office:value="1.1598" calcext:value-type="float">
            <text:p>1.1598</text:p>
          </table:table-cell>
          <table:table-cell office:value-type="string" calcext:value-type="string">
            <text:p>G_id</text:p>
          </table:table-cell>
          <table:table-cell office:value-type="float" office:value="1.3604" calcext:value-type="float">
            <text:p>1.3604</text:p>
          </table:table-cell>
          <table:table-cell office:value-type="string" calcext:value-type="string">
            <text:p>G_cyc</text:p>
          </table:table-cell>
          <table:table-cell office:value-type="float" office:value="0.6534" calcext:value-type="float">
            <text:p>0.6534</text:p>
          </table:table-cell>
          <table:table-cell office:value-type="string" calcext:value-type="string">
            <text:p>D_A</text:p>
          </table:table-cell>
          <table:table-cell office:value-type="float" office:value="0.0361" calcext:value-type="float">
            <text:p>0.0361</text:p>
          </table:table-cell>
          <table:table-cell office:value-type="string" calcext:value-type="string">
            <text:p>D_B</text:p>
          </table:table-cell>
          <table:table-cell office:value-type="float" office:value="0.0163" calcext:value-type="float">
            <text:p>0.0163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62050" calcext:value-type="float">
            <text:p>62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651" calcext:value-type="float">
            <text:p>8.651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26" calcext:value-type="float">
            <text:p>0.0226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058" calcext:value-type="float">
            <text:p>1.1058</text:p>
          </table:table-cell>
          <table:table-cell office:value-type="string" calcext:value-type="string">
            <text:p>GB2A</text:p>
          </table:table-cell>
          <table:table-cell office:value-type="float" office:value="0.8067" calcext:value-type="float">
            <text:p>0.8067</text:p>
          </table:table-cell>
          <table:table-cell office:value-type="string" calcext:value-type="string">
            <text:p>G_id</text:p>
          </table:table-cell>
          <table:table-cell office:value-type="float" office:value="1.4544" calcext:value-type="float">
            <text:p>1.4544</text:p>
          </table:table-cell>
          <table:table-cell office:value-type="string" calcext:value-type="string">
            <text:p>G_cyc</text:p>
          </table:table-cell>
          <table:table-cell office:value-type="float" office:value="0.6739" calcext:value-type="float">
            <text:p>0.6739</text:p>
          </table:table-cell>
          <table:table-cell office:value-type="string" calcext:value-type="string">
            <text:p>D_A</text:p>
          </table:table-cell>
          <table:table-cell office:value-type="float" office:value="0.0391" calcext:value-type="float">
            <text:p>0.0391</text:p>
          </table:table-cell>
          <table:table-cell office:value-type="string" calcext:value-type="string">
            <text:p>D_B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62100" calcext:value-type="float">
            <text:p>62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3371" calcext:value-type="float">
            <text:p>8.3371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31" calcext:value-type="float">
            <text:p>0.0331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195" calcext:value-type="float">
            <text:p>1.0195</text:p>
          </table:table-cell>
          <table:table-cell office:value-type="string" calcext:value-type="string">
            <text:p>GB2A</text:p>
          </table:table-cell>
          <table:table-cell office:value-type="float" office:value="0.8372" calcext:value-type="float">
            <text:p>0.8372</text:p>
          </table:table-cell>
          <table:table-cell office:value-type="string" calcext:value-type="string">
            <text:p>G_id</text:p>
          </table:table-cell>
          <table:table-cell office:value-type="float" office:value="1.3954" calcext:value-type="float">
            <text:p>1.3954</text:p>
          </table:table-cell>
          <table:table-cell office:value-type="string" calcext:value-type="string">
            <text:p>G_cyc</text:p>
          </table:table-cell>
          <table:table-cell office:value-type="float" office:value="0.648" calcext:value-type="float">
            <text:p>0.648</text:p>
          </table:table-cell>
          <table:table-cell office:value-type="string" calcext:value-type="string">
            <text:p>D_A</text:p>
          </table:table-cell>
          <table:table-cell office:value-type="float" office:value="0.0611" calcext:value-type="float">
            <text:p>0.0611</text:p>
          </table:table-cell>
          <table:table-cell office:value-type="string" calcext:value-type="string">
            <text:p>D_B</text:p>
          </table:table-cell>
          <table:table-cell office:value-type="float" office:value="0.0052" calcext:value-type="float">
            <text:p>0.0052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62150" calcext:value-type="float">
            <text:p>62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2644" calcext:value-type="float">
            <text:p>8.2644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66" calcext:value-type="float">
            <text:p>0.0166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282" calcext:value-type="float">
            <text:p>1.1282</text:p>
          </table:table-cell>
          <table:table-cell office:value-type="string" calcext:value-type="string">
            <text:p>GB2A</text:p>
          </table:table-cell>
          <table:table-cell office:value-type="float" office:value="0.9046" calcext:value-type="float">
            <text:p>0.9046</text:p>
          </table:table-cell>
          <table:table-cell office:value-type="string" calcext:value-type="string">
            <text:p>G_id</text:p>
          </table:table-cell>
          <table:table-cell office:value-type="float" office:value="1.4126" calcext:value-type="float">
            <text:p>1.4126</text:p>
          </table:table-cell>
          <table:table-cell office:value-type="string" calcext:value-type="string">
            <text:p>G_cyc</text:p>
          </table:table-cell>
          <table:table-cell office:value-type="float" office:value="0.6232" calcext:value-type="float">
            <text:p>0.6232</text:p>
          </table:table-cell>
          <table:table-cell office:value-type="string" calcext:value-type="string">
            <text:p>D_A</text:p>
          </table:table-cell>
          <table:table-cell office:value-type="float" office:value="0.0108" calcext:value-type="float">
            <text:p>0.0108</text:p>
          </table:table-cell>
          <table:table-cell office:value-type="string" calcext:value-type="string">
            <text:p>D_B</text:p>
          </table:table-cell>
          <table:table-cell office:value-type="float" office:value="0.0224" calcext:value-type="float">
            <text:p>0.0224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7.7171" calcext:value-type="float">
            <text:p>7.7171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12971753254532814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4.25" calcext:value-type="float">
            <text:p>104.25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63000" calcext:value-type="float">
            <text:p>63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1.318" calcext:value-type="float">
            <text:p>11.318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26" calcext:value-type="float">
            <text:p>0.0226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GB2A</text:p>
          </table:table-cell>
          <table:table-cell office:value-type="float" office:value="1.1094" calcext:value-type="float">
            <text:p>1.1094</text:p>
          </table:table-cell>
          <table:table-cell office:value-type="string" calcext:value-type="string">
            <text:p>G_id</text:p>
          </table:table-cell>
          <table:table-cell office:value-type="float" office:value="1.6112" calcext:value-type="float">
            <text:p>1.6112</text:p>
          </table:table-cell>
          <table:table-cell office:value-type="string" calcext:value-type="string">
            <text:p>G_cyc</text:p>
          </table:table-cell>
          <table:table-cell office:value-type="float" office:value="0.9169" calcext:value-type="float">
            <text:p>0.9169</text:p>
          </table:table-cell>
          <table:table-cell office:value-type="string" calcext:value-type="string">
            <text:p>D_A</text:p>
          </table:table-cell>
          <table:table-cell office:value-type="float" office:value="0.0331" calcext:value-type="float">
            <text:p>0.0331</text:p>
          </table:table-cell>
          <table:table-cell office:value-type="string" calcext:value-type="string">
            <text:p>D_B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63050" calcext:value-type="float">
            <text:p>63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9288" calcext:value-type="float">
            <text:p>7.9288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24" calcext:value-type="float">
            <text:p>0.0224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731" calcext:value-type="float">
            <text:p>1.0731</text:p>
          </table:table-cell>
          <table:table-cell office:value-type="string" calcext:value-type="string">
            <text:p>GB2A</text:p>
          </table:table-cell>
          <table:table-cell office:value-type="float" office:value="0.8434" calcext:value-type="float">
            <text:p>0.8434</text:p>
          </table:table-cell>
          <table:table-cell office:value-type="string" calcext:value-type="string">
            <text:p>G_id</text:p>
          </table:table-cell>
          <table:table-cell office:value-type="float" office:value="1.4255" calcext:value-type="float">
            <text:p>1.4255</text:p>
          </table:table-cell>
          <table:table-cell office:value-type="string" calcext:value-type="string">
            <text:p>G_cyc</text:p>
          </table:table-cell>
          <table:table-cell office:value-type="float" office:value="0.6012" calcext:value-type="float">
            <text:p>0.6012</text:p>
          </table:table-cell>
          <table:table-cell office:value-type="string" calcext:value-type="string">
            <text:p>D_A</text:p>
          </table:table-cell>
          <table:table-cell office:value-type="float" office:value="0.0318" calcext:value-type="float">
            <text:p>0.0318</text:p>
          </table:table-cell>
          <table:table-cell office:value-type="string" calcext:value-type="string">
            <text:p>D_B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63100" calcext:value-type="float">
            <text:p>63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1598" calcext:value-type="float">
            <text:p>8.1598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65" calcext:value-type="float">
            <text:p>0.0365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071" calcext:value-type="float">
            <text:p>1.0071</text:p>
          </table:table-cell>
          <table:table-cell office:value-type="string" calcext:value-type="string">
            <text:p>GB2A</text:p>
          </table:table-cell>
          <table:table-cell office:value-type="float" office:value="0.8351" calcext:value-type="float">
            <text:p>0.8351</text:p>
          </table:table-cell>
          <table:table-cell office:value-type="string" calcext:value-type="string">
            <text:p>G_id</text:p>
          </table:table-cell>
          <table:table-cell office:value-type="float" office:value="1.4455" calcext:value-type="float">
            <text:p>1.4455</text:p>
          </table:table-cell>
          <table:table-cell office:value-type="string" calcext:value-type="string">
            <text:p>G_cyc</text:p>
          </table:table-cell>
          <table:table-cell office:value-type="float" office:value="0.6318" calcext:value-type="float">
            <text:p>0.6318</text:p>
          </table:table-cell>
          <table:table-cell office:value-type="string" calcext:value-type="string">
            <text:p>D_A</text:p>
          </table:table-cell>
          <table:table-cell office:value-type="float" office:value="0.0596" calcext:value-type="float">
            <text:p>0.0596</text:p>
          </table:table-cell>
          <table:table-cell office:value-type="string" calcext:value-type="string">
            <text:p>D_B</text:p>
          </table:table-cell>
          <table:table-cell office:value-type="float" office:value="0.0135" calcext:value-type="float">
            <text:p>0.0135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63150" calcext:value-type="float">
            <text:p>63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2.4008" calcext:value-type="float">
            <text:p>12.4008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45" calcext:value-type="float">
            <text:p>0.0145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299" calcext:value-type="float">
            <text:p>1.1299</text:p>
          </table:table-cell>
          <table:table-cell office:value-type="string" calcext:value-type="string">
            <text:p>GB2A</text:p>
          </table:table-cell>
          <table:table-cell office:value-type="float" office:value="1.2772" calcext:value-type="float">
            <text:p>1.2772</text:p>
          </table:table-cell>
          <table:table-cell office:value-type="string" calcext:value-type="string">
            <text:p>G_id</text:p>
          </table:table-cell>
          <table:table-cell office:value-type="float" office:value="2.0276" calcext:value-type="float">
            <text:p>2.0276</text:p>
          </table:table-cell>
          <table:table-cell office:value-type="string" calcext:value-type="string">
            <text:p>G_cyc</text:p>
          </table:table-cell>
          <table:table-cell office:value-type="float" office:value="0.9994" calcext:value-type="float">
            <text:p>0.9994</text:p>
          </table:table-cell>
          <table:table-cell office:value-type="string" calcext:value-type="string">
            <text:p>D_A</text:p>
          </table:table-cell>
          <table:table-cell office:value-type="float" office:value="0.0124" calcext:value-type="float">
            <text:p>0.0124</text:p>
          </table:table-cell>
          <table:table-cell office:value-type="string" calcext:value-type="string">
            <text:p>D_B</text:p>
          </table:table-cell>
          <table:table-cell office:value-type="float" office:value="0.0166" calcext:value-type="float">
            <text:p>0.0166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7.9693" calcext:value-type="float">
            <text:p>7.9693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52667371928691864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5.05" calcext:value-type="float">
            <text:p>105.05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64000" calcext:value-type="float">
            <text:p>64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1567" calcext:value-type="float">
            <text:p>8.1567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19" calcext:value-type="float">
            <text:p>0.0119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317" calcext:value-type="float">
            <text:p>1.1317</text:p>
          </table:table-cell>
          <table:table-cell office:value-type="string" calcext:value-type="string">
            <text:p>GB2A</text:p>
          </table:table-cell>
          <table:table-cell office:value-type="float" office:value="1.1477" calcext:value-type="float">
            <text:p>1.1477</text:p>
          </table:table-cell>
          <table:table-cell office:value-type="string" calcext:value-type="string">
            <text:p>G_id</text:p>
          </table:table-cell>
          <table:table-cell office:value-type="float" office:value="1.2228" calcext:value-type="float">
            <text:p>1.2228</text:p>
          </table:table-cell>
          <table:table-cell office:value-type="string" calcext:value-type="string">
            <text:p>G_cyc</text:p>
          </table:table-cell>
          <table:table-cell office:value-type="float" office:value="0.5877" calcext:value-type="float">
            <text:p>0.5877</text:p>
          </table:table-cell>
          <table:table-cell office:value-type="string" calcext:value-type="string">
            <text:p>D_A</text:p>
          </table:table-cell>
          <table:table-cell office:value-type="float" office:value="0.0175" calcext:value-type="float">
            <text:p>0.0175</text:p>
          </table:table-cell>
          <table:table-cell office:value-type="string" calcext:value-type="string">
            <text:p>D_B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64050" calcext:value-type="float">
            <text:p>64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1685" calcext:value-type="float">
            <text:p>8.1685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8773" calcext:value-type="float">
            <text:p>0.8773</text:p>
          </table:table-cell>
          <table:table-cell office:value-type="string" calcext:value-type="string">
            <text:p>GB2A</text:p>
          </table:table-cell>
          <table:table-cell office:value-type="float" office:value="1.1842" calcext:value-type="float">
            <text:p>1.1842</text:p>
          </table:table-cell>
          <table:table-cell office:value-type="string" calcext:value-type="string">
            <text:p>G_id</text:p>
          </table:table-cell>
          <table:table-cell office:value-type="float" office:value="1.285" calcext:value-type="float">
            <text:p>1.285</text:p>
          </table:table-cell>
          <table:table-cell office:value-type="string" calcext:value-type="string">
            <text:p>G_cyc</text:p>
          </table:table-cell>
          <table:table-cell office:value-type="float" office:value="0.6107" calcext:value-type="float">
            <text:p>0.6107</text:p>
          </table:table-cell>
          <table:table-cell office:value-type="string" calcext:value-type="string">
            <text:p>D_A</text:p>
          </table:table-cell>
          <table:table-cell office:value-type="float" office:value="0.0422" calcext:value-type="float">
            <text:p>0.0422</text:p>
          </table:table-cell>
          <table:table-cell office:value-type="string" calcext:value-type="string">
            <text:p>D_B</text:p>
          </table:table-cell>
          <table:table-cell office:value-type="float" office:value="0.0158" calcext:value-type="float">
            <text:p>0.0158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64100" calcext:value-type="float">
            <text:p>64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7596" calcext:value-type="float">
            <text:p>8.7596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04" calcext:value-type="float">
            <text:p>0.0204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2358" calcext:value-type="float">
            <text:p>1.2358</text:p>
          </table:table-cell>
          <table:table-cell office:value-type="string" calcext:value-type="string">
            <text:p>GB2A</text:p>
          </table:table-cell>
          <table:table-cell office:value-type="float" office:value="1.1691" calcext:value-type="float">
            <text:p>1.1691</text:p>
          </table:table-cell>
          <table:table-cell office:value-type="string" calcext:value-type="string">
            <text:p>G_id</text:p>
          </table:table-cell>
          <table:table-cell office:value-type="float" office:value="1.4066" calcext:value-type="float">
            <text:p>1.4066</text:p>
          </table:table-cell>
          <table:table-cell office:value-type="string" calcext:value-type="string">
            <text:p>G_cyc</text:p>
          </table:table-cell>
          <table:table-cell office:value-type="float" office:value="0.6355" calcext:value-type="float">
            <text:p>0.6355</text:p>
          </table:table-cell>
          <table:table-cell office:value-type="string" calcext:value-type="string">
            <text:p>D_A</text:p>
          </table:table-cell>
          <table:table-cell office:value-type="float" office:value="0.0297" calcext:value-type="float">
            <text:p>0.0297</text:p>
          </table:table-cell>
          <table:table-cell office:value-type="string" calcext:value-type="string">
            <text:p>D_B</text:p>
          </table:table-cell>
          <table:table-cell office:value-type="float" office:value="0.0112" calcext:value-type="float">
            <text:p>0.0112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64150" calcext:value-type="float">
            <text:p>64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3354" calcext:value-type="float">
            <text:p>8.3354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67" calcext:value-type="float">
            <text:p>0.0167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966" calcext:value-type="float">
            <text:p>1.1966</text:p>
          </table:table-cell>
          <table:table-cell office:value-type="string" calcext:value-type="string">
            <text:p>GB2A</text:p>
          </table:table-cell>
          <table:table-cell office:value-type="float" office:value="1.2067" calcext:value-type="float">
            <text:p>1.2067</text:p>
          </table:table-cell>
          <table:table-cell office:value-type="string" calcext:value-type="string">
            <text:p>G_id</text:p>
          </table:table-cell>
          <table:table-cell office:value-type="float" office:value="1.3822" calcext:value-type="float">
            <text:p>1.3822</text:p>
          </table:table-cell>
          <table:table-cell office:value-type="string" calcext:value-type="string">
            <text:p>G_cyc</text:p>
          </table:table-cell>
          <table:table-cell office:value-type="float" office:value="0.5932" calcext:value-type="float">
            <text:p>0.5932</text:p>
          </table:table-cell>
          <table:table-cell office:value-type="string" calcext:value-type="string">
            <text:p>D_A</text:p>
          </table:table-cell>
          <table:table-cell office:value-type="float" office:value="0.0156" calcext:value-type="float">
            <text:p>0.0156</text:p>
          </table:table-cell>
          <table:table-cell office:value-type="string" calcext:value-type="string">
            <text:p>D_B</text:p>
          </table:table-cell>
          <table:table-cell office:value-type="float" office:value="0.0178" calcext:value-type="float">
            <text:p>0.0178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7.8713" calcext:value-type="float">
            <text:p>7.8713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14754651114344597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4.99" calcext:value-type="float">
            <text:p>104.99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65000" calcext:value-type="float">
            <text:p>65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7317" calcext:value-type="float">
            <text:p>7.7317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31" calcext:value-type="float">
            <text:p>0.0131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03" calcext:value-type="float">
            <text:p>1.103</text:p>
          </table:table-cell>
          <table:table-cell office:value-type="string" calcext:value-type="string">
            <text:p>GB2A</text:p>
          </table:table-cell>
          <table:table-cell office:value-type="float" office:value="0.895" calcext:value-type="float">
            <text:p>0.895</text:p>
          </table:table-cell>
          <table:table-cell office:value-type="string" calcext:value-type="string">
            <text:p>G_id</text:p>
          </table:table-cell>
          <table:table-cell office:value-type="float" office:value="1.2288" calcext:value-type="float">
            <text:p>1.2288</text:p>
          </table:table-cell>
          <table:table-cell office:value-type="string" calcext:value-type="string">
            <text:p>G_cyc</text:p>
          </table:table-cell>
          <table:table-cell office:value-type="float" office:value="0.5734" calcext:value-type="float">
            <text:p>0.5734</text:p>
          </table:table-cell>
          <table:table-cell office:value-type="string" calcext:value-type="string">
            <text:p>D_A</text:p>
          </table:table-cell>
          <table:table-cell office:value-type="float" office:value="0.0213" calcext:value-type="float">
            <text:p>0.0213</text:p>
          </table:table-cell>
          <table:table-cell office:value-type="string" calcext:value-type="string">
            <text:p>D_B</text:p>
          </table:table-cell>
          <table:table-cell office:value-type="float" office:value="0.0048" calcext:value-type="float">
            <text:p>0.0048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65050" calcext:value-type="float">
            <text:p>65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4434" calcext:value-type="float">
            <text:p>7.4434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83" calcext:value-type="float">
            <text:p>0.0283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8627" calcext:value-type="float">
            <text:p>0.8627</text:p>
          </table:table-cell>
          <table:table-cell office:value-type="string" calcext:value-type="string">
            <text:p>GB2A</text:p>
          </table:table-cell>
          <table:table-cell office:value-type="float" office:value="0.9145" calcext:value-type="float">
            <text:p>0.9145</text:p>
          </table:table-cell>
          <table:table-cell office:value-type="string" calcext:value-type="string">
            <text:p>G_id</text:p>
          </table:table-cell>
          <table:table-cell office:value-type="float" office:value="1.3656" calcext:value-type="float">
            <text:p>1.3656</text:p>
          </table:table-cell>
          <table:table-cell office:value-type="string" calcext:value-type="string">
            <text:p>G_cyc</text:p>
          </table:table-cell>
          <table:table-cell office:value-type="float" office:value="0.5666" calcext:value-type="float">
            <text:p>0.5666</text:p>
          </table:table-cell>
          <table:table-cell office:value-type="string" calcext:value-type="string">
            <text:p>D_A</text:p>
          </table:table-cell>
          <table:table-cell office:value-type="float" office:value="0.0267" calcext:value-type="float">
            <text:p>0.0267</text:p>
          </table:table-cell>
          <table:table-cell office:value-type="string" calcext:value-type="string">
            <text:p>D_B</text:p>
          </table:table-cell>
          <table:table-cell office:value-type="float" office:value="0.0299" calcext:value-type="float">
            <text:p>0.0299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65100" calcext:value-type="float">
            <text:p>65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8941" calcext:value-type="float">
            <text:p>7.8941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89" calcext:value-type="float">
            <text:p>0.0089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867" calcext:value-type="float">
            <text:p>1.0867</text:p>
          </table:table-cell>
          <table:table-cell office:value-type="string" calcext:value-type="string">
            <text:p>GB2A</text:p>
          </table:table-cell>
          <table:table-cell office:value-type="float" office:value="1.181" calcext:value-type="float">
            <text:p>1.181</text:p>
          </table:table-cell>
          <table:table-cell office:value-type="string" calcext:value-type="string">
            <text:p>G_id</text:p>
          </table:table-cell>
          <table:table-cell office:value-type="float" office:value="1.1912" calcext:value-type="float">
            <text:p>1.1912</text:p>
          </table:table-cell>
          <table:table-cell office:value-type="string" calcext:value-type="string">
            <text:p>G_cyc</text:p>
          </table:table-cell>
          <table:table-cell office:value-type="float" office:value="0.5626" calcext:value-type="float">
            <text:p>0.5626</text:p>
          </table:table-cell>
          <table:table-cell office:value-type="string" calcext:value-type="string">
            <text:p>D_A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D_B</text:p>
          </table:table-cell>
          <table:table-cell office:value-type="float" office:value="0.0047" calcext:value-type="float">
            <text:p>0.0047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65150" calcext:value-type="float">
            <text:p>65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9808" calcext:value-type="float">
            <text:p>7.9808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18" calcext:value-type="float">
            <text:p>0.0218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719" calcext:value-type="float">
            <text:p>1.0719</text:p>
          </table:table-cell>
          <table:table-cell office:value-type="string" calcext:value-type="string">
            <text:p>GB2A</text:p>
          </table:table-cell>
          <table:table-cell office:value-type="float" office:value="0.8904" calcext:value-type="float">
            <text:p>0.8904</text:p>
          </table:table-cell>
          <table:table-cell office:value-type="string" calcext:value-type="string">
            <text:p>G_id</text:p>
          </table:table-cell>
          <table:table-cell office:value-type="float" office:value="1.3619" calcext:value-type="float">
            <text:p>1.3619</text:p>
          </table:table-cell>
          <table:table-cell office:value-type="string" calcext:value-type="string">
            <text:p>G_cyc</text:p>
          </table:table-cell>
          <table:table-cell office:value-type="float" office:value="0.6019" calcext:value-type="float">
            <text:p>0.6019</text:p>
          </table:table-cell>
          <table:table-cell office:value-type="string" calcext:value-type="string">
            <text:p>D_A</text:p>
          </table:table-cell>
          <table:table-cell office:value-type="float" office:value="0.0326" calcext:value-type="float">
            <text:p>0.0326</text:p>
          </table:table-cell>
          <table:table-cell office:value-type="string" calcext:value-type="string">
            <text:p>D_B</text:p>
          </table:table-cell>
          <table:table-cell office:value-type="float" office:value="0.0109" calcext:value-type="float">
            <text:p>0.0109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7.8132" calcext:value-type="float">
            <text:p>7.8132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3823798522353172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5.06" calcext:value-type="float">
            <text:p>105.06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66000" calcext:value-type="float">
            <text:p>66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1887" calcext:value-type="float">
            <text:p>8.1887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42" calcext:value-type="float">
            <text:p>0.0142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8984" calcext:value-type="float">
            <text:p>0.8984</text:p>
          </table:table-cell>
          <table:table-cell office:value-type="string" calcext:value-type="string">
            <text:p>GB2A</text:p>
          </table:table-cell>
          <table:table-cell office:value-type="float" office:value="0.8518" calcext:value-type="float">
            <text:p>0.8518</text:p>
          </table:table-cell>
          <table:table-cell office:value-type="string" calcext:value-type="string">
            <text:p>G_id</text:p>
          </table:table-cell>
          <table:table-cell office:value-type="float" office:value="1.4373" calcext:value-type="float">
            <text:p>1.4373</text:p>
          </table:table-cell>
          <table:table-cell office:value-type="string" calcext:value-type="string">
            <text:p>G_cyc</text:p>
          </table:table-cell>
          <table:table-cell office:value-type="float" office:value="0.6439" calcext:value-type="float">
            <text:p>0.6439</text:p>
          </table:table-cell>
          <table:table-cell office:value-type="string" calcext:value-type="string">
            <text:p>D_A</text:p>
          </table:table-cell>
          <table:table-cell office:value-type="float" office:value="0.0178" calcext:value-type="float">
            <text:p>0.0178</text:p>
          </table:table-cell>
          <table:table-cell office:value-type="string" calcext:value-type="string">
            <text:p>D_B</text:p>
          </table:table-cell>
          <table:table-cell office:value-type="float" office:value="0.0106" calcext:value-type="float">
            <text:p>0.0106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66050" calcext:value-type="float">
            <text:p>66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9594" calcext:value-type="float">
            <text:p>9.9594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63" calcext:value-type="float">
            <text:p>0.0163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465" calcext:value-type="float">
            <text:p>1.1465</text:p>
          </table:table-cell>
          <table:table-cell office:value-type="string" calcext:value-type="string">
            <text:p>GB2A</text:p>
          </table:table-cell>
          <table:table-cell office:value-type="float" office:value="1.041" calcext:value-type="float">
            <text:p>1.041</text:p>
          </table:table-cell>
          <table:table-cell office:value-type="string" calcext:value-type="string">
            <text:p>G_id</text:p>
          </table:table-cell>
          <table:table-cell office:value-type="float" office:value="1.3349" calcext:value-type="float">
            <text:p>1.3349</text:p>
          </table:table-cell>
          <table:table-cell office:value-type="string" calcext:value-type="string">
            <text:p>G_cyc</text:p>
          </table:table-cell>
          <table:table-cell office:value-type="float" office:value="0.7772" calcext:value-type="float">
            <text:p>0.7772</text:p>
          </table:table-cell>
          <table:table-cell office:value-type="string" calcext:value-type="string">
            <text:p>D_A</text:p>
          </table:table-cell>
          <table:table-cell office:value-type="float" office:value="0.0223" calcext:value-type="float">
            <text:p>0.0223</text:p>
          </table:table-cell>
          <table:table-cell office:value-type="string" calcext:value-type="string">
            <text:p>D_B</text:p>
          </table:table-cell>
          <table:table-cell office:value-type="float" office:value="0.0102" calcext:value-type="float">
            <text:p>0.0102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66100" calcext:value-type="float">
            <text:p>66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8996" calcext:value-type="float">
            <text:p>7.8996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76" calcext:value-type="float">
            <text:p>0.0176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213" calcext:value-type="float">
            <text:p>1.1213</text:p>
          </table:table-cell>
          <table:table-cell office:value-type="string" calcext:value-type="string">
            <text:p>GB2A</text:p>
          </table:table-cell>
          <table:table-cell office:value-type="float" office:value="1.0395" calcext:value-type="float">
            <text:p>1.0395</text:p>
          </table:table-cell>
          <table:table-cell office:value-type="string" calcext:value-type="string">
            <text:p>G_id</text:p>
          </table:table-cell>
          <table:table-cell office:value-type="float" office:value="1.1541" calcext:value-type="float">
            <text:p>1.1541</text:p>
          </table:table-cell>
          <table:table-cell office:value-type="string" calcext:value-type="string">
            <text:p>G_cyc</text:p>
          </table:table-cell>
          <table:table-cell office:value-type="float" office:value="0.5739" calcext:value-type="float">
            <text:p>0.5739</text:p>
          </table:table-cell>
          <table:table-cell office:value-type="string" calcext:value-type="string">
            <text:p>D_A</text:p>
          </table:table-cell>
          <table:table-cell office:value-type="float" office:value="0.0296" calcext:value-type="float">
            <text:p>0.0296</text:p>
          </table:table-cell>
          <table:table-cell office:value-type="string" calcext:value-type="string">
            <text:p>D_B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66150" calcext:value-type="float">
            <text:p>66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2179" calcext:value-type="float">
            <text:p>8.2179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18" calcext:value-type="float">
            <text:p>0.0218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183" calcext:value-type="float">
            <text:p>1.1183</text:p>
          </table:table-cell>
          <table:table-cell office:value-type="string" calcext:value-type="string">
            <text:p>GB2A</text:p>
          </table:table-cell>
          <table:table-cell office:value-type="float" office:value="0.9932" calcext:value-type="float">
            <text:p>0.9932</text:p>
          </table:table-cell>
          <table:table-cell office:value-type="string" calcext:value-type="string">
            <text:p>G_id</text:p>
          </table:table-cell>
          <table:table-cell office:value-type="float" office:value="1.3717" calcext:value-type="float">
            <text:p>1.3717</text:p>
          </table:table-cell>
          <table:table-cell office:value-type="string" calcext:value-type="string">
            <text:p>G_cyc</text:p>
          </table:table-cell>
          <table:table-cell office:value-type="float" office:value="0.6106" calcext:value-type="float">
            <text:p>0.6106</text:p>
          </table:table-cell>
          <table:table-cell office:value-type="string" calcext:value-type="string">
            <text:p>D_A</text:p>
          </table:table-cell>
          <table:table-cell office:value-type="float" office:value="0.0304" calcext:value-type="float">
            <text:p>0.0304</text:p>
          </table:table-cell>
          <table:table-cell office:value-type="string" calcext:value-type="string">
            <text:p>D_B</text:p>
          </table:table-cell>
          <table:table-cell office:value-type="float" office:value="0.0131" calcext:value-type="float">
            <text:p>0.0131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8.6147" calcext:value-type="float">
            <text:p>8.6147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20208757370710373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5.24" calcext:value-type="float">
            <text:p>105.24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67000" calcext:value-type="float">
            <text:p>67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4033" calcext:value-type="float">
            <text:p>8.4033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72" calcext:value-type="float">
            <text:p>0.0272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37" calcext:value-type="float">
            <text:p>1.037</text:p>
          </table:table-cell>
          <table:table-cell office:value-type="string" calcext:value-type="string">
            <text:p>GB2A</text:p>
          </table:table-cell>
          <table:table-cell office:value-type="float" office:value="1.0986" calcext:value-type="float">
            <text:p>1.0986</text:p>
          </table:table-cell>
          <table:table-cell office:value-type="string" calcext:value-type="string">
            <text:p>G_id</text:p>
          </table:table-cell>
          <table:table-cell office:value-type="float" office:value="1.426" calcext:value-type="float">
            <text:p>1.426</text:p>
          </table:table-cell>
          <table:table-cell office:value-type="string" calcext:value-type="string">
            <text:p>G_cyc</text:p>
          </table:table-cell>
          <table:table-cell office:value-type="float" office:value="0.6268" calcext:value-type="float">
            <text:p>0.6268</text:p>
          </table:table-cell>
          <table:table-cell office:value-type="string" calcext:value-type="string">
            <text:p>D_A</text:p>
          </table:table-cell>
          <table:table-cell office:value-type="float" office:value="0.0227" calcext:value-type="float">
            <text:p>0.0227</text:p>
          </table:table-cell>
          <table:table-cell office:value-type="string" calcext:value-type="string">
            <text:p>D_B</text:p>
          </table:table-cell>
          <table:table-cell office:value-type="float" office:value="0.0318" calcext:value-type="float">
            <text:p>0.0318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67050" calcext:value-type="float">
            <text:p>67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8209" calcext:value-type="float">
            <text:p>7.8209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83" calcext:value-type="float">
            <text:p>0.0183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8564" calcext:value-type="float">
            <text:p>0.8564</text:p>
          </table:table-cell>
          <table:table-cell office:value-type="string" calcext:value-type="string">
            <text:p>GB2A</text:p>
          </table:table-cell>
          <table:table-cell office:value-type="float" office:value="1.2453" calcext:value-type="float">
            <text:p>1.2453</text:p>
          </table:table-cell>
          <table:table-cell office:value-type="string" calcext:value-type="string">
            <text:p>G_id</text:p>
          </table:table-cell>
          <table:table-cell office:value-type="float" office:value="1.371" calcext:value-type="float">
            <text:p>1.371</text:p>
          </table:table-cell>
          <table:table-cell office:value-type="string" calcext:value-type="string">
            <text:p>G_cyc</text:p>
          </table:table-cell>
          <table:table-cell office:value-type="float" office:value="0.5719" calcext:value-type="float">
            <text:p>0.5719</text:p>
          </table:table-cell>
          <table:table-cell office:value-type="string" calcext:value-type="string">
            <text:p>D_A</text:p>
          </table:table-cell>
          <table:table-cell office:value-type="float" office:value="0.0204" calcext:value-type="float">
            <text:p>0.0204</text:p>
          </table:table-cell>
          <table:table-cell office:value-type="string" calcext:value-type="string">
            <text:p>D_B</text:p>
          </table:table-cell>
          <table:table-cell office:value-type="float" office:value="0.0161" calcext:value-type="float">
            <text:p>0.0161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67100" calcext:value-type="float">
            <text:p>67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7084" calcext:value-type="float">
            <text:p>7.7084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3" calcext:value-type="float">
            <text:p>0.013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13" calcext:value-type="float">
            <text:p>1.113</text:p>
          </table:table-cell>
          <table:table-cell office:value-type="string" calcext:value-type="string">
            <text:p>GB2A</text:p>
          </table:table-cell>
          <table:table-cell office:value-type="float" office:value="1.0525" calcext:value-type="float">
            <text:p>1.0525</text:p>
          </table:table-cell>
          <table:table-cell office:value-type="string" calcext:value-type="string">
            <text:p>G_id</text:p>
          </table:table-cell>
          <table:table-cell office:value-type="float" office:value="1.2902" calcext:value-type="float">
            <text:p>1.2902</text:p>
          </table:table-cell>
          <table:table-cell office:value-type="string" calcext:value-type="string">
            <text:p>G_cyc</text:p>
          </table:table-cell>
          <table:table-cell office:value-type="float" office:value="0.5543" calcext:value-type="float">
            <text:p>0.5543</text:p>
          </table:table-cell>
          <table:table-cell office:value-type="string" calcext:value-type="string">
            <text:p>D_A</text:p>
          </table:table-cell>
          <table:table-cell office:value-type="float" office:value="0.0206" calcext:value-type="float">
            <text:p>0.0206</text:p>
          </table:table-cell>
          <table:table-cell office:value-type="string" calcext:value-type="string">
            <text:p>D_B</text:p>
          </table:table-cell>
          <table:table-cell office:value-type="float" office:value="0.0055" calcext:value-type="float">
            <text:p>0.0055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67150" calcext:value-type="float">
            <text:p>67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5232" calcext:value-type="float">
            <text:p>8.5232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424" calcext:value-type="float">
            <text:p>0.0424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735" calcext:value-type="float">
            <text:p>0.9735</text:p>
          </table:table-cell>
          <table:table-cell office:value-type="string" calcext:value-type="string">
            <text:p>GB2A</text:p>
          </table:table-cell>
          <table:table-cell office:value-type="float" office:value="0.9354" calcext:value-type="float">
            <text:p>0.9354</text:p>
          </table:table-cell>
          <table:table-cell office:value-type="string" calcext:value-type="string">
            <text:p>G_id</text:p>
          </table:table-cell>
          <table:table-cell office:value-type="float" office:value="1.4617" calcext:value-type="float">
            <text:p>1.4617</text:p>
          </table:table-cell>
          <table:table-cell office:value-type="string" calcext:value-type="string">
            <text:p>G_cyc</text:p>
          </table:table-cell>
          <table:table-cell office:value-type="float" office:value="0.6614" calcext:value-type="float">
            <text:p>0.6614</text:p>
          </table:table-cell>
          <table:table-cell office:value-type="string" calcext:value-type="string">
            <text:p>D_A</text:p>
          </table:table-cell>
          <table:table-cell office:value-type="float" office:value="0.0689" calcext:value-type="float">
            <text:p>0.0689</text:p>
          </table:table-cell>
          <table:table-cell office:value-type="string" calcext:value-type="string">
            <text:p>D_B</text:p>
          </table:table-cell>
          <table:table-cell office:value-type="float" office:value="0.0159" calcext:value-type="float">
            <text:p>0.0159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7.9671" calcext:value-type="float">
            <text:p>7.9671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14736204408109188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5.24" calcext:value-type="float">
            <text:p>105.24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68000" calcext:value-type="float">
            <text:p>68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2298" calcext:value-type="float">
            <text:p>8.2298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34" calcext:value-type="float">
            <text:p>0.0134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829" calcext:value-type="float">
            <text:p>1.0829</text:p>
          </table:table-cell>
          <table:table-cell office:value-type="string" calcext:value-type="string">
            <text:p>GB2A</text:p>
          </table:table-cell>
          <table:table-cell office:value-type="float" office:value="0.7757" calcext:value-type="float">
            <text:p>0.7757</text:p>
          </table:table-cell>
          <table:table-cell office:value-type="string" calcext:value-type="string">
            <text:p>G_id</text:p>
          </table:table-cell>
          <table:table-cell office:value-type="float" office:value="1.3875" calcext:value-type="float">
            <text:p>1.3875</text:p>
          </table:table-cell>
          <table:table-cell office:value-type="string" calcext:value-type="string">
            <text:p>G_cyc</text:p>
          </table:table-cell>
          <table:table-cell office:value-type="float" office:value="0.6371" calcext:value-type="float">
            <text:p>0.6371</text:p>
          </table:table-cell>
          <table:table-cell office:value-type="string" calcext:value-type="string">
            <text:p>D_A</text:p>
          </table:table-cell>
          <table:table-cell office:value-type="float" office:value="0.0143" calcext:value-type="float">
            <text:p>0.0143</text:p>
          </table:table-cell>
          <table:table-cell office:value-type="string" calcext:value-type="string">
            <text:p>D_B</text:p>
          </table:table-cell>
          <table:table-cell office:value-type="float" office:value="0.0125" calcext:value-type="float">
            <text:p>0.0125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68050" calcext:value-type="float">
            <text:p>68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9534" calcext:value-type="float">
            <text:p>7.9534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95" calcext:value-type="float">
            <text:p>0.0195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11" calcext:value-type="float">
            <text:p>1.111</text:p>
          </table:table-cell>
          <table:table-cell office:value-type="string" calcext:value-type="string">
            <text:p>GB2A</text:p>
          </table:table-cell>
          <table:table-cell office:value-type="float" office:value="0.7641" calcext:value-type="float">
            <text:p>0.7641</text:p>
          </table:table-cell>
          <table:table-cell office:value-type="string" calcext:value-type="string">
            <text:p>G_id</text:p>
          </table:table-cell>
          <table:table-cell office:value-type="float" office:value="1.4145" calcext:value-type="float">
            <text:p>1.4145</text:p>
          </table:table-cell>
          <table:table-cell office:value-type="string" calcext:value-type="string">
            <text:p>G_cyc</text:p>
          </table:table-cell>
          <table:table-cell office:value-type="float" office:value="0.6078" calcext:value-type="float">
            <text:p>0.6078</text:p>
          </table:table-cell>
          <table:table-cell office:value-type="string" calcext:value-type="string">
            <text:p>D_A</text:p>
          </table:table-cell>
          <table:table-cell office:value-type="float" office:value="0.0302" calcext:value-type="float">
            <text:p>0.0302</text:p>
          </table:table-cell>
          <table:table-cell office:value-type="string" calcext:value-type="string">
            <text:p>D_B</text:p>
          </table:table-cell>
          <table:table-cell office:value-type="float" office:value="0.0088" calcext:value-type="float">
            <text:p>0.0088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68100" calcext:value-type="float">
            <text:p>68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7107" calcext:value-type="float">
            <text:p>8.7107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98" calcext:value-type="float">
            <text:p>0.0098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728" calcext:value-type="float">
            <text:p>0.9728</text:p>
          </table:table-cell>
          <table:table-cell office:value-type="string" calcext:value-type="string">
            <text:p>GB2A</text:p>
          </table:table-cell>
          <table:table-cell office:value-type="float" office:value="1.2099" calcext:value-type="float">
            <text:p>1.2099</text:p>
          </table:table-cell>
          <table:table-cell office:value-type="string" calcext:value-type="string">
            <text:p>G_id</text:p>
          </table:table-cell>
          <table:table-cell office:value-type="float" office:value="1.4753" calcext:value-type="float">
            <text:p>1.4753</text:p>
          </table:table-cell>
          <table:table-cell office:value-type="string" calcext:value-type="string">
            <text:p>G_cyc</text:p>
          </table:table-cell>
          <table:table-cell office:value-type="float" office:value="0.6528" calcext:value-type="float">
            <text:p>0.6528</text:p>
          </table:table-cell>
          <table:table-cell office:value-type="string" calcext:value-type="string">
            <text:p>D_A</text:p>
          </table:table-cell>
          <table:table-cell office:value-type="float" office:value="0.0143" calcext:value-type="float">
            <text:p>0.0143</text:p>
          </table:table-cell>
          <table:table-cell office:value-type="string" calcext:value-type="string">
            <text:p>D_B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68150" calcext:value-type="float">
            <text:p>68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083" calcext:value-type="float">
            <text:p>8.083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76" calcext:value-type="float">
            <text:p>0.0276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058" calcext:value-type="float">
            <text:p>1.0058</text:p>
          </table:table-cell>
          <table:table-cell office:value-type="string" calcext:value-type="string">
            <text:p>GB2A</text:p>
          </table:table-cell>
          <table:table-cell office:value-type="float" office:value="1.1586" calcext:value-type="float">
            <text:p>1.1586</text:p>
          </table:table-cell>
          <table:table-cell office:value-type="string" calcext:value-type="string">
            <text:p>G_id</text:p>
          </table:table-cell>
          <table:table-cell office:value-type="float" office:value="1.3059" calcext:value-type="float">
            <text:p>1.3059</text:p>
          </table:table-cell>
          <table:table-cell office:value-type="string" calcext:value-type="string">
            <text:p>G_cyc</text:p>
          </table:table-cell>
          <table:table-cell office:value-type="float" office:value="0.5919" calcext:value-type="float">
            <text:p>0.5919</text:p>
          </table:table-cell>
          <table:table-cell office:value-type="string" calcext:value-type="string">
            <text:p>D_A</text:p>
          </table:table-cell>
          <table:table-cell office:value-type="float" office:value="0.0355" calcext:value-type="float">
            <text:p>0.0355</text:p>
          </table:table-cell>
          <table:table-cell office:value-type="string" calcext:value-type="string">
            <text:p>D_B</text:p>
          </table:table-cell>
          <table:table-cell office:value-type="float" office:value="0.0197" calcext:value-type="float">
            <text:p>0.0197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8.3469" calcext:value-type="float">
            <text:p>8.3469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19976072013378143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5.29" calcext:value-type="float">
            <text:p>105.29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69000" calcext:value-type="float">
            <text:p>69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1403" calcext:value-type="float">
            <text:p>8.1403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15" calcext:value-type="float">
            <text:p>1.115</text:p>
          </table:table-cell>
          <table:table-cell office:value-type="string" calcext:value-type="string">
            <text:p>GB2A</text:p>
          </table:table-cell>
          <table:table-cell office:value-type="float" office:value="1.1375" calcext:value-type="float">
            <text:p>1.1375</text:p>
          </table:table-cell>
          <table:table-cell office:value-type="string" calcext:value-type="string">
            <text:p>G_id</text:p>
          </table:table-cell>
          <table:table-cell office:value-type="float" office:value="1.3325" calcext:value-type="float">
            <text:p>1.3325</text:p>
          </table:table-cell>
          <table:table-cell office:value-type="string" calcext:value-type="string">
            <text:p>G_cyc</text:p>
          </table:table-cell>
          <table:table-cell office:value-type="float" office:value="0.5888" calcext:value-type="float">
            <text:p>0.5888</text:p>
          </table:table-cell>
          <table:table-cell office:value-type="string" calcext:value-type="string">
            <text:p>D_A</text:p>
          </table:table-cell>
          <table:table-cell office:value-type="float" office:value="0.0164" calcext:value-type="float">
            <text:p>0.0164</text:p>
          </table:table-cell>
          <table:table-cell office:value-type="string" calcext:value-type="string">
            <text:p>D_B</text:p>
          </table:table-cell>
          <table:table-cell office:value-type="float" office:value="0.0075" calcext:value-type="float">
            <text:p>0.0075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69050" calcext:value-type="float">
            <text:p>69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4394" calcext:value-type="float">
            <text:p>8.4394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89" calcext:value-type="float">
            <text:p>0.0089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316" calcext:value-type="float">
            <text:p>1.0316</text:p>
          </table:table-cell>
          <table:table-cell office:value-type="string" calcext:value-type="string">
            <text:p>GB2A</text:p>
          </table:table-cell>
          <table:table-cell office:value-type="float" office:value="1.0904" calcext:value-type="float">
            <text:p>1.0904</text:p>
          </table:table-cell>
          <table:table-cell office:value-type="string" calcext:value-type="string">
            <text:p>G_id</text:p>
          </table:table-cell>
          <table:table-cell office:value-type="float" office:value="1.3925" calcext:value-type="float">
            <text:p>1.3925</text:p>
          </table:table-cell>
          <table:table-cell office:value-type="string" calcext:value-type="string">
            <text:p>G_cyc</text:p>
          </table:table-cell>
          <table:table-cell office:value-type="float" office:value="0.6317" calcext:value-type="float">
            <text:p>0.6317</text:p>
          </table:table-cell>
          <table:table-cell office:value-type="string" calcext:value-type="string">
            <text:p>D_A</text:p>
          </table:table-cell>
          <table:table-cell office:value-type="float" office:value="0.0123" calcext:value-type="float">
            <text:p>0.0123</text:p>
          </table:table-cell>
          <table:table-cell office:value-type="string" calcext:value-type="string">
            <text:p>D_B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69100" calcext:value-type="float">
            <text:p>69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5594" calcext:value-type="float">
            <text:p>8.5594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91" calcext:value-type="float">
            <text:p>0.0291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846" calcext:value-type="float">
            <text:p>1.1846</text:p>
          </table:table-cell>
          <table:table-cell office:value-type="string" calcext:value-type="string">
            <text:p>GB2A</text:p>
          </table:table-cell>
          <table:table-cell office:value-type="float" office:value="0.9897" calcext:value-type="float">
            <text:p>0.9897</text:p>
          </table:table-cell>
          <table:table-cell office:value-type="string" calcext:value-type="string">
            <text:p>G_id</text:p>
          </table:table-cell>
          <table:table-cell office:value-type="float" office:value="1.5343" calcext:value-type="float">
            <text:p>1.5343</text:p>
          </table:table-cell>
          <table:table-cell office:value-type="string" calcext:value-type="string">
            <text:p>G_cyc</text:p>
          </table:table-cell>
          <table:table-cell office:value-type="float" office:value="0.6385" calcext:value-type="float">
            <text:p>0.6385</text:p>
          </table:table-cell>
          <table:table-cell office:value-type="string" calcext:value-type="string">
            <text:p>D_A</text:p>
          </table:table-cell>
          <table:table-cell office:value-type="float" office:value="0.0376" calcext:value-type="float">
            <text:p>0.0376</text:p>
          </table:table-cell>
          <table:table-cell office:value-type="string" calcext:value-type="string">
            <text:p>D_B</text:p>
          </table:table-cell>
          <table:table-cell office:value-type="float" office:value="0.0206" calcext:value-type="float">
            <text:p>0.0206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69150" calcext:value-type="float">
            <text:p>69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7874" calcext:value-type="float">
            <text:p>7.7874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44" calcext:value-type="float">
            <text:p>0.0144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097" calcext:value-type="float">
            <text:p>1.1097</text:p>
          </table:table-cell>
          <table:table-cell office:value-type="string" calcext:value-type="string">
            <text:p>GB2A</text:p>
          </table:table-cell>
          <table:table-cell office:value-type="float" office:value="0.8134" calcext:value-type="float">
            <text:p>0.8134</text:p>
          </table:table-cell>
          <table:table-cell office:value-type="string" calcext:value-type="string">
            <text:p>G_id</text:p>
          </table:table-cell>
          <table:table-cell office:value-type="float" office:value="1.3462" calcext:value-type="float">
            <text:p>1.3462</text:p>
          </table:table-cell>
          <table:table-cell office:value-type="string" calcext:value-type="string">
            <text:p>G_cyc</text:p>
          </table:table-cell>
          <table:table-cell office:value-type="float" office:value="0.5864" calcext:value-type="float">
            <text:p>0.5864</text:p>
          </table:table-cell>
          <table:table-cell office:value-type="string" calcext:value-type="string">
            <text:p>D_A</text:p>
          </table:table-cell>
          <table:table-cell office:value-type="float" office:value="0.0219" calcext:value-type="float">
            <text:p>0.0219</text:p>
          </table:table-cell>
          <table:table-cell office:value-type="string" calcext:value-type="string">
            <text:p>D_B</text:p>
          </table:table-cell>
          <table:table-cell office:value-type="float" office:value="0.0068" calcext:value-type="float">
            <text:p>0.0068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7.4372" calcext:value-type="float">
            <text:p>7.4372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1680677756667137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6.91" calcext:value-type="float">
            <text:p>106.91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70000" calcext:value-type="float">
            <text:p>70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8773" calcext:value-type="float">
            <text:p>7.8773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77" calcext:value-type="float">
            <text:p>0.0277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8425" calcext:value-type="float">
            <text:p>0.8425</text:p>
          </table:table-cell>
          <table:table-cell office:value-type="string" calcext:value-type="string">
            <text:p>GB2A</text:p>
          </table:table-cell>
          <table:table-cell office:value-type="float" office:value="1.1068" calcext:value-type="float">
            <text:p>1.1068</text:p>
          </table:table-cell>
          <table:table-cell office:value-type="string" calcext:value-type="string">
            <text:p>G_id</text:p>
          </table:table-cell>
          <table:table-cell office:value-type="float" office:value="1.5897" calcext:value-type="float">
            <text:p>1.5897</text:p>
          </table:table-cell>
          <table:table-cell office:value-type="string" calcext:value-type="string">
            <text:p>G_cyc</text:p>
          </table:table-cell>
          <table:table-cell office:value-type="float" office:value="0.5928" calcext:value-type="float">
            <text:p>0.5928</text:p>
          </table:table-cell>
          <table:table-cell office:value-type="string" calcext:value-type="string">
            <text:p>D_A</text:p>
          </table:table-cell>
          <table:table-cell office:value-type="float" office:value="0.0165" calcext:value-type="float">
            <text:p>0.0165</text:p>
          </table:table-cell>
          <table:table-cell office:value-type="string" calcext:value-type="string">
            <text:p>D_B</text:p>
          </table:table-cell>
          <table:table-cell office:value-type="float" office:value="0.0389" calcext:value-type="float">
            <text:p>0.0389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70050" calcext:value-type="float">
            <text:p>70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5073" calcext:value-type="float">
            <text:p>8.5073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69" calcext:value-type="float">
            <text:p>0.0169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726" calcext:value-type="float">
            <text:p>1.0726</text:p>
          </table:table-cell>
          <table:table-cell office:value-type="string" calcext:value-type="string">
            <text:p>GB2A</text:p>
          </table:table-cell>
          <table:table-cell office:value-type="float" office:value="0.8754" calcext:value-type="float">
            <text:p>0.8754</text:p>
          </table:table-cell>
          <table:table-cell office:value-type="string" calcext:value-type="string">
            <text:p>G_id</text:p>
          </table:table-cell>
          <table:table-cell office:value-type="float" office:value="1.382" calcext:value-type="float">
            <text:p>1.382</text:p>
          </table:table-cell>
          <table:table-cell office:value-type="string" calcext:value-type="string">
            <text:p>G_cyc</text:p>
          </table:table-cell>
          <table:table-cell office:value-type="float" office:value="0.6559" calcext:value-type="float">
            <text:p>0.6559</text:p>
          </table:table-cell>
          <table:table-cell office:value-type="string" calcext:value-type="string">
            <text:p>D_A</text:p>
          </table:table-cell>
          <table:table-cell office:value-type="float" office:value="0.0246" calcext:value-type="float">
            <text:p>0.0246</text:p>
          </table:table-cell>
          <table:table-cell office:value-type="string" calcext:value-type="string">
            <text:p>D_B</text:p>
          </table:table-cell>
          <table:table-cell office:value-type="float" office:value="0.0093" calcext:value-type="float">
            <text:p>0.0093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70100" calcext:value-type="float">
            <text:p>70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0929" calcext:value-type="float">
            <text:p>8.0929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92" calcext:value-type="float">
            <text:p>0.0192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018" calcext:value-type="float">
            <text:p>0.9018</text:p>
          </table:table-cell>
          <table:table-cell office:value-type="string" calcext:value-type="string">
            <text:p>GB2A</text:p>
          </table:table-cell>
          <table:table-cell office:value-type="float" office:value="0.7156" calcext:value-type="float">
            <text:p>0.7156</text:p>
          </table:table-cell>
          <table:table-cell office:value-type="string" calcext:value-type="string">
            <text:p>G_id</text:p>
          </table:table-cell>
          <table:table-cell office:value-type="float" office:value="1.3877" calcext:value-type="float">
            <text:p>1.3877</text:p>
          </table:table-cell>
          <table:table-cell office:value-type="string" calcext:value-type="string">
            <text:p>G_cyc</text:p>
          </table:table-cell>
          <table:table-cell office:value-type="float" office:value="0.6476" calcext:value-type="float">
            <text:p>0.6476</text:p>
          </table:table-cell>
          <table:table-cell office:value-type="string" calcext:value-type="string">
            <text:p>D_A</text:p>
          </table:table-cell>
          <table:table-cell office:value-type="float" office:value="0.0233" calcext:value-type="float">
            <text:p>0.0233</text:p>
          </table:table-cell>
          <table:table-cell office:value-type="string" calcext:value-type="string">
            <text:p>D_B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70150" calcext:value-type="float">
            <text:p>70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307" calcext:value-type="float">
            <text:p>8.307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39" calcext:value-type="float">
            <text:p>0.0139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414" calcext:value-type="float">
            <text:p>0.9414</text:p>
          </table:table-cell>
          <table:table-cell office:value-type="string" calcext:value-type="string">
            <text:p>GB2A</text:p>
          </table:table-cell>
          <table:table-cell office:value-type="float" office:value="0.9361" calcext:value-type="float">
            <text:p>0.9361</text:p>
          </table:table-cell>
          <table:table-cell office:value-type="string" calcext:value-type="string">
            <text:p>G_id</text:p>
          </table:table-cell>
          <table:table-cell office:value-type="float" office:value="1.529" calcext:value-type="float">
            <text:p>1.529</text:p>
          </table:table-cell>
          <table:table-cell office:value-type="string" calcext:value-type="string">
            <text:p>G_cyc</text:p>
          </table:table-cell>
          <table:table-cell office:value-type="float" office:value="0.6429" calcext:value-type="float">
            <text:p>0.6429</text:p>
          </table:table-cell>
          <table:table-cell office:value-type="string" calcext:value-type="string">
            <text:p>D_A</text:p>
          </table:table-cell>
          <table:table-cell office:value-type="float" office:value="0.0186" calcext:value-type="float">
            <text:p>0.0186</text:p>
          </table:table-cell>
          <table:table-cell office:value-type="string" calcext:value-type="string">
            <text:p>D_B</text:p>
          </table:table-cell>
          <table:table-cell office:value-type="float" office:value="0.0092" calcext:value-type="float">
            <text:p>0.0092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7.2736" calcext:value-type="float">
            <text:p>7.2736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14324729330837727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6.22" calcext:value-type="float">
            <text:p>106.22</text:p>
          </table:table-cell>
          <table:table-cell table:number-columns-repeated="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71000" calcext:value-type="float">
            <text:p>71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6754" calcext:value-type="float">
            <text:p>7.6754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99" calcext:value-type="float">
            <text:p>0.0199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24" calcext:value-type="float">
            <text:p>1.024</text:p>
          </table:table-cell>
          <table:table-cell office:value-type="string" calcext:value-type="string">
            <text:p>GB2A</text:p>
          </table:table-cell>
          <table:table-cell office:value-type="float" office:value="1.1699" calcext:value-type="float">
            <text:p>1.1699</text:p>
          </table:table-cell>
          <table:table-cell office:value-type="string" calcext:value-type="string">
            <text:p>G_id</text:p>
          </table:table-cell>
          <table:table-cell office:value-type="float" office:value="1.2324" calcext:value-type="float">
            <text:p>1.2324</text:p>
          </table:table-cell>
          <table:table-cell office:value-type="string" calcext:value-type="string">
            <text:p>G_cyc</text:p>
          </table:table-cell>
          <table:table-cell office:value-type="float" office:value="0.5482" calcext:value-type="float">
            <text:p>0.5482</text:p>
          </table:table-cell>
          <table:table-cell office:value-type="string" calcext:value-type="string">
            <text:p>D_A</text:p>
          </table:table-cell>
          <table:table-cell office:value-type="float" office:value="0.0105" calcext:value-type="float">
            <text:p>0.0105</text:p>
          </table:table-cell>
          <table:table-cell office:value-type="string" calcext:value-type="string">
            <text:p>D_B</text:p>
          </table:table-cell>
          <table:table-cell office:value-type="float" office:value="0.0293" calcext:value-type="float">
            <text:p>0.0293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71050" calcext:value-type="float">
            <text:p>71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1747" calcext:value-type="float">
            <text:p>8.1747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64" calcext:value-type="float">
            <text:p>0.0164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2147" calcext:value-type="float">
            <text:p>1.2147</text:p>
          </table:table-cell>
          <table:table-cell office:value-type="string" calcext:value-type="string">
            <text:p>GB2A</text:p>
          </table:table-cell>
          <table:table-cell office:value-type="float" office:value="1.1344" calcext:value-type="float">
            <text:p>1.1344</text:p>
          </table:table-cell>
          <table:table-cell office:value-type="string" calcext:value-type="string">
            <text:p>G_id</text:p>
          </table:table-cell>
          <table:table-cell office:value-type="float" office:value="1.3318" calcext:value-type="float">
            <text:p>1.3318</text:p>
          </table:table-cell>
          <table:table-cell office:value-type="string" calcext:value-type="string">
            <text:p>G_cyc</text:p>
          </table:table-cell>
          <table:table-cell office:value-type="float" office:value="0.5826" calcext:value-type="float">
            <text:p>0.5826</text:p>
          </table:table-cell>
          <table:table-cell office:value-type="string" calcext:value-type="string">
            <text:p>D_A</text:p>
          </table:table-cell>
          <table:table-cell office:value-type="float" office:value="0.0218" calcext:value-type="float">
            <text:p>0.0218</text:p>
          </table:table-cell>
          <table:table-cell office:value-type="string" calcext:value-type="string">
            <text:p>D_B</text:p>
          </table:table-cell>
          <table:table-cell office:value-type="float" office:value="0.0111" calcext:value-type="float">
            <text:p>0.0111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71100" calcext:value-type="float">
            <text:p>71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1332" calcext:value-type="float">
            <text:p>8.1332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437" calcext:value-type="float">
            <text:p>0.0437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103" calcext:value-type="float">
            <text:p>1.1103</text:p>
          </table:table-cell>
          <table:table-cell office:value-type="string" calcext:value-type="string">
            <text:p>GB2A</text:p>
          </table:table-cell>
          <table:table-cell office:value-type="float" office:value="0.7726" calcext:value-type="float">
            <text:p>0.7726</text:p>
          </table:table-cell>
          <table:table-cell office:value-type="string" calcext:value-type="string">
            <text:p>G_id</text:p>
          </table:table-cell>
          <table:table-cell office:value-type="float" office:value="1.4329" calcext:value-type="float">
            <text:p>1.4329</text:p>
          </table:table-cell>
          <table:table-cell office:value-type="string" calcext:value-type="string">
            <text:p>G_cyc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D_A</text:p>
          </table:table-cell>
          <table:table-cell office:value-type="float" office:value="0.0732" calcext:value-type="float">
            <text:p>0.0732</text:p>
          </table:table-cell>
          <table:table-cell office:value-type="string" calcext:value-type="string">
            <text:p>D_B</text:p>
          </table:table-cell>
          <table:table-cell office:value-type="float" office:value="0.0142" calcext:value-type="float">
            <text:p>0.0142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71150" calcext:value-type="float">
            <text:p>71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6162" calcext:value-type="float">
            <text:p>8.6162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502" calcext:value-type="float">
            <text:p>0.0502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787" calcext:value-type="float">
            <text:p>1.0787</text:p>
          </table:table-cell>
          <table:table-cell office:value-type="string" calcext:value-type="string">
            <text:p>GB2A</text:p>
          </table:table-cell>
          <table:table-cell office:value-type="float" office:value="1.0589" calcext:value-type="float">
            <text:p>1.0589</text:p>
          </table:table-cell>
          <table:table-cell office:value-type="string" calcext:value-type="string">
            <text:p>G_id</text:p>
          </table:table-cell>
          <table:table-cell office:value-type="float" office:value="1.2682" calcext:value-type="float">
            <text:p>1.2682</text:p>
          </table:table-cell>
          <table:table-cell office:value-type="string" calcext:value-type="string">
            <text:p>G_cyc</text:p>
          </table:table-cell>
          <table:table-cell office:value-type="float" office:value="0.6479" calcext:value-type="float">
            <text:p>0.6479</text:p>
          </table:table-cell>
          <table:table-cell office:value-type="string" calcext:value-type="string">
            <text:p>D_A</text:p>
          </table:table-cell>
          <table:table-cell office:value-type="float" office:value="0.0225" calcext:value-type="float">
            <text:p>0.0225</text:p>
          </table:table-cell>
          <table:table-cell office:value-type="string" calcext:value-type="string">
            <text:p>D_B</text:p>
          </table:table-cell>
          <table:table-cell office:value-type="float" office:value="0.0779" calcext:value-type="float">
            <text:p>0.0779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7.9864" calcext:value-type="float">
            <text:p>7.9864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5285073071718216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6.35" calcext:value-type="float">
            <text:p>106.35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72000" calcext:value-type="float">
            <text:p>72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8292" calcext:value-type="float">
            <text:p>7.8292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15" calcext:value-type="float">
            <text:p>0.0115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191" calcext:value-type="float">
            <text:p>1.0191</text:p>
          </table:table-cell>
          <table:table-cell office:value-type="string" calcext:value-type="string">
            <text:p>GB2A</text:p>
          </table:table-cell>
          <table:table-cell office:value-type="float" office:value="0.9766" calcext:value-type="float">
            <text:p>0.9766</text:p>
          </table:table-cell>
          <table:table-cell office:value-type="string" calcext:value-type="string">
            <text:p>G_id</text:p>
          </table:table-cell>
          <table:table-cell office:value-type="float" office:value="1.3573" calcext:value-type="float">
            <text:p>1.3573</text:p>
          </table:table-cell>
          <table:table-cell office:value-type="string" calcext:value-type="string">
            <text:p>G_cyc</text:p>
          </table:table-cell>
          <table:table-cell office:value-type="float" office:value="0.5833" calcext:value-type="float">
            <text:p>0.5833</text:p>
          </table:table-cell>
          <table:table-cell office:value-type="string" calcext:value-type="string">
            <text:p>D_A</text:p>
          </table:table-cell>
          <table:table-cell office:value-type="float" office:value="0.0177" calcext:value-type="float">
            <text:p>0.0177</text:p>
          </table:table-cell>
          <table:table-cell office:value-type="string" calcext:value-type="string">
            <text:p>D_B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72050" calcext:value-type="float">
            <text:p>72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5329" calcext:value-type="float">
            <text:p>7.5329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96" calcext:value-type="float">
            <text:p>0.0196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108" calcext:value-type="float">
            <text:p>1.0108</text:p>
          </table:table-cell>
          <table:table-cell office:value-type="string" calcext:value-type="string">
            <text:p>GB2A</text:p>
          </table:table-cell>
          <table:table-cell office:value-type="float" office:value="0.8727" calcext:value-type="float">
            <text:p>0.8727</text:p>
          </table:table-cell>
          <table:table-cell office:value-type="string" calcext:value-type="string">
            <text:p>G_id</text:p>
          </table:table-cell>
          <table:table-cell office:value-type="float" office:value="1.2777" calcext:value-type="float">
            <text:p>1.2777</text:p>
          </table:table-cell>
          <table:table-cell office:value-type="string" calcext:value-type="string">
            <text:p>G_cyc</text:p>
          </table:table-cell>
          <table:table-cell office:value-type="float" office:value="0.5649" calcext:value-type="float">
            <text:p>0.5649</text:p>
          </table:table-cell>
          <table:table-cell office:value-type="string" calcext:value-type="string">
            <text:p>D_A</text:p>
          </table:table-cell>
          <table:table-cell office:value-type="float" office:value="0.0326" calcext:value-type="float">
            <text:p>0.0326</text:p>
          </table:table-cell>
          <table:table-cell office:value-type="string" calcext:value-type="string">
            <text:p>D_B</text:p>
          </table:table-cell>
          <table:table-cell office:value-type="float" office:value="0.0067" calcext:value-type="float">
            <text:p>0.0067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72100" calcext:value-type="float">
            <text:p>72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5993" calcext:value-type="float">
            <text:p>8.5993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51" calcext:value-type="float">
            <text:p>0.0251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843" calcext:value-type="float">
            <text:p>0.843</text:p>
          </table:table-cell>
          <table:table-cell office:value-type="string" calcext:value-type="string">
            <text:p>GB2A</text:p>
          </table:table-cell>
          <table:table-cell office:value-type="float" office:value="1.0587" calcext:value-type="float">
            <text:p>1.0587</text:p>
          </table:table-cell>
          <table:table-cell office:value-type="string" calcext:value-type="string">
            <text:p>G_id</text:p>
          </table:table-cell>
          <table:table-cell office:value-type="float" office:value="1.3473" calcext:value-type="float">
            <text:p>1.3473</text:p>
          </table:table-cell>
          <table:table-cell office:value-type="string" calcext:value-type="string">
            <text:p>G_cyc</text:p>
          </table:table-cell>
          <table:table-cell office:value-type="float" office:value="0.6698" calcext:value-type="float">
            <text:p>0.6698</text:p>
          </table:table-cell>
          <table:table-cell office:value-type="string" calcext:value-type="string">
            <text:p>D_A</text:p>
          </table:table-cell>
          <table:table-cell office:value-type="float" office:value="0.0257" calcext:value-type="float">
            <text:p>0.0257</text:p>
          </table:table-cell>
          <table:table-cell office:value-type="string" calcext:value-type="string">
            <text:p>D_B</text:p>
          </table:table-cell>
          <table:table-cell office:value-type="float" office:value="0.0245" calcext:value-type="float">
            <text:p>0.0245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72150" calcext:value-type="float">
            <text:p>72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6068" calcext:value-type="float">
            <text:p>7.6068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57" calcext:value-type="float">
            <text:p>0.0157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236" calcext:value-type="float">
            <text:p>1.0236</text:p>
          </table:table-cell>
          <table:table-cell office:value-type="string" calcext:value-type="string">
            <text:p>GB2A</text:p>
          </table:table-cell>
          <table:table-cell office:value-type="float" office:value="0.9149" calcext:value-type="float">
            <text:p>0.9149</text:p>
          </table:table-cell>
          <table:table-cell office:value-type="string" calcext:value-type="string">
            <text:p>G_id</text:p>
          </table:table-cell>
          <table:table-cell office:value-type="float" office:value="1.3496" calcext:value-type="float">
            <text:p>1.3496</text:p>
          </table:table-cell>
          <table:table-cell office:value-type="string" calcext:value-type="string">
            <text:p>G_cyc</text:p>
          </table:table-cell>
          <table:table-cell office:value-type="float" office:value="0.5668" calcext:value-type="float">
            <text:p>0.5668</text:p>
          </table:table-cell>
          <table:table-cell office:value-type="string" calcext:value-type="string">
            <text:p>D_A</text:p>
          </table:table-cell>
          <table:table-cell office:value-type="float" office:value="0.0222" calcext:value-type="float">
            <text:p>0.0222</text:p>
          </table:table-cell>
          <table:table-cell office:value-type="string" calcext:value-type="string">
            <text:p>D_B</text:p>
          </table:table-cell>
          <table:table-cell office:value-type="float" office:value="0.0092" calcext:value-type="float">
            <text:p>0.0092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7.6906" calcext:value-type="float">
            <text:p>7.6906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30059345066547394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5.92" calcext:value-type="float">
            <text:p>105.92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73000" calcext:value-type="float">
            <text:p>73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9396" calcext:value-type="float">
            <text:p>7.9396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17" calcext:value-type="float">
            <text:p>0.0117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511" calcext:value-type="float">
            <text:p>1.0511</text:p>
          </table:table-cell>
          <table:table-cell office:value-type="string" calcext:value-type="string">
            <text:p>GB2A</text:p>
          </table:table-cell>
          <table:table-cell office:value-type="float" office:value="0.9878" calcext:value-type="float">
            <text:p>0.9878</text:p>
          </table:table-cell>
          <table:table-cell office:value-type="string" calcext:value-type="string">
            <text:p>G_id</text:p>
          </table:table-cell>
          <table:table-cell office:value-type="float" office:value="1.3981" calcext:value-type="float">
            <text:p>1.3981</text:p>
          </table:table-cell>
          <table:table-cell office:value-type="string" calcext:value-type="string">
            <text:p>G_cyc</text:p>
          </table:table-cell>
          <table:table-cell office:value-type="float" office:value="0.5901" calcext:value-type="float">
            <text:p>0.5901</text:p>
          </table:table-cell>
          <table:table-cell office:value-type="string" calcext:value-type="string">
            <text:p>D_A</text:p>
          </table:table-cell>
          <table:table-cell office:value-type="float" office:value="0.0194" calcext:value-type="float">
            <text:p>0.0194</text:p>
          </table:table-cell>
          <table:table-cell office:value-type="string" calcext:value-type="string">
            <text:p>D_B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73050" calcext:value-type="float">
            <text:p>73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1825" calcext:value-type="float">
            <text:p>7.1825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01" calcext:value-type="float">
            <text:p>0.0101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149" calcext:value-type="float">
            <text:p>1.0149</text:p>
          </table:table-cell>
          <table:table-cell office:value-type="string" calcext:value-type="string">
            <text:p>GB2A</text:p>
          </table:table-cell>
          <table:table-cell office:value-type="float" office:value="1.0796" calcext:value-type="float">
            <text:p>1.0796</text:p>
          </table:table-cell>
          <table:table-cell office:value-type="string" calcext:value-type="string">
            <text:p>G_id</text:p>
          </table:table-cell>
          <table:table-cell office:value-type="float" office:value="1.3029" calcext:value-type="float">
            <text:p>1.3029</text:p>
          </table:table-cell>
          <table:table-cell office:value-type="string" calcext:value-type="string">
            <text:p>G_cyc</text:p>
          </table:table-cell>
          <table:table-cell office:value-type="float" office:value="0.5088" calcext:value-type="float">
            <text:p>0.5088</text:p>
          </table:table-cell>
          <table:table-cell office:value-type="string" calcext:value-type="string">
            <text:p>D_A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D_B</text:p>
          </table:table-cell>
          <table:table-cell office:value-type="float" office:value="0.0059" calcext:value-type="float">
            <text:p>0.0059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73100" calcext:value-type="float">
            <text:p>73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5522" calcext:value-type="float">
            <text:p>7.5522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23" calcext:value-type="float">
            <text:p>0.0123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75" calcext:value-type="float">
            <text:p>1.075</text:p>
          </table:table-cell>
          <table:table-cell office:value-type="string" calcext:value-type="string">
            <text:p>GB2A</text:p>
          </table:table-cell>
          <table:table-cell office:value-type="float" office:value="1.1299" calcext:value-type="float">
            <text:p>1.1299</text:p>
          </table:table-cell>
          <table:table-cell office:value-type="string" calcext:value-type="string">
            <text:p>G_id</text:p>
          </table:table-cell>
          <table:table-cell office:value-type="float" office:value="1.3968" calcext:value-type="float">
            <text:p>1.3968</text:p>
          </table:table-cell>
          <table:table-cell office:value-type="string" calcext:value-type="string">
            <text:p>G_cyc</text:p>
          </table:table-cell>
          <table:table-cell office:value-type="float" office:value="0.5347" calcext:value-type="float">
            <text:p>0.5347</text:p>
          </table:table-cell>
          <table:table-cell office:value-type="string" calcext:value-type="string">
            <text:p>D_A</text:p>
          </table:table-cell>
          <table:table-cell office:value-type="float" office:value="0.0202" calcext:value-type="float">
            <text:p>0.0202</text:p>
          </table:table-cell>
          <table:table-cell office:value-type="string" calcext:value-type="string">
            <text:p>D_B</text:p>
          </table:table-cell>
          <table:table-cell office:value-type="float" office:value="0.0043" calcext:value-type="float">
            <text:p>0.0043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73150" calcext:value-type="float">
            <text:p>73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8573" calcext:value-type="float">
            <text:p>7.8573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18" calcext:value-type="float">
            <text:p>0.0118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38" calcext:value-type="float">
            <text:p>1.138</text:p>
          </table:table-cell>
          <table:table-cell office:value-type="string" calcext:value-type="string">
            <text:p>GB2A</text:p>
          </table:table-cell>
          <table:table-cell office:value-type="float" office:value="1.3804" calcext:value-type="float">
            <text:p>1.3804</text:p>
          </table:table-cell>
          <table:table-cell office:value-type="string" calcext:value-type="string">
            <text:p>G_id</text:p>
          </table:table-cell>
          <table:table-cell office:value-type="float" office:value="1.1058" calcext:value-type="float">
            <text:p>1.1058</text:p>
          </table:table-cell>
          <table:table-cell office:value-type="string" calcext:value-type="string">
            <text:p>G_cyc</text:p>
          </table:table-cell>
          <table:table-cell office:value-type="float" office:value="0.5339" calcext:value-type="float">
            <text:p>0.5339</text:p>
          </table:table-cell>
          <table:table-cell office:value-type="string" calcext:value-type="string">
            <text:p>D_A</text:p>
          </table:table-cell>
          <table:table-cell office:value-type="float" office:value="0.0186" calcext:value-type="float">
            <text:p>0.0186</text:p>
          </table:table-cell>
          <table:table-cell office:value-type="string" calcext:value-type="string">
            <text:p>D_B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7.2476" calcext:value-type="float">
            <text:p>7.2476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3488757833838463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6.66" calcext:value-type="float">
            <text:p>106.66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74000" calcext:value-type="float">
            <text:p>74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1354" calcext:value-type="float">
            <text:p>7.1354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547" calcext:value-type="float">
            <text:p>1.0547</text:p>
          </table:table-cell>
          <table:table-cell office:value-type="string" calcext:value-type="string">
            <text:p>GB2A</text:p>
          </table:table-cell>
          <table:table-cell office:value-type="float" office:value="1.0877" calcext:value-type="float">
            <text:p>1.0877</text:p>
          </table:table-cell>
          <table:table-cell office:value-type="string" calcext:value-type="string">
            <text:p>G_id</text:p>
          </table:table-cell>
          <table:table-cell office:value-type="float" office:value="1.3569" calcext:value-type="float">
            <text:p>1.3569</text:p>
          </table:table-cell>
          <table:table-cell office:value-type="string" calcext:value-type="string">
            <text:p>G_cyc</text:p>
          </table:table-cell>
          <table:table-cell office:value-type="float" office:value="0.4993" calcext:value-type="float">
            <text:p>0.4993</text:p>
          </table:table-cell>
          <table:table-cell office:value-type="string" calcext:value-type="string">
            <text:p>D_A</text:p>
          </table:table-cell>
          <table:table-cell office:value-type="float" office:value="0.0269" calcext:value-type="float">
            <text:p>0.0269</text:p>
          </table:table-cell>
          <table:table-cell office:value-type="string" calcext:value-type="string">
            <text:p>D_B</text:p>
          </table:table-cell>
          <table:table-cell office:value-type="float" office:value="0.0051" calcext:value-type="float">
            <text:p>0.0051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74050" calcext:value-type="float">
            <text:p>74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327" calcext:value-type="float">
            <text:p>8.327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77" calcext:value-type="float">
            <text:p>0.0077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034" calcext:value-type="float">
            <text:p>1.1034</text:p>
          </table:table-cell>
          <table:table-cell office:value-type="string" calcext:value-type="string">
            <text:p>GB2A</text:p>
          </table:table-cell>
          <table:table-cell office:value-type="float" office:value="1.2473" calcext:value-type="float">
            <text:p>1.2473</text:p>
          </table:table-cell>
          <table:table-cell office:value-type="string" calcext:value-type="string">
            <text:p>G_id</text:p>
          </table:table-cell>
          <table:table-cell office:value-type="float" office:value="1.3108" calcext:value-type="float">
            <text:p>1.3108</text:p>
          </table:table-cell>
          <table:table-cell office:value-type="string" calcext:value-type="string">
            <text:p>G_cyc</text:p>
          </table:table-cell>
          <table:table-cell office:value-type="float" office:value="0.5976" calcext:value-type="float">
            <text:p>0.5976</text:p>
          </table:table-cell>
          <table:table-cell office:value-type="string" calcext:value-type="string">
            <text:p>D_A</text:p>
          </table:table-cell>
          <table:table-cell office:value-type="float" office:value="0.0105" calcext:value-type="float">
            <text:p>0.0105</text:p>
          </table:table-cell>
          <table:table-cell office:value-type="string" calcext:value-type="string">
            <text:p>D_B</text:p>
          </table:table-cell>
          <table:table-cell office:value-type="float" office:value="0.0049" calcext:value-type="float">
            <text:p>0.0049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74100" calcext:value-type="float">
            <text:p>74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0606" calcext:value-type="float">
            <text:p>7.0606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99" calcext:value-type="float">
            <text:p>0.0099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234" calcext:value-type="float">
            <text:p>1.1234</text:p>
          </table:table-cell>
          <table:table-cell office:value-type="string" calcext:value-type="string">
            <text:p>GB2A</text:p>
          </table:table-cell>
          <table:table-cell office:value-type="float" office:value="1.0231" calcext:value-type="float">
            <text:p>1.0231</text:p>
          </table:table-cell>
          <table:table-cell office:value-type="string" calcext:value-type="string">
            <text:p>G_id</text:p>
          </table:table-cell>
          <table:table-cell office:value-type="float" office:value="1.245" calcext:value-type="float">
            <text:p>1.245</text:p>
          </table:table-cell>
          <table:table-cell office:value-type="string" calcext:value-type="string">
            <text:p>G_cyc</text:p>
          </table:table-cell>
          <table:table-cell office:value-type="float" office:value="0.4914" calcext:value-type="float">
            <text:p>0.4914</text:p>
          </table:table-cell>
          <table:table-cell office:value-type="string" calcext:value-type="string">
            <text:p>D_A</text:p>
          </table:table-cell>
          <table:table-cell office:value-type="float" office:value="0.0137" calcext:value-type="float">
            <text:p>0.0137</text:p>
          </table:table-cell>
          <table:table-cell office:value-type="string" calcext:value-type="string">
            <text:p>D_B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74150" calcext:value-type="float">
            <text:p>74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4252" calcext:value-type="float">
            <text:p>8.4252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33" calcext:value-type="float">
            <text:p>0.0133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455" calcext:value-type="float">
            <text:p>1.1455</text:p>
          </table:table-cell>
          <table:table-cell office:value-type="string" calcext:value-type="string">
            <text:p>GB2A</text:p>
          </table:table-cell>
          <table:table-cell office:value-type="float" office:value="1.1585" calcext:value-type="float">
            <text:p>1.1585</text:p>
          </table:table-cell>
          <table:table-cell office:value-type="string" calcext:value-type="string">
            <text:p>G_id</text:p>
          </table:table-cell>
          <table:table-cell office:value-type="float" office:value="1.3349" calcext:value-type="float">
            <text:p>1.3349</text:p>
          </table:table-cell>
          <table:table-cell office:value-type="string" calcext:value-type="string">
            <text:p>G_cyc</text:p>
          </table:table-cell>
          <table:table-cell office:value-type="float" office:value="0.6121" calcext:value-type="float">
            <text:p>0.6121</text:p>
          </table:table-cell>
          <table:table-cell office:value-type="string" calcext:value-type="string">
            <text:p>D_A</text:p>
          </table:table-cell>
          <table:table-cell office:value-type="float" office:value="0.0212" calcext:value-type="float">
            <text:p>0.0212</text:p>
          </table:table-cell>
          <table:table-cell office:value-type="string" calcext:value-type="string">
            <text:p>D_B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7.9364" calcext:value-type="float">
            <text:p>7.9364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09803025983273983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5.54" calcext:value-type="float">
            <text:p>105.54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75000" calcext:value-type="float">
            <text:p>75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2307" calcext:value-type="float">
            <text:p>8.2307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58" calcext:value-type="float">
            <text:p>0.0258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145" calcext:value-type="float">
            <text:p>1.1145</text:p>
          </table:table-cell>
          <table:table-cell office:value-type="string" calcext:value-type="string">
            <text:p>GB2A</text:p>
          </table:table-cell>
          <table:table-cell office:value-type="float" office:value="1.1498" calcext:value-type="float">
            <text:p>1.1498</text:p>
          </table:table-cell>
          <table:table-cell office:value-type="string" calcext:value-type="string">
            <text:p>G_id</text:p>
          </table:table-cell>
          <table:table-cell office:value-type="float" office:value="1.4045" calcext:value-type="float">
            <text:p>1.4045</text:p>
          </table:table-cell>
          <table:table-cell office:value-type="string" calcext:value-type="string">
            <text:p>G_cyc</text:p>
          </table:table-cell>
          <table:table-cell office:value-type="float" office:value="0.5966" calcext:value-type="float">
            <text:p>0.5966</text:p>
          </table:table-cell>
          <table:table-cell office:value-type="string" calcext:value-type="string">
            <text:p>D_A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D_B</text:p>
          </table:table-cell>
          <table:table-cell office:value-type="float" office:value="0.0081" calcext:value-type="float">
            <text:p>0.0081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75050" calcext:value-type="float">
            <text:p>75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5406" calcext:value-type="float">
            <text:p>8.5406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03" calcext:value-type="float">
            <text:p>0.0103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973" calcext:value-type="float">
            <text:p>1.1973</text:p>
          </table:table-cell>
          <table:table-cell office:value-type="string" calcext:value-type="string">
            <text:p>GB2A</text:p>
          </table:table-cell>
          <table:table-cell office:value-type="float" office:value="1.0623" calcext:value-type="float">
            <text:p>1.0623</text:p>
          </table:table-cell>
          <table:table-cell office:value-type="string" calcext:value-type="string">
            <text:p>G_id</text:p>
          </table:table-cell>
          <table:table-cell office:value-type="float" office:value="1.2585" calcext:value-type="float">
            <text:p>1.2585</text:p>
          </table:table-cell>
          <table:table-cell office:value-type="string" calcext:value-type="string">
            <text:p>G_cyc</text:p>
          </table:table-cell>
          <table:table-cell office:value-type="float" office:value="0.6281" calcext:value-type="float">
            <text:p>0.6281</text:p>
          </table:table-cell>
          <table:table-cell office:value-type="string" calcext:value-type="string">
            <text:p>D_A</text:p>
          </table:table-cell>
          <table:table-cell office:value-type="float" office:value="0.0143" calcext:value-type="float">
            <text:p>0.0143</text:p>
          </table:table-cell>
          <table:table-cell office:value-type="string" calcext:value-type="string">
            <text:p>D_B</text:p>
          </table:table-cell>
          <table:table-cell office:value-type="float" office:value="0.0063" calcext:value-type="float">
            <text:p>0.0063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75100" calcext:value-type="float">
            <text:p>75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8363" calcext:value-type="float">
            <text:p>7.8363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95" calcext:value-type="float">
            <text:p>0.0095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806" calcext:value-type="float">
            <text:p>1.0806</text:p>
          </table:table-cell>
          <table:table-cell office:value-type="string" calcext:value-type="string">
            <text:p>GB2A</text:p>
          </table:table-cell>
          <table:table-cell office:value-type="float" office:value="1.0116" calcext:value-type="float">
            <text:p>1.0116</text:p>
          </table:table-cell>
          <table:table-cell office:value-type="string" calcext:value-type="string">
            <text:p>G_id</text:p>
          </table:table-cell>
          <table:table-cell office:value-type="float" office:value="1.404" calcext:value-type="float">
            <text:p>1.404</text:p>
          </table:table-cell>
          <table:table-cell office:value-type="string" calcext:value-type="string">
            <text:p>G_cyc</text:p>
          </table:table-cell>
          <table:table-cell office:value-type="float" office:value="0.5744" calcext:value-type="float">
            <text:p>0.5744</text:p>
          </table:table-cell>
          <table:table-cell office:value-type="string" calcext:value-type="string">
            <text:p>D_A</text:p>
          </table:table-cell>
          <table:table-cell office:value-type="float" office:value="0.0122" calcext:value-type="float">
            <text:p>0.0122</text:p>
          </table:table-cell>
          <table:table-cell office:value-type="string" calcext:value-type="string">
            <text:p>D_B</text:p>
          </table:table-cell>
          <table:table-cell office:value-type="float" office:value="0.0069" calcext:value-type="float">
            <text:p>0.0069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75150" calcext:value-type="float">
            <text:p>75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9851" calcext:value-type="float">
            <text:p>7.9851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02" calcext:value-type="float">
            <text:p>0.0202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8094" calcext:value-type="float">
            <text:p>0.8094</text:p>
          </table:table-cell>
          <table:table-cell office:value-type="string" calcext:value-type="string">
            <text:p>GB2A</text:p>
          </table:table-cell>
          <table:table-cell office:value-type="float" office:value="1.0422" calcext:value-type="float">
            <text:p>1.0422</text:p>
          </table:table-cell>
          <table:table-cell office:value-type="string" calcext:value-type="string">
            <text:p>G_id</text:p>
          </table:table-cell>
          <table:table-cell office:value-type="float" office:value="1.4496" calcext:value-type="float">
            <text:p>1.4496</text:p>
          </table:table-cell>
          <table:table-cell office:value-type="string" calcext:value-type="string">
            <text:p>G_cyc</text:p>
          </table:table-cell>
          <table:table-cell office:value-type="float" office:value="0.6133" calcext:value-type="float">
            <text:p>0.6133</text:p>
          </table:table-cell>
          <table:table-cell office:value-type="string" calcext:value-type="string">
            <text:p>D_A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D_B</text:p>
          </table:table-cell>
          <table:table-cell office:value-type="float" office:value="0.0105" calcext:value-type="float">
            <text:p>0.0105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7.0601" calcext:value-type="float">
            <text:p>7.0601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11770227923989296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5.15" calcext:value-type="float">
            <text:p>105.15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76000" calcext:value-type="float">
            <text:p>76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2675" calcext:value-type="float">
            <text:p>7.2675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82" calcext:value-type="float">
            <text:p>0.0082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834" calcext:value-type="float">
            <text:p>0.9834</text:p>
          </table:table-cell>
          <table:table-cell office:value-type="string" calcext:value-type="string">
            <text:p>GB2A</text:p>
          </table:table-cell>
          <table:table-cell office:value-type="float" office:value="1.1275" calcext:value-type="float">
            <text:p>1.1275</text:p>
          </table:table-cell>
          <table:table-cell office:value-type="string" calcext:value-type="string">
            <text:p>G_id</text:p>
          </table:table-cell>
          <table:table-cell office:value-type="float" office:value="1.2202" calcext:value-type="float">
            <text:p>1.2202</text:p>
          </table:table-cell>
          <table:table-cell office:value-type="string" calcext:value-type="string">
            <text:p>G_cyc</text:p>
          </table:table-cell>
          <table:table-cell office:value-type="float" office:value="0.5157" calcext:value-type="float">
            <text:p>0.5157</text:p>
          </table:table-cell>
          <table:table-cell office:value-type="string" calcext:value-type="string">
            <text:p>D_A</text:p>
          </table:table-cell>
          <table:table-cell office:value-type="float" office:value="0.0091" calcext:value-type="float">
            <text:p>0.0091</text:p>
          </table:table-cell>
          <table:table-cell office:value-type="string" calcext:value-type="string">
            <text:p>D_B</text:p>
          </table:table-cell>
          <table:table-cell office:value-type="float" office:value="0.0072" calcext:value-type="float">
            <text:p>0.0072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76050" calcext:value-type="float">
            <text:p>76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2016" calcext:value-type="float">
            <text:p>8.2016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95" calcext:value-type="float">
            <text:p>0.0095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943" calcext:value-type="float">
            <text:p>1.1943</text:p>
          </table:table-cell>
          <table:table-cell office:value-type="string" calcext:value-type="string">
            <text:p>GB2A</text:p>
          </table:table-cell>
          <table:table-cell office:value-type="float" office:value="1.2336" calcext:value-type="float">
            <text:p>1.2336</text:p>
          </table:table-cell>
          <table:table-cell office:value-type="string" calcext:value-type="string">
            <text:p>G_id</text:p>
          </table:table-cell>
          <table:table-cell office:value-type="float" office:value="1.3137" calcext:value-type="float">
            <text:p>1.3137</text:p>
          </table:table-cell>
          <table:table-cell office:value-type="string" calcext:value-type="string">
            <text:p>G_cyc</text:p>
          </table:table-cell>
          <table:table-cell office:value-type="float" office:value="0.5774" calcext:value-type="float">
            <text:p>0.5774</text:p>
          </table:table-cell>
          <table:table-cell office:value-type="string" calcext:value-type="string">
            <text:p>D_A</text:p>
          </table:table-cell>
          <table:table-cell office:value-type="float" office:value="0.0095" calcext:value-type="float">
            <text:p>0.0095</text:p>
          </table:table-cell>
          <table:table-cell office:value-type="string" calcext:value-type="string">
            <text:p>D_B</text:p>
          </table:table-cell>
          <table:table-cell office:value-type="float" office:value="0.0096" calcext:value-type="float">
            <text:p>0.0096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76100" calcext:value-type="float">
            <text:p>76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0209" calcext:value-type="float">
            <text:p>7.0209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53" calcext:value-type="float">
            <text:p>0.0153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238" calcext:value-type="float">
            <text:p>0.9238</text:p>
          </table:table-cell>
          <table:table-cell office:value-type="string" calcext:value-type="string">
            <text:p>GB2A</text:p>
          </table:table-cell>
          <table:table-cell office:value-type="float" office:value="1.1252" calcext:value-type="float">
            <text:p>1.1252</text:p>
          </table:table-cell>
          <table:table-cell office:value-type="string" calcext:value-type="string">
            <text:p>G_id</text:p>
          </table:table-cell>
          <table:table-cell office:value-type="float" office:value="1.4064" calcext:value-type="float">
            <text:p>1.4064</text:p>
          </table:table-cell>
          <table:table-cell office:value-type="string" calcext:value-type="string">
            <text:p>G_cyc</text:p>
          </table:table-cell>
          <table:table-cell office:value-type="float" office:value="0.4972" calcext:value-type="float">
            <text:p>0.4972</text:p>
          </table:table-cell>
          <table:table-cell office:value-type="string" calcext:value-type="string">
            <text:p>D_A</text:p>
          </table:table-cell>
          <table:table-cell office:value-type="float" office:value="0.0248" calcext:value-type="float">
            <text:p>0.0248</text:p>
          </table:table-cell>
          <table:table-cell office:value-type="string" calcext:value-type="string">
            <text:p>D_B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76150" calcext:value-type="float">
            <text:p>76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0237" calcext:value-type="float">
            <text:p>9.0237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74" calcext:value-type="float">
            <text:p>0.0174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717" calcext:value-type="float">
            <text:p>1.0717</text:p>
          </table:table-cell>
          <table:table-cell office:value-type="string" calcext:value-type="string">
            <text:p>GB2A</text:p>
          </table:table-cell>
          <table:table-cell office:value-type="float" office:value="1.0498" calcext:value-type="float">
            <text:p>1.0498</text:p>
          </table:table-cell>
          <table:table-cell office:value-type="string" calcext:value-type="string">
            <text:p>G_id</text:p>
          </table:table-cell>
          <table:table-cell office:value-type="float" office:value="1.4904" calcext:value-type="float">
            <text:p>1.4904</text:p>
          </table:table-cell>
          <table:table-cell office:value-type="string" calcext:value-type="string">
            <text:p>G_cyc</text:p>
          </table:table-cell>
          <table:table-cell office:value-type="float" office:value="0.6902" calcext:value-type="float">
            <text:p>0.6902</text:p>
          </table:table-cell>
          <table:table-cell office:value-type="string" calcext:value-type="string">
            <text:p>D_A</text:p>
          </table:table-cell>
          <table:table-cell office:value-type="float" office:value="0.0245" calcext:value-type="float">
            <text:p>0.0245</text:p>
          </table:table-cell>
          <table:table-cell office:value-type="string" calcext:value-type="string">
            <text:p>D_B</text:p>
          </table:table-cell>
          <table:table-cell office:value-type="float" office:value="0.0104" calcext:value-type="float">
            <text:p>0.0104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7.4964" calcext:value-type="float">
            <text:p>7.4964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12973684817552567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4.9" calcext:value-type="float">
            <text:p>104.9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77000" calcext:value-type="float">
            <text:p>77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6295" calcext:value-type="float">
            <text:p>7.6295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19" calcext:value-type="float">
            <text:p>0.0119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657" calcext:value-type="float">
            <text:p>1.0657</text:p>
          </table:table-cell>
          <table:table-cell office:value-type="string" calcext:value-type="string">
            <text:p>GB2A</text:p>
          </table:table-cell>
          <table:table-cell office:value-type="float" office:value="0.8857" calcext:value-type="float">
            <text:p>0.8857</text:p>
          </table:table-cell>
          <table:table-cell office:value-type="string" calcext:value-type="string">
            <text:p>G_id</text:p>
          </table:table-cell>
          <table:table-cell office:value-type="float" office:value="1.4601" calcext:value-type="float">
            <text:p>1.4601</text:p>
          </table:table-cell>
          <table:table-cell office:value-type="string" calcext:value-type="string">
            <text:p>G_cyc</text:p>
          </table:table-cell>
          <table:table-cell office:value-type="float" office:value="0.5678" calcext:value-type="float">
            <text:p>0.5678</text:p>
          </table:table-cell>
          <table:table-cell office:value-type="string" calcext:value-type="string">
            <text:p>D_A</text:p>
          </table:table-cell>
          <table:table-cell office:value-type="float" office:value="0.0134" calcext:value-type="float">
            <text:p>0.0134</text:p>
          </table:table-cell>
          <table:table-cell office:value-type="string" calcext:value-type="string">
            <text:p>D_B</text:p>
          </table:table-cell>
          <table:table-cell office:value-type="float" office:value="0.0104" calcext:value-type="float">
            <text:p>0.0104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77050" calcext:value-type="float">
            <text:p>77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3747" calcext:value-type="float">
            <text:p>8.3747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41" calcext:value-type="float">
            <text:p>0.0141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504" calcext:value-type="float">
            <text:p>1.0504</text:p>
          </table:table-cell>
          <table:table-cell office:value-type="string" calcext:value-type="string">
            <text:p>GB2A</text:p>
          </table:table-cell>
          <table:table-cell office:value-type="float" office:value="0.9192" calcext:value-type="float">
            <text:p>0.9192</text:p>
          </table:table-cell>
          <table:table-cell office:value-type="string" calcext:value-type="string">
            <text:p>G_id</text:p>
          </table:table-cell>
          <table:table-cell office:value-type="float" office:value="1.4996" calcext:value-type="float">
            <text:p>1.4996</text:p>
          </table:table-cell>
          <table:table-cell office:value-type="string" calcext:value-type="string">
            <text:p>G_cyc</text:p>
          </table:table-cell>
          <table:table-cell office:value-type="float" office:value="0.6405" calcext:value-type="float">
            <text:p>0.6405</text:p>
          </table:table-cell>
          <table:table-cell office:value-type="string" calcext:value-type="string">
            <text:p>D_A</text:p>
          </table:table-cell>
          <table:table-cell office:value-type="float" office:value="0.0223" calcext:value-type="float">
            <text:p>0.0223</text:p>
          </table:table-cell>
          <table:table-cell office:value-type="string" calcext:value-type="string">
            <text:p>D_B</text:p>
          </table:table-cell>
          <table:table-cell office:value-type="float" office:value="0.0059" calcext:value-type="float">
            <text:p>0.0059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77100" calcext:value-type="float">
            <text:p>77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9949" calcext:value-type="float">
            <text:p>7.9949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27" calcext:value-type="float">
            <text:p>0.0227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287" calcext:value-type="float">
            <text:p>1.0287</text:p>
          </table:table-cell>
          <table:table-cell office:value-type="string" calcext:value-type="string">
            <text:p>GB2A</text:p>
          </table:table-cell>
          <table:table-cell office:value-type="float" office:value="0.9492" calcext:value-type="float">
            <text:p>0.9492</text:p>
          </table:table-cell>
          <table:table-cell office:value-type="string" calcext:value-type="string">
            <text:p>G_id</text:p>
          </table:table-cell>
          <table:table-cell office:value-type="float" office:value="1.4145" calcext:value-type="float">
            <text:p>1.4145</text:p>
          </table:table-cell>
          <table:table-cell office:value-type="string" calcext:value-type="string">
            <text:p>G_cyc</text:p>
          </table:table-cell>
          <table:table-cell office:value-type="float" office:value="0.6017" calcext:value-type="float">
            <text:p>0.6017</text:p>
          </table:table-cell>
          <table:table-cell office:value-type="string" calcext:value-type="string">
            <text:p>D_A</text:p>
          </table:table-cell>
          <table:table-cell office:value-type="float" office:value="0.0333" calcext:value-type="float">
            <text:p>0.0333</text:p>
          </table:table-cell>
          <table:table-cell office:value-type="string" calcext:value-type="string">
            <text:p>D_B</text:p>
          </table:table-cell>
          <table:table-cell office:value-type="float" office:value="0.0122" calcext:value-type="float">
            <text:p>0.0122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77150" calcext:value-type="float">
            <text:p>77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6.9462" calcext:value-type="float">
            <text:p>6.9462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87" calcext:value-type="float">
            <text:p>0.0187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038" calcext:value-type="float">
            <text:p>1.1038</text:p>
          </table:table-cell>
          <table:table-cell office:value-type="string" calcext:value-type="string">
            <text:p>GB2A</text:p>
          </table:table-cell>
          <table:table-cell office:value-type="float" office:value="0.7173" calcext:value-type="float">
            <text:p>0.7173</text:p>
          </table:table-cell>
          <table:table-cell office:value-type="string" calcext:value-type="string">
            <text:p>G_id</text:p>
          </table:table-cell>
          <table:table-cell office:value-type="float" office:value="1.2622" calcext:value-type="float">
            <text:p>1.2622</text:p>
          </table:table-cell>
          <table:table-cell office:value-type="string" calcext:value-type="string">
            <text:p>G_cyc</text:p>
          </table:table-cell>
          <table:table-cell office:value-type="float" office:value="0.5125" calcext:value-type="float">
            <text:p>0.5125</text:p>
          </table:table-cell>
          <table:table-cell office:value-type="string" calcext:value-type="string">
            <text:p>D_A</text:p>
          </table:table-cell>
          <table:table-cell office:value-type="float" office:value="0.0342" calcext:value-type="float">
            <text:p>0.0342</text:p>
          </table:table-cell>
          <table:table-cell office:value-type="string" calcext:value-type="string">
            <text:p>D_B</text:p>
          </table:table-cell>
          <table:table-cell office:value-type="float" office:value="0.0032" calcext:value-type="float">
            <text:p>0.0032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8.4226" calcext:value-type="float">
            <text:p>8.4226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1447063684463501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5.19" calcext:value-type="float">
            <text:p>105.19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78000" calcext:value-type="float">
            <text:p>78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5174" calcext:value-type="float">
            <text:p>7.5174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17" calcext:value-type="float">
            <text:p>0.0117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632" calcext:value-type="float">
            <text:p>1.0632</text:p>
          </table:table-cell>
          <table:table-cell office:value-type="string" calcext:value-type="string">
            <text:p>GB2A</text:p>
          </table:table-cell>
          <table:table-cell office:value-type="float" office:value="0.9566" calcext:value-type="float">
            <text:p>0.9566</text:p>
          </table:table-cell>
          <table:table-cell office:value-type="string" calcext:value-type="string">
            <text:p>G_id</text:p>
          </table:table-cell>
          <table:table-cell office:value-type="float" office:value="1.3944" calcext:value-type="float">
            <text:p>1.3944</text:p>
          </table:table-cell>
          <table:table-cell office:value-type="string" calcext:value-type="string">
            <text:p>G_cyc</text:p>
          </table:table-cell>
          <table:table-cell office:value-type="float" office:value="0.5498" calcext:value-type="float">
            <text:p>0.5498</text:p>
          </table:table-cell>
          <table:table-cell office:value-type="string" calcext:value-type="string">
            <text:p>D_A</text:p>
          </table:table-cell>
          <table:table-cell office:value-type="float" office:value="0.0145" calcext:value-type="float">
            <text:p>0.0145</text:p>
          </table:table-cell>
          <table:table-cell office:value-type="string" calcext:value-type="string">
            <text:p>D_B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78050" calcext:value-type="float">
            <text:p>78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7759" calcext:value-type="float">
            <text:p>7.7759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27" calcext:value-type="float">
            <text:p>0.0327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893" calcext:value-type="float">
            <text:p>0.9893</text:p>
          </table:table-cell>
          <table:table-cell office:value-type="string" calcext:value-type="string">
            <text:p>GB2A</text:p>
          </table:table-cell>
          <table:table-cell office:value-type="float" office:value="0.8088" calcext:value-type="float">
            <text:p>0.8088</text:p>
          </table:table-cell>
          <table:table-cell office:value-type="string" calcext:value-type="string">
            <text:p>G_id</text:p>
          </table:table-cell>
          <table:table-cell office:value-type="float" office:value="1.5007" calcext:value-type="float">
            <text:p>1.5007</text:p>
          </table:table-cell>
          <table:table-cell office:value-type="string" calcext:value-type="string">
            <text:p>G_cyc</text:p>
          </table:table-cell>
          <table:table-cell office:value-type="float" office:value="0.5978" calcext:value-type="float">
            <text:p>0.5978</text:p>
          </table:table-cell>
          <table:table-cell office:value-type="string" calcext:value-type="string">
            <text:p>D_A</text:p>
          </table:table-cell>
          <table:table-cell office:value-type="float" office:value="0.0226" calcext:value-type="float">
            <text:p>0.0226</text:p>
          </table:table-cell>
          <table:table-cell office:value-type="string" calcext:value-type="string">
            <text:p>D_B</text:p>
          </table:table-cell>
          <table:table-cell office:value-type="float" office:value="0.0428" calcext:value-type="float">
            <text:p>0.0428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78100" calcext:value-type="float">
            <text:p>78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4167" calcext:value-type="float">
            <text:p>8.4167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62" calcext:value-type="float">
            <text:p>0.0062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728" calcext:value-type="float">
            <text:p>1.1728</text:p>
          </table:table-cell>
          <table:table-cell office:value-type="string" calcext:value-type="string">
            <text:p>GB2A</text:p>
          </table:table-cell>
          <table:table-cell office:value-type="float" office:value="1.1635" calcext:value-type="float">
            <text:p>1.1635</text:p>
          </table:table-cell>
          <table:table-cell office:value-type="string" calcext:value-type="string">
            <text:p>G_id</text:p>
          </table:table-cell>
          <table:table-cell office:value-type="float" office:value="1.4638" calcext:value-type="float">
            <text:p>1.4638</text:p>
          </table:table-cell>
          <table:table-cell office:value-type="string" calcext:value-type="string">
            <text:p>G_cyc</text:p>
          </table:table-cell>
          <table:table-cell office:value-type="float" office:value="0.608" calcext:value-type="float">
            <text:p>0.608</text:p>
          </table:table-cell>
          <table:table-cell office:value-type="string" calcext:value-type="string">
            <text:p>D_A</text:p>
          </table:table-cell>
          <table:table-cell office:value-type="float" office:value="0.0073" calcext:value-type="float">
            <text:p>0.0073</text:p>
          </table:table-cell>
          <table:table-cell office:value-type="string" calcext:value-type="string">
            <text:p>D_B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78150" calcext:value-type="float">
            <text:p>78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2124" calcext:value-type="float">
            <text:p>8.2124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96" calcext:value-type="float">
            <text:p>0.0096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212" calcext:value-type="float">
            <text:p>1.1212</text:p>
          </table:table-cell>
          <table:table-cell office:value-type="string" calcext:value-type="string">
            <text:p>GB2A</text:p>
          </table:table-cell>
          <table:table-cell office:value-type="float" office:value="1.1152" calcext:value-type="float">
            <text:p>1.1152</text:p>
          </table:table-cell>
          <table:table-cell office:value-type="string" calcext:value-type="string">
            <text:p>G_id</text:p>
          </table:table-cell>
          <table:table-cell office:value-type="float" office:value="1.4431" calcext:value-type="float">
            <text:p>1.4431</text:p>
          </table:table-cell>
          <table:table-cell office:value-type="string" calcext:value-type="string">
            <text:p>G_cyc</text:p>
          </table:table-cell>
          <table:table-cell office:value-type="float" office:value="0.5976" calcext:value-type="float">
            <text:p>0.5976</text:p>
          </table:table-cell>
          <table:table-cell office:value-type="string" calcext:value-type="string">
            <text:p>D_A</text:p>
          </table:table-cell>
          <table:table-cell office:value-type="float" office:value="0.0092" calcext:value-type="float">
            <text:p>0.0092</text:p>
          </table:table-cell>
          <table:table-cell office:value-type="string" calcext:value-type="string">
            <text:p>D_B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8.239" calcext:value-type="float">
            <text:p>8.239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2937222085893154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5.04" calcext:value-type="float">
            <text:p>105.04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79000" calcext:value-type="float">
            <text:p>79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6588" calcext:value-type="float">
            <text:p>7.6588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158" calcext:value-type="float">
            <text:p>0.9158</text:p>
          </table:table-cell>
          <table:table-cell office:value-type="string" calcext:value-type="string">
            <text:p>GB2A</text:p>
          </table:table-cell>
          <table:table-cell office:value-type="float" office:value="1.0029" calcext:value-type="float">
            <text:p>1.0029</text:p>
          </table:table-cell>
          <table:table-cell office:value-type="string" calcext:value-type="string">
            <text:p>G_id</text:p>
          </table:table-cell>
          <table:table-cell office:value-type="float" office:value="1.4665" calcext:value-type="float">
            <text:p>1.4665</text:p>
          </table:table-cell>
          <table:table-cell office:value-type="string" calcext:value-type="string">
            <text:p>G_cyc</text:p>
          </table:table-cell>
          <table:table-cell office:value-type="float" office:value="0.574" calcext:value-type="float">
            <text:p>0.574</text:p>
          </table:table-cell>
          <table:table-cell office:value-type="string" calcext:value-type="string">
            <text:p>D_A</text:p>
          </table:table-cell>
          <table:table-cell office:value-type="float" office:value="0.0205" calcext:value-type="float">
            <text:p>0.0205</text:p>
          </table:table-cell>
          <table:table-cell office:value-type="string" calcext:value-type="string">
            <text:p>D_B</text:p>
          </table:table-cell>
          <table:table-cell office:value-type="float" office:value="0.0035" calcext:value-type="float">
            <text:p>0.0035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79050" calcext:value-type="float">
            <text:p>79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772" calcext:value-type="float">
            <text:p>7.772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92" calcext:value-type="float">
            <text:p>0.0092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386" calcext:value-type="float">
            <text:p>1.0386</text:p>
          </table:table-cell>
          <table:table-cell office:value-type="string" calcext:value-type="string">
            <text:p>GB2A</text:p>
          </table:table-cell>
          <table:table-cell office:value-type="float" office:value="1.038" calcext:value-type="float">
            <text:p>1.038</text:p>
          </table:table-cell>
          <table:table-cell office:value-type="string" calcext:value-type="string">
            <text:p>G_id</text:p>
          </table:table-cell>
          <table:table-cell office:value-type="float" office:value="1.4671" calcext:value-type="float">
            <text:p>1.4671</text:p>
          </table:table-cell>
          <table:table-cell office:value-type="string" calcext:value-type="string">
            <text:p>G_cyc</text:p>
          </table:table-cell>
          <table:table-cell office:value-type="float" office:value="0.5695" calcext:value-type="float">
            <text:p>0.5695</text:p>
          </table:table-cell>
          <table:table-cell office:value-type="string" calcext:value-type="string">
            <text:p>D_A</text:p>
          </table:table-cell>
          <table:table-cell office:value-type="float" office:value="0.0122" calcext:value-type="float">
            <text:p>0.0122</text:p>
          </table:table-cell>
          <table:table-cell office:value-type="string" calcext:value-type="string">
            <text:p>D_B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79100" calcext:value-type="float">
            <text:p>79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2698" calcext:value-type="float">
            <text:p>8.2698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83" calcext:value-type="float">
            <text:p>0.0083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952" calcext:value-type="float">
            <text:p>1.0952</text:p>
          </table:table-cell>
          <table:table-cell office:value-type="string" calcext:value-type="string">
            <text:p>GB2A</text:p>
          </table:table-cell>
          <table:table-cell office:value-type="float" office:value="1.2411" calcext:value-type="float">
            <text:p>1.2411</text:p>
          </table:table-cell>
          <table:table-cell office:value-type="string" calcext:value-type="string">
            <text:p>G_id</text:p>
          </table:table-cell>
          <table:table-cell office:value-type="float" office:value="1.5062" calcext:value-type="float">
            <text:p>1.5062</text:p>
          </table:table-cell>
          <table:table-cell office:value-type="string" calcext:value-type="string">
            <text:p>G_cyc</text:p>
          </table:table-cell>
          <table:table-cell office:value-type="float" office:value="0.5933" calcext:value-type="float">
            <text:p>0.5933</text:p>
          </table:table-cell>
          <table:table-cell office:value-type="string" calcext:value-type="string">
            <text:p>D_A</text:p>
          </table:table-cell>
          <table:table-cell office:value-type="float" office:value="0.0128" calcext:value-type="float">
            <text:p>0.0128</text:p>
          </table:table-cell>
          <table:table-cell office:value-type="string" calcext:value-type="string">
            <text:p>D_B</text:p>
          </table:table-cell>
          <table:table-cell office:value-type="float" office:value="0.0037" calcext:value-type="float">
            <text:p>0.0037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79150" calcext:value-type="float">
            <text:p>79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9.4651" calcext:value-type="float">
            <text:p>9.4651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52" calcext:value-type="float">
            <text:p>0.0352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7862" calcext:value-type="float">
            <text:p>0.7862</text:p>
          </table:table-cell>
          <table:table-cell office:value-type="string" calcext:value-type="string">
            <text:p>GB2A</text:p>
          </table:table-cell>
          <table:table-cell office:value-type="float" office:value="1.1589" calcext:value-type="float">
            <text:p>1.1589</text:p>
          </table:table-cell>
          <table:table-cell office:value-type="string" calcext:value-type="string">
            <text:p>G_id</text:p>
          </table:table-cell>
          <table:table-cell office:value-type="float" office:value="1.4794" calcext:value-type="float">
            <text:p>1.4794</text:p>
          </table:table-cell>
          <table:table-cell office:value-type="string" calcext:value-type="string">
            <text:p>G_cyc</text:p>
          </table:table-cell>
          <table:table-cell office:value-type="float" office:value="0.752" calcext:value-type="float">
            <text:p>0.752</text:p>
          </table:table-cell>
          <table:table-cell office:value-type="string" calcext:value-type="string">
            <text:p>D_A</text:p>
          </table:table-cell>
          <table:table-cell office:value-type="float" office:value="0.0139" calcext:value-type="float">
            <text:p>0.0139</text:p>
          </table:table-cell>
          <table:table-cell office:value-type="string" calcext:value-type="string">
            <text:p>D_B</text:p>
          </table:table-cell>
          <table:table-cell office:value-type="float" office:value="0.0566" calcext:value-type="float">
            <text:p>0.0566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7.5118" calcext:value-type="float">
            <text:p>7.5118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10958751663565636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5.01" calcext:value-type="float">
            <text:p>105.01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80000" calcext:value-type="float">
            <text:p>80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1917" calcext:value-type="float">
            <text:p>8.1917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43" calcext:value-type="float">
            <text:p>0.0143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346" calcext:value-type="float">
            <text:p>1.1346</text:p>
          </table:table-cell>
          <table:table-cell office:value-type="string" calcext:value-type="string">
            <text:p>GB2A</text:p>
          </table:table-cell>
          <table:table-cell office:value-type="float" office:value="1.0935" calcext:value-type="float">
            <text:p>1.0935</text:p>
          </table:table-cell>
          <table:table-cell office:value-type="string" calcext:value-type="string">
            <text:p>G_id</text:p>
          </table:table-cell>
          <table:table-cell office:value-type="float" office:value="1.3363" calcext:value-type="float">
            <text:p>1.3363</text:p>
          </table:table-cell>
          <table:table-cell office:value-type="string" calcext:value-type="string">
            <text:p>G_cyc</text:p>
          </table:table-cell>
          <table:table-cell office:value-type="float" office:value="0.5964" calcext:value-type="float">
            <text:p>0.5964</text:p>
          </table:table-cell>
          <table:table-cell office:value-type="string" calcext:value-type="string">
            <text:p>D_A</text:p>
          </table:table-cell>
          <table:table-cell office:value-type="float" office:value="0.0228" calcext:value-type="float">
            <text:p>0.0228</text:p>
          </table:table-cell>
          <table:table-cell office:value-type="string" calcext:value-type="string">
            <text:p>D_B</text:p>
          </table:table-cell>
          <table:table-cell office:value-type="float" office:value="0.0058" calcext:value-type="float">
            <text:p>0.0058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80050" calcext:value-type="float">
            <text:p>80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0261" calcext:value-type="float">
            <text:p>7.0261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87" calcext:value-type="float">
            <text:p>0.0087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8472" calcext:value-type="float">
            <text:p>0.8472</text:p>
          </table:table-cell>
          <table:table-cell office:value-type="string" calcext:value-type="string">
            <text:p>GB2A</text:p>
          </table:table-cell>
          <table:table-cell office:value-type="float" office:value="1.0251" calcext:value-type="float">
            <text:p>1.0251</text:p>
          </table:table-cell>
          <table:table-cell office:value-type="string" calcext:value-type="string">
            <text:p>G_id</text:p>
          </table:table-cell>
          <table:table-cell office:value-type="float" office:value="1.3155" calcext:value-type="float">
            <text:p>1.3155</text:p>
          </table:table-cell>
          <table:table-cell office:value-type="string" calcext:value-type="string">
            <text:p>G_cyc</text:p>
          </table:table-cell>
          <table:table-cell office:value-type="float" office:value="0.5154" calcext:value-type="float">
            <text:p>0.5154</text:p>
          </table:table-cell>
          <table:table-cell office:value-type="string" calcext:value-type="string">
            <text:p>D_A</text:p>
          </table:table-cell>
          <table:table-cell office:value-type="float" office:value="0.0111" calcext:value-type="float">
            <text:p>0.0111</text:p>
          </table:table-cell>
          <table:table-cell office:value-type="string" calcext:value-type="string">
            <text:p>D_B</text:p>
          </table:table-cell>
          <table:table-cell office:value-type="float" office:value="0.0063" calcext:value-type="float">
            <text:p>0.0063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80100" calcext:value-type="float">
            <text:p>80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2973" calcext:value-type="float">
            <text:p>7.2973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09" calcext:value-type="float">
            <text:p>0.0109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985" calcext:value-type="float">
            <text:p>1.0985</text:p>
          </table:table-cell>
          <table:table-cell office:value-type="string" calcext:value-type="string">
            <text:p>GB2A</text:p>
          </table:table-cell>
          <table:table-cell office:value-type="float" office:value="1.109" calcext:value-type="float">
            <text:p>1.109</text:p>
          </table:table-cell>
          <table:table-cell office:value-type="string" calcext:value-type="string">
            <text:p>G_id</text:p>
          </table:table-cell>
          <table:table-cell office:value-type="float" office:value="1.1612" calcext:value-type="float">
            <text:p>1.1612</text:p>
          </table:table-cell>
          <table:table-cell office:value-type="string" calcext:value-type="string">
            <text:p>G_cyc</text:p>
          </table:table-cell>
          <table:table-cell office:value-type="float" office:value="0.509" calcext:value-type="float">
            <text:p>0.509</text:p>
          </table:table-cell>
          <table:table-cell office:value-type="string" calcext:value-type="string">
            <text:p>D_A</text:p>
          </table:table-cell>
          <table:table-cell office:value-type="float" office:value="0.0174" calcext:value-type="float">
            <text:p>0.0174</text:p>
          </table:table-cell>
          <table:table-cell office:value-type="string" calcext:value-type="string">
            <text:p>D_B</text:p>
          </table:table-cell>
          <table:table-cell office:value-type="float" office:value="0.0044" calcext:value-type="float">
            <text:p>0.0044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80150" calcext:value-type="float">
            <text:p>80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4687" calcext:value-type="float">
            <text:p>7.4687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82" calcext:value-type="float">
            <text:p>0.0182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268" calcext:value-type="float">
            <text:p>1.0268</text:p>
          </table:table-cell>
          <table:table-cell office:value-type="string" calcext:value-type="string">
            <text:p>GB2A</text:p>
          </table:table-cell>
          <table:table-cell office:value-type="float" office:value="1.1538" calcext:value-type="float">
            <text:p>1.1538</text:p>
          </table:table-cell>
          <table:table-cell office:value-type="string" calcext:value-type="string">
            <text:p>G_id</text:p>
          </table:table-cell>
          <table:table-cell office:value-type="float" office:value="1.2606" calcext:value-type="float">
            <text:p>1.2606</text:p>
          </table:table-cell>
          <table:table-cell office:value-type="string" calcext:value-type="string">
            <text:p>G_cyc</text:p>
          </table:table-cell>
          <table:table-cell office:value-type="float" office:value="0.5288" calcext:value-type="float">
            <text:p>0.5288</text:p>
          </table:table-cell>
          <table:table-cell office:value-type="string" calcext:value-type="string">
            <text:p>D_A</text:p>
          </table:table-cell>
          <table:table-cell office:value-type="float" office:value="0.0307" calcext:value-type="float">
            <text:p>0.0307</text:p>
          </table:table-cell>
          <table:table-cell office:value-type="string" calcext:value-type="string">
            <text:p>D_B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8.1417" calcext:value-type="float">
            <text:p>8.1417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08604917675256729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5.07" calcext:value-type="float">
            <text:p>105.07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81000" calcext:value-type="float">
            <text:p>81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4592" calcext:value-type="float">
            <text:p>7.4592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71" calcext:value-type="float">
            <text:p>0.0071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688" calcext:value-type="float">
            <text:p>1.0688</text:p>
          </table:table-cell>
          <table:table-cell office:value-type="string" calcext:value-type="string">
            <text:p>GB2A</text:p>
          </table:table-cell>
          <table:table-cell office:value-type="float" office:value="1.2422" calcext:value-type="float">
            <text:p>1.2422</text:p>
          </table:table-cell>
          <table:table-cell office:value-type="string" calcext:value-type="string">
            <text:p>G_id</text:p>
          </table:table-cell>
          <table:table-cell office:value-type="float" office:value="1.4314" calcext:value-type="float">
            <text:p>1.4314</text:p>
          </table:table-cell>
          <table:table-cell office:value-type="string" calcext:value-type="string">
            <text:p>G_cyc</text:p>
          </table:table-cell>
          <table:table-cell office:value-type="float" office:value="0.5148" calcext:value-type="float">
            <text:p>0.5148</text:p>
          </table:table-cell>
          <table:table-cell office:value-type="string" calcext:value-type="string">
            <text:p>D_A</text:p>
          </table:table-cell>
          <table:table-cell office:value-type="float" office:value="0.0093" calcext:value-type="float">
            <text:p>0.0093</text:p>
          </table:table-cell>
          <table:table-cell office:value-type="string" calcext:value-type="string">
            <text:p>D_B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81050" calcext:value-type="float">
            <text:p>81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6944" calcext:value-type="float">
            <text:p>7.6944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23" calcext:value-type="float">
            <text:p>0.0323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523" calcext:value-type="float">
            <text:p>1.1523</text:p>
          </table:table-cell>
          <table:table-cell office:value-type="string" calcext:value-type="string">
            <text:p>GB2A</text:p>
          </table:table-cell>
          <table:table-cell office:value-type="float" office:value="0.8673" calcext:value-type="float">
            <text:p>0.8673</text:p>
          </table:table-cell>
          <table:table-cell office:value-type="string" calcext:value-type="string">
            <text:p>G_id</text:p>
          </table:table-cell>
          <table:table-cell office:value-type="float" office:value="1.4652" calcext:value-type="float">
            <text:p>1.4652</text:p>
          </table:table-cell>
          <table:table-cell office:value-type="string" calcext:value-type="string">
            <text:p>G_cyc</text:p>
          </table:table-cell>
          <table:table-cell office:value-type="float" office:value="0.5675" calcext:value-type="float">
            <text:p>0.5675</text:p>
          </table:table-cell>
          <table:table-cell office:value-type="string" calcext:value-type="string">
            <text:p>D_A</text:p>
          </table:table-cell>
          <table:table-cell office:value-type="float" office:value="0.0601" calcext:value-type="float">
            <text:p>0.0601</text:p>
          </table:table-cell>
          <table:table-cell office:value-type="string" calcext:value-type="string">
            <text:p>D_B</text:p>
          </table:table-cell>
          <table:table-cell office:value-type="float" office:value="0.0044" calcext:value-type="float">
            <text:p>0.0044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81100" calcext:value-type="float">
            <text:p>81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2536" calcext:value-type="float">
            <text:p>7.2536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76" calcext:value-type="float">
            <text:p>0.0176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098" calcext:value-type="float">
            <text:p>0.9098</text:p>
          </table:table-cell>
          <table:table-cell office:value-type="string" calcext:value-type="string">
            <text:p>GB2A</text:p>
          </table:table-cell>
          <table:table-cell office:value-type="float" office:value="1.0006" calcext:value-type="float">
            <text:p>1.0006</text:p>
          </table:table-cell>
          <table:table-cell office:value-type="string" calcext:value-type="string">
            <text:p>G_id</text:p>
          </table:table-cell>
          <table:table-cell office:value-type="float" office:value="1.4033" calcext:value-type="float">
            <text:p>1.4033</text:p>
          </table:table-cell>
          <table:table-cell office:value-type="string" calcext:value-type="string">
            <text:p>G_cyc</text:p>
          </table:table-cell>
          <table:table-cell office:value-type="float" office:value="0.5343" calcext:value-type="float">
            <text:p>0.5343</text:p>
          </table:table-cell>
          <table:table-cell office:value-type="string" calcext:value-type="string">
            <text:p>D_A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D_B</text:p>
          </table:table-cell>
          <table:table-cell office:value-type="float" office:value="0.0052" calcext:value-type="float">
            <text:p>0.0052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81150" calcext:value-type="float">
            <text:p>81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4383" calcext:value-type="float">
            <text:p>8.4383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91" calcext:value-type="float">
            <text:p>0.0091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541" calcext:value-type="float">
            <text:p>1.0541</text:p>
          </table:table-cell>
          <table:table-cell office:value-type="string" calcext:value-type="string">
            <text:p>GB2A</text:p>
          </table:table-cell>
          <table:table-cell office:value-type="float" office:value="1.2364" calcext:value-type="float">
            <text:p>1.2364</text:p>
          </table:table-cell>
          <table:table-cell office:value-type="string" calcext:value-type="string">
            <text:p>G_id</text:p>
          </table:table-cell>
          <table:table-cell office:value-type="float" office:value="1.415" calcext:value-type="float">
            <text:p>1.415</text:p>
          </table:table-cell>
          <table:table-cell office:value-type="string" calcext:value-type="string">
            <text:p>G_cyc</text:p>
          </table:table-cell>
          <table:table-cell office:value-type="float" office:value="0.6148" calcext:value-type="float">
            <text:p>0.6148</text:p>
          </table:table-cell>
          <table:table-cell office:value-type="string" calcext:value-type="string">
            <text:p>D_A</text:p>
          </table:table-cell>
          <table:table-cell office:value-type="float" office:value="0.0139" calcext:value-type="float">
            <text:p>0.0139</text:p>
          </table:table-cell>
          <table:table-cell office:value-type="string" calcext:value-type="string">
            <text:p>D_B</text:p>
          </table:table-cell>
          <table:table-cell office:value-type="float" office:value="0.0042" calcext:value-type="float">
            <text:p>0.0042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6.8449" calcext:value-type="float">
            <text:p>6.8449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10607114993035793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5.15" calcext:value-type="float">
            <text:p>105.15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82000" calcext:value-type="float">
            <text:p>82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2419" calcext:value-type="float">
            <text:p>7.2419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85" calcext:value-type="float">
            <text:p>0.0085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781" calcext:value-type="float">
            <text:p>1.0781</text:p>
          </table:table-cell>
          <table:table-cell office:value-type="string" calcext:value-type="string">
            <text:p>GB2A</text:p>
          </table:table-cell>
          <table:table-cell office:value-type="float" office:value="1.0692" calcext:value-type="float">
            <text:p>1.0692</text:p>
          </table:table-cell>
          <table:table-cell office:value-type="string" calcext:value-type="string">
            <text:p>G_id</text:p>
          </table:table-cell>
          <table:table-cell office:value-type="float" office:value="1.3293" calcext:value-type="float">
            <text:p>1.3293</text:p>
          </table:table-cell>
          <table:table-cell office:value-type="string" calcext:value-type="string">
            <text:p>G_cyc</text:p>
          </table:table-cell>
          <table:table-cell office:value-type="float" office:value="0.5095" calcext:value-type="float">
            <text:p>0.5095</text:p>
          </table:table-cell>
          <table:table-cell office:value-type="string" calcext:value-type="string">
            <text:p>D_A</text:p>
          </table:table-cell>
          <table:table-cell office:value-type="float" office:value="0.0106" calcext:value-type="float">
            <text:p>0.0106</text:p>
          </table:table-cell>
          <table:table-cell office:value-type="string" calcext:value-type="string">
            <text:p>D_B</text:p>
          </table:table-cell>
          <table:table-cell office:value-type="float" office:value="0.0064" calcext:value-type="float">
            <text:p>0.0064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82050" calcext:value-type="float">
            <text:p>82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7872" calcext:value-type="float">
            <text:p>7.7872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11" calcext:value-type="float">
            <text:p>0.0211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289" calcext:value-type="float">
            <text:p>0.9289</text:p>
          </table:table-cell>
          <table:table-cell office:value-type="string" calcext:value-type="string">
            <text:p>GB2A</text:p>
          </table:table-cell>
          <table:table-cell office:value-type="float" office:value="1.1156" calcext:value-type="float">
            <text:p>1.1156</text:p>
          </table:table-cell>
          <table:table-cell office:value-type="string" calcext:value-type="string">
            <text:p>G_id</text:p>
          </table:table-cell>
          <table:table-cell office:value-type="float" office:value="1.3728" calcext:value-type="float">
            <text:p>1.3728</text:p>
          </table:table-cell>
          <table:table-cell office:value-type="string" calcext:value-type="string">
            <text:p>G_cyc</text:p>
          </table:table-cell>
          <table:table-cell office:value-type="float" office:value="0.5743" calcext:value-type="float">
            <text:p>0.5743</text:p>
          </table:table-cell>
          <table:table-cell office:value-type="string" calcext:value-type="string">
            <text:p>D_A</text:p>
          </table:table-cell>
          <table:table-cell office:value-type="float" office:value="0.0345" calcext:value-type="float">
            <text:p>0.0345</text:p>
          </table:table-cell>
          <table:table-cell office:value-type="string" calcext:value-type="string">
            <text:p>D_B</text:p>
          </table:table-cell>
          <table:table-cell office:value-type="float" office:value="0.0076" calcext:value-type="float">
            <text:p>0.0076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82100" calcext:value-type="float">
            <text:p>82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6.6497" calcext:value-type="float">
            <text:p>6.6497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528" calcext:value-type="float">
            <text:p>0.0528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7029" calcext:value-type="float">
            <text:p>0.7029</text:p>
          </table:table-cell>
          <table:table-cell office:value-type="string" calcext:value-type="string">
            <text:p>GB2A</text:p>
          </table:table-cell>
          <table:table-cell office:value-type="float" office:value="0.8709" calcext:value-type="float">
            <text:p>0.8709</text:p>
          </table:table-cell>
          <table:table-cell office:value-type="string" calcext:value-type="string">
            <text:p>G_id</text:p>
          </table:table-cell>
          <table:table-cell office:value-type="float" office:value="1.4945" calcext:value-type="float">
            <text:p>1.4945</text:p>
          </table:table-cell>
          <table:table-cell office:value-type="string" calcext:value-type="string">
            <text:p>G_cyc</text:p>
          </table:table-cell>
          <table:table-cell office:value-type="float" office:value="0.5076" calcext:value-type="float">
            <text:p>0.5076</text:p>
          </table:table-cell>
          <table:table-cell office:value-type="string" calcext:value-type="string">
            <text:p>D_A</text:p>
          </table:table-cell>
          <table:table-cell office:value-type="float" office:value="0.0508" calcext:value-type="float">
            <text:p>0.0508</text:p>
          </table:table-cell>
          <table:table-cell office:value-type="string" calcext:value-type="string">
            <text:p>D_B</text:p>
          </table:table-cell>
          <table:table-cell office:value-type="float" office:value="0.0548" calcext:value-type="float">
            <text:p>0.0548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82150" calcext:value-type="float">
            <text:p>82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4103" calcext:value-type="float">
            <text:p>7.4103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924" calcext:value-type="float">
            <text:p>1.0924</text:p>
          </table:table-cell>
          <table:table-cell office:value-type="string" calcext:value-type="string">
            <text:p>GB2A</text:p>
          </table:table-cell>
          <table:table-cell office:value-type="float" office:value="1.225" calcext:value-type="float">
            <text:p>1.225</text:p>
          </table:table-cell>
          <table:table-cell office:value-type="string" calcext:value-type="string">
            <text:p>G_id</text:p>
          </table:table-cell>
          <table:table-cell office:value-type="float" office:value="1.2449" calcext:value-type="float">
            <text:p>1.2449</text:p>
          </table:table-cell>
          <table:table-cell office:value-type="string" calcext:value-type="string">
            <text:p>G_cyc</text:p>
          </table:table-cell>
          <table:table-cell office:value-type="float" office:value="0.5093" calcext:value-type="float">
            <text:p>0.5093</text:p>
          </table:table-cell>
          <table:table-cell office:value-type="string" calcext:value-type="string">
            <text:p>D_A</text:p>
          </table:table-cell>
          <table:table-cell office:value-type="float" office:value="0.0085" calcext:value-type="float">
            <text:p>0.0085</text:p>
          </table:table-cell>
          <table:table-cell office:value-type="string" calcext:value-type="string">
            <text:p>D_B</text:p>
          </table:table-cell>
          <table:table-cell office:value-type="float" office:value="0.0074" calcext:value-type="float">
            <text:p>0.0074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8.0274" calcext:value-type="float">
            <text:p>8.0274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08941353298723698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5.1" calcext:value-type="float">
            <text:p>105.1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83000" calcext:value-type="float">
            <text:p>83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1324" calcext:value-type="float">
            <text:p>7.1324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67" calcext:value-type="float">
            <text:p>0.0067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412" calcext:value-type="float">
            <text:p>1.0412</text:p>
          </table:table-cell>
          <table:table-cell office:value-type="string" calcext:value-type="string">
            <text:p>GB2A</text:p>
          </table:table-cell>
          <table:table-cell office:value-type="float" office:value="1.0661" calcext:value-type="float">
            <text:p>1.0661</text:p>
          </table:table-cell>
          <table:table-cell office:value-type="string" calcext:value-type="string">
            <text:p>G_id</text:p>
          </table:table-cell>
          <table:table-cell office:value-type="float" office:value="1.2197" calcext:value-type="float">
            <text:p>1.2197</text:p>
          </table:table-cell>
          <table:table-cell office:value-type="string" calcext:value-type="string">
            <text:p>G_cyc</text:p>
          </table:table-cell>
          <table:table-cell office:value-type="float" office:value="0.5025" calcext:value-type="float">
            <text:p>0.5025</text:p>
          </table:table-cell>
          <table:table-cell office:value-type="string" calcext:value-type="string">
            <text:p>D_A</text:p>
          </table:table-cell>
          <table:table-cell office:value-type="float" office:value="0.0099" calcext:value-type="float">
            <text:p>0.0099</text:p>
          </table:table-cell>
          <table:table-cell office:value-type="string" calcext:value-type="string">
            <text:p>D_B</text:p>
          </table:table-cell>
          <table:table-cell office:value-type="float" office:value="0.0035" calcext:value-type="float">
            <text:p>0.0035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83050" calcext:value-type="float">
            <text:p>83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8401" calcext:value-type="float">
            <text:p>7.8401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072" calcext:value-type="float">
            <text:p>1.0072</text:p>
          </table:table-cell>
          <table:table-cell office:value-type="string" calcext:value-type="string">
            <text:p>GB2A</text:p>
          </table:table-cell>
          <table:table-cell office:value-type="float" office:value="1.1196" calcext:value-type="float">
            <text:p>1.1196</text:p>
          </table:table-cell>
          <table:table-cell office:value-type="string" calcext:value-type="string">
            <text:p>G_id</text:p>
          </table:table-cell>
          <table:table-cell office:value-type="float" office:value="1.5418" calcext:value-type="float">
            <text:p>1.5418</text:p>
          </table:table-cell>
          <table:table-cell office:value-type="string" calcext:value-type="string">
            <text:p>G_cyc</text:p>
          </table:table-cell>
          <table:table-cell office:value-type="float" office:value="0.5713" calcext:value-type="float">
            <text:p>0.5713</text:p>
          </table:table-cell>
          <table:table-cell office:value-type="string" calcext:value-type="string">
            <text:p>D_A</text:p>
          </table:table-cell>
          <table:table-cell office:value-type="float" office:value="0.0135" calcext:value-type="float">
            <text:p>0.0135</text:p>
          </table:table-cell>
          <table:table-cell office:value-type="string" calcext:value-type="string">
            <text:p>D_B</text:p>
          </table:table-cell>
          <table:table-cell office:value-type="float" office:value="0.0046" calcext:value-type="float">
            <text:p>0.0046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83100" calcext:value-type="float">
            <text:p>83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0916" calcext:value-type="float">
            <text:p>7.0916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97" calcext:value-type="float">
            <text:p>0.0097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146" calcext:value-type="float">
            <text:p>1.1146</text:p>
          </table:table-cell>
          <table:table-cell office:value-type="string" calcext:value-type="string">
            <text:p>GB2A</text:p>
          </table:table-cell>
          <table:table-cell office:value-type="float" office:value="0.9114" calcext:value-type="float">
            <text:p>0.9114</text:p>
          </table:table-cell>
          <table:table-cell office:value-type="string" calcext:value-type="string">
            <text:p>G_id</text:p>
          </table:table-cell>
          <table:table-cell office:value-type="float" office:value="1.2967" calcext:value-type="float">
            <text:p>1.2967</text:p>
          </table:table-cell>
          <table:table-cell office:value-type="string" calcext:value-type="string">
            <text:p>G_cyc</text:p>
          </table:table-cell>
          <table:table-cell office:value-type="float" office:value="0.5066" calcext:value-type="float">
            <text:p>0.5066</text:p>
          </table:table-cell>
          <table:table-cell office:value-type="string" calcext:value-type="string">
            <text:p>D_A</text:p>
          </table:table-cell>
          <table:table-cell office:value-type="float" office:value="0.0153" calcext:value-type="float">
            <text:p>0.0153</text:p>
          </table:table-cell>
          <table:table-cell office:value-type="string" calcext:value-type="string">
            <text:p>D_B</text:p>
          </table:table-cell>
          <table:table-cell office:value-type="float" office:value="0.0041" calcext:value-type="float">
            <text:p>0.0041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83150" calcext:value-type="float">
            <text:p>83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8278" calcext:value-type="float">
            <text:p>7.8278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8" calcext:value-type="float">
            <text:p>0.018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8495" calcext:value-type="float">
            <text:p>0.8495</text:p>
          </table:table-cell>
          <table:table-cell office:value-type="string" calcext:value-type="string">
            <text:p>GB2A</text:p>
          </table:table-cell>
          <table:table-cell office:value-type="float" office:value="0.9465" calcext:value-type="float">
            <text:p>0.9465</text:p>
          </table:table-cell>
          <table:table-cell office:value-type="string" calcext:value-type="string">
            <text:p>G_id</text:p>
          </table:table-cell>
          <table:table-cell office:value-type="float" office:value="1.4774" calcext:value-type="float">
            <text:p>1.4774</text:p>
          </table:table-cell>
          <table:table-cell office:value-type="string" calcext:value-type="string">
            <text:p>G_cyc</text:p>
          </table:table-cell>
          <table:table-cell office:value-type="float" office:value="0.6032" calcext:value-type="float">
            <text:p>0.6032</text:p>
          </table:table-cell>
          <table:table-cell office:value-type="string" calcext:value-type="string">
            <text:p>D_A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D_B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7.6019" calcext:value-type="float">
            <text:p>7.6019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06880311295390129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5.06" calcext:value-type="float">
            <text:p>105.06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84000" calcext:value-type="float">
            <text:p>84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2293" calcext:value-type="float">
            <text:p>7.2293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57" calcext:value-type="float">
            <text:p>0.0057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167" calcext:value-type="float">
            <text:p>1.1167</text:p>
          </table:table-cell>
          <table:table-cell office:value-type="string" calcext:value-type="string">
            <text:p>GB2A</text:p>
          </table:table-cell>
          <table:table-cell office:value-type="float" office:value="0.8649" calcext:value-type="float">
            <text:p>0.8649</text:p>
          </table:table-cell>
          <table:table-cell office:value-type="string" calcext:value-type="string">
            <text:p>G_id</text:p>
          </table:table-cell>
          <table:table-cell office:value-type="float" office:value="1.341" calcext:value-type="float">
            <text:p>1.341</text:p>
          </table:table-cell>
          <table:table-cell office:value-type="string" calcext:value-type="string">
            <text:p>G_cyc</text:p>
          </table:table-cell>
          <table:table-cell office:value-type="float" office:value="0.5248" calcext:value-type="float">
            <text:p>0.5248</text:p>
          </table:table-cell>
          <table:table-cell office:value-type="string" calcext:value-type="string">
            <text:p>D_A</text:p>
          </table:table-cell>
          <table:table-cell office:value-type="float" office:value="0.0069" calcext:value-type="float">
            <text:p>0.0069</text:p>
          </table:table-cell>
          <table:table-cell office:value-type="string" calcext:value-type="string">
            <text:p>D_B</text:p>
          </table:table-cell>
          <table:table-cell office:value-type="float" office:value="0.0045" calcext:value-type="float">
            <text:p>0.0045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84050" calcext:value-type="float">
            <text:p>84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4362" calcext:value-type="float">
            <text:p>7.4362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01" calcext:value-type="float">
            <text:p>0.0101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257" calcext:value-type="float">
            <text:p>1.0257</text:p>
          </table:table-cell>
          <table:table-cell office:value-type="string" calcext:value-type="string">
            <text:p>GB2A</text:p>
          </table:table-cell>
          <table:table-cell office:value-type="float" office:value="1.1566" calcext:value-type="float">
            <text:p>1.1566</text:p>
          </table:table-cell>
          <table:table-cell office:value-type="string" calcext:value-type="string">
            <text:p>G_id</text:p>
          </table:table-cell>
          <table:table-cell office:value-type="float" office:value="1.3172" calcext:value-type="float">
            <text:p>1.3172</text:p>
          </table:table-cell>
          <table:table-cell office:value-type="string" calcext:value-type="string">
            <text:p>G_cyc</text:p>
          </table:table-cell>
          <table:table-cell office:value-type="float" office:value="0.5254" calcext:value-type="float">
            <text:p>0.5254</text:p>
          </table:table-cell>
          <table:table-cell office:value-type="string" calcext:value-type="string">
            <text:p>D_A</text:p>
          </table:table-cell>
          <table:table-cell office:value-type="float" office:value="0.0157" calcext:value-type="float">
            <text:p>0.0157</text:p>
          </table:table-cell>
          <table:table-cell office:value-type="string" calcext:value-type="string">
            <text:p>D_B</text:p>
          </table:table-cell>
          <table:table-cell office:value-type="float" office:value="0.0045" calcext:value-type="float">
            <text:p>0.0045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84100" calcext:value-type="float">
            <text:p>84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8866" calcext:value-type="float">
            <text:p>7.8866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698" calcext:value-type="float">
            <text:p>1.0698</text:p>
          </table:table-cell>
          <table:table-cell office:value-type="string" calcext:value-type="string">
            <text:p>GB2A</text:p>
          </table:table-cell>
          <table:table-cell office:value-type="float" office:value="0.987" calcext:value-type="float">
            <text:p>0.987</text:p>
          </table:table-cell>
          <table:table-cell office:value-type="string" calcext:value-type="string">
            <text:p>G_id</text:p>
          </table:table-cell>
          <table:table-cell office:value-type="float" office:value="1.241" calcext:value-type="float">
            <text:p>1.241</text:p>
          </table:table-cell>
          <table:table-cell office:value-type="string" calcext:value-type="string">
            <text:p>G_cyc</text:p>
          </table:table-cell>
          <table:table-cell office:value-type="float" office:value="0.583" calcext:value-type="float">
            <text:p>0.583</text:p>
          </table:table-cell>
          <table:table-cell office:value-type="string" calcext:value-type="string">
            <text:p>D_A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D_B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84150" calcext:value-type="float">
            <text:p>84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0781" calcext:value-type="float">
            <text:p>8.0781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04" calcext:value-type="float">
            <text:p>0.0104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796" calcext:value-type="float">
            <text:p>0.9796</text:p>
          </table:table-cell>
          <table:table-cell office:value-type="string" calcext:value-type="string">
            <text:p>GB2A</text:p>
          </table:table-cell>
          <table:table-cell office:value-type="float" office:value="1.3545" calcext:value-type="float">
            <text:p>1.3545</text:p>
          </table:table-cell>
          <table:table-cell office:value-type="string" calcext:value-type="string">
            <text:p>G_id</text:p>
          </table:table-cell>
          <table:table-cell office:value-type="float" office:value="1.2785" calcext:value-type="float">
            <text:p>1.2785</text:p>
          </table:table-cell>
          <table:table-cell office:value-type="string" calcext:value-type="string">
            <text:p>G_cyc</text:p>
          </table:table-cell>
          <table:table-cell office:value-type="float" office:value="0.5744" calcext:value-type="float">
            <text:p>0.5744</text:p>
          </table:table-cell>
          <table:table-cell office:value-type="string" calcext:value-type="string">
            <text:p>D_A</text:p>
          </table:table-cell>
          <table:table-cell office:value-type="float" office:value="0.0141" calcext:value-type="float">
            <text:p>0.0141</text:p>
          </table:table-cell>
          <table:table-cell office:value-type="string" calcext:value-type="string">
            <text:p>D_B</text:p>
          </table:table-cell>
          <table:table-cell office:value-type="float" office:value="0.0067" calcext:value-type="float">
            <text:p>0.0067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8.6642" calcext:value-type="float">
            <text:p>8.6642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07401378825306892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5.09" calcext:value-type="float">
            <text:p>105.09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85000" calcext:value-type="float">
            <text:p>85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6923" calcext:value-type="float">
            <text:p>7.6923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64" calcext:value-type="float">
            <text:p>0.0064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999" calcext:value-type="float">
            <text:p>1.0999</text:p>
          </table:table-cell>
          <table:table-cell office:value-type="string" calcext:value-type="string">
            <text:p>GB2A</text:p>
          </table:table-cell>
          <table:table-cell office:value-type="float" office:value="1.079" calcext:value-type="float">
            <text:p>1.079</text:p>
          </table:table-cell>
          <table:table-cell office:value-type="string" calcext:value-type="string">
            <text:p>G_id</text:p>
          </table:table-cell>
          <table:table-cell office:value-type="float" office:value="1.3195" calcext:value-type="float">
            <text:p>1.3195</text:p>
          </table:table-cell>
          <table:table-cell office:value-type="string" calcext:value-type="string">
            <text:p>G_cyc</text:p>
          </table:table-cell>
          <table:table-cell office:value-type="float" office:value="0.5513" calcext:value-type="float">
            <text:p>0.5513</text:p>
          </table:table-cell>
          <table:table-cell office:value-type="string" calcext:value-type="string">
            <text:p>D_A</text:p>
          </table:table-cell>
          <table:table-cell office:value-type="float" office:value="0.0101" calcext:value-type="float">
            <text:p>0.0101</text:p>
          </table:table-cell>
          <table:table-cell office:value-type="string" calcext:value-type="string">
            <text:p>D_B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85050" calcext:value-type="float">
            <text:p>85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6347" calcext:value-type="float">
            <text:p>7.6347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78" calcext:value-type="float">
            <text:p>0.0078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368" calcext:value-type="float">
            <text:p>1.1368</text:p>
          </table:table-cell>
          <table:table-cell office:value-type="string" calcext:value-type="string">
            <text:p>GB2A</text:p>
          </table:table-cell>
          <table:table-cell office:value-type="float" office:value="1.2687" calcext:value-type="float">
            <text:p>1.2687</text:p>
          </table:table-cell>
          <table:table-cell office:value-type="string" calcext:value-type="string">
            <text:p>G_id</text:p>
          </table:table-cell>
          <table:table-cell office:value-type="float" office:value="1.3715" calcext:value-type="float">
            <text:p>1.3715</text:p>
          </table:table-cell>
          <table:table-cell office:value-type="string" calcext:value-type="string">
            <text:p>G_cyc</text:p>
          </table:table-cell>
          <table:table-cell office:value-type="float" office:value="0.5229" calcext:value-type="float">
            <text:p>0.5229</text:p>
          </table:table-cell>
          <table:table-cell office:value-type="string" calcext:value-type="string">
            <text:p>D_A</text:p>
          </table:table-cell>
          <table:table-cell office:value-type="float" office:value="0.0086" calcext:value-type="float">
            <text:p>0.0086</text:p>
          </table:table-cell>
          <table:table-cell office:value-type="string" calcext:value-type="string">
            <text:p>D_B</text:p>
          </table:table-cell>
          <table:table-cell office:value-type="float" office:value="0.0071" calcext:value-type="float">
            <text:p>0.0071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85100" calcext:value-type="float">
            <text:p>85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123" calcext:value-type="float">
            <text:p>7.123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95" calcext:value-type="float">
            <text:p>0.0095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074" calcext:value-type="float">
            <text:p>1.0074</text:p>
          </table:table-cell>
          <table:table-cell office:value-type="string" calcext:value-type="string">
            <text:p>GB2A</text:p>
          </table:table-cell>
          <table:table-cell office:value-type="float" office:value="1.0617" calcext:value-type="float">
            <text:p>1.0617</text:p>
          </table:table-cell>
          <table:table-cell office:value-type="string" calcext:value-type="string">
            <text:p>G_id</text:p>
          </table:table-cell>
          <table:table-cell office:value-type="float" office:value="1.2988" calcext:value-type="float">
            <text:p>1.2988</text:p>
          </table:table-cell>
          <table:table-cell office:value-type="string" calcext:value-type="string">
            <text:p>G_cyc</text:p>
          </table:table-cell>
          <table:table-cell office:value-type="float" office:value="0.5054" calcext:value-type="float">
            <text:p>0.5054</text:p>
          </table:table-cell>
          <table:table-cell office:value-type="string" calcext:value-type="string">
            <text:p>D_A</text:p>
          </table:table-cell>
          <table:table-cell office:value-type="float" office:value="0.0105" calcext:value-type="float">
            <text:p>0.0105</text:p>
          </table:table-cell>
          <table:table-cell office:value-type="string" calcext:value-type="string">
            <text:p>D_B</text:p>
          </table:table-cell>
          <table:table-cell office:value-type="float" office:value="0.0084" calcext:value-type="float">
            <text:p>0.0084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85150" calcext:value-type="float">
            <text:p>85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21" calcext:value-type="float">
            <text:p>7.21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76" calcext:value-type="float">
            <text:p>0.0176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498" calcext:value-type="float">
            <text:p>1.0498</text:p>
          </table:table-cell>
          <table:table-cell office:value-type="string" calcext:value-type="string">
            <text:p>GB2A</text:p>
          </table:table-cell>
          <table:table-cell office:value-type="float" office:value="0.795" calcext:value-type="float">
            <text:p>0.795</text:p>
          </table:table-cell>
          <table:table-cell office:value-type="string" calcext:value-type="string">
            <text:p>G_id</text:p>
          </table:table-cell>
          <table:table-cell office:value-type="float" office:value="1.2703" calcext:value-type="float">
            <text:p>1.2703</text:p>
          </table:table-cell>
          <table:table-cell office:value-type="string" calcext:value-type="string">
            <text:p>G_cyc</text:p>
          </table:table-cell>
          <table:table-cell office:value-type="float" office:value="0.5365" calcext:value-type="float">
            <text:p>0.5365</text:p>
          </table:table-cell>
          <table:table-cell office:value-type="string" calcext:value-type="string">
            <text:p>D_A</text:p>
          </table:table-cell>
          <table:table-cell office:value-type="float" office:value="0.0329" calcext:value-type="float">
            <text:p>0.0329</text:p>
          </table:table-cell>
          <table:table-cell office:value-type="string" calcext:value-type="string">
            <text:p>D_B</text:p>
          </table:table-cell>
          <table:table-cell office:value-type="float" office:value="0.0022" calcext:value-type="float">
            <text:p>0.0022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7.3656" calcext:value-type="float">
            <text:p>7.3656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14891242608428001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5.04" calcext:value-type="float">
            <text:p>105.04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86000" calcext:value-type="float">
            <text:p>86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8259" calcext:value-type="float">
            <text:p>7.8259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02" calcext:value-type="float">
            <text:p>0.0102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228" calcext:value-type="float">
            <text:p>0.9228</text:p>
          </table:table-cell>
          <table:table-cell office:value-type="string" calcext:value-type="string">
            <text:p>GB2A</text:p>
          </table:table-cell>
          <table:table-cell office:value-type="float" office:value="1.1331" calcext:value-type="float">
            <text:p>1.1331</text:p>
          </table:table-cell>
          <table:table-cell office:value-type="string" calcext:value-type="string">
            <text:p>G_id</text:p>
          </table:table-cell>
          <table:table-cell office:value-type="float" office:value="1.3978" calcext:value-type="float">
            <text:p>1.3978</text:p>
          </table:table-cell>
          <table:table-cell office:value-type="string" calcext:value-type="string">
            <text:p>G_cyc</text:p>
          </table:table-cell>
          <table:table-cell office:value-type="float" office:value="0.577" calcext:value-type="float">
            <text:p>0.577</text:p>
          </table:table-cell>
          <table:table-cell office:value-type="string" calcext:value-type="string">
            <text:p>D_A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D_B</text:p>
          </table:table-cell>
          <table:table-cell office:value-type="float" office:value="0.0064" calcext:value-type="float">
            <text:p>0.0064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86050" calcext:value-type="float">
            <text:p>86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3975" calcext:value-type="float">
            <text:p>8.3975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315" calcext:value-type="float">
            <text:p>1.0315</text:p>
          </table:table-cell>
          <table:table-cell office:value-type="string" calcext:value-type="string">
            <text:p>GB2A</text:p>
          </table:table-cell>
          <table:table-cell office:value-type="float" office:value="0.7453" calcext:value-type="float">
            <text:p>0.7453</text:p>
          </table:table-cell>
          <table:table-cell office:value-type="string" calcext:value-type="string">
            <text:p>G_id</text:p>
          </table:table-cell>
          <table:table-cell office:value-type="float" office:value="1.5281" calcext:value-type="float">
            <text:p>1.5281</text:p>
          </table:table-cell>
          <table:table-cell office:value-type="string" calcext:value-type="string">
            <text:p>G_cyc</text:p>
          </table:table-cell>
          <table:table-cell office:value-type="float" office:value="0.6621" calcext:value-type="float">
            <text:p>0.6621</text:p>
          </table:table-cell>
          <table:table-cell office:value-type="string" calcext:value-type="string">
            <text:p>D_A</text:p>
          </table:table-cell>
          <table:table-cell office:value-type="float" office:value="0.0142" calcext:value-type="float">
            <text:p>0.0142</text:p>
          </table:table-cell>
          <table:table-cell office:value-type="string" calcext:value-type="string">
            <text:p>D_B</text:p>
          </table:table-cell>
          <table:table-cell office:value-type="float" office:value="0.0039" calcext:value-type="float">
            <text:p>0.0039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86100" calcext:value-type="float">
            <text:p>86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0891" calcext:value-type="float">
            <text:p>8.0891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76" calcext:value-type="float">
            <text:p>0.0176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609" calcext:value-type="float">
            <text:p>0.9609</text:p>
          </table:table-cell>
          <table:table-cell office:value-type="string" calcext:value-type="string">
            <text:p>GB2A</text:p>
          </table:table-cell>
          <table:table-cell office:value-type="float" office:value="1.3349" calcext:value-type="float">
            <text:p>1.3349</text:p>
          </table:table-cell>
          <table:table-cell office:value-type="string" calcext:value-type="string">
            <text:p>G_id</text:p>
          </table:table-cell>
          <table:table-cell office:value-type="float" office:value="1.3098" calcext:value-type="float">
            <text:p>1.3098</text:p>
          </table:table-cell>
          <table:table-cell office:value-type="string" calcext:value-type="string">
            <text:p>G_cyc</text:p>
          </table:table-cell>
          <table:table-cell office:value-type="float" office:value="0.5793" calcext:value-type="float">
            <text:p>0.5793</text:p>
          </table:table-cell>
          <table:table-cell office:value-type="string" calcext:value-type="string">
            <text:p>D_A</text:p>
          </table:table-cell>
          <table:table-cell office:value-type="float" office:value="0.0271" calcext:value-type="float">
            <text:p>0.0271</text:p>
          </table:table-cell>
          <table:table-cell office:value-type="string" calcext:value-type="string">
            <text:p>D_B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86150" calcext:value-type="float">
            <text:p>86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6.8551" calcext:value-type="float">
            <text:p>6.8551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93" calcext:value-type="float">
            <text:p>0.0093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028" calcext:value-type="float">
            <text:p>1.0028</text:p>
          </table:table-cell>
          <table:table-cell office:value-type="string" calcext:value-type="string">
            <text:p>GB2A</text:p>
          </table:table-cell>
          <table:table-cell office:value-type="float" office:value="1.0883" calcext:value-type="float">
            <text:p>1.0883</text:p>
          </table:table-cell>
          <table:table-cell office:value-type="string" calcext:value-type="string">
            <text:p>G_id</text:p>
          </table:table-cell>
          <table:table-cell office:value-type="float" office:value="1.2106" calcext:value-type="float">
            <text:p>1.2106</text:p>
          </table:table-cell>
          <table:table-cell office:value-type="string" calcext:value-type="string">
            <text:p>G_cyc</text:p>
          </table:table-cell>
          <table:table-cell office:value-type="float" office:value="0.4764" calcext:value-type="float">
            <text:p>0.4764</text:p>
          </table:table-cell>
          <table:table-cell office:value-type="string" calcext:value-type="string">
            <text:p>D_A</text:p>
          </table:table-cell>
          <table:table-cell office:value-type="float" office:value="0.0148" calcext:value-type="float">
            <text:p>0.0148</text:p>
          </table:table-cell>
          <table:table-cell office:value-type="string" calcext:value-type="string">
            <text:p>D_B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7.455" calcext:value-type="float">
            <text:p>7.455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1034857239574194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5.22" calcext:value-type="float">
            <text:p>105.22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87000" calcext:value-type="float">
            <text:p>87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1814" calcext:value-type="float">
            <text:p>7.1814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37" calcext:value-type="float">
            <text:p>0.0137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317" calcext:value-type="float">
            <text:p>1.0317</text:p>
          </table:table-cell>
          <table:table-cell office:value-type="string" calcext:value-type="string">
            <text:p>GB2A</text:p>
          </table:table-cell>
          <table:table-cell office:value-type="float" office:value="0.9806" calcext:value-type="float">
            <text:p>0.9806</text:p>
          </table:table-cell>
          <table:table-cell office:value-type="string" calcext:value-type="string">
            <text:p>G_id</text:p>
          </table:table-cell>
          <table:table-cell office:value-type="float" office:value="1.5265" calcext:value-type="float">
            <text:p>1.5265</text:p>
          </table:table-cell>
          <table:table-cell office:value-type="string" calcext:value-type="string">
            <text:p>G_cyc</text:p>
          </table:table-cell>
          <table:table-cell office:value-type="float" office:value="0.5169" calcext:value-type="float">
            <text:p>0.5169</text:p>
          </table:table-cell>
          <table:table-cell office:value-type="string" calcext:value-type="string">
            <text:p>D_A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D_B</text:p>
          </table:table-cell>
          <table:table-cell office:value-type="float" office:value="0.0034" calcext:value-type="float">
            <text:p>0.0034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87050" calcext:value-type="float">
            <text:p>87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3476" calcext:value-type="float">
            <text:p>7.3476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79" calcext:value-type="float">
            <text:p>0.0079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978" calcext:value-type="float">
            <text:p>0.9978</text:p>
          </table:table-cell>
          <table:table-cell office:value-type="string" calcext:value-type="string">
            <text:p>GB2A</text:p>
          </table:table-cell>
          <table:table-cell office:value-type="float" office:value="1.1211" calcext:value-type="float">
            <text:p>1.1211</text:p>
          </table:table-cell>
          <table:table-cell office:value-type="string" calcext:value-type="string">
            <text:p>G_id</text:p>
          </table:table-cell>
          <table:table-cell office:value-type="float" office:value="1.1324" calcext:value-type="float">
            <text:p>1.1324</text:p>
          </table:table-cell>
          <table:table-cell office:value-type="string" calcext:value-type="string">
            <text:p>G_cyc</text:p>
          </table:table-cell>
          <table:table-cell office:value-type="float" office:value="0.5229" calcext:value-type="float">
            <text:p>0.5229</text:p>
          </table:table-cell>
          <table:table-cell office:value-type="string" calcext:value-type="string">
            <text:p>D_A</text:p>
          </table:table-cell>
          <table:table-cell office:value-type="float" office:value="0.0134" calcext:value-type="float">
            <text:p>0.0134</text:p>
          </table:table-cell>
          <table:table-cell office:value-type="string" calcext:value-type="string">
            <text:p>D_B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87100" calcext:value-type="float">
            <text:p>87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5704" calcext:value-type="float">
            <text:p>8.5704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075" calcext:value-type="float">
            <text:p>1.0075</text:p>
          </table:table-cell>
          <table:table-cell office:value-type="string" calcext:value-type="string">
            <text:p>GB2A</text:p>
          </table:table-cell>
          <table:table-cell office:value-type="float" office:value="0.8583" calcext:value-type="float">
            <text:p>0.8583</text:p>
          </table:table-cell>
          <table:table-cell office:value-type="string" calcext:value-type="string">
            <text:p>G_id</text:p>
          </table:table-cell>
          <table:table-cell office:value-type="float" office:value="1.5081" calcext:value-type="float">
            <text:p>1.5081</text:p>
          </table:table-cell>
          <table:table-cell office:value-type="string" calcext:value-type="string">
            <text:p>G_cyc</text:p>
          </table:table-cell>
          <table:table-cell office:value-type="float" office:value="0.6705" calcext:value-type="float">
            <text:p>0.6705</text:p>
          </table:table-cell>
          <table:table-cell office:value-type="string" calcext:value-type="string">
            <text:p>D_A</text:p>
          </table:table-cell>
          <table:table-cell office:value-type="float" office:value="0.0103" calcext:value-type="float">
            <text:p>0.0103</text:p>
          </table:table-cell>
          <table:table-cell office:value-type="string" calcext:value-type="string">
            <text:p>D_B</text:p>
          </table:table-cell>
          <table:table-cell office:value-type="float" office:value="0.0036" calcext:value-type="float">
            <text:p>0.0036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87150" calcext:value-type="float">
            <text:p>87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6.8921" calcext:value-type="float">
            <text:p>6.8921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91" calcext:value-type="float">
            <text:p>0.0091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967" calcext:value-type="float">
            <text:p>1.0967</text:p>
          </table:table-cell>
          <table:table-cell office:value-type="string" calcext:value-type="string">
            <text:p>GB2A</text:p>
          </table:table-cell>
          <table:table-cell office:value-type="float" office:value="1.0425" calcext:value-type="float">
            <text:p>1.0425</text:p>
          </table:table-cell>
          <table:table-cell office:value-type="string" calcext:value-type="string">
            <text:p>G_id</text:p>
          </table:table-cell>
          <table:table-cell office:value-type="float" office:value="1.2278" calcext:value-type="float">
            <text:p>1.2278</text:p>
          </table:table-cell>
          <table:table-cell office:value-type="string" calcext:value-type="string">
            <text:p>G_cyc</text:p>
          </table:table-cell>
          <table:table-cell office:value-type="float" office:value="0.4753" calcext:value-type="float">
            <text:p>0.4753</text:p>
          </table:table-cell>
          <table:table-cell office:value-type="string" calcext:value-type="string">
            <text:p>D_A</text:p>
          </table:table-cell>
          <table:table-cell office:value-type="float" office:value="0.0161" calcext:value-type="float">
            <text:p>0.0161</text:p>
          </table:table-cell>
          <table:table-cell office:value-type="string" calcext:value-type="string">
            <text:p>D_B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7.5391" calcext:value-type="float">
            <text:p>7.5391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10578501969575882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4.98" calcext:value-type="float">
            <text:p>104.98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88000" calcext:value-type="float">
            <text:p>88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3167" calcext:value-type="float">
            <text:p>7.3167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15" calcext:value-type="float">
            <text:p>0.0115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938" calcext:value-type="float">
            <text:p>1.0938</text:p>
          </table:table-cell>
          <table:table-cell office:value-type="string" calcext:value-type="string">
            <text:p>GB2A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G_id</text:p>
          </table:table-cell>
          <table:table-cell office:value-type="float" office:value="1.4453" calcext:value-type="float">
            <text:p>1.4453</text:p>
          </table:table-cell>
          <table:table-cell office:value-type="string" calcext:value-type="string">
            <text:p>G_cyc</text:p>
          </table:table-cell>
          <table:table-cell office:value-type="float" office:value="0.5385" calcext:value-type="float">
            <text:p>0.5385</text:p>
          </table:table-cell>
          <table:table-cell office:value-type="string" calcext:value-type="string">
            <text:p>D_A</text:p>
          </table:table-cell>
          <table:table-cell office:value-type="float" office:value="0.0208" calcext:value-type="float">
            <text:p>0.0208</text:p>
          </table:table-cell>
          <table:table-cell office:value-type="string" calcext:value-type="string">
            <text:p>D_B</text:p>
          </table:table-cell>
          <table:table-cell office:value-type="float" office:value="0.0022" calcext:value-type="float">
            <text:p>0.0022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88050" calcext:value-type="float">
            <text:p>88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1336" calcext:value-type="float">
            <text:p>7.1336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49" calcext:value-type="float">
            <text:p>0.0149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452" calcext:value-type="float">
            <text:p>1.0452</text:p>
          </table:table-cell>
          <table:table-cell office:value-type="string" calcext:value-type="string">
            <text:p>GB2A</text:p>
          </table:table-cell>
          <table:table-cell office:value-type="float" office:value="0.9855" calcext:value-type="float">
            <text:p>0.9855</text:p>
          </table:table-cell>
          <table:table-cell office:value-type="string" calcext:value-type="string">
            <text:p>G_id</text:p>
          </table:table-cell>
          <table:table-cell office:value-type="float" office:value="1.3917" calcext:value-type="float">
            <text:p>1.3917</text:p>
          </table:table-cell>
          <table:table-cell office:value-type="string" calcext:value-type="string">
            <text:p>G_cyc</text:p>
          </table:table-cell>
          <table:table-cell office:value-type="float" office:value="0.5103" calcext:value-type="float">
            <text:p>0.5103</text:p>
          </table:table-cell>
          <table:table-cell office:value-type="string" calcext:value-type="string">
            <text:p>D_A</text:p>
          </table:table-cell>
          <table:table-cell office:value-type="float" office:value="0.0282" calcext:value-type="float">
            <text:p>0.0282</text:p>
          </table:table-cell>
          <table:table-cell office:value-type="string" calcext:value-type="string">
            <text:p>D_B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88100" calcext:value-type="float">
            <text:p>88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4658" calcext:value-type="float">
            <text:p>7.4658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83" calcext:value-type="float">
            <text:p>0.0183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097" calcext:value-type="float">
            <text:p>1.0097</text:p>
          </table:table-cell>
          <table:table-cell office:value-type="string" calcext:value-type="string">
            <text:p>GB2A</text:p>
          </table:table-cell>
          <table:table-cell office:value-type="float" office:value="0.9305" calcext:value-type="float">
            <text:p>0.9305</text:p>
          </table:table-cell>
          <table:table-cell office:value-type="string" calcext:value-type="string">
            <text:p>G_id</text:p>
          </table:table-cell>
          <table:table-cell office:value-type="float" office:value="1.3579" calcext:value-type="float">
            <text:p>1.3579</text:p>
          </table:table-cell>
          <table:table-cell office:value-type="string" calcext:value-type="string">
            <text:p>G_cyc</text:p>
          </table:table-cell>
          <table:table-cell office:value-type="float" office:value="0.5526" calcext:value-type="float">
            <text:p>0.5526</text:p>
          </table:table-cell>
          <table:table-cell office:value-type="string" calcext:value-type="string">
            <text:p>D_A</text:p>
          </table:table-cell>
          <table:table-cell office:value-type="float" office:value="0.0347" calcext:value-type="float">
            <text:p>0.0347</text:p>
          </table:table-cell>
          <table:table-cell office:value-type="string" calcext:value-type="string">
            <text:p>D_B</text:p>
          </table:table-cell>
          <table:table-cell office:value-type="float" office:value="0.0019" calcext:value-type="float">
            <text:p>0.0019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88150" calcext:value-type="float">
            <text:p>88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6.9123" calcext:value-type="float">
            <text:p>6.9123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54" calcext:value-type="float">
            <text:p>0.0054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509" calcext:value-type="float">
            <text:p>1.0509</text:p>
          </table:table-cell>
          <table:table-cell office:value-type="string" calcext:value-type="string">
            <text:p>GB2A</text:p>
          </table:table-cell>
          <table:table-cell office:value-type="float" office:value="0.5887" calcext:value-type="float">
            <text:p>0.5887</text:p>
          </table:table-cell>
          <table:table-cell office:value-type="string" calcext:value-type="string">
            <text:p>G_id</text:p>
          </table:table-cell>
          <table:table-cell office:value-type="float" office:value="1.3675" calcext:value-type="float">
            <text:p>1.3675</text:p>
          </table:table-cell>
          <table:table-cell office:value-type="string" calcext:value-type="string">
            <text:p>G_cyc</text:p>
          </table:table-cell>
          <table:table-cell office:value-type="float" office:value="0.5273" calcext:value-type="float">
            <text:p>0.5273</text:p>
          </table:table-cell>
          <table:table-cell office:value-type="string" calcext:value-type="string">
            <text:p>D_A</text:p>
          </table:table-cell>
          <table:table-cell office:value-type="float" office:value="0.0089" calcext:value-type="float">
            <text:p>0.0089</text:p>
          </table:table-cell>
          <table:table-cell office:value-type="string" calcext:value-type="string">
            <text:p>D_B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7.6402" calcext:value-type="float">
            <text:p>7.6402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09334566071629524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5.04" calcext:value-type="float">
            <text:p>105.04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89000" calcext:value-type="float">
            <text:p>89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6.8289" calcext:value-type="float">
            <text:p>6.8289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07" calcext:value-type="float">
            <text:p>0.0107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864" calcext:value-type="float">
            <text:p>0.9864</text:p>
          </table:table-cell>
          <table:table-cell office:value-type="string" calcext:value-type="string">
            <text:p>GB2A</text:p>
          </table:table-cell>
          <table:table-cell office:value-type="float" office:value="1.1313" calcext:value-type="float">
            <text:p>1.1313</text:p>
          </table:table-cell>
          <table:table-cell office:value-type="string" calcext:value-type="string">
            <text:p>G_id</text:p>
          </table:table-cell>
          <table:table-cell office:value-type="float" office:value="1.3395" calcext:value-type="float">
            <text:p>1.3395</text:p>
          </table:table-cell>
          <table:table-cell office:value-type="string" calcext:value-type="string">
            <text:p>G_cyc</text:p>
          </table:table-cell>
          <table:table-cell office:value-type="float" office:value="0.4711" calcext:value-type="float">
            <text:p>0.4711</text:p>
          </table:table-cell>
          <table:table-cell office:value-type="string" calcext:value-type="string">
            <text:p>D_A</text:p>
          </table:table-cell>
          <table:table-cell office:value-type="float" office:value="0.0202" calcext:value-type="float">
            <text:p>0.0202</text:p>
          </table:table-cell>
          <table:table-cell office:value-type="string" calcext:value-type="string">
            <text:p>D_B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89050" calcext:value-type="float">
            <text:p>89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6785" calcext:value-type="float">
            <text:p>7.6785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65" calcext:value-type="float">
            <text:p>0.0265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422" calcext:value-type="float">
            <text:p>1.0422</text:p>
          </table:table-cell>
          <table:table-cell office:value-type="string" calcext:value-type="string">
            <text:p>GB2A</text:p>
          </table:table-cell>
          <table:table-cell office:value-type="float" office:value="0.9256" calcext:value-type="float">
            <text:p>0.9256</text:p>
          </table:table-cell>
          <table:table-cell office:value-type="string" calcext:value-type="string">
            <text:p>G_id</text:p>
          </table:table-cell>
          <table:table-cell office:value-type="float" office:value="1.4555" calcext:value-type="float">
            <text:p>1.4555</text:p>
          </table:table-cell>
          <table:table-cell office:value-type="string" calcext:value-type="string">
            <text:p>G_cyc</text:p>
          </table:table-cell>
          <table:table-cell office:value-type="float" office:value="0.5711" calcext:value-type="float">
            <text:p>0.5711</text:p>
          </table:table-cell>
          <table:table-cell office:value-type="string" calcext:value-type="string">
            <text:p>D_A</text:p>
          </table:table-cell>
          <table:table-cell office:value-type="float" office:value="0.0402" calcext:value-type="float">
            <text:p>0.0402</text:p>
          </table:table-cell>
          <table:table-cell office:value-type="string" calcext:value-type="string">
            <text:p>D_B</text:p>
          </table:table-cell>
          <table:table-cell office:value-type="float" office:value="0.0129" calcext:value-type="float">
            <text:p>0.0129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89100" calcext:value-type="float">
            <text:p>89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6.8052" calcext:value-type="float">
            <text:p>6.8052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82" calcext:value-type="float">
            <text:p>0.0082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593" calcext:value-type="float">
            <text:p>1.0593</text:p>
          </table:table-cell>
          <table:table-cell office:value-type="string" calcext:value-type="string">
            <text:p>GB2A</text:p>
          </table:table-cell>
          <table:table-cell office:value-type="float" office:value="1.0112" calcext:value-type="float">
            <text:p>1.0112</text:p>
          </table:table-cell>
          <table:table-cell office:value-type="string" calcext:value-type="string">
            <text:p>G_id</text:p>
          </table:table-cell>
          <table:table-cell office:value-type="float" office:value="1.3492" calcext:value-type="float">
            <text:p>1.3492</text:p>
          </table:table-cell>
          <table:table-cell office:value-type="string" calcext:value-type="string">
            <text:p>G_cyc</text:p>
          </table:table-cell>
          <table:table-cell office:value-type="float" office:value="0.4735" calcext:value-type="float">
            <text:p>0.4735</text:p>
          </table:table-cell>
          <table:table-cell office:value-type="string" calcext:value-type="string">
            <text:p>D_A</text:p>
          </table:table-cell>
          <table:table-cell office:value-type="float" office:value="0.0145" calcext:value-type="float">
            <text:p>0.0145</text:p>
          </table:table-cell>
          <table:table-cell office:value-type="string" calcext:value-type="string">
            <text:p>D_B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89150" calcext:value-type="float">
            <text:p>89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2931" calcext:value-type="float">
            <text:p>7.2931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98" calcext:value-type="float">
            <text:p>0.0098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911" calcext:value-type="float">
            <text:p>0.9911</text:p>
          </table:table-cell>
          <table:table-cell office:value-type="string" calcext:value-type="string">
            <text:p>GB2A</text:p>
          </table:table-cell>
          <table:table-cell office:value-type="float" office:value="1.0675" calcext:value-type="float">
            <text:p>1.0675</text:p>
          </table:table-cell>
          <table:table-cell office:value-type="string" calcext:value-type="string">
            <text:p>G_id</text:p>
          </table:table-cell>
          <table:table-cell office:value-type="float" office:value="1.2501" calcext:value-type="float">
            <text:p>1.2501</text:p>
          </table:table-cell>
          <table:table-cell office:value-type="string" calcext:value-type="string">
            <text:p>G_cyc</text:p>
          </table:table-cell>
          <table:table-cell office:value-type="float" office:value="0.5234" calcext:value-type="float">
            <text:p>0.5234</text:p>
          </table:table-cell>
          <table:table-cell office:value-type="string" calcext:value-type="string">
            <text:p>D_A</text:p>
          </table:table-cell>
          <table:table-cell office:value-type="float" office:value="0.0186" calcext:value-type="float">
            <text:p>0.0186</text:p>
          </table:table-cell>
          <table:table-cell office:value-type="string" calcext:value-type="string">
            <text:p>D_B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6.8275" calcext:value-type="float">
            <text:p>6.8275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04980798810720444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5.06" calcext:value-type="float">
            <text:p>105.06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90000" calcext:value-type="float">
            <text:p>90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2578" calcext:value-type="float">
            <text:p>7.2578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97" calcext:value-type="float">
            <text:p>0.0097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757" calcext:value-type="float">
            <text:p>1.0757</text:p>
          </table:table-cell>
          <table:table-cell office:value-type="string" calcext:value-type="string">
            <text:p>GB2A</text:p>
          </table:table-cell>
          <table:table-cell office:value-type="float" office:value="1.0616" calcext:value-type="float">
            <text:p>1.0616</text:p>
          </table:table-cell>
          <table:table-cell office:value-type="string" calcext:value-type="string">
            <text:p>G_id</text:p>
          </table:table-cell>
          <table:table-cell office:value-type="float" office:value="1.3239" calcext:value-type="float">
            <text:p>1.3239</text:p>
          </table:table-cell>
          <table:table-cell office:value-type="string" calcext:value-type="string">
            <text:p>G_cyc</text:p>
          </table:table-cell>
          <table:table-cell office:value-type="float" office:value="0.512" calcext:value-type="float">
            <text:p>0.512</text:p>
          </table:table-cell>
          <table:table-cell office:value-type="string" calcext:value-type="string">
            <text:p>D_A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D_B</text:p>
          </table:table-cell>
          <table:table-cell office:value-type="float" office:value="0.0025" calcext:value-type="float">
            <text:p>0.0025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90050" calcext:value-type="float">
            <text:p>90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6.7715" calcext:value-type="float">
            <text:p>6.7715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47" calcext:value-type="float">
            <text:p>0.0147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335" calcext:value-type="float">
            <text:p>1.0335</text:p>
          </table:table-cell>
          <table:table-cell office:value-type="string" calcext:value-type="string">
            <text:p>GB2A</text:p>
          </table:table-cell>
          <table:table-cell office:value-type="float" office:value="1.0361" calcext:value-type="float">
            <text:p>1.0361</text:p>
          </table:table-cell>
          <table:table-cell office:value-type="string" calcext:value-type="string">
            <text:p>G_id</text:p>
          </table:table-cell>
          <table:table-cell office:value-type="float" office:value="1.1658" calcext:value-type="float">
            <text:p>1.1658</text:p>
          </table:table-cell>
          <table:table-cell office:value-type="string" calcext:value-type="string">
            <text:p>G_cyc</text:p>
          </table:table-cell>
          <table:table-cell office:value-type="float" office:value="0.4702" calcext:value-type="float">
            <text:p>0.4702</text:p>
          </table:table-cell>
          <table:table-cell office:value-type="string" calcext:value-type="string">
            <text:p>D_A</text:p>
          </table:table-cell>
          <table:table-cell office:value-type="float" office:value="0.0276" calcext:value-type="float">
            <text:p>0.0276</text:p>
          </table:table-cell>
          <table:table-cell office:value-type="string" calcext:value-type="string">
            <text:p>D_B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90100" calcext:value-type="float">
            <text:p>90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6236" calcext:value-type="float">
            <text:p>7.6236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12" calcext:value-type="float">
            <text:p>0.0112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2418" calcext:value-type="float">
            <text:p>1.2418</text:p>
          </table:table-cell>
          <table:table-cell office:value-type="string" calcext:value-type="string">
            <text:p>GB2A</text:p>
          </table:table-cell>
          <table:table-cell office:value-type="float" office:value="1.1119" calcext:value-type="float">
            <text:p>1.1119</text:p>
          </table:table-cell>
          <table:table-cell office:value-type="string" calcext:value-type="string">
            <text:p>G_id</text:p>
          </table:table-cell>
          <table:table-cell office:value-type="float" office:value="1.3478" calcext:value-type="float">
            <text:p>1.3478</text:p>
          </table:table-cell>
          <table:table-cell office:value-type="string" calcext:value-type="string">
            <text:p>G_cyc</text:p>
          </table:table-cell>
          <table:table-cell office:value-type="float" office:value="0.527" calcext:value-type="float">
            <text:p>0.527</text:p>
          </table:table-cell>
          <table:table-cell office:value-type="string" calcext:value-type="string">
            <text:p>D_A</text:p>
          </table:table-cell>
          <table:table-cell office:value-type="float" office:value="0.0129" calcext:value-type="float">
            <text:p>0.0129</text:p>
          </table:table-cell>
          <table:table-cell office:value-type="string" calcext:value-type="string">
            <text:p>D_B</text:p>
          </table:table-cell>
          <table:table-cell office:value-type="float" office:value="0.0095" calcext:value-type="float">
            <text:p>0.0095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90150" calcext:value-type="float">
            <text:p>90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2692" calcext:value-type="float">
            <text:p>8.2692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92" calcext:value-type="float">
            <text:p>0.0192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189" calcext:value-type="float">
            <text:p>1.1189</text:p>
          </table:table-cell>
          <table:table-cell office:value-type="string" calcext:value-type="string">
            <text:p>GB2A</text:p>
          </table:table-cell>
          <table:table-cell office:value-type="float" office:value="1.0296" calcext:value-type="float">
            <text:p>1.0296</text:p>
          </table:table-cell>
          <table:table-cell office:value-type="string" calcext:value-type="string">
            <text:p>G_id</text:p>
          </table:table-cell>
          <table:table-cell office:value-type="float" office:value="1.4478" calcext:value-type="float">
            <text:p>1.4478</text:p>
          </table:table-cell>
          <table:table-cell office:value-type="string" calcext:value-type="string">
            <text:p>G_cyc</text:p>
          </table:table-cell>
          <table:table-cell office:value-type="float" office:value="0.6121" calcext:value-type="float">
            <text:p>0.6121</text:p>
          </table:table-cell>
          <table:table-cell office:value-type="string" calcext:value-type="string">
            <text:p>D_A</text:p>
          </table:table-cell>
          <table:table-cell office:value-type="float" office:value="0.0293" calcext:value-type="float">
            <text:p>0.0293</text:p>
          </table:table-cell>
          <table:table-cell office:value-type="string" calcext:value-type="string">
            <text:p>D_B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7.2973" calcext:value-type="float">
            <text:p>7.2973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0688078161329031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5.24" calcext:value-type="float">
            <text:p>105.24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91000" calcext:value-type="float">
            <text:p>91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7905" calcext:value-type="float">
            <text:p>7.7905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83" calcext:value-type="float">
            <text:p>0.0083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003" calcext:value-type="float">
            <text:p>1.1003</text:p>
          </table:table-cell>
          <table:table-cell office:value-type="string" calcext:value-type="string">
            <text:p>GB2A</text:p>
          </table:table-cell>
          <table:table-cell office:value-type="float" office:value="1.0749" calcext:value-type="float">
            <text:p>1.0749</text:p>
          </table:table-cell>
          <table:table-cell office:value-type="string" calcext:value-type="string">
            <text:p>G_id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G_cyc</text:p>
          </table:table-cell>
          <table:table-cell office:value-type="float" office:value="0.5615" calcext:value-type="float">
            <text:p>0.5615</text:p>
          </table:table-cell>
          <table:table-cell office:value-type="string" calcext:value-type="string">
            <text:p>D_A</text:p>
          </table:table-cell>
          <table:table-cell office:value-type="float" office:value="0.0126" calcext:value-type="float">
            <text:p>0.0126</text:p>
          </table:table-cell>
          <table:table-cell office:value-type="string" calcext:value-type="string">
            <text:p>D_B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91050" calcext:value-type="float">
            <text:p>91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6.9715" calcext:value-type="float">
            <text:p>6.9715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13" calcext:value-type="float">
            <text:p>0.0113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07" calcext:value-type="float">
            <text:p>1.007</text:p>
          </table:table-cell>
          <table:table-cell office:value-type="string" calcext:value-type="string">
            <text:p>GB2A</text:p>
          </table:table-cell>
          <table:table-cell office:value-type="float" office:value="1.1823" calcext:value-type="float">
            <text:p>1.1823</text:p>
          </table:table-cell>
          <table:table-cell office:value-type="string" calcext:value-type="string">
            <text:p>G_id</text:p>
          </table:table-cell>
          <table:table-cell office:value-type="float" office:value="1.3144" calcext:value-type="float">
            <text:p>1.3144</text:p>
          </table:table-cell>
          <table:table-cell office:value-type="string" calcext:value-type="string">
            <text:p>G_cyc</text:p>
          </table:table-cell>
          <table:table-cell office:value-type="float" office:value="0.4782" calcext:value-type="float">
            <text:p>0.4782</text:p>
          </table:table-cell>
          <table:table-cell office:value-type="string" calcext:value-type="string">
            <text:p>D_A</text:p>
          </table:table-cell>
          <table:table-cell office:value-type="float" office:value="0.0191" calcext:value-type="float">
            <text:p>0.0191</text:p>
          </table:table-cell>
          <table:table-cell office:value-type="string" calcext:value-type="string">
            <text:p>D_B</text:p>
          </table:table-cell>
          <table:table-cell office:value-type="float" office:value="0.0034" calcext:value-type="float">
            <text:p>0.0034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91100" calcext:value-type="float">
            <text:p>91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7026" calcext:value-type="float">
            <text:p>7.7026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37" calcext:value-type="float">
            <text:p>0.0137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425" calcext:value-type="float">
            <text:p>1.0425</text:p>
          </table:table-cell>
          <table:table-cell office:value-type="string" calcext:value-type="string">
            <text:p>GB2A</text:p>
          </table:table-cell>
          <table:table-cell office:value-type="float" office:value="0.7386" calcext:value-type="float">
            <text:p>0.7386</text:p>
          </table:table-cell>
          <table:table-cell office:value-type="string" calcext:value-type="string">
            <text:p>G_id</text:p>
          </table:table-cell>
          <table:table-cell office:value-type="float" office:value="1.416" calcext:value-type="float">
            <text:p>1.416</text:p>
          </table:table-cell>
          <table:table-cell office:value-type="string" calcext:value-type="string">
            <text:p>G_cyc</text:p>
          </table:table-cell>
          <table:table-cell office:value-type="float" office:value="0.5921" calcext:value-type="float">
            <text:p>0.5921</text:p>
          </table:table-cell>
          <table:table-cell office:value-type="string" calcext:value-type="string">
            <text:p>D_A</text:p>
          </table:table-cell>
          <table:table-cell office:value-type="float" office:value="0.0201" calcext:value-type="float">
            <text:p>0.0201</text:p>
          </table:table-cell>
          <table:table-cell office:value-type="string" calcext:value-type="string">
            <text:p>D_B</text:p>
          </table:table-cell>
          <table:table-cell office:value-type="float" office:value="0.0073" calcext:value-type="float">
            <text:p>0.0073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91150" calcext:value-type="float">
            <text:p>91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2911" calcext:value-type="float">
            <text:p>7.2911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63" calcext:value-type="float">
            <text:p>0.0263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129" calcext:value-type="float">
            <text:p>0.9129</text:p>
          </table:table-cell>
          <table:table-cell office:value-type="string" calcext:value-type="string">
            <text:p>GB2A</text:p>
          </table:table-cell>
          <table:table-cell office:value-type="float" office:value="1.016" calcext:value-type="float">
            <text:p>1.016</text:p>
          </table:table-cell>
          <table:table-cell office:value-type="string" calcext:value-type="string">
            <text:p>G_id</text:p>
          </table:table-cell>
          <table:table-cell office:value-type="float" office:value="1.357" calcext:value-type="float">
            <text:p>1.357</text:p>
          </table:table-cell>
          <table:table-cell office:value-type="string" calcext:value-type="string">
            <text:p>G_cyc</text:p>
          </table:table-cell>
          <table:table-cell office:value-type="float" office:value="0.5362" calcext:value-type="float">
            <text:p>0.5362</text:p>
          </table:table-cell>
          <table:table-cell office:value-type="string" calcext:value-type="string">
            <text:p>D_A</text:p>
          </table:table-cell>
          <table:table-cell office:value-type="float" office:value="0.0505" calcext:value-type="float">
            <text:p>0.0505</text:p>
          </table:table-cell>
          <table:table-cell office:value-type="string" calcext:value-type="string">
            <text:p>D_B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6.8522" calcext:value-type="float">
            <text:p>6.8522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054906923323869705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4.69" calcext:value-type="float">
            <text:p>104.69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92000" calcext:value-type="float">
            <text:p>92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6607" calcext:value-type="float">
            <text:p>7.6607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75" calcext:value-type="float">
            <text:p>0.0075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917" calcext:value-type="float">
            <text:p>0.9917</text:p>
          </table:table-cell>
          <table:table-cell office:value-type="string" calcext:value-type="string">
            <text:p>GB2A</text:p>
          </table:table-cell>
          <table:table-cell office:value-type="float" office:value="1.1117" calcext:value-type="float">
            <text:p>1.1117</text:p>
          </table:table-cell>
          <table:table-cell office:value-type="string" calcext:value-type="string">
            <text:p>G_id</text:p>
          </table:table-cell>
          <table:table-cell office:value-type="float" office:value="1.2871" calcext:value-type="float">
            <text:p>1.2871</text:p>
          </table:table-cell>
          <table:table-cell office:value-type="string" calcext:value-type="string">
            <text:p>G_cyc</text:p>
          </table:table-cell>
          <table:table-cell office:value-type="float" office:value="0.5557" calcext:value-type="float">
            <text:p>0.5557</text:p>
          </table:table-cell>
          <table:table-cell office:value-type="string" calcext:value-type="string">
            <text:p>D_A</text:p>
          </table:table-cell>
          <table:table-cell office:value-type="float" office:value="0.0086" calcext:value-type="float">
            <text:p>0.0086</text:p>
          </table:table-cell>
          <table:table-cell office:value-type="string" calcext:value-type="string">
            <text:p>D_B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92050" calcext:value-type="float">
            <text:p>92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6.8374" calcext:value-type="float">
            <text:p>6.8374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83" calcext:value-type="float">
            <text:p>0.0383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208" calcext:value-type="float">
            <text:p>1.0208</text:p>
          </table:table-cell>
          <table:table-cell office:value-type="string" calcext:value-type="string">
            <text:p>GB2A</text:p>
          </table:table-cell>
          <table:table-cell office:value-type="float" office:value="0.9307" calcext:value-type="float">
            <text:p>0.9307</text:p>
          </table:table-cell>
          <table:table-cell office:value-type="string" calcext:value-type="string">
            <text:p>G_id</text:p>
          </table:table-cell>
          <table:table-cell office:value-type="float" office:value="1.2504" calcext:value-type="float">
            <text:p>1.2504</text:p>
          </table:table-cell>
          <table:table-cell office:value-type="string" calcext:value-type="string">
            <text:p>G_cyc</text:p>
          </table:table-cell>
          <table:table-cell office:value-type="float" office:value="0.4886" calcext:value-type="float">
            <text:p>0.4886</text:p>
          </table:table-cell>
          <table:table-cell office:value-type="string" calcext:value-type="string">
            <text:p>D_A</text:p>
          </table:table-cell>
          <table:table-cell office:value-type="float" office:value="0.0699" calcext:value-type="float">
            <text:p>0.0699</text:p>
          </table:table-cell>
          <table:table-cell office:value-type="string" calcext:value-type="string">
            <text:p>D_B</text:p>
          </table:table-cell>
          <table:table-cell office:value-type="float" office:value="0.0067" calcext:value-type="float">
            <text:p>0.0067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92100" calcext:value-type="float">
            <text:p>92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6.5637" calcext:value-type="float">
            <text:p>6.5637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91" calcext:value-type="float">
            <text:p>0.0191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67" calcext:value-type="float">
            <text:p>0.967</text:p>
          </table:table-cell>
          <table:table-cell office:value-type="string" calcext:value-type="string">
            <text:p>GB2A</text:p>
          </table:table-cell>
          <table:table-cell office:value-type="float" office:value="1.0433" calcext:value-type="float">
            <text:p>1.0433</text:p>
          </table:table-cell>
          <table:table-cell office:value-type="string" calcext:value-type="string">
            <text:p>G_id</text:p>
          </table:table-cell>
          <table:table-cell office:value-type="float" office:value="1.2328" calcext:value-type="float">
            <text:p>1.2328</text:p>
          </table:table-cell>
          <table:table-cell office:value-type="string" calcext:value-type="string">
            <text:p>G_cyc</text:p>
          </table:table-cell>
          <table:table-cell office:value-type="float" office:value="0.4553" calcext:value-type="float">
            <text:p>0.4553</text:p>
          </table:table-cell>
          <table:table-cell office:value-type="string" calcext:value-type="string">
            <text:p>D_A</text:p>
          </table:table-cell>
          <table:table-cell office:value-type="float" office:value="0.0345" calcext:value-type="float">
            <text:p>0.0345</text:p>
          </table:table-cell>
          <table:table-cell office:value-type="string" calcext:value-type="string">
            <text:p>D_B</text:p>
          </table:table-cell>
          <table:table-cell office:value-type="float" office:value="0.0037" calcext:value-type="float">
            <text:p>0.0037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92150" calcext:value-type="float">
            <text:p>92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8982" calcext:value-type="float">
            <text:p>7.8982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86" calcext:value-type="float">
            <text:p>0.0086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63" calcext:value-type="float">
            <text:p>1.063</text:p>
          </table:table-cell>
          <table:table-cell office:value-type="string" calcext:value-type="string">
            <text:p>GB2A</text:p>
          </table:table-cell>
          <table:table-cell office:value-type="float" office:value="1.1159" calcext:value-type="float">
            <text:p>1.1159</text:p>
          </table:table-cell>
          <table:table-cell office:value-type="string" calcext:value-type="string">
            <text:p>G_id</text:p>
          </table:table-cell>
          <table:table-cell office:value-type="float" office:value="1.4196" calcext:value-type="float">
            <text:p>1.4196</text:p>
          </table:table-cell>
          <table:table-cell office:value-type="string" calcext:value-type="string">
            <text:p>G_cyc</text:p>
          </table:table-cell>
          <table:table-cell office:value-type="float" office:value="0.5719" calcext:value-type="float">
            <text:p>0.5719</text:p>
          </table:table-cell>
          <table:table-cell office:value-type="string" calcext:value-type="string">
            <text:p>D_A</text:p>
          </table:table-cell>
          <table:table-cell office:value-type="float" office:value="0.0128" calcext:value-type="float">
            <text:p>0.0128</text:p>
          </table:table-cell>
          <table:table-cell office:value-type="string" calcext:value-type="string">
            <text:p>D_B</text:p>
          </table:table-cell>
          <table:table-cell office:value-type="float" office:value="0.0044" calcext:value-type="float">
            <text:p>0.0044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8.588" calcext:value-type="float">
            <text:p>8.588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1467883586883545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4.85" calcext:value-type="float">
            <text:p>104.85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93000" calcext:value-type="float">
            <text:p>93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673" calcext:value-type="float">
            <text:p>7.673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55" calcext:value-type="float">
            <text:p>0.0055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927" calcext:value-type="float">
            <text:p>1.0927</text:p>
          </table:table-cell>
          <table:table-cell office:value-type="string" calcext:value-type="string">
            <text:p>GB2A</text:p>
          </table:table-cell>
          <table:table-cell office:value-type="float" office:value="1.2514" calcext:value-type="float">
            <text:p>1.2514</text:p>
          </table:table-cell>
          <table:table-cell office:value-type="string" calcext:value-type="string">
            <text:p>G_id</text:p>
          </table:table-cell>
          <table:table-cell office:value-type="float" office:value="1.2545" calcext:value-type="float">
            <text:p>1.2545</text:p>
          </table:table-cell>
          <table:table-cell office:value-type="string" calcext:value-type="string">
            <text:p>G_cyc</text:p>
          </table:table-cell>
          <table:table-cell office:value-type="float" office:value="0.5329" calcext:value-type="float">
            <text:p>0.5329</text:p>
          </table:table-cell>
          <table:table-cell office:value-type="string" calcext:value-type="string">
            <text:p>D_A</text:p>
          </table:table-cell>
          <table:table-cell office:value-type="float" office:value="0.0066" calcext:value-type="float">
            <text:p>0.0066</text:p>
          </table:table-cell>
          <table:table-cell office:value-type="string" calcext:value-type="string">
            <text:p>D_B</text:p>
          </table:table-cell>
          <table:table-cell office:value-type="float" office:value="0.0044" calcext:value-type="float">
            <text:p>0.0044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93050" calcext:value-type="float">
            <text:p>93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1325" calcext:value-type="float">
            <text:p>8.1325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67" calcext:value-type="float">
            <text:p>0.0067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456" calcext:value-type="float">
            <text:p>1.0456</text:p>
          </table:table-cell>
          <table:table-cell office:value-type="string" calcext:value-type="string">
            <text:p>GB2A</text:p>
          </table:table-cell>
          <table:table-cell office:value-type="float" office:value="1.1402" calcext:value-type="float">
            <text:p>1.1402</text:p>
          </table:table-cell>
          <table:table-cell office:value-type="string" calcext:value-type="string">
            <text:p>G_id</text:p>
          </table:table-cell>
          <table:table-cell office:value-type="float" office:value="1.4419" calcext:value-type="float">
            <text:p>1.4419</text:p>
          </table:table-cell>
          <table:table-cell office:value-type="string" calcext:value-type="string">
            <text:p>G_cyc</text:p>
          </table:table-cell>
          <table:table-cell office:value-type="float" office:value="0.5947" calcext:value-type="float">
            <text:p>0.5947</text:p>
          </table:table-cell>
          <table:table-cell office:value-type="string" calcext:value-type="string">
            <text:p>D_A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D_B</text:p>
          </table:table-cell>
          <table:table-cell office:value-type="float" office:value="0.0033" calcext:value-type="float">
            <text:p>0.0033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93100" calcext:value-type="float">
            <text:p>93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551" calcext:value-type="float">
            <text:p>7.551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068" calcext:value-type="float">
            <text:p>1.0068</text:p>
          </table:table-cell>
          <table:table-cell office:value-type="string" calcext:value-type="string">
            <text:p>GB2A</text:p>
          </table:table-cell>
          <table:table-cell office:value-type="float" office:value="1.1426" calcext:value-type="float">
            <text:p>1.1426</text:p>
          </table:table-cell>
          <table:table-cell office:value-type="string" calcext:value-type="string">
            <text:p>G_id</text:p>
          </table:table-cell>
          <table:table-cell office:value-type="float" office:value="1.2754" calcext:value-type="float">
            <text:p>1.2754</text:p>
          </table:table-cell>
          <table:table-cell office:value-type="string" calcext:value-type="string">
            <text:p>G_cyc</text:p>
          </table:table-cell>
          <table:table-cell office:value-type="float" office:value="0.5402" calcext:value-type="float">
            <text:p>0.5402</text:p>
          </table:table-cell>
          <table:table-cell office:value-type="string" calcext:value-type="string">
            <text:p>D_A</text:p>
          </table:table-cell>
          <table:table-cell office:value-type="float" office:value="0.0116" calcext:value-type="float">
            <text:p>0.0116</text:p>
          </table:table-cell>
          <table:table-cell office:value-type="string" calcext:value-type="string">
            <text:p>D_B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93150" calcext:value-type="float">
            <text:p>93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1597" calcext:value-type="float">
            <text:p>7.1597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72" calcext:value-type="float">
            <text:p>0.0072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99" calcext:value-type="float">
            <text:p>1.099</text:p>
          </table:table-cell>
          <table:table-cell office:value-type="string" calcext:value-type="string">
            <text:p>GB2A</text:p>
          </table:table-cell>
          <table:table-cell office:value-type="float" office:value="0.9063" calcext:value-type="float">
            <text:p>0.9063</text:p>
          </table:table-cell>
          <table:table-cell office:value-type="string" calcext:value-type="string">
            <text:p>G_id</text:p>
          </table:table-cell>
          <table:table-cell office:value-type="float" office:value="1.3336" calcext:value-type="float">
            <text:p>1.3336</text:p>
          </table:table-cell>
          <table:table-cell office:value-type="string" calcext:value-type="string">
            <text:p>G_cyc</text:p>
          </table:table-cell>
          <table:table-cell office:value-type="float" office:value="0.5154" calcext:value-type="float">
            <text:p>0.5154</text:p>
          </table:table-cell>
          <table:table-cell office:value-type="string" calcext:value-type="string">
            <text:p>D_A</text:p>
          </table:table-cell>
          <table:table-cell office:value-type="float" office:value="0.0102" calcext:value-type="float">
            <text:p>0.0102</text:p>
          </table:table-cell>
          <table:table-cell office:value-type="string" calcext:value-type="string">
            <text:p>D_B</text:p>
          </table:table-cell>
          <table:table-cell office:value-type="float" office:value="0.0042" calcext:value-type="float">
            <text:p>0.0042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7.9935" calcext:value-type="float">
            <text:p>7.9935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08292172104120255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6.68" calcext:value-type="float">
            <text:p>106.68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94000" calcext:value-type="float">
            <text:p>94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2141" calcext:value-type="float">
            <text:p>7.2141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53" calcext:value-type="float">
            <text:p>0.0153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8971" calcext:value-type="float">
            <text:p>0.8971</text:p>
          </table:table-cell>
          <table:table-cell office:value-type="string" calcext:value-type="string">
            <text:p>GB2A</text:p>
          </table:table-cell>
          <table:table-cell office:value-type="float" office:value="1.1546" calcext:value-type="float">
            <text:p>1.1546</text:p>
          </table:table-cell>
          <table:table-cell office:value-type="string" calcext:value-type="string">
            <text:p>G_id</text:p>
          </table:table-cell>
          <table:table-cell office:value-type="float" office:value="1.4098" calcext:value-type="float">
            <text:p>1.4098</text:p>
          </table:table-cell>
          <table:table-cell office:value-type="string" calcext:value-type="string">
            <text:p>G_cyc</text:p>
          </table:table-cell>
          <table:table-cell office:value-type="float" office:value="0.5162" calcext:value-type="float">
            <text:p>0.5162</text:p>
          </table:table-cell>
          <table:table-cell office:value-type="string" calcext:value-type="string">
            <text:p>D_A</text:p>
          </table:table-cell>
          <table:table-cell office:value-type="float" office:value="0.0163" calcext:value-type="float">
            <text:p>0.0163</text:p>
          </table:table-cell>
          <table:table-cell office:value-type="string" calcext:value-type="string">
            <text:p>D_B</text:p>
          </table:table-cell>
          <table:table-cell office:value-type="float" office:value="0.0142" calcext:value-type="float">
            <text:p>0.0142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94050" calcext:value-type="float">
            <text:p>94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9883" calcext:value-type="float">
            <text:p>7.9883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81" calcext:value-type="float">
            <text:p>0.0081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213" calcext:value-type="float">
            <text:p>0.9213</text:p>
          </table:table-cell>
          <table:table-cell office:value-type="string" calcext:value-type="string">
            <text:p>GB2A</text:p>
          </table:table-cell>
          <table:table-cell office:value-type="float" office:value="1.1766" calcext:value-type="float">
            <text:p>1.1766</text:p>
          </table:table-cell>
          <table:table-cell office:value-type="string" calcext:value-type="string">
            <text:p>G_id</text:p>
          </table:table-cell>
          <table:table-cell office:value-type="float" office:value="1.4066" calcext:value-type="float">
            <text:p>1.4066</text:p>
          </table:table-cell>
          <table:table-cell office:value-type="string" calcext:value-type="string">
            <text:p>G_cyc</text:p>
          </table:table-cell>
          <table:table-cell office:value-type="float" office:value="0.589" calcext:value-type="float">
            <text:p>0.589</text:p>
          </table:table-cell>
          <table:table-cell office:value-type="string" calcext:value-type="string">
            <text:p>D_A</text:p>
          </table:table-cell>
          <table:table-cell office:value-type="float" office:value="0.0071" calcext:value-type="float">
            <text:p>0.0071</text:p>
          </table:table-cell>
          <table:table-cell office:value-type="string" calcext:value-type="string">
            <text:p>D_B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94100" calcext:value-type="float">
            <text:p>94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0378" calcext:value-type="float">
            <text:p>8.0378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77" calcext:value-type="float">
            <text:p>0.0077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082" calcext:value-type="float">
            <text:p>1.0082</text:p>
          </table:table-cell>
          <table:table-cell office:value-type="string" calcext:value-type="string">
            <text:p>GB2A</text:p>
          </table:table-cell>
          <table:table-cell office:value-type="float" office:value="0.9019" calcext:value-type="float">
            <text:p>0.9019</text:p>
          </table:table-cell>
          <table:table-cell office:value-type="string" calcext:value-type="string">
            <text:p>G_id</text:p>
          </table:table-cell>
          <table:table-cell office:value-type="float" office:value="1.494" calcext:value-type="float">
            <text:p>1.494</text:p>
          </table:table-cell>
          <table:table-cell office:value-type="string" calcext:value-type="string">
            <text:p>G_cyc</text:p>
          </table:table-cell>
          <table:table-cell office:value-type="float" office:value="0.6128" calcext:value-type="float">
            <text:p>0.6128</text:p>
          </table:table-cell>
          <table:table-cell office:value-type="string" calcext:value-type="string">
            <text:p>D_A</text:p>
          </table:table-cell>
          <table:table-cell office:value-type="float" office:value="0.0122" calcext:value-type="float">
            <text:p>0.0122</text:p>
          </table:table-cell>
          <table:table-cell office:value-type="string" calcext:value-type="string">
            <text:p>D_B</text:p>
          </table:table-cell>
          <table:table-cell office:value-type="float" office:value="0.0032" calcext:value-type="float">
            <text:p>0.0032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94150" calcext:value-type="float">
            <text:p>94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1359" calcext:value-type="float">
            <text:p>7.1359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09" calcext:value-type="float">
            <text:p>0.0109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552" calcext:value-type="float">
            <text:p>1.0552</text:p>
          </table:table-cell>
          <table:table-cell office:value-type="string" calcext:value-type="string">
            <text:p>GB2A</text:p>
          </table:table-cell>
          <table:table-cell office:value-type="float" office:value="1.0329" calcext:value-type="float">
            <text:p>1.0329</text:p>
          </table:table-cell>
          <table:table-cell office:value-type="string" calcext:value-type="string">
            <text:p>G_id</text:p>
          </table:table-cell>
          <table:table-cell office:value-type="float" office:value="1.3694" calcext:value-type="float">
            <text:p>1.3694</text:p>
          </table:table-cell>
          <table:table-cell office:value-type="string" calcext:value-type="string">
            <text:p>G_cyc</text:p>
          </table:table-cell>
          <table:table-cell office:value-type="float" office:value="0.5048" calcext:value-type="float">
            <text:p>0.5048</text:p>
          </table:table-cell>
          <table:table-cell office:value-type="string" calcext:value-type="string">
            <text:p>D_A</text:p>
          </table:table-cell>
          <table:table-cell office:value-type="float" office:value="0.0151" calcext:value-type="float">
            <text:p>0.0151</text:p>
          </table:table-cell>
          <table:table-cell office:value-type="string" calcext:value-type="string">
            <text:p>D_B</text:p>
          </table:table-cell>
          <table:table-cell office:value-type="float" office:value="0.0067" calcext:value-type="float">
            <text:p>0.0067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7.3249" calcext:value-type="float">
            <text:p>7.3249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17750518396496773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5.49" calcext:value-type="float">
            <text:p>105.49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95000" calcext:value-type="float">
            <text:p>95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2948" calcext:value-type="float">
            <text:p>7.2948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55" calcext:value-type="float">
            <text:p>0.0055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996" calcext:value-type="float">
            <text:p>0.9996</text:p>
          </table:table-cell>
          <table:table-cell office:value-type="string" calcext:value-type="string">
            <text:p>GB2A</text:p>
          </table:table-cell>
          <table:table-cell office:value-type="float" office:value="1.1739" calcext:value-type="float">
            <text:p>1.1739</text:p>
          </table:table-cell>
          <table:table-cell office:value-type="string" calcext:value-type="string">
            <text:p>G_id</text:p>
          </table:table-cell>
          <table:table-cell office:value-type="float" office:value="1.4426" calcext:value-type="float">
            <text:p>1.4426</text:p>
          </table:table-cell>
          <table:table-cell office:value-type="string" calcext:value-type="string">
            <text:p>G_cyc</text:p>
          </table:table-cell>
          <table:table-cell office:value-type="float" office:value="0.5121" calcext:value-type="float">
            <text:p>0.5121</text:p>
          </table:table-cell>
          <table:table-cell office:value-type="string" calcext:value-type="string">
            <text:p>D_A</text:p>
          </table:table-cell>
          <table:table-cell office:value-type="float" office:value="0.0096" calcext:value-type="float">
            <text:p>0.0096</text:p>
          </table:table-cell>
          <table:table-cell office:value-type="string" calcext:value-type="string">
            <text:p>D_B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95050" calcext:value-type="float">
            <text:p>95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4122" calcext:value-type="float">
            <text:p>7.4122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83" calcext:value-type="float">
            <text:p>0.0083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39" calcext:value-type="float">
            <text:p>0.939</text:p>
          </table:table-cell>
          <table:table-cell office:value-type="string" calcext:value-type="string">
            <text:p>GB2A</text:p>
          </table:table-cell>
          <table:table-cell office:value-type="float" office:value="1.162" calcext:value-type="float">
            <text:p>1.162</text:p>
          </table:table-cell>
          <table:table-cell office:value-type="string" calcext:value-type="string">
            <text:p>G_id</text:p>
          </table:table-cell>
          <table:table-cell office:value-type="float" office:value="1.3975" calcext:value-type="float">
            <text:p>1.3975</text:p>
          </table:table-cell>
          <table:table-cell office:value-type="string" calcext:value-type="string">
            <text:p>G_cyc</text:p>
          </table:table-cell>
          <table:table-cell office:value-type="float" office:value="0.5311" calcext:value-type="float">
            <text:p>0.5311</text:p>
          </table:table-cell>
          <table:table-cell office:value-type="string" calcext:value-type="string">
            <text:p>D_A</text:p>
          </table:table-cell>
          <table:table-cell office:value-type="float" office:value="0.0135" calcext:value-type="float">
            <text:p>0.0135</text:p>
          </table:table-cell>
          <table:table-cell office:value-type="string" calcext:value-type="string">
            <text:p>D_B</text:p>
          </table:table-cell>
          <table:table-cell office:value-type="float" office:value="0.0031" calcext:value-type="float">
            <text:p>0.0031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95100" calcext:value-type="float">
            <text:p>95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903" calcext:value-type="float">
            <text:p>7.903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86" calcext:value-type="float">
            <text:p>0.0086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631" calcext:value-type="float">
            <text:p>1.0631</text:p>
          </table:table-cell>
          <table:table-cell office:value-type="string" calcext:value-type="string">
            <text:p>GB2A</text:p>
          </table:table-cell>
          <table:table-cell office:value-type="float" office:value="1.1379" calcext:value-type="float">
            <text:p>1.1379</text:p>
          </table:table-cell>
          <table:table-cell office:value-type="string" calcext:value-type="string">
            <text:p>G_id</text:p>
          </table:table-cell>
          <table:table-cell office:value-type="float" office:value="1.4361" calcext:value-type="float">
            <text:p>1.4361</text:p>
          </table:table-cell>
          <table:table-cell office:value-type="string" calcext:value-type="string">
            <text:p>G_cyc</text:p>
          </table:table-cell>
          <table:table-cell office:value-type="float" office:value="0.5702" calcext:value-type="float">
            <text:p>0.5702</text:p>
          </table:table-cell>
          <table:table-cell office:value-type="string" calcext:value-type="string">
            <text:p>D_A</text:p>
          </table:table-cell>
          <table:table-cell office:value-type="float" office:value="0.0136" calcext:value-type="float">
            <text:p>0.0136</text:p>
          </table:table-cell>
          <table:table-cell office:value-type="string" calcext:value-type="string">
            <text:p>D_B</text:p>
          </table:table-cell>
          <table:table-cell office:value-type="float" office:value="0.0037" calcext:value-type="float">
            <text:p>0.0037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95150" calcext:value-type="float">
            <text:p>95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6263" calcext:value-type="float">
            <text:p>7.6263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41" calcext:value-type="float">
            <text:p>0.0041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712" calcext:value-type="float">
            <text:p>0.9712</text:p>
          </table:table-cell>
          <table:table-cell office:value-type="string" calcext:value-type="string">
            <text:p>GB2A</text:p>
          </table:table-cell>
          <table:table-cell office:value-type="float" office:value="1.1686" calcext:value-type="float">
            <text:p>1.1686</text:p>
          </table:table-cell>
          <table:table-cell office:value-type="string" calcext:value-type="string">
            <text:p>G_id</text:p>
          </table:table-cell>
          <table:table-cell office:value-type="float" office:value="1.4476" calcext:value-type="float">
            <text:p>1.4476</text:p>
          </table:table-cell>
          <table:table-cell office:value-type="string" calcext:value-type="string">
            <text:p>G_cyc</text:p>
          </table:table-cell>
          <table:table-cell office:value-type="float" office:value="0.5486" calcext:value-type="float">
            <text:p>0.5486</text:p>
          </table:table-cell>
          <table:table-cell office:value-type="string" calcext:value-type="string">
            <text:p>D_A</text:p>
          </table:table-cell>
          <table:table-cell office:value-type="float" office:value="0.0065" calcext:value-type="float">
            <text:p>0.0065</text:p>
          </table:table-cell>
          <table:table-cell office:value-type="string" calcext:value-type="string">
            <text:p>D_B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7.5284" calcext:value-type="float">
            <text:p>7.5284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04548549652099609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4.9" calcext:value-type="float">
            <text:p>104.9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96000" calcext:value-type="float">
            <text:p>96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6.8675" calcext:value-type="float">
            <text:p>6.8675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44" calcext:value-type="float">
            <text:p>0.0044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421" calcext:value-type="float">
            <text:p>1.0421</text:p>
          </table:table-cell>
          <table:table-cell office:value-type="string" calcext:value-type="string">
            <text:p>GB2A</text:p>
          </table:table-cell>
          <table:table-cell office:value-type="float" office:value="1.0996" calcext:value-type="float">
            <text:p>1.0996</text:p>
          </table:table-cell>
          <table:table-cell office:value-type="string" calcext:value-type="string">
            <text:p>G_id</text:p>
          </table:table-cell>
          <table:table-cell office:value-type="float" office:value="1.3328" calcext:value-type="float">
            <text:p>1.3328</text:p>
          </table:table-cell>
          <table:table-cell office:value-type="string" calcext:value-type="string">
            <text:p>G_cyc</text:p>
          </table:table-cell>
          <table:table-cell office:value-type="float" office:value="0.4726" calcext:value-type="float">
            <text:p>0.4726</text:p>
          </table:table-cell>
          <table:table-cell office:value-type="string" calcext:value-type="string">
            <text:p>D_A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D_B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96050" calcext:value-type="float">
            <text:p>96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6.5454" calcext:value-type="float">
            <text:p>6.5454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362" calcext:value-type="float">
            <text:p>0.0362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247" calcext:value-type="float">
            <text:p>1.0247</text:p>
          </table:table-cell>
          <table:table-cell office:value-type="string" calcext:value-type="string">
            <text:p>GB2A</text:p>
          </table:table-cell>
          <table:table-cell office:value-type="float" office:value="0.9541" calcext:value-type="float">
            <text:p>0.9541</text:p>
          </table:table-cell>
          <table:table-cell office:value-type="string" calcext:value-type="string">
            <text:p>G_id</text:p>
          </table:table-cell>
          <table:table-cell office:value-type="float" office:value="1.2204" calcext:value-type="float">
            <text:p>1.2204</text:p>
          </table:table-cell>
          <table:table-cell office:value-type="string" calcext:value-type="string">
            <text:p>G_cyc</text:p>
          </table:table-cell>
          <table:table-cell office:value-type="float" office:value="0.4567" calcext:value-type="float">
            <text:p>0.4567</text:p>
          </table:table-cell>
          <table:table-cell office:value-type="string" calcext:value-type="string">
            <text:p>D_A</text:p>
          </table:table-cell>
          <table:table-cell office:value-type="float" office:value="0.0706" calcext:value-type="float">
            <text:p>0.0706</text:p>
          </table:table-cell>
          <table:table-cell office:value-type="string" calcext:value-type="string">
            <text:p>D_B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96100" calcext:value-type="float">
            <text:p>96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3091" calcext:value-type="float">
            <text:p>7.3091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76" calcext:value-type="float">
            <text:p>0.0076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228" calcext:value-type="float">
            <text:p>1.0228</text:p>
          </table:table-cell>
          <table:table-cell office:value-type="string" calcext:value-type="string">
            <text:p>GB2A</text:p>
          </table:table-cell>
          <table:table-cell office:value-type="float" office:value="1.1046" calcext:value-type="float">
            <text:p>1.1046</text:p>
          </table:table-cell>
          <table:table-cell office:value-type="string" calcext:value-type="string">
            <text:p>G_id</text:p>
          </table:table-cell>
          <table:table-cell office:value-type="float" office:value="1.4004" calcext:value-type="float">
            <text:p>1.4004</text:p>
          </table:table-cell>
          <table:table-cell office:value-type="string" calcext:value-type="string">
            <text:p>G_cyc</text:p>
          </table:table-cell>
          <table:table-cell office:value-type="float" office:value="0.5182" calcext:value-type="float">
            <text:p>0.5182</text:p>
          </table:table-cell>
          <table:table-cell office:value-type="string" calcext:value-type="string">
            <text:p>D_A</text:p>
          </table:table-cell>
          <table:table-cell office:value-type="float" office:value="0.0131" calcext:value-type="float">
            <text:p>0.0131</text:p>
          </table:table-cell>
          <table:table-cell office:value-type="string" calcext:value-type="string">
            <text:p>D_B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96150" calcext:value-type="float">
            <text:p>96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1245" calcext:value-type="float">
            <text:p>7.1245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06" calcext:value-type="float">
            <text:p>0.0106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448" calcext:value-type="float">
            <text:p>1.1448</text:p>
          </table:table-cell>
          <table:table-cell office:value-type="string" calcext:value-type="string">
            <text:p>GB2A</text:p>
          </table:table-cell>
          <table:table-cell office:value-type="float" office:value="1.1401" calcext:value-type="float">
            <text:p>1.1401</text:p>
          </table:table-cell>
          <table:table-cell office:value-type="string" calcext:value-type="string">
            <text:p>G_id</text:p>
          </table:table-cell>
          <table:table-cell office:value-type="float" office:value="1.2699" calcext:value-type="float">
            <text:p>1.2699</text:p>
          </table:table-cell>
          <table:table-cell office:value-type="string" calcext:value-type="string">
            <text:p>G_cyc</text:p>
          </table:table-cell>
          <table:table-cell office:value-type="float" office:value="0.484" calcext:value-type="float">
            <text:p>0.484</text:p>
          </table:table-cell>
          <table:table-cell office:value-type="string" calcext:value-type="string">
            <text:p>D_A</text:p>
          </table:table-cell>
          <table:table-cell office:value-type="float" office:value="0.0182" calcext:value-type="float">
            <text:p>0.0182</text:p>
          </table:table-cell>
          <table:table-cell office:value-type="string" calcext:value-type="string">
            <text:p>D_B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7.6342" calcext:value-type="float">
            <text:p>7.6342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16526328399777412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5.01" calcext:value-type="float">
            <text:p>105.01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97000" calcext:value-type="float">
            <text:p>97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10.8787" calcext:value-type="float">
            <text:p>10.8787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19" calcext:value-type="float">
            <text:p>0.0119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651" calcext:value-type="float">
            <text:p>1.0651</text:p>
          </table:table-cell>
          <table:table-cell office:value-type="string" calcext:value-type="string">
            <text:p>GB2A</text:p>
          </table:table-cell>
          <table:table-cell office:value-type="float" office:value="1.1754" calcext:value-type="float">
            <text:p>1.1754</text:p>
          </table:table-cell>
          <table:table-cell office:value-type="string" calcext:value-type="string">
            <text:p>G_id</text:p>
          </table:table-cell>
          <table:table-cell office:value-type="float" office:value="1.8644" calcext:value-type="float">
            <text:p>1.8644</text:p>
          </table:table-cell>
          <table:table-cell office:value-type="string" calcext:value-type="string">
            <text:p>G_cyc</text:p>
          </table:table-cell>
          <table:table-cell office:value-type="float" office:value="0.8638" calcext:value-type="float">
            <text:p>0.8638</text:p>
          </table:table-cell>
          <table:table-cell office:value-type="string" calcext:value-type="string">
            <text:p>D_A</text:p>
          </table:table-cell>
          <table:table-cell office:value-type="float" office:value="0.0208" calcext:value-type="float">
            <text:p>0.0208</text:p>
          </table:table-cell>
          <table:table-cell office:value-type="string" calcext:value-type="string">
            <text:p>D_B</text:p>
          </table:table-cell>
          <table:table-cell office:value-type="float" office:value="0.0029" calcext:value-type="float">
            <text:p>0.0029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97050" calcext:value-type="float">
            <text:p>97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8785" calcext:value-type="float">
            <text:p>7.8785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287" calcext:value-type="float">
            <text:p>0.0287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397" calcext:value-type="float">
            <text:p>1.0397</text:p>
          </table:table-cell>
          <table:table-cell office:value-type="string" calcext:value-type="string">
            <text:p>GB2A</text:p>
          </table:table-cell>
          <table:table-cell office:value-type="float" office:value="0.9431" calcext:value-type="float">
            <text:p>0.9431</text:p>
          </table:table-cell>
          <table:table-cell office:value-type="string" calcext:value-type="string">
            <text:p>G_id</text:p>
          </table:table-cell>
          <table:table-cell office:value-type="float" office:value="1.4521" calcext:value-type="float">
            <text:p>1.4521</text:p>
          </table:table-cell>
          <table:table-cell office:value-type="string" calcext:value-type="string">
            <text:p>G_cyc</text:p>
          </table:table-cell>
          <table:table-cell office:value-type="float" office:value="0.5896" calcext:value-type="float">
            <text:p>0.5896</text:p>
          </table:table-cell>
          <table:table-cell office:value-type="string" calcext:value-type="string">
            <text:p>D_A</text:p>
          </table:table-cell>
          <table:table-cell office:value-type="float" office:value="0.0353" calcext:value-type="float">
            <text:p>0.0353</text:p>
          </table:table-cell>
          <table:table-cell office:value-type="string" calcext:value-type="string">
            <text:p>D_B</text:p>
          </table:table-cell>
          <table:table-cell office:value-type="float" office:value="0.0221" calcext:value-type="float">
            <text:p>0.0221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97100" calcext:value-type="float">
            <text:p>97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8.7943" calcext:value-type="float">
            <text:p>8.7943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64" calcext:value-type="float">
            <text:p>0.0064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1074" calcext:value-type="float">
            <text:p>1.1074</text:p>
          </table:table-cell>
          <table:table-cell office:value-type="string" calcext:value-type="string">
            <text:p>GB2A</text:p>
          </table:table-cell>
          <table:table-cell office:value-type="float" office:value="0.8732" calcext:value-type="float">
            <text:p>0.8732</text:p>
          </table:table-cell>
          <table:table-cell office:value-type="string" calcext:value-type="string">
            <text:p>G_id</text:p>
          </table:table-cell>
          <table:table-cell office:value-type="float" office:value="1.5372" calcext:value-type="float">
            <text:p>1.5372</text:p>
          </table:table-cell>
          <table:table-cell office:value-type="string" calcext:value-type="string">
            <text:p>G_cyc</text:p>
          </table:table-cell>
          <table:table-cell office:value-type="float" office:value="0.6814" calcext:value-type="float">
            <text:p>0.6814</text:p>
          </table:table-cell>
          <table:table-cell office:value-type="string" calcext:value-type="string">
            <text:p>D_A</text:p>
          </table:table-cell>
          <table:table-cell office:value-type="float" office:value="0.0086" calcext:value-type="float">
            <text:p>0.0086</text:p>
          </table:table-cell>
          <table:table-cell office:value-type="string" calcext:value-type="string">
            <text:p>D_B</text:p>
          </table:table-cell>
          <table:table-cell office:value-type="float" office:value="0.0042" calcext:value-type="float">
            <text:p>0.0042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97150" calcext:value-type="float">
            <text:p>97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8476" calcext:value-type="float">
            <text:p>7.8476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56" calcext:value-type="float">
            <text:p>0.0056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473" calcext:value-type="float">
            <text:p>1.0473</text:p>
          </table:table-cell>
          <table:table-cell office:value-type="string" calcext:value-type="string">
            <text:p>GB2A</text:p>
          </table:table-cell>
          <table:table-cell office:value-type="float" office:value="1.2395" calcext:value-type="float">
            <text:p>1.2395</text:p>
          </table:table-cell>
          <table:table-cell office:value-type="string" calcext:value-type="string">
            <text:p>G_id</text:p>
          </table:table-cell>
          <table:table-cell office:value-type="float" office:value="1.4148" calcext:value-type="float">
            <text:p>1.4148</text:p>
          </table:table-cell>
          <table:table-cell office:value-type="string" calcext:value-type="string">
            <text:p>G_cyc</text:p>
          </table:table-cell>
          <table:table-cell office:value-type="float" office:value="0.5561" calcext:value-type="float">
            <text:p>0.5561</text:p>
          </table:table-cell>
          <table:table-cell office:value-type="string" calcext:value-type="string">
            <text:p>D_A</text:p>
          </table:table-cell>
          <table:table-cell office:value-type="float" office:value="0.0089" calcext:value-type="float">
            <text:p>0.0089</text:p>
          </table:table-cell>
          <table:table-cell office:value-type="string" calcext:value-type="string">
            <text:p>D_B</text:p>
          </table:table-cell>
          <table:table-cell office:value-type="float" office:value="0.0022" calcext:value-type="float">
            <text:p>0.0022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7.3286" calcext:value-type="float">
            <text:p>7.3286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1517584826797247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5.8" calcext:value-type="float">
            <text:p>105.8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98000" calcext:value-type="float">
            <text:p>98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0583" calcext:value-type="float">
            <text:p>7.0583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41" calcext:value-type="float">
            <text:p>0.0041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164" calcext:value-type="float">
            <text:p>1.0164</text:p>
          </table:table-cell>
          <table:table-cell office:value-type="string" calcext:value-type="string">
            <text:p>GB2A</text:p>
          </table:table-cell>
          <table:table-cell office:value-type="float" office:value="1.1319" calcext:value-type="float">
            <text:p>1.1319</text:p>
          </table:table-cell>
          <table:table-cell office:value-type="string" calcext:value-type="string">
            <text:p>G_id</text:p>
          </table:table-cell>
          <table:table-cell office:value-type="float" office:value="1.2051" calcext:value-type="float">
            <text:p>1.2051</text:p>
          </table:table-cell>
          <table:table-cell office:value-type="string" calcext:value-type="string">
            <text:p>G_cyc</text:p>
          </table:table-cell>
          <table:table-cell office:value-type="float" office:value="0.491" calcext:value-type="float">
            <text:p>0.491</text:p>
          </table:table-cell>
          <table:table-cell office:value-type="string" calcext:value-type="string">
            <text:p>D_A</text:p>
          </table:table-cell>
          <table:table-cell office:value-type="float" office:value="0.0061" calcext:value-type="float">
            <text:p>0.0061</text:p>
          </table:table-cell>
          <table:table-cell office:value-type="string" calcext:value-type="string">
            <text:p>D_B</text:p>
          </table:table-cell>
          <table:table-cell office:value-type="float" office:value="0.0022" calcext:value-type="float">
            <text:p>0.0022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98050" calcext:value-type="float">
            <text:p>98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1772" calcext:value-type="float">
            <text:p>7.1772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27" calcext:value-type="float">
            <text:p>0.0127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473" calcext:value-type="float">
            <text:p>1.0473</text:p>
          </table:table-cell>
          <table:table-cell office:value-type="string" calcext:value-type="string">
            <text:p>GB2A</text:p>
          </table:table-cell>
          <table:table-cell office:value-type="float" office:value="0.7776" calcext:value-type="float">
            <text:p>0.7776</text:p>
          </table:table-cell>
          <table:table-cell office:value-type="string" calcext:value-type="string">
            <text:p>G_id</text:p>
          </table:table-cell>
          <table:table-cell office:value-type="float" office:value="1.4099" calcext:value-type="float">
            <text:p>1.4099</text:p>
          </table:table-cell>
          <table:table-cell office:value-type="string" calcext:value-type="string">
            <text:p>G_cyc</text:p>
          </table:table-cell>
          <table:table-cell office:value-type="float" office:value="0.5352" calcext:value-type="float">
            <text:p>0.5352</text:p>
          </table:table-cell>
          <table:table-cell office:value-type="string" calcext:value-type="string">
            <text:p>D_A</text:p>
          </table:table-cell>
          <table:table-cell office:value-type="float" office:value="0.0231" calcext:value-type="float">
            <text:p>0.0231</text:p>
          </table:table-cell>
          <table:table-cell office:value-type="string" calcext:value-type="string">
            <text:p>D_B</text:p>
          </table:table-cell>
          <table:table-cell office:value-type="float" office:value="0.0022" calcext:value-type="float">
            <text:p>0.0022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98100" calcext:value-type="float">
            <text:p>98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6.7322" calcext:value-type="float">
            <text:p>6.7322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66" calcext:value-type="float">
            <text:p>0.0066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118" calcext:value-type="float">
            <text:p>1.0118</text:p>
          </table:table-cell>
          <table:table-cell office:value-type="string" calcext:value-type="string">
            <text:p>GB2A</text:p>
          </table:table-cell>
          <table:table-cell office:value-type="float" office:value="1.0358" calcext:value-type="float">
            <text:p>1.0358</text:p>
          </table:table-cell>
          <table:table-cell office:value-type="string" calcext:value-type="string">
            <text:p>G_id</text:p>
          </table:table-cell>
          <table:table-cell office:value-type="float" office:value="1.2529" calcext:value-type="float">
            <text:p>1.2529</text:p>
          </table:table-cell>
          <table:table-cell office:value-type="string" calcext:value-type="string">
            <text:p>G_cyc</text:p>
          </table:table-cell>
          <table:table-cell office:value-type="float" office:value="0.4685" calcext:value-type="float">
            <text:p>0.4685</text:p>
          </table:table-cell>
          <table:table-cell office:value-type="string" calcext:value-type="string">
            <text:p>D_A</text:p>
          </table:table-cell>
          <table:table-cell office:value-type="float" office:value="0.0102" calcext:value-type="float">
            <text:p>0.0102</text:p>
          </table:table-cell>
          <table:table-cell office:value-type="string" calcext:value-type="string">
            <text:p>D_B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98150" calcext:value-type="float">
            <text:p>98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0581" calcext:value-type="float">
            <text:p>7.0581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335" calcext:value-type="float">
            <text:p>1.0335</text:p>
          </table:table-cell>
          <table:table-cell office:value-type="string" calcext:value-type="string">
            <text:p>GB2A</text:p>
          </table:table-cell>
          <table:table-cell office:value-type="float" office:value="1.0583" calcext:value-type="float">
            <text:p>1.0583</text:p>
          </table:table-cell>
          <table:table-cell office:value-type="string" calcext:value-type="string">
            <text:p>G_id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G_cyc</text:p>
          </table:table-cell>
          <table:table-cell office:value-type="float" office:value="0.4966" calcext:value-type="float">
            <text:p>0.4966</text:p>
          </table:table-cell>
          <table:table-cell office:value-type="string" calcext:value-type="string">
            <text:p>D_A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D_B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6.7087" calcext:value-type="float">
            <text:p>6.7087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10845554992556572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5.38" calcext:value-type="float">
            <text:p>105.38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99000" calcext:value-type="float">
            <text:p>99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1055" calcext:value-type="float">
            <text:p>7.1055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46" calcext:value-type="float">
            <text:p>0.0046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763" calcext:value-type="float">
            <text:p>1.0763</text:p>
          </table:table-cell>
          <table:table-cell office:value-type="string" calcext:value-type="string">
            <text:p>GB2A</text:p>
          </table:table-cell>
          <table:table-cell office:value-type="float" office:value="0.9968" calcext:value-type="float">
            <text:p>0.9968</text:p>
          </table:table-cell>
          <table:table-cell office:value-type="string" calcext:value-type="string">
            <text:p>G_id</text:p>
          </table:table-cell>
          <table:table-cell office:value-type="float" office:value="1.3412" calcext:value-type="float">
            <text:p>1.3412</text:p>
          </table:table-cell>
          <table:table-cell office:value-type="string" calcext:value-type="string">
            <text:p>G_cyc</text:p>
          </table:table-cell>
          <table:table-cell office:value-type="float" office:value="0.5032" calcext:value-type="float">
            <text:p>0.5032</text:p>
          </table:table-cell>
          <table:table-cell office:value-type="string" calcext:value-type="string">
            <text:p>D_A</text:p>
          </table:table-cell>
          <table:table-cell office:value-type="float" office:value="0.0075" calcext:value-type="float">
            <text:p>0.0075</text:p>
          </table:table-cell>
          <table:table-cell office:value-type="string" calcext:value-type="string">
            <text:p>D_B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99050" calcext:value-type="float">
            <text:p>99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6.8048" calcext:value-type="float">
            <text:p>6.8048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83" calcext:value-type="float">
            <text:p>0.0083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669" calcext:value-type="float">
            <text:p>1.0669</text:p>
          </table:table-cell>
          <table:table-cell office:value-type="string" calcext:value-type="string">
            <text:p>GB2A</text:p>
          </table:table-cell>
          <table:table-cell office:value-type="float" office:value="1.0634" calcext:value-type="float">
            <text:p>1.0634</text:p>
          </table:table-cell>
          <table:table-cell office:value-type="string" calcext:value-type="string">
            <text:p>G_id</text:p>
          </table:table-cell>
          <table:table-cell office:value-type="float" office:value="1.1428" calcext:value-type="float">
            <text:p>1.1428</text:p>
          </table:table-cell>
          <table:table-cell office:value-type="string" calcext:value-type="string">
            <text:p>G_cyc</text:p>
          </table:table-cell>
          <table:table-cell office:value-type="float" office:value="0.4674" calcext:value-type="float">
            <text:p>0.4674</text:p>
          </table:table-cell>
          <table:table-cell office:value-type="string" calcext:value-type="string">
            <text:p>D_A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D_B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99100" calcext:value-type="float">
            <text:p>99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0424" calcext:value-type="float">
            <text:p>7.0424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47" calcext:value-type="float">
            <text:p>0.0047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426" calcext:value-type="float">
            <text:p>1.0426</text:p>
          </table:table-cell>
          <table:table-cell office:value-type="string" calcext:value-type="string">
            <text:p>GB2A</text:p>
          </table:table-cell>
          <table:table-cell office:value-type="float" office:value="1.0996" calcext:value-type="float">
            <text:p>1.0996</text:p>
          </table:table-cell>
          <table:table-cell office:value-type="string" calcext:value-type="string">
            <text:p>G_id</text:p>
          </table:table-cell>
          <table:table-cell office:value-type="float" office:value="1.2947" calcext:value-type="float">
            <text:p>1.2947</text:p>
          </table:table-cell>
          <table:table-cell office:value-type="string" calcext:value-type="string">
            <text:p>G_cyc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D_A</text:p>
          </table:table-cell>
          <table:table-cell office:value-type="float" office:value="0.0059" calcext:value-type="float">
            <text:p>0.0059</text:p>
          </table:table-cell>
          <table:table-cell office:value-type="string" calcext:value-type="string">
            <text:p>D_B</text:p>
          </table:table-cell>
          <table:table-cell office:value-type="float" office:value="0.0034" calcext:value-type="float">
            <text:p>0.0034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99150" calcext:value-type="float">
            <text:p>99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6.8805" calcext:value-type="float">
            <text:p>6.8805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05" calcext:value-type="float">
            <text:p>0.0105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487" calcext:value-type="float">
            <text:p>1.0487</text:p>
          </table:table-cell>
          <table:table-cell office:value-type="string" calcext:value-type="string">
            <text:p>GB2A</text:p>
          </table:table-cell>
          <table:table-cell office:value-type="float" office:value="0.906" calcext:value-type="float">
            <text:p>0.906</text:p>
          </table:table-cell>
          <table:table-cell office:value-type="string" calcext:value-type="string">
            <text:p>G_id</text:p>
          </table:table-cell>
          <table:table-cell office:value-type="float" office:value="1.3604" calcext:value-type="float">
            <text:p>1.3604</text:p>
          </table:table-cell>
          <table:table-cell office:value-type="string" calcext:value-type="string">
            <text:p>G_cyc</text:p>
          </table:table-cell>
          <table:table-cell office:value-type="float" office:value="0.4926" calcext:value-type="float">
            <text:p>0.4926</text:p>
          </table:table-cell>
          <table:table-cell office:value-type="string" calcext:value-type="string">
            <text:p>D_A</text:p>
          </table:table-cell>
          <table:table-cell office:value-type="float" office:value="0.0194" calcext:value-type="float">
            <text:p>0.0194</text:p>
          </table:table-cell>
          <table:table-cell office:value-type="string" calcext:value-type="string">
            <text:p>D_B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6.58" calcext:value-type="float">
            <text:p>6.58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11607198044657707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5.91" calcext:value-type="float">
            <text:p>105.91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6.1697" calcext:value-type="float">
            <text:p>6.1697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81" calcext:value-type="float">
            <text:p>0.0081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6009" calcext:value-type="float">
            <text:p>0.6009</text:p>
          </table:table-cell>
          <table:table-cell office:value-type="string" calcext:value-type="string">
            <text:p>GB2A</text:p>
          </table:table-cell>
          <table:table-cell office:value-type="float" office:value="1.0326" calcext:value-type="float">
            <text:p>1.0326</text:p>
          </table:table-cell>
          <table:table-cell office:value-type="string" calcext:value-type="string">
            <text:p>G_id</text:p>
          </table:table-cell>
          <table:table-cell office:value-type="float" office:value="1.2386" calcext:value-type="float">
            <text:p>1.2386</text:p>
          </table:table-cell>
          <table:table-cell office:value-type="string" calcext:value-type="string">
            <text:p>G_cyc</text:p>
          </table:table-cell>
          <table:table-cell office:value-type="float" office:value="0.4536" calcext:value-type="float">
            <text:p>0.4536</text:p>
          </table:table-cell>
          <table:table-cell office:value-type="string" calcext:value-type="string">
            <text:p>D_A</text:p>
          </table:table-cell>
          <table:table-cell office:value-type="float" office:value="0.0072" calcext:value-type="float">
            <text:p>0.0072</text:p>
          </table:table-cell>
          <table:table-cell office:value-type="string" calcext:value-type="string">
            <text:p>D_B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100050" calcext:value-type="float">
            <text:p>1000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74" calcext:value-type="float">
            <text:p>7.74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111" calcext:value-type="float">
            <text:p>0.0111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156" calcext:value-type="float">
            <text:p>1.0156</text:p>
          </table:table-cell>
          <table:table-cell office:value-type="string" calcext:value-type="string">
            <text:p>GB2A</text:p>
          </table:table-cell>
          <table:table-cell office:value-type="float" office:value="1.2288" calcext:value-type="float">
            <text:p>1.2288</text:p>
          </table:table-cell>
          <table:table-cell office:value-type="string" calcext:value-type="string">
            <text:p>G_id</text:p>
          </table:table-cell>
          <table:table-cell office:value-type="float" office:value="1.3224" calcext:value-type="float">
            <text:p>1.3224</text:p>
          </table:table-cell>
          <table:table-cell office:value-type="string" calcext:value-type="string">
            <text:p>G_cyc</text:p>
          </table:table-cell>
          <table:table-cell office:value-type="float" office:value="0.5496" calcext:value-type="float">
            <text:p>0.5496</text:p>
          </table:table-cell>
          <table:table-cell office:value-type="string" calcext:value-type="string">
            <text:p>D_A</text:p>
          </table:table-cell>
          <table:table-cell office:value-type="float" office:value="0.0195" calcext:value-type="float">
            <text:p>0.0195</text:p>
          </table:table-cell>
          <table:table-cell office:value-type="string" calcext:value-type="string">
            <text:p>D_B</text:p>
          </table:table-cell>
          <table:table-cell office:value-type="float" office:value="0.0028" calcext:value-type="float">
            <text:p>0.0028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100100" calcext:value-type="float">
            <text:p>10010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5381" calcext:value-type="float">
            <text:p>7.5381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436" calcext:value-type="float">
            <text:p>0.0436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1.0434" calcext:value-type="float">
            <text:p>1.0434</text:p>
          </table:table-cell>
          <table:table-cell office:value-type="string" calcext:value-type="string">
            <text:p>GB2A</text:p>
          </table:table-cell>
          <table:table-cell office:value-type="float" office:value="0.9296" calcext:value-type="float">
            <text:p>0.9296</text:p>
          </table:table-cell>
          <table:table-cell office:value-type="string" calcext:value-type="string">
            <text:p>G_id</text:p>
          </table:table-cell>
          <table:table-cell office:value-type="float" office:value="1.4193" calcext:value-type="float">
            <text:p>1.4193</text:p>
          </table:table-cell>
          <table:table-cell office:value-type="string" calcext:value-type="string">
            <text:p>G_cyc</text:p>
          </table:table-cell>
          <table:table-cell office:value-type="float" office:value="0.5565" calcext:value-type="float">
            <text:p>0.5565</text:p>
          </table:table-cell>
          <table:table-cell office:value-type="string" calcext:value-type="string">
            <text:p>D_A</text:p>
          </table:table-cell>
          <table:table-cell office:value-type="float" office:value="0.0514" calcext:value-type="float">
            <text:p>0.0514</text:p>
          </table:table-cell>
          <table:table-cell office:value-type="string" calcext:value-type="string">
            <text:p>D_B</text:p>
          </table:table-cell>
          <table:table-cell office:value-type="float" office:value="0.0359" calcext:value-type="float">
            <text:p>0.0359</text:p>
          </table:table-cell>
        </table:table-row>
        <table:table-row table:style-name="ro1">
          <table:table-cell office:value-type="string" calcext:value-type="string">
            <text:p>Iter</text:p>
          </table:table-cell>
          <table:table-cell office:value-type="float" office:value="100150" calcext:value-type="float">
            <text:p>100150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 office:value-type="float" office:value="7.1141" calcext:value-type="float">
            <text:p>7.1141</text:p>
          </table:table-cell>
          <table:table-cell office:value-type="string" calcext:value-type="string">
            <text:p>Discrimator</text:p>
          </table:table-cell>
          <table:table-cell office:value-type="string" calcext:value-type="string">
            <text:p>Loss</text:p>
          </table:table-cell>
          <table:table-cell office:value-type="float" office:value="0.0079" calcext:value-type="float">
            <text:p>0.0079</text:p>
          </table:table-cell>
          <table:table-cell/>
          <table:table-cell office:value-type="string" calcext:value-type="string">
            <text:p>GA2B</text:p>
          </table:table-cell>
          <table:table-cell office:value-type="float" office:value="0.9879" calcext:value-type="float">
            <text:p>0.9879</text:p>
          </table:table-cell>
          <table:table-cell office:value-type="string" calcext:value-type="string">
            <text:p>GB2A</text:p>
          </table:table-cell>
          <table:table-cell office:value-type="float" office:value="1.1102" calcext:value-type="float">
            <text:p>1.1102</text:p>
          </table:table-cell>
          <table:table-cell office:value-type="string" calcext:value-type="string">
            <text:p>G_id</text:p>
          </table:table-cell>
          <table:table-cell office:value-type="float" office:value="1.3768" calcext:value-type="float">
            <text:p>1.3768</text:p>
          </table:table-cell>
          <table:table-cell office:value-type="string" calcext:value-type="string">
            <text:p>G_cyc</text:p>
          </table:table-cell>
          <table:table-cell office:value-type="float" office:value="0.5016" calcext:value-type="float">
            <text:p>0.5016</text:p>
          </table:table-cell>
          <table:table-cell office:value-type="string" calcext:value-type="string">
            <text:p>D_A</text:p>
          </table:table-cell>
          <table:table-cell office:value-type="float" office:value="0.0109" calcext:value-type="float">
            <text:p>0.0109</text:p>
          </table:table-cell>
          <table:table-cell office:value-type="string" calcext:value-type="string">
            <text:p>D_B</text:p>
          </table:table-cell>
          <table:table-cell office:value-type="float" office:value="0.0048" calcext:value-type="float">
            <text:p>0.0048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Loss</text:p>
          </table:table-cell>
          <table:table-cell/>
          <table:table-cell office:value-type="float" office:value="7.884" calcext:value-type="float">
            <text:p>7.884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0.00565972737967968,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105.82" calcext:value-type="float">
            <text:p>105.8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12pt" style:language-asian="zh" style:country-asian="TW" style:font-name-complex="Noto Sans CJK T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TC Regular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9:44:17.956442270</meta:creation-date>
    <dc:date>2019-08-28T19:52:33.074873446</dc:date>
    <meta:editing-duration>PT8M15S</meta:editing-duration>
    <meta:editing-cycles>1</meta:editing-cycles>
    <meta:document-statistic meta:table-count="1" meta:cell-count="9135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08cm" svg:height="12.724cm" xlink:href=".." xlink:type="simple" chart:class="chart:scatter" chart:style-name="ch1">
        <chart:title svg:x="8.302cm" svg:y="0.39cm" chart:style-name="ch2">
          <text:p>Generator loss</text:p>
        </chart:title>
        <chart:legend chart:legend-position="end" svg:x="17.359cm" svg:y="5.316cm" style:legend-expansion="high" chart:style-name="ch3"/>
        <chart:plot-area chart:style-name="ch4" table:cell-range-address="工作表1.B2:工作表1.B711 工作表1.R1:工作表1.R712 工作表1.P1:工作表1.P712 工作表1.L1:工作表1.L712 工作表1.N1:工作表1.N712" chart:data-source-has-labels="row" svg:x="1.405cm" svg:y="1.423cm" svg:width="15.56cm" svg:height="10.066cm">
          <chartooo:coordinate-region svg:x="2.132cm" svg:y="1.622cm" svg:width="14.276cm" svg:height="9.22cm"/>
          <chart:axis chart:dimension="x" chart:name="primary-x" chart:style-name="ch5">
            <chart:title svg:x="8.903cm" svg:y="11.743cm" chart:style-name="ch6">
              <text:p>Iter</text:p>
            </chart:title>
          </chart:axis>
          <chart:axis chart:dimension="y" chart:name="primary-y" chart:style-name="ch5">
            <chart:title svg:x="0.451cm" svg:y="6.804cm" chart:style-name="ch7">
              <text:p>loss</text:p>
            </chart:title>
            <chart:grid chart:style-name="ch8" chart:class="major"/>
          </chart:axis>
          <chart:series chart:style-name="ch9" chart:values-cell-range-address="工作表1.R1:工作表1.R712" chart:label-cell-address="工作表1.R1:工作表1.R1" chart:class="chart:scatter">
            <chart:domain table:cell-range-address="工作表1.B2:工作表1.B711"/>
            <chart:data-point chart:repeated="712"/>
          </chart:series>
          <chart:series chart:style-name="ch10" chart:values-cell-range-address="工作表1.P1:工作表1.P712" chart:label-cell-address="工作表1.P1:工作表1.P1" chart:class="chart:scatter">
            <chart:data-point chart:repeated="712"/>
          </chart:series>
          <chart:series chart:style-name="ch11" chart:values-cell-range-address="工作表1.L1:工作表1.L712" chart:label-cell-address="工作表1.L1:工作表1.L1" chart:class="chart:scatter">
            <chart:data-point chart:repeated="712"/>
          </chart:series>
          <chart:series chart:style-name="ch12" chart:values-cell-range-address="工作表1.N1:工作表1.N712" chart:label-cell-address="工作表1.N1:工作表1.N1" chart:class="chart:scatter">
            <chart:data-point chart:repeated="7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B</text:p>
              </table:table-cell>
              <table:table-cell office:value-type="string">
                <text:p>G_cyc</text:p>
                <draw:g>
                  <svg:desc>工作表1.R1:工作表1.R1</svg:desc>
                </draw:g>
              </table:table-cell>
              <table:table-cell office:value-type="string">
                <text:p>G_id</text:p>
                <draw:g>
                  <svg:desc>工作表1.P1:工作表1.P1</svg:desc>
                </draw:g>
              </table:table-cell>
              <table:table-cell office:value-type="string">
                <text:p>GA2B</text:p>
                <draw:g>
                  <svg:desc>工作表1.L1:工作表1.L1</svg:desc>
                </draw:g>
              </table:table-cell>
              <table:table-cell office:value-type="string">
                <text:p>GB2A</text:p>
                <draw:g>
                  <svg:desc>工作表1.N1:工作表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工作表1.B2:工作表1.B711</svg:desc>
                </draw:g>
              </table:table-cell>
              <table:table-cell office:value-type="float" office:value="NaN">
                <text:p>NaN</text:p>
                <draw:g>
                  <svg:desc>工作表1.R1:工作表1.R712</svg:desc>
                </draw:g>
              </table:table-cell>
              <table:table-cell office:value-type="float" office:value="NaN">
                <text:p>NaN</text:p>
                <draw:g>
                  <svg:desc>工作表1.P1:工作表1.P712</svg:desc>
                </draw:g>
              </table:table-cell>
              <table:table-cell office:value-type="float" office:value="NaN">
                <text:p>NaN</text:p>
                <draw:g>
                  <svg:desc>工作表1.L1:工作表1.L712</svg:desc>
                </draw:g>
              </table:table-cell>
              <table:table-cell office:value-type="float" office:value="NaN">
                <text:p>NaN</text:p>
                <draw:g>
                  <svg:desc>工作表1.N1:工作表1.N7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.7776">
                <text:p>1.7776</text:p>
              </table:table-cell>
              <table:table-cell office:value-type="float" office:value="1.7736">
                <text:p>1.7736</text:p>
              </table:table-cell>
              <table:table-cell office:value-type="float" office:value="0.9651">
                <text:p>0.9651</text:p>
              </table:table-cell>
              <table:table-cell office:value-type="float" office:value="1.0338">
                <text:p>1.03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.2558">
                <text:p>1.2558</text:p>
              </table:table-cell>
              <table:table-cell office:value-type="float" office:value="1.1206">
                <text:p>1.1206</text:p>
              </table:table-cell>
              <table:table-cell office:value-type="float" office:value="0.313">
                <text:p>0.313</text:p>
              </table:table-cell>
              <table:table-cell office:value-type="float" office:value="0.5257">
                <text:p>0.52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1.3063">
                <text:p>1.3063</text:p>
              </table:table-cell>
              <table:table-cell office:value-type="float" office:value="1.1786">
                <text:p>1.1786</text:p>
              </table:table-cell>
              <table:table-cell office:value-type="float" office:value="0.687">
                <text:p>0.687</text:p>
              </table:table-cell>
              <table:table-cell office:value-type="float" office:value="0.5862">
                <text:p>0.58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.1803">
                <text:p>1.1803</text:p>
              </table:table-cell>
              <table:table-cell office:value-type="float" office:value="1.0527">
                <text:p>1.0527</text:p>
              </table:table-cell>
              <table:table-cell office:value-type="float" office:value="0.7823">
                <text:p>0.7823</text:p>
              </table:table-cell>
              <table:table-cell office:value-type="float" office:value="0.5936">
                <text:p>0.59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.99">
                <text:p>101.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50">
                <text:p>1050</text:p>
              </table:table-cell>
              <table:table-cell office:value-type="float" office:value="1.0959">
                <text:p>1.0959</text:p>
              </table:table-cell>
              <table:table-cell office:value-type="float" office:value="0.9914">
                <text:p>0.9914</text:p>
              </table:table-cell>
              <table:table-cell office:value-type="float" office:value="0.7634">
                <text:p>0.7634</text:p>
              </table:table-cell>
              <table:table-cell office:value-type="float" office:value="0.7685">
                <text:p>0.76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0">
                <text:p>1100</text:p>
              </table:table-cell>
              <table:table-cell office:value-type="float" office:value="1.343">
                <text:p>1.343</text:p>
              </table:table-cell>
              <table:table-cell office:value-type="float" office:value="1.2168">
                <text:p>1.2168</text:p>
              </table:table-cell>
              <table:table-cell office:value-type="float" office:value="0.6019">
                <text:p>0.6019</text:p>
              </table:table-cell>
              <table:table-cell office:value-type="float" office:value="0.7795">
                <text:p>0.77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50">
                <text:p>1150</text:p>
              </table:table-cell>
              <table:table-cell office:value-type="float" office:value="1.1988">
                <text:p>1.1988</text:p>
              </table:table-cell>
              <table:table-cell office:value-type="float" office:value="1.0966">
                <text:p>1.0966</text:p>
              </table:table-cell>
              <table:table-cell office:value-type="float" office:value="0.7514">
                <text:p>0.7514</text:p>
              </table:table-cell>
              <table:table-cell office:value-type="float" office:value="0.7303">
                <text:p>0.73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.0664">
                <text:p>1.0664</text:p>
              </table:table-cell>
              <table:table-cell office:value-type="float" office:value="1.0176">
                <text:p>1.0176</text:p>
              </table:table-cell>
              <table:table-cell office:value-type="float" office:value="1.0572">
                <text:p>1.0572</text:p>
              </table:table-cell>
              <table:table-cell office:value-type="float" office:value="0.5252">
                <text:p>0.52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.91">
                <text:p>103.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50">
                <text:p>2050</text:p>
              </table:table-cell>
              <table:table-cell office:value-type="float" office:value="1.0659">
                <text:p>1.0659</text:p>
              </table:table-cell>
              <table:table-cell office:value-type="float" office:value="0.9729">
                <text:p>0.9729</text:p>
              </table:table-cell>
              <table:table-cell office:value-type="float" office:value="0.8352">
                <text:p>0.8352</text:p>
              </table:table-cell>
              <table:table-cell office:value-type="float" office:value="0.854">
                <text:p>0.8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00">
                <text:p>2100</text:p>
              </table:table-cell>
              <table:table-cell office:value-type="float" office:value="0.9703">
                <text:p>0.9703</text:p>
              </table:table-cell>
              <table:table-cell office:value-type="float" office:value="0.9252">
                <text:p>0.9252</text:p>
              </table:table-cell>
              <table:table-cell office:value-type="float" office:value="0.7522">
                <text:p>0.7522</text:p>
              </table:table-cell>
              <table:table-cell office:value-type="float" office:value="0.924">
                <text:p>0.9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50">
                <text:p>2150</text:p>
              </table:table-cell>
              <table:table-cell office:value-type="float" office:value="1.0175">
                <text:p>1.0175</text:p>
              </table:table-cell>
              <table:table-cell office:value-type="float" office:value="0.9584">
                <text:p>0.9584</text:p>
              </table:table-cell>
              <table:table-cell office:value-type="float" office:value="0.8811">
                <text:p>0.8811</text:p>
              </table:table-cell>
              <table:table-cell office:value-type="float" office:value="0.8552">
                <text:p>0.85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.1002">
                <text:p>1.1002</text:p>
              </table:table-cell>
              <table:table-cell office:value-type="float" office:value="1.0474">
                <text:p>1.0474</text:p>
              </table:table-cell>
              <table:table-cell office:value-type="float" office:value="1.1552">
                <text:p>1.1552</text:p>
              </table:table-cell>
              <table:table-cell office:value-type="float" office:value="0.6065">
                <text:p>0.60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65">
                <text:p>104.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50">
                <text:p>3050</text:p>
              </table:table-cell>
              <table:table-cell office:value-type="float" office:value="1.1262">
                <text:p>1.1262</text:p>
              </table:table-cell>
              <table:table-cell office:value-type="float" office:value="1.0794">
                <text:p>1.0794</text:p>
              </table:table-cell>
              <table:table-cell office:value-type="float" office:value="1.0315">
                <text:p>1.0315</text:p>
              </table:table-cell>
              <table:table-cell office:value-type="float" office:value="0.7919">
                <text:p>0.79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00">
                <text:p>3100</text:p>
              </table:table-cell>
              <table:table-cell office:value-type="float" office:value="1.0712">
                <text:p>1.0712</text:p>
              </table:table-cell>
              <table:table-cell office:value-type="float" office:value="1.0223">
                <text:p>1.0223</text:p>
              </table:table-cell>
              <table:table-cell office:value-type="float" office:value="0.7739">
                <text:p>0.7739</text:p>
              </table:table-cell>
              <table:table-cell office:value-type="float" office:value="1.3178">
                <text:p>1.31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50">
                <text:p>3150</text:p>
              </table:table-cell>
              <table:table-cell office:value-type="float" office:value="1.0433">
                <text:p>1.0433</text:p>
              </table:table-cell>
              <table:table-cell office:value-type="float" office:value="0.9951">
                <text:p>0.9951</text:p>
              </table:table-cell>
              <table:table-cell office:value-type="float" office:value="1.3649">
                <text:p>1.3649</text:p>
              </table:table-cell>
              <table:table-cell office:value-type="float" office:value="0.6575">
                <text:p>0.65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0.944">
                <text:p>0.944</text:p>
              </table:table-cell>
              <table:table-cell office:value-type="float" office:value="0.8989">
                <text:p>0.8989</text:p>
              </table:table-cell>
              <table:table-cell office:value-type="float" office:value="1.1205">
                <text:p>1.1205</text:p>
              </table:table-cell>
              <table:table-cell office:value-type="float" office:value="1.1578">
                <text:p>1.15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95">
                <text:p>104.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50">
                <text:p>4050</text:p>
              </table:table-cell>
              <table:table-cell office:value-type="float" office:value="0.9884">
                <text:p>0.9884</text:p>
              </table:table-cell>
              <table:table-cell office:value-type="float" office:value="0.9169">
                <text:p>0.9169</text:p>
              </table:table-cell>
              <table:table-cell office:value-type="float" office:value="0.9805">
                <text:p>0.9805</text:p>
              </table:table-cell>
              <table:table-cell office:value-type="float" office:value="0.9805">
                <text:p>0.98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00">
                <text:p>4100</text:p>
              </table:table-cell>
              <table:table-cell office:value-type="float" office:value="0.9711">
                <text:p>0.9711</text:p>
              </table:table-cell>
              <table:table-cell office:value-type="float" office:value="0.9159">
                <text:p>0.9159</text:p>
              </table:table-cell>
              <table:table-cell office:value-type="float" office:value="1.0912">
                <text:p>1.0912</text:p>
              </table:table-cell>
              <table:table-cell office:value-type="float" office:value="1.2952">
                <text:p>1.29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50">
                <text:p>4150</text:p>
              </table:table-cell>
              <table:table-cell office:value-type="float" office:value="1.0476">
                <text:p>1.0476</text:p>
              </table:table-cell>
              <table:table-cell office:value-type="float" office:value="1.0161">
                <text:p>1.0161</text:p>
              </table:table-cell>
              <table:table-cell office:value-type="float" office:value="0.9128">
                <text:p>0.9128</text:p>
              </table:table-cell>
              <table:table-cell office:value-type="float" office:value="0.7846">
                <text:p>0.78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1.0079">
                <text:p>1.0079</text:p>
              </table:table-cell>
              <table:table-cell office:value-type="float" office:value="0.932">
                <text:p>0.932</text:p>
              </table:table-cell>
              <table:table-cell office:value-type="float" office:value="0.9752">
                <text:p>0.9752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16">
                <text:p>105.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50">
                <text:p>5050</text:p>
              </table:table-cell>
              <table:table-cell office:value-type="float" office:value="1.0308">
                <text:p>1.0308</text:p>
              </table:table-cell>
              <table:table-cell office:value-type="float" office:value="0.9701">
                <text:p>0.9701</text:p>
              </table:table-cell>
              <table:table-cell office:value-type="float" office:value="1.1935">
                <text:p>1.1935</text:p>
              </table:table-cell>
              <table:table-cell office:value-type="float" office:value="1.127">
                <text:p>1.1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100">
                <text:p>5100</text:p>
              </table:table-cell>
              <table:table-cell office:value-type="float" office:value="1.0425">
                <text:p>1.0425</text:p>
              </table:table-cell>
              <table:table-cell office:value-type="float" office:value="0.9973">
                <text:p>0.9973</text:p>
              </table:table-cell>
              <table:table-cell office:value-type="float" office:value="1.0884">
                <text:p>1.0884</text:p>
              </table:table-cell>
              <table:table-cell office:value-type="float" office:value="0.5835">
                <text:p>0.58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150">
                <text:p>5150</text:p>
              </table:table-cell>
              <table:table-cell office:value-type="float" office:value="0.9438">
                <text:p>0.9438</text:p>
              </table:table-cell>
              <table:table-cell office:value-type="float" office:value="0.8914">
                <text:p>0.8914</text:p>
              </table:table-cell>
              <table:table-cell office:value-type="float" office:value="1.0752">
                <text:p>1.0752</text:p>
              </table:table-cell>
              <table:table-cell office:value-type="float" office:value="1.1657">
                <text:p>1.16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1.1042">
                <text:p>1.1042</text:p>
              </table:table-cell>
              <table:table-cell office:value-type="float" office:value="1.0431">
                <text:p>1.0431</text:p>
              </table:table-cell>
              <table:table-cell office:value-type="float" office:value="1.114">
                <text:p>1.114</text:p>
              </table:table-cell>
              <table:table-cell office:value-type="float" office:value="0.6665">
                <text:p>0.66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14">
                <text:p>105.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00">
                <text:p>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50">
                <text:p>6050</text:p>
              </table:table-cell>
              <table:table-cell office:value-type="float" office:value="0.9881">
                <text:p>0.9881</text:p>
              </table:table-cell>
              <table:table-cell office:value-type="float" office:value="0.9402">
                <text:p>0.9402</text:p>
              </table:table-cell>
              <table:table-cell office:value-type="float" office:value="1.0233">
                <text:p>1.0233</text:p>
              </table:table-cell>
              <table:table-cell office:value-type="float" office:value="1.3009">
                <text:p>1.30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100">
                <text:p>6100</text:p>
              </table:table-cell>
              <table:table-cell office:value-type="float" office:value="1.0428">
                <text:p>1.0428</text:p>
              </table:table-cell>
              <table:table-cell office:value-type="float" office:value="0.9643">
                <text:p>0.9643</text:p>
              </table:table-cell>
              <table:table-cell office:value-type="float" office:value="0.9395">
                <text:p>0.9395</text:p>
              </table:table-cell>
              <table:table-cell office:value-type="float" office:value="1.0454">
                <text:p>1.04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50">
                <text:p>6150</text:p>
              </table:table-cell>
              <table:table-cell office:value-type="float" office:value="1.0326">
                <text:p>1.0326</text:p>
              </table:table-cell>
              <table:table-cell office:value-type="float" office:value="0.9818">
                <text:p>0.9818</text:p>
              </table:table-cell>
              <table:table-cell office:value-type="float" office:value="1.2038">
                <text:p>1.203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1.1195">
                <text:p>1.1195</text:p>
              </table:table-cell>
              <table:table-cell office:value-type="float" office:value="1.0282">
                <text:p>1.0282</text:p>
              </table:table-cell>
              <table:table-cell office:value-type="float" office:value="0.5781">
                <text:p>0.5781</text:p>
              </table:table-cell>
              <table:table-cell office:value-type="float" office:value="1.288">
                <text:p>1.2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18">
                <text:p>105.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00">
                <text:p>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50">
                <text:p>7050</text:p>
              </table:table-cell>
              <table:table-cell office:value-type="float" office:value="0.9981">
                <text:p>0.9981</text:p>
              </table:table-cell>
              <table:table-cell office:value-type="float" office:value="0.9379">
                <text:p>0.9379</text:p>
              </table:table-cell>
              <table:table-cell office:value-type="float" office:value="1.2485">
                <text:p>1.2485</text:p>
              </table:table-cell>
              <table:table-cell office:value-type="float" office:value="0.7565">
                <text:p>0.75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100">
                <text:p>7100</text:p>
              </table:table-cell>
              <table:table-cell office:value-type="float" office:value="1.2561">
                <text:p>1.2561</text:p>
              </table:table-cell>
              <table:table-cell office:value-type="float" office:value="1.2331">
                <text:p>1.2331</text:p>
              </table:table-cell>
              <table:table-cell office:value-type="float" office:value="1.1333">
                <text:p>1.1333</text:p>
              </table:table-cell>
              <table:table-cell office:value-type="float" office:value="0.5801">
                <text:p>0.58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150">
                <text:p>7150</text:p>
              </table:table-cell>
              <table:table-cell office:value-type="float" office:value="1.2062">
                <text:p>1.2062</text:p>
              </table:table-cell>
              <table:table-cell office:value-type="float" office:value="1.0354">
                <text:p>1.0354</text:p>
              </table:table-cell>
              <table:table-cell office:value-type="float" office:value="0.7422">
                <text:p>0.7422</text:p>
              </table:table-cell>
              <table:table-cell office:value-type="float" office:value="0.8715">
                <text:p>0.87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1.0581">
                <text:p>1.0581</text:p>
              </table:table-cell>
              <table:table-cell office:value-type="float" office:value="0.9964">
                <text:p>0.9964</text:p>
              </table:table-cell>
              <table:table-cell office:value-type="float" office:value="1.0295">
                <text:p>1.0295</text:p>
              </table:table-cell>
              <table:table-cell office:value-type="float" office:value="0.6602">
                <text:p>0.66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76">
                <text:p>105.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000">
                <text:p>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050">
                <text:p>8050</text:p>
              </table:table-cell>
              <table:table-cell office:value-type="float" office:value="1.0177">
                <text:p>1.0177</text:p>
              </table:table-cell>
              <table:table-cell office:value-type="float" office:value="0.977">
                <text:p>0.977</text:p>
              </table:table-cell>
              <table:table-cell office:value-type="float" office:value="0.9655">
                <text:p>0.9655</text:p>
              </table:table-cell>
              <table:table-cell office:value-type="float" office:value="0.8675">
                <text:p>0.86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100">
                <text:p>8100</text:p>
              </table:table-cell>
              <table:table-cell office:value-type="float" office:value="0.9835">
                <text:p>0.9835</text:p>
              </table:table-cell>
              <table:table-cell office:value-type="float" office:value="0.9328">
                <text:p>0.9328</text:p>
              </table:table-cell>
              <table:table-cell office:value-type="float" office:value="1.143">
                <text:p>1.143</text:p>
              </table:table-cell>
              <table:table-cell office:value-type="float" office:value="1.1328">
                <text:p>1.13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150">
                <text:p>8150</text:p>
              </table:table-cell>
              <table:table-cell office:value-type="float" office:value="0.9747">
                <text:p>0.9747</text:p>
              </table:table-cell>
              <table:table-cell office:value-type="float" office:value="0.9484">
                <text:p>0.9484</text:p>
              </table:table-cell>
              <table:table-cell office:value-type="float" office:value="0.8823">
                <text:p>0.8823</text:p>
              </table:table-cell>
              <table:table-cell office:value-type="float" office:value="0.828">
                <text:p>0.8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1.0523">
                <text:p>1.0523</text:p>
              </table:table-cell>
              <table:table-cell office:value-type="float" office:value="0.9849">
                <text:p>0.9849</text:p>
              </table:table-cell>
              <table:table-cell office:value-type="float" office:value="0.9512">
                <text:p>0.9512</text:p>
              </table:table-cell>
              <table:table-cell office:value-type="float" office:value="0.7825">
                <text:p>0.78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86">
                <text:p>104.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000">
                <text:p>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050">
                <text:p>9050</text:p>
              </table:table-cell>
              <table:table-cell office:value-type="float" office:value="1.0315">
                <text:p>1.0315</text:p>
              </table:table-cell>
              <table:table-cell office:value-type="float" office:value="0.9527">
                <text:p>0.9527</text:p>
              </table:table-cell>
              <table:table-cell office:value-type="float" office:value="1.1106">
                <text:p>1.1106</text:p>
              </table:table-cell>
              <table:table-cell office:value-type="float" office:value="0.7723">
                <text:p>0.77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100">
                <text:p>9100</text:p>
              </table:table-cell>
              <table:table-cell office:value-type="float" office:value="1.0188">
                <text:p>1.0188</text:p>
              </table:table-cell>
              <table:table-cell office:value-type="float" office:value="0.976">
                <text:p>0.976</text:p>
              </table:table-cell>
              <table:table-cell office:value-type="float" office:value="0.9101">
                <text:p>0.9101</text:p>
              </table:table-cell>
              <table:table-cell office:value-type="float" office:value="0.8801">
                <text:p>0.88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150">
                <text:p>9150</text:p>
              </table:table-cell>
              <table:table-cell office:value-type="float" office:value="0.998">
                <text:p>0.998</text:p>
              </table:table-cell>
              <table:table-cell office:value-type="float" office:value="0.9496">
                <text:p>0.9496</text:p>
              </table:table-cell>
              <table:table-cell office:value-type="float" office:value="1.0891">
                <text:p>1.0891</text:p>
              </table:table-cell>
              <table:table-cell office:value-type="float" office:value="0.8394">
                <text:p>0.83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0.9217">
                <text:p>0.9217</text:p>
              </table:table-cell>
              <table:table-cell office:value-type="float" office:value="0.9076">
                <text:p>0.9076</text:p>
              </table:table-cell>
              <table:table-cell office:value-type="float" office:value="0.9966">
                <text:p>0.9966</text:p>
              </table:table-cell>
              <table:table-cell office:value-type="float" office:value="0.669">
                <text:p>0.6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93">
                <text:p>104.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50">
                <text:p>10050</text:p>
              </table:table-cell>
              <table:table-cell office:value-type="float" office:value="0.9927">
                <text:p>0.9927</text:p>
              </table:table-cell>
              <table:table-cell office:value-type="float" office:value="0.9025">
                <text:p>0.9025</text:p>
              </table:table-cell>
              <table:table-cell office:value-type="float" office:value="1.125">
                <text:p>1.125</text:p>
              </table:table-cell>
              <table:table-cell office:value-type="float" office:value="1.0391">
                <text:p>1.03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100">
                <text:p>10100</text:p>
              </table:table-cell>
              <table:table-cell office:value-type="float" office:value="0.9279">
                <text:p>0.9279</text:p>
              </table:table-cell>
              <table:table-cell office:value-type="float" office:value="1.0504">
                <text:p>1.0504</text:p>
              </table:table-cell>
              <table:table-cell office:value-type="float" office:value="1.1581">
                <text:p>1.1581</text:p>
              </table:table-cell>
              <table:table-cell office:value-type="float" office:value="0.685">
                <text:p>0.6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150">
                <text:p>10150</text:p>
              </table:table-cell>
              <table:table-cell office:value-type="float" office:value="0.8983">
                <text:p>0.8983</text:p>
              </table:table-cell>
              <table:table-cell office:value-type="float" office:value="1.1564">
                <text:p>1.1564</text:p>
              </table:table-cell>
              <table:table-cell office:value-type="float" office:value="1.0774">
                <text:p>1.0774</text:p>
              </table:table-cell>
              <table:table-cell office:value-type="float" office:value="1.1297">
                <text:p>1.12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0.8831">
                <text:p>0.8831</text:p>
              </table:table-cell>
              <table:table-cell office:value-type="float" office:value="1.174">
                <text:p>1.174</text:p>
              </table:table-cell>
              <table:table-cell office:value-type="float" office:value="0.9007">
                <text:p>0.9007</text:p>
              </table:table-cell>
              <table:table-cell office:value-type="float" office:value="0.9941">
                <text:p>0.99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55">
                <text:p>104.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000">
                <text:p>1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050">
                <text:p>11050</text:p>
              </table:table-cell>
              <table:table-cell office:value-type="float" office:value="1.1006">
                <text:p>1.1006</text:p>
              </table:table-cell>
              <table:table-cell office:value-type="float" office:value="1.4192">
                <text:p>1.4192</text:p>
              </table:table-cell>
              <table:table-cell office:value-type="float" office:value="1.0238">
                <text:p>1.0238</text:p>
              </table:table-cell>
              <table:table-cell office:value-type="float" office:value="0.7294">
                <text:p>0.72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100">
                <text:p>11100</text:p>
              </table:table-cell>
              <table:table-cell office:value-type="float" office:value="0.8674">
                <text:p>0.8674</text:p>
              </table:table-cell>
              <table:table-cell office:value-type="float" office:value="1.2216">
                <text:p>1.2216</text:p>
              </table:table-cell>
              <table:table-cell office:value-type="float" office:value="0.9333">
                <text:p>0.9333</text:p>
              </table:table-cell>
              <table:table-cell office:value-type="float" office:value="1.2705">
                <text:p>1.27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150">
                <text:p>11150</text:p>
              </table:table-cell>
              <table:table-cell office:value-type="float" office:value="0.9634">
                <text:p>0.9634</text:p>
              </table:table-cell>
              <table:table-cell office:value-type="float" office:value="1.3034">
                <text:p>1.3034</text:p>
              </table:table-cell>
              <table:table-cell office:value-type="float" office:value="0.8322">
                <text:p>0.8322</text:p>
              </table:table-cell>
              <table:table-cell office:value-type="float" office:value="0.8416">
                <text:p>0.84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0.9169">
                <text:p>0.9169</text:p>
              </table:table-cell>
              <table:table-cell office:value-type="float" office:value="1.1309">
                <text:p>1.1309</text:p>
              </table:table-cell>
              <table:table-cell office:value-type="float" office:value="1.0324">
                <text:p>1.0324</text:p>
              </table:table-cell>
              <table:table-cell office:value-type="float" office:value="0.9715">
                <text:p>0.97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55">
                <text:p>104.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000">
                <text:p>1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050">
                <text:p>12050</text:p>
              </table:table-cell>
              <table:table-cell office:value-type="float" office:value="0.8711">
                <text:p>0.8711</text:p>
              </table:table-cell>
              <table:table-cell office:value-type="float" office:value="1.2742">
                <text:p>1.2742</text:p>
              </table:table-cell>
              <table:table-cell office:value-type="float" office:value="1.0724">
                <text:p>1.0724</text:p>
              </table:table-cell>
              <table:table-cell office:value-type="float" office:value="1.0025">
                <text:p>1.00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100">
                <text:p>12100</text:p>
              </table:table-cell>
              <table:table-cell office:value-type="float" office:value="1.0801">
                <text:p>1.0801</text:p>
              </table:table-cell>
              <table:table-cell office:value-type="float" office:value="1.3142">
                <text:p>1.3142</text:p>
              </table:table-cell>
              <table:table-cell office:value-type="float" office:value="0.9504">
                <text:p>0.9504</text:p>
              </table:table-cell>
              <table:table-cell office:value-type="float" office:value="0.8671">
                <text:p>0.86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150">
                <text:p>12150</text:p>
              </table:table-cell>
              <table:table-cell office:value-type="float" office:value="0.8536">
                <text:p>0.8536</text:p>
              </table:table-cell>
              <table:table-cell office:value-type="float" office:value="1.2083">
                <text:p>1.2083</text:p>
              </table:table-cell>
              <table:table-cell office:value-type="float" office:value="0.8461">
                <text:p>0.8461</text:p>
              </table:table-cell>
              <table:table-cell office:value-type="float" office:value="1.1131">
                <text:p>1.11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0.9538">
                <text:p>0.9538</text:p>
              </table:table-cell>
              <table:table-cell office:value-type="float" office:value="1.5268">
                <text:p>1.5268</text:p>
              </table:table-cell>
              <table:table-cell office:value-type="float" office:value="1.1149">
                <text:p>1.1149</text:p>
              </table:table-cell>
              <table:table-cell office:value-type="float" office:value="0.6027">
                <text:p>0.60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48">
                <text:p>104.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000">
                <text:p>1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050">
                <text:p>13050</text:p>
              </table:table-cell>
              <table:table-cell office:value-type="float" office:value="0.9399">
                <text:p>0.9399</text:p>
              </table:table-cell>
              <table:table-cell office:value-type="float" office:value="1.3908">
                <text:p>1.3908</text:p>
              </table:table-cell>
              <table:table-cell office:value-type="float" office:value="1.0722">
                <text:p>1.0722</text:p>
              </table:table-cell>
              <table:table-cell office:value-type="float" office:value="0.9641">
                <text:p>0.96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100">
                <text:p>13100</text:p>
              </table:table-cell>
              <table:table-cell office:value-type="float" office:value="0.7654">
                <text:p>0.7654</text:p>
              </table:table-cell>
              <table:table-cell office:value-type="float" office:value="1.3134">
                <text:p>1.3134</text:p>
              </table:table-cell>
              <table:table-cell office:value-type="float" office:value="0.9247">
                <text:p>0.9247</text:p>
              </table:table-cell>
              <table:table-cell office:value-type="float" office:value="0.7371">
                <text:p>0.73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150">
                <text:p>13150</text:p>
              </table:table-cell>
              <table:table-cell office:value-type="float" office:value="0.7868">
                <text:p>0.7868</text:p>
              </table:table-cell>
              <table:table-cell office:value-type="float" office:value="1.1835">
                <text:p>1.1835</text:p>
              </table:table-cell>
              <table:table-cell office:value-type="float" office:value="0.9384">
                <text:p>0.9384</text:p>
              </table:table-cell>
              <table:table-cell office:value-type="float" office:value="1.2201">
                <text:p>1.22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0.9367">
                <text:p>0.9367</text:p>
              </table:table-cell>
              <table:table-cell office:value-type="float" office:value="1.5691">
                <text:p>1.5691</text:p>
              </table:table-cell>
              <table:table-cell office:value-type="float" office:value="0.8775">
                <text:p>0.8775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49">
                <text:p>104.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000">
                <text:p>1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050">
                <text:p>14050</text:p>
              </table:table-cell>
              <table:table-cell office:value-type="float" office:value="0.8774">
                <text:p>0.8774</text:p>
              </table:table-cell>
              <table:table-cell office:value-type="float" office:value="1.4063">
                <text:p>1.4063</text:p>
              </table:table-cell>
              <table:table-cell office:value-type="float" office:value="1.4275">
                <text:p>1.4275</text:p>
              </table:table-cell>
              <table:table-cell office:value-type="float" office:value="0.6903">
                <text:p>0.69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100">
                <text:p>14100</text:p>
              </table:table-cell>
              <table:table-cell office:value-type="float" office:value="0.7805">
                <text:p>0.7805</text:p>
              </table:table-cell>
              <table:table-cell office:value-type="float" office:value="1.2257">
                <text:p>1.2257</text:p>
              </table:table-cell>
              <table:table-cell office:value-type="float" office:value="0.8534">
                <text:p>0.8534</text:p>
              </table:table-cell>
              <table:table-cell office:value-type="float" office:value="0.905">
                <text:p>0.9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150">
                <text:p>14150</text:p>
              </table:table-cell>
              <table:table-cell office:value-type="float" office:value="0.7921">
                <text:p>0.7921</text:p>
              </table:table-cell>
              <table:table-cell office:value-type="float" office:value="1.4369">
                <text:p>1.4369</text:p>
              </table:table-cell>
              <table:table-cell office:value-type="float" office:value="0.908">
                <text:p>0.908</text:p>
              </table:table-cell>
              <table:table-cell office:value-type="float" office:value="0.9004">
                <text:p>0.90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0.8662">
                <text:p>0.8662</text:p>
              </table:table-cell>
              <table:table-cell office:value-type="float" office:value="1.5014">
                <text:p>1.5014</text:p>
              </table:table-cell>
              <table:table-cell office:value-type="float" office:value="1.1158">
                <text:p>1.1158</text:p>
              </table:table-cell>
              <table:table-cell office:value-type="float" office:value="0.8949">
                <text:p>0.89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47">
                <text:p>104.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000">
                <text:p>1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050">
                <text:p>15050</text:p>
              </table:table-cell>
              <table:table-cell office:value-type="float" office:value="0.928">
                <text:p>0.928</text:p>
              </table:table-cell>
              <table:table-cell office:value-type="float" office:value="1.5203">
                <text:p>1.5203</text:p>
              </table:table-cell>
              <table:table-cell office:value-type="float" office:value="1.0348">
                <text:p>1.0348</text:p>
              </table:table-cell>
              <table:table-cell office:value-type="float" office:value="0.5804">
                <text:p>0.58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100">
                <text:p>15100</text:p>
              </table:table-cell>
              <table:table-cell office:value-type="float" office:value="0.8698">
                <text:p>0.8698</text:p>
              </table:table-cell>
              <table:table-cell office:value-type="float" office:value="1.493">
                <text:p>1.493</text:p>
              </table:table-cell>
              <table:table-cell office:value-type="float" office:value="0.8333">
                <text:p>0.8333</text:p>
              </table:table-cell>
              <table:table-cell office:value-type="float" office:value="0.9394">
                <text:p>0.93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150">
                <text:p>15150</text:p>
              </table:table-cell>
              <table:table-cell office:value-type="float" office:value="0.9223">
                <text:p>0.9223</text:p>
              </table:table-cell>
              <table:table-cell office:value-type="float" office:value="1.5219">
                <text:p>1.5219</text:p>
              </table:table-cell>
              <table:table-cell office:value-type="float" office:value="0.8875">
                <text:p>0.8875</text:p>
              </table:table-cell>
              <table:table-cell office:value-type="float" office:value="0.9266">
                <text:p>0.92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0.8586">
                <text:p>0.8586</text:p>
              </table:table-cell>
              <table:table-cell office:value-type="float" office:value="1.4007">
                <text:p>1.4007</text:p>
              </table:table-cell>
              <table:table-cell office:value-type="float" office:value="0.6116">
                <text:p>0.6116</text:p>
              </table:table-cell>
              <table:table-cell office:value-type="float" office:value="0.8033">
                <text:p>0.80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52">
                <text:p>104.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000">
                <text:p>1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050">
                <text:p>16050</text:p>
              </table:table-cell>
              <table:table-cell office:value-type="float" office:value="0.8246">
                <text:p>0.8246</text:p>
              </table:table-cell>
              <table:table-cell office:value-type="float" office:value="1.4921">
                <text:p>1.4921</text:p>
              </table:table-cell>
              <table:table-cell office:value-type="float" office:value="1.0013">
                <text:p>1.0013</text:p>
              </table:table-cell>
              <table:table-cell office:value-type="float" office:value="0.9557">
                <text:p>0.95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100">
                <text:p>16100</text:p>
              </table:table-cell>
              <table:table-cell office:value-type="float" office:value="0.8545">
                <text:p>0.8545</text:p>
              </table:table-cell>
              <table:table-cell office:value-type="float" office:value="1.4523">
                <text:p>1.4523</text:p>
              </table:table-cell>
              <table:table-cell office:value-type="float" office:value="0.8244">
                <text:p>0.8244</text:p>
              </table:table-cell>
              <table:table-cell office:value-type="float" office:value="0.9794">
                <text:p>0.97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150">
                <text:p>16150</text:p>
              </table:table-cell>
              <table:table-cell office:value-type="float" office:value="0.953">
                <text:p>0.953</text:p>
              </table:table-cell>
              <table:table-cell office:value-type="float" office:value="1.6018">
                <text:p>1.6018</text:p>
              </table:table-cell>
              <table:table-cell office:value-type="float" office:value="0.9476">
                <text:p>0.9476</text:p>
              </table:table-cell>
              <table:table-cell office:value-type="float" office:value="0.7037">
                <text:p>0.70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0.7848">
                <text:p>0.7848</text:p>
              </table:table-cell>
              <table:table-cell office:value-type="float" office:value="1.233">
                <text:p>1.233</text:p>
              </table:table-cell>
              <table:table-cell office:value-type="float" office:value="1.0608">
                <text:p>1.0608</text:p>
              </table:table-cell>
              <table:table-cell office:value-type="float" office:value="1.0585">
                <text:p>1.05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49">
                <text:p>104.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000">
                <text:p>1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050">
                <text:p>17050</text:p>
              </table:table-cell>
              <table:table-cell office:value-type="float" office:value="0.7541">
                <text:p>0.7541</text:p>
              </table:table-cell>
              <table:table-cell office:value-type="float" office:value="1.3985">
                <text:p>1.3985</text:p>
              </table:table-cell>
              <table:table-cell office:value-type="float" office:value="0.9462">
                <text:p>0.9462</text:p>
              </table:table-cell>
              <table:table-cell office:value-type="float" office:value="0.7957">
                <text:p>0.795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100">
                <text:p>17100</text:p>
              </table:table-cell>
              <table:table-cell office:value-type="float" office:value="0.8111">
                <text:p>0.8111</text:p>
              </table:table-cell>
              <table:table-cell office:value-type="float" office:value="1.5372">
                <text:p>1.5372</text:p>
              </table:table-cell>
              <table:table-cell office:value-type="float" office:value="0.7075">
                <text:p>0.7075</text:p>
              </table:table-cell>
              <table:table-cell office:value-type="float" office:value="0.6522">
                <text:p>0.65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150">
                <text:p>17150</text:p>
              </table:table-cell>
              <table:table-cell office:value-type="float" office:value="0.8288">
                <text:p>0.8288</text:p>
              </table:table-cell>
              <table:table-cell office:value-type="float" office:value="1.34">
                <text:p>1.34</text:p>
              </table:table-cell>
              <table:table-cell office:value-type="float" office:value="1.0932">
                <text:p>1.0932</text:p>
              </table:table-cell>
              <table:table-cell office:value-type="float" office:value="0.9265">
                <text:p>0.92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0.8354">
                <text:p>0.8354</text:p>
              </table:table-cell>
              <table:table-cell office:value-type="float" office:value="1.6111">
                <text:p>1.6111</text:p>
              </table:table-cell>
              <table:table-cell office:value-type="float" office:value="1.1455">
                <text:p>1.1455</text:p>
              </table:table-cell>
              <table:table-cell office:value-type="float" office:value="0.7754">
                <text:p>0.77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43">
                <text:p>104.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000">
                <text:p>1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050">
                <text:p>18050</text:p>
              </table:table-cell>
              <table:table-cell office:value-type="float" office:value="0.7516">
                <text:p>0.7516</text:p>
              </table:table-cell>
              <table:table-cell office:value-type="float" office:value="1.2317">
                <text:p>1.2317</text:p>
              </table:table-cell>
              <table:table-cell office:value-type="float" office:value="0.7556">
                <text:p>0.7556</text:p>
              </table:table-cell>
              <table:table-cell office:value-type="float" office:value="1.264">
                <text:p>1.2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8100">
                <text:p>18100</text:p>
              </table:table-cell>
              <table:table-cell office:value-type="float" office:value="0.8736">
                <text:p>0.8736</text:p>
              </table:table-cell>
              <table:table-cell office:value-type="float" office:value="1.5061">
                <text:p>1.5061</text:p>
              </table:table-cell>
              <table:table-cell office:value-type="float" office:value="1.0454">
                <text:p>1.0454</text:p>
              </table:table-cell>
              <table:table-cell office:value-type="float" office:value="0.719">
                <text:p>0.7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150">
                <text:p>18150</text:p>
              </table:table-cell>
              <table:table-cell office:value-type="float" office:value="0.976">
                <text:p>0.976</text:p>
              </table:table-cell>
              <table:table-cell office:value-type="float" office:value="1.5053">
                <text:p>1.5053</text:p>
              </table:table-cell>
              <table:table-cell office:value-type="float" office:value="1.3576">
                <text:p>1.3576</text:p>
              </table:table-cell>
              <table:table-cell office:value-type="float" office:value="0.8089">
                <text:p>0.80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0.7975">
                <text:p>0.7975</text:p>
              </table:table-cell>
              <table:table-cell office:value-type="float" office:value="1.5383">
                <text:p>1.5383</text:p>
              </table:table-cell>
              <table:table-cell office:value-type="float" office:value="1.0092">
                <text:p>1.0092</text:p>
              </table:table-cell>
              <table:table-cell office:value-type="float" office:value="0.9067">
                <text:p>0.90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51">
                <text:p>104.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9000">
                <text:p>1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050">
                <text:p>19050</text:p>
              </table:table-cell>
              <table:table-cell office:value-type="float" office:value="0.8397">
                <text:p>0.8397</text:p>
              </table:table-cell>
              <table:table-cell office:value-type="float" office:value="1.483">
                <text:p>1.483</text:p>
              </table:table-cell>
              <table:table-cell office:value-type="float" office:value="1.2721">
                <text:p>1.2721</text:p>
              </table:table-cell>
              <table:table-cell office:value-type="float" office:value="0.9467">
                <text:p>0.94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100">
                <text:p>19100</text:p>
              </table:table-cell>
              <table:table-cell office:value-type="float" office:value="0.9134">
                <text:p>0.9134</text:p>
              </table:table-cell>
              <table:table-cell office:value-type="float" office:value="1.3492">
                <text:p>1.3492</text:p>
              </table:table-cell>
              <table:table-cell office:value-type="float" office:value="0.7425">
                <text:p>0.7425</text:p>
              </table:table-cell>
              <table:table-cell office:value-type="float" office:value="1.0282">
                <text:p>1.02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150">
                <text:p>19150</text:p>
              </table:table-cell>
              <table:table-cell office:value-type="float" office:value="0.8163">
                <text:p>0.8163</text:p>
              </table:table-cell>
              <table:table-cell office:value-type="float" office:value="1.4483">
                <text:p>1.4483</text:p>
              </table:table-cell>
              <table:table-cell office:value-type="float" office:value="1.0999">
                <text:p>1.0999</text:p>
              </table:table-cell>
              <table:table-cell office:value-type="float" office:value="0.8617">
                <text:p>0.86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0.7405">
                <text:p>0.7405</text:p>
              </table:table-cell>
              <table:table-cell office:value-type="float" office:value="1.5017">
                <text:p>1.5017</text:p>
              </table:table-cell>
              <table:table-cell office:value-type="float" office:value="1.0236">
                <text:p>1.0236</text:p>
              </table:table-cell>
              <table:table-cell office:value-type="float" office:value="1.0904">
                <text:p>1.09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53">
                <text:p>104.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050">
                <text:p>20050</text:p>
              </table:table-cell>
              <table:table-cell office:value-type="float" office:value="0.7789">
                <text:p>0.7789</text:p>
              </table:table-cell>
              <table:table-cell office:value-type="float" office:value="1.4688">
                <text:p>1.4688</text:p>
              </table:table-cell>
              <table:table-cell office:value-type="float" office:value="1.0045">
                <text:p>1.0045</text:p>
              </table:table-cell>
              <table:table-cell office:value-type="float" office:value="0.595">
                <text:p>0.5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100">
                <text:p>20100</text:p>
              </table:table-cell>
              <table:table-cell office:value-type="float" office:value="0.7914">
                <text:p>0.7914</text:p>
              </table:table-cell>
              <table:table-cell office:value-type="float" office:value="1.4347">
                <text:p>1.4347</text:p>
              </table:table-cell>
              <table:table-cell office:value-type="float" office:value="1.0608">
                <text:p>1.0608</text:p>
              </table:table-cell>
              <table:table-cell office:value-type="float" office:value="1.0509">
                <text:p>1.050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150">
                <text:p>20150</text:p>
              </table:table-cell>
              <table:table-cell office:value-type="float" office:value="0.902">
                <text:p>0.902</text:p>
              </table:table-cell>
              <table:table-cell office:value-type="float" office:value="1.7259">
                <text:p>1.7259</text:p>
              </table:table-cell>
              <table:table-cell office:value-type="float" office:value="1.0993">
                <text:p>1.0993</text:p>
              </table:table-cell>
              <table:table-cell office:value-type="float" office:value="0.6935">
                <text:p>0.69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0.8167">
                <text:p>0.8167</text:p>
              </table:table-cell>
              <table:table-cell office:value-type="float" office:value="1.6406">
                <text:p>1.6406</text:p>
              </table:table-cell>
              <table:table-cell office:value-type="float" office:value="1.4179">
                <text:p>1.4179</text:p>
              </table:table-cell>
              <table:table-cell office:value-type="float" office:value="0.7707">
                <text:p>0.77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49">
                <text:p>104.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000">
                <text:p>2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1050">
                <text:p>21050</text:p>
              </table:table-cell>
              <table:table-cell office:value-type="float" office:value="0.8175">
                <text:p>0.8175</text:p>
              </table:table-cell>
              <table:table-cell office:value-type="float" office:value="1.4467">
                <text:p>1.4467</text:p>
              </table:table-cell>
              <table:table-cell office:value-type="float" office:value="1.0908">
                <text:p>1.0908</text:p>
              </table:table-cell>
              <table:table-cell office:value-type="float" office:value="0.9405">
                <text:p>0.94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1100">
                <text:p>21100</text:p>
              </table:table-cell>
              <table:table-cell office:value-type="float" office:value="0.8187">
                <text:p>0.8187</text:p>
              </table:table-cell>
              <table:table-cell office:value-type="float" office:value="1.5277">
                <text:p>1.5277</text:p>
              </table:table-cell>
              <table:table-cell office:value-type="float" office:value="1.2337">
                <text:p>1.2337</text:p>
              </table:table-cell>
              <table:table-cell office:value-type="float" office:value="0.7736">
                <text:p>0.77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1150">
                <text:p>21150</text:p>
              </table:table-cell>
              <table:table-cell office:value-type="float" office:value="0.8478">
                <text:p>0.8478</text:p>
              </table:table-cell>
              <table:table-cell office:value-type="float" office:value="1.5829">
                <text:p>1.5829</text:p>
              </table:table-cell>
              <table:table-cell office:value-type="float" office:value="0.9371">
                <text:p>0.9371</text:p>
              </table:table-cell>
              <table:table-cell office:value-type="float" office:value="0.5061">
                <text:p>0.50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0.8045">
                <text:p>0.8045</text:p>
              </table:table-cell>
              <table:table-cell office:value-type="float" office:value="1.2377">
                <text:p>1.2377</text:p>
              </table:table-cell>
              <table:table-cell office:value-type="float" office:value="0.9344">
                <text:p>0.9344</text:p>
              </table:table-cell>
              <table:table-cell office:value-type="float" office:value="1.0131">
                <text:p>1.01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53">
                <text:p>104.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2000">
                <text:p>2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2050">
                <text:p>22050</text:p>
              </table:table-cell>
              <table:table-cell office:value-type="float" office:value="0.8357">
                <text:p>0.8357</text:p>
              </table:table-cell>
              <table:table-cell office:value-type="float" office:value="1.5905">
                <text:p>1.5905</text:p>
              </table:table-cell>
              <table:table-cell office:value-type="float" office:value="1.0219">
                <text:p>1.0219</text:p>
              </table:table-cell>
              <table:table-cell office:value-type="float" office:value="1.0452">
                <text:p>1.04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100">
                <text:p>22100</text:p>
              </table:table-cell>
              <table:table-cell office:value-type="float" office:value="0.7482">
                <text:p>0.7482</text:p>
              </table:table-cell>
              <table:table-cell office:value-type="float" office:value="1.2136">
                <text:p>1.2136</text:p>
              </table:table-cell>
              <table:table-cell office:value-type="float" office:value="0.9353">
                <text:p>0.9353</text:p>
              </table:table-cell>
              <table:table-cell office:value-type="float" office:value="1.193">
                <text:p>1.1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2150">
                <text:p>22150</text:p>
              </table:table-cell>
              <table:table-cell office:value-type="float" office:value="0.8253">
                <text:p>0.8253</text:p>
              </table:table-cell>
              <table:table-cell office:value-type="float" office:value="1.3833">
                <text:p>1.3833</text:p>
              </table:table-cell>
              <table:table-cell office:value-type="float" office:value="0.9369">
                <text:p>0.9369</text:p>
              </table:table-cell>
              <table:table-cell office:value-type="float" office:value="1.0169">
                <text:p>1.01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0.8837">
                <text:p>0.8837</text:p>
              </table:table-cell>
              <table:table-cell office:value-type="float" office:value="1.4298">
                <text:p>1.4298</text:p>
              </table:table-cell>
              <table:table-cell office:value-type="float" office:value="1.183">
                <text:p>1.183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54">
                <text:p>104.5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3000">
                <text:p>2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3050">
                <text:p>23050</text:p>
              </table:table-cell>
              <table:table-cell office:value-type="float" office:value="0.8412">
                <text:p>0.8412</text:p>
              </table:table-cell>
              <table:table-cell office:value-type="float" office:value="1.4779">
                <text:p>1.4779</text:p>
              </table:table-cell>
              <table:table-cell office:value-type="float" office:value="1.102">
                <text:p>1.102</text:p>
              </table:table-cell>
              <table:table-cell office:value-type="float" office:value="1.1781">
                <text:p>1.17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3100">
                <text:p>23100</text:p>
              </table:table-cell>
              <table:table-cell office:value-type="float" office:value="0.7542">
                <text:p>0.7542</text:p>
              </table:table-cell>
              <table:table-cell office:value-type="float" office:value="1.1629">
                <text:p>1.1629</text:p>
              </table:table-cell>
              <table:table-cell office:value-type="float" office:value="0.8389">
                <text:p>0.8389</text:p>
              </table:table-cell>
              <table:table-cell office:value-type="float" office:value="1.0675">
                <text:p>1.06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3150">
                <text:p>23150</text:p>
              </table:table-cell>
              <table:table-cell office:value-type="float" office:value="0.8915">
                <text:p>0.8915</text:p>
              </table:table-cell>
              <table:table-cell office:value-type="float" office:value="1.3413">
                <text:p>1.3413</text:p>
              </table:table-cell>
              <table:table-cell office:value-type="float" office:value="1.1274">
                <text:p>1.1274</text:p>
              </table:table-cell>
              <table:table-cell office:value-type="float" office:value="1.5458">
                <text:p>1.545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0.8772">
                <text:p>0.8772</text:p>
              </table:table-cell>
              <table:table-cell office:value-type="float" office:value="1.4886">
                <text:p>1.4886</text:p>
              </table:table-cell>
              <table:table-cell office:value-type="float" office:value="0.9811">
                <text:p>0.9811</text:p>
              </table:table-cell>
              <table:table-cell office:value-type="float" office:value="0.6394">
                <text:p>0.63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44">
                <text:p>104.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4000">
                <text:p>2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4050">
                <text:p>24050</text:p>
              </table:table-cell>
              <table:table-cell office:value-type="float" office:value="0.8564">
                <text:p>0.8564</text:p>
              </table:table-cell>
              <table:table-cell office:value-type="float" office:value="1.3233">
                <text:p>1.3233</text:p>
              </table:table-cell>
              <table:table-cell office:value-type="float" office:value="1.0714">
                <text:p>1.0714</text:p>
              </table:table-cell>
              <table:table-cell office:value-type="float" office:value="1.0879">
                <text:p>1.087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4100">
                <text:p>24100</text:p>
              </table:table-cell>
              <table:table-cell office:value-type="float" office:value="0.9282">
                <text:p>0.9282</text:p>
              </table:table-cell>
              <table:table-cell office:value-type="float" office:value="1.5455">
                <text:p>1.5455</text:p>
              </table:table-cell>
              <table:table-cell office:value-type="float" office:value="1.0438">
                <text:p>1.0438</text:p>
              </table:table-cell>
              <table:table-cell office:value-type="float" office:value="1.0755">
                <text:p>1.07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4150">
                <text:p>24150</text:p>
              </table:table-cell>
              <table:table-cell office:value-type="float" office:value="0.7873">
                <text:p>0.7873</text:p>
              </table:table-cell>
              <table:table-cell office:value-type="float" office:value="1.3536">
                <text:p>1.3536</text:p>
              </table:table-cell>
              <table:table-cell office:value-type="float" office:value="1.205">
                <text:p>1.205</text:p>
              </table:table-cell>
              <table:table-cell office:value-type="float" office:value="1.4242">
                <text:p>1.42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0.8346">
                <text:p>0.8346</text:p>
              </table:table-cell>
              <table:table-cell office:value-type="float" office:value="1.388">
                <text:p>1.388</text:p>
              </table:table-cell>
              <table:table-cell office:value-type="float" office:value="0.8974">
                <text:p>0.8974</text:p>
              </table:table-cell>
              <table:table-cell office:value-type="float" office:value="0.8593">
                <text:p>0.859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47">
                <text:p>104.4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5000">
                <text:p>2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5050">
                <text:p>25050</text:p>
              </table:table-cell>
              <table:table-cell office:value-type="float" office:value="0.8174">
                <text:p>0.8174</text:p>
              </table:table-cell>
              <table:table-cell office:value-type="float" office:value="1.2405">
                <text:p>1.2405</text:p>
              </table:table-cell>
              <table:table-cell office:value-type="float" office:value="0.8678">
                <text:p>0.8678</text:p>
              </table:table-cell>
              <table:table-cell office:value-type="float" office:value="1.195">
                <text:p>1.1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5100">
                <text:p>25100</text:p>
              </table:table-cell>
              <table:table-cell office:value-type="float" office:value="0.8076">
                <text:p>0.8076</text:p>
              </table:table-cell>
              <table:table-cell office:value-type="float" office:value="1.3492">
                <text:p>1.3492</text:p>
              </table:table-cell>
              <table:table-cell office:value-type="float" office:value="1.0491">
                <text:p>1.0491</text:p>
              </table:table-cell>
              <table:table-cell office:value-type="float" office:value="0.8396">
                <text:p>0.839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5150">
                <text:p>25150</text:p>
              </table:table-cell>
              <table:table-cell office:value-type="float" office:value="0.7788">
                <text:p>0.7788</text:p>
              </table:table-cell>
              <table:table-cell office:value-type="float" office:value="1.4295">
                <text:p>1.4295</text:p>
              </table:table-cell>
              <table:table-cell office:value-type="float" office:value="1.0995">
                <text:p>1.0995</text:p>
              </table:table-cell>
              <table:table-cell office:value-type="float" office:value="0.8869">
                <text:p>0.88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0.7962">
                <text:p>0.7962</text:p>
              </table:table-cell>
              <table:table-cell office:value-type="float" office:value="1.393">
                <text:p>1.393</text:p>
              </table:table-cell>
              <table:table-cell office:value-type="float" office:value="0.9722">
                <text:p>0.9722</text:p>
              </table:table-cell>
              <table:table-cell office:value-type="float" office:value="0.8649">
                <text:p>0.86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6000">
                <text:p>2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050">
                <text:p>26050</text:p>
              </table:table-cell>
              <table:table-cell office:value-type="float" office:value="0.8165">
                <text:p>0.8165</text:p>
              </table:table-cell>
              <table:table-cell office:value-type="float" office:value="1.3983">
                <text:p>1.3983</text:p>
              </table:table-cell>
              <table:table-cell office:value-type="float" office:value="1.0274">
                <text:p>1.0274</text:p>
              </table:table-cell>
              <table:table-cell office:value-type="float" office:value="1.0236">
                <text:p>1.023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6100">
                <text:p>26100</text:p>
              </table:table-cell>
              <table:table-cell office:value-type="float" office:value="0.7141">
                <text:p>0.7141</text:p>
              </table:table-cell>
              <table:table-cell office:value-type="float" office:value="1.3242">
                <text:p>1.3242</text:p>
              </table:table-cell>
              <table:table-cell office:value-type="float" office:value="0.9219">
                <text:p>0.9219</text:p>
              </table:table-cell>
              <table:table-cell office:value-type="float" office:value="0.7433">
                <text:p>0.74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150">
                <text:p>26150</text:p>
              </table:table-cell>
              <table:table-cell office:value-type="float" office:value="0.7542">
                <text:p>0.7542</text:p>
              </table:table-cell>
              <table:table-cell office:value-type="float" office:value="1.4747">
                <text:p>1.4747</text:p>
              </table:table-cell>
              <table:table-cell office:value-type="float" office:value="1.1216">
                <text:p>1.1216</text:p>
              </table:table-cell>
              <table:table-cell office:value-type="float" office:value="1.0801">
                <text:p>1.08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0.7334">
                <text:p>0.7334</text:p>
              </table:table-cell>
              <table:table-cell office:value-type="float" office:value="1.4013">
                <text:p>1.4013</text:p>
              </table:table-cell>
              <table:table-cell office:value-type="float" office:value="1.0549">
                <text:p>1.0549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7000">
                <text:p>2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7050">
                <text:p>27050</text:p>
              </table:table-cell>
              <table:table-cell office:value-type="float" office:value="0.7775">
                <text:p>0.7775</text:p>
              </table:table-cell>
              <table:table-cell office:value-type="float" office:value="1.5954">
                <text:p>1.5954</text:p>
              </table:table-cell>
              <table:table-cell office:value-type="float" office:value="1.217">
                <text:p>1.217</text:p>
              </table:table-cell>
              <table:table-cell office:value-type="float" office:value="0.8355">
                <text:p>0.83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7100">
                <text:p>27100</text:p>
              </table:table-cell>
              <table:table-cell office:value-type="float" office:value="0.7131">
                <text:p>0.7131</text:p>
              </table:table-cell>
              <table:table-cell office:value-type="float" office:value="1.1949">
                <text:p>1.1949</text:p>
              </table:table-cell>
              <table:table-cell office:value-type="float" office:value="1.3319">
                <text:p>1.3319</text:p>
              </table:table-cell>
              <table:table-cell office:value-type="float" office:value="1.1173">
                <text:p>1.11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7150">
                <text:p>27150</text:p>
              </table:table-cell>
              <table:table-cell office:value-type="float" office:value="0.769">
                <text:p>0.769</text:p>
              </table:table-cell>
              <table:table-cell office:value-type="float" office:value="1.2904">
                <text:p>1.2904</text:p>
              </table:table-cell>
              <table:table-cell office:value-type="float" office:value="1.1114">
                <text:p>1.1114</text:p>
              </table:table-cell>
              <table:table-cell office:value-type="float" office:value="1.228">
                <text:p>1.2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0.7388">
                <text:p>0.7388</text:p>
              </table:table-cell>
              <table:table-cell office:value-type="float" office:value="1.2585">
                <text:p>1.2585</text:p>
              </table:table-cell>
              <table:table-cell office:value-type="float" office:value="0.8593">
                <text:p>0.8593</text:p>
              </table:table-cell>
              <table:table-cell office:value-type="float" office:value="1.3356">
                <text:p>1.33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48">
                <text:p>104.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8000">
                <text:p>2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8050">
                <text:p>28050</text:p>
              </table:table-cell>
              <table:table-cell office:value-type="float" office:value="0.8333">
                <text:p>0.8333</text:p>
              </table:table-cell>
              <table:table-cell office:value-type="float" office:value="1.3554">
                <text:p>1.3554</text:p>
              </table:table-cell>
              <table:table-cell office:value-type="float" office:value="1.1072">
                <text:p>1.1072</text:p>
              </table:table-cell>
              <table:table-cell office:value-type="float" office:value="1.1347">
                <text:p>1.134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8100">
                <text:p>28100</text:p>
              </table:table-cell>
              <table:table-cell office:value-type="float" office:value="0.7786">
                <text:p>0.7786</text:p>
              </table:table-cell>
              <table:table-cell office:value-type="float" office:value="1.5084">
                <text:p>1.5084</text:p>
              </table:table-cell>
              <table:table-cell office:value-type="float" office:value="1.0183">
                <text:p>1.0183</text:p>
              </table:table-cell>
              <table:table-cell office:value-type="float" office:value="1.1238">
                <text:p>1.12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8150">
                <text:p>28150</text:p>
              </table:table-cell>
              <table:table-cell office:value-type="float" office:value="0.7095">
                <text:p>0.7095</text:p>
              </table:table-cell>
              <table:table-cell office:value-type="float" office:value="1.4265">
                <text:p>1.4265</text:p>
              </table:table-cell>
              <table:table-cell office:value-type="float" office:value="1.0592">
                <text:p>1.0592</text:p>
              </table:table-cell>
              <table:table-cell office:value-type="float" office:value="1.1331">
                <text:p>1.133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0.755">
                <text:p>0.755</text:p>
              </table:table-cell>
              <table:table-cell office:value-type="float" office:value="1.3222">
                <text:p>1.3222</text:p>
              </table:table-cell>
              <table:table-cell office:value-type="float" office:value="0.8588">
                <text:p>0.8588</text:p>
              </table:table-cell>
              <table:table-cell office:value-type="float" office:value="1.2001">
                <text:p>1.20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57">
                <text:p>104.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9000">
                <text:p>2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9050">
                <text:p>29050</text:p>
              </table:table-cell>
              <table:table-cell office:value-type="float" office:value="0.7886">
                <text:p>0.7886</text:p>
              </table:table-cell>
              <table:table-cell office:value-type="float" office:value="1.4763">
                <text:p>1.4763</text:p>
              </table:table-cell>
              <table:table-cell office:value-type="float" office:value="1.0133">
                <text:p>1.0133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9100">
                <text:p>29100</text:p>
              </table:table-cell>
              <table:table-cell office:value-type="float" office:value="0.7161">
                <text:p>0.7161</text:p>
              </table:table-cell>
              <table:table-cell office:value-type="float" office:value="1.34">
                <text:p>1.34</text:p>
              </table:table-cell>
              <table:table-cell office:value-type="float" office:value="0.9684">
                <text:p>0.9684</text:p>
              </table:table-cell>
              <table:table-cell office:value-type="float" office:value="1.079">
                <text:p>1.07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9150">
                <text:p>29150</text:p>
              </table:table-cell>
              <table:table-cell office:value-type="float" office:value="0.8263">
                <text:p>0.8263</text:p>
              </table:table-cell>
              <table:table-cell office:value-type="float" office:value="1.3242">
                <text:p>1.3242</text:p>
              </table:table-cell>
              <table:table-cell office:value-type="float" office:value="1.1909">
                <text:p>1.1909</text:p>
              </table:table-cell>
              <table:table-cell office:value-type="float" office:value="1.1418">
                <text:p>1.14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0.7267">
                <text:p>0.7267</text:p>
              </table:table-cell>
              <table:table-cell office:value-type="float" office:value="1.2796">
                <text:p>1.2796</text:p>
              </table:table-cell>
              <table:table-cell office:value-type="float" office:value="0.8556">
                <text:p>0.8556</text:p>
              </table:table-cell>
              <table:table-cell office:value-type="float" office:value="1.268">
                <text:p>1.26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47">
                <text:p>104.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0000">
                <text:p>3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0050">
                <text:p>30050</text:p>
              </table:table-cell>
              <table:table-cell office:value-type="float" office:value="0.7786">
                <text:p>0.7786</text:p>
              </table:table-cell>
              <table:table-cell office:value-type="float" office:value="1.484">
                <text:p>1.484</text:p>
              </table:table-cell>
              <table:table-cell office:value-type="float" office:value="0.974">
                <text:p>0.974</text:p>
              </table:table-cell>
              <table:table-cell office:value-type="float" office:value="0.818">
                <text:p>0.8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0100">
                <text:p>30100</text:p>
              </table:table-cell>
              <table:table-cell office:value-type="float" office:value="0.8095">
                <text:p>0.8095</text:p>
              </table:table-cell>
              <table:table-cell office:value-type="float" office:value="1.4657">
                <text:p>1.4657</text:p>
              </table:table-cell>
              <table:table-cell office:value-type="float" office:value="1.1527">
                <text:p>1.1527</text:p>
              </table:table-cell>
              <table:table-cell office:value-type="float" office:value="0.6549">
                <text:p>0.654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0150">
                <text:p>30150</text:p>
              </table:table-cell>
              <table:table-cell office:value-type="float" office:value="0.747">
                <text:p>0.747</text:p>
              </table:table-cell>
              <table:table-cell office:value-type="float" office:value="1.1967">
                <text:p>1.1967</text:p>
              </table:table-cell>
              <table:table-cell office:value-type="float" office:value="1.0073">
                <text:p>1.0073</text:p>
              </table:table-cell>
              <table:table-cell office:value-type="float" office:value="1.0225">
                <text:p>1.02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0.6509">
                <text:p>0.6509</text:p>
              </table:table-cell>
              <table:table-cell office:value-type="float" office:value="1.5467">
                <text:p>1.5467</text:p>
              </table:table-cell>
              <table:table-cell office:value-type="float" office:value="0.937">
                <text:p>0.937</text:p>
              </table:table-cell>
              <table:table-cell office:value-type="float" office:value="0.6825">
                <text:p>0.68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54">
                <text:p>104.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1000">
                <text:p>3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1050">
                <text:p>31050</text:p>
              </table:table-cell>
              <table:table-cell office:value-type="float" office:value="0.7666">
                <text:p>0.7666</text:p>
              </table:table-cell>
              <table:table-cell office:value-type="float" office:value="1.4555">
                <text:p>1.4555</text:p>
              </table:table-cell>
              <table:table-cell office:value-type="float" office:value="0.9016">
                <text:p>0.9016</text:p>
              </table:table-cell>
              <table:table-cell office:value-type="float" office:value="0.6847">
                <text:p>0.684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1100">
                <text:p>31100</text:p>
              </table:table-cell>
              <table:table-cell office:value-type="float" office:value="0.8158">
                <text:p>0.8158</text:p>
              </table:table-cell>
              <table:table-cell office:value-type="float" office:value="1.3364">
                <text:p>1.3364</text:p>
              </table:table-cell>
              <table:table-cell office:value-type="float" office:value="1.1026">
                <text:p>1.1026</text:p>
              </table:table-cell>
              <table:table-cell office:value-type="float" office:value="1.0978">
                <text:p>1.097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1150">
                <text:p>31150</text:p>
              </table:table-cell>
              <table:table-cell office:value-type="float" office:value="0.7706">
                <text:p>0.7706</text:p>
              </table:table-cell>
              <table:table-cell office:value-type="float" office:value="1.3716">
                <text:p>1.3716</text:p>
              </table:table-cell>
              <table:table-cell office:value-type="float" office:value="0.8558">
                <text:p>0.8558</text:p>
              </table:table-cell>
              <table:table-cell office:value-type="float" office:value="1.0596">
                <text:p>1.05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0.8134">
                <text:p>0.8134</text:p>
              </table:table-cell>
              <table:table-cell office:value-type="float" office:value="1.354">
                <text:p>1.354</text:p>
              </table:table-cell>
              <table:table-cell office:value-type="float" office:value="1.0488">
                <text:p>1.0488</text:p>
              </table:table-cell>
              <table:table-cell office:value-type="float" office:value="0.828">
                <text:p>0.8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75">
                <text:p>104.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2000">
                <text:p>3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2050">
                <text:p>32050</text:p>
              </table:table-cell>
              <table:table-cell office:value-type="float" office:value="0.7409">
                <text:p>0.7409</text:p>
              </table:table-cell>
              <table:table-cell office:value-type="float" office:value="1.4375">
                <text:p>1.4375</text:p>
              </table:table-cell>
              <table:table-cell office:value-type="float" office:value="1.0326">
                <text:p>1.0326</text:p>
              </table:table-cell>
              <table:table-cell office:value-type="float" office:value="1.0893">
                <text:p>1.089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2100">
                <text:p>32100</text:p>
              </table:table-cell>
              <table:table-cell office:value-type="float" office:value="0.8943">
                <text:p>0.8943</text:p>
              </table:table-cell>
              <table:table-cell office:value-type="float" office:value="1.5735">
                <text:p>1.5735</text:p>
              </table:table-cell>
              <table:table-cell office:value-type="float" office:value="1.0521">
                <text:p>1.0521</text:p>
              </table:table-cell>
              <table:table-cell office:value-type="float" office:value="0.9937">
                <text:p>0.993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2150">
                <text:p>32150</text:p>
              </table:table-cell>
              <table:table-cell office:value-type="float" office:value="0.784">
                <text:p>0.784</text:p>
              </table:table-cell>
              <table:table-cell office:value-type="float" office:value="1.4107">
                <text:p>1.4107</text:p>
              </table:table-cell>
              <table:table-cell office:value-type="float" office:value="1.0832">
                <text:p>1.0832</text:p>
              </table:table-cell>
              <table:table-cell office:value-type="float" office:value="1.0023">
                <text:p>1.002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0.8074">
                <text:p>0.8074</text:p>
              </table:table-cell>
              <table:table-cell office:value-type="float" office:value="1.4954">
                <text:p>1.4954</text:p>
              </table:table-cell>
              <table:table-cell office:value-type="float" office:value="1.0011">
                <text:p>1.0011</text:p>
              </table:table-cell>
              <table:table-cell office:value-type="float" office:value="1.0417">
                <text:p>1.041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52">
                <text:p>104.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3000">
                <text:p>3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3050">
                <text:p>33050</text:p>
              </table:table-cell>
              <table:table-cell office:value-type="float" office:value="0.7923">
                <text:p>0.7923</text:p>
              </table:table-cell>
              <table:table-cell office:value-type="float" office:value="1.2752">
                <text:p>1.2752</text:p>
              </table:table-cell>
              <table:table-cell office:value-type="float" office:value="1.063">
                <text:p>1.063</text:p>
              </table:table-cell>
              <table:table-cell office:value-type="float" office:value="1.0534">
                <text:p>1.053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3100">
                <text:p>33100</text:p>
              </table:table-cell>
              <table:table-cell office:value-type="float" office:value="0.7576">
                <text:p>0.7576</text:p>
              </table:table-cell>
              <table:table-cell office:value-type="float" office:value="1.3764">
                <text:p>1.3764</text:p>
              </table:table-cell>
              <table:table-cell office:value-type="float" office:value="0.9408">
                <text:p>0.9408</text:p>
              </table:table-cell>
              <table:table-cell office:value-type="float" office:value="0.8658">
                <text:p>0.865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3150">
                <text:p>33150</text:p>
              </table:table-cell>
              <table:table-cell office:value-type="float" office:value="1.1178">
                <text:p>1.1178</text:p>
              </table:table-cell>
              <table:table-cell office:value-type="float" office:value="1.9238">
                <text:p>1.9238</text:p>
              </table:table-cell>
              <table:table-cell office:value-type="float" office:value="1.2083">
                <text:p>1.2083</text:p>
              </table:table-cell>
              <table:table-cell office:value-type="float" office:value="1.3303">
                <text:p>1.33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0.7778">
                <text:p>0.7778</text:p>
              </table:table-cell>
              <table:table-cell office:value-type="float" office:value="1.3999">
                <text:p>1.3999</text:p>
              </table:table-cell>
              <table:table-cell office:value-type="float" office:value="0.8974">
                <text:p>0.8974</text:p>
              </table:table-cell>
              <table:table-cell office:value-type="float" office:value="0.898">
                <text:p>0.8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53">
                <text:p>104.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4000">
                <text:p>3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4050">
                <text:p>34050</text:p>
              </table:table-cell>
              <table:table-cell office:value-type="float" office:value="0.7657">
                <text:p>0.7657</text:p>
              </table:table-cell>
              <table:table-cell office:value-type="float" office:value="1.4165">
                <text:p>1.4165</text:p>
              </table:table-cell>
              <table:table-cell office:value-type="float" office:value="1.1838">
                <text:p>1.1838</text:p>
              </table:table-cell>
              <table:table-cell office:value-type="float" office:value="0.946">
                <text:p>0.94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4100">
                <text:p>34100</text:p>
              </table:table-cell>
              <table:table-cell office:value-type="float" office:value="0.7278">
                <text:p>0.7278</text:p>
              </table:table-cell>
              <table:table-cell office:value-type="float" office:value="1.2865">
                <text:p>1.2865</text:p>
              </table:table-cell>
              <table:table-cell office:value-type="float" office:value="0.9878">
                <text:p>0.9878</text:p>
              </table:table-cell>
              <table:table-cell office:value-type="float" office:value="0.9992">
                <text:p>0.999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4150">
                <text:p>34150</text:p>
              </table:table-cell>
              <table:table-cell office:value-type="float" office:value="0.7895">
                <text:p>0.7895</text:p>
              </table:table-cell>
              <table:table-cell office:value-type="float" office:value="1.4239">
                <text:p>1.4239</text:p>
              </table:table-cell>
              <table:table-cell office:value-type="float" office:value="1.0921">
                <text:p>1.0921</text:p>
              </table:table-cell>
              <table:table-cell office:value-type="float" office:value="0.8868">
                <text:p>0.886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0.6988">
                <text:p>0.6988</text:p>
              </table:table-cell>
              <table:table-cell office:value-type="float" office:value="1.4212">
                <text:p>1.4212</text:p>
              </table:table-cell>
              <table:table-cell office:value-type="float" office:value="1.0973">
                <text:p>1.0973</text:p>
              </table:table-cell>
              <table:table-cell office:value-type="float" office:value="0.9151">
                <text:p>0.915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52">
                <text:p>104.5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5000">
                <text:p>3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5050">
                <text:p>35050</text:p>
              </table:table-cell>
              <table:table-cell office:value-type="float" office:value="0.714">
                <text:p>0.714</text:p>
              </table:table-cell>
              <table:table-cell office:value-type="float" office:value="1.4043">
                <text:p>1.4043</text:p>
              </table:table-cell>
              <table:table-cell office:value-type="float" office:value="1.1175">
                <text:p>1.1175</text:p>
              </table:table-cell>
              <table:table-cell office:value-type="float" office:value="1.062">
                <text:p>1.06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5100">
                <text:p>35100</text:p>
              </table:table-cell>
              <table:table-cell office:value-type="float" office:value="0.6868">
                <text:p>0.6868</text:p>
              </table:table-cell>
              <table:table-cell office:value-type="float" office:value="1.3406">
                <text:p>1.3406</text:p>
              </table:table-cell>
              <table:table-cell office:value-type="float" office:value="1.0683">
                <text:p>1.0683</text:p>
              </table:table-cell>
              <table:table-cell office:value-type="float" office:value="1.2172">
                <text:p>1.217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150">
                <text:p>35150</text:p>
              </table:table-cell>
              <table:table-cell office:value-type="float" office:value="0.8046">
                <text:p>0.8046</text:p>
              </table:table-cell>
              <table:table-cell office:value-type="float" office:value="1.4665">
                <text:p>1.4665</text:p>
              </table:table-cell>
              <table:table-cell office:value-type="float" office:value="1.1888">
                <text:p>1.1888</text:p>
              </table:table-cell>
              <table:table-cell office:value-type="float" office:value="0.8245">
                <text:p>0.824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0.702">
                <text:p>0.702</text:p>
              </table:table-cell>
              <table:table-cell office:value-type="float" office:value="1.2248">
                <text:p>1.2248</text:p>
              </table:table-cell>
              <table:table-cell office:value-type="float" office:value="0.9446">
                <text:p>0.9446</text:p>
              </table:table-cell>
              <table:table-cell office:value-type="float" office:value="1.1515">
                <text:p>1.15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47">
                <text:p>104.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6000">
                <text:p>3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6050">
                <text:p>36050</text:p>
              </table:table-cell>
              <table:table-cell office:value-type="float" office:value="0.7329">
                <text:p>0.7329</text:p>
              </table:table-cell>
              <table:table-cell office:value-type="float" office:value="1.4627">
                <text:p>1.4627</text:p>
              </table:table-cell>
              <table:table-cell office:value-type="float" office:value="1.1563">
                <text:p>1.1563</text:p>
              </table:table-cell>
              <table:table-cell office:value-type="float" office:value="0.7837">
                <text:p>0.783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6100">
                <text:p>36100</text:p>
              </table:table-cell>
              <table:table-cell office:value-type="float" office:value="0.8157">
                <text:p>0.8157</text:p>
              </table:table-cell>
              <table:table-cell office:value-type="float" office:value="1.5218">
                <text:p>1.5218</text:p>
              </table:table-cell>
              <table:table-cell office:value-type="float" office:value="1.3212">
                <text:p>1.3212</text:p>
              </table:table-cell>
              <table:table-cell office:value-type="float" office:value="1.1399">
                <text:p>1.13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6150">
                <text:p>36150</text:p>
              </table:table-cell>
              <table:table-cell office:value-type="float" office:value="0.6547">
                <text:p>0.6547</text:p>
              </table:table-cell>
              <table:table-cell office:value-type="float" office:value="1.2768">
                <text:p>1.2768</text:p>
              </table:table-cell>
              <table:table-cell office:value-type="float" office:value="1.2225">
                <text:p>1.2225</text:p>
              </table:table-cell>
              <table:table-cell office:value-type="float" office:value="1.1644">
                <text:p>1.164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0.9189">
                <text:p>0.9189</text:p>
              </table:table-cell>
              <table:table-cell office:value-type="float" office:value="1.519">
                <text:p>1.519</text:p>
              </table:table-cell>
              <table:table-cell office:value-type="float" office:value="1.1781">
                <text:p>1.1781</text:p>
              </table:table-cell>
              <table:table-cell office:value-type="float" office:value="1.131">
                <text:p>1.13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51">
                <text:p>104.5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7000">
                <text:p>3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7050">
                <text:p>37050</text:p>
              </table:table-cell>
              <table:table-cell office:value-type="float" office:value="0.8025">
                <text:p>0.8025</text:p>
              </table:table-cell>
              <table:table-cell office:value-type="float" office:value="1.5144">
                <text:p>1.5144</text:p>
              </table:table-cell>
              <table:table-cell office:value-type="float" office:value="0.9895">
                <text:p>0.9895</text:p>
              </table:table-cell>
              <table:table-cell office:value-type="float" office:value="0.8169">
                <text:p>0.81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7100">
                <text:p>37100</text:p>
              </table:table-cell>
              <table:table-cell office:value-type="float" office:value="0.7735">
                <text:p>0.7735</text:p>
              </table:table-cell>
              <table:table-cell office:value-type="float" office:value="1.4338">
                <text:p>1.4338</text:p>
              </table:table-cell>
              <table:table-cell office:value-type="float" office:value="1.132">
                <text:p>1.132</text:p>
              </table:table-cell>
              <table:table-cell office:value-type="float" office:value="0.8681">
                <text:p>0.868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7150">
                <text:p>37150</text:p>
              </table:table-cell>
              <table:table-cell office:value-type="float" office:value="0.8263">
                <text:p>0.8263</text:p>
              </table:table-cell>
              <table:table-cell office:value-type="float" office:value="1.4908">
                <text:p>1.4908</text:p>
              </table:table-cell>
              <table:table-cell office:value-type="float" office:value="0.9852">
                <text:p>0.9852</text:p>
              </table:table-cell>
              <table:table-cell office:value-type="float" office:value="0.7961">
                <text:p>0.796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0.7554">
                <text:p>0.7554</text:p>
              </table:table-cell>
              <table:table-cell office:value-type="float" office:value="1.4603">
                <text:p>1.4603</text:p>
              </table:table-cell>
              <table:table-cell office:value-type="float" office:value="1.1377">
                <text:p>1.1377</text:p>
              </table:table-cell>
              <table:table-cell office:value-type="float" office:value="1.2339">
                <text:p>1.23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51">
                <text:p>104.5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8000">
                <text:p>3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8050">
                <text:p>38050</text:p>
              </table:table-cell>
              <table:table-cell office:value-type="float" office:value="0.7715">
                <text:p>0.7715</text:p>
              </table:table-cell>
              <table:table-cell office:value-type="float" office:value="1.508">
                <text:p>1.508</text:p>
              </table:table-cell>
              <table:table-cell office:value-type="float" office:value="1.136">
                <text:p>1.136</text:p>
              </table:table-cell>
              <table:table-cell office:value-type="float" office:value="1.0062">
                <text:p>1.006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8100">
                <text:p>38100</text:p>
              </table:table-cell>
              <table:table-cell office:value-type="float" office:value="0.6494">
                <text:p>0.6494</text:p>
              </table:table-cell>
              <table:table-cell office:value-type="float" office:value="1.4347">
                <text:p>1.4347</text:p>
              </table:table-cell>
              <table:table-cell office:value-type="float" office:value="1.0057">
                <text:p>1.0057</text:p>
              </table:table-cell>
              <table:table-cell office:value-type="float" office:value="1.2576">
                <text:p>1.257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8150">
                <text:p>38150</text:p>
              </table:table-cell>
              <table:table-cell office:value-type="float" office:value="0.7369">
                <text:p>0.7369</text:p>
              </table:table-cell>
              <table:table-cell office:value-type="float" office:value="1.2215">
                <text:p>1.2215</text:p>
              </table:table-cell>
              <table:table-cell office:value-type="float" office:value="0.8123">
                <text:p>0.8123</text:p>
              </table:table-cell>
              <table:table-cell office:value-type="float" office:value="0.9714">
                <text:p>0.97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0.7902">
                <text:p>0.7902</text:p>
              </table:table-cell>
              <table:table-cell office:value-type="float" office:value="1.4163">
                <text:p>1.4163</text:p>
              </table:table-cell>
              <table:table-cell office:value-type="float" office:value="0.9634">
                <text:p>0.9634</text:p>
              </table:table-cell>
              <table:table-cell office:value-type="float" office:value="1.1812">
                <text:p>1.181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44">
                <text:p>104.4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9000">
                <text:p>3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9050">
                <text:p>39050</text:p>
              </table:table-cell>
              <table:table-cell office:value-type="float" office:value="0.6807">
                <text:p>0.6807</text:p>
              </table:table-cell>
              <table:table-cell office:value-type="float" office:value="1.3586">
                <text:p>1.3586</text:p>
              </table:table-cell>
              <table:table-cell office:value-type="float" office:value="1.0426">
                <text:p>1.0426</text:p>
              </table:table-cell>
              <table:table-cell office:value-type="float" office:value="0.7584">
                <text:p>0.758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9100">
                <text:p>39100</text:p>
              </table:table-cell>
              <table:table-cell office:value-type="float" office:value="0.6973">
                <text:p>0.6973</text:p>
              </table:table-cell>
              <table:table-cell office:value-type="float" office:value="1.3313">
                <text:p>1.3313</text:p>
              </table:table-cell>
              <table:table-cell office:value-type="float" office:value="1.0428">
                <text:p>1.0428</text:p>
              </table:table-cell>
              <table:table-cell office:value-type="float" office:value="1.0374">
                <text:p>1.037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9150">
                <text:p>39150</text:p>
              </table:table-cell>
              <table:table-cell office:value-type="float" office:value="0.7197">
                <text:p>0.7197</text:p>
              </table:table-cell>
              <table:table-cell office:value-type="float" office:value="1.4759">
                <text:p>1.4759</text:p>
              </table:table-cell>
              <table:table-cell office:value-type="float" office:value="1.0455">
                <text:p>1.0455</text:p>
              </table:table-cell>
              <table:table-cell office:value-type="float" office:value="1.2681">
                <text:p>1.268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0.7674">
                <text:p>0.7674</text:p>
              </table:table-cell>
              <table:table-cell office:value-type="float" office:value="1.3406">
                <text:p>1.3406</text:p>
              </table:table-cell>
              <table:table-cell office:value-type="float" office:value="1.1433">
                <text:p>1.1433</text:p>
              </table:table-cell>
              <table:table-cell office:value-type="float" office:value="1.2619">
                <text:p>1.261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45">
                <text:p>104.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0000">
                <text:p>4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0050">
                <text:p>40050</text:p>
              </table:table-cell>
              <table:table-cell office:value-type="float" office:value="0.6564">
                <text:p>0.6564</text:p>
              </table:table-cell>
              <table:table-cell office:value-type="float" office:value="1.1957">
                <text:p>1.1957</text:p>
              </table:table-cell>
              <table:table-cell office:value-type="float" office:value="1.2012">
                <text:p>1.2012</text:p>
              </table:table-cell>
              <table:table-cell office:value-type="float" office:value="1.1042">
                <text:p>1.104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0100">
                <text:p>40100</text:p>
              </table:table-cell>
              <table:table-cell office:value-type="float" office:value="0.6933">
                <text:p>0.6933</text:p>
              </table:table-cell>
              <table:table-cell office:value-type="float" office:value="1.3047">
                <text:p>1.3047</text:p>
              </table:table-cell>
              <table:table-cell office:value-type="float" office:value="1.0318">
                <text:p>1.0318</text:p>
              </table:table-cell>
              <table:table-cell office:value-type="float" office:value="1.0394">
                <text:p>1.039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0150">
                <text:p>40150</text:p>
              </table:table-cell>
              <table:table-cell office:value-type="float" office:value="0.7189">
                <text:p>0.7189</text:p>
              </table:table-cell>
              <table:table-cell office:value-type="float" office:value="1.485">
                <text:p>1.485</text:p>
              </table:table-cell>
              <table:table-cell office:value-type="float" office:value="1.0077">
                <text:p>1.0077</text:p>
              </table:table-cell>
              <table:table-cell office:value-type="float" office:value="0.8692">
                <text:p>0.869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0.7003">
                <text:p>0.7003</text:p>
              </table:table-cell>
              <table:table-cell office:value-type="float" office:value="1.4532">
                <text:p>1.4532</text:p>
              </table:table-cell>
              <table:table-cell office:value-type="float" office:value="1.0893">
                <text:p>1.0893</text:p>
              </table:table-cell>
              <table:table-cell office:value-type="float" office:value="0.7274">
                <text:p>0.727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48">
                <text:p>104.4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1000">
                <text:p>4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1050">
                <text:p>41050</text:p>
              </table:table-cell>
              <table:table-cell office:value-type="float" office:value="0.6943">
                <text:p>0.6943</text:p>
              </table:table-cell>
              <table:table-cell office:value-type="float" office:value="1.4838">
                <text:p>1.4838</text:p>
              </table:table-cell>
              <table:table-cell office:value-type="float" office:value="1.0861">
                <text:p>1.0861</text:p>
              </table:table-cell>
              <table:table-cell office:value-type="float" office:value="1.0715">
                <text:p>1.071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1100">
                <text:p>41100</text:p>
              </table:table-cell>
              <table:table-cell office:value-type="float" office:value="0.6509">
                <text:p>0.6509</text:p>
              </table:table-cell>
              <table:table-cell office:value-type="float" office:value="1.4733">
                <text:p>1.4733</text:p>
              </table:table-cell>
              <table:table-cell office:value-type="float" office:value="1.0247">
                <text:p>1.0247</text:p>
              </table:table-cell>
              <table:table-cell office:value-type="float" office:value="0.6925">
                <text:p>0.69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1150">
                <text:p>41150</text:p>
              </table:table-cell>
              <table:table-cell office:value-type="float" office:value="0.7174">
                <text:p>0.7174</text:p>
              </table:table-cell>
              <table:table-cell office:value-type="float" office:value="1.4514">
                <text:p>1.4514</text:p>
              </table:table-cell>
              <table:table-cell office:value-type="float" office:value="0.9012">
                <text:p>0.901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0.7777">
                <text:p>0.7777</text:p>
              </table:table-cell>
              <table:table-cell office:value-type="float" office:value="1.528">
                <text:p>1.528</text:p>
              </table:table-cell>
              <table:table-cell office:value-type="float" office:value="1.0933">
                <text:p>1.0933</text:p>
              </table:table-cell>
              <table:table-cell office:value-type="float" office:value="0.7082">
                <text:p>0.708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47">
                <text:p>104.4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2000">
                <text:p>4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2050">
                <text:p>42050</text:p>
              </table:table-cell>
              <table:table-cell office:value-type="float" office:value="0.6996">
                <text:p>0.6996</text:p>
              </table:table-cell>
              <table:table-cell office:value-type="float" office:value="1.3905">
                <text:p>1.3905</text:p>
              </table:table-cell>
              <table:table-cell office:value-type="float" office:value="0.6299">
                <text:p>0.6299</text:p>
              </table:table-cell>
              <table:table-cell office:value-type="float" office:value="0.7098">
                <text:p>0.709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2100">
                <text:p>42100</text:p>
              </table:table-cell>
              <table:table-cell office:value-type="float" office:value="0.725">
                <text:p>0.725</text:p>
              </table:table-cell>
              <table:table-cell office:value-type="float" office:value="1.3807">
                <text:p>1.3807</text:p>
              </table:table-cell>
              <table:table-cell office:value-type="float" office:value="1.15">
                <text:p>1.15</text:p>
              </table:table-cell>
              <table:table-cell office:value-type="float" office:value="1.0263">
                <text:p>1.026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2150">
                <text:p>42150</text:p>
              </table:table-cell>
              <table:table-cell office:value-type="float" office:value="0.6285">
                <text:p>0.6285</text:p>
              </table:table-cell>
              <table:table-cell office:value-type="float" office:value="1.1526">
                <text:p>1.1526</text:p>
              </table:table-cell>
              <table:table-cell office:value-type="float" office:value="1.0811">
                <text:p>1.0811</text:p>
              </table:table-cell>
              <table:table-cell office:value-type="float" office:value="1.1416">
                <text:p>1.141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.6824">
                <text:p>0.6824</text:p>
              </table:table-cell>
              <table:table-cell office:value-type="float" office:value="1.4467">
                <text:p>1.4467</text:p>
              </table:table-cell>
              <table:table-cell office:value-type="float" office:value="1.0169">
                <text:p>1.0169</text:p>
              </table:table-cell>
              <table:table-cell office:value-type="float" office:value="0.6259">
                <text:p>0.625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47">
                <text:p>104.4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3000">
                <text:p>4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3050">
                <text:p>43050</text:p>
              </table:table-cell>
              <table:table-cell office:value-type="float" office:value="0.7056">
                <text:p>0.7056</text:p>
              </table:table-cell>
              <table:table-cell office:value-type="float" office:value="1.4896">
                <text:p>1.4896</text:p>
              </table:table-cell>
              <table:table-cell office:value-type="float" office:value="1.0064">
                <text:p>1.0064</text:p>
              </table:table-cell>
              <table:table-cell office:value-type="float" office:value="1.1255">
                <text:p>1.125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3100">
                <text:p>43100</text:p>
              </table:table-cell>
              <table:table-cell office:value-type="float" office:value="0.726">
                <text:p>0.726</text:p>
              </table:table-cell>
              <table:table-cell office:value-type="float" office:value="1.4312">
                <text:p>1.4312</text:p>
              </table:table-cell>
              <table:table-cell office:value-type="float" office:value="1.0497">
                <text:p>1.0497</text:p>
              </table:table-cell>
              <table:table-cell office:value-type="float" office:value="0.7139">
                <text:p>0.713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3150">
                <text:p>43150</text:p>
              </table:table-cell>
              <table:table-cell office:value-type="float" office:value="0.6811">
                <text:p>0.6811</text:p>
              </table:table-cell>
              <table:table-cell office:value-type="float" office:value="1.229">
                <text:p>1.229</text:p>
              </table:table-cell>
              <table:table-cell office:value-type="float" office:value="0.9971">
                <text:p>0.9971</text:p>
              </table:table-cell>
              <table:table-cell office:value-type="float" office:value="0.619">
                <text:p>0.61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0.7024">
                <text:p>0.7024</text:p>
              </table:table-cell>
              <table:table-cell office:value-type="float" office:value="1.3801">
                <text:p>1.3801</text:p>
              </table:table-cell>
              <table:table-cell office:value-type="float" office:value="1.1041">
                <text:p>1.1041</text:p>
              </table:table-cell>
              <table:table-cell office:value-type="float" office:value="1.027">
                <text:p>1.02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55">
                <text:p>104.5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4000">
                <text:p>4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4050">
                <text:p>44050</text:p>
              </table:table-cell>
              <table:table-cell office:value-type="float" office:value="0.7205">
                <text:p>0.7205</text:p>
              </table:table-cell>
              <table:table-cell office:value-type="float" office:value="1.5208">
                <text:p>1.5208</text:p>
              </table:table-cell>
              <table:table-cell office:value-type="float" office:value="1.1624">
                <text:p>1.1624</text:p>
              </table:table-cell>
              <table:table-cell office:value-type="float" office:value="1.0814">
                <text:p>1.081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4100">
                <text:p>44100</text:p>
              </table:table-cell>
              <table:table-cell office:value-type="float" office:value="0.6217">
                <text:p>0.6217</text:p>
              </table:table-cell>
              <table:table-cell office:value-type="float" office:value="1.1326">
                <text:p>1.1326</text:p>
              </table:table-cell>
              <table:table-cell office:value-type="float" office:value="0.905">
                <text:p>0.905</text:p>
              </table:table-cell>
              <table:table-cell office:value-type="float" office:value="1.2023">
                <text:p>1.202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4150">
                <text:p>44150</text:p>
              </table:table-cell>
              <table:table-cell office:value-type="float" office:value="0.7771">
                <text:p>0.7771</text:p>
              </table:table-cell>
              <table:table-cell office:value-type="float" office:value="1.307">
                <text:p>1.307</text:p>
              </table:table-cell>
              <table:table-cell office:value-type="float" office:value="1.0451">
                <text:p>1.0451</text:p>
              </table:table-cell>
              <table:table-cell office:value-type="float" office:value="1.1267">
                <text:p>1.126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0.7096">
                <text:p>0.7096</text:p>
              </table:table-cell>
              <table:table-cell office:value-type="float" office:value="1.3694">
                <text:p>1.3694</text:p>
              </table:table-cell>
              <table:table-cell office:value-type="float" office:value="0.9878">
                <text:p>0.9878</text:p>
              </table:table-cell>
              <table:table-cell office:value-type="float" office:value="1.2266">
                <text:p>1.226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4">
                <text:p>104.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5000">
                <text:p>4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5050">
                <text:p>45050</text:p>
              </table:table-cell>
              <table:table-cell office:value-type="float" office:value="0.661">
                <text:p>0.661</text:p>
              </table:table-cell>
              <table:table-cell office:value-type="float" office:value="1.3652">
                <text:p>1.3652</text:p>
              </table:table-cell>
              <table:table-cell office:value-type="float" office:value="1.2406">
                <text:p>1.2406</text:p>
              </table:table-cell>
              <table:table-cell office:value-type="float" office:value="0.9885">
                <text:p>0.988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5100">
                <text:p>45100</text:p>
              </table:table-cell>
              <table:table-cell office:value-type="float" office:value="0.7987">
                <text:p>0.7987</text:p>
              </table:table-cell>
              <table:table-cell office:value-type="float" office:value="1.5231">
                <text:p>1.5231</text:p>
              </table:table-cell>
              <table:table-cell office:value-type="float" office:value="1.0544">
                <text:p>1.0544</text:p>
              </table:table-cell>
              <table:table-cell office:value-type="float" office:value="0.9495">
                <text:p>0.949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5150">
                <text:p>45150</text:p>
              </table:table-cell>
              <table:table-cell office:value-type="float" office:value="0.6672">
                <text:p>0.6672</text:p>
              </table:table-cell>
              <table:table-cell office:value-type="float" office:value="1.4583">
                <text:p>1.4583</text:p>
              </table:table-cell>
              <table:table-cell office:value-type="float" office:value="0.9139">
                <text:p>0.9139</text:p>
              </table:table-cell>
              <table:table-cell office:value-type="float" office:value="1.1965">
                <text:p>1.196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0.6698">
                <text:p>0.6698</text:p>
              </table:table-cell>
              <table:table-cell office:value-type="float" office:value="1.2788">
                <text:p>1.2788</text:p>
              </table:table-cell>
              <table:table-cell office:value-type="float" office:value="1.1045">
                <text:p>1.1045</text:p>
              </table:table-cell>
              <table:table-cell office:value-type="float" office:value="1.2243">
                <text:p>1.224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63">
                <text:p>104.6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6000">
                <text:p>4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6050">
                <text:p>46050</text:p>
              </table:table-cell>
              <table:table-cell office:value-type="float" office:value="0.751">
                <text:p>0.751</text:p>
              </table:table-cell>
              <table:table-cell office:value-type="float" office:value="1.4954">
                <text:p>1.4954</text:p>
              </table:table-cell>
              <table:table-cell office:value-type="float" office:value="0.7713">
                <text:p>0.7713</text:p>
              </table:table-cell>
              <table:table-cell office:value-type="float" office:value="0.8043">
                <text:p>0.804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6100">
                <text:p>46100</text:p>
              </table:table-cell>
              <table:table-cell office:value-type="float" office:value="0.9551">
                <text:p>0.9551</text:p>
              </table:table-cell>
              <table:table-cell office:value-type="float" office:value="1.6757">
                <text:p>1.6757</text:p>
              </table:table-cell>
              <table:table-cell office:value-type="float" office:value="1.0558">
                <text:p>1.0558</text:p>
              </table:table-cell>
              <table:table-cell office:value-type="float" office:value="1.0746">
                <text:p>1.074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6150">
                <text:p>46150</text:p>
              </table:table-cell>
              <table:table-cell office:value-type="float" office:value="0.7542">
                <text:p>0.7542</text:p>
              </table:table-cell>
              <table:table-cell office:value-type="float" office:value="1.3899">
                <text:p>1.3899</text:p>
              </table:table-cell>
              <table:table-cell office:value-type="float" office:value="0.8917">
                <text:p>0.8917</text:p>
              </table:table-cell>
              <table:table-cell office:value-type="float" office:value="1.1619">
                <text:p>1.161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0.7117">
                <text:p>0.7117</text:p>
              </table:table-cell>
              <table:table-cell office:value-type="float" office:value="1.433">
                <text:p>1.433</text:p>
              </table:table-cell>
              <table:table-cell office:value-type="float" office:value="1.2642">
                <text:p>1.2642</text:p>
              </table:table-cell>
              <table:table-cell office:value-type="float" office:value="1.1637">
                <text:p>1.163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96">
                <text:p>105.9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7000">
                <text:p>4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7050">
                <text:p>47050</text:p>
              </table:table-cell>
              <table:table-cell office:value-type="float" office:value="0.7609">
                <text:p>0.7609</text:p>
              </table:table-cell>
              <table:table-cell office:value-type="float" office:value="1.4586">
                <text:p>1.4586</text:p>
              </table:table-cell>
              <table:table-cell office:value-type="float" office:value="0.7646">
                <text:p>0.7646</text:p>
              </table:table-cell>
              <table:table-cell office:value-type="float" office:value="0.5928">
                <text:p>0.592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7100">
                <text:p>47100</text:p>
              </table:table-cell>
              <table:table-cell office:value-type="float" office:value="0.7483">
                <text:p>0.7483</text:p>
              </table:table-cell>
              <table:table-cell office:value-type="float" office:value="1.4951">
                <text:p>1.4951</text:p>
              </table:table-cell>
              <table:table-cell office:value-type="float" office:value="0.8279">
                <text:p>0.8279</text:p>
              </table:table-cell>
              <table:table-cell office:value-type="float" office:value="1.0369">
                <text:p>1.036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7150">
                <text:p>47150</text:p>
              </table:table-cell>
              <table:table-cell office:value-type="float" office:value="0.9357">
                <text:p>0.9357</text:p>
              </table:table-cell>
              <table:table-cell office:value-type="float" office:value="1.6326">
                <text:p>1.6326</text:p>
              </table:table-cell>
              <table:table-cell office:value-type="float" office:value="0.7617">
                <text:p>0.7617</text:p>
              </table:table-cell>
              <table:table-cell office:value-type="float" office:value="1.3794">
                <text:p>1.379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0.6584">
                <text:p>0.6584</text:p>
              </table:table-cell>
              <table:table-cell office:value-type="float" office:value="1.4145">
                <text:p>1.4145</text:p>
              </table:table-cell>
              <table:table-cell office:value-type="float" office:value="1.1404">
                <text:p>1.1404</text:p>
              </table:table-cell>
              <table:table-cell office:value-type="float" office:value="0.7409">
                <text:p>0.740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2">
                <text:p>105.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8000">
                <text:p>4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8050">
                <text:p>48050</text:p>
              </table:table-cell>
              <table:table-cell office:value-type="float" office:value="0.676">
                <text:p>0.676</text:p>
              </table:table-cell>
              <table:table-cell office:value-type="float" office:value="1.5022">
                <text:p>1.5022</text:p>
              </table:table-cell>
              <table:table-cell office:value-type="float" office:value="0.9979">
                <text:p>0.9979</text:p>
              </table:table-cell>
              <table:table-cell office:value-type="float" office:value="1.1523">
                <text:p>1.152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8100">
                <text:p>48100</text:p>
              </table:table-cell>
              <table:table-cell office:value-type="float" office:value="0.7166">
                <text:p>0.7166</text:p>
              </table:table-cell>
              <table:table-cell office:value-type="float" office:value="1.4682">
                <text:p>1.4682</text:p>
              </table:table-cell>
              <table:table-cell office:value-type="float" office:value="1.0653">
                <text:p>1.0653</text:p>
              </table:table-cell>
              <table:table-cell office:value-type="float" office:value="1.2948">
                <text:p>1.294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8150">
                <text:p>48150</text:p>
              </table:table-cell>
              <table:table-cell office:value-type="float" office:value="0.6405">
                <text:p>0.6405</text:p>
              </table:table-cell>
              <table:table-cell office:value-type="float" office:value="1.4598">
                <text:p>1.4598</text:p>
              </table:table-cell>
              <table:table-cell office:value-type="float" office:value="1.0375">
                <text:p>1.0375</text:p>
              </table:table-cell>
              <table:table-cell office:value-type="float" office:value="0.8151">
                <text:p>0.815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0.6706">
                <text:p>0.6706</text:p>
              </table:table-cell>
              <table:table-cell office:value-type="float" office:value="1.2406">
                <text:p>1.2406</text:p>
              </table:table-cell>
              <table:table-cell office:value-type="float" office:value="1.0343">
                <text:p>1.0343</text:p>
              </table:table-cell>
              <table:table-cell office:value-type="float" office:value="1.0902">
                <text:p>1.090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08">
                <text:p>105.0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9000">
                <text:p>4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9050">
                <text:p>49050</text:p>
              </table:table-cell>
              <table:table-cell office:value-type="float" office:value="0.6099">
                <text:p>0.6099</text:p>
              </table:table-cell>
              <table:table-cell office:value-type="float" office:value="1.0768">
                <text:p>1.0768</text:p>
              </table:table-cell>
              <table:table-cell office:value-type="float" office:value="1.0761">
                <text:p>1.0761</text:p>
              </table:table-cell>
              <table:table-cell office:value-type="float" office:value="1.0066">
                <text:p>1.006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9100">
                <text:p>49100</text:p>
              </table:table-cell>
              <table:table-cell office:value-type="float" office:value="0.6766">
                <text:p>0.6766</text:p>
              </table:table-cell>
              <table:table-cell office:value-type="float" office:value="1.325">
                <text:p>1.325</text:p>
              </table:table-cell>
              <table:table-cell office:value-type="float" office:value="1.0874">
                <text:p>1.0874</text:p>
              </table:table-cell>
              <table:table-cell office:value-type="float" office:value="1.0854">
                <text:p>1.085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9150">
                <text:p>49150</text:p>
              </table:table-cell>
              <table:table-cell office:value-type="float" office:value="0.6552">
                <text:p>0.6552</text:p>
              </table:table-cell>
              <table:table-cell office:value-type="float" office:value="1.421">
                <text:p>1.421</text:p>
              </table:table-cell>
              <table:table-cell office:value-type="float" office:value="1.0149">
                <text:p>1.0149</text:p>
              </table:table-cell>
              <table:table-cell office:value-type="float" office:value="0.8471">
                <text:p>0.847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0.6841">
                <text:p>0.6841</text:p>
              </table:table-cell>
              <table:table-cell office:value-type="float" office:value="1.4236">
                <text:p>1.4236</text:p>
              </table:table-cell>
              <table:table-cell office:value-type="float" office:value="0.9409">
                <text:p>0.9409</text:p>
              </table:table-cell>
              <table:table-cell office:value-type="float" office:value="1.1801">
                <text:p>1.180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98">
                <text:p>104.9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0050">
                <text:p>50050</text:p>
              </table:table-cell>
              <table:table-cell office:value-type="float" office:value="0.6207">
                <text:p>0.6207</text:p>
              </table:table-cell>
              <table:table-cell office:value-type="float" office:value="1.2589">
                <text:p>1.2589</text:p>
              </table:table-cell>
              <table:table-cell office:value-type="float" office:value="0.803">
                <text:p>0.803</text:p>
              </table:table-cell>
              <table:table-cell office:value-type="float" office:value="1.1947">
                <text:p>1.194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0100">
                <text:p>50100</text:p>
              </table:table-cell>
              <table:table-cell office:value-type="float" office:value="0.6538">
                <text:p>0.6538</text:p>
              </table:table-cell>
              <table:table-cell office:value-type="float" office:value="1.3401">
                <text:p>1.3401</text:p>
              </table:table-cell>
              <table:table-cell office:value-type="float" office:value="0.975">
                <text:p>0.975</text:p>
              </table:table-cell>
              <table:table-cell office:value-type="float" office:value="0.8745">
                <text:p>0.874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0150">
                <text:p>50150</text:p>
              </table:table-cell>
              <table:table-cell office:value-type="float" office:value="0.6725">
                <text:p>0.6725</text:p>
              </table:table-cell>
              <table:table-cell office:value-type="float" office:value="1.5426">
                <text:p>1.5426</text:p>
              </table:table-cell>
              <table:table-cell office:value-type="float" office:value="0.9747">
                <text:p>0.9747</text:p>
              </table:table-cell>
              <table:table-cell office:value-type="float" office:value="0.8345">
                <text:p>0.834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0.6419">
                <text:p>0.6419</text:p>
              </table:table-cell>
              <table:table-cell office:value-type="float" office:value="1.2292">
                <text:p>1.2292</text:p>
              </table:table-cell>
              <table:table-cell office:value-type="float" office:value="1.0136">
                <text:p>1.0136</text:p>
              </table:table-cell>
              <table:table-cell office:value-type="float" office:value="1.109">
                <text:p>1.10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06">
                <text:p>105.0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1050">
                <text:p>51050</text:p>
              </table:table-cell>
              <table:table-cell office:value-type="float" office:value="0.6816">
                <text:p>0.6816</text:p>
              </table:table-cell>
              <table:table-cell office:value-type="float" office:value="1.5707">
                <text:p>1.5707</text:p>
              </table:table-cell>
              <table:table-cell office:value-type="float" office:value="1.0092">
                <text:p>1.0092</text:p>
              </table:table-cell>
              <table:table-cell office:value-type="float" office:value="1.1764">
                <text:p>1.176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1100">
                <text:p>51100</text:p>
              </table:table-cell>
              <table:table-cell office:value-type="float" office:value="0.7857">
                <text:p>0.7857</text:p>
              </table:table-cell>
              <table:table-cell office:value-type="float" office:value="1.6216">
                <text:p>1.6216</text:p>
              </table:table-cell>
              <table:table-cell office:value-type="float" office:value="0.8851">
                <text:p>0.8851</text:p>
              </table:table-cell>
              <table:table-cell office:value-type="float" office:value="1.1663">
                <text:p>1.166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1150">
                <text:p>51150</text:p>
              </table:table-cell>
              <table:table-cell office:value-type="float" office:value="0.6277">
                <text:p>0.6277</text:p>
              </table:table-cell>
              <table:table-cell office:value-type="float" office:value="1.2624">
                <text:p>1.2624</text:p>
              </table:table-cell>
              <table:table-cell office:value-type="float" office:value="1.0359">
                <text:p>1.0359</text:p>
              </table:table-cell>
              <table:table-cell office:value-type="float" office:value="1.3361">
                <text:p>1.336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0.6252">
                <text:p>0.6252</text:p>
              </table:table-cell>
              <table:table-cell office:value-type="float" office:value="1.453">
                <text:p>1.453</text:p>
              </table:table-cell>
              <table:table-cell office:value-type="float" office:value="1.0488">
                <text:p>1.0488</text:p>
              </table:table-cell>
              <table:table-cell office:value-type="float" office:value="1.1583">
                <text:p>1.158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92">
                <text:p>104.9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2000">
                <text:p>5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2050">
                <text:p>52050</text:p>
              </table:table-cell>
              <table:table-cell office:value-type="float" office:value="0.6971">
                <text:p>0.6971</text:p>
              </table:table-cell>
              <table:table-cell office:value-type="float" office:value="1.4286">
                <text:p>1.4286</text:p>
              </table:table-cell>
              <table:table-cell office:value-type="float" office:value="0.9794">
                <text:p>0.9794</text:p>
              </table:table-cell>
              <table:table-cell office:value-type="float" office:value="0.9489">
                <text:p>0.948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2100">
                <text:p>52100</text:p>
              </table:table-cell>
              <table:table-cell office:value-type="float" office:value="0.6765">
                <text:p>0.6765</text:p>
              </table:table-cell>
              <table:table-cell office:value-type="float" office:value="1.4192">
                <text:p>1.4192</text:p>
              </table:table-cell>
              <table:table-cell office:value-type="float" office:value="1.1699">
                <text:p>1.1699</text:p>
              </table:table-cell>
              <table:table-cell office:value-type="float" office:value="0.8529">
                <text:p>0.852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2150">
                <text:p>52150</text:p>
              </table:table-cell>
              <table:table-cell office:value-type="float" office:value="0.6401">
                <text:p>0.6401</text:p>
              </table:table-cell>
              <table:table-cell office:value-type="float" office:value="1.3789">
                <text:p>1.3789</text:p>
              </table:table-cell>
              <table:table-cell office:value-type="float" office:value="1.1521">
                <text:p>1.1521</text:p>
              </table:table-cell>
              <table:table-cell office:value-type="float" office:value="1.0814">
                <text:p>1.081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0.6532">
                <text:p>0.6532</text:p>
              </table:table-cell>
              <table:table-cell office:value-type="float" office:value="1.4444">
                <text:p>1.4444</text:p>
              </table:table-cell>
              <table:table-cell office:value-type="float" office:value="0.9939">
                <text:p>0.9939</text:p>
              </table:table-cell>
              <table:table-cell office:value-type="float" office:value="0.9103">
                <text:p>0.910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31">
                <text:p>105.3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3000">
                <text:p>5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3050">
                <text:p>53050</text:p>
              </table:table-cell>
              <table:table-cell office:value-type="float" office:value="0.6626">
                <text:p>0.6626</text:p>
              </table:table-cell>
              <table:table-cell office:value-type="float" office:value="1.2738">
                <text:p>1.2738</text:p>
              </table:table-cell>
              <table:table-cell office:value-type="float" office:value="0.913">
                <text:p>0.913</text:p>
              </table:table-cell>
              <table:table-cell office:value-type="float" office:value="1.0143">
                <text:p>1.014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3100">
                <text:p>53100</text:p>
              </table:table-cell>
              <table:table-cell office:value-type="float" office:value="0.733">
                <text:p>0.733</text:p>
              </table:table-cell>
              <table:table-cell office:value-type="float" office:value="1.4664">
                <text:p>1.4664</text:p>
              </table:table-cell>
              <table:table-cell office:value-type="float" office:value="1.1097">
                <text:p>1.1097</text:p>
              </table:table-cell>
              <table:table-cell office:value-type="float" office:value="0.7842">
                <text:p>0.784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3150">
                <text:p>53150</text:p>
              </table:table-cell>
              <table:table-cell office:value-type="float" office:value="0.7822">
                <text:p>0.7822</text:p>
              </table:table-cell>
              <table:table-cell office:value-type="float" office:value="1.4937">
                <text:p>1.4937</text:p>
              </table:table-cell>
              <table:table-cell office:value-type="float" office:value="0.7432">
                <text:p>0.7432</text:p>
              </table:table-cell>
              <table:table-cell office:value-type="float" office:value="1.1232">
                <text:p>1.123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0.6552">
                <text:p>0.6552</text:p>
              </table:table-cell>
              <table:table-cell office:value-type="float" office:value="1.2573">
                <text:p>1.2573</text:p>
              </table:table-cell>
              <table:table-cell office:value-type="float" office:value="0.8918">
                <text:p>0.8918</text:p>
              </table:table-cell>
              <table:table-cell office:value-type="float" office:value="1.2066">
                <text:p>1.206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32">
                <text:p>105.3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4000">
                <text:p>5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4050">
                <text:p>54050</text:p>
              </table:table-cell>
              <table:table-cell office:value-type="float" office:value="0.6567">
                <text:p>0.6567</text:p>
              </table:table-cell>
              <table:table-cell office:value-type="float" office:value="1.4307">
                <text:p>1.4307</text:p>
              </table:table-cell>
              <table:table-cell office:value-type="float" office:value="0.9121">
                <text:p>0.9121</text:p>
              </table:table-cell>
              <table:table-cell office:value-type="float" office:value="1.1838">
                <text:p>1.183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4100">
                <text:p>54100</text:p>
              </table:table-cell>
              <table:table-cell office:value-type="float" office:value="0.5863">
                <text:p>0.5863</text:p>
              </table:table-cell>
              <table:table-cell office:value-type="float" office:value="1.4173">
                <text:p>1.4173</text:p>
              </table:table-cell>
              <table:table-cell office:value-type="float" office:value="1.0208">
                <text:p>1.0208</text:p>
              </table:table-cell>
              <table:table-cell office:value-type="float" office:value="1.1224">
                <text:p>1.122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4150">
                <text:p>54150</text:p>
              </table:table-cell>
              <table:table-cell office:value-type="float" office:value="0.613">
                <text:p>0.613</text:p>
              </table:table-cell>
              <table:table-cell office:value-type="float" office:value="1.5111">
                <text:p>1.5111</text:p>
              </table:table-cell>
              <table:table-cell office:value-type="float" office:value="0.9532">
                <text:p>0.9532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0.572">
                <text:p>0.572</text:p>
              </table:table-cell>
              <table:table-cell office:value-type="float" office:value="1.1648">
                <text:p>1.1648</text:p>
              </table:table-cell>
              <table:table-cell office:value-type="float" office:value="1.1011">
                <text:p>1.1011</text:p>
              </table:table-cell>
              <table:table-cell office:value-type="float" office:value="1.1623">
                <text:p>1.162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84">
                <text:p>105.8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5000">
                <text:p>5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5050">
                <text:p>55050</text:p>
              </table:table-cell>
              <table:table-cell office:value-type="float" office:value="0.651">
                <text:p>0.651</text:p>
              </table:table-cell>
              <table:table-cell office:value-type="float" office:value="1.3306">
                <text:p>1.3306</text:p>
              </table:table-cell>
              <table:table-cell office:value-type="float" office:value="1.0932">
                <text:p>1.0932</text:p>
              </table:table-cell>
              <table:table-cell office:value-type="float" office:value="0.7379">
                <text:p>0.737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5100">
                <text:p>55100</text:p>
              </table:table-cell>
              <table:table-cell office:value-type="float" office:value="0.5816">
                <text:p>0.5816</text:p>
              </table:table-cell>
              <table:table-cell office:value-type="float" office:value="1.2817">
                <text:p>1.2817</text:p>
              </table:table-cell>
              <table:table-cell office:value-type="float" office:value="1.0193">
                <text:p>1.0193</text:p>
              </table:table-cell>
              <table:table-cell office:value-type="float" office:value="1.1765">
                <text:p>1.176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5150">
                <text:p>55150</text:p>
              </table:table-cell>
              <table:table-cell office:value-type="float" office:value="0.6554">
                <text:p>0.6554</text:p>
              </table:table-cell>
              <table:table-cell office:value-type="float" office:value="1.4104">
                <text:p>1.4104</text:p>
              </table:table-cell>
              <table:table-cell office:value-type="float" office:value="0.9505">
                <text:p>0.9505</text:p>
              </table:table-cell>
              <table:table-cell office:value-type="float" office:value="0.9623">
                <text:p>0.962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0.6321">
                <text:p>0.6321</text:p>
              </table:table-cell>
              <table:table-cell office:value-type="float" office:value="1.2702">
                <text:p>1.2702</text:p>
              </table:table-cell>
              <table:table-cell office:value-type="float" office:value="0.9284">
                <text:p>0.9284</text:p>
              </table:table-cell>
              <table:table-cell office:value-type="float" office:value="1.118">
                <text:p>1.11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38">
                <text:p>105.3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6000">
                <text:p>5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6050">
                <text:p>56050</text:p>
              </table:table-cell>
              <table:table-cell office:value-type="float" office:value="0.6423">
                <text:p>0.6423</text:p>
              </table:table-cell>
              <table:table-cell office:value-type="float" office:value="1.4797">
                <text:p>1.4797</text:p>
              </table:table-cell>
              <table:table-cell office:value-type="float" office:value="0.934">
                <text:p>0.934</text:p>
              </table:table-cell>
              <table:table-cell office:value-type="float" office:value="0.8594">
                <text:p>0.859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6100">
                <text:p>56100</text:p>
              </table:table-cell>
              <table:table-cell office:value-type="float" office:value="0.6485">
                <text:p>0.6485</text:p>
              </table:table-cell>
              <table:table-cell office:value-type="float" office:value="1.2731">
                <text:p>1.2731</text:p>
              </table:table-cell>
              <table:table-cell office:value-type="float" office:value="1.1747">
                <text:p>1.1747</text:p>
              </table:table-cell>
              <table:table-cell office:value-type="float" office:value="1.0236">
                <text:p>1.023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6150">
                <text:p>56150</text:p>
              </table:table-cell>
              <table:table-cell office:value-type="float" office:value="0.571">
                <text:p>0.571</text:p>
              </table:table-cell>
              <table:table-cell office:value-type="float" office:value="1.3931">
                <text:p>1.3931</text:p>
              </table:table-cell>
              <table:table-cell office:value-type="float" office:value="0.9965">
                <text:p>0.9965</text:p>
              </table:table-cell>
              <table:table-cell office:value-type="float" office:value="1.1179">
                <text:p>1.117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0.7391">
                <text:p>0.7391</text:p>
              </table:table-cell>
              <table:table-cell office:value-type="float" office:value="1.5755">
                <text:p>1.5755</text:p>
              </table:table-cell>
              <table:table-cell office:value-type="float" office:value="1.0174">
                <text:p>1.0174</text:p>
              </table:table-cell>
              <table:table-cell office:value-type="float" office:value="1.0433">
                <text:p>1.043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66">
                <text:p>105.6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7000">
                <text:p>5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7050">
                <text:p>57050</text:p>
              </table:table-cell>
              <table:table-cell office:value-type="float" office:value="0.714">
                <text:p>0.714</text:p>
              </table:table-cell>
              <table:table-cell office:value-type="float" office:value="1.53">
                <text:p>1.53</text:p>
              </table:table-cell>
              <table:table-cell office:value-type="float" office:value="1.007">
                <text:p>1.007</text:p>
              </table:table-cell>
              <table:table-cell office:value-type="float" office:value="1.2266">
                <text:p>1.226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7100">
                <text:p>57100</text:p>
              </table:table-cell>
              <table:table-cell office:value-type="float" office:value="0.7816">
                <text:p>0.7816</text:p>
              </table:table-cell>
              <table:table-cell office:value-type="float" office:value="1.4842">
                <text:p>1.4842</text:p>
              </table:table-cell>
              <table:table-cell office:value-type="float" office:value="1.0391">
                <text:p>1.0391</text:p>
              </table:table-cell>
              <table:table-cell office:value-type="float" office:value="1.1401">
                <text:p>1.140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7150">
                <text:p>57150</text:p>
              </table:table-cell>
              <table:table-cell office:value-type="float" office:value="0.626">
                <text:p>0.626</text:p>
              </table:table-cell>
              <table:table-cell office:value-type="float" office:value="1.4746">
                <text:p>1.4746</text:p>
              </table:table-cell>
              <table:table-cell office:value-type="float" office:value="1.1297">
                <text:p>1.1297</text:p>
              </table:table-cell>
              <table:table-cell office:value-type="float" office:value="1.1014">
                <text:p>1.101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0.5794">
                <text:p>0.5794</text:p>
              </table:table-cell>
              <table:table-cell office:value-type="float" office:value="1.3083">
                <text:p>1.3083</text:p>
              </table:table-cell>
              <table:table-cell office:value-type="float" office:value="1.1219">
                <text:p>1.1219</text:p>
              </table:table-cell>
              <table:table-cell office:value-type="float" office:value="1.2757">
                <text:p>1.275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.94">
                <text:p>106.9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8000">
                <text:p>5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8050">
                <text:p>58050</text:p>
              </table:table-cell>
              <table:table-cell office:value-type="float" office:value="0.602">
                <text:p>0.602</text:p>
              </table:table-cell>
              <table:table-cell office:value-type="float" office:value="1.3623">
                <text:p>1.3623</text:p>
              </table:table-cell>
              <table:table-cell office:value-type="float" office:value="1.1195">
                <text:p>1.1195</text:p>
              </table:table-cell>
              <table:table-cell office:value-type="float" office:value="1.2088">
                <text:p>1.208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8100">
                <text:p>58100</text:p>
              </table:table-cell>
              <table:table-cell office:value-type="float" office:value="0.6481">
                <text:p>0.6481</text:p>
              </table:table-cell>
              <table:table-cell office:value-type="float" office:value="1.4979">
                <text:p>1.4979</text:p>
              </table:table-cell>
              <table:table-cell office:value-type="float" office:value="1.0774">
                <text:p>1.0774</text:p>
              </table:table-cell>
              <table:table-cell office:value-type="float" office:value="1.245">
                <text:p>1.24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8150">
                <text:p>58150</text:p>
              </table:table-cell>
              <table:table-cell office:value-type="float" office:value="0.6639">
                <text:p>0.6639</text:p>
              </table:table-cell>
              <table:table-cell office:value-type="float" office:value="1.4477">
                <text:p>1.4477</text:p>
              </table:table-cell>
              <table:table-cell office:value-type="float" office:value="1.1476">
                <text:p>1.1476</text:p>
              </table:table-cell>
              <table:table-cell office:value-type="float" office:value="0.6721">
                <text:p>0.672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0.5551">
                <text:p>0.5551</text:p>
              </table:table-cell>
              <table:table-cell office:value-type="float" office:value="1.1769">
                <text:p>1.1769</text:p>
              </table:table-cell>
              <table:table-cell office:value-type="float" office:value="1.1062">
                <text:p>1.1062</text:p>
              </table:table-cell>
              <table:table-cell office:value-type="float" office:value="1.2557">
                <text:p>1.255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62">
                <text:p>105.6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9000">
                <text:p>5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9050">
                <text:p>59050</text:p>
              </table:table-cell>
              <table:table-cell office:value-type="float" office:value="0.6597">
                <text:p>0.6597</text:p>
              </table:table-cell>
              <table:table-cell office:value-type="float" office:value="1.3765">
                <text:p>1.3765</text:p>
              </table:table-cell>
              <table:table-cell office:value-type="float" office:value="0.9818">
                <text:p>0.981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9100">
                <text:p>59100</text:p>
              </table:table-cell>
              <table:table-cell office:value-type="float" office:value="0.6609">
                <text:p>0.6609</text:p>
              </table:table-cell>
              <table:table-cell office:value-type="float" office:value="1.4608">
                <text:p>1.4608</text:p>
              </table:table-cell>
              <table:table-cell office:value-type="float" office:value="1.103">
                <text:p>1.103</text:p>
              </table:table-cell>
              <table:table-cell office:value-type="float" office:value="0.7428">
                <text:p>0.742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9150">
                <text:p>59150</text:p>
              </table:table-cell>
              <table:table-cell office:value-type="float" office:value="0.658">
                <text:p>0.658</text:p>
              </table:table-cell>
              <table:table-cell office:value-type="float" office:value="1.3662">
                <text:p>1.3662</text:p>
              </table:table-cell>
              <table:table-cell office:value-type="float" office:value="1.0038">
                <text:p>1.0038</text:p>
              </table:table-cell>
              <table:table-cell office:value-type="float" office:value="0.9728">
                <text:p>0.972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0.6372">
                <text:p>0.6372</text:p>
              </table:table-cell>
              <table:table-cell office:value-type="float" office:value="1.3308">
                <text:p>1.3308</text:p>
              </table:table-cell>
              <table:table-cell office:value-type="float" office:value="0.9402">
                <text:p>0.9402</text:p>
              </table:table-cell>
              <table:table-cell office:value-type="float" office:value="0.6319">
                <text:p>0.631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53">
                <text:p>105.5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0000">
                <text:p>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0050">
                <text:p>60050</text:p>
              </table:table-cell>
              <table:table-cell office:value-type="float" office:value="0.5934">
                <text:p>0.5934</text:p>
              </table:table-cell>
              <table:table-cell office:value-type="float" office:value="1.3766">
                <text:p>1.3766</text:p>
              </table:table-cell>
              <table:table-cell office:value-type="float" office:value="1.1876">
                <text:p>1.1876</text:p>
              </table:table-cell>
              <table:table-cell office:value-type="float" office:value="0.7927">
                <text:p>0.792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0100">
                <text:p>60100</text:p>
              </table:table-cell>
              <table:table-cell office:value-type="float" office:value="0.6534">
                <text:p>0.6534</text:p>
              </table:table-cell>
              <table:table-cell office:value-type="float" office:value="1.4672">
                <text:p>1.4672</text:p>
              </table:table-cell>
              <table:table-cell office:value-type="float" office:value="0.865">
                <text:p>0.865</text:p>
              </table:table-cell>
              <table:table-cell office:value-type="float" office:value="0.9523">
                <text:p>0.952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0150">
                <text:p>60150</text:p>
              </table:table-cell>
              <table:table-cell office:value-type="float" office:value="0.6058">
                <text:p>0.6058</text:p>
              </table:table-cell>
              <table:table-cell office:value-type="float" office:value="1.3209">
                <text:p>1.3209</text:p>
              </table:table-cell>
              <table:table-cell office:value-type="float" office:value="0.99">
                <text:p>0.99</text:p>
              </table:table-cell>
              <table:table-cell office:value-type="float" office:value="1.2047">
                <text:p>1.204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0.6544">
                <text:p>0.6544</text:p>
              </table:table-cell>
              <table:table-cell office:value-type="float" office:value="1.3725">
                <text:p>1.3725</text:p>
              </table:table-cell>
              <table:table-cell office:value-type="float" office:value="1.0781">
                <text:p>1.0781</text:p>
              </table:table-cell>
              <table:table-cell office:value-type="float" office:value="1.0852">
                <text:p>1.085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45">
                <text:p>104.4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1000">
                <text:p>6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1050">
                <text:p>61050</text:p>
              </table:table-cell>
              <table:table-cell office:value-type="float" office:value="0.6075">
                <text:p>0.6075</text:p>
              </table:table-cell>
              <table:table-cell office:value-type="float" office:value="1.4691">
                <text:p>1.4691</text:p>
              </table:table-cell>
              <table:table-cell office:value-type="float" office:value="1.0652">
                <text:p>1.0652</text:p>
              </table:table-cell>
              <table:table-cell office:value-type="float" office:value="0.7879">
                <text:p>0.787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1100">
                <text:p>61100</text:p>
              </table:table-cell>
              <table:table-cell office:value-type="float" office:value="0.6785">
                <text:p>0.6785</text:p>
              </table:table-cell>
              <table:table-cell office:value-type="float" office:value="1.4729">
                <text:p>1.4729</text:p>
              </table:table-cell>
              <table:table-cell office:value-type="float" office:value="1.0462">
                <text:p>1.0462</text:p>
              </table:table-cell>
              <table:table-cell office:value-type="float" office:value="1.0333">
                <text:p>1.033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1150">
                <text:p>61150</text:p>
              </table:table-cell>
              <table:table-cell office:value-type="float" office:value="0.637">
                <text:p>0.637</text:p>
              </table:table-cell>
              <table:table-cell office:value-type="float" office:value="1.2653">
                <text:p>1.2653</text:p>
              </table:table-cell>
              <table:table-cell office:value-type="float" office:value="1.089">
                <text:p>1.089</text:p>
              </table:table-cell>
              <table:table-cell office:value-type="float" office:value="1.0536">
                <text:p>1.053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0.6056">
                <text:p>0.6056</text:p>
              </table:table-cell>
              <table:table-cell office:value-type="float" office:value="1.5527">
                <text:p>1.5527</text:p>
              </table:table-cell>
              <table:table-cell office:value-type="float" office:value="1.0978">
                <text:p>1.0978</text:p>
              </table:table-cell>
              <table:table-cell office:value-type="float" office:value="1.0592">
                <text:p>1.059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36">
                <text:p>104.3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2000">
                <text:p>6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2050">
                <text:p>62050</text:p>
              </table:table-cell>
              <table:table-cell office:value-type="float" office:value="0.6534">
                <text:p>0.6534</text:p>
              </table:table-cell>
              <table:table-cell office:value-type="float" office:value="1.3604">
                <text:p>1.3604</text:p>
              </table:table-cell>
              <table:table-cell office:value-type="float" office:value="0.7699">
                <text:p>0.7699</text:p>
              </table:table-cell>
              <table:table-cell office:value-type="float" office:value="1.1598">
                <text:p>1.159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2100">
                <text:p>62100</text:p>
              </table:table-cell>
              <table:table-cell office:value-type="float" office:value="0.6739">
                <text:p>0.6739</text:p>
              </table:table-cell>
              <table:table-cell office:value-type="float" office:value="1.4544">
                <text:p>1.4544</text:p>
              </table:table-cell>
              <table:table-cell office:value-type="float" office:value="1.1058">
                <text:p>1.1058</text:p>
              </table:table-cell>
              <table:table-cell office:value-type="float" office:value="0.8067">
                <text:p>0.806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2150">
                <text:p>62150</text:p>
              </table:table-cell>
              <table:table-cell office:value-type="float" office:value="0.648">
                <text:p>0.648</text:p>
              </table:table-cell>
              <table:table-cell office:value-type="float" office:value="1.3954">
                <text:p>1.3954</text:p>
              </table:table-cell>
              <table:table-cell office:value-type="float" office:value="1.0195">
                <text:p>1.0195</text:p>
              </table:table-cell>
              <table:table-cell office:value-type="float" office:value="0.8372">
                <text:p>0.837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0.6232">
                <text:p>0.6232</text:p>
              </table:table-cell>
              <table:table-cell office:value-type="float" office:value="1.4126">
                <text:p>1.4126</text:p>
              </table:table-cell>
              <table:table-cell office:value-type="float" office:value="1.1282">
                <text:p>1.1282</text:p>
              </table:table-cell>
              <table:table-cell office:value-type="float" office:value="0.9046">
                <text:p>0.904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25">
                <text:p>104.2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3000">
                <text:p>6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3050">
                <text:p>63050</text:p>
              </table:table-cell>
              <table:table-cell office:value-type="float" office:value="0.9169">
                <text:p>0.9169</text:p>
              </table:table-cell>
              <table:table-cell office:value-type="float" office:value="1.6112">
                <text:p>1.6112</text:p>
              </table:table-cell>
              <table:table-cell office:value-type="float" office:value="1.04">
                <text:p>1.04</text:p>
              </table:table-cell>
              <table:table-cell office:value-type="float" office:value="1.1094">
                <text:p>1.109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3100">
                <text:p>63100</text:p>
              </table:table-cell>
              <table:table-cell office:value-type="float" office:value="0.6012">
                <text:p>0.6012</text:p>
              </table:table-cell>
              <table:table-cell office:value-type="float" office:value="1.4255">
                <text:p>1.4255</text:p>
              </table:table-cell>
              <table:table-cell office:value-type="float" office:value="1.0731">
                <text:p>1.0731</text:p>
              </table:table-cell>
              <table:table-cell office:value-type="float" office:value="0.8434">
                <text:p>0.843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3150">
                <text:p>63150</text:p>
              </table:table-cell>
              <table:table-cell office:value-type="float" office:value="0.6318">
                <text:p>0.6318</text:p>
              </table:table-cell>
              <table:table-cell office:value-type="float" office:value="1.4455">
                <text:p>1.4455</text:p>
              </table:table-cell>
              <table:table-cell office:value-type="float" office:value="1.0071">
                <text:p>1.0071</text:p>
              </table:table-cell>
              <table:table-cell office:value-type="float" office:value="0.8351">
                <text:p>0.835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0.9994">
                <text:p>0.9994</text:p>
              </table:table-cell>
              <table:table-cell office:value-type="float" office:value="2.0276">
                <text:p>2.0276</text:p>
              </table:table-cell>
              <table:table-cell office:value-type="float" office:value="1.1299">
                <text:p>1.1299</text:p>
              </table:table-cell>
              <table:table-cell office:value-type="float" office:value="1.2772">
                <text:p>1.277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05">
                <text:p>105.0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4000">
                <text:p>6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4050">
                <text:p>64050</text:p>
              </table:table-cell>
              <table:table-cell office:value-type="float" office:value="0.5877">
                <text:p>0.5877</text:p>
              </table:table-cell>
              <table:table-cell office:value-type="float" office:value="1.2228">
                <text:p>1.2228</text:p>
              </table:table-cell>
              <table:table-cell office:value-type="float" office:value="1.1317">
                <text:p>1.1317</text:p>
              </table:table-cell>
              <table:table-cell office:value-type="float" office:value="1.1477">
                <text:p>1.147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4100">
                <text:p>64100</text:p>
              </table:table-cell>
              <table:table-cell office:value-type="float" office:value="0.6107">
                <text:p>0.6107</text:p>
              </table:table-cell>
              <table:table-cell office:value-type="float" office:value="1.285">
                <text:p>1.285</text:p>
              </table:table-cell>
              <table:table-cell office:value-type="float" office:value="0.8773">
                <text:p>0.8773</text:p>
              </table:table-cell>
              <table:table-cell office:value-type="float" office:value="1.1842">
                <text:p>1.184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4150">
                <text:p>64150</text:p>
              </table:table-cell>
              <table:table-cell office:value-type="float" office:value="0.6355">
                <text:p>0.6355</text:p>
              </table:table-cell>
              <table:table-cell office:value-type="float" office:value="1.4066">
                <text:p>1.4066</text:p>
              </table:table-cell>
              <table:table-cell office:value-type="float" office:value="1.2358">
                <text:p>1.2358</text:p>
              </table:table-cell>
              <table:table-cell office:value-type="float" office:value="1.1691">
                <text:p>1.169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0.5932">
                <text:p>0.5932</text:p>
              </table:table-cell>
              <table:table-cell office:value-type="float" office:value="1.3822">
                <text:p>1.3822</text:p>
              </table:table-cell>
              <table:table-cell office:value-type="float" office:value="1.1966">
                <text:p>1.1966</text:p>
              </table:table-cell>
              <table:table-cell office:value-type="float" office:value="1.2067">
                <text:p>1.206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99">
                <text:p>104.9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5000">
                <text:p>6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5050">
                <text:p>65050</text:p>
              </table:table-cell>
              <table:table-cell office:value-type="float" office:value="0.5734">
                <text:p>0.5734</text:p>
              </table:table-cell>
              <table:table-cell office:value-type="float" office:value="1.2288">
                <text:p>1.2288</text:p>
              </table:table-cell>
              <table:table-cell office:value-type="float" office:value="1.103">
                <text:p>1.103</text:p>
              </table:table-cell>
              <table:table-cell office:value-type="float" office:value="0.895">
                <text:p>0.89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5100">
                <text:p>65100</text:p>
              </table:table-cell>
              <table:table-cell office:value-type="float" office:value="0.5666">
                <text:p>0.5666</text:p>
              </table:table-cell>
              <table:table-cell office:value-type="float" office:value="1.3656">
                <text:p>1.3656</text:p>
              </table:table-cell>
              <table:table-cell office:value-type="float" office:value="0.8627">
                <text:p>0.8627</text:p>
              </table:table-cell>
              <table:table-cell office:value-type="float" office:value="0.9145">
                <text:p>0.914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5150">
                <text:p>65150</text:p>
              </table:table-cell>
              <table:table-cell office:value-type="float" office:value="0.5626">
                <text:p>0.5626</text:p>
              </table:table-cell>
              <table:table-cell office:value-type="float" office:value="1.1912">
                <text:p>1.1912</text:p>
              </table:table-cell>
              <table:table-cell office:value-type="float" office:value="1.0867">
                <text:p>1.0867</text:p>
              </table:table-cell>
              <table:table-cell office:value-type="float" office:value="1.181">
                <text:p>1.18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0.6019">
                <text:p>0.6019</text:p>
              </table:table-cell>
              <table:table-cell office:value-type="float" office:value="1.3619">
                <text:p>1.3619</text:p>
              </table:table-cell>
              <table:table-cell office:value-type="float" office:value="1.0719">
                <text:p>1.0719</text:p>
              </table:table-cell>
              <table:table-cell office:value-type="float" office:value="0.8904">
                <text:p>0.890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06">
                <text:p>105.0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6000">
                <text:p>6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6050">
                <text:p>66050</text:p>
              </table:table-cell>
              <table:table-cell office:value-type="float" office:value="0.6439">
                <text:p>0.6439</text:p>
              </table:table-cell>
              <table:table-cell office:value-type="float" office:value="1.4373">
                <text:p>1.4373</text:p>
              </table:table-cell>
              <table:table-cell office:value-type="float" office:value="0.8984">
                <text:p>0.8984</text:p>
              </table:table-cell>
              <table:table-cell office:value-type="float" office:value="0.8518">
                <text:p>0.851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6100">
                <text:p>66100</text:p>
              </table:table-cell>
              <table:table-cell office:value-type="float" office:value="0.7772">
                <text:p>0.7772</text:p>
              </table:table-cell>
              <table:table-cell office:value-type="float" office:value="1.3349">
                <text:p>1.3349</text:p>
              </table:table-cell>
              <table:table-cell office:value-type="float" office:value="1.1465">
                <text:p>1.1465</text:p>
              </table:table-cell>
              <table:table-cell office:value-type="float" office:value="1.041">
                <text:p>1.04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6150">
                <text:p>66150</text:p>
              </table:table-cell>
              <table:table-cell office:value-type="float" office:value="0.5739">
                <text:p>0.5739</text:p>
              </table:table-cell>
              <table:table-cell office:value-type="float" office:value="1.1541">
                <text:p>1.1541</text:p>
              </table:table-cell>
              <table:table-cell office:value-type="float" office:value="1.1213">
                <text:p>1.1213</text:p>
              </table:table-cell>
              <table:table-cell office:value-type="float" office:value="1.0395">
                <text:p>1.039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0.6106">
                <text:p>0.6106</text:p>
              </table:table-cell>
              <table:table-cell office:value-type="float" office:value="1.3717">
                <text:p>1.3717</text:p>
              </table:table-cell>
              <table:table-cell office:value-type="float" office:value="1.1183">
                <text:p>1.1183</text:p>
              </table:table-cell>
              <table:table-cell office:value-type="float" office:value="0.9932">
                <text:p>0.993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24">
                <text:p>105.2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7000">
                <text:p>6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7050">
                <text:p>67050</text:p>
              </table:table-cell>
              <table:table-cell office:value-type="float" office:value="0.6268">
                <text:p>0.6268</text:p>
              </table:table-cell>
              <table:table-cell office:value-type="float" office:value="1.426">
                <text:p>1.426</text:p>
              </table:table-cell>
              <table:table-cell office:value-type="float" office:value="1.037">
                <text:p>1.037</text:p>
              </table:table-cell>
              <table:table-cell office:value-type="float" office:value="1.0986">
                <text:p>1.098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7100">
                <text:p>67100</text:p>
              </table:table-cell>
              <table:table-cell office:value-type="float" office:value="0.5719">
                <text:p>0.5719</text:p>
              </table:table-cell>
              <table:table-cell office:value-type="float" office:value="1.371">
                <text:p>1.371</text:p>
              </table:table-cell>
              <table:table-cell office:value-type="float" office:value="0.8564">
                <text:p>0.8564</text:p>
              </table:table-cell>
              <table:table-cell office:value-type="float" office:value="1.2453">
                <text:p>1.245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7150">
                <text:p>67150</text:p>
              </table:table-cell>
              <table:table-cell office:value-type="float" office:value="0.5543">
                <text:p>0.5543</text:p>
              </table:table-cell>
              <table:table-cell office:value-type="float" office:value="1.2902">
                <text:p>1.2902</text:p>
              </table:table-cell>
              <table:table-cell office:value-type="float" office:value="1.113">
                <text:p>1.113</text:p>
              </table:table-cell>
              <table:table-cell office:value-type="float" office:value="1.0525">
                <text:p>1.052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0.6614">
                <text:p>0.6614</text:p>
              </table:table-cell>
              <table:table-cell office:value-type="float" office:value="1.4617">
                <text:p>1.4617</text:p>
              </table:table-cell>
              <table:table-cell office:value-type="float" office:value="0.9735">
                <text:p>0.9735</text:p>
              </table:table-cell>
              <table:table-cell office:value-type="float" office:value="0.9354">
                <text:p>0.935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24">
                <text:p>105.2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8000">
                <text:p>6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8050">
                <text:p>68050</text:p>
              </table:table-cell>
              <table:table-cell office:value-type="float" office:value="0.6371">
                <text:p>0.6371</text:p>
              </table:table-cell>
              <table:table-cell office:value-type="float" office:value="1.3875">
                <text:p>1.3875</text:p>
              </table:table-cell>
              <table:table-cell office:value-type="float" office:value="1.0829">
                <text:p>1.0829</text:p>
              </table:table-cell>
              <table:table-cell office:value-type="float" office:value="0.7757">
                <text:p>0.775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8100">
                <text:p>68100</text:p>
              </table:table-cell>
              <table:table-cell office:value-type="float" office:value="0.6078">
                <text:p>0.6078</text:p>
              </table:table-cell>
              <table:table-cell office:value-type="float" office:value="1.4145">
                <text:p>1.4145</text:p>
              </table:table-cell>
              <table:table-cell office:value-type="float" office:value="1.111">
                <text:p>1.111</text:p>
              </table:table-cell>
              <table:table-cell office:value-type="float" office:value="0.7641">
                <text:p>0.764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8150">
                <text:p>68150</text:p>
              </table:table-cell>
              <table:table-cell office:value-type="float" office:value="0.6528">
                <text:p>0.6528</text:p>
              </table:table-cell>
              <table:table-cell office:value-type="float" office:value="1.4753">
                <text:p>1.4753</text:p>
              </table:table-cell>
              <table:table-cell office:value-type="float" office:value="0.9728">
                <text:p>0.9728</text:p>
              </table:table-cell>
              <table:table-cell office:value-type="float" office:value="1.2099">
                <text:p>1.209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0.5919">
                <text:p>0.5919</text:p>
              </table:table-cell>
              <table:table-cell office:value-type="float" office:value="1.3059">
                <text:p>1.3059</text:p>
              </table:table-cell>
              <table:table-cell office:value-type="float" office:value="1.0058">
                <text:p>1.0058</text:p>
              </table:table-cell>
              <table:table-cell office:value-type="float" office:value="1.1586">
                <text:p>1.158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29">
                <text:p>105.2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9000">
                <text:p>6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9050">
                <text:p>69050</text:p>
              </table:table-cell>
              <table:table-cell office:value-type="float" office:value="0.5888">
                <text:p>0.5888</text:p>
              </table:table-cell>
              <table:table-cell office:value-type="float" office:value="1.3325">
                <text:p>1.3325</text:p>
              </table:table-cell>
              <table:table-cell office:value-type="float" office:value="1.115">
                <text:p>1.115</text:p>
              </table:table-cell>
              <table:table-cell office:value-type="float" office:value="1.1375">
                <text:p>1.137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9100">
                <text:p>69100</text:p>
              </table:table-cell>
              <table:table-cell office:value-type="float" office:value="0.6317">
                <text:p>0.6317</text:p>
              </table:table-cell>
              <table:table-cell office:value-type="float" office:value="1.3925">
                <text:p>1.3925</text:p>
              </table:table-cell>
              <table:table-cell office:value-type="float" office:value="1.0316">
                <text:p>1.0316</text:p>
              </table:table-cell>
              <table:table-cell office:value-type="float" office:value="1.0904">
                <text:p>1.090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9150">
                <text:p>69150</text:p>
              </table:table-cell>
              <table:table-cell office:value-type="float" office:value="0.6385">
                <text:p>0.6385</text:p>
              </table:table-cell>
              <table:table-cell office:value-type="float" office:value="1.5343">
                <text:p>1.5343</text:p>
              </table:table-cell>
              <table:table-cell office:value-type="float" office:value="1.1846">
                <text:p>1.1846</text:p>
              </table:table-cell>
              <table:table-cell office:value-type="float" office:value="0.9897">
                <text:p>0.989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0.5864">
                <text:p>0.5864</text:p>
              </table:table-cell>
              <table:table-cell office:value-type="float" office:value="1.3462">
                <text:p>1.3462</text:p>
              </table:table-cell>
              <table:table-cell office:value-type="float" office:value="1.1097">
                <text:p>1.1097</text:p>
              </table:table-cell>
              <table:table-cell office:value-type="float" office:value="0.8134">
                <text:p>0.813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.91">
                <text:p>106.9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0000">
                <text:p>7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0050">
                <text:p>70050</text:p>
              </table:table-cell>
              <table:table-cell office:value-type="float" office:value="0.5928">
                <text:p>0.5928</text:p>
              </table:table-cell>
              <table:table-cell office:value-type="float" office:value="1.5897">
                <text:p>1.5897</text:p>
              </table:table-cell>
              <table:table-cell office:value-type="float" office:value="0.8425">
                <text:p>0.8425</text:p>
              </table:table-cell>
              <table:table-cell office:value-type="float" office:value="1.1068">
                <text:p>1.106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0100">
                <text:p>70100</text:p>
              </table:table-cell>
              <table:table-cell office:value-type="float" office:value="0.6559">
                <text:p>0.6559</text:p>
              </table:table-cell>
              <table:table-cell office:value-type="float" office:value="1.382">
                <text:p>1.382</text:p>
              </table:table-cell>
              <table:table-cell office:value-type="float" office:value="1.0726">
                <text:p>1.0726</text:p>
              </table:table-cell>
              <table:table-cell office:value-type="float" office:value="0.8754">
                <text:p>0.875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0150">
                <text:p>70150</text:p>
              </table:table-cell>
              <table:table-cell office:value-type="float" office:value="0.6476">
                <text:p>0.6476</text:p>
              </table:table-cell>
              <table:table-cell office:value-type="float" office:value="1.3877">
                <text:p>1.3877</text:p>
              </table:table-cell>
              <table:table-cell office:value-type="float" office:value="0.9018">
                <text:p>0.9018</text:p>
              </table:table-cell>
              <table:table-cell office:value-type="float" office:value="0.7156">
                <text:p>0.715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0.6429">
                <text:p>0.6429</text:p>
              </table:table-cell>
              <table:table-cell office:value-type="float" office:value="1.529">
                <text:p>1.529</text:p>
              </table:table-cell>
              <table:table-cell office:value-type="float" office:value="0.9414">
                <text:p>0.9414</text:p>
              </table:table-cell>
              <table:table-cell office:value-type="float" office:value="0.9361">
                <text:p>0.936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.22">
                <text:p>106.2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1000">
                <text:p>7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1050">
                <text:p>71050</text:p>
              </table:table-cell>
              <table:table-cell office:value-type="float" office:value="0.5482">
                <text:p>0.5482</text:p>
              </table:table-cell>
              <table:table-cell office:value-type="float" office:value="1.2324">
                <text:p>1.2324</text:p>
              </table:table-cell>
              <table:table-cell office:value-type="float" office:value="1.024">
                <text:p>1.024</text:p>
              </table:table-cell>
              <table:table-cell office:value-type="float" office:value="1.1699">
                <text:p>1.169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1100">
                <text:p>71100</text:p>
              </table:table-cell>
              <table:table-cell office:value-type="float" office:value="0.5826">
                <text:p>0.5826</text:p>
              </table:table-cell>
              <table:table-cell office:value-type="float" office:value="1.3318">
                <text:p>1.3318</text:p>
              </table:table-cell>
              <table:table-cell office:value-type="float" office:value="1.2147">
                <text:p>1.2147</text:p>
              </table:table-cell>
              <table:table-cell office:value-type="float" office:value="1.1344">
                <text:p>1.134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1150">
                <text:p>71150</text:p>
              </table:table-cell>
              <table:table-cell office:value-type="float" office:value="0.625">
                <text:p>0.625</text:p>
              </table:table-cell>
              <table:table-cell office:value-type="float" office:value="1.4329">
                <text:p>1.4329</text:p>
              </table:table-cell>
              <table:table-cell office:value-type="float" office:value="1.1103">
                <text:p>1.1103</text:p>
              </table:table-cell>
              <table:table-cell office:value-type="float" office:value="0.7726">
                <text:p>0.772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0.6479">
                <text:p>0.6479</text:p>
              </table:table-cell>
              <table:table-cell office:value-type="float" office:value="1.2682">
                <text:p>1.2682</text:p>
              </table:table-cell>
              <table:table-cell office:value-type="float" office:value="1.0787">
                <text:p>1.0787</text:p>
              </table:table-cell>
              <table:table-cell office:value-type="float" office:value="1.0589">
                <text:p>1.058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.35">
                <text:p>106.3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2000">
                <text:p>7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2050">
                <text:p>72050</text:p>
              </table:table-cell>
              <table:table-cell office:value-type="float" office:value="0.5833">
                <text:p>0.5833</text:p>
              </table:table-cell>
              <table:table-cell office:value-type="float" office:value="1.3573">
                <text:p>1.3573</text:p>
              </table:table-cell>
              <table:table-cell office:value-type="float" office:value="1.0191">
                <text:p>1.0191</text:p>
              </table:table-cell>
              <table:table-cell office:value-type="float" office:value="0.9766">
                <text:p>0.976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2100">
                <text:p>72100</text:p>
              </table:table-cell>
              <table:table-cell office:value-type="float" office:value="0.5649">
                <text:p>0.5649</text:p>
              </table:table-cell>
              <table:table-cell office:value-type="float" office:value="1.2777">
                <text:p>1.2777</text:p>
              </table:table-cell>
              <table:table-cell office:value-type="float" office:value="1.0108">
                <text:p>1.0108</text:p>
              </table:table-cell>
              <table:table-cell office:value-type="float" office:value="0.8727">
                <text:p>0.872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2150">
                <text:p>72150</text:p>
              </table:table-cell>
              <table:table-cell office:value-type="float" office:value="0.6698">
                <text:p>0.6698</text:p>
              </table:table-cell>
              <table:table-cell office:value-type="float" office:value="1.3473">
                <text:p>1.3473</text:p>
              </table:table-cell>
              <table:table-cell office:value-type="float" office:value="0.843">
                <text:p>0.843</text:p>
              </table:table-cell>
              <table:table-cell office:value-type="float" office:value="1.0587">
                <text:p>1.058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0.5668">
                <text:p>0.5668</text:p>
              </table:table-cell>
              <table:table-cell office:value-type="float" office:value="1.3496">
                <text:p>1.3496</text:p>
              </table:table-cell>
              <table:table-cell office:value-type="float" office:value="1.0236">
                <text:p>1.0236</text:p>
              </table:table-cell>
              <table:table-cell office:value-type="float" office:value="0.9149">
                <text:p>0.914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3000">
                <text:p>7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73050">
                <text:p>73050</text:p>
              </table:table-cell>
              <table:table-cell office:value-type="float" office:value="0.5901">
                <text:p>0.5901</text:p>
              </table:table-cell>
              <table:table-cell office:value-type="float" office:value="1.3981">
                <text:p>1.3981</text:p>
              </table:table-cell>
              <table:table-cell office:value-type="float" office:value="1.0511">
                <text:p>1.0511</text:p>
              </table:table-cell>
              <table:table-cell office:value-type="float" office:value="0.9878">
                <text:p>0.987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3100">
                <text:p>73100</text:p>
              </table:table-cell>
              <table:table-cell office:value-type="float" office:value="0.5088">
                <text:p>0.5088</text:p>
              </table:table-cell>
              <table:table-cell office:value-type="float" office:value="1.3029">
                <text:p>1.3029</text:p>
              </table:table-cell>
              <table:table-cell office:value-type="float" office:value="1.0149">
                <text:p>1.0149</text:p>
              </table:table-cell>
              <table:table-cell office:value-type="float" office:value="1.0796">
                <text:p>1.079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3150">
                <text:p>73150</text:p>
              </table:table-cell>
              <table:table-cell office:value-type="float" office:value="0.5347">
                <text:p>0.5347</text:p>
              </table:table-cell>
              <table:table-cell office:value-type="float" office:value="1.3968">
                <text:p>1.3968</text:p>
              </table:table-cell>
              <table:table-cell office:value-type="float" office:value="1.075">
                <text:p>1.075</text:p>
              </table:table-cell>
              <table:table-cell office:value-type="float" office:value="1.1299">
                <text:p>1.129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0.5339">
                <text:p>0.5339</text:p>
              </table:table-cell>
              <table:table-cell office:value-type="float" office:value="1.1058">
                <text:p>1.1058</text:p>
              </table:table-cell>
              <table:table-cell office:value-type="float" office:value="1.138">
                <text:p>1.138</text:p>
              </table:table-cell>
              <table:table-cell office:value-type="float" office:value="1.3804">
                <text:p>1.380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.66">
                <text:p>106.6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4000">
                <text:p>7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4050">
                <text:p>74050</text:p>
              </table:table-cell>
              <table:table-cell office:value-type="float" office:value="0.4993">
                <text:p>0.4993</text:p>
              </table:table-cell>
              <table:table-cell office:value-type="float" office:value="1.3569">
                <text:p>1.3569</text:p>
              </table:table-cell>
              <table:table-cell office:value-type="float" office:value="1.0547">
                <text:p>1.0547</text:p>
              </table:table-cell>
              <table:table-cell office:value-type="float" office:value="1.0877">
                <text:p>1.087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4100">
                <text:p>74100</text:p>
              </table:table-cell>
              <table:table-cell office:value-type="float" office:value="0.5976">
                <text:p>0.5976</text:p>
              </table:table-cell>
              <table:table-cell office:value-type="float" office:value="1.3108">
                <text:p>1.3108</text:p>
              </table:table-cell>
              <table:table-cell office:value-type="float" office:value="1.1034">
                <text:p>1.1034</text:p>
              </table:table-cell>
              <table:table-cell office:value-type="float" office:value="1.2473">
                <text:p>1.247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4150">
                <text:p>74150</text:p>
              </table:table-cell>
              <table:table-cell office:value-type="float" office:value="0.4914">
                <text:p>0.4914</text:p>
              </table:table-cell>
              <table:table-cell office:value-type="float" office:value="1.245">
                <text:p>1.245</text:p>
              </table:table-cell>
              <table:table-cell office:value-type="float" office:value="1.1234">
                <text:p>1.1234</text:p>
              </table:table-cell>
              <table:table-cell office:value-type="float" office:value="1.0231">
                <text:p>1.023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0.6121">
                <text:p>0.6121</text:p>
              </table:table-cell>
              <table:table-cell office:value-type="float" office:value="1.3349">
                <text:p>1.3349</text:p>
              </table:table-cell>
              <table:table-cell office:value-type="float" office:value="1.1455">
                <text:p>1.1455</text:p>
              </table:table-cell>
              <table:table-cell office:value-type="float" office:value="1.1585">
                <text:p>1.158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54">
                <text:p>105.5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5000">
                <text:p>7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5050">
                <text:p>75050</text:p>
              </table:table-cell>
              <table:table-cell office:value-type="float" office:value="0.5966">
                <text:p>0.5966</text:p>
              </table:table-cell>
              <table:table-cell office:value-type="float" office:value="1.4045">
                <text:p>1.4045</text:p>
              </table:table-cell>
              <table:table-cell office:value-type="float" office:value="1.1145">
                <text:p>1.1145</text:p>
              </table:table-cell>
              <table:table-cell office:value-type="float" office:value="1.1498">
                <text:p>1.149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5100">
                <text:p>75100</text:p>
              </table:table-cell>
              <table:table-cell office:value-type="float" office:value="0.6281">
                <text:p>0.6281</text:p>
              </table:table-cell>
              <table:table-cell office:value-type="float" office:value="1.2585">
                <text:p>1.2585</text:p>
              </table:table-cell>
              <table:table-cell office:value-type="float" office:value="1.1973">
                <text:p>1.1973</text:p>
              </table:table-cell>
              <table:table-cell office:value-type="float" office:value="1.0623">
                <text:p>1.062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5150">
                <text:p>75150</text:p>
              </table:table-cell>
              <table:table-cell office:value-type="float" office:value="0.5744">
                <text:p>0.5744</text:p>
              </table:table-cell>
              <table:table-cell office:value-type="float" office:value="1.404">
                <text:p>1.404</text:p>
              </table:table-cell>
              <table:table-cell office:value-type="float" office:value="1.0806">
                <text:p>1.0806</text:p>
              </table:table-cell>
              <table:table-cell office:value-type="float" office:value="1.0116">
                <text:p>1.011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0.6133">
                <text:p>0.6133</text:p>
              </table:table-cell>
              <table:table-cell office:value-type="float" office:value="1.4496">
                <text:p>1.4496</text:p>
              </table:table-cell>
              <table:table-cell office:value-type="float" office:value="0.8094">
                <text:p>0.8094</text:p>
              </table:table-cell>
              <table:table-cell office:value-type="float" office:value="1.0422">
                <text:p>1.042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15">
                <text:p>105.1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6000">
                <text:p>7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6050">
                <text:p>76050</text:p>
              </table:table-cell>
              <table:table-cell office:value-type="float" office:value="0.5157">
                <text:p>0.5157</text:p>
              </table:table-cell>
              <table:table-cell office:value-type="float" office:value="1.2202">
                <text:p>1.2202</text:p>
              </table:table-cell>
              <table:table-cell office:value-type="float" office:value="0.9834">
                <text:p>0.9834</text:p>
              </table:table-cell>
              <table:table-cell office:value-type="float" office:value="1.1275">
                <text:p>1.127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6100">
                <text:p>76100</text:p>
              </table:table-cell>
              <table:table-cell office:value-type="float" office:value="0.5774">
                <text:p>0.5774</text:p>
              </table:table-cell>
              <table:table-cell office:value-type="float" office:value="1.3137">
                <text:p>1.3137</text:p>
              </table:table-cell>
              <table:table-cell office:value-type="float" office:value="1.1943">
                <text:p>1.1943</text:p>
              </table:table-cell>
              <table:table-cell office:value-type="float" office:value="1.2336">
                <text:p>1.233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6150">
                <text:p>76150</text:p>
              </table:table-cell>
              <table:table-cell office:value-type="float" office:value="0.4972">
                <text:p>0.4972</text:p>
              </table:table-cell>
              <table:table-cell office:value-type="float" office:value="1.4064">
                <text:p>1.4064</text:p>
              </table:table-cell>
              <table:table-cell office:value-type="float" office:value="0.9238">
                <text:p>0.9238</text:p>
              </table:table-cell>
              <table:table-cell office:value-type="float" office:value="1.1252">
                <text:p>1.125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0.6902">
                <text:p>0.6902</text:p>
              </table:table-cell>
              <table:table-cell office:value-type="float" office:value="1.4904">
                <text:p>1.4904</text:p>
              </table:table-cell>
              <table:table-cell office:value-type="float" office:value="1.0717">
                <text:p>1.0717</text:p>
              </table:table-cell>
              <table:table-cell office:value-type="float" office:value="1.0498">
                <text:p>1.049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9">
                <text:p>104.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7000">
                <text:p>7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7050">
                <text:p>77050</text:p>
              </table:table-cell>
              <table:table-cell office:value-type="float" office:value="0.5678">
                <text:p>0.5678</text:p>
              </table:table-cell>
              <table:table-cell office:value-type="float" office:value="1.4601">
                <text:p>1.4601</text:p>
              </table:table-cell>
              <table:table-cell office:value-type="float" office:value="1.0657">
                <text:p>1.0657</text:p>
              </table:table-cell>
              <table:table-cell office:value-type="float" office:value="0.8857">
                <text:p>0.885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7100">
                <text:p>77100</text:p>
              </table:table-cell>
              <table:table-cell office:value-type="float" office:value="0.6405">
                <text:p>0.6405</text:p>
              </table:table-cell>
              <table:table-cell office:value-type="float" office:value="1.4996">
                <text:p>1.4996</text:p>
              </table:table-cell>
              <table:table-cell office:value-type="float" office:value="1.0504">
                <text:p>1.0504</text:p>
              </table:table-cell>
              <table:table-cell office:value-type="float" office:value="0.9192">
                <text:p>0.919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7150">
                <text:p>77150</text:p>
              </table:table-cell>
              <table:table-cell office:value-type="float" office:value="0.6017">
                <text:p>0.6017</text:p>
              </table:table-cell>
              <table:table-cell office:value-type="float" office:value="1.4145">
                <text:p>1.4145</text:p>
              </table:table-cell>
              <table:table-cell office:value-type="float" office:value="1.0287">
                <text:p>1.0287</text:p>
              </table:table-cell>
              <table:table-cell office:value-type="float" office:value="0.9492">
                <text:p>0.949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0.5125">
                <text:p>0.5125</text:p>
              </table:table-cell>
              <table:table-cell office:value-type="float" office:value="1.2622">
                <text:p>1.2622</text:p>
              </table:table-cell>
              <table:table-cell office:value-type="float" office:value="1.1038">
                <text:p>1.1038</text:p>
              </table:table-cell>
              <table:table-cell office:value-type="float" office:value="0.7173">
                <text:p>0.717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19">
                <text:p>105.1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8000">
                <text:p>7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8050">
                <text:p>78050</text:p>
              </table:table-cell>
              <table:table-cell office:value-type="float" office:value="0.5498">
                <text:p>0.5498</text:p>
              </table:table-cell>
              <table:table-cell office:value-type="float" office:value="1.3944">
                <text:p>1.3944</text:p>
              </table:table-cell>
              <table:table-cell office:value-type="float" office:value="1.0632">
                <text:p>1.0632</text:p>
              </table:table-cell>
              <table:table-cell office:value-type="float" office:value="0.9566">
                <text:p>0.956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8100">
                <text:p>78100</text:p>
              </table:table-cell>
              <table:table-cell office:value-type="float" office:value="0.5978">
                <text:p>0.5978</text:p>
              </table:table-cell>
              <table:table-cell office:value-type="float" office:value="1.5007">
                <text:p>1.5007</text:p>
              </table:table-cell>
              <table:table-cell office:value-type="float" office:value="0.9893">
                <text:p>0.9893</text:p>
              </table:table-cell>
              <table:table-cell office:value-type="float" office:value="0.8088">
                <text:p>0.808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8150">
                <text:p>78150</text:p>
              </table:table-cell>
              <table:table-cell office:value-type="float" office:value="0.608">
                <text:p>0.608</text:p>
              </table:table-cell>
              <table:table-cell office:value-type="float" office:value="1.4638">
                <text:p>1.4638</text:p>
              </table:table-cell>
              <table:table-cell office:value-type="float" office:value="1.1728">
                <text:p>1.1728</text:p>
              </table:table-cell>
              <table:table-cell office:value-type="float" office:value="1.1635">
                <text:p>1.163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0.5976">
                <text:p>0.5976</text:p>
              </table:table-cell>
              <table:table-cell office:value-type="float" office:value="1.4431">
                <text:p>1.4431</text:p>
              </table:table-cell>
              <table:table-cell office:value-type="float" office:value="1.1212">
                <text:p>1.1212</text:p>
              </table:table-cell>
              <table:table-cell office:value-type="float" office:value="1.1152">
                <text:p>1.115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04">
                <text:p>105.0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9000">
                <text:p>7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9050">
                <text:p>79050</text:p>
              </table:table-cell>
              <table:table-cell office:value-type="float" office:value="0.574">
                <text:p>0.574</text:p>
              </table:table-cell>
              <table:table-cell office:value-type="float" office:value="1.4665">
                <text:p>1.4665</text:p>
              </table:table-cell>
              <table:table-cell office:value-type="float" office:value="0.9158">
                <text:p>0.9158</text:p>
              </table:table-cell>
              <table:table-cell office:value-type="float" office:value="1.0029">
                <text:p>1.002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9100">
                <text:p>79100</text:p>
              </table:table-cell>
              <table:table-cell office:value-type="float" office:value="0.5695">
                <text:p>0.5695</text:p>
              </table:table-cell>
              <table:table-cell office:value-type="float" office:value="1.4671">
                <text:p>1.4671</text:p>
              </table:table-cell>
              <table:table-cell office:value-type="float" office:value="1.0386">
                <text:p>1.0386</text:p>
              </table:table-cell>
              <table:table-cell office:value-type="float" office:value="1.038">
                <text:p>1.03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9150">
                <text:p>79150</text:p>
              </table:table-cell>
              <table:table-cell office:value-type="float" office:value="0.5933">
                <text:p>0.5933</text:p>
              </table:table-cell>
              <table:table-cell office:value-type="float" office:value="1.5062">
                <text:p>1.5062</text:p>
              </table:table-cell>
              <table:table-cell office:value-type="float" office:value="1.0952">
                <text:p>1.0952</text:p>
              </table:table-cell>
              <table:table-cell office:value-type="float" office:value="1.2411">
                <text:p>1.241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.752">
                <text:p>0.752</text:p>
              </table:table-cell>
              <table:table-cell office:value-type="float" office:value="1.4794">
                <text:p>1.4794</text:p>
              </table:table-cell>
              <table:table-cell office:value-type="float" office:value="0.7862">
                <text:p>0.7862</text:p>
              </table:table-cell>
              <table:table-cell office:value-type="float" office:value="1.1589">
                <text:p>1.158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01">
                <text:p>105.0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0000">
                <text:p>8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80050">
                <text:p>80050</text:p>
              </table:table-cell>
              <table:table-cell office:value-type="float" office:value="0.5964">
                <text:p>0.5964</text:p>
              </table:table-cell>
              <table:table-cell office:value-type="float" office:value="1.3363">
                <text:p>1.3363</text:p>
              </table:table-cell>
              <table:table-cell office:value-type="float" office:value="1.1346">
                <text:p>1.1346</text:p>
              </table:table-cell>
              <table:table-cell office:value-type="float" office:value="1.0935">
                <text:p>1.093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0100">
                <text:p>80100</text:p>
              </table:table-cell>
              <table:table-cell office:value-type="float" office:value="0.5154">
                <text:p>0.5154</text:p>
              </table:table-cell>
              <table:table-cell office:value-type="float" office:value="1.3155">
                <text:p>1.3155</text:p>
              </table:table-cell>
              <table:table-cell office:value-type="float" office:value="0.8472">
                <text:p>0.8472</text:p>
              </table:table-cell>
              <table:table-cell office:value-type="float" office:value="1.0251">
                <text:p>1.025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0150">
                <text:p>80150</text:p>
              </table:table-cell>
              <table:table-cell office:value-type="float" office:value="0.509">
                <text:p>0.509</text:p>
              </table:table-cell>
              <table:table-cell office:value-type="float" office:value="1.1612">
                <text:p>1.1612</text:p>
              </table:table-cell>
              <table:table-cell office:value-type="float" office:value="1.0985">
                <text:p>1.0985</text:p>
              </table:table-cell>
              <table:table-cell office:value-type="float" office:value="1.109">
                <text:p>1.10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0.5288">
                <text:p>0.5288</text:p>
              </table:table-cell>
              <table:table-cell office:value-type="float" office:value="1.2606">
                <text:p>1.2606</text:p>
              </table:table-cell>
              <table:table-cell office:value-type="float" office:value="1.0268">
                <text:p>1.0268</text:p>
              </table:table-cell>
              <table:table-cell office:value-type="float" office:value="1.1538">
                <text:p>1.153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07">
                <text:p>105.0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1000">
                <text:p>8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81050">
                <text:p>81050</text:p>
              </table:table-cell>
              <table:table-cell office:value-type="float" office:value="0.5148">
                <text:p>0.5148</text:p>
              </table:table-cell>
              <table:table-cell office:value-type="float" office:value="1.4314">
                <text:p>1.4314</text:p>
              </table:table-cell>
              <table:table-cell office:value-type="float" office:value="1.0688">
                <text:p>1.0688</text:p>
              </table:table-cell>
              <table:table-cell office:value-type="float" office:value="1.2422">
                <text:p>1.242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81100">
                <text:p>81100</text:p>
              </table:table-cell>
              <table:table-cell office:value-type="float" office:value="0.5675">
                <text:p>0.5675</text:p>
              </table:table-cell>
              <table:table-cell office:value-type="float" office:value="1.4652">
                <text:p>1.4652</text:p>
              </table:table-cell>
              <table:table-cell office:value-type="float" office:value="1.1523">
                <text:p>1.1523</text:p>
              </table:table-cell>
              <table:table-cell office:value-type="float" office:value="0.8673">
                <text:p>0.867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81150">
                <text:p>81150</text:p>
              </table:table-cell>
              <table:table-cell office:value-type="float" office:value="0.5343">
                <text:p>0.5343</text:p>
              </table:table-cell>
              <table:table-cell office:value-type="float" office:value="1.4033">
                <text:p>1.4033</text:p>
              </table:table-cell>
              <table:table-cell office:value-type="float" office:value="0.9098">
                <text:p>0.9098</text:p>
              </table:table-cell>
              <table:table-cell office:value-type="float" office:value="1.0006">
                <text:p>1.000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0.6148">
                <text:p>0.6148</text:p>
              </table:table-cell>
              <table:table-cell office:value-type="float" office:value="1.415">
                <text:p>1.415</text:p>
              </table:table-cell>
              <table:table-cell office:value-type="float" office:value="1.0541">
                <text:p>1.0541</text:p>
              </table:table-cell>
              <table:table-cell office:value-type="float" office:value="1.2364">
                <text:p>1.236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15">
                <text:p>105.1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2000">
                <text:p>8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2050">
                <text:p>82050</text:p>
              </table:table-cell>
              <table:table-cell office:value-type="float" office:value="0.5095">
                <text:p>0.5095</text:p>
              </table:table-cell>
              <table:table-cell office:value-type="float" office:value="1.3293">
                <text:p>1.3293</text:p>
              </table:table-cell>
              <table:table-cell office:value-type="float" office:value="1.0781">
                <text:p>1.0781</text:p>
              </table:table-cell>
              <table:table-cell office:value-type="float" office:value="1.0692">
                <text:p>1.069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2100">
                <text:p>82100</text:p>
              </table:table-cell>
              <table:table-cell office:value-type="float" office:value="0.5743">
                <text:p>0.5743</text:p>
              </table:table-cell>
              <table:table-cell office:value-type="float" office:value="1.3728">
                <text:p>1.3728</text:p>
              </table:table-cell>
              <table:table-cell office:value-type="float" office:value="0.9289">
                <text:p>0.9289</text:p>
              </table:table-cell>
              <table:table-cell office:value-type="float" office:value="1.1156">
                <text:p>1.115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2150">
                <text:p>82150</text:p>
              </table:table-cell>
              <table:table-cell office:value-type="float" office:value="0.5076">
                <text:p>0.5076</text:p>
              </table:table-cell>
              <table:table-cell office:value-type="float" office:value="1.4945">
                <text:p>1.4945</text:p>
              </table:table-cell>
              <table:table-cell office:value-type="float" office:value="0.7029">
                <text:p>0.7029</text:p>
              </table:table-cell>
              <table:table-cell office:value-type="float" office:value="0.8709">
                <text:p>0.870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0.5093">
                <text:p>0.5093</text:p>
              </table:table-cell>
              <table:table-cell office:value-type="float" office:value="1.2449">
                <text:p>1.2449</text:p>
              </table:table-cell>
              <table:table-cell office:value-type="float" office:value="1.0924">
                <text:p>1.0924</text:p>
              </table:table-cell>
              <table:table-cell office:value-type="float" office:value="1.225">
                <text:p>1.22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1">
                <text:p>105.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3000">
                <text:p>8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83050">
                <text:p>83050</text:p>
              </table:table-cell>
              <table:table-cell office:value-type="float" office:value="0.5025">
                <text:p>0.5025</text:p>
              </table:table-cell>
              <table:table-cell office:value-type="float" office:value="1.2197">
                <text:p>1.2197</text:p>
              </table:table-cell>
              <table:table-cell office:value-type="float" office:value="1.0412">
                <text:p>1.0412</text:p>
              </table:table-cell>
              <table:table-cell office:value-type="float" office:value="1.0661">
                <text:p>1.066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3100">
                <text:p>83100</text:p>
              </table:table-cell>
              <table:table-cell office:value-type="float" office:value="0.5713">
                <text:p>0.5713</text:p>
              </table:table-cell>
              <table:table-cell office:value-type="float" office:value="1.5418">
                <text:p>1.5418</text:p>
              </table:table-cell>
              <table:table-cell office:value-type="float" office:value="1.0072">
                <text:p>1.0072</text:p>
              </table:table-cell>
              <table:table-cell office:value-type="float" office:value="1.1196">
                <text:p>1.119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3150">
                <text:p>83150</text:p>
              </table:table-cell>
              <table:table-cell office:value-type="float" office:value="0.5066">
                <text:p>0.5066</text:p>
              </table:table-cell>
              <table:table-cell office:value-type="float" office:value="1.2967">
                <text:p>1.2967</text:p>
              </table:table-cell>
              <table:table-cell office:value-type="float" office:value="1.1146">
                <text:p>1.1146</text:p>
              </table:table-cell>
              <table:table-cell office:value-type="float" office:value="0.9114">
                <text:p>0.911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0.6032">
                <text:p>0.6032</text:p>
              </table:table-cell>
              <table:table-cell office:value-type="float" office:value="1.4774">
                <text:p>1.4774</text:p>
              </table:table-cell>
              <table:table-cell office:value-type="float" office:value="0.8495">
                <text:p>0.8495</text:p>
              </table:table-cell>
              <table:table-cell office:value-type="float" office:value="0.9465">
                <text:p>0.946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06">
                <text:p>105.0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4000">
                <text:p>8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4050">
                <text:p>84050</text:p>
              </table:table-cell>
              <table:table-cell office:value-type="float" office:value="0.5248">
                <text:p>0.5248</text:p>
              </table:table-cell>
              <table:table-cell office:value-type="float" office:value="1.341">
                <text:p>1.341</text:p>
              </table:table-cell>
              <table:table-cell office:value-type="float" office:value="1.1167">
                <text:p>1.1167</text:p>
              </table:table-cell>
              <table:table-cell office:value-type="float" office:value="0.8649">
                <text:p>0.864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84100">
                <text:p>84100</text:p>
              </table:table-cell>
              <table:table-cell office:value-type="float" office:value="0.5254">
                <text:p>0.5254</text:p>
              </table:table-cell>
              <table:table-cell office:value-type="float" office:value="1.3172">
                <text:p>1.3172</text:p>
              </table:table-cell>
              <table:table-cell office:value-type="float" office:value="1.0257">
                <text:p>1.0257</text:p>
              </table:table-cell>
              <table:table-cell office:value-type="float" office:value="1.1566">
                <text:p>1.156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84150">
                <text:p>84150</text:p>
              </table:table-cell>
              <table:table-cell office:value-type="float" office:value="0.583">
                <text:p>0.583</text:p>
              </table:table-cell>
              <table:table-cell office:value-type="float" office:value="1.241">
                <text:p>1.241</text:p>
              </table:table-cell>
              <table:table-cell office:value-type="float" office:value="1.0698">
                <text:p>1.0698</text:p>
              </table:table-cell>
              <table:table-cell office:value-type="float" office:value="0.987">
                <text:p>0.98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0.5744">
                <text:p>0.5744</text:p>
              </table:table-cell>
              <table:table-cell office:value-type="float" office:value="1.2785">
                <text:p>1.2785</text:p>
              </table:table-cell>
              <table:table-cell office:value-type="float" office:value="0.9796">
                <text:p>0.9796</text:p>
              </table:table-cell>
              <table:table-cell office:value-type="float" office:value="1.3545">
                <text:p>1.354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85000">
                <text:p>8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85050">
                <text:p>85050</text:p>
              </table:table-cell>
              <table:table-cell office:value-type="float" office:value="0.5513">
                <text:p>0.5513</text:p>
              </table:table-cell>
              <table:table-cell office:value-type="float" office:value="1.3195">
                <text:p>1.3195</text:p>
              </table:table-cell>
              <table:table-cell office:value-type="float" office:value="1.0999">
                <text:p>1.0999</text:p>
              </table:table-cell>
              <table:table-cell office:value-type="float" office:value="1.079">
                <text:p>1.07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85100">
                <text:p>85100</text:p>
              </table:table-cell>
              <table:table-cell office:value-type="float" office:value="0.5229">
                <text:p>0.5229</text:p>
              </table:table-cell>
              <table:table-cell office:value-type="float" office:value="1.3715">
                <text:p>1.3715</text:p>
              </table:table-cell>
              <table:table-cell office:value-type="float" office:value="1.1368">
                <text:p>1.1368</text:p>
              </table:table-cell>
              <table:table-cell office:value-type="float" office:value="1.2687">
                <text:p>1.268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85150">
                <text:p>85150</text:p>
              </table:table-cell>
              <table:table-cell office:value-type="float" office:value="0.5054">
                <text:p>0.5054</text:p>
              </table:table-cell>
              <table:table-cell office:value-type="float" office:value="1.2988">
                <text:p>1.2988</text:p>
              </table:table-cell>
              <table:table-cell office:value-type="float" office:value="1.0074">
                <text:p>1.0074</text:p>
              </table:table-cell>
              <table:table-cell office:value-type="float" office:value="1.0617">
                <text:p>1.061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0.5365">
                <text:p>0.5365</text:p>
              </table:table-cell>
              <table:table-cell office:value-type="float" office:value="1.2703">
                <text:p>1.2703</text:p>
              </table:table-cell>
              <table:table-cell office:value-type="float" office:value="1.0498">
                <text:p>1.0498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04">
                <text:p>105.0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86000">
                <text:p>8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86050">
                <text:p>86050</text:p>
              </table:table-cell>
              <table:table-cell office:value-type="float" office:value="0.577">
                <text:p>0.577</text:p>
              </table:table-cell>
              <table:table-cell office:value-type="float" office:value="1.3978">
                <text:p>1.3978</text:p>
              </table:table-cell>
              <table:table-cell office:value-type="float" office:value="0.9228">
                <text:p>0.9228</text:p>
              </table:table-cell>
              <table:table-cell office:value-type="float" office:value="1.1331">
                <text:p>1.133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86100">
                <text:p>86100</text:p>
              </table:table-cell>
              <table:table-cell office:value-type="float" office:value="0.6621">
                <text:p>0.6621</text:p>
              </table:table-cell>
              <table:table-cell office:value-type="float" office:value="1.5281">
                <text:p>1.5281</text:p>
              </table:table-cell>
              <table:table-cell office:value-type="float" office:value="1.0315">
                <text:p>1.0315</text:p>
              </table:table-cell>
              <table:table-cell office:value-type="float" office:value="0.7453">
                <text:p>0.745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86150">
                <text:p>86150</text:p>
              </table:table-cell>
              <table:table-cell office:value-type="float" office:value="0.5793">
                <text:p>0.5793</text:p>
              </table:table-cell>
              <table:table-cell office:value-type="float" office:value="1.3098">
                <text:p>1.3098</text:p>
              </table:table-cell>
              <table:table-cell office:value-type="float" office:value="0.9609">
                <text:p>0.9609</text:p>
              </table:table-cell>
              <table:table-cell office:value-type="float" office:value="1.3349">
                <text:p>1.334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0.4764">
                <text:p>0.4764</text:p>
              </table:table-cell>
              <table:table-cell office:value-type="float" office:value="1.2106">
                <text:p>1.2106</text:p>
              </table:table-cell>
              <table:table-cell office:value-type="float" office:value="1.0028">
                <text:p>1.0028</text:p>
              </table:table-cell>
              <table:table-cell office:value-type="float" office:value="1.0883">
                <text:p>1.088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22">
                <text:p>105.2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87000">
                <text:p>8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87050">
                <text:p>87050</text:p>
              </table:table-cell>
              <table:table-cell office:value-type="float" office:value="0.5169">
                <text:p>0.5169</text:p>
              </table:table-cell>
              <table:table-cell office:value-type="float" office:value="1.5265">
                <text:p>1.5265</text:p>
              </table:table-cell>
              <table:table-cell office:value-type="float" office:value="1.0317">
                <text:p>1.0317</text:p>
              </table:table-cell>
              <table:table-cell office:value-type="float" office:value="0.9806">
                <text:p>0.980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87100">
                <text:p>87100</text:p>
              </table:table-cell>
              <table:table-cell office:value-type="float" office:value="0.5229">
                <text:p>0.5229</text:p>
              </table:table-cell>
              <table:table-cell office:value-type="float" office:value="1.1324">
                <text:p>1.1324</text:p>
              </table:table-cell>
              <table:table-cell office:value-type="float" office:value="0.9978">
                <text:p>0.9978</text:p>
              </table:table-cell>
              <table:table-cell office:value-type="float" office:value="1.1211">
                <text:p>1.121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7150">
                <text:p>87150</text:p>
              </table:table-cell>
              <table:table-cell office:value-type="float" office:value="0.6705">
                <text:p>0.6705</text:p>
              </table:table-cell>
              <table:table-cell office:value-type="float" office:value="1.5081">
                <text:p>1.5081</text:p>
              </table:table-cell>
              <table:table-cell office:value-type="float" office:value="1.0075">
                <text:p>1.0075</text:p>
              </table:table-cell>
              <table:table-cell office:value-type="float" office:value="0.8583">
                <text:p>0.858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0.4753">
                <text:p>0.4753</text:p>
              </table:table-cell>
              <table:table-cell office:value-type="float" office:value="1.2278">
                <text:p>1.2278</text:p>
              </table:table-cell>
              <table:table-cell office:value-type="float" office:value="1.0967">
                <text:p>1.0967</text:p>
              </table:table-cell>
              <table:table-cell office:value-type="float" office:value="1.0425">
                <text:p>1.042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98">
                <text:p>104.9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88000">
                <text:p>8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88050">
                <text:p>88050</text:p>
              </table:table-cell>
              <table:table-cell office:value-type="float" office:value="0.5385">
                <text:p>0.5385</text:p>
              </table:table-cell>
              <table:table-cell office:value-type="float" office:value="1.4453">
                <text:p>1.4453</text:p>
              </table:table-cell>
              <table:table-cell office:value-type="float" office:value="1.0938">
                <text:p>1.0938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8100">
                <text:p>88100</text:p>
              </table:table-cell>
              <table:table-cell office:value-type="float" office:value="0.5103">
                <text:p>0.5103</text:p>
              </table:table-cell>
              <table:table-cell office:value-type="float" office:value="1.3917">
                <text:p>1.3917</text:p>
              </table:table-cell>
              <table:table-cell office:value-type="float" office:value="1.0452">
                <text:p>1.0452</text:p>
              </table:table-cell>
              <table:table-cell office:value-type="float" office:value="0.9855">
                <text:p>0.985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8150">
                <text:p>88150</text:p>
              </table:table-cell>
              <table:table-cell office:value-type="float" office:value="0.5526">
                <text:p>0.5526</text:p>
              </table:table-cell>
              <table:table-cell office:value-type="float" office:value="1.3579">
                <text:p>1.3579</text:p>
              </table:table-cell>
              <table:table-cell office:value-type="float" office:value="1.0097">
                <text:p>1.0097</text:p>
              </table:table-cell>
              <table:table-cell office:value-type="float" office:value="0.9305">
                <text:p>0.930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0.5273">
                <text:p>0.5273</text:p>
              </table:table-cell>
              <table:table-cell office:value-type="float" office:value="1.3675">
                <text:p>1.3675</text:p>
              </table:table-cell>
              <table:table-cell office:value-type="float" office:value="1.0509">
                <text:p>1.0509</text:p>
              </table:table-cell>
              <table:table-cell office:value-type="float" office:value="0.5887">
                <text:p>0.588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04">
                <text:p>105.0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9000">
                <text:p>8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89050">
                <text:p>89050</text:p>
              </table:table-cell>
              <table:table-cell office:value-type="float" office:value="0.4711">
                <text:p>0.4711</text:p>
              </table:table-cell>
              <table:table-cell office:value-type="float" office:value="1.3395">
                <text:p>1.3395</text:p>
              </table:table-cell>
              <table:table-cell office:value-type="float" office:value="0.9864">
                <text:p>0.9864</text:p>
              </table:table-cell>
              <table:table-cell office:value-type="float" office:value="1.1313">
                <text:p>1.131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89100">
                <text:p>89100</text:p>
              </table:table-cell>
              <table:table-cell office:value-type="float" office:value="0.5711">
                <text:p>0.5711</text:p>
              </table:table-cell>
              <table:table-cell office:value-type="float" office:value="1.4555">
                <text:p>1.4555</text:p>
              </table:table-cell>
              <table:table-cell office:value-type="float" office:value="1.0422">
                <text:p>1.0422</text:p>
              </table:table-cell>
              <table:table-cell office:value-type="float" office:value="0.9256">
                <text:p>0.925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89150">
                <text:p>89150</text:p>
              </table:table-cell>
              <table:table-cell office:value-type="float" office:value="0.4735">
                <text:p>0.4735</text:p>
              </table:table-cell>
              <table:table-cell office:value-type="float" office:value="1.3492">
                <text:p>1.3492</text:p>
              </table:table-cell>
              <table:table-cell office:value-type="float" office:value="1.0593">
                <text:p>1.0593</text:p>
              </table:table-cell>
              <table:table-cell office:value-type="float" office:value="1.0112">
                <text:p>1.011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0.5234">
                <text:p>0.5234</text:p>
              </table:table-cell>
              <table:table-cell office:value-type="float" office:value="1.2501">
                <text:p>1.2501</text:p>
              </table:table-cell>
              <table:table-cell office:value-type="float" office:value="0.9911">
                <text:p>0.9911</text:p>
              </table:table-cell>
              <table:table-cell office:value-type="float" office:value="1.0675">
                <text:p>1.067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06">
                <text:p>105.0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0000">
                <text:p>9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90050">
                <text:p>90050</text:p>
              </table:table-cell>
              <table:table-cell office:value-type="float" office:value="0.512">
                <text:p>0.512</text:p>
              </table:table-cell>
              <table:table-cell office:value-type="float" office:value="1.3239">
                <text:p>1.3239</text:p>
              </table:table-cell>
              <table:table-cell office:value-type="float" office:value="1.0757">
                <text:p>1.0757</text:p>
              </table:table-cell>
              <table:table-cell office:value-type="float" office:value="1.0616">
                <text:p>1.061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0100">
                <text:p>90100</text:p>
              </table:table-cell>
              <table:table-cell office:value-type="float" office:value="0.4702">
                <text:p>0.4702</text:p>
              </table:table-cell>
              <table:table-cell office:value-type="float" office:value="1.1658">
                <text:p>1.1658</text:p>
              </table:table-cell>
              <table:table-cell office:value-type="float" office:value="1.0335">
                <text:p>1.0335</text:p>
              </table:table-cell>
              <table:table-cell office:value-type="float" office:value="1.0361">
                <text:p>1.036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0150">
                <text:p>90150</text:p>
              </table:table-cell>
              <table:table-cell office:value-type="float" office:value="0.527">
                <text:p>0.527</text:p>
              </table:table-cell>
              <table:table-cell office:value-type="float" office:value="1.3478">
                <text:p>1.3478</text:p>
              </table:table-cell>
              <table:table-cell office:value-type="float" office:value="1.2418">
                <text:p>1.2418</text:p>
              </table:table-cell>
              <table:table-cell office:value-type="float" office:value="1.1119">
                <text:p>1.111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0.6121">
                <text:p>0.6121</text:p>
              </table:table-cell>
              <table:table-cell office:value-type="float" office:value="1.4478">
                <text:p>1.4478</text:p>
              </table:table-cell>
              <table:table-cell office:value-type="float" office:value="1.1189">
                <text:p>1.1189</text:p>
              </table:table-cell>
              <table:table-cell office:value-type="float" office:value="1.0296">
                <text:p>1.029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24">
                <text:p>105.2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91000">
                <text:p>9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91050">
                <text:p>91050</text:p>
              </table:table-cell>
              <table:table-cell office:value-type="float" office:value="0.5615">
                <text:p>0.5615</text:p>
              </table:table-cell>
              <table:table-cell office:value-type="float" office:value="1.33">
                <text:p>1.33</text:p>
              </table:table-cell>
              <table:table-cell office:value-type="float" office:value="1.1003">
                <text:p>1.1003</text:p>
              </table:table-cell>
              <table:table-cell office:value-type="float" office:value="1.0749">
                <text:p>1.074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91100">
                <text:p>91100</text:p>
              </table:table-cell>
              <table:table-cell office:value-type="float" office:value="0.4782">
                <text:p>0.4782</text:p>
              </table:table-cell>
              <table:table-cell office:value-type="float" office:value="1.3144">
                <text:p>1.3144</text:p>
              </table:table-cell>
              <table:table-cell office:value-type="float" office:value="1.007">
                <text:p>1.007</text:p>
              </table:table-cell>
              <table:table-cell office:value-type="float" office:value="1.1823">
                <text:p>1.182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91150">
                <text:p>91150</text:p>
              </table:table-cell>
              <table:table-cell office:value-type="float" office:value="0.5921">
                <text:p>0.5921</text:p>
              </table:table-cell>
              <table:table-cell office:value-type="float" office:value="1.416">
                <text:p>1.416</text:p>
              </table:table-cell>
              <table:table-cell office:value-type="float" office:value="1.0425">
                <text:p>1.0425</text:p>
              </table:table-cell>
              <table:table-cell office:value-type="float" office:value="0.7386">
                <text:p>0.738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0.5362">
                <text:p>0.5362</text:p>
              </table:table-cell>
              <table:table-cell office:value-type="float" office:value="1.357">
                <text:p>1.357</text:p>
              </table:table-cell>
              <table:table-cell office:value-type="float" office:value="0.9129">
                <text:p>0.9129</text:p>
              </table:table-cell>
              <table:table-cell office:value-type="float" office:value="1.016">
                <text:p>1.01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69">
                <text:p>104.6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92000">
                <text:p>9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2050">
                <text:p>92050</text:p>
              </table:table-cell>
              <table:table-cell office:value-type="float" office:value="0.5557">
                <text:p>0.5557</text:p>
              </table:table-cell>
              <table:table-cell office:value-type="float" office:value="1.2871">
                <text:p>1.2871</text:p>
              </table:table-cell>
              <table:table-cell office:value-type="float" office:value="0.9917">
                <text:p>0.9917</text:p>
              </table:table-cell>
              <table:table-cell office:value-type="float" office:value="1.1117">
                <text:p>1.111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92100">
                <text:p>92100</text:p>
              </table:table-cell>
              <table:table-cell office:value-type="float" office:value="0.4886">
                <text:p>0.4886</text:p>
              </table:table-cell>
              <table:table-cell office:value-type="float" office:value="1.2504">
                <text:p>1.2504</text:p>
              </table:table-cell>
              <table:table-cell office:value-type="float" office:value="1.0208">
                <text:p>1.0208</text:p>
              </table:table-cell>
              <table:table-cell office:value-type="float" office:value="0.9307">
                <text:p>0.930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92150">
                <text:p>92150</text:p>
              </table:table-cell>
              <table:table-cell office:value-type="float" office:value="0.4553">
                <text:p>0.4553</text:p>
              </table:table-cell>
              <table:table-cell office:value-type="float" office:value="1.2328">
                <text:p>1.2328</text:p>
              </table:table-cell>
              <table:table-cell office:value-type="float" office:value="0.967">
                <text:p>0.967</text:p>
              </table:table-cell>
              <table:table-cell office:value-type="float" office:value="1.0433">
                <text:p>1.043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0.5719">
                <text:p>0.5719</text:p>
              </table:table-cell>
              <table:table-cell office:value-type="float" office:value="1.4196">
                <text:p>1.4196</text:p>
              </table:table-cell>
              <table:table-cell office:value-type="float" office:value="1.063">
                <text:p>1.063</text:p>
              </table:table-cell>
              <table:table-cell office:value-type="float" office:value="1.1159">
                <text:p>1.115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85">
                <text:p>104.8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93000">
                <text:p>9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93050">
                <text:p>93050</text:p>
              </table:table-cell>
              <table:table-cell office:value-type="float" office:value="0.5329">
                <text:p>0.5329</text:p>
              </table:table-cell>
              <table:table-cell office:value-type="float" office:value="1.2545">
                <text:p>1.2545</text:p>
              </table:table-cell>
              <table:table-cell office:value-type="float" office:value="1.0927">
                <text:p>1.0927</text:p>
              </table:table-cell>
              <table:table-cell office:value-type="float" office:value="1.2514">
                <text:p>1.251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93100">
                <text:p>93100</text:p>
              </table:table-cell>
              <table:table-cell office:value-type="float" office:value="0.5947">
                <text:p>0.5947</text:p>
              </table:table-cell>
              <table:table-cell office:value-type="float" office:value="1.4419">
                <text:p>1.4419</text:p>
              </table:table-cell>
              <table:table-cell office:value-type="float" office:value="1.0456">
                <text:p>1.0456</text:p>
              </table:table-cell>
              <table:table-cell office:value-type="float" office:value="1.1402">
                <text:p>1.140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3150">
                <text:p>93150</text:p>
              </table:table-cell>
              <table:table-cell office:value-type="float" office:value="0.5402">
                <text:p>0.5402</text:p>
              </table:table-cell>
              <table:table-cell office:value-type="float" office:value="1.2754">
                <text:p>1.2754</text:p>
              </table:table-cell>
              <table:table-cell office:value-type="float" office:value="1.0068">
                <text:p>1.0068</text:p>
              </table:table-cell>
              <table:table-cell office:value-type="float" office:value="1.1426">
                <text:p>1.142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0.5154">
                <text:p>0.5154</text:p>
              </table:table-cell>
              <table:table-cell office:value-type="float" office:value="1.3336">
                <text:p>1.3336</text:p>
              </table:table-cell>
              <table:table-cell office:value-type="float" office:value="1.099">
                <text:p>1.099</text:p>
              </table:table-cell>
              <table:table-cell office:value-type="float" office:value="0.9063">
                <text:p>0.906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.68">
                <text:p>106.6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94000">
                <text:p>9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94050">
                <text:p>94050</text:p>
              </table:table-cell>
              <table:table-cell office:value-type="float" office:value="0.5162">
                <text:p>0.5162</text:p>
              </table:table-cell>
              <table:table-cell office:value-type="float" office:value="1.4098">
                <text:p>1.4098</text:p>
              </table:table-cell>
              <table:table-cell office:value-type="float" office:value="0.8971">
                <text:p>0.8971</text:p>
              </table:table-cell>
              <table:table-cell office:value-type="float" office:value="1.1546">
                <text:p>1.154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94100">
                <text:p>94100</text:p>
              </table:table-cell>
              <table:table-cell office:value-type="float" office:value="0.589">
                <text:p>0.589</text:p>
              </table:table-cell>
              <table:table-cell office:value-type="float" office:value="1.4066">
                <text:p>1.4066</text:p>
              </table:table-cell>
              <table:table-cell office:value-type="float" office:value="0.9213">
                <text:p>0.9213</text:p>
              </table:table-cell>
              <table:table-cell office:value-type="float" office:value="1.1766">
                <text:p>1.176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94150">
                <text:p>94150</text:p>
              </table:table-cell>
              <table:table-cell office:value-type="float" office:value="0.6128">
                <text:p>0.6128</text:p>
              </table:table-cell>
              <table:table-cell office:value-type="float" office:value="1.494">
                <text:p>1.494</text:p>
              </table:table-cell>
              <table:table-cell office:value-type="float" office:value="1.0082">
                <text:p>1.0082</text:p>
              </table:table-cell>
              <table:table-cell office:value-type="float" office:value="0.9019">
                <text:p>0.901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0.5048">
                <text:p>0.5048</text:p>
              </table:table-cell>
              <table:table-cell office:value-type="float" office:value="1.3694">
                <text:p>1.3694</text:p>
              </table:table-cell>
              <table:table-cell office:value-type="float" office:value="1.0552">
                <text:p>1.0552</text:p>
              </table:table-cell>
              <table:table-cell office:value-type="float" office:value="1.0329">
                <text:p>1.032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49">
                <text:p>105.4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95000">
                <text:p>9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95050">
                <text:p>95050</text:p>
              </table:table-cell>
              <table:table-cell office:value-type="float" office:value="0.5121">
                <text:p>0.5121</text:p>
              </table:table-cell>
              <table:table-cell office:value-type="float" office:value="1.4426">
                <text:p>1.4426</text:p>
              </table:table-cell>
              <table:table-cell office:value-type="float" office:value="0.9996">
                <text:p>0.9996</text:p>
              </table:table-cell>
              <table:table-cell office:value-type="float" office:value="1.1739">
                <text:p>1.173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95100">
                <text:p>95100</text:p>
              </table:table-cell>
              <table:table-cell office:value-type="float" office:value="0.5311">
                <text:p>0.5311</text:p>
              </table:table-cell>
              <table:table-cell office:value-type="float" office:value="1.3975">
                <text:p>1.3975</text:p>
              </table:table-cell>
              <table:table-cell office:value-type="float" office:value="0.939">
                <text:p>0.939</text:p>
              </table:table-cell>
              <table:table-cell office:value-type="float" office:value="1.162">
                <text:p>1.16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95150">
                <text:p>95150</text:p>
              </table:table-cell>
              <table:table-cell office:value-type="float" office:value="0.5702">
                <text:p>0.5702</text:p>
              </table:table-cell>
              <table:table-cell office:value-type="float" office:value="1.4361">
                <text:p>1.4361</text:p>
              </table:table-cell>
              <table:table-cell office:value-type="float" office:value="1.0631">
                <text:p>1.0631</text:p>
              </table:table-cell>
              <table:table-cell office:value-type="float" office:value="1.1379">
                <text:p>1.137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0.5486">
                <text:p>0.5486</text:p>
              </table:table-cell>
              <table:table-cell office:value-type="float" office:value="1.4476">
                <text:p>1.4476</text:p>
              </table:table-cell>
              <table:table-cell office:value-type="float" office:value="0.9712">
                <text:p>0.9712</text:p>
              </table:table-cell>
              <table:table-cell office:value-type="float" office:value="1.1686">
                <text:p>1.168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9">
                <text:p>104.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96000">
                <text:p>9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96050">
                <text:p>96050</text:p>
              </table:table-cell>
              <table:table-cell office:value-type="float" office:value="0.4726">
                <text:p>0.4726</text:p>
              </table:table-cell>
              <table:table-cell office:value-type="float" office:value="1.3328">
                <text:p>1.3328</text:p>
              </table:table-cell>
              <table:table-cell office:value-type="float" office:value="1.0421">
                <text:p>1.0421</text:p>
              </table:table-cell>
              <table:table-cell office:value-type="float" office:value="1.0996">
                <text:p>1.099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96100">
                <text:p>96100</text:p>
              </table:table-cell>
              <table:table-cell office:value-type="float" office:value="0.4567">
                <text:p>0.4567</text:p>
              </table:table-cell>
              <table:table-cell office:value-type="float" office:value="1.2204">
                <text:p>1.2204</text:p>
              </table:table-cell>
              <table:table-cell office:value-type="float" office:value="1.0247">
                <text:p>1.0247</text:p>
              </table:table-cell>
              <table:table-cell office:value-type="float" office:value="0.9541">
                <text:p>0.954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96150">
                <text:p>96150</text:p>
              </table:table-cell>
              <table:table-cell office:value-type="float" office:value="0.5182">
                <text:p>0.5182</text:p>
              </table:table-cell>
              <table:table-cell office:value-type="float" office:value="1.4004">
                <text:p>1.4004</text:p>
              </table:table-cell>
              <table:table-cell office:value-type="float" office:value="1.0228">
                <text:p>1.0228</text:p>
              </table:table-cell>
              <table:table-cell office:value-type="float" office:value="1.1046">
                <text:p>1.104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0.484">
                <text:p>0.484</text:p>
              </table:table-cell>
              <table:table-cell office:value-type="float" office:value="1.2699">
                <text:p>1.2699</text:p>
              </table:table-cell>
              <table:table-cell office:value-type="float" office:value="1.1448">
                <text:p>1.1448</text:p>
              </table:table-cell>
              <table:table-cell office:value-type="float" office:value="1.1401">
                <text:p>1.140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01">
                <text:p>105.0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97000">
                <text:p>9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97050">
                <text:p>97050</text:p>
              </table:table-cell>
              <table:table-cell office:value-type="float" office:value="0.8638">
                <text:p>0.8638</text:p>
              </table:table-cell>
              <table:table-cell office:value-type="float" office:value="1.8644">
                <text:p>1.8644</text:p>
              </table:table-cell>
              <table:table-cell office:value-type="float" office:value="1.0651">
                <text:p>1.0651</text:p>
              </table:table-cell>
              <table:table-cell office:value-type="float" office:value="1.1754">
                <text:p>1.175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97100">
                <text:p>97100</text:p>
              </table:table-cell>
              <table:table-cell office:value-type="float" office:value="0.5896">
                <text:p>0.5896</text:p>
              </table:table-cell>
              <table:table-cell office:value-type="float" office:value="1.4521">
                <text:p>1.4521</text:p>
              </table:table-cell>
              <table:table-cell office:value-type="float" office:value="1.0397">
                <text:p>1.0397</text:p>
              </table:table-cell>
              <table:table-cell office:value-type="float" office:value="0.9431">
                <text:p>0.943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97150">
                <text:p>97150</text:p>
              </table:table-cell>
              <table:table-cell office:value-type="float" office:value="0.6814">
                <text:p>0.6814</text:p>
              </table:table-cell>
              <table:table-cell office:value-type="float" office:value="1.5372">
                <text:p>1.5372</text:p>
              </table:table-cell>
              <table:table-cell office:value-type="float" office:value="1.1074">
                <text:p>1.1074</text:p>
              </table:table-cell>
              <table:table-cell office:value-type="float" office:value="0.8732">
                <text:p>0.873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0.5561">
                <text:p>0.5561</text:p>
              </table:table-cell>
              <table:table-cell office:value-type="float" office:value="1.4148">
                <text:p>1.4148</text:p>
              </table:table-cell>
              <table:table-cell office:value-type="float" office:value="1.0473">
                <text:p>1.0473</text:p>
              </table:table-cell>
              <table:table-cell office:value-type="float" office:value="1.2395">
                <text:p>1.239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8">
                <text:p>105.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98000">
                <text:p>9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98050">
                <text:p>98050</text:p>
              </table:table-cell>
              <table:table-cell office:value-type="float" office:value="0.491">
                <text:p>0.491</text:p>
              </table:table-cell>
              <table:table-cell office:value-type="float" office:value="1.2051">
                <text:p>1.2051</text:p>
              </table:table-cell>
              <table:table-cell office:value-type="float" office:value="1.0164">
                <text:p>1.0164</text:p>
              </table:table-cell>
              <table:table-cell office:value-type="float" office:value="1.1319">
                <text:p>1.131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98100">
                <text:p>98100</text:p>
              </table:table-cell>
              <table:table-cell office:value-type="float" office:value="0.5352">
                <text:p>0.5352</text:p>
              </table:table-cell>
              <table:table-cell office:value-type="float" office:value="1.4099">
                <text:p>1.4099</text:p>
              </table:table-cell>
              <table:table-cell office:value-type="float" office:value="1.0473">
                <text:p>1.0473</text:p>
              </table:table-cell>
              <table:table-cell office:value-type="float" office:value="0.7776">
                <text:p>0.777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8150">
                <text:p>98150</text:p>
              </table:table-cell>
              <table:table-cell office:value-type="float" office:value="0.4685">
                <text:p>0.4685</text:p>
              </table:table-cell>
              <table:table-cell office:value-type="float" office:value="1.2529">
                <text:p>1.2529</text:p>
              </table:table-cell>
              <table:table-cell office:value-type="float" office:value="1.0118">
                <text:p>1.0118</text:p>
              </table:table-cell>
              <table:table-cell office:value-type="float" office:value="1.0358">
                <text:p>1.035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0.4966">
                <text:p>0.4966</text:p>
              </table:table-cell>
              <table:table-cell office:value-type="float" office:value="1.27">
                <text:p>1.27</text:p>
              </table:table-cell>
              <table:table-cell office:value-type="float" office:value="1.0335">
                <text:p>1.0335</text:p>
              </table:table-cell>
              <table:table-cell office:value-type="float" office:value="1.0583">
                <text:p>1.058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38">
                <text:p>105.3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99000">
                <text:p>9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99050">
                <text:p>99050</text:p>
              </table:table-cell>
              <table:table-cell office:value-type="float" office:value="0.5032">
                <text:p>0.5032</text:p>
              </table:table-cell>
              <table:table-cell office:value-type="float" office:value="1.3412">
                <text:p>1.3412</text:p>
              </table:table-cell>
              <table:table-cell office:value-type="float" office:value="1.0763">
                <text:p>1.0763</text:p>
              </table:table-cell>
              <table:table-cell office:value-type="float" office:value="0.9968">
                <text:p>0.996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99100">
                <text:p>99100</text:p>
              </table:table-cell>
              <table:table-cell office:value-type="float" office:value="0.4674">
                <text:p>0.4674</text:p>
              </table:table-cell>
              <table:table-cell office:value-type="float" office:value="1.1428">
                <text:p>1.1428</text:p>
              </table:table-cell>
              <table:table-cell office:value-type="float" office:value="1.0669">
                <text:p>1.0669</text:p>
              </table:table-cell>
              <table:table-cell office:value-type="float" office:value="1.0634">
                <text:p>1.063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99150">
                <text:p>99150</text:p>
              </table:table-cell>
              <table:table-cell office:value-type="float" office:value="0.49">
                <text:p>0.49</text:p>
              </table:table-cell>
              <table:table-cell office:value-type="float" office:value="1.2947">
                <text:p>1.2947</text:p>
              </table:table-cell>
              <table:table-cell office:value-type="float" office:value="1.0426">
                <text:p>1.0426</text:p>
              </table:table-cell>
              <table:table-cell office:value-type="float" office:value="1.0996">
                <text:p>1.099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0.4926">
                <text:p>0.4926</text:p>
              </table:table-cell>
              <table:table-cell office:value-type="float" office:value="1.3604">
                <text:p>1.3604</text:p>
              </table:table-cell>
              <table:table-cell office:value-type="float" office:value="1.0487">
                <text:p>1.0487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91">
                <text:p>105.9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00050">
                <text:p>100050</text:p>
              </table:table-cell>
              <table:table-cell office:value-type="float" office:value="0.4536">
                <text:p>0.4536</text:p>
              </table:table-cell>
              <table:table-cell office:value-type="float" office:value="1.2386">
                <text:p>1.2386</text:p>
              </table:table-cell>
              <table:table-cell office:value-type="float" office:value="0.6009">
                <text:p>0.6009</text:p>
              </table:table-cell>
              <table:table-cell office:value-type="float" office:value="1.0326">
                <text:p>1.032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00100">
                <text:p>100100</text:p>
              </table:table-cell>
              <table:table-cell office:value-type="float" office:value="0.5496">
                <text:p>0.5496</text:p>
              </table:table-cell>
              <table:table-cell office:value-type="float" office:value="1.3224">
                <text:p>1.3224</text:p>
              </table:table-cell>
              <table:table-cell office:value-type="float" office:value="1.0156">
                <text:p>1.0156</text:p>
              </table:table-cell>
              <table:table-cell office:value-type="float" office:value="1.2288">
                <text:p>1.228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00150">
                <text:p>100150</text:p>
              </table:table-cell>
              <table:table-cell office:value-type="float" office:value="0.5565">
                <text:p>0.5565</text:p>
              </table:table-cell>
              <table:table-cell office:value-type="float" office:value="1.4193">
                <text:p>1.4193</text:p>
              </table:table-cell>
              <table:table-cell office:value-type="float" office:value="1.0434">
                <text:p>1.0434</text:p>
              </table:table-cell>
              <table:table-cell office:value-type="float" office:value="0.9296">
                <text:p>0.929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0.5016">
                <text:p>0.5016</text:p>
              </table:table-cell>
              <table:table-cell office:value-type="float" office:value="1.3768">
                <text:p>1.3768</text:p>
              </table:table-cell>
              <table:table-cell office:value-type="float" office:value="0.9879">
                <text:p>0.9879</text:p>
              </table:table-cell>
              <table:table-cell office:value-type="float" office:value="1.1102">
                <text:p>1.110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82">
                <text:p>105.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92cm" svg:height="14.185cm" xlink:href=".." xlink:type="simple" chart:class="chart:scatter" chart:column-mapping="0 2 1" chart:style-name="ch1">
        <chart:title svg:x="8.664cm" svg:y="0.419cm" chart:style-name="ch2">
          <text:p>Discriminator loss</text:p>
        </chart:title>
        <chart:legend chart:legend-position="end" svg:x="19.087cm" svg:y="6.544cm" style:legend-expansion="high" chart:style-name="ch3"/>
        <chart:plot-area chart:style-name="ch4" table:cell-range-address="工作表1.B2:工作表1.B711 工作表1.V1:工作表1.V711 工作表1.T1:工作表1.T711" chart:data-source-has-labels="row" svg:x="1.432cm" svg:y="1.481cm" svg:width="17.234cm" svg:height="11.44cm">
          <chartooo:coordinate-region svg:x="2.159cm" svg:y="1.681cm" svg:width="15.95cm" svg:height="10.593cm"/>
          <chart:axis chart:dimension="x" chart:name="primary-x" chart:style-name="ch5">
            <chart:title svg:x="9.767cm" svg:y="13.204cm" chart:style-name="ch6">
              <text:p>Iter</text:p>
            </chart:title>
          </chart:axis>
          <chart:axis chart:dimension="y" chart:name="primary-y" chart:style-name="ch5">
            <chart:title svg:x="0.451cm" svg:y="7.549cm" chart:style-name="ch7">
              <text:p>loss</text:p>
            </chart:title>
            <chart:grid chart:style-name="ch8" chart:class="major"/>
          </chart:axis>
          <chart:series chart:style-name="ch9" chart:values-cell-range-address="工作表1.V2:工作表1.V711" chart:label-cell-address="工作表1.V1:工作表1.V1" chart:class="chart:scatter">
            <chart:domain table:cell-range-address="工作表1.B2:工作表1.B711"/>
            <chart:data-point chart:repeated="710"/>
          </chart:series>
          <chart:series chart:style-name="ch10" chart:values-cell-range-address="工作表1.T2:工作表1.T711" chart:label-cell-address="工作表1.T1:工作表1.T1" chart:class="chart:scatter">
            <chart:data-point chart:repeated="7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B</text:p>
              </table:table-cell>
              <table:table-cell office:value-type="string">
                <text:p>D_B</text:p>
                <draw:g>
                  <svg:desc>工作表1.V1:工作表1.V1</svg:desc>
                </draw:g>
              </table:table-cell>
              <table:table-cell office:value-type="string">
                <text:p>D_A</text:p>
                <draw:g>
                  <svg:desc>工作表1.T1:工作表1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工作表1.B2:工作表1.B711</svg:desc>
                </draw:g>
              </table:table-cell>
              <table:table-cell office:value-type="float" office:value="0.48">
                <text:p>0.48</text:p>
                <draw:g>
                  <svg:desc>工作表1.V2:工作表1.V711</svg:desc>
                </draw:g>
              </table:table-cell>
              <table:table-cell office:value-type="float" office:value="0.5463">
                <text:p>0.5463</text:p>
                <draw:g>
                  <svg:desc>工作表1.T2:工作表1.T7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252">
                <text:p>0.252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1483">
                <text:p>0.1483</text:p>
              </table:table-cell>
              <table:table-cell office:value-type="float" office:value="0.1916">
                <text:p>0.19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0.0728">
                <text:p>0.0728</text:p>
              </table:table-cell>
              <table:table-cell office:value-type="float" office:value="0.1788">
                <text:p>0.17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0.0803">
                <text:p>0.0803</text:p>
              </table:table-cell>
              <table:table-cell office:value-type="float" office:value="0.1548">
                <text:p>0.15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50">
                <text:p>1050</text:p>
              </table:table-cell>
              <table:table-cell office:value-type="float" office:value="0.1218">
                <text:p>0.1218</text:p>
              </table:table-cell>
              <table:table-cell office:value-type="float" office:value="0.1062">
                <text:p>0.10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0">
                <text:p>1100</text:p>
              </table:table-cell>
              <table:table-cell office:value-type="float" office:value="0.1057">
                <text:p>0.1057</text:p>
              </table:table-cell>
              <table:table-cell office:value-type="float" office:value="0.1142">
                <text:p>0.11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50">
                <text:p>1150</text:p>
              </table:table-cell>
              <table:table-cell office:value-type="float" office:value="0.0515">
                <text:p>0.0515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0">
                <text:p>2000</text:p>
              </table:table-cell>
              <table:table-cell office:value-type="float" office:value="0.0613">
                <text:p>0.0613</text:p>
              </table:table-cell>
              <table:table-cell office:value-type="float" office:value="0.0735">
                <text:p>0.07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50">
                <text:p>2050</text:p>
              </table:table-cell>
              <table:table-cell office:value-type="float" office:value="0.0666">
                <text:p>0.0666</text:p>
              </table:table-cell>
              <table:table-cell office:value-type="float" office:value="0.0882">
                <text:p>0.08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00">
                <text:p>2100</text:p>
              </table:table-cell>
              <table:table-cell office:value-type="float" office:value="0.0689">
                <text:p>0.0689</text:p>
              </table:table-cell>
              <table:table-cell office:value-type="float" office:value="0.1414">
                <text:p>0.14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50">
                <text:p>2150</text:p>
              </table:table-cell>
              <table:table-cell office:value-type="float" office:value="0.1334">
                <text:p>0.1334</text:p>
              </table:table-cell>
              <table:table-cell office:value-type="float" office:value="0.0905">
                <text:p>0.09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00">
                <text:p>3000</text:p>
              </table:table-cell>
              <table:table-cell office:value-type="float" office:value="0.0252">
                <text:p>0.0252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50">
                <text:p>3050</text:p>
              </table:table-cell>
              <table:table-cell office:value-type="float" office:value="0.0712">
                <text:p>0.0712</text:p>
              </table:table-cell>
              <table:table-cell office:value-type="float" office:value="0.0402">
                <text:p>0.04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00">
                <text:p>3100</text:p>
              </table:table-cell>
              <table:table-cell office:value-type="float" office:value="0.0511">
                <text:p>0.0511</text:p>
              </table:table-cell>
              <table:table-cell office:value-type="float" office:value="0.0941">
                <text:p>0.09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50">
                <text:p>3150</text:p>
              </table:table-cell>
              <table:table-cell office:value-type="float" office:value="0.0314">
                <text:p>0.0314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00">
                <text:p>4000</text:p>
              </table:table-cell>
              <table:table-cell office:value-type="float" office:value="0.0226">
                <text:p>0.0226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50">
                <text:p>4050</text:p>
              </table:table-cell>
              <table:table-cell office:value-type="float" office:value="0.0162">
                <text:p>0.0162</text:p>
              </table:table-cell>
              <table:table-cell office:value-type="float" office:value="0.0375">
                <text:p>0.0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00">
                <text:p>4100</text:p>
              </table:table-cell>
              <table:table-cell office:value-type="float" office:value="0.0255">
                <text:p>0.0255</text:p>
              </table:table-cell>
              <table:table-cell office:value-type="float" office:value="0.0876">
                <text:p>0.08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50">
                <text:p>4150</text:p>
              </table:table-cell>
              <table:table-cell office:value-type="float" office:value="0.0225">
                <text:p>0.0225</text:p>
              </table:table-cell>
              <table:table-cell office:value-type="float" office:value="0.0436">
                <text:p>0.04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0">
                <text:p>5000</text:p>
              </table:table-cell>
              <table:table-cell office:value-type="float" office:value="0.0184">
                <text:p>0.018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50">
                <text:p>5050</text:p>
              </table:table-cell>
              <table:table-cell office:value-type="float" office:value="0.0249">
                <text:p>0.0249</text:p>
              </table:table-cell>
              <table:table-cell office:value-type="float" office:value="0.0744">
                <text:p>0.07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100">
                <text:p>5100</text:p>
              </table:table-cell>
              <table:table-cell office:value-type="float" office:value="0.012">
                <text:p>0.012</text:p>
              </table:table-cell>
              <table:table-cell office:value-type="float" office:value="0.0339">
                <text:p>0.03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150">
                <text:p>5150</text:p>
              </table:table-cell>
              <table:table-cell office:value-type="float" office:value="0.018">
                <text:p>0.018</text:p>
              </table:table-cell>
              <table:table-cell office:value-type="float" office:value="0.0805">
                <text:p>0.08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00">
                <text:p>6000</text:p>
              </table:table-cell>
              <table:table-cell office:value-type="float" office:value="0.0202">
                <text:p>0.0202</text:p>
              </table:table-cell>
              <table:table-cell office:value-type="float" office:value="0.0492">
                <text:p>0.04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50">
                <text:p>6050</text:p>
              </table:table-cell>
              <table:table-cell office:value-type="float" office:value="0.0302">
                <text:p>0.0302</text:p>
              </table:table-cell>
              <table:table-cell office:value-type="float" office:value="0.0386">
                <text:p>0.03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100">
                <text:p>6100</text:p>
              </table:table-cell>
              <table:table-cell office:value-type="float" office:value="0.023">
                <text:p>0.023</text:p>
              </table:table-cell>
              <table:table-cell office:value-type="float" office:value="0.0404">
                <text:p>0.04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50">
                <text:p>6150</text:p>
              </table:table-cell>
              <table:table-cell office:value-type="float" office:value="0.1107">
                <text:p>0.1107</text:p>
              </table:table-cell>
              <table:table-cell office:value-type="float" office:value="0.0873">
                <text:p>0.08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00">
                <text:p>7000</text:p>
              </table:table-cell>
              <table:table-cell office:value-type="float" office:value="0.0118">
                <text:p>0.0118</text:p>
              </table:table-cell>
              <table:table-cell office:value-type="float" office:value="0.0704">
                <text:p>0.07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50">
                <text:p>7050</text:p>
              </table:table-cell>
              <table:table-cell office:value-type="float" office:value="0.0604">
                <text:p>0.0604</text:p>
              </table:table-cell>
              <table:table-cell office:value-type="float" office:value="0.0993">
                <text:p>0.09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100">
                <text:p>7100</text:p>
              </table:table-cell>
              <table:table-cell office:value-type="float" office:value="0.0711">
                <text:p>0.0711</text:p>
              </table:table-cell>
              <table:table-cell office:value-type="float" office:value="0.0843">
                <text:p>0.08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150">
                <text:p>7150</text:p>
              </table:table-cell>
              <table:table-cell office:value-type="float" office:value="0.0285">
                <text:p>0.0285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000">
                <text:p>8000</text:p>
              </table:table-cell>
              <table:table-cell office:value-type="float" office:value="0.0402">
                <text:p>0.0402</text:p>
              </table:table-cell>
              <table:table-cell office:value-type="float" office:value="0.0409">
                <text:p>0.04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050">
                <text:p>8050</text:p>
              </table:table-cell>
              <table:table-cell office:value-type="float" office:value="0.0249">
                <text:p>0.0249</text:p>
              </table:table-cell>
              <table:table-cell office:value-type="float" office:value="0.0539">
                <text:p>0.05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100">
                <text:p>8100</text:p>
              </table:table-cell>
              <table:table-cell office:value-type="float" office:value="0.0318">
                <text:p>0.0318</text:p>
              </table:table-cell>
              <table:table-cell office:value-type="float" office:value="0.0381">
                <text:p>0.03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150">
                <text:p>8150</text:p>
              </table:table-cell>
              <table:table-cell office:value-type="float" office:value="0.023">
                <text:p>0.023</text:p>
              </table:table-cell>
              <table:table-cell office:value-type="float" office:value="0.0778">
                <text:p>0.07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000">
                <text:p>9000</text:p>
              </table:table-cell>
              <table:table-cell office:value-type="float" office:value="0.0287">
                <text:p>0.0287</text:p>
              </table:table-cell>
              <table:table-cell office:value-type="float" office:value="0.0769">
                <text:p>0.07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050">
                <text:p>9050</text:p>
              </table:table-cell>
              <table:table-cell office:value-type="float" office:value="0.0443">
                <text:p>0.0443</text:p>
              </table:table-cell>
              <table:table-cell office:value-type="float" office:value="0.0719">
                <text:p>0.07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100">
                <text:p>9100</text:p>
              </table:table-cell>
              <table:table-cell office:value-type="float" office:value="0.0524">
                <text:p>0.0524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150">
                <text:p>9150</text:p>
              </table:table-cell>
              <table:table-cell office:value-type="float" office:value="0.0272">
                <text:p>0.0272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00">
                <text:p>10000</text:p>
              </table:table-cell>
              <table:table-cell office:value-type="float" office:value="0.0336">
                <text:p>0.0336</text:p>
              </table:table-cell>
              <table:table-cell office:value-type="float" office:value="0.0846">
                <text:p>0.08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50">
                <text:p>10050</text:p>
              </table:table-cell>
              <table:table-cell office:value-type="float" office:value="0.0488">
                <text:p>0.0488</text:p>
              </table:table-cell>
              <table:table-cell office:value-type="float" office:value="0.0693">
                <text:p>0.06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100">
                <text:p>10100</text:p>
              </table:table-cell>
              <table:table-cell office:value-type="float" office:value="0.0218">
                <text:p>0.0218</text:p>
              </table:table-cell>
              <table:table-cell office:value-type="float" office:value="0.0752">
                <text:p>0.07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150">
                <text:p>10150</text:p>
              </table:table-cell>
              <table:table-cell office:value-type="float" office:value="0.0291">
                <text:p>0.0291</text:p>
              </table:table-cell>
              <table:table-cell office:value-type="float" office:value="0.0383">
                <text:p>0.03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000">
                <text:p>11000</text:p>
              </table:table-cell>
              <table:table-cell office:value-type="float" office:value="0.0329">
                <text:p>0.0329</text:p>
              </table:table-cell>
              <table:table-cell office:value-type="float" office:value="0.1173">
                <text:p>0.11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050">
                <text:p>11050</text:p>
              </table:table-cell>
              <table:table-cell office:value-type="float" office:value="0.0306">
                <text:p>0.0306</text:p>
              </table:table-cell>
              <table:table-cell office:value-type="float" office:value="0.0821">
                <text:p>0.08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100">
                <text:p>11100</text:p>
              </table:table-cell>
              <table:table-cell office:value-type="float" office:value="0.0427">
                <text:p>0.0427</text:p>
              </table:table-cell>
              <table:table-cell office:value-type="float" office:value="0.0564">
                <text:p>0.05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150">
                <text:p>11150</text:p>
              </table:table-cell>
              <table:table-cell office:value-type="float" office:value="0.0297">
                <text:p>0.0297</text:p>
              </table:table-cell>
              <table:table-cell office:value-type="float" office:value="0.0366">
                <text:p>0.03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000">
                <text:p>12000</text:p>
              </table:table-cell>
              <table:table-cell office:value-type="float" office:value="0.0337">
                <text:p>0.0337</text:p>
              </table:table-cell>
              <table:table-cell office:value-type="float" office:value="0.1584">
                <text:p>0.15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050">
                <text:p>12050</text:p>
              </table:table-cell>
              <table:table-cell office:value-type="float" office:value="0.0223">
                <text:p>0.0223</text:p>
              </table:table-cell>
              <table:table-cell office:value-type="float" office:value="0.0846">
                <text:p>0.08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100">
                <text:p>12100</text:p>
              </table:table-cell>
              <table:table-cell office:value-type="float" office:value="0.0328">
                <text:p>0.0328</text:p>
              </table:table-cell>
              <table:table-cell office:value-type="float" office:value="0.0367">
                <text:p>0.03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150">
                <text:p>12150</text:p>
              </table:table-cell>
              <table:table-cell office:value-type="float" office:value="0.03">
                <text:p>0.03</text:p>
              </table:table-cell>
              <table:table-cell office:value-type="float" office:value="0.1204">
                <text:p>0.12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000">
                <text:p>13000</text:p>
              </table:table-cell>
              <table:table-cell office:value-type="float" office:value="0.0279">
                <text:p>0.0279</text:p>
              </table:table-cell>
              <table:table-cell office:value-type="float" office:value="0.0295">
                <text:p>0.02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050">
                <text:p>13050</text:p>
              </table:table-cell>
              <table:table-cell office:value-type="float" office:value="0.0372">
                <text:p>0.0372</text:p>
              </table:table-cell>
              <table:table-cell office:value-type="float" office:value="0.0739">
                <text:p>0.07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100">
                <text:p>13100</text:p>
              </table:table-cell>
              <table:table-cell office:value-type="float" office:value="0.0208">
                <text:p>0.0208</text:p>
              </table:table-cell>
              <table:table-cell office:value-type="float" office:value="0.0455">
                <text:p>0.04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150">
                <text:p>13150</text:p>
              </table:table-cell>
              <table:table-cell office:value-type="float" office:value="0.1152">
                <text:p>0.1152</text:p>
              </table:table-cell>
              <table:table-cell office:value-type="float" office:value="0.1058">
                <text:p>0.10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000">
                <text:p>14000</text:p>
              </table:table-cell>
              <table:table-cell office:value-type="float" office:value="0.026">
                <text:p>0.026</text:p>
              </table:table-cell>
              <table:table-cell office:value-type="float" office:value="0.0857">
                <text:p>0.08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050">
                <text:p>14050</text:p>
              </table:table-cell>
              <table:table-cell office:value-type="float" office:value="0.0261">
                <text:p>0.0261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100">
                <text:p>14100</text:p>
              </table:table-cell>
              <table:table-cell office:value-type="float" office:value="0.022">
                <text:p>0.022</text:p>
              </table:table-cell>
              <table:table-cell office:value-type="float" office:value="0.0512">
                <text:p>0.05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150">
                <text:p>14150</text:p>
              </table:table-cell>
              <table:table-cell office:value-type="float" office:value="0.0198">
                <text:p>0.0198</text:p>
              </table:table-cell>
              <table:table-cell office:value-type="float" office:value="0.0705">
                <text:p>0.07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000">
                <text:p>15000</text:p>
              </table:table-cell>
              <table:table-cell office:value-type="float" office:value="0.0172">
                <text:p>0.0172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050">
                <text:p>15050</text:p>
              </table:table-cell>
              <table:table-cell office:value-type="float" office:value="0.0452">
                <text:p>0.0452</text:p>
              </table:table-cell>
              <table:table-cell office:value-type="float" office:value="0.0442">
                <text:p>0.04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100">
                <text:p>15100</text:p>
              </table:table-cell>
              <table:table-cell office:value-type="float" office:value="0.0517">
                <text:p>0.0517</text:p>
              </table:table-cell>
              <table:table-cell office:value-type="float" office:value="0.1576">
                <text:p>0.15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150">
                <text:p>15150</text:p>
              </table:table-cell>
              <table:table-cell office:value-type="float" office:value="0.0664">
                <text:p>0.0664</text:p>
              </table:table-cell>
              <table:table-cell office:value-type="float" office:value="0.0636">
                <text:p>0.06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000">
                <text:p>16000</text:p>
              </table:table-cell>
              <table:table-cell office:value-type="float" office:value="0.0385">
                <text:p>0.0385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050">
                <text:p>16050</text:p>
              </table:table-cell>
              <table:table-cell office:value-type="float" office:value="0.0396">
                <text:p>0.0396</text:p>
              </table:table-cell>
              <table:table-cell office:value-type="float" office:value="0.0676">
                <text:p>0.06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100">
                <text:p>16100</text:p>
              </table:table-cell>
              <table:table-cell office:value-type="float" office:value="0.0356">
                <text:p>0.0356</text:p>
              </table:table-cell>
              <table:table-cell office:value-type="float" office:value="0.0805">
                <text:p>0.08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150">
                <text:p>16150</text:p>
              </table:table-cell>
              <table:table-cell office:value-type="float" office:value="0.0085">
                <text:p>0.0085</text:p>
              </table:table-cell>
              <table:table-cell office:value-type="float" office:value="0.0362">
                <text:p>0.03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000">
                <text:p>17000</text:p>
              </table:table-cell>
              <table:table-cell office:value-type="float" office:value="0.0133">
                <text:p>0.0133</text:p>
              </table:table-cell>
              <table:table-cell office:value-type="float" office:value="0.0845">
                <text:p>0.08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050">
                <text:p>17050</text:p>
              </table:table-cell>
              <table:table-cell office:value-type="float" office:value="0.0438">
                <text:p>0.0438</text:p>
              </table:table-cell>
              <table:table-cell office:value-type="float" office:value="0.0693">
                <text:p>0.06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100">
                <text:p>17100</text:p>
              </table:table-cell>
              <table:table-cell office:value-type="float" office:value="0.0207">
                <text:p>0.0207</text:p>
              </table:table-cell>
              <table:table-cell office:value-type="float" office:value="0.0481">
                <text:p>0.04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150">
                <text:p>17150</text:p>
              </table:table-cell>
              <table:table-cell office:value-type="float" office:value="0.0651">
                <text:p>0.0651</text:p>
              </table:table-cell>
              <table:table-cell office:value-type="float" office:value="0.0796">
                <text:p>0.07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000">
                <text:p>18000</text:p>
              </table:table-cell>
              <table:table-cell office:value-type="float" office:value="0.0456">
                <text:p>0.0456</text:p>
              </table:table-cell>
              <table:table-cell office:value-type="float" office:value="0.0934">
                <text:p>0.09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050">
                <text:p>18050</text:p>
              </table:table-cell>
              <table:table-cell office:value-type="float" office:value="0.0146">
                <text:p>0.0146</text:p>
              </table:table-cell>
              <table:table-cell office:value-type="float" office:value="0.0838">
                <text:p>0.08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8100">
                <text:p>18100</text:p>
              </table:table-cell>
              <table:table-cell office:value-type="float" office:value="0.0333">
                <text:p>0.0333</text:p>
              </table:table-cell>
              <table:table-cell office:value-type="float" office:value="0.0678">
                <text:p>0.06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150">
                <text:p>18150</text:p>
              </table:table-cell>
              <table:table-cell office:value-type="float" office:value="0.0255">
                <text:p>0.0255</text:p>
              </table:table-cell>
              <table:table-cell office:value-type="float" office:value="0.0406">
                <text:p>0.04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9000">
                <text:p>19000</text:p>
              </table:table-cell>
              <table:table-cell office:value-type="float" office:value="0.0226">
                <text:p>0.0226</text:p>
              </table:table-cell>
              <table:table-cell office:value-type="float" office:value="0.0378">
                <text:p>0.03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050">
                <text:p>19050</text:p>
              </table:table-cell>
              <table:table-cell office:value-type="float" office:value="0.0429">
                <text:p>0.0429</text:p>
              </table:table-cell>
              <table:table-cell office:value-type="float" office:value="0.0811">
                <text:p>0.08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100">
                <text:p>19100</text:p>
              </table:table-cell>
              <table:table-cell office:value-type="float" office:value="0.0173">
                <text:p>0.0173</text:p>
              </table:table-cell>
              <table:table-cell office:value-type="float" office:value="0.0538">
                <text:p>0.05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150">
                <text:p>19150</text:p>
              </table:table-cell>
              <table:table-cell office:value-type="float" office:value="0.0624">
                <text:p>0.0624</text:p>
              </table:table-cell>
              <table:table-cell office:value-type="float" office:value="0.0536">
                <text:p>0.05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000">
                <text:p>20000</text:p>
              </table:table-cell>
              <table:table-cell office:value-type="float" office:value="0.0348">
                <text:p>0.0348</text:p>
              </table:table-cell>
              <table:table-cell office:value-type="float" office:value="0.1294">
                <text:p>0.12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050">
                <text:p>20050</text:p>
              </table:table-cell>
              <table:table-cell office:value-type="float" office:value="0.0223">
                <text:p>0.0223</text:p>
              </table:table-cell>
              <table:table-cell office:value-type="float" office:value="0.0507">
                <text:p>0.05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100">
                <text:p>20100</text:p>
              </table:table-cell>
              <table:table-cell office:value-type="float" office:value="0.0196">
                <text:p>0.0196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150">
                <text:p>20150</text:p>
              </table:table-cell>
              <table:table-cell office:value-type="float" office:value="0.0342">
                <text:p>0.0342</text:p>
              </table:table-cell>
              <table:table-cell office:value-type="float" office:value="0.1419">
                <text:p>0.14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000">
                <text:p>21000</text:p>
              </table:table-cell>
              <table:table-cell office:value-type="float" office:value="0.0133">
                <text:p>0.0133</text:p>
              </table:table-cell>
              <table:table-cell office:value-type="float" office:value="0.0546">
                <text:p>0.05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1050">
                <text:p>21050</text:p>
              </table:table-cell>
              <table:table-cell office:value-type="float" office:value="0.1371">
                <text:p>0.1371</text:p>
              </table:table-cell>
              <table:table-cell office:value-type="float" office:value="0.0804">
                <text:p>0.08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1100">
                <text:p>21100</text:p>
              </table:table-cell>
              <table:table-cell office:value-type="float" office:value="0.0239">
                <text:p>0.0239</text:p>
              </table:table-cell>
              <table:table-cell office:value-type="float" office:value="0.1512">
                <text:p>0.15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1150">
                <text:p>21150</text:p>
              </table:table-cell>
              <table:table-cell office:value-type="float" office:value="0.0203">
                <text:p>0.0203</text:p>
              </table:table-cell>
              <table:table-cell office:value-type="float" office:value="0.0347">
                <text:p>0.03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2000">
                <text:p>22000</text:p>
              </table:table-cell>
              <table:table-cell office:value-type="float" office:value="0.0266">
                <text:p>0.0266</text:p>
              </table:table-cell>
              <table:table-cell office:value-type="float" office:value="0.0363">
                <text:p>0.03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2050">
                <text:p>22050</text:p>
              </table:table-cell>
              <table:table-cell office:value-type="float" office:value="0.0142">
                <text:p>0.0142</text:p>
              </table:table-cell>
              <table:table-cell office:value-type="float" office:value="0.0371">
                <text:p>0.03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100">
                <text:p>22100</text:p>
              </table:table-cell>
              <table:table-cell office:value-type="float" office:value="0.0251">
                <text:p>0.0251</text:p>
              </table:table-cell>
              <table:table-cell office:value-type="float" office:value="0.0455">
                <text:p>0.04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2150">
                <text:p>22150</text:p>
              </table:table-cell>
              <table:table-cell office:value-type="float" office:value="0.0153">
                <text:p>0.0153</text:p>
              </table:table-cell>
              <table:table-cell office:value-type="float" office:value="0.0792">
                <text:p>0.07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3000">
                <text:p>23000</text:p>
              </table:table-cell>
              <table:table-cell office:value-type="float" office:value="0.0115">
                <text:p>0.0115</text:p>
              </table:table-cell>
              <table:table-cell office:value-type="float" office:value="0.0566">
                <text:p>0.05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3050">
                <text:p>23050</text:p>
              </table:table-cell>
              <table:table-cell office:value-type="float" office:value="0.0396">
                <text:p>0.0396</text:p>
              </table:table-cell>
              <table:table-cell office:value-type="float" office:value="0.0276">
                <text:p>0.02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3100">
                <text:p>23100</text:p>
              </table:table-cell>
              <table:table-cell office:value-type="float" office:value="0.0328">
                <text:p>0.0328</text:p>
              </table:table-cell>
              <table:table-cell office:value-type="float" office:value="0.0403">
                <text:p>0.04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3150">
                <text:p>23150</text:p>
              </table:table-cell>
              <table:table-cell office:value-type="float" office:value="0.0079">
                <text:p>0.0079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4000">
                <text:p>24000</text:p>
              </table:table-cell>
              <table:table-cell office:value-type="float" office:value="0.006">
                <text:p>0.006</text:p>
              </table:table-cell>
              <table:table-cell office:value-type="float" office:value="0.0912">
                <text:p>0.09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4050">
                <text:p>24050</text:p>
              </table:table-cell>
              <table:table-cell office:value-type="float" office:value="0.0239">
                <text:p>0.0239</text:p>
              </table:table-cell>
              <table:table-cell office:value-type="float" office:value="0.0456">
                <text:p>0.04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4100">
                <text:p>24100</text:p>
              </table:table-cell>
              <table:table-cell office:value-type="float" office:value="0.0351">
                <text:p>0.0351</text:p>
              </table:table-cell>
              <table:table-cell office:value-type="float" office:value="0.1125">
                <text:p>0.11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4150">
                <text:p>24150</text:p>
              </table:table-cell>
              <table:table-cell office:value-type="float" office:value="0.0235">
                <text:p>0.0235</text:p>
              </table:table-cell>
              <table:table-cell office:value-type="float" office:value="0.0718">
                <text:p>0.07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5000">
                <text:p>25000</text:p>
              </table:table-cell>
              <table:table-cell office:value-type="float" office:value="0.0159">
                <text:p>0.0159</text:p>
              </table:table-cell>
              <table:table-cell office:value-type="float" office:value="0.0607">
                <text:p>0.06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5050">
                <text:p>25050</text:p>
              </table:table-cell>
              <table:table-cell office:value-type="float" office:value="0.0192">
                <text:p>0.0192</text:p>
              </table:table-cell>
              <table:table-cell office:value-type="float" office:value="0.0618">
                <text:p>0.06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5100">
                <text:p>25100</text:p>
              </table:table-cell>
              <table:table-cell office:value-type="float" office:value="0.0204">
                <text:p>0.0204</text:p>
              </table:table-cell>
              <table:table-cell office:value-type="float" office:value="0.0476">
                <text:p>0.04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5150">
                <text:p>25150</text:p>
              </table:table-cell>
              <table:table-cell office:value-type="float" office:value="0.0145">
                <text:p>0.0145</text:p>
              </table:table-cell>
              <table:table-cell office:value-type="float" office:value="0.0448">
                <text:p>0.04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6000">
                <text:p>26000</text:p>
              </table:table-cell>
              <table:table-cell office:value-type="float" office:value="0.0082">
                <text:p>0.0082</text:p>
              </table:table-cell>
              <table:table-cell office:value-type="float" office:value="0.0578">
                <text:p>0.05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050">
                <text:p>26050</text:p>
              </table:table-cell>
              <table:table-cell office:value-type="float" office:value="0.0084">
                <text:p>0.0084</text:p>
              </table:table-cell>
              <table:table-cell office:value-type="float" office:value="0.1323">
                <text:p>0.13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6100">
                <text:p>26100</text:p>
              </table:table-cell>
              <table:table-cell office:value-type="float" office:value="0.0059">
                <text:p>0.0059</text:p>
              </table:table-cell>
              <table:table-cell office:value-type="float" office:value="0.0436">
                <text:p>0.04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150">
                <text:p>26150</text:p>
              </table:table-cell>
              <table:table-cell office:value-type="float" office:value="0.0344">
                <text:p>0.034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7000">
                <text:p>27000</text:p>
              </table:table-cell>
              <table:table-cell office:value-type="float" office:value="0.0187">
                <text:p>0.0187</text:p>
              </table:table-cell>
              <table:table-cell office:value-type="float" office:value="0.0787">
                <text:p>0.07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7050">
                <text:p>27050</text:p>
              </table:table-cell>
              <table:table-cell office:value-type="float" office:value="0.0256">
                <text:p>0.0256</text:p>
              </table:table-cell>
              <table:table-cell office:value-type="float" office:value="0.0315">
                <text:p>0.03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7100">
                <text:p>27100</text:p>
              </table:table-cell>
              <table:table-cell office:value-type="float" office:value="0.0146">
                <text:p>0.0146</text:p>
              </table:table-cell>
              <table:table-cell office:value-type="float" office:value="0.0361">
                <text:p>0.036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7150">
                <text:p>27150</text:p>
              </table:table-cell>
              <table:table-cell office:value-type="float" office:value="0.023">
                <text:p>0.023</text:p>
              </table:table-cell>
              <table:table-cell office:value-type="float" office:value="0.0887">
                <text:p>0.08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8000">
                <text:p>28000</text:p>
              </table:table-cell>
              <table:table-cell office:value-type="float" office:value="0.0183">
                <text:p>0.0183</text:p>
              </table:table-cell>
              <table:table-cell office:value-type="float" office:value="0.0364">
                <text:p>0.03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8050">
                <text:p>28050</text:p>
              </table:table-cell>
              <table:table-cell office:value-type="float" office:value="0.0165">
                <text:p>0.0165</text:p>
              </table:table-cell>
              <table:table-cell office:value-type="float" office:value="0.0377">
                <text:p>0.037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8100">
                <text:p>28100</text:p>
              </table:table-cell>
              <table:table-cell office:value-type="float" office:value="0.02">
                <text:p>0.02</text:p>
              </table:table-cell>
              <table:table-cell office:value-type="float" office:value="0.0442">
                <text:p>0.04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8150">
                <text:p>28150</text:p>
              </table:table-cell>
              <table:table-cell office:value-type="float" office:value="0.0367">
                <text:p>0.0367</text:p>
              </table:table-cell>
              <table:table-cell office:value-type="float" office:value="0.1443">
                <text:p>0.144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9000">
                <text:p>29000</text:p>
              </table:table-cell>
              <table:table-cell office:value-type="float" office:value="0.0331">
                <text:p>0.0331</text:p>
              </table:table-cell>
              <table:table-cell office:value-type="float" office:value="0.0497">
                <text:p>0.049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9050">
                <text:p>29050</text:p>
              </table:table-cell>
              <table:table-cell office:value-type="float" office:value="0.0156">
                <text:p>0.0156</text:p>
              </table:table-cell>
              <table:table-cell office:value-type="float" office:value="0.0235">
                <text:p>0.023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9100">
                <text:p>29100</text:p>
              </table:table-cell>
              <table:table-cell office:value-type="float" office:value="0.0154">
                <text:p>0.0154</text:p>
              </table:table-cell>
              <table:table-cell office:value-type="float" office:value="0.0425">
                <text:p>0.04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9150">
                <text:p>29150</text:p>
              </table:table-cell>
              <table:table-cell office:value-type="float" office:value="0.0173">
                <text:p>0.0173</text:p>
              </table:table-cell>
              <table:table-cell office:value-type="float" office:value="0.0249">
                <text:p>0.024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0000">
                <text:p>30000</text:p>
              </table:table-cell>
              <table:table-cell office:value-type="float" office:value="0.0182">
                <text:p>0.0182</text:p>
              </table:table-cell>
              <table:table-cell office:value-type="float" office:value="0.0807">
                <text:p>0.080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0050">
                <text:p>30050</text:p>
              </table:table-cell>
              <table:table-cell office:value-type="float" office:value="0.0152">
                <text:p>0.0152</text:p>
              </table:table-cell>
              <table:table-cell office:value-type="float" office:value="0.0579">
                <text:p>0.057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0100">
                <text:p>30100</text:p>
              </table:table-cell>
              <table:table-cell office:value-type="float" office:value="0.0087">
                <text:p>0.0087</text:p>
              </table:table-cell>
              <table:table-cell office:value-type="float" office:value="0.0308">
                <text:p>0.03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0150">
                <text:p>30150</text:p>
              </table:table-cell>
              <table:table-cell office:value-type="float" office:value="0.0068">
                <text:p>0.0068</text:p>
              </table:table-cell>
              <table:table-cell office:value-type="float" office:value="0.0555">
                <text:p>0.05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1000">
                <text:p>31000</text:p>
              </table:table-cell>
              <table:table-cell office:value-type="float" office:value="0.0257">
                <text:p>0.0257</text:p>
              </table:table-cell>
              <table:table-cell office:value-type="float" office:value="0.0583">
                <text:p>0.05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1050">
                <text:p>31050</text:p>
              </table:table-cell>
              <table:table-cell office:value-type="float" office:value="0.017">
                <text:p>0.017</text:p>
              </table:table-cell>
              <table:table-cell office:value-type="float" office:value="0.0285">
                <text:p>0.02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1100">
                <text:p>31100</text:p>
              </table:table-cell>
              <table:table-cell office:value-type="float" office:value="0.0312">
                <text:p>0.0312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1150">
                <text:p>31150</text:p>
              </table:table-cell>
              <table:table-cell office:value-type="float" office:value="0.0092">
                <text:p>0.0092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2000">
                <text:p>32000</text:p>
              </table:table-cell>
              <table:table-cell office:value-type="float" office:value="0.0687">
                <text:p>0.0687</text:p>
              </table:table-cell>
              <table:table-cell office:value-type="float" office:value="0.0236">
                <text:p>0.02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2050">
                <text:p>32050</text:p>
              </table:table-cell>
              <table:table-cell office:value-type="float" office:value="0.0289">
                <text:p>0.0289</text:p>
              </table:table-cell>
              <table:table-cell office:value-type="float" office:value="0.0714">
                <text:p>0.071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2100">
                <text:p>32100</text:p>
              </table:table-cell>
              <table:table-cell office:value-type="float" office:value="0.0822">
                <text:p>0.0822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2150">
                <text:p>32150</text:p>
              </table:table-cell>
              <table:table-cell office:value-type="float" office:value="0.0178">
                <text:p>0.0178</text:p>
              </table:table-cell>
              <table:table-cell office:value-type="float" office:value="0.0468">
                <text:p>0.046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3000">
                <text:p>33000</text:p>
              </table:table-cell>
              <table:table-cell office:value-type="float" office:value="0.0187">
                <text:p>0.0187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3050">
                <text:p>33050</text:p>
              </table:table-cell>
              <table:table-cell office:value-type="float" office:value="0.0269">
                <text:p>0.0269</text:p>
              </table:table-cell>
              <table:table-cell office:value-type="float" office:value="0.0636">
                <text:p>0.06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3100">
                <text:p>33100</text:p>
              </table:table-cell>
              <table:table-cell office:value-type="float" office:value="0.0496">
                <text:p>0.0496</text:p>
              </table:table-cell>
              <table:table-cell office:value-type="float" office:value="0.0615">
                <text:p>0.06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3150">
                <text:p>33150</text:p>
              </table:table-cell>
              <table:table-cell office:value-type="float" office:value="0.0197">
                <text:p>0.0197</text:p>
              </table:table-cell>
              <table:table-cell office:value-type="float" office:value="0.0396">
                <text:p>0.039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4000">
                <text:p>34000</text:p>
              </table:table-cell>
              <table:table-cell office:value-type="float" office:value="0.0529">
                <text:p>0.0529</text:p>
              </table:table-cell>
              <table:table-cell office:value-type="float" office:value="0.0409">
                <text:p>0.040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4050">
                <text:p>34050</text:p>
              </table:table-cell>
              <table:table-cell office:value-type="float" office:value="0.0212">
                <text:p>0.0212</text:p>
              </table:table-cell>
              <table:table-cell office:value-type="float" office:value="0.0349">
                <text:p>0.034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4100">
                <text:p>34100</text:p>
              </table:table-cell>
              <table:table-cell office:value-type="float" office:value="0.0332">
                <text:p>0.0332</text:p>
              </table:table-cell>
              <table:table-cell office:value-type="float" office:value="0.0244">
                <text:p>0.024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4150">
                <text:p>34150</text:p>
              </table:table-cell>
              <table:table-cell office:value-type="float" office:value="0.0255">
                <text:p>0.0255</text:p>
              </table:table-cell>
              <table:table-cell office:value-type="float" office:value="0.0314">
                <text:p>0.031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5000">
                <text:p>35000</text:p>
              </table:table-cell>
              <table:table-cell office:value-type="float" office:value="0.0166">
                <text:p>0.0166</text:p>
              </table:table-cell>
              <table:table-cell office:value-type="float" office:value="0.0416">
                <text:p>0.041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5050">
                <text:p>35050</text:p>
              </table:table-cell>
              <table:table-cell office:value-type="float" office:value="0.0139">
                <text:p>0.0139</text:p>
              </table:table-cell>
              <table:table-cell office:value-type="float" office:value="0.0366">
                <text:p>0.036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5100">
                <text:p>35100</text:p>
              </table:table-cell>
              <table:table-cell office:value-type="float" office:value="0.0802">
                <text:p>0.0802</text:p>
              </table:table-cell>
              <table:table-cell office:value-type="float" office:value="0.0589">
                <text:p>0.058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150">
                <text:p>35150</text:p>
              </table:table-cell>
              <table:table-cell office:value-type="float" office:value="0.0166">
                <text:p>0.0166</text:p>
              </table:table-cell>
              <table:table-cell office:value-type="float" office:value="0.0324">
                <text:p>0.032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6000">
                <text:p>36000</text:p>
              </table:table-cell>
              <table:table-cell office:value-type="float" office:value="0.0189">
                <text:p>0.0189</text:p>
              </table:table-cell>
              <table:table-cell office:value-type="float" office:value="0.0808">
                <text:p>0.08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6050">
                <text:p>36050</text:p>
              </table:table-cell>
              <table:table-cell office:value-type="float" office:value="0.0405">
                <text:p>0.0405</text:p>
              </table:table-cell>
              <table:table-cell office:value-type="float" office:value="0.0473">
                <text:p>0.047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6100">
                <text:p>36100</text:p>
              </table:table-cell>
              <table:table-cell office:value-type="float" office:value="0.0148">
                <text:p>0.0148</text:p>
              </table:table-cell>
              <table:table-cell office:value-type="float" office:value="0.0483">
                <text:p>0.048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6150">
                <text:p>36150</text:p>
              </table:table-cell>
              <table:table-cell office:value-type="float" office:value="0.0776">
                <text:p>0.0776</text:p>
              </table:table-cell>
              <table:table-cell office:value-type="float" office:value="0.0225">
                <text:p>0.02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7000">
                <text:p>37000</text:p>
              </table:table-cell>
              <table:table-cell office:value-type="float" office:value="0.0146">
                <text:p>0.0146</text:p>
              </table:table-cell>
              <table:table-cell office:value-type="float" office:value="0.0754">
                <text:p>0.075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7050">
                <text:p>37050</text:p>
              </table:table-cell>
              <table:table-cell office:value-type="float" office:value="0.0458">
                <text:p>0.0458</text:p>
              </table:table-cell>
              <table:table-cell office:value-type="float" office:value="0.0407">
                <text:p>0.040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7100">
                <text:p>37100</text:p>
              </table:table-cell>
              <table:table-cell office:value-type="float" office:value="0.0197">
                <text:p>0.0197</text:p>
              </table:table-cell>
              <table:table-cell office:value-type="float" office:value="0.0564">
                <text:p>0.056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7150">
                <text:p>37150</text:p>
              </table:table-cell>
              <table:table-cell office:value-type="float" office:value="0.0093">
                <text:p>0.0093</text:p>
              </table:table-cell>
              <table:table-cell office:value-type="float" office:value="0.0356">
                <text:p>0.035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8000">
                <text:p>38000</text:p>
              </table:table-cell>
              <table:table-cell office:value-type="float" office:value="0.0306">
                <text:p>0.0306</text:p>
              </table:table-cell>
              <table:table-cell office:value-type="float" office:value="0.0555">
                <text:p>0.055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8050">
                <text:p>38050</text:p>
              </table:table-cell>
              <table:table-cell office:value-type="float" office:value="0.0062">
                <text:p>0.0062</text:p>
              </table:table-cell>
              <table:table-cell office:value-type="float" office:value="0.0265">
                <text:p>0.026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8100">
                <text:p>38100</text:p>
              </table:table-cell>
              <table:table-cell office:value-type="float" office:value="0.0087">
                <text:p>0.0087</text:p>
              </table:table-cell>
              <table:table-cell office:value-type="float" office:value="0.0332">
                <text:p>0.033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8150">
                <text:p>38150</text:p>
              </table:table-cell>
              <table:table-cell office:value-type="float" office:value="0.0129">
                <text:p>0.0129</text:p>
              </table:table-cell>
              <table:table-cell office:value-type="float" office:value="0.0383">
                <text:p>0.038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9000">
                <text:p>39000</text:p>
              </table:table-cell>
              <table:table-cell office:value-type="float" office:value="0.0378">
                <text:p>0.0378</text:p>
              </table:table-cell>
              <table:table-cell office:value-type="float" office:value="0.0589">
                <text:p>0.058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9050">
                <text:p>39050</text:p>
              </table:table-cell>
              <table:table-cell office:value-type="float" office:value="0.0224">
                <text:p>0.0224</text:p>
              </table:table-cell>
              <table:table-cell office:value-type="float" office:value="0.0223">
                <text:p>0.022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9100">
                <text:p>39100</text:p>
              </table:table-cell>
              <table:table-cell office:value-type="float" office:value="0.0655">
                <text:p>0.0655</text:p>
              </table:table-cell>
              <table:table-cell office:value-type="float" office:value="0.0445">
                <text:p>0.044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9150">
                <text:p>39150</text:p>
              </table:table-cell>
              <table:table-cell office:value-type="float" office:value="0.0158">
                <text:p>0.0158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0000">
                <text:p>40000</text:p>
              </table:table-cell>
              <table:table-cell office:value-type="float" office:value="0.0105">
                <text:p>0.0105</text:p>
              </table:table-cell>
              <table:table-cell office:value-type="float" office:value="0.0188">
                <text:p>0.018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0050">
                <text:p>40050</text:p>
              </table:table-cell>
              <table:table-cell office:value-type="float" office:value="0.0065">
                <text:p>0.0065</text:p>
              </table:table-cell>
              <table:table-cell office:value-type="float" office:value="0.0307">
                <text:p>0.030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0100">
                <text:p>40100</text:p>
              </table:table-cell>
              <table:table-cell office:value-type="float" office:value="0.0332">
                <text:p>0.0332</text:p>
              </table:table-cell>
              <table:table-cell office:value-type="float" office:value="0.0568">
                <text:p>0.056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0150">
                <text:p>40150</text:p>
              </table:table-cell>
              <table:table-cell office:value-type="float" office:value="0.0124">
                <text:p>0.0124</text:p>
              </table:table-cell>
              <table:table-cell office:value-type="float" office:value="0.0715">
                <text:p>0.07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1000">
                <text:p>41000</text:p>
              </table:table-cell>
              <table:table-cell office:value-type="float" office:value="0.0165">
                <text:p>0.0165</text:p>
              </table:table-cell>
              <table:table-cell office:value-type="float" office:value="0.0419">
                <text:p>0.041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1050">
                <text:p>41050</text:p>
              </table:table-cell>
              <table:table-cell office:value-type="float" office:value="0.024">
                <text:p>0.024</text:p>
              </table:table-cell>
              <table:table-cell office:value-type="float" office:value="0.0343">
                <text:p>0.034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1100">
                <text:p>41100</text:p>
              </table:table-cell>
              <table:table-cell office:value-type="float" office:value="0.0626">
                <text:p>0.0626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1150">
                <text:p>41150</text:p>
              </table:table-cell>
              <table:table-cell office:value-type="float" office:value="0.0129">
                <text:p>0.0129</text:p>
              </table:table-cell>
              <table:table-cell office:value-type="float" office:value="0.0397">
                <text:p>0.039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2000">
                <text:p>42000</text:p>
              </table:table-cell>
              <table:table-cell office:value-type="float" office:value="0.0787">
                <text:p>0.0787</text:p>
              </table:table-cell>
              <table:table-cell office:value-type="float" office:value="0.0789">
                <text:p>0.078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2050">
                <text:p>42050</text:p>
              </table:table-cell>
              <table:table-cell office:value-type="float" office:value="0.0146">
                <text:p>0.0146</text:p>
              </table:table-cell>
              <table:table-cell office:value-type="float" office:value="0.0461">
                <text:p>0.046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2100">
                <text:p>42100</text:p>
              </table:table-cell>
              <table:table-cell office:value-type="float" office:value="0.0094">
                <text:p>0.0094</text:p>
              </table:table-cell>
              <table:table-cell office:value-type="float" office:value="0.0342">
                <text:p>0.034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2150">
                <text:p>42150</text:p>
              </table:table-cell>
              <table:table-cell office:value-type="float" office:value="0.0429">
                <text:p>0.0429</text:p>
              </table:table-cell>
              <table:table-cell office:value-type="float" office:value="0.0925">
                <text:p>0.09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3000">
                <text:p>43000</text:p>
              </table:table-cell>
              <table:table-cell office:value-type="float" office:value="0.0443">
                <text:p>0.0443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3050">
                <text:p>43050</text:p>
              </table:table-cell>
              <table:table-cell office:value-type="float" office:value="0.0168">
                <text:p>0.0168</text:p>
              </table:table-cell>
              <table:table-cell office:value-type="float" office:value="0.0352">
                <text:p>0.035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3100">
                <text:p>43100</text:p>
              </table:table-cell>
              <table:table-cell office:value-type="float" office:value="0.0077">
                <text:p>0.0077</text:p>
              </table:table-cell>
              <table:table-cell office:value-type="float" office:value="0.0784">
                <text:p>0.078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3150">
                <text:p>43150</text:p>
              </table:table-cell>
              <table:table-cell office:value-type="float" office:value="0.0324">
                <text:p>0.0324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4000">
                <text:p>44000</text:p>
              </table:table-cell>
              <table:table-cell office:value-type="float" office:value="0.0587">
                <text:p>0.0587</text:p>
              </table:table-cell>
              <table:table-cell office:value-type="float" office:value="0.0208">
                <text:p>0.020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4050">
                <text:p>44050</text:p>
              </table:table-cell>
              <table:table-cell office:value-type="float" office:value="0.0241">
                <text:p>0.0241</text:p>
              </table:table-cell>
              <table:table-cell office:value-type="float" office:value="0.0191">
                <text:p>0.019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4100">
                <text:p>44100</text:p>
              </table:table-cell>
              <table:table-cell office:value-type="float" office:value="0.0073">
                <text:p>0.0073</text:p>
              </table:table-cell>
              <table:table-cell office:value-type="float" office:value="0.0236">
                <text:p>0.023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4150">
                <text:p>44150</text:p>
              </table:table-cell>
              <table:table-cell office:value-type="float" office:value="0.014">
                <text:p>0.014</text:p>
              </table:table-cell>
              <table:table-cell office:value-type="float" office:value="0.0284">
                <text:p>0.028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5000">
                <text:p>45000</text:p>
              </table:table-cell>
              <table:table-cell office:value-type="float" office:value="0.0205">
                <text:p>0.0205</text:p>
              </table:table-cell>
              <table:table-cell office:value-type="float" office:value="0.0333">
                <text:p>0.033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5050">
                <text:p>45050</text:p>
              </table:table-cell>
              <table:table-cell office:value-type="float" office:value="0.0086">
                <text:p>0.0086</text:p>
              </table:table-cell>
              <table:table-cell office:value-type="float" office:value="0.0392">
                <text:p>0.039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5100">
                <text:p>45100</text:p>
              </table:table-cell>
              <table:table-cell office:value-type="float" office:value="0.0136">
                <text:p>0.0136</text:p>
              </table:table-cell>
              <table:table-cell office:value-type="float" office:value="0.0641">
                <text:p>0.064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5150">
                <text:p>45150</text:p>
              </table:table-cell>
              <table:table-cell office:value-type="float" office:value="0.0202">
                <text:p>0.0202</text:p>
              </table:table-cell>
              <table:table-cell office:value-type="float" office:value="0.0131">
                <text:p>0.013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6000">
                <text:p>46000</text:p>
              </table:table-cell>
              <table:table-cell office:value-type="float" office:value="0.0257">
                <text:p>0.0257</text:p>
              </table:table-cell>
              <table:table-cell office:value-type="float" office:value="0.0779">
                <text:p>0.077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6050">
                <text:p>46050</text:p>
              </table:table-cell>
              <table:table-cell office:value-type="float" office:value="0.0185">
                <text:p>0.0185</text:p>
              </table:table-cell>
              <table:table-cell office:value-type="float" office:value="0.0314">
                <text:p>0.031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6100">
                <text:p>46100</text:p>
              </table:table-cell>
              <table:table-cell office:value-type="float" office:value="0.0072">
                <text:p>0.0072</text:p>
              </table:table-cell>
              <table:table-cell office:value-type="float" office:value="0.0256">
                <text:p>0.025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6150">
                <text:p>46150</text:p>
              </table:table-cell>
              <table:table-cell office:value-type="float" office:value="0.0185">
                <text:p>0.0185</text:p>
              </table:table-cell>
              <table:table-cell office:value-type="float" office:value="0.0282">
                <text:p>0.028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7000">
                <text:p>47000</text:p>
              </table:table-cell>
              <table:table-cell office:value-type="float" office:value="0.0385">
                <text:p>0.0385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7050">
                <text:p>47050</text:p>
              </table:table-cell>
              <table:table-cell office:value-type="float" office:value="0.0215">
                <text:p>0.0215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7100">
                <text:p>47100</text:p>
              </table:table-cell>
              <table:table-cell office:value-type="float" office:value="0.0627">
                <text:p>0.0627</text:p>
              </table:table-cell>
              <table:table-cell office:value-type="float" office:value="0.0437">
                <text:p>0.043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7150">
                <text:p>47150</text:p>
              </table:table-cell>
              <table:table-cell office:value-type="float" office:value="0.0124">
                <text:p>0.0124</text:p>
              </table:table-cell>
              <table:table-cell office:value-type="float" office:value="0.0427">
                <text:p>0.042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8000">
                <text:p>48000</text:p>
              </table:table-cell>
              <table:table-cell office:value-type="float" office:value="0.0161">
                <text:p>0.0161</text:p>
              </table:table-cell>
              <table:table-cell office:value-type="float" office:value="0.0517">
                <text:p>0.051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8050">
                <text:p>48050</text:p>
              </table:table-cell>
              <table:table-cell office:value-type="float" office:value="0.0218">
                <text:p>0.0218</text:p>
              </table:table-cell>
              <table:table-cell office:value-type="float" office:value="0.0479">
                <text:p>0.047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8100">
                <text:p>48100</text:p>
              </table:table-cell>
              <table:table-cell office:value-type="float" office:value="0.0098">
                <text:p>0.0098</text:p>
              </table:table-cell>
              <table:table-cell office:value-type="float" office:value="0.0153">
                <text:p>0.015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8150">
                <text:p>48150</text:p>
              </table:table-cell>
              <table:table-cell office:value-type="float" office:value="0.0128">
                <text:p>0.0128</text:p>
              </table:table-cell>
              <table:table-cell office:value-type="float" office:value="0.0303">
                <text:p>0.030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9000">
                <text:p>49000</text:p>
              </table:table-cell>
              <table:table-cell office:value-type="float" office:value="0.0046">
                <text:p>0.0046</text:p>
              </table:table-cell>
              <table:table-cell office:value-type="float" office:value="0.0214">
                <text:p>0.021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9050">
                <text:p>49050</text:p>
              </table:table-cell>
              <table:table-cell office:value-type="float" office:value="0.0064">
                <text:p>0.0064</text:p>
              </table:table-cell>
              <table:table-cell office:value-type="float" office:value="0.0433">
                <text:p>0.04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9100">
                <text:p>49100</text:p>
              </table:table-cell>
              <table:table-cell office:value-type="float" office:value="0.0149">
                <text:p>0.0149</text:p>
              </table:table-cell>
              <table:table-cell office:value-type="float" office:value="0.0283">
                <text:p>0.028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9150">
                <text:p>49150</text:p>
              </table:table-cell>
              <table:table-cell office:value-type="float" office:value="0.0433">
                <text:p>0.0433</text:p>
              </table:table-cell>
              <table:table-cell office:value-type="float" office:value="0.0109">
                <text:p>0.010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0000">
                <text:p>50000</text:p>
              </table:table-cell>
              <table:table-cell office:value-type="float" office:value="0.0213">
                <text:p>0.0213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0050">
                <text:p>50050</text:p>
              </table:table-cell>
              <table:table-cell office:value-type="float" office:value="0.0124">
                <text:p>0.0124</text:p>
              </table:table-cell>
              <table:table-cell office:value-type="float" office:value="0.0242">
                <text:p>0.024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0100">
                <text:p>50100</text:p>
              </table:table-cell>
              <table:table-cell office:value-type="float" office:value="0.0143">
                <text:p>0.0143</text:p>
              </table:table-cell>
              <table:table-cell office:value-type="float" office:value="0.0515">
                <text:p>0.051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0150">
                <text:p>50150</text:p>
              </table:table-cell>
              <table:table-cell office:value-type="float" office:value="0.0133">
                <text:p>0.0133</text:p>
              </table:table-cell>
              <table:table-cell office:value-type="float" office:value="0.0142">
                <text:p>0.014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1000">
                <text:p>51000</text:p>
              </table:table-cell>
              <table:table-cell office:value-type="float" office:value="0.0205">
                <text:p>0.0205</text:p>
              </table:table-cell>
              <table:table-cell office:value-type="float" office:value="0.0372">
                <text:p>0.037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1050">
                <text:p>51050</text:p>
              </table:table-cell>
              <table:table-cell office:value-type="float" office:value="0.0189">
                <text:p>0.0189</text:p>
              </table:table-cell>
              <table:table-cell office:value-type="float" office:value="0.0518">
                <text:p>0.051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1100">
                <text:p>51100</text:p>
              </table:table-cell>
              <table:table-cell office:value-type="float" office:value="0.0118">
                <text:p>0.0118</text:p>
              </table:table-cell>
              <table:table-cell office:value-type="float" office:value="0.0309">
                <text:p>0.030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1150">
                <text:p>51150</text:p>
              </table:table-cell>
              <table:table-cell office:value-type="float" office:value="0.0127">
                <text:p>0.0127</text:p>
              </table:table-cell>
              <table:table-cell office:value-type="float" office:value="0.0262">
                <text:p>0.026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2000">
                <text:p>52000</text:p>
              </table:table-cell>
              <table:table-cell office:value-type="float" office:value="0.0094">
                <text:p>0.0094</text:p>
              </table:table-cell>
              <table:table-cell office:value-type="float" office:value="0.0343">
                <text:p>0.034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2050">
                <text:p>52050</text:p>
              </table:table-cell>
              <table:table-cell office:value-type="float" office:value="0.0129">
                <text:p>0.0129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2100">
                <text:p>52100</text:p>
              </table:table-cell>
              <table:table-cell office:value-type="float" office:value="0.0066">
                <text:p>0.0066</text:p>
              </table:table-cell>
              <table:table-cell office:value-type="float" office:value="0.0126">
                <text:p>0.012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2150">
                <text:p>52150</text:p>
              </table:table-cell>
              <table:table-cell office:value-type="float" office:value="0.0385">
                <text:p>0.0385</text:p>
              </table:table-cell>
              <table:table-cell office:value-type="float" office:value="0.0819">
                <text:p>0.081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3000">
                <text:p>53000</text:p>
              </table:table-cell>
              <table:table-cell office:value-type="float" office:value="0.0233">
                <text:p>0.0233</text:p>
              </table:table-cell>
              <table:table-cell office:value-type="float" office:value="0.0263">
                <text:p>0.026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3050">
                <text:p>53050</text:p>
              </table:table-cell>
              <table:table-cell office:value-type="float" office:value="0.0436">
                <text:p>0.0436</text:p>
              </table:table-cell>
              <table:table-cell office:value-type="float" office:value="0.0547">
                <text:p>0.054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3100">
                <text:p>53100</text:p>
              </table:table-cell>
              <table:table-cell office:value-type="float" office:value="0.0948">
                <text:p>0.0948</text:p>
              </table:table-cell>
              <table:table-cell office:value-type="float" office:value="0.0816">
                <text:p>0.081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3150">
                <text:p>53150</text:p>
              </table:table-cell>
              <table:table-cell office:value-type="float" office:value="0.0217">
                <text:p>0.0217</text:p>
              </table:table-cell>
              <table:table-cell office:value-type="float" office:value="0.0501">
                <text:p>0.050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4000">
                <text:p>54000</text:p>
              </table:table-cell>
              <table:table-cell office:value-type="float" office:value="0.0096">
                <text:p>0.0096</text:p>
              </table:table-cell>
              <table:table-cell office:value-type="float" office:value="0.0492">
                <text:p>0.049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4050">
                <text:p>54050</text:p>
              </table:table-cell>
              <table:table-cell office:value-type="float" office:value="0.0096">
                <text:p>0.0096</text:p>
              </table:table-cell>
              <table:table-cell office:value-type="float" office:value="0.0307">
                <text:p>0.030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4100">
                <text:p>54100</text:p>
              </table:table-cell>
              <table:table-cell office:value-type="float" office:value="0.0122">
                <text:p>0.0122</text:p>
              </table:table-cell>
              <table:table-cell office:value-type="float" office:value="0.0348">
                <text:p>0.034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4150">
                <text:p>54150</text:p>
              </table:table-cell>
              <table:table-cell office:value-type="float" office:value="0.0066">
                <text:p>0.0066</text:p>
              </table:table-cell>
              <table:table-cell office:value-type="float" office:value="0.0282">
                <text:p>0.028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5000">
                <text:p>55000</text:p>
              </table:table-cell>
              <table:table-cell office:value-type="float" office:value="0.0124">
                <text:p>0.0124</text:p>
              </table:table-cell>
              <table:table-cell office:value-type="float" office:value="0.1027">
                <text:p>0.102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5050">
                <text:p>55050</text:p>
              </table:table-cell>
              <table:table-cell office:value-type="float" office:value="0.0102">
                <text:p>0.0102</text:p>
              </table:table-cell>
              <table:table-cell office:value-type="float" office:value="0.0303">
                <text:p>0.030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5100">
                <text:p>55100</text:p>
              </table:table-cell>
              <table:table-cell office:value-type="float" office:value="0.0248">
                <text:p>0.0248</text:p>
              </table:table-cell>
              <table:table-cell office:value-type="float" office:value="0.0342">
                <text:p>0.034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5150">
                <text:p>55150</text:p>
              </table:table-cell>
              <table:table-cell office:value-type="float" office:value="0.0137">
                <text:p>0.0137</text:p>
              </table:table-cell>
              <table:table-cell office:value-type="float" office:value="0.0264">
                <text:p>0.026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6000">
                <text:p>56000</text:p>
              </table:table-cell>
              <table:table-cell office:value-type="float" office:value="0.0141">
                <text:p>0.0141</text:p>
              </table:table-cell>
              <table:table-cell office:value-type="float" office:value="0.0228">
                <text:p>0.02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6050">
                <text:p>56050</text:p>
              </table:table-cell>
              <table:table-cell office:value-type="float" office:value="0.0045">
                <text:p>0.0045</text:p>
              </table:table-cell>
              <table:table-cell office:value-type="float" office:value="0.0115">
                <text:p>0.011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6100">
                <text:p>56100</text:p>
              </table:table-cell>
              <table:table-cell office:value-type="float" office:value="0.0079">
                <text:p>0.0079</text:p>
              </table:table-cell>
              <table:table-cell office:value-type="float" office:value="0.0406">
                <text:p>0.040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6150">
                <text:p>56150</text:p>
              </table:table-cell>
              <table:table-cell office:value-type="float" office:value="0.0083">
                <text:p>0.0083</text:p>
              </table:table-cell>
              <table:table-cell office:value-type="float" office:value="0.0177">
                <text:p>0.017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7000">
                <text:p>57000</text:p>
              </table:table-cell>
              <table:table-cell office:value-type="float" office:value="0.0229">
                <text:p>0.0229</text:p>
              </table:table-cell>
              <table:table-cell office:value-type="float" office:value="0.0304">
                <text:p>0.030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7050">
                <text:p>57050</text:p>
              </table:table-cell>
              <table:table-cell office:value-type="float" office:value="0.0295">
                <text:p>0.0295</text:p>
              </table:table-cell>
              <table:table-cell office:value-type="float" office:value="0.0392">
                <text:p>0.039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7100">
                <text:p>57100</text:p>
              </table:table-cell>
              <table:table-cell office:value-type="float" office:value="0.0137">
                <text:p>0.0137</text:p>
              </table:table-cell>
              <table:table-cell office:value-type="float" office:value="0.0254">
                <text:p>0.025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7150">
                <text:p>57150</text:p>
              </table:table-cell>
              <table:table-cell office:value-type="float" office:value="0.0058">
                <text:p>0.0058</text:p>
              </table:table-cell>
              <table:table-cell office:value-type="float" office:value="0.0191">
                <text:p>0.019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8000">
                <text:p>58000</text:p>
              </table:table-cell>
              <table:table-cell office:value-type="float" office:value="0.0073">
                <text:p>0.0073</text:p>
              </table:table-cell>
              <table:table-cell office:value-type="float" office:value="0.0292">
                <text:p>0.029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8050">
                <text:p>58050</text:p>
              </table:table-cell>
              <table:table-cell office:value-type="float" office:value="0.0125">
                <text:p>0.0125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8100">
                <text:p>58100</text:p>
              </table:table-cell>
              <table:table-cell office:value-type="float" office:value="0.0141">
                <text:p>0.0141</text:p>
              </table:table-cell>
              <table:table-cell office:value-type="float" office:value="0.0353">
                <text:p>0.035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8150">
                <text:p>58150</text:p>
              </table:table-cell>
              <table:table-cell office:value-type="float" office:value="0.0065">
                <text:p>0.0065</text:p>
              </table:table-cell>
              <table:table-cell office:value-type="float" office:value="0.0311">
                <text:p>0.031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9000">
                <text:p>59000</text:p>
              </table:table-cell>
              <table:table-cell office:value-type="float" office:value="0.0104">
                <text:p>0.0104</text:p>
              </table:table-cell>
              <table:table-cell office:value-type="float" office:value="0.0298">
                <text:p>0.029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9050">
                <text:p>59050</text:p>
              </table:table-cell>
              <table:table-cell office:value-type="float" office:value="0.0447">
                <text:p>0.0447</text:p>
              </table:table-cell>
              <table:table-cell office:value-type="float" office:value="0.0473">
                <text:p>0.047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9100">
                <text:p>59100</text:p>
              </table:table-cell>
              <table:table-cell office:value-type="float" office:value="0.0146">
                <text:p>0.0146</text:p>
              </table:table-cell>
              <table:table-cell office:value-type="float" office:value="0.0514">
                <text:p>0.051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9150">
                <text:p>59150</text:p>
              </table:table-cell>
              <table:table-cell office:value-type="float" office:value="0.0135">
                <text:p>0.0135</text:p>
              </table:table-cell>
              <table:table-cell office:value-type="float" office:value="0.0287">
                <text:p>0.028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0000">
                <text:p>60000</text:p>
              </table:table-cell>
              <table:table-cell office:value-type="float" office:value="0.0081">
                <text:p>0.0081</text:p>
              </table:table-cell>
              <table:table-cell office:value-type="float" office:value="0.0386">
                <text:p>0.038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0050">
                <text:p>60050</text:p>
              </table:table-cell>
              <table:table-cell office:value-type="float" office:value="0.0103">
                <text:p>0.0103</text:p>
              </table:table-cell>
              <table:table-cell office:value-type="float" office:value="0.0452">
                <text:p>0.045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0100">
                <text:p>60100</text:p>
              </table:table-cell>
              <table:table-cell office:value-type="float" office:value="0.018">
                <text:p>0.018</text:p>
              </table:table-cell>
              <table:table-cell office:value-type="float" office:value="0.0184">
                <text:p>0.018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0150">
                <text:p>60150</text:p>
              </table:table-cell>
              <table:table-cell office:value-type="float" office:value="0.0146">
                <text:p>0.0146</text:p>
              </table:table-cell>
              <table:table-cell office:value-type="float" office:value="0.0235">
                <text:p>0.023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1000">
                <text:p>61000</text:p>
              </table:table-cell>
              <table:table-cell office:value-type="float" office:value="0.0277">
                <text:p>0.0277</text:p>
              </table:table-cell>
              <table:table-cell office:value-type="float" office:value="0.0414">
                <text:p>0.041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1050">
                <text:p>61050</text:p>
              </table:table-cell>
              <table:table-cell office:value-type="float" office:value="0.0083">
                <text:p>0.0083</text:p>
              </table:table-cell>
              <table:table-cell office:value-type="float" office:value="0.0321">
                <text:p>0.032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1100">
                <text:p>61100</text:p>
              </table:table-cell>
              <table:table-cell office:value-type="float" office:value="0.0056">
                <text:p>0.0056</text:p>
              </table:table-cell>
              <table:table-cell office:value-type="float" office:value="0.0156">
                <text:p>0.015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1150">
                <text:p>61150</text:p>
              </table:table-cell>
              <table:table-cell office:value-type="float" office:value="0.0106">
                <text:p>0.0106</text:p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2000">
                <text:p>62000</text:p>
              </table:table-cell>
              <table:table-cell office:value-type="float" office:value="0.0163">
                <text:p>0.0163</text:p>
              </table:table-cell>
              <table:table-cell office:value-type="float" office:value="0.0361">
                <text:p>0.036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2050">
                <text:p>62050</text:p>
              </table:table-cell>
              <table:table-cell office:value-type="float" office:value="0.0062">
                <text:p>0.0062</text:p>
              </table:table-cell>
              <table:table-cell office:value-type="float" office:value="0.0391">
                <text:p>0.039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2100">
                <text:p>62100</text:p>
              </table:table-cell>
              <table:table-cell office:value-type="float" office:value="0.0052">
                <text:p>0.0052</text:p>
              </table:table-cell>
              <table:table-cell office:value-type="float" office:value="0.0611">
                <text:p>0.061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2150">
                <text:p>62150</text:p>
              </table:table-cell>
              <table:table-cell office:value-type="float" office:value="0.0224">
                <text:p>0.0224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3000">
                <text:p>63000</text:p>
              </table:table-cell>
              <table:table-cell office:value-type="float" office:value="0.012">
                <text:p>0.012</text:p>
              </table:table-cell>
              <table:table-cell office:value-type="float" office:value="0.0331">
                <text:p>0.033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3050">
                <text:p>63050</text:p>
              </table:table-cell>
              <table:table-cell office:value-type="float" office:value="0.013">
                <text:p>0.013</text:p>
              </table:table-cell>
              <table:table-cell office:value-type="float" office:value="0.0318">
                <text:p>0.031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3100">
                <text:p>63100</text:p>
              </table:table-cell>
              <table:table-cell office:value-type="float" office:value="0.0135">
                <text:p>0.0135</text:p>
              </table:table-cell>
              <table:table-cell office:value-type="float" office:value="0.0596">
                <text:p>0.059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3150">
                <text:p>63150</text:p>
              </table:table-cell>
              <table:table-cell office:value-type="float" office:value="0.0166">
                <text:p>0.0166</text:p>
              </table:table-cell>
              <table:table-cell office:value-type="float" office:value="0.0124">
                <text:p>0.012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4000">
                <text:p>64000</text:p>
              </table:table-cell>
              <table:table-cell office:value-type="float" office:value="0.0062">
                <text:p>0.0062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4050">
                <text:p>64050</text:p>
              </table:table-cell>
              <table:table-cell office:value-type="float" office:value="0.0158">
                <text:p>0.0158</text:p>
              </table:table-cell>
              <table:table-cell office:value-type="float" office:value="0.0422">
                <text:p>0.042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4100">
                <text:p>64100</text:p>
              </table:table-cell>
              <table:table-cell office:value-type="float" office:value="0.0112">
                <text:p>0.0112</text:p>
              </table:table-cell>
              <table:table-cell office:value-type="float" office:value="0.0297">
                <text:p>0.029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4150">
                <text:p>64150</text:p>
              </table:table-cell>
              <table:table-cell office:value-type="float" office:value="0.0178">
                <text:p>0.0178</text:p>
              </table:table-cell>
              <table:table-cell office:value-type="float" office:value="0.0156">
                <text:p>0.015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5000">
                <text:p>65000</text:p>
              </table:table-cell>
              <table:table-cell office:value-type="float" office:value="0.0048">
                <text:p>0.0048</text:p>
              </table:table-cell>
              <table:table-cell office:value-type="float" office:value="0.0213">
                <text:p>0.021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5050">
                <text:p>65050</text:p>
              </table:table-cell>
              <table:table-cell office:value-type="float" office:value="0.0299">
                <text:p>0.0299</text:p>
              </table:table-cell>
              <table:table-cell office:value-type="float" office:value="0.0267">
                <text:p>0.026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5100">
                <text:p>65100</text:p>
              </table:table-cell>
              <table:table-cell office:value-type="float" office:value="0.0047">
                <text:p>0.0047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5150">
                <text:p>65150</text:p>
              </table:table-cell>
              <table:table-cell office:value-type="float" office:value="0.0109">
                <text:p>0.0109</text:p>
              </table:table-cell>
              <table:table-cell office:value-type="float" office:value="0.0326">
                <text:p>0.032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6000">
                <text:p>66000</text:p>
              </table:table-cell>
              <table:table-cell office:value-type="float" office:value="0.0106">
                <text:p>0.0106</text:p>
              </table:table-cell>
              <table:table-cell office:value-type="float" office:value="0.0178">
                <text:p>0.017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6050">
                <text:p>66050</text:p>
              </table:table-cell>
              <table:table-cell office:value-type="float" office:value="0.0102">
                <text:p>0.0102</text:p>
              </table:table-cell>
              <table:table-cell office:value-type="float" office:value="0.0223">
                <text:p>0.022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6100">
                <text:p>66100</text:p>
              </table:table-cell>
              <table:table-cell office:value-type="float" office:value="0.0057">
                <text:p>0.0057</text:p>
              </table:table-cell>
              <table:table-cell office:value-type="float" office:value="0.0296">
                <text:p>0.029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6150">
                <text:p>66150</text:p>
              </table:table-cell>
              <table:table-cell office:value-type="float" office:value="0.0131">
                <text:p>0.0131</text:p>
              </table:table-cell>
              <table:table-cell office:value-type="float" office:value="0.0304">
                <text:p>0.030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7000">
                <text:p>67000</text:p>
              </table:table-cell>
              <table:table-cell office:value-type="float" office:value="0.0318">
                <text:p>0.0318</text:p>
              </table:table-cell>
              <table:table-cell office:value-type="float" office:value="0.0227">
                <text:p>0.022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7050">
                <text:p>67050</text:p>
              </table:table-cell>
              <table:table-cell office:value-type="float" office:value="0.0161">
                <text:p>0.0161</text:p>
              </table:table-cell>
              <table:table-cell office:value-type="float" office:value="0.0204">
                <text:p>0.020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7100">
                <text:p>67100</text:p>
              </table:table-cell>
              <table:table-cell office:value-type="float" office:value="0.0055">
                <text:p>0.0055</text:p>
              </table:table-cell>
              <table:table-cell office:value-type="float" office:value="0.0206">
                <text:p>0.020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7150">
                <text:p>67150</text:p>
              </table:table-cell>
              <table:table-cell office:value-type="float" office:value="0.0159">
                <text:p>0.0159</text:p>
              </table:table-cell>
              <table:table-cell office:value-type="float" office:value="0.0689">
                <text:p>0.068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8000">
                <text:p>68000</text:p>
              </table:table-cell>
              <table:table-cell office:value-type="float" office:value="0.0125">
                <text:p>0.0125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8050">
                <text:p>68050</text:p>
              </table:table-cell>
              <table:table-cell office:value-type="float" office:value="0.0088">
                <text:p>0.0088</text:p>
              </table:table-cell>
              <table:table-cell office:value-type="float" office:value="0.0302">
                <text:p>0.030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8100">
                <text:p>68100</text:p>
              </table:table-cell>
              <table:table-cell office:value-type="float" office:value="0.0054">
                <text:p>0.0054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8150">
                <text:p>68150</text:p>
              </table:table-cell>
              <table:table-cell office:value-type="float" office:value="0.0197">
                <text:p>0.0197</text:p>
              </table:table-cell>
              <table:table-cell office:value-type="float" office:value="0.0355">
                <text:p>0.035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9000">
                <text:p>69000</text:p>
              </table:table-cell>
              <table:table-cell office:value-type="float" office:value="0.0075">
                <text:p>0.0075</text:p>
              </table:table-cell>
              <table:table-cell office:value-type="float" office:value="0.0164">
                <text:p>0.016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9050">
                <text:p>69050</text:p>
              </table:table-cell>
              <table:table-cell office:value-type="float" office:value="0.0056">
                <text:p>0.0056</text:p>
              </table:table-cell>
              <table:table-cell office:value-type="float" office:value="0.0123">
                <text:p>0.012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9100">
                <text:p>69100</text:p>
              </table:table-cell>
              <table:table-cell office:value-type="float" office:value="0.0206">
                <text:p>0.0206</text:p>
              </table:table-cell>
              <table:table-cell office:value-type="float" office:value="0.0376">
                <text:p>0.037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9150">
                <text:p>69150</text:p>
              </table:table-cell>
              <table:table-cell office:value-type="float" office:value="0.0068">
                <text:p>0.0068</text:p>
              </table:table-cell>
              <table:table-cell office:value-type="float" office:value="0.0219">
                <text:p>0.021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0000">
                <text:p>70000</text:p>
              </table:table-cell>
              <table:table-cell office:value-type="float" office:value="0.0389">
                <text:p>0.0389</text:p>
              </table:table-cell>
              <table:table-cell office:value-type="float" office:value="0.0165">
                <text:p>0.016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0050">
                <text:p>70050</text:p>
              </table:table-cell>
              <table:table-cell office:value-type="float" office:value="0.0093">
                <text:p>0.0093</text:p>
              </table:table-cell>
              <table:table-cell office:value-type="float" office:value="0.0246">
                <text:p>0.024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0100">
                <text:p>70100</text:p>
              </table:table-cell>
              <table:table-cell office:value-type="float" office:value="0.015">
                <text:p>0.015</text:p>
              </table:table-cell>
              <table:table-cell office:value-type="float" office:value="0.0233">
                <text:p>0.023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0150">
                <text:p>70150</text:p>
              </table:table-cell>
              <table:table-cell office:value-type="float" office:value="0.0092">
                <text:p>0.0092</text:p>
              </table:table-cell>
              <table:table-cell office:value-type="float" office:value="0.0186">
                <text:p>0.018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1000">
                <text:p>71000</text:p>
              </table:table-cell>
              <table:table-cell office:value-type="float" office:value="0.0293">
                <text:p>0.0293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1050">
                <text:p>71050</text:p>
              </table:table-cell>
              <table:table-cell office:value-type="float" office:value="0.0111">
                <text:p>0.0111</text:p>
              </table:table-cell>
              <table:table-cell office:value-type="float" office:value="0.0218">
                <text:p>0.021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1100">
                <text:p>71100</text:p>
              </table:table-cell>
              <table:table-cell office:value-type="float" office:value="0.0142">
                <text:p>0.0142</text:p>
              </table:table-cell>
              <table:table-cell office:value-type="float" office:value="0.0732">
                <text:p>0.073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1150">
                <text:p>71150</text:p>
              </table:table-cell>
              <table:table-cell office:value-type="float" office:value="0.0779">
                <text:p>0.0779</text:p>
              </table:table-cell>
              <table:table-cell office:value-type="float" office:value="0.0225">
                <text:p>0.022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2000">
                <text:p>72000</text:p>
              </table:table-cell>
              <table:table-cell office:value-type="float" office:value="0.0054">
                <text:p>0.0054</text:p>
              </table:table-cell>
              <table:table-cell office:value-type="float" office:value="0.0177">
                <text:p>0.017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2050">
                <text:p>72050</text:p>
              </table:table-cell>
              <table:table-cell office:value-type="float" office:value="0.0067">
                <text:p>0.0067</text:p>
              </table:table-cell>
              <table:table-cell office:value-type="float" office:value="0.0326">
                <text:p>0.032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2100">
                <text:p>72100</text:p>
              </table:table-cell>
              <table:table-cell office:value-type="float" office:value="0.0245">
                <text:p>0.0245</text:p>
              </table:table-cell>
              <table:table-cell office:value-type="float" office:value="0.0257">
                <text:p>0.025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2150">
                <text:p>72150</text:p>
              </table:table-cell>
              <table:table-cell office:value-type="float" office:value="0.0092">
                <text:p>0.0092</text:p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3000">
                <text:p>73000</text:p>
              </table:table-cell>
              <table:table-cell office:value-type="float" office:value="0.004">
                <text:p>0.004</text:p>
              </table:table-cell>
              <table:table-cell office:value-type="float" office:value="0.0194">
                <text:p>0.019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73050">
                <text:p>73050</text:p>
              </table:table-cell>
              <table:table-cell office:value-type="float" office:value="0.0059">
                <text:p>0.0059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3100">
                <text:p>73100</text:p>
              </table:table-cell>
              <table:table-cell office:value-type="float" office:value="0.0043">
                <text:p>0.0043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3150">
                <text:p>73150</text:p>
              </table:table-cell>
              <table:table-cell office:value-type="float" office:value="0.005">
                <text:p>0.005</text:p>
              </table:table-cell>
              <table:table-cell office:value-type="float" office:value="0.0186">
                <text:p>0.018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4000">
                <text:p>74000</text:p>
              </table:table-cell>
              <table:table-cell office:value-type="float" office:value="0.0051">
                <text:p>0.0051</text:p>
              </table:table-cell>
              <table:table-cell office:value-type="float" office:value="0.0269">
                <text:p>0.026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4050">
                <text:p>74050</text:p>
              </table:table-cell>
              <table:table-cell office:value-type="float" office:value="0.0049">
                <text:p>0.0049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4100">
                <text:p>74100</text:p>
              </table:table-cell>
              <table:table-cell office:value-type="float" office:value="0.006">
                <text:p>0.006</text:p>
              </table:table-cell>
              <table:table-cell office:value-type="float" office:value="0.0137">
                <text:p>0.013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4150">
                <text:p>74150</text:p>
              </table:table-cell>
              <table:table-cell office:value-type="float" office:value="0.0053">
                <text:p>0.0053</text:p>
              </table:table-cell>
              <table:table-cell office:value-type="float" office:value="0.0212">
                <text:p>0.021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5000">
                <text:p>75000</text:p>
              </table:table-cell>
              <table:table-cell office:value-type="float" office:value="0.0081">
                <text:p>0.0081</text:p>
              </table:table-cell>
              <table:table-cell office:value-type="float" office:value="0.0435">
                <text:p>0.043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5050">
                <text:p>75050</text:p>
              </table:table-cell>
              <table:table-cell office:value-type="float" office:value="0.0063">
                <text:p>0.0063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5100">
                <text:p>75100</text:p>
              </table:table-cell>
              <table:table-cell office:value-type="float" office:value="0.0069">
                <text:p>0.0069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5150">
                <text:p>75150</text:p>
              </table:table-cell>
              <table:table-cell office:value-type="float" office:value="0.0105">
                <text:p>0.010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6000">
                <text:p>76000</text:p>
              </table:table-cell>
              <table:table-cell office:value-type="float" office:value="0.0072">
                <text:p>0.0072</text:p>
              </table:table-cell>
              <table:table-cell office:value-type="float" office:value="0.0091">
                <text:p>0.009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6050">
                <text:p>76050</text:p>
              </table:table-cell>
              <table:table-cell office:value-type="float" office:value="0.0096">
                <text:p>0.0096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6100">
                <text:p>76100</text:p>
              </table:table-cell>
              <table:table-cell office:value-type="float" office:value="0.0057">
                <text:p>0.0057</text:p>
              </table:table-cell>
              <table:table-cell office:value-type="float" office:value="0.0248">
                <text:p>0.024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6150">
                <text:p>76150</text:p>
              </table:table-cell>
              <table:table-cell office:value-type="float" office:value="0.0104">
                <text:p>0.0104</text:p>
              </table:table-cell>
              <table:table-cell office:value-type="float" office:value="0.0245">
                <text:p>0.024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7000">
                <text:p>77000</text:p>
              </table:table-cell>
              <table:table-cell office:value-type="float" office:value="0.0104">
                <text:p>0.0104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7050">
                <text:p>77050</text:p>
              </table:table-cell>
              <table:table-cell office:value-type="float" office:value="0.0059">
                <text:p>0.0059</text:p>
              </table:table-cell>
              <table:table-cell office:value-type="float" office:value="0.0223">
                <text:p>0.022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7100">
                <text:p>77100</text:p>
              </table:table-cell>
              <table:table-cell office:value-type="float" office:value="0.0122">
                <text:p>0.0122</text:p>
              </table:table-cell>
              <table:table-cell office:value-type="float" office:value="0.0333">
                <text:p>0.033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7150">
                <text:p>77150</text:p>
              </table:table-cell>
              <table:table-cell office:value-type="float" office:value="0.0032">
                <text:p>0.0032</text:p>
              </table:table-cell>
              <table:table-cell office:value-type="float" office:value="0.0342">
                <text:p>0.034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8000">
                <text:p>78000</text:p>
              </table:table-cell>
              <table:table-cell office:value-type="float" office:value="0.009">
                <text:p>0.009</text:p>
              </table:table-cell>
              <table:table-cell office:value-type="float" office:value="0.0145">
                <text:p>0.014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8050">
                <text:p>78050</text:p>
              </table:table-cell>
              <table:table-cell office:value-type="float" office:value="0.0428">
                <text:p>0.0428</text:p>
              </table:table-cell>
              <table:table-cell office:value-type="float" office:value="0.0226">
                <text:p>0.022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8100">
                <text:p>78100</text:p>
              </table:table-cell>
              <table:table-cell office:value-type="float" office:value="0.005">
                <text:p>0.005</text:p>
              </table:table-cell>
              <table:table-cell office:value-type="float" office:value="0.0073">
                <text:p>0.007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8150">
                <text:p>78150</text:p>
              </table:table-cell>
              <table:table-cell office:value-type="float" office:value="0.01">
                <text:p>0.01</text:p>
              </table:table-cell>
              <table:table-cell office:value-type="float" office:value="0.0092">
                <text:p>0.009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9000">
                <text:p>79000</text:p>
              </table:table-cell>
              <table:table-cell office:value-type="float" office:value="0.0035">
                <text:p>0.0035</text:p>
              </table:table-cell>
              <table:table-cell office:value-type="float" office:value="0.0205">
                <text:p>0.020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9050">
                <text:p>79050</text:p>
              </table:table-cell>
              <table:table-cell office:value-type="float" office:value="0.0062">
                <text:p>0.0062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9100">
                <text:p>79100</text:p>
              </table:table-cell>
              <table:table-cell office:value-type="float" office:value="0.0037">
                <text:p>0.0037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9150">
                <text:p>79150</text:p>
              </table:table-cell>
              <table:table-cell office:value-type="float" office:value="0.0566">
                <text:p>0.0566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0000">
                <text:p>80000</text:p>
              </table:table-cell>
              <table:table-cell office:value-type="float" office:value="0.0058">
                <text:p>0.0058</text:p>
              </table:table-cell>
              <table:table-cell office:value-type="float" office:value="0.0228">
                <text:p>0.022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80050">
                <text:p>80050</text:p>
              </table:table-cell>
              <table:table-cell office:value-type="float" office:value="0.0063">
                <text:p>0.0063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0100">
                <text:p>80100</text:p>
              </table:table-cell>
              <table:table-cell office:value-type="float" office:value="0.0044">
                <text:p>0.0044</text:p>
              </table:table-cell>
              <table:table-cell office:value-type="float" office:value="0.0174">
                <text:p>0.017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0150">
                <text:p>80150</text:p>
              </table:table-cell>
              <table:table-cell office:value-type="float" office:value="0.0057">
                <text:p>0.0057</text:p>
              </table:table-cell>
              <table:table-cell office:value-type="float" office:value="0.0307">
                <text:p>0.030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1000">
                <text:p>81000</text:p>
              </table:table-cell>
              <table:table-cell office:value-type="float" office:value="0.005">
                <text:p>0.005</text:p>
              </table:table-cell>
              <table:table-cell office:value-type="float" office:value="0.0093">
                <text:p>0.009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81050">
                <text:p>81050</text:p>
              </table:table-cell>
              <table:table-cell office:value-type="float" office:value="0.0044">
                <text:p>0.0044</text:p>
              </table:table-cell>
              <table:table-cell office:value-type="float" office:value="0.0601">
                <text:p>0.060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81100">
                <text:p>81100</text:p>
              </table:table-cell>
              <table:table-cell office:value-type="float" office:value="0.0052">
                <text:p>0.005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81150">
                <text:p>81150</text:p>
              </table:table-cell>
              <table:table-cell office:value-type="float" office:value="0.0042">
                <text:p>0.0042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2000">
                <text:p>82000</text:p>
              </table:table-cell>
              <table:table-cell office:value-type="float" office:value="0.0064">
                <text:p>0.0064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2050">
                <text:p>82050</text:p>
              </table:table-cell>
              <table:table-cell office:value-type="float" office:value="0.0076">
                <text:p>0.0076</text:p>
              </table:table-cell>
              <table:table-cell office:value-type="float" office:value="0.0345">
                <text:p>0.034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2100">
                <text:p>82100</text:p>
              </table:table-cell>
              <table:table-cell office:value-type="float" office:value="0.0548">
                <text:p>0.0548</text:p>
              </table:table-cell>
              <table:table-cell office:value-type="float" office:value="0.0508">
                <text:p>0.050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2150">
                <text:p>82150</text:p>
              </table:table-cell>
              <table:table-cell office:value-type="float" office:value="0.0074">
                <text:p>0.0074</text:p>
              </table:table-cell>
              <table:table-cell office:value-type="float" office:value="0.0085">
                <text:p>0.008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3000">
                <text:p>83000</text:p>
              </table:table-cell>
              <table:table-cell office:value-type="float" office:value="0.0035">
                <text:p>0.0035</text:p>
              </table:table-cell>
              <table:table-cell office:value-type="float" office:value="0.0099">
                <text:p>0.009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83050">
                <text:p>83050</text:p>
              </table:table-cell>
              <table:table-cell office:value-type="float" office:value="0.0046">
                <text:p>0.0046</text:p>
              </table:table-cell>
              <table:table-cell office:value-type="float" office:value="0.0135">
                <text:p>0.013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3100">
                <text:p>83100</text:p>
              </table:table-cell>
              <table:table-cell office:value-type="float" office:value="0.0041">
                <text:p>0.0041</text:p>
              </table:table-cell>
              <table:table-cell office:value-type="float" office:value="0.0153">
                <text:p>0.015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3150">
                <text:p>83150</text:p>
              </table:table-cell>
              <table:table-cell office:value-type="float" office:value="0.007">
                <text:p>0.007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4000">
                <text:p>84000</text:p>
              </table:table-cell>
              <table:table-cell office:value-type="float" office:value="0.0045">
                <text:p>0.0045</text:p>
              </table:table-cell>
              <table:table-cell office:value-type="float" office:value="0.0069">
                <text:p>0.006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4050">
                <text:p>84050</text:p>
              </table:table-cell>
              <table:table-cell office:value-type="float" office:value="0.0045">
                <text:p>0.0045</text:p>
              </table:table-cell>
              <table:table-cell office:value-type="float" office:value="0.0157">
                <text:p>0.015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84100">
                <text:p>84100</text:p>
              </table:table-cell>
              <table:table-cell office:value-type="float" office:value="0.006">
                <text:p>0.006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84150">
                <text:p>84150</text:p>
              </table:table-cell>
              <table:table-cell office:value-type="float" office:value="0.0067">
                <text:p>0.0067</text:p>
              </table:table-cell>
              <table:table-cell office:value-type="float" office:value="0.0141">
                <text:p>0.014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85000">
                <text:p>85000</text:p>
              </table:table-cell>
              <table:table-cell office:value-type="float" office:value="0.0026">
                <text:p>0.0026</text:p>
              </table:table-cell>
              <table:table-cell office:value-type="float" office:value="0.0101">
                <text:p>0.010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85050">
                <text:p>85050</text:p>
              </table:table-cell>
              <table:table-cell office:value-type="float" office:value="0.0071">
                <text:p>0.0071</text:p>
              </table:table-cell>
              <table:table-cell office:value-type="float" office:value="0.0086">
                <text:p>0.008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85100">
                <text:p>85100</text:p>
              </table:table-cell>
              <table:table-cell office:value-type="float" office:value="0.0084">
                <text:p>0.0084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85150">
                <text:p>85150</text:p>
              </table:table-cell>
              <table:table-cell office:value-type="float" office:value="0.0022">
                <text:p>0.0022</text:p>
              </table:table-cell>
              <table:table-cell office:value-type="float" office:value="0.0329">
                <text:p>0.032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86000">
                <text:p>86000</text:p>
              </table:table-cell>
              <table:table-cell office:value-type="float" office:value="0.0064">
                <text:p>0.0064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86050">
                <text:p>86050</text:p>
              </table:table-cell>
              <table:table-cell office:value-type="float" office:value="0.0039">
                <text:p>0.0039</text:p>
              </table:table-cell>
              <table:table-cell office:value-type="float" office:value="0.0142">
                <text:p>0.014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86100">
                <text:p>86100</text:p>
              </table:table-cell>
              <table:table-cell office:value-type="float" office:value="0.008">
                <text:p>0.008</text:p>
              </table:table-cell>
              <table:table-cell office:value-type="float" office:value="0.0271">
                <text:p>0.027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86150">
                <text:p>86150</text:p>
              </table:table-cell>
              <table:table-cell office:value-type="float" office:value="0.0038">
                <text:p>0.0038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87000">
                <text:p>87000</text:p>
              </table:table-cell>
              <table:table-cell office:value-type="float" office:value="0.0034">
                <text:p>0.0034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87050">
                <text:p>87050</text:p>
              </table:table-cell>
              <table:table-cell office:value-type="float" office:value="0.0024">
                <text:p>0.0024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87100">
                <text:p>87100</text:p>
              </table:table-cell>
              <table:table-cell office:value-type="float" office:value="0.0036">
                <text:p>0.0036</text:p>
              </table:table-cell>
              <table:table-cell office:value-type="float" office:value="0.0103">
                <text:p>0.010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7150">
                <text:p>87150</text:p>
              </table:table-cell>
              <table:table-cell office:value-type="float" office:value="0.0021">
                <text:p>0.0021</text:p>
              </table:table-cell>
              <table:table-cell office:value-type="float" office:value="0.0161">
                <text:p>0.016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88000">
                <text:p>88000</text:p>
              </table:table-cell>
              <table:table-cell office:value-type="float" office:value="0.0022">
                <text:p>0.0022</text:p>
              </table:table-cell>
              <table:table-cell office:value-type="float" office:value="0.0208">
                <text:p>0.020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88050">
                <text:p>88050</text:p>
              </table:table-cell>
              <table:table-cell office:value-type="float" office:value="0.0015">
                <text:p>0.0015</text:p>
              </table:table-cell>
              <table:table-cell office:value-type="float" office:value="0.0282">
                <text:p>0.028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8100">
                <text:p>88100</text:p>
              </table:table-cell>
              <table:table-cell office:value-type="float" office:value="0.0019">
                <text:p>0.0019</text:p>
              </table:table-cell>
              <table:table-cell office:value-type="float" office:value="0.0347">
                <text:p>0.034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8150">
                <text:p>88150</text:p>
              </table:table-cell>
              <table:table-cell office:value-type="float" office:value="0.0018">
                <text:p>0.0018</text:p>
              </table:table-cell>
              <table:table-cell office:value-type="float" office:value="0.0089">
                <text:p>0.008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9000">
                <text:p>89000</text:p>
              </table:table-cell>
              <table:table-cell office:value-type="float" office:value="0.0012">
                <text:p>0.0012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89050">
                <text:p>89050</text:p>
              </table:table-cell>
              <table:table-cell office:value-type="float" office:value="0.0129">
                <text:p>0.0129</text:p>
              </table:table-cell>
              <table:table-cell office:value-type="float" office:value="0.0402">
                <text:p>0.040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89100">
                <text:p>89100</text:p>
              </table:table-cell>
              <table:table-cell office:value-type="float" office:value="0.0018">
                <text:p>0.0018</text:p>
              </table:table-cell>
              <table:table-cell office:value-type="float" office:value="0.0145">
                <text:p>0.014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89150">
                <text:p>89150</text:p>
              </table:table-cell>
              <table:table-cell office:value-type="float" office:value="0.0009">
                <text:p>0.0009</text:p>
              </table:table-cell>
              <table:table-cell office:value-type="float" office:value="0.0186">
                <text:p>0.018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0000">
                <text:p>90000</text:p>
              </table:table-cell>
              <table:table-cell office:value-type="float" office:value="0.0025">
                <text:p>0.0025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90050">
                <text:p>90050</text:p>
              </table:table-cell>
              <table:table-cell office:value-type="float" office:value="0.0018">
                <text:p>0.0018</text:p>
              </table:table-cell>
              <table:table-cell office:value-type="float" office:value="0.0276">
                <text:p>0.027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0100">
                <text:p>90100</text:p>
              </table:table-cell>
              <table:table-cell office:value-type="float" office:value="0.0095">
                <text:p>0.0095</text:p>
              </table:table-cell>
              <table:table-cell office:value-type="float" office:value="0.0129">
                <text:p>0.012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0150">
                <text:p>90150</text:p>
              </table:table-cell>
              <table:table-cell office:value-type="float" office:value="0.009">
                <text:p>0.009</text:p>
              </table:table-cell>
              <table:table-cell office:value-type="float" office:value="0.0293">
                <text:p>0.029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91000">
                <text:p>91000</text:p>
              </table:table-cell>
              <table:table-cell office:value-type="float" office:value="0.004">
                <text:p>0.004</text:p>
              </table:table-cell>
              <table:table-cell office:value-type="float" office:value="0.0126">
                <text:p>0.012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91050">
                <text:p>91050</text:p>
              </table:table-cell>
              <table:table-cell office:value-type="float" office:value="0.0034">
                <text:p>0.0034</text:p>
              </table:table-cell>
              <table:table-cell office:value-type="float" office:value="0.0191">
                <text:p>0.019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91100">
                <text:p>91100</text:p>
              </table:table-cell>
              <table:table-cell office:value-type="float" office:value="0.0073">
                <text:p>0.0073</text:p>
              </table:table-cell>
              <table:table-cell office:value-type="float" office:value="0.0201">
                <text:p>0.020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91150">
                <text:p>91150</text:p>
              </table:table-cell>
              <table:table-cell office:value-type="float" office:value="0.0021">
                <text:p>0.0021</text:p>
              </table:table-cell>
              <table:table-cell office:value-type="float" office:value="0.0505">
                <text:p>0.050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92000">
                <text:p>92000</text:p>
              </table:table-cell>
              <table:table-cell office:value-type="float" office:value="0.0065">
                <text:p>0.0065</text:p>
              </table:table-cell>
              <table:table-cell office:value-type="float" office:value="0.0086">
                <text:p>0.008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2050">
                <text:p>92050</text:p>
              </table:table-cell>
              <table:table-cell office:value-type="float" office:value="0.0067">
                <text:p>0.0067</text:p>
              </table:table-cell>
              <table:table-cell office:value-type="float" office:value="0.0699">
                <text:p>0.069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92100">
                <text:p>92100</text:p>
              </table:table-cell>
              <table:table-cell office:value-type="float" office:value="0.0037">
                <text:p>0.0037</text:p>
              </table:table-cell>
              <table:table-cell office:value-type="float" office:value="0.0345">
                <text:p>0.034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92150">
                <text:p>92150</text:p>
              </table:table-cell>
              <table:table-cell office:value-type="float" office:value="0.0044">
                <text:p>0.0044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93000">
                <text:p>93000</text:p>
              </table:table-cell>
              <table:table-cell office:value-type="float" office:value="0.0044">
                <text:p>0.0044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93050">
                <text:p>93050</text:p>
              </table:table-cell>
              <table:table-cell office:value-type="float" office:value="0.0033">
                <text:p>0.00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93100">
                <text:p>93100</text:p>
              </table:table-cell>
              <table:table-cell office:value-type="float" office:value="0.0023">
                <text:p>0.0023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3150">
                <text:p>93150</text:p>
              </table:table-cell>
              <table:table-cell office:value-type="float" office:value="0.0042">
                <text:p>0.0042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94000">
                <text:p>94000</text:p>
              </table:table-cell>
              <table:table-cell office:value-type="float" office:value="0.0142">
                <text:p>0.0142</text:p>
              </table:table-cell>
              <table:table-cell office:value-type="float" office:value="0.0163">
                <text:p>0.016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94050">
                <text:p>94050</text:p>
              </table:table-cell>
              <table:table-cell office:value-type="float" office:value="0.009">
                <text:p>0.009</text:p>
              </table:table-cell>
              <table:table-cell office:value-type="float" office:value="0.0071">
                <text:p>0.007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94100">
                <text:p>94100</text:p>
              </table:table-cell>
              <table:table-cell office:value-type="float" office:value="0.0032">
                <text:p>0.0032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94150">
                <text:p>94150</text:p>
              </table:table-cell>
              <table:table-cell office:value-type="float" office:value="0.0067">
                <text:p>0.0067</text:p>
              </table:table-cell>
              <table:table-cell office:value-type="float" office:value="0.0151">
                <text:p>0.015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95000">
                <text:p>95000</text:p>
              </table:table-cell>
              <table:table-cell office:value-type="float" office:value="0.0014">
                <text:p>0.0014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95050">
                <text:p>95050</text:p>
              </table:table-cell>
              <table:table-cell office:value-type="float" office:value="0.0031">
                <text:p>0.0031</text:p>
              </table:table-cell>
              <table:table-cell office:value-type="float" office:value="0.0135">
                <text:p>0.013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95100">
                <text:p>95100</text:p>
              </table:table-cell>
              <table:table-cell office:value-type="float" office:value="0.0037">
                <text:p>0.0037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95150">
                <text:p>95150</text:p>
              </table:table-cell>
              <table:table-cell office:value-type="float" office:value="0.0016">
                <text:p>0.0016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96000">
                <text:p>96000</text:p>
              </table:table-cell>
              <table:table-cell office:value-type="float" office:value="0.0018">
                <text:p>0.0018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96050">
                <text:p>96050</text:p>
              </table:table-cell>
              <table:table-cell office:value-type="float" office:value="0.0018">
                <text:p>0.0018</text:p>
              </table:table-cell>
              <table:table-cell office:value-type="float" office:value="0.0706">
                <text:p>0.070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96100">
                <text:p>96100</text:p>
              </table:table-cell>
              <table:table-cell office:value-type="float" office:value="0.002">
                <text:p>0.002</text:p>
              </table:table-cell>
              <table:table-cell office:value-type="float" office:value="0.0131">
                <text:p>0.013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96150">
                <text:p>96150</text:p>
              </table:table-cell>
              <table:table-cell office:value-type="float" office:value="0.003">
                <text:p>0.003</text:p>
              </table:table-cell>
              <table:table-cell office:value-type="float" office:value="0.0182">
                <text:p>0.018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97000">
                <text:p>97000</text:p>
              </table:table-cell>
              <table:table-cell office:value-type="float" office:value="0.0029">
                <text:p>0.0029</text:p>
              </table:table-cell>
              <table:table-cell office:value-type="float" office:value="0.0208">
                <text:p>0.020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97050">
                <text:p>97050</text:p>
              </table:table-cell>
              <table:table-cell office:value-type="float" office:value="0.0221">
                <text:p>0.0221</text:p>
              </table:table-cell>
              <table:table-cell office:value-type="float" office:value="0.0353">
                <text:p>0.035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97100">
                <text:p>97100</text:p>
              </table:table-cell>
              <table:table-cell office:value-type="float" office:value="0.0042">
                <text:p>0.0042</text:p>
              </table:table-cell>
              <table:table-cell office:value-type="float" office:value="0.0086">
                <text:p>0.008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97150">
                <text:p>97150</text:p>
              </table:table-cell>
              <table:table-cell office:value-type="float" office:value="0.0022">
                <text:p>0.0022</text:p>
              </table:table-cell>
              <table:table-cell office:value-type="float" office:value="0.0089">
                <text:p>0.008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98000">
                <text:p>98000</text:p>
              </table:table-cell>
              <table:table-cell office:value-type="float" office:value="0.0022">
                <text:p>0.0022</text:p>
              </table:table-cell>
              <table:table-cell office:value-type="float" office:value="0.0061">
                <text:p>0.006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98050">
                <text:p>98050</text:p>
              </table:table-cell>
              <table:table-cell office:value-type="float" office:value="0.0022">
                <text:p>0.0022</text:p>
              </table:table-cell>
              <table:table-cell office:value-type="float" office:value="0.0231">
                <text:p>0.023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98100">
                <text:p>98100</text:p>
              </table:table-cell>
              <table:table-cell office:value-type="float" office:value="0.003">
                <text:p>0.003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8150">
                <text:p>98150</text:p>
              </table:table-cell>
              <table:table-cell office:value-type="float" office:value="0.001">
                <text:p>0.001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99000">
                <text:p>99000</text:p>
              </table:table-cell>
              <table:table-cell office:value-type="float" office:value="0.0018">
                <text:p>0.0018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99050">
                <text:p>99050</text:p>
              </table:table-cell>
              <table:table-cell office:value-type="float" office:value="0.0015">
                <text:p>0.001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99100">
                <text:p>99100</text:p>
              </table:table-cell>
              <table:table-cell office:value-type="float" office:value="0.0034">
                <text:p>0.0034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99150">
                <text:p>99150</text:p>
              </table:table-cell>
              <table:table-cell office:value-type="float" office:value="0.0015">
                <text:p>0.0015</text:p>
              </table:table-cell>
              <table:table-cell office:value-type="float" office:value="0.0194">
                <text:p>0.019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00000">
                <text:p>100000</text:p>
              </table:table-cell>
              <table:table-cell office:value-type="float" office:value="0.009">
                <text:p>0.009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00050">
                <text:p>100050</text:p>
              </table:table-cell>
              <table:table-cell office:value-type="float" office:value="0.0028">
                <text:p>0.0028</text:p>
              </table:table-cell>
              <table:table-cell office:value-type="float" office:value="0.0195">
                <text:p>0.019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00100">
                <text:p>100100</text:p>
              </table:table-cell>
              <table:table-cell office:value-type="float" office:value="0.0359">
                <text:p>0.0359</text:p>
              </table:table-cell>
              <table:table-cell office:value-type="float" office:value="0.0514">
                <text:p>0.051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00150">
                <text:p>100150</text:p>
              </table:table-cell>
              <table:table-cell office:value-type="float" office:value="0.0048">
                <text:p>0.0048</text:p>
              </table:table-cell>
              <table:table-cell office:value-type="float" office:value="0.0109">
                <text:p>0.01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